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INDEX</text:p>
      <text:p text:style-name="Preformatted_20_Text"/>
      <text:p text:style-name="Preformatted_20_Text">0 FRONTMATTER</text:p>
      <text:p text:style-name="Preformatted_20_Text">1 Meet Apache Airflow</text:p>
      <text:p text:style-name="Preformatted_20_Text"/>
      <text:p text:style-name="Preformatted_20_Text"><text:s text:c="4"/>1.1 Introducing data pipelines</text:p>
      <text:p text:style-name="Preformatted_20_Text"><text:s text:c="8"/>1.1.1 Data pipelines as graphs</text:p>
      <text:p text:style-name="Preformatted_20_Text"><text:s text:c="8"/>1.1.2 Executing a pipeline graph</text:p>
      <text:p text:style-name="Preformatted_20_Text"><text:s text:c="8"/>1.1.3 Pipeline graphs vs. sequential scripts</text:p>
      <text:p text:style-name="Preformatted_20_Text"><text:s text:c="8"/>1.1.4 Running pipeline using workflow managers</text:p>
      <text:p text:style-name="Preformatted_20_Text"><text:s text:c="4"/>1.2 Introducing Airflow</text:p>
      <text:p text:style-name="Preformatted_20_Text"><text:s text:c="8"/>1.2.1 Defining pipelines flexibly in (Python) code</text:p>
      <text:p text:style-name="Preformatted_20_Text"><text:s text:c="8"/>1.2.2 Scheduling and executing pipelines</text:p>
      <text:p text:style-name="Preformatted_20_Text"><text:s text:c="8"/>1.2.3 Monitoring and handling failures</text:p>
      <text:p text:style-name="Preformatted_20_Text"><text:s text:c="8"/>1.2.4 Incremental loading and backfilling</text:p>
      <text:p text:style-name="Preformatted_20_Text"><text:s text:c="4"/>1.3 When to use Airflow</text:p>
      <text:p text:style-name="Preformatted_20_Text"><text:s text:c="8"/>1.3.1 Reasons to choose Airflow</text:p>
      <text:p text:style-name="Preformatted_20_Text"><text:s text:c="8"/>1.3.2 Reasons NOT to choose Airflow</text:p>
      <text:p text:style-name="Preformatted_20_Text"><text:s text:c="4"/>1.4 The rest of this book</text:p>
      <text:p text:style-name="Preformatted_20_Text"><text:s text:c="4"/>1.5 Summary</text:p>
      <text:p text:style-name="Preformatted_20_Text"/>
      <text:p text:style-name="Preformatted_20_Text">2 Anatomy of an Airflow DAG</text:p>
      <text:p text:style-name="Preformatted_20_Text"/>
      <text:p text:style-name="Preformatted_20_Text"><text:s text:c="4"/>2.1 Collecting data from numerous sources</text:p>
      <text:p text:style-name="Preformatted_20_Text"><text:s text:c="8"/>2.1.1 Exploring the data</text:p>
      <text:p text:style-name="Preformatted_20_Text"><text:s text:c="4"/>2.2 Writing your first Airflow DAG</text:p>
      <text:p text:style-name="Preformatted_20_Text"><text:s text:c="8"/>2.2.1 Tasks vs operators</text:p>
      <text:p text:style-name="Preformatted_20_Text"><text:s text:c="8"/>2.2.2 Running arbitrary Python code</text:p>
      <text:p text:style-name="Preformatted_20_Text"><text:s text:c="4"/>2.3 Running a DAG in Airflow</text:p>
      <text:p text:style-name="Preformatted_20_Text"><text:s text:c="8"/>2.3.1 Running Airflow in a Python environment</text:p>
      <text:p text:style-name="Preformatted_20_Text"><text:s text:c="8"/>2.3.2 Running Airflow in Docker containers</text:p>
      <text:p text:style-name="Preformatted_20_Text"><text:s text:c="8"/>2.3.3 Inspecting the Airflow UI</text:p>
      <text:p text:style-name="Preformatted_20_Text"><text:s text:c="4"/>2.4 Running at regular intervals</text:p>
      <text:p text:style-name="Preformatted_20_Text"><text:s text:c="4"/>2.5 Handling failing tasks</text:p>
      <text:p text:style-name="Preformatted_20_Text"><text:s text:c="4"/>2.6 Summary</text:p>
      <text:p text:style-name="Preformatted_20_Text"/>
      <text:p text:style-name="Preformatted_20_Text">3 Scheduling in Airflow</text:p>
      <text:p text:style-name="Preformatted_20_Text"/>
      <text:p text:style-name="Preformatted_20_Text"><text:s text:c="4"/>3.1 An example: processing user events</text:p>
      <text:p text:style-name="Preformatted_20_Text"><text:s text:c="4"/>3.2 Running at regular intervals</text:p>
      <text:p text:style-name="Preformatted_20_Text"><text:s text:c="8"/>3.2.1 Defining scheduling intervals</text:p>
      <text:p text:style-name="Preformatted_20_Text"><text:s text:c="8"/>3.2.2 Cron-based intervals</text:p>
      <text:p text:style-name="Preformatted_20_Text"><text:s text:c="8"/>3.2.3 Frequency-based intervals</text:p>
      <text:p text:style-name="Preformatted_20_Text"><text:s text:c="4"/>3.3 Processing data incrementally</text:p>
      <text:p text:style-name="Preformatted_20_Text"><text:s text:c="8"/>3.3.1 Fetching events incrementally</text:p>
      <text:p text:style-name="Preformatted_20_Text"><text:s text:c="8"/>3.3.2 Dynamic time references using execution dates</text:p>
      <text:p text:style-name="Preformatted_20_Text"><text:s text:c="8"/>3.3.3 Partitioning your data</text:p>
      <text:p text:style-name="Preformatted_20_Text"><text:s text:c="4"/>3.4 Understanding Airflow’s execution dates</text:p>
      <text:p text:style-name="Preformatted_20_Text"><text:s text:c="8"/>3.4.1 Executing work in fixed-length intervals</text:p>
      <text:p text:style-name="Preformatted_20_Text"><text:s text:c="4"/>3.5 sing backfilling to fill in past gaps</text:p>
      <text:p text:style-name="Preformatted_20_Text"><text:s text:c="8"/>3.5.1 Executing work back in time</text:p>
      <text:p text:style-name="Preformatted_20_Text"><text:s text:c="4"/>3.6 Best Practices for Designing Tasks</text:p>
      <text:p text:style-name="Preformatted_20_Text"><text:s text:c="8"/>3.6.1 Atomicity</text:p>
      <text:p text:style-name="Preformatted_20_Text"><text:s text:c="8"/>3.6.2 Idempotency</text:p>
      <text:p text:style-name="Preformatted_20_Text"><text:s text:c="4"/>3.7 Summary</text:p>
      <text:p text:style-name="Preformatted_20_Text"/>
      <text:p text:style-name="Preformatted_20_Text">4 Templating Tasks Using the Airflow Context</text:p>
      <text:p text:style-name="Preformatted_20_Text"/>
      <text:p text:style-name="Preformatted_20_Text"><text:s text:c="4"/>4.1 Inspecting data for processing with Airflow</text:p>
      <text:p text:style-name="Preformatted_20_Text"><text:s text:c="8"/>4.1.1 Determining how to load incremental data</text:p>
      <text:p text:style-name="Preformatted_20_Text"><text:s text:c="4"/>4.2 Task context &amp; Jinja templating</text:p>
      <text:p text:style-name="Preformatted_20_Text"><text:s text:c="8"/>4.2.1 Templating operator arguments</text:p>
      <text:p text:style-name="Preformatted_20_Text"><text:s text:c="8"/>4.2.2 What is available for templating?</text:p>
      <text:p text:style-name="Preformatted_20_Text"><text:s text:c="8"/>4.2.3 Templating the PythonOperator</text:p>
      <text:p text:style-name="Preformatted_20_Text"><text:soft-page-break/><text:s text:c="8"/>4.2.4 Providing variables to the PythonOperator</text:p>
      <text:p text:style-name="Preformatted_20_Text"><text:s text:c="8"/>4.2.5 Inspecting templated arguments</text:p>
      <text:p text:style-name="Preformatted_20_Text"><text:s text:c="4"/>4.3 Hooking up other systems</text:p>
      <text:p text:style-name="Preformatted_20_Text"><text:s text:c="4"/>4.4 Summary</text:p>
      <text:p text:style-name="Preformatted_20_Text"/>
      <text:p text:style-name="Preformatted_20_Text">5 Defining dependencies between tasks</text:p>
      <text:p text:style-name="Preformatted_20_Text"/>
      <text:p text:style-name="Preformatted_20_Text"><text:s text:c="4"/>5.1 Basic Dependencies</text:p>
      <text:p text:style-name="Preformatted_20_Text"><text:s text:c="8"/>5.1.1 Linear Dependencies</text:p>
      <text:p text:style-name="Preformatted_20_Text"><text:s text:c="8"/>5.1.2 Fan-in/-out Dependencies</text:p>
      <text:p text:style-name="Preformatted_20_Text"><text:s text:c="4"/>5.2 Branching</text:p>
      <text:p text:style-name="Preformatted_20_Text"><text:s text:c="8"/>5.2.1 Branching within Tasks</text:p>
      <text:p text:style-name="Preformatted_20_Text"><text:s text:c="8"/>5.2.2 Branching within the DAG</text:p>
      <text:p text:style-name="Preformatted_20_Text"><text:s text:c="4"/>5.3 Conditional Tasks</text:p>
      <text:p text:style-name="Preformatted_20_Text"><text:s text:c="8"/>5.3.1 Conditions within tasks</text:p>
      <text:p text:style-name="Preformatted_20_Text"><text:s text:c="8"/>5.3.2 Making tasks conditional</text:p>
      <text:p text:style-name="Preformatted_20_Text"><text:s text:c="8"/>5.3.3 Using built-in operators</text:p>
      <text:p text:style-name="Preformatted_20_Text"><text:s text:c="4"/>5.4 More about Trigger Rules</text:p>
      <text:p text:style-name="Preformatted_20_Text"><text:s text:c="8"/>5.4.1 What is a trigger rule?</text:p>
      <text:p text:style-name="Preformatted_20_Text"><text:s text:c="8"/>5.4.2 The effect of failures</text:p>
      <text:p text:style-name="Preformatted_20_Text"><text:s text:c="8"/>5.4.3 Other trigger rules</text:p>
      <text:p text:style-name="Preformatted_20_Text"><text:s text:c="4"/>5.5 Sharing data between tasks</text:p>
      <text:p text:style-name="Preformatted_20_Text"><text:s text:c="8"/>5.5.1 Sharing data using XComs</text:p>
      <text:p text:style-name="Preformatted_20_Text"><text:s text:c="8"/>5.5.2 When (not) to use XComs</text:p>
      <text:p text:style-name="Preformatted_20_Text"><text:s text:c="8"/>5.5.3 Using custom XCom backends</text:p>
      <text:p text:style-name="Preformatted_20_Text"><text:s text:c="4"/>5.6 Chaining Python tasks with the Taskflow API</text:p>
      <text:p text:style-name="Preformatted_20_Text"><text:s text:c="8"/>5.6.1 Simplifying Python tasks with the Taskflow API</text:p>
      <text:p text:style-name="Preformatted_20_Text"><text:s text:c="8"/>5.6.2 When (not) to use the Taskflow API</text:p>
      <text:p text:style-name="Preformatted_20_Text"><text:s text:c="4"/>5.7 Summary</text:p>
      <text:p text:style-name="Preformatted_20_Text"/>
      <text:p text:style-name="Preformatted_20_Text">6 Triggering Workflows</text:p>
      <text:p text:style-name="Preformatted_20_Text"/>
      <text:p text:style-name="Preformatted_20_Text"><text:s text:c="4"/>6.1 Polling conditions with sensors</text:p>
      <text:p text:style-name="Preformatted_20_Text"><text:s text:c="8"/>6.1.1 Polling custom conditions</text:p>
      <text:p text:style-name="Preformatted_20_Text"><text:s text:c="8"/>6.1.2 Sensors outside the happy flow</text:p>
      <text:p text:style-name="Preformatted_20_Text"><text:s text:c="4"/>6.2 Triggering other DAGs</text:p>
      <text:p text:style-name="Preformatted_20_Text"><text:s text:c="8"/>6.2.1 Backfilling with the TriggerDagRunOperator</text:p>
      <text:p text:style-name="Preformatted_20_Text"><text:s text:c="8"/>6.2.2 Polling the state of other DAGs</text:p>
      <text:p text:style-name="Preformatted_20_Text"><text:s text:c="4"/>6.3 Starting workflows with REST/CLI</text:p>
      <text:p text:style-name="Preformatted_20_Text"><text:s text:c="4"/>6.4 Summary</text:p>
      <text:p text:style-name="Preformatted_20_Text"/>
      <text:p text:style-name="Preformatted_20_Text">7 Communicating with External Systems</text:p>
      <text:p text:style-name="Preformatted_20_Text"/>
      <text:p text:style-name="Preformatted_20_Text"><text:s text:c="4"/>7.1 Connecting to Cloud Services</text:p>
      <text:p text:style-name="Preformatted_20_Text"><text:s text:c="8"/>7.1.1 Installing extra dependencies</text:p>
      <text:p text:style-name="Preformatted_20_Text"><text:s text:c="8"/>7.1.2 Developing a machine learning model</text:p>
      <text:p text:style-name="Preformatted_20_Text"><text:s text:c="8"/>7.1.3 Developing locally with external systems</text:p>
      <text:p text:style-name="Preformatted_20_Text"><text:s text:c="4"/>7.2 Moving data from between systems</text:p>
      <text:p text:style-name="Preformatted_20_Text"><text:s text:c="8"/>7.2.1 Implementing a PostgresToS3Operator</text:p>
      <text:p text:style-name="Preformatted_20_Text"><text:s text:c="8"/>7.2.2 Outsourcing the heavy work?</text:p>
      <text:p text:style-name="Preformatted_20_Text"><text:s text:c="4"/>7.3 Summary</text:p>
      <text:p text:style-name="Preformatted_20_Text"/>
      <text:p text:style-name="Preformatted_20_Text">8 Building Custom Components</text:p>
      <text:p text:style-name="Preformatted_20_Text"/>
      <text:p text:style-name="Preformatted_20_Text"><text:s text:c="4"/>8.1 Starting with a PythonOperator</text:p>
      <text:p text:style-name="Preformatted_20_Text"><text:s text:c="8"/>8.1.1 Simulating a movie rating API</text:p>
      <text:p text:style-name="Preformatted_20_Text"><text:s text:c="8"/>8.1.2 Fetching ratings from the API</text:p>
      <text:p text:style-name="Preformatted_20_Text"><text:s text:c="8"/>8.1.3 Building the actual DAG</text:p>
      <text:p text:style-name="Preformatted_20_Text"><text:s text:c="4"/>8.2 Building a custom hook</text:p>
      <text:p text:style-name="Preformatted_20_Text"><text:s text:c="8"/>8.2.1 Designing a custom hook</text:p>
      <text:p text:style-name="Preformatted_20_Text"><text:s text:c="8"/>8.2.2 Building our DAG with the Movielens hook</text:p>
      <text:p text:style-name="Preformatted_20_Text"><text:s text:c="4"/>8.3 Building a custom operator</text:p>
      <text:p text:style-name="Preformatted_20_Text"><text:s text:c="8"/>8.3.1 Defining a custom operator</text:p>
      <text:p text:style-name="Preformatted_20_Text"><text:s text:c="8"/>8.3.2 Building an operator for fetching ratings</text:p>
      <text:p text:style-name="Preformatted_20_Text"><text:soft-page-break/><text:s text:c="4"/>8.4 Building custom sensors</text:p>
      <text:p text:style-name="Preformatted_20_Text"><text:s text:c="4"/>8.5 Packaging your components</text:p>
      <text:p text:style-name="Preformatted_20_Text"><text:s text:c="8"/>8.5.1 Bootstrapping a Python package</text:p>
      <text:p text:style-name="Preformatted_20_Text"><text:s text:c="8"/>8.5.2 Installing your package</text:p>
      <text:p text:style-name="Preformatted_20_Text"><text:s text:c="4"/>8.6 Summary</text:p>
      <text:p text:style-name="Preformatted_20_Text"/>
      <text:p text:style-name="Preformatted_20_Text">9 Testing</text:p>
      <text:p text:style-name="Preformatted_20_Text"/>
      <text:p text:style-name="Preformatted_20_Text"><text:s text:c="4"/>9.1 Getting Started with Testing</text:p>
      <text:p text:style-name="Preformatted_20_Text"><text:s text:c="8"/>9.1.1 Integrity testing all DAGs</text:p>
      <text:p text:style-name="Preformatted_20_Text"><text:s text:c="8"/>9.1.2 Setting up a CI/CD pipeline</text:p>
      <text:p text:style-name="Preformatted_20_Text"><text:s text:c="8"/>9.1.3 Writing unit tests</text:p>
      <text:p text:style-name="Preformatted_20_Text"><text:s text:c="8"/>9.1.4 pytest project structure</text:p>
      <text:p text:style-name="Preformatted_20_Text"><text:s text:c="8"/>9.1.5 Testing with files on disk</text:p>
      <text:p text:style-name="Preformatted_20_Text"><text:s text:c="4"/>9.2 Working with DAGs and task context in tests</text:p>
      <text:p text:style-name="Preformatted_20_Text"><text:s text:c="8"/>9.2.1 Working with external systems</text:p>
      <text:p text:style-name="Preformatted_20_Text"><text:s text:c="4"/>9.3 Using tests for development</text:p>
      <text:p text:style-name="Preformatted_20_Text"><text:s text:c="8"/>9.3.1 Testing complete DAGs</text:p>
      <text:p text:style-name="Preformatted_20_Text"><text:s text:c="8"/>9.3.2 Emulate production environments with Whirl</text:p>
      <text:p text:style-name="Preformatted_20_Text"><text:s text:c="8"/>9.3.3 Create DTAP environments</text:p>
      <text:p text:style-name="Preformatted_20_Text"><text:s text:c="4"/>9.4 Summary</text:p>
      <text:p text:style-name="Preformatted_20_Text"/>
      <text:p text:style-name="Preformatted_20_Text">10 Running tasks in containers</text:p>
      <text:p text:style-name="Preformatted_20_Text"/>
      <text:p text:style-name="Preformatted_20_Text"><text:s text:c="4"/>10.1 Challenges of many different operators</text:p>
      <text:p text:style-name="Preformatted_20_Text"><text:s text:c="8"/>10.1.1 Operator interfaces and implementations</text:p>
      <text:p text:style-name="Preformatted_20_Text"><text:s text:c="8"/>10.1.2 Complex and conflicting dependencies</text:p>
      <text:p text:style-name="Preformatted_20_Text"><text:s text:c="8"/>10.1.3 Moving towards a generic operator</text:p>
      <text:p text:style-name="Preformatted_20_Text"><text:s text:c="4"/>10.2 Introducing containers</text:p>
      <text:p text:style-name="Preformatted_20_Text"><text:s text:c="8"/>10.2.1 What are containers?</text:p>
      <text:p text:style-name="Preformatted_20_Text"><text:s text:c="8"/>10.2.2 Running our first Docker container</text:p>
      <text:p text:style-name="Preformatted_20_Text"><text:s text:c="8"/>10.2.3 Creating a Docker image</text:p>
      <text:p text:style-name="Preformatted_20_Text"><text:s text:c="8"/>10.2.4 Persisting data using volumes</text:p>
      <text:p text:style-name="Preformatted_20_Text"><text:s text:c="4"/>10.3 Containers and Airflow</text:p>
      <text:p text:style-name="Preformatted_20_Text"><text:s text:c="8"/>10.3.1 Tasks in containers</text:p>
      <text:p text:style-name="Preformatted_20_Text"><text:s text:c="8"/>10.3.2 Why use containers?</text:p>
      <text:p text:style-name="Preformatted_20_Text"><text:s text:c="8"/>10.3.3 Easier dependency management</text:p>
      <text:p text:style-name="Preformatted_20_Text"><text:s text:c="8"/>10.3.4 Uniform approach for running different tasks</text:p>
      <text:p text:style-name="Preformatted_20_Text"><text:s text:c="8"/>10.3.5 Improved testability</text:p>
      <text:p text:style-name="Preformatted_20_Text"><text:s text:c="4"/>10.4 Running tasks in Docker</text:p>
      <text:p text:style-name="Preformatted_20_Text"><text:s text:c="8"/>10.4.1 Introducing the DockerOperator</text:p>
      <text:p text:style-name="Preformatted_20_Text"><text:s text:c="8"/>10.4.2 Creating container images for tasks</text:p>
      <text:p text:style-name="Preformatted_20_Text"><text:s text:c="8"/>10.4.3 Building a DAG with dockerized tasks</text:p>
      <text:p text:style-name="Preformatted_20_Text"><text:s text:c="8"/>10.4.4 Docker-based workflow</text:p>
      <text:p text:style-name="Preformatted_20_Text"><text:s text:c="4"/>10.5 Running tasks in Kubernetes</text:p>
      <text:p text:style-name="Preformatted_20_Text"><text:s text:c="8"/>10.5.1 Introducing Kubernetes</text:p>
      <text:p text:style-name="Preformatted_20_Text"><text:s text:c="8"/>10.5.2 Setting up Kubernetes</text:p>
      <text:p text:style-name="Preformatted_20_Text"><text:s text:c="8"/>10.5.3 Using the KubernetesPodOperator</text:p>
      <text:p text:style-name="Preformatted_20_Text"><text:s text:c="8"/>10.5.4 Diagnosing Kubernetes-related issues</text:p>
      <text:p text:style-name="Preformatted_20_Text"><text:s text:c="8"/>10.5.5 Differences with Docker-based workflows</text:p>
      <text:p text:style-name="Preformatted_20_Text"><text:s text:c="4"/>10.6 Summary</text:p>
      <text:p text:style-name="Preformatted_20_Text"/>
      <text:p text:style-name="Preformatted_20_Text">11 Best practices</text:p>
      <text:p text:style-name="Preformatted_20_Text"/>
      <text:p text:style-name="Preformatted_20_Text"><text:s text:c="4"/>11.1 Writing clean DAGs</text:p>
      <text:p text:style-name="Preformatted_20_Text"><text:s text:c="8"/>11.1.1 Use style conventions</text:p>
      <text:p text:style-name="Preformatted_20_Text"><text:s text:c="8"/>11.1.2 Manage credentials centrally</text:p>
      <text:p text:style-name="Preformatted_20_Text"><text:s text:c="8"/>11.1.3 Specify configuration details consistently</text:p>
      <text:p text:style-name="Preformatted_20_Text"><text:s text:c="8"/>11.1.4 Avoid doing any computation in your DAG definition</text:p>
      <text:p text:style-name="Preformatted_20_Text"><text:s text:c="8"/>11.1.5 Use factories to generate common patterns</text:p>
      <text:p text:style-name="Preformatted_20_Text"><text:s text:c="8"/>11.1.6 Grouping related tasks using task groups</text:p>
      <text:p text:style-name="Preformatted_20_Text"><text:s text:c="8"/>11.1.7 Create new DAGs for big changes</text:p>
      <text:p text:style-name="Preformatted_20_Text"><text:s text:c="4"/>11.2 Designing reproducible tasks</text:p>
      <text:p text:style-name="Preformatted_20_Text"><text:s text:c="8"/>11.2.1 Always require tasks to be idempotent</text:p>
      <text:p text:style-name="Preformatted_20_Text"><text:soft-page-break/><text:s text:c="8"/>11.2.2 Task results should be deterministic</text:p>
      <text:p text:style-name="Preformatted_20_Text"><text:s text:c="8"/>11.2.3 Design tasks using functional paradigms</text:p>
      <text:p text:style-name="Preformatted_20_Text"><text:s text:c="4"/>11.3 Handling data efficiently</text:p>
      <text:p text:style-name="Preformatted_20_Text"><text:s text:c="8"/>11.3.1 Limit the amount of data being processed</text:p>
      <text:p text:style-name="Preformatted_20_Text"><text:s text:c="8"/>11.3.2 Incremental loading/processing</text:p>
      <text:p text:style-name="Preformatted_20_Text"><text:s text:c="8"/>11.3.3 Cache intermediate data</text:p>
      <text:p text:style-name="Preformatted_20_Text"><text:s text:c="8"/>11.3.4 Don’t store data on local file systems</text:p>
      <text:p text:style-name="Preformatted_20_Text"><text:s text:c="8"/>11.3.5 Offload work to external/source systems</text:p>
      <text:p text:style-name="Preformatted_20_Text"><text:s text:c="4"/>11.4 Managing your resources</text:p>
      <text:p text:style-name="Preformatted_20_Text"><text:s text:c="8"/>11.4.1 Manage concurrency using pools</text:p>
      <text:p text:style-name="Preformatted_20_Text"><text:s text:c="8"/>11.4.2 Detect long-running tasks using SLA’s and alerts</text:p>
      <text:p text:style-name="Preformatted_20_Text"><text:s text:c="4"/>11.5 Summary</text:p>
      <text:p text:style-name="Preformatted_20_Text"/>
      <text:p text:style-name="Preformatted_20_Text">12 Operating Airflow in production</text:p>
      <text:p text:style-name="Preformatted_20_Text"/>
      <text:p text:style-name="Preformatted_20_Text"><text:s text:c="4"/>12.1 Airflow Architectures</text:p>
      <text:p text:style-name="Preformatted_20_Text"><text:s text:c="8"/>12.1.1 Which executor is right for me?</text:p>
      <text:p text:style-name="Preformatted_20_Text"><text:s text:c="8"/>12.1.2 Configuring a metastore for Airflow</text:p>
      <text:p text:style-name="Preformatted_20_Text"><text:s text:c="8"/>12.1.3 A closer look at the scheduler</text:p>
      <text:p text:style-name="Preformatted_20_Text"><text:s text:c="4"/>12.2 Installing each executor</text:p>
      <text:p text:style-name="Preformatted_20_Text"><text:s text:c="8"/>12.2.1 Setting up the SequentialExecutor</text:p>
      <text:p text:style-name="Preformatted_20_Text"><text:s text:c="8"/>12.2.2 Setting up the LocalExecutor</text:p>
      <text:p text:style-name="Preformatted_20_Text"><text:s text:c="8"/>12.2.3 Setting up the CeleryExecutor</text:p>
      <text:p text:style-name="Preformatted_20_Text"><text:s text:c="8"/>12.2.4 Setting up the KubernetesExecutor</text:p>
      <text:p text:style-name="Preformatted_20_Text"><text:s text:c="4"/>12.3 Capturing logs of all Airflow processes</text:p>
      <text:p text:style-name="Preformatted_20_Text"><text:s text:c="8"/>12.3.1 Capturing the webserver output</text:p>
      <text:p text:style-name="Preformatted_20_Text"><text:s text:c="8"/>12.3.2 Capturing the scheduler output</text:p>
      <text:p text:style-name="Preformatted_20_Text"><text:s text:c="8"/>12.3.3 Capturing task logs</text:p>
      <text:p text:style-name="Preformatted_20_Text"><text:s text:c="8"/>12.3.4 Sending logs to remote storage</text:p>
      <text:p text:style-name="Preformatted_20_Text"><text:s text:c="4"/>12.4 Visualizing and monitoring Airflow metrics</text:p>
      <text:p text:style-name="Preformatted_20_Text"><text:s text:c="8"/>12.4.1 Collecting metrics from Airflow</text:p>
      <text:p text:style-name="Preformatted_20_Text"><text:s text:c="8"/>12.4.2 Configuring Airflow to send metrics</text:p>
      <text:p text:style-name="Preformatted_20_Text"><text:s text:c="8"/>12.4.3 Configuring Prometheus to collect metrics</text:p>
      <text:p text:style-name="Preformatted_20_Text"><text:s text:c="8"/>12.4.4 Creating dashboards with Grafana</text:p>
      <text:p text:style-name="Preformatted_20_Text"><text:s text:c="8"/>12.4.5 What Should You Monitor?</text:p>
      <text:p text:style-name="Preformatted_20_Text"><text:s text:c="4"/>12.5 How to get notified of a failing task</text:p>
      <text:p text:style-name="Preformatted_20_Text"><text:s text:c="8"/>12.5.1 Alerting within DAGs and operators</text:p>
      <text:p text:style-name="Preformatted_20_Text"><text:s text:c="8"/>12.5.2 Defining service level agreements</text:p>
      <text:p text:style-name="Preformatted_20_Text"><text:s text:c="4"/>12.6 Scalability and performance</text:p>
      <text:p text:style-name="Preformatted_20_Text"><text:s text:c="8"/>12.6.1 Controlling the maximum number of running tasks</text:p>
      <text:p text:style-name="Preformatted_20_Text"><text:s text:c="8"/>12.6.2 System performance configurations</text:p>
      <text:p text:style-name="Preformatted_20_Text"><text:s text:c="8"/>12.6.3 Running multiple schedulers</text:p>
      <text:p text:style-name="Preformatted_20_Text"><text:s text:c="4"/>12.7 Summary</text:p>
      <text:p text:style-name="Preformatted_20_Text"/>
      <text:p text:style-name="Preformatted_20_Text">13 Securing Airflow</text:p>
      <text:p text:style-name="Preformatted_20_Text"/>
      <text:p text:style-name="Preformatted_20_Text"><text:s text:c="4"/>13.1 Securing the Airflow web interface</text:p>
      <text:p text:style-name="Preformatted_20_Text"><text:s text:c="8"/>13.1.1 Adding users to the RBAC interface</text:p>
      <text:p text:style-name="Preformatted_20_Text"><text:s text:c="8"/>13.1.2 Configuring the RBAC interface</text:p>
      <text:p text:style-name="Preformatted_20_Text"><text:s text:c="4"/>13.2 Encrypting data at rest</text:p>
      <text:p text:style-name="Preformatted_20_Text"><text:s text:c="8"/>13.2.1 Creating a Fernet key</text:p>
      <text:p text:style-name="Preformatted_20_Text"><text:s text:c="4"/>13.3 Connecting with an LDAP service</text:p>
      <text:p text:style-name="Preformatted_20_Text"><text:s text:c="8"/>13.3.1 Understanding LDAP</text:p>
      <text:p text:style-name="Preformatted_20_Text"><text:s text:c="8"/>13.3.2 Fetching users from an LDAP service</text:p>
      <text:p text:style-name="Preformatted_20_Text"><text:s text:c="4"/>13.4 Encrypting traffic to the webserver</text:p>
      <text:p text:style-name="Preformatted_20_Text"><text:s text:c="8"/>13.4.1 Understanding HTTPS</text:p>
      <text:p text:style-name="Preformatted_20_Text"><text:s text:c="8"/>13.4.2 Configuring a certificate for HTTPS</text:p>
      <text:p text:style-name="Preformatted_20_Text"><text:s text:c="4"/>13.5 Fetching credentials from secret management systems</text:p>
      <text:p text:style-name="Preformatted_20_Text"><text:s text:c="4"/>13.6 Summary</text:p>
      <text:p text:style-name="Preformatted_20_Text"/>
      <text:p text:style-name="Preformatted_20_Text">14 Project: finding the fastest way to get around NYC</text:p>
      <text:p text:style-name="Preformatted_20_Text"/>
      <text:p text:style-name="Preformatted_20_Text"><text:s text:c="4"/>14.1 Understanding the data</text:p>
      <text:p text:style-name="Preformatted_20_Text"><text:s text:c="8"/>14.1.1 Yellow Taxi file share</text:p>
      <text:p text:style-name="Preformatted_20_Text"><text:soft-page-break/><text:s text:c="8"/>14.1.2 Citi Bike REST API</text:p>
      <text:p text:style-name="Preformatted_20_Text"><text:s text:c="8"/>14.1.3 Deciding on a plan of approach</text:p>
      <text:p text:style-name="Preformatted_20_Text"><text:s text:c="4"/>14.2 Extracting the data</text:p>
      <text:p text:style-name="Preformatted_20_Text"><text:s text:c="8"/>14.2.1 Downloading Citi Bike data</text:p>
      <text:p text:style-name="Preformatted_20_Text"><text:s text:c="8"/>14.2.2 Downloading Yellow Taxi data</text:p>
      <text:p text:style-name="Preformatted_20_Text"><text:s text:c="4"/>14.3 Applying similar transformations to data</text:p>
      <text:p text:style-name="Preformatted_20_Text"><text:s text:c="4"/>14.4 Structuring a data pipeline</text:p>
      <text:p text:style-name="Preformatted_20_Text"><text:s text:c="4"/>14.5 Developing idempotent data pipelines</text:p>
      <text:p text:style-name="Preformatted_20_Text"><text:s text:c="4"/>14.6 Summary</text:p>
      <text:p text:style-name="Preformatted_20_Text"/>
      <text:p text:style-name="Preformatted_20_Text"><text:s text:c="4"/>15 Airflow in the clouds</text:p>
      <text:p text:style-name="Preformatted_20_Text"><text:s text:c="8"/>15.1 Designing (cloud) deployment strategies</text:p>
      <text:p text:style-name="Preformatted_20_Text"><text:s text:c="8"/>15.2 Cloud-specific operators and hooks</text:p>
      <text:p text:style-name="Preformatted_20_Text"><text:s text:c="8"/>15.3 Managed services</text:p>
      <text:p text:style-name="Preformatted_20_Text"><text:s text:c="12"/>15.3.1 Astronomer.io</text:p>
      <text:p text:style-name="Preformatted_20_Text"><text:s text:c="12"/>15.3.2 Google Cloud Composer</text:p>
      <text:p text:style-name="Preformatted_20_Text"><text:s text:c="12"/>15.3.3 Amazon Managed Workflows for Apache Airflow</text:p>
      <text:p text:style-name="Preformatted_20_Text"><text:s text:c="8"/>15.4 Choosing a deployment strategy</text:p>
      <text:p text:style-name="Preformatted_20_Text"><text:s text:c="8"/>15.5 Summary</text:p>
      <text:p text:style-name="Preformatted_20_Text"><text:s text:c="4"/>16 Airflow on AWS</text:p>
      <text:p text:style-name="Preformatted_20_Text"><text:s text:c="8"/>16.1 Deploying Airflow in AWS</text:p>
      <text:p text:style-name="Preformatted_20_Text"><text:s text:c="12"/>16.1.1 Picking cloud services</text:p>
      <text:p text:style-name="Preformatted_20_Text"><text:s text:c="12"/>16.1.2 Designing the network</text:p>
      <text:p text:style-name="Preformatted_20_Text"><text:s text:c="12"/>16.1.3 Adding DAG syncing</text:p>
      <text:p text:style-name="Preformatted_20_Text"><text:s text:c="12"/>16.1.4 Scaling with the CeleryExecutor</text:p>
      <text:p text:style-name="Preformatted_20_Text"><text:s text:c="12"/>16.1.5 Further steps</text:p>
      <text:p text:style-name="Preformatted_20_Text"><text:s text:c="8"/>16.2 AWS-specific hooks and operators</text:p>
      <text:p text:style-name="Preformatted_20_Text"><text:s text:c="8"/>16.3 Use case: serverless movie ranking with AWS Athena</text:p>
      <text:p text:style-name="Preformatted_20_Text"><text:s text:c="12"/>16.3.1 Overview</text:p>
      <text:p text:style-name="Preformatted_20_Text"><text:s text:c="12"/>16.3.2 Setting up resources</text:p>
      <text:p text:style-name="Preformatted_20_Text"><text:s text:c="12"/>16.3.3 Building the DAG</text:p>
      <text:p text:style-name="Preformatted_20_Text"><text:s text:c="12"/>16.3.4 Cleaning up</text:p>
      <text:p text:style-name="Preformatted_20_Text"><text:s text:c="8"/>16.4 Summary</text:p>
      <text:p text:style-name="Preformatted_20_Text"><text:s text:c="4"/>17 Airflow on Azure</text:p>
      <text:p text:style-name="Preformatted_20_Text"><text:s text:c="8"/>17.1 Deploying Airflow in Azure</text:p>
      <text:p text:style-name="Preformatted_20_Text"><text:s text:c="12"/>17.1.1 Picking services</text:p>
      <text:p text:style-name="Preformatted_20_Text"><text:s text:c="12"/>17.1.2 Designing the network</text:p>
      <text:p text:style-name="Preformatted_20_Text"><text:s text:c="12"/>17.1.3 Scaling with the Celery executor</text:p>
      <text:p text:style-name="Preformatted_20_Text"><text:s text:c="12"/>17.1.4 Further steps</text:p>
      <text:p text:style-name="Preformatted_20_Text"><text:s text:c="8"/>17.2 Azure-specific hooks/operators</text:p>
      <text:p text:style-name="Preformatted_20_Text"><text:s text:c="8"/>17.3 Example: serverless movie ranking with Azure Synapse</text:p>
      <text:p text:style-name="Preformatted_20_Text"><text:s text:c="12"/>17.3.1 Overview</text:p>
      <text:p text:style-name="Preformatted_20_Text"><text:s text:c="12"/>17.3.2 Setting up resources</text:p>
      <text:p text:style-name="Preformatted_20_Text"><text:s text:c="12"/>17.3.3 Building the DAG</text:p>
      <text:p text:style-name="Preformatted_20_Text"><text:s text:c="12"/>17.3.4 Cleaning up</text:p>
      <text:p text:style-name="Preformatted_20_Text"><text:s text:c="8"/>17.4 Summary</text:p>
      <text:p text:style-name="Preformatted_20_Text"><text:s text:c="4"/>18 Airflow in GCP</text:p>
      <text:p text:style-name="Preformatted_20_Text"><text:s text:c="8"/>18.1 Deploying Airflow in GCP</text:p>
      <text:p text:style-name="Preformatted_20_Text"><text:s text:c="12"/>18.1.1 Picking services</text:p>
      <text:p text:style-name="Preformatted_20_Text"><text:s text:c="12"/>18.1.2 Deploying on GKE with Helm</text:p>
      <text:p text:style-name="Preformatted_20_Text"><text:s text:c="12"/>18.1.3 Integrating with Google services</text:p>
      <text:p text:style-name="Preformatted_20_Text"><text:s text:c="12"/>18.1.4 Designing the network</text:p>
      <text:p text:style-name="Preformatted_20_Text"><text:s text:c="12"/>18.1.5 Scaling with the CeleryExecutor</text:p>
      <text:p text:style-name="Preformatted_20_Text"><text:s text:c="8"/>18.2 GCP-specific hooks and operators</text:p>
      <text:p text:style-name="Preformatted_20_Text"><text:s text:c="8"/>18.3 Use case: serverless movie ranking on GCP</text:p>
      <text:p text:style-name="Preformatted_20_Text"><text:s text:c="12"/>18.3.1 Uploading to GCS</text:p>
      <text:p text:style-name="Preformatted_20_Text"><text:s text:c="12"/>18.3.2 Getting data into BigQuery</text:p>
      <text:p text:style-name="Preformatted_20_Text"><text:s text:c="12"/>18.3.3 Extracting top ratings</text:p>
      <text:p text:style-name="Preformatted_20_Text"><text:s text:c="8"/>18.4 Summary</text:p>
      <text:p text:style-name="Preformatted_20_Text"><text:s text:c="4"/>App A Running code samples</text:p>
      <text:p text:style-name="Preformatted_20_Text"><text:s text:c="4"/>App B Package structures Airflow 1 and 2</text:p>
      <text:p text:style-name="Preformatted_20_Text"><text:s text:c="4"/>App C Prometheus metric mapping</text:p>
      <text:p text:style-name="Preformatted_20_Text"><text:s text:c="4"/>Frontmatter</text:p>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CHAPTER 1. Meet Apache Airflow</text:p>
      <text:p text:style-name="Preformatted_20_Text">This chapter covers:</text:p>
      <text:p text:style-name="Preformatted_20_Text"/>
      <text:p text:style-name="Preformatted_20_Text"><text:s text:c="4"/>Introducing representations of data pipelines as graphs of tasks and task dependencies, which can be executed using workflow managers such as Airflow.</text:p>
      <text:p text:style-name="Preformatted_20_Text"><text:s text:c="4"/>Establishing a high-level overview of Airflow and how it fits into the overall ecosystem of workflow managers.</text:p>
      <text:p text:style-name="Preformatted_20_Text"><text:s text:c="4"/>Examining several strengths/weaknesses of Airflow to determine if Airflow is a good fit for solving your specific use cases.</text:p>
      <text:p text:style-name="Preformatted_20_Text"/>
      <text:p text:style-name="Preformatted_20_Text">People and companies are continuously becoming more data-driven and are developing data pipelines as part of their daily business. Data volumes involved in these business processes have increased substantially over the years, from megabytes per day to gigabytes per minute. Though handling this data deluge may seem like a considerable challenge, these increasing data volumes can be managed with the appropriate tooling.</text:p>
      <text:p text:style-name="Preformatted_20_Text"/>
      <text:p text:style-name="Preformatted_20_Text">This book focuses on Apache Airflow, a batch-oriented framework for building data pipelines. Airflow’s key feature is that it enables you to easily build scheduled data pipelines using a flexible Python framework, while also providing many building blocks that allow you to stitch together the many different technologies encountered in modern technological landscapes.</text:p>
      <text:p text:style-name="Preformatted_20_Text"/>
      <text:p text:style-name="Preformatted_20_Text">Airflow is best thought of as a spider in a web: it sits in the middle of your data processes and coordinates work happening across the different (distributed) systems. As such, Airflow is not a data processing tool in itself but orchestrates the different components responsible for processing your data in data pipelines.</text:p>
      <text:p text:style-name="Preformatted_20_Text"/>
      <text:p text:style-name="Preformatted_20_Text">In this chapter, we’ll first give you a short introduction to data pipelines in Apache Airflow. Afterward, we’ll discuss several considerations to keep in mind when evaluating whether Airflow is right for you and demonstrate how to make your first steps with Airflow.</text:p>
      <text:p text:style-name="Preformatted_20_Text">1.1 <text:s text:c="5"/>Introducing data pipelines</text:p>
      <text:p text:style-name="Preformatted_20_Text"/>
      <text:p text:style-name="Preformatted_20_Text">Data pipelines generally consist of several tasks or actions that need to be executed to achieve the desired result. For example, say we want to build a small weather dashboard that tells us what the weather will be like in the coming week (Figure 1.1). To implement this live weather dashboard, we need to perform something like the following steps:</text:p>
      <text:p text:style-name="Preformatted_20_Text"/>
      <text:p text:style-name="Preformatted_20_Text"><text:s text:c="4"/>Fetch weather forecast data from a weather API.</text:p>
      <text:p text:style-name="Preformatted_20_Text"><text:s text:c="4"/>Clean or otherwise transform the fetched data (e.g., converting temperatures from Fahrenheit to Celsius or vice versa), so that the data suits our purpose.</text:p>
      <text:p text:style-name="Preformatted_20_Text"><text:s text:c="4"/>Push the transformed data to the weather dashboard.</text:p>
      <text:p text:style-name="Preformatted_20_Text"/>
      <text:p text:style-name="Preformatted_20_Text">Figure 1.1 Overview of the weather dashboard use case, in which weather data is fetched from an external API and fed into a dynamic dashboard.</text:p>
      <text:p text:style-name="Preformatted_20_Text"/>
      <text:p text:style-name="Preformatted_20_Text">As you can see, this relatively simple pipeline already consists of three different tasks that each perform part of the work. Moreover, these tasks need to be executed in a specific order, as it (for example) doesn’t make sense to try transforming the data before fetching it. Similarly, we can’t push any new data to the dashboard until it has undergone the required transformations. As such, we need to make sure that this implicit task order is also enforced when running this data process.</text:p>
      <text:p text:style-name="Preformatted_20_Text">1.1.1 <text:s text:c="2"/>Data pipelines as graphs</text:p>
      <text:p text:style-name="Preformatted_20_Text"/>
      <text:p text:style-name="Preformatted_20_Text">One way to make dependencies between tasks more explicit is to draw the data <text:soft-page-break/>pipeline as a graph. In this graph-based representation, tasks are represented as nodes in the graph, while dependencies between tasks are represented by directed edges between the task nodes. The direction of the edge indicates the direction of the dependency, with an edge pointing from task A to task B, indicating that task A needs to be completed before task B can start. Note that this type of graph is generally called a directed graph, due to the directions in the graph edges.</text:p>
      <text:p text:style-name="Preformatted_20_Text"/>
      <text:p text:style-name="Preformatted_20_Text">Applying this graph representation to our weather dashboard pipeline, we can see that the graph provides a relatively intuitive representation of the overall pipeline (Figure 1.2). By just quickly glancing at the graph, we can see that our pipeline consists of three different tasks, each corresponding to one of the tasks outlined above. Besides this, the direction of the edges clearly indicate the order in which the tasks need to be executed: we can simply ‘follow’ the arrows to trace the execution.</text:p>
      <text:p text:style-name="Preformatted_20_Text">Figure 1.2 Graph representation of the data pipeline for the weather dashboard. Nodes represent tasks, directed edges represent dependencies between tasks (with an edge pointing from task A to task B indicating that task A needs to be run before task B).</text:p>
      <text:p text:style-name="Preformatted_20_Text"/>
      <text:p text:style-name="Preformatted_20_Text">This type of graph is typically called a Directed Acyclic Graph (DAG), as the graph contains directed edges and does not contain any loops or cycles (acyclic). This acyclic property is extremely important, as it prevents us from running into circular dependencies (Figure 1.3) between tasks (where task A depends on task B and vice versa). These circular dependencies become problematic when trying to execute the graph, as we run into a situation where task 2 can only execute once task 3 has been completed, while task 3 can only execute once task 2 has been completed. This logical inconsistency leads to a ‘deadlock’ type of situation, in which neither task 2 nor 3 can run, preventing us from executing the graph.</text:p>
      <text:p text:style-name="Preformatted_20_Text">Figure 1.3 Cycles in graphs prevent task execution due to circular dependencies. <text:s/>In acyclic graphs (top), there is a clear path to execute the three different tasks. However, in cyclic graphs (bottom) there is no longer a clear execution path due to the interdependency between tasks 2 and 3.</text:p>
      <text:p text:style-name="Preformatted_20_Text"/>
      <text:p text:style-name="Preformatted_20_Text">Note that this representation is different from cyclic graph representations, which can (for example) contain cycles to illustrate iterative parts of algorithms, as are common in many machine learning applications. The acyclic property of DAGs is however used by Airflow (and many other workflow managers) to efficiently resolve and execute these graphs of tasks.</text:p>
      <text:p text:style-name="Preformatted_20_Text">1.1.2 <text:s text:c="2"/>Executing a pipeline graph</text:p>
      <text:p text:style-name="Preformatted_20_Text"/>
      <text:p text:style-name="Preformatted_20_Text">A nice property of this Directed Acyclic Graph (DAG) representation is that it provides a relatively straightforward algorithm that we can use for running the pipeline. Conceptually, this algorithm consists of the following steps:</text:p>
      <text:p text:style-name="Preformatted_20_Text"/>
      <text:p text:style-name="Preformatted_20_Text"><text:s text:c="4"/>For each open (= uncompleted) task in the graph:</text:p>
      <text:p text:style-name="Preformatted_20_Text"><text:s text:c="4"/>For each edge pointing towards the task, check if the ‘upstream’ task on the other end of the edge has been completed.</text:p>
      <text:p text:style-name="Preformatted_20_Text"><text:s text:c="4"/>If all upstream tasks have been completed, add the task under consideration to a queue of tasks to be executed.</text:p>
      <text:p text:style-name="Preformatted_20_Text"><text:s text:c="4"/>Execute the tasks in the execution queue, marking them completed once they finish performing their work.</text:p>
      <text:p text:style-name="Preformatted_20_Text"><text:s text:c="4"/>Jump back to step 1, until all tasks in the graph have been completed.</text:p>
      <text:p text:style-name="Preformatted_20_Text"/>
      <text:p text:style-name="Preformatted_20_Text">To see how this works, let’s trace through a small execution of our dashboard pipeline (Figure 1.4). On our first loop through the steps of our algorithm, we see that the clean and push tasks still depend on upstream tasks that have not yet been completed. As such, the ‘dependencies’ of these tasks have not yet been satisfied, so they can’t be added to the execution queue yet. However, the fetch task does not have any incoming edges, meaning that it does not have any unsatisfied upstream dependencies and can therefore be added to the execution queue.</text:p>
      <text:p text:style-name="Preformatted_20_Text">Figure 1.4 Using the DAG structure to execute tasks in the data pipeline in the <text:soft-page-break/>correct order. Depicts tasks state during each of the loops through the algorithm, demonstrating how this leads to the completed execution of the pipeline (end state).</text:p>
      <text:p text:style-name="Preformatted_20_Text"/>
      <text:p text:style-name="Preformatted_20_Text">After completing the fetch task, we can start the second loop by examining the dependencies of the clean and push tasks. Now we see that the clean task can be executed as its upstream dependency (the fetch task) has been completed. As such, we can add the task to the execution queue. The push task can’t be added to the queue just yet, as it depends on the clean task which we haven’t run yet.</text:p>
      <text:p text:style-name="Preformatted_20_Text"/>
      <text:p text:style-name="Preformatted_20_Text">In the third loop, after completing the clean task, the push task is finally ready for execution as its upstream dependency on the clean task has now been satisfied. As a result, we can add the task to the execution queue. After the push task has finished executing, we have no more tasks left to execute, thus finishing the execution of the overall pipeline.</text:p>
      <text:p text:style-name="Preformatted_20_Text">1.1.3 <text:s text:c="2"/>Pipeline graphs vs. sequential scripts</text:p>
      <text:p text:style-name="Preformatted_20_Text"/>
      <text:p text:style-name="Preformatted_20_Text">Although the graph representation of a pipeline provides an intuitive overview of the tasks in the pipeline and their dependencies, you may find yourself wondering why we wouldn’t just use a simple script to run this linear chain of three steps.</text:p>
      <text:p text:style-name="Preformatted_20_Text"/>
      <text:p text:style-name="Preformatted_20_Text">To illustrate some advantages of the graph-based approach, let’s jump to a slightly bigger example. In this new use case, we’ve been approached by the owner of an umbrella company, who was inspired by our weather dashboard and would like to try to use machine learning (ML) to increase the efficiency of their operation. To do so, the company owner would like us to implement a data pipeline that creates an ML model correlating umbrella sales with weather patterns. This model can then be used to predict how much demand there will be for the company's umbrellas in the coming weeks, depending on the weather forecasts for those weeks (Figure 1.5).</text:p>
      <text:p text:style-name="Preformatted_20_Text">Figure 1.5 Overview of the umbrella demand use case, in which historical weather and sales data are used to train a model that predicts future sales demands depending on weather forecasts.</text:p>
      <text:p text:style-name="Preformatted_20_Text"/>
      <text:p text:style-name="Preformatted_20_Text">To build a pipeline for training the ML model, we need to implement something like the following steps:</text:p>
      <text:p text:style-name="Preformatted_20_Text"/>
      <text:p text:style-name="Preformatted_20_Text"><text:s text:c="4"/>Prepare the sales data by:</text:p>
      <text:p text:style-name="Preformatted_20_Text"><text:s text:c="4"/>Fetching the sales data from the source system.</text:p>
      <text:p text:style-name="Preformatted_20_Text"><text:s text:c="4"/>Cleaning/transforming the sales data to fit requirements.</text:p>
      <text:p text:style-name="Preformatted_20_Text"><text:s text:c="4"/>Prepare the weather data by:</text:p>
      <text:p text:style-name="Preformatted_20_Text"><text:s text:c="4"/>Fetching the weather forecast data from an API.</text:p>
      <text:p text:style-name="Preformatted_20_Text"><text:s text:c="4"/>Cleaning/transforming the weather data to fit requirements.</text:p>
      <text:p text:style-name="Preformatted_20_Text"><text:s text:c="4"/>Combine the sales and weather datasets to create the combined dataset that can be used as input for creating a predictive machine learning model.</text:p>
      <text:p text:style-name="Preformatted_20_Text"><text:s text:c="4"/>Train the machine learning model using the combined dataset.</text:p>
      <text:p text:style-name="Preformatted_20_Text"><text:s text:c="4"/>Deploy the machine learning model so that it can be used by the business.</text:p>
      <text:p text:style-name="Preformatted_20_Text"/>
      <text:p text:style-name="Preformatted_20_Text">This pipeline can be represented using the same graph-based representation that we used before, by drawing tasks as nodes and data dependencies between tasks as edges.</text:p>
      <text:p text:style-name="Preformatted_20_Text"/>
      <text:p text:style-name="Preformatted_20_Text">One important difference with our previous example is that the first steps of this pipeline (fetching and clearing the weather/sales data) are in fact independent of each other, as they involve two separate datasets. This is clearly illustrated by the two separate branches in the graph representation of the pipeline (Figure 1.6), which can be executed in parallel if we apply our graph execution algorithm, making better use of available resources and potentially decreasing the running time of a pipeline than executing the tasks sequentially.</text:p>
      <text:p text:style-name="Preformatted_20_Text">Figure 1.6 Independence between sales and weather tasks in the graph representation of the data pipeline for the umbrella demand forecast model. The two sets of fetch/cleaning tasks are independent as they involve two different <text:soft-page-break/>datasets (the weather and sales datasets). This independence is indicated by the lack of edges between the two sets of tasks.</text:p>
      <text:p text:style-name="Preformatted_20_Text"/>
      <text:p text:style-name="Preformatted_20_Text">Another useful property of the graph-based representation is that it clearly separates pipelines into small incremental tasks, rather than having one monolithic script or process that does all the work. Although having a single monolithic script may initially not seem like that much of a problem, it can introduce some inefficiencies when tasks in the pipeline fail as we would have to re-run the entire script. In contrast, in the graph representation, we only need to re-run any failing tasks (and potentially any downstream dependencies).</text:p>
      <text:p text:style-name="Preformatted_20_Text">1.1.4 <text:s text:c="2"/>Running pipeline using workflow managers</text:p>
      <text:p text:style-name="Preformatted_20_Text"/>
      <text:p text:style-name="Preformatted_20_Text">Of course, the challenge of running graphs of dependent tasks is hardly a new problem in computing. Over the years, many so-called ‘workflow management’ solutions have been developed to tackle this problem, which generally allow you to define and execute graphs of tasks as workflows or pipelines.</text:p>
      <text:p text:style-name="Preformatted_20_Text"/>
      <text:p text:style-name="Preformatted_20_Text">Some well-known workflow managers you may have heard of include[1]:</text:p>
      <text:p text:style-name="Preformatted_20_Text">Table ch01_f06b.png, ch01_f06c.png</text:p>
      <text:p text:style-name="Preformatted_20_Text"/>
      <text:p text:style-name="Preformatted_20_Text"/>
      <text:p text:style-name="Preformatted_20_Text"/>
      <text:p text:style-name="Preformatted_20_Text">Although each of these workflow managers have their own strengths and weaknesses, they all provide similar core functionality that allows you to define and run pipelines containing multiple tasks with dependencies.</text:p>
      <text:p text:style-name="Preformatted_20_Text"/>
      <text:p text:style-name="Preformatted_20_Text">One of the key differences between these tools is how they define their workflows. For example, tools such as Oozie use static (XML) files to define workflows, which provides legible workflows but limited flexibility. Other solutions such as Luigi and Airflow allow you to define workflows as code, which provides greater flexibility but can be more challenging to read and test (depending on the coding skills of the person implementing the workflow).</text:p>
      <text:p text:style-name="Preformatted_20_Text"/>
      <text:p text:style-name="Preformatted_20_Text">Other key differences lie in the extent of features provided by the workflow manager. For example, tools such as Make or Luigi do not provide built-in support for scheduling workflows, meaning that you’ll need an extra tool like Cron if you want to run your workflow on a recurring schedule. Other tools may provide extra functionality such as scheduling, monitoring, user-friendly web interfaces, etc. built into the platform, meaning that you don’t have to stitch together multiple tools yourself to get these features.</text:p>
      <text:p text:style-name="Preformatted_20_Text"/>
      <text:p text:style-name="Preformatted_20_Text">All-in-all, picking the right workflow management solution for your needs will require some careful consideration of the key features of the different solutions and how they fit your requirements. In the next section, we’ll dive into Airflow - the focus of this book - and explore several key features of Airflow that make it particularly suited for handling data-oriented workflows or pipelines.</text:p>
      <text:p text:style-name="Preformatted_20_Text"/>
      <text:p text:style-name="Preformatted_20_Text"/>
      <text:p text:style-name="Preformatted_20_Text"/>
      <text:p text:style-name="Preformatted_20_Text"/>
      <text:p text:style-name="Preformatted_20_Text"/>
      <text:p text:style-name="Preformatted_20_Text">Paragraph 1.2 <text:s text:c="5"/>Introducing Airflow</text:p>
      <text:p text:style-name="Preformatted_20_Text"/>
      <text:p text:style-name="Preformatted_20_Text">In this book, we focus on Airflow, an open-source solution for developing and monitoring workflows. In this section, we’ll provide a helicopter view of what Airflow does, after which we’ll jump into a more detailed examination of whether Airflow is a good fit for your use case.</text:p>
      <text:p text:style-name="Preformatted_20_Text"/>
      <text:p text:style-name="Preformatted_20_Text"/>
      <text:p text:style-name="Preformatted_20_Text"/>
      <text:p text:style-name="Preformatted_20_Text"/>
      <text:p text:style-name="Preformatted_20_Text"/>
      <text:p text:style-name="Preformatted_20_Text">1.2.1 <text:s text:c="2"/>Defining pipelines flexibly in (Python) code</text:p>
      <text:p text:style-name="Preformatted_20_Text"><text:soft-page-break/>Similar to other workflow managers, Airflow allows you to define pipelines or workflows as Directed Acyclic Graphs (DAGs) of tasks. These graphs are very similar to the examples sketched in the previous section, with tasks being defined as nodes in the graph and dependencies as directed edges between the tasks.</text:p>
      <text:p text:style-name="Preformatted_20_Text"/>
      <text:p text:style-name="Preformatted_20_Text">In Airflow, you define your DAGs using Python code in DAG files, which are essentially Python scripts that describe the structure of the corresponding DAG. As such, each DAG file typically describes the set of tasks for a given DAG and the dependencies between the tasks, which are then parsed by Airflow to identify the DAG structure (Figure 1.7). Besides this, DAG files typically contain some additional metadata about the DAG telling Airflow how and when it should be executed, etc. We’ll dive into this scheduling more in the next section.</text:p>
      <text:p text:style-name="Preformatted_20_Text">Figure 1.7 Airflow pipelines are defined as DAGs (Directed Acyclic Graphs) using Python code in DAG files. Each DAG file typically defines one DAG, which describes the different tasks and their dependencies. Besides this, the DAG also defines a schedule interval which determines when the DAG is executed by Airflow.</text:p>
      <text:p text:style-name="Preformatted_20_Text"/>
      <text:p text:style-name="Preformatted_20_Text">One advantage of defining Airflow DAGs in Python code is that this programmatic approach provides you with a lot of flexibility for building DAGs. For example, as we will see later in this book, you can use Python code to dynamically generate optional tasks depending on certain conditions, or even generate entire DAGs based on external metadata or configuration files. This flexibility allows a great deal of customization in how you build your pipelines - allowing you to fit Airflow to your needs for building arbitrarily complex pipelines. <text:s/></text:p>
      <text:p text:style-name="Preformatted_20_Text"/>
      <text:p text:style-name="Preformatted_20_Text">Besides this flexibility, another advantage of Airflow’s Python foundation is that tasks can execute any operation that you can implement in Python. Over time, this has led to the development of many Airflow extensions that allow you to execute tasks across a wide variety of systems, including external databases, big data technologies, and various cloud services; allowing you to build complex data pipelines bringing together data processes across many different systems.</text:p>
      <text:p text:style-name="Preformatted_20_Text"/>
      <text:p text:style-name="Preformatted_20_Text"/>
      <text:p text:style-name="Preformatted_20_Text"/>
      <text:p text:style-name="Preformatted_20_Text"/>
      <text:p text:style-name="Preformatted_20_Text">1.2.2 <text:s text:c="2"/>Scheduling and executing pipelines</text:p>
      <text:p text:style-name="Preformatted_20_Text">Once you’ve defined the structure of your pipeline(s) as DAG(s), Airflow allows you to define a schedule interval for each DAG, which determines exactly when your pipeline is run by Airflow. This way, you can tell Airflow to execute your DAG every hour, every day, every week, etc., or even use more complicated schedule intervals based on cron-like expressions.</text:p>
      <text:p text:style-name="Preformatted_20_Text"/>
      <text:p text:style-name="Preformatted_20_Text">To see how Airflow executes your DAGs, let’s have a short look at the overall process involved in developing and running Airflow DAGs. At a high-level, Airflow is organized into three main components (Figure 1.8):</text:p>
      <text:p text:style-name="Preformatted_20_Text"/>
      <text:p text:style-name="Preformatted_20_Text"><text:s text:c="4"/>The Airflow scheduler - which parses DAGs, checks their schedule interval, and (if the DAG’s schedule has passed) starts scheduling the DAG’s tasks for execution by passing them to the Airflow workers.</text:p>
      <text:p text:style-name="Preformatted_20_Text"><text:s text:c="4"/>The Airflow workers - which pick up tasks that are scheduled for execution and execute them. As such, the workers are responsible for actually ‘doing the work’.</text:p>
      <text:p text:style-name="Preformatted_20_Text"><text:s text:c="4"/>The Airflow webserver - which visualizes the DAGs parsed by the scheduler and provides the main interface for users to monitor DAG runs and their results.</text:p>
      <text:p text:style-name="Preformatted_20_Text"/>
      <text:p text:style-name="Preformatted_20_Text">Figure 1.8 Overview of the main components involved in Airflow (e.g. the Airflow webserver, scheduler, and workers).</text:p>
      <text:p text:style-name="Preformatted_20_Text"/>
      <text:p text:style-name="Preformatted_20_Text">The heart of Airflow is arguably the scheduler, as this is where most of the magic happens that determines when and how your pipelines are executed. At a high-level, the scheduler runs through the following steps (Figure 1.9):</text:p>
      <text:p text:style-name="Preformatted_20_Text"/>
      <text:p text:style-name="Preformatted_20_Text"><text:soft-page-break/><text:s text:c="4"/>Once users have written their workflows as DAGs, the files containing these DAGs are read by the scheduler to extract the corresponding tasks, dependencies, and schedule interval of each DAG.</text:p>
      <text:p text:style-name="Preformatted_20_Text"><text:s text:c="4"/>For each DAG, the scheduler then checks whether the schedule interval for the DAG has passed since the last time it was read. If so, the tasks in the DAG are scheduled for execution.</text:p>
      <text:p text:style-name="Preformatted_20_Text"><text:s text:c="4"/>For each scheduled task, the scheduler then checks whether the dependencies (= upstream tasks) of the task have been completed. If so, the task is added to the execution queue.</text:p>
      <text:p text:style-name="Preformatted_20_Text"><text:s text:c="4"/>The scheduler waits for several moments before starting a new loop by jumping back to step 1.</text:p>
      <text:p text:style-name="Preformatted_20_Text"/>
      <text:p text:style-name="Preformatted_20_Text">The astute reader might have noticed that the steps followed by the scheduler are in fact very similar to the algorithm introduced in Section 1.1. This is not by accident, as Airflow is essentially following the same steps, adding some extra logic on top to handle it’s scheduling logic.</text:p>
      <text:p text:style-name="Preformatted_20_Text">Figure 1.9 Schematic overview of the process involved in developing and executing pipelines as DAGs using Airflow.</text:p>
      <text:p text:style-name="Preformatted_20_Text"/>
      <text:p text:style-name="Preformatted_20_Text">Once tasks have been queued for execution, they are picked up by a pool of Airflow workers which execute tasks in parallel and track their results. These results are communicated to Airflow’s metastore so that users can track the progress of tasks and view their logs using the Airflow web interface (provided by the Airflow webserver).</text:p>
      <text:p text:style-name="Preformatted_20_Text">1.2.3 <text:s text:c="2"/>Monitoring and handling failures</text:p>
      <text:p text:style-name="Preformatted_20_Text"/>
      <text:p text:style-name="Preformatted_20_Text">Besides scheduling and executing DAGs, Airflow also provides an extensive web interface that can be used for viewing DAGs and for monitoring the results of DAG runs. After logging in (Figure 1.10), the main page provides an extensive overview of the different DAGs with summary views of their recent results (Figure 1.11). </text:p>
      <text:p text:style-name="Preformatted_20_Text">Figure 1.10 The login page for the Airflow web interface. In the code examples accompanying this book, a default user ‘admin’ is provided with the password ‘admin’.</text:p>
      <text:p text:style-name="Preformatted_20_Text">Figure 1.11 The main page of Airflow’s web interface, showing an overview of the available DAGs and their recent results.</text:p>
      <text:p text:style-name="Preformatted_20_Text"/>
      <text:p text:style-name="Preformatted_20_Text">For example, the graph view of an individual DAG provides a clear overview of the DAG’s tasks and dependencies (Figure 1.12), similar to the schematic overviews we’ve been drawing in this chapter. This view is particularly useful for viewing the structure of a DAG (providing detailed insight into dependencies between tasks) and for viewing the results of individual DAG runs.</text:p>
      <text:p text:style-name="Preformatted_20_Text">Figure 1.12 The graph view in Airflow’s web interface, showing an overview of the tasks in an individual DAG and the dependencies between these tasks</text:p>
      <text:p text:style-name="Preformatted_20_Text"/>
      <text:p text:style-name="Preformatted_20_Text">Besides this graph view, Airflow also provides a detailed ‘tree’ view that shows all running and historical runs for the corresponding DAG (Figure 1.13). This is arguably the most powerful view provided by the web interface, as it gives you a quick overview of how a DAG has performed over time and allows you to dig into failing tasks to see what went wrong.</text:p>
      <text:p text:style-name="Preformatted_20_Text">Figure 1.13 Airflow’s tree view, showing the results of multiple runs of the umbrella sales model DAG (most recent + historical runs). The columns show the status of one execution of the DAG, the rows the status of all executions of a single task. Colors indicate the result of the corresponding task. Users can also click on the task ‘squares’ for more details about a given task instance, or to reset the state of a task so that it can be re-run by Airflow if desired.</text:p>
      <text:p text:style-name="Preformatted_20_Text"/>
      <text:p text:style-name="Preformatted_20_Text">By default, Airflow can handle failures in tasks by retrying them a couple of times (optionally with some wait time in between), which can help tasks recover from any intermittent failures. If retries don’t help, Airflow will record the task as being failed, optionally notifying you about the failure if configured to do so. Debugging task failures is pretty straight forward, as the tree view allows you to view which tasks failed and dig into their logs. The same view also allows you to clear the results of individual tasks to re-run them <text:soft-page-break/>(together with any tasks that depend on that task), allowing you to easily re-run any tasks after you make changes to their code.</text:p>
      <text:p text:style-name="Preformatted_20_Text">1.2.4 <text:s text:c="2"/>Incremental loading and backfilling</text:p>
      <text:p text:style-name="Preformatted_20_Text"/>
      <text:p text:style-name="Preformatted_20_Text">One powerful feature of Airflow’s scheduling semantics is that the schedule intervals not only trigger DAGs at specific time points (similar to, for example, Cron) but also provide details about the last and (expected) next schedule intervals. This essentially allows you to divide time into discrete intervals (e.g. every day, week, etc.) and run your DAG for each of these intervals[4].</text:p>
      <text:p text:style-name="Preformatted_20_Text"/>
      <text:p text:style-name="Preformatted_20_Text">This property of Airflow’s schedule intervals is invaluable for implementing efficient data pipelines, as it allows you to build incremental data pipelines. In these incremental pipelines, <text:s/>each DAG run only processes data for the corresponding time slot (the data’s ‘delta’) instead of having to re-process the entire dataset every time. Especially for larger datasets, this can provide large time and costs benefits by avoiding expensive recomputation of existing results.</text:p>
      <text:p text:style-name="Preformatted_20_Text"/>
      <text:p text:style-name="Preformatted_20_Text">Schedule intervals become even more powerful when combined with the concept of ‘backfilling’, which allows you to execute a new DAG for ‘historical’ schedule intervals that have already occurred in the past. This feature allows you to easily create (or ‘backfill’) new datasets with historical data by simply running your DAG for these ‘past’ schedule intervals. Moreover, by clearing the results of past runs, you can also use this Airflow feature to easily re-run any historical tasks if you make changes to your task code, allowing you to easily reprocess an entire dataset when needed.</text:p>
      <text:p text:style-name="Preformatted_20_Text">1.3 <text:s text:c="5"/>When to use Airflow</text:p>
      <text:p text:style-name="Preformatted_20_Text"/>
      <text:p text:style-name="Preformatted_20_Text">After this brief introduction to Airflow, we hope you’re sufficiently enthusiastic about getting to know Airflow and learning more about its key features. However, before going any further, we’ll first explore several reasons why you might want to choose to work with Airflow (as well as several reasons why you might not) to ensure that Airflow is indeed the best fit for you.</text:p>
      <text:p text:style-name="Preformatted_20_Text">1.3.1 <text:s text:c="2"/>Reasons to choose Airflow</text:p>
      <text:p text:style-name="Preformatted_20_Text"/>
      <text:p text:style-name="Preformatted_20_Text">In the past section, we’ve already described several key features that make Airflow ideal for implementing batch-oriented data pipelines. In summary, these include:</text:p>
      <text:p text:style-name="Preformatted_20_Text"/>
      <text:p text:style-name="Preformatted_20_Text"><text:s text:c="4"/>The ability to implement pipelines using Python code allows you to create arbitrarily complex pipelines using anything you can dream up in Python.</text:p>
      <text:p text:style-name="Preformatted_20_Text"><text:s text:c="4"/>The Python foundation of Airflow makes it easy to extend and to add integrations with many different systems. In fact, the Airflow community has already developed a rich collection of extensions that allow Airflow to integrate with many different types of databases, cloud services, etc.</text:p>
      <text:p text:style-name="Preformatted_20_Text"><text:s text:c="4"/>Rich scheduling semantics allow you to run your pipelines at regular intervals and build efficient pipelines that use incremental processing to avoid expensive recomputation of existing results.</text:p>
      <text:p text:style-name="Preformatted_20_Text"><text:s text:c="4"/>Features such as backfilling allow you to easily (re-)process historical data, allowing you to recompute any derived datasets after making changes to your code.</text:p>
      <text:p text:style-name="Preformatted_20_Text"><text:s text:c="4"/>Airflow’s rich web interface provides an easy view for monitoring the results of your pipeline runs and debugging any failures that may have occurred.</text:p>
      <text:p text:style-name="Preformatted_20_Text"/>
      <text:p text:style-name="Preformatted_20_Text">Besides these features, an additional advantage of Airflow is that it is open-source, which guarantees that you can build your work on Airflow without getting stuck with any vendor lock in. Managed Airflow solutions are also available from several companies (should you desire some technical support), giving you a lot of flexibility in how you run and manage your Airflow installation.</text:p>
      <text:p text:style-name="Preformatted_20_Text">1.3.2 <text:s text:c="2"/>Reasons NOT to choose Airflow</text:p>
      <text:p text:style-name="Preformatted_20_Text"/>
      <text:p text:style-name="Preformatted_20_Text">Although Airflow has many rich features, several of Airflow’s design choices may make it less suitable for certain cases. For example, some use cases that are <text:soft-page-break/>not a good fit for Airflow include:</text:p>
      <text:p text:style-name="Preformatted_20_Text"/>
      <text:p text:style-name="Preformatted_20_Text"><text:s text:c="4"/>Handling streaming pipelines, as Airflow is primarily designed to run recurring or batch-oriented tasks, rather than streaming workloads.</text:p>
      <text:p text:style-name="Preformatted_20_Text"><text:s text:c="4"/>Implementing highly dynamic pipelines, in which tasks are added/removed between every pipeline run. Although Airflow can implement this kind of dynamic behavior, the web interface will only show tasks that are still defined in the most recent version of the DAG. As such, Airflow favors pipelines that do not change in structure every time they are run.</text:p>
      <text:p text:style-name="Preformatted_20_Text"><text:s text:c="4"/>Teams with little or no (Python) programming experience, as implementing DAGs in Python can be daunting with little Python experience. In such teams, using a workflow manager with a graphical interface (such as Azure Data Factory) or a static workflow definition may make more sense.</text:p>
      <text:p text:style-name="Preformatted_20_Text"><text:s text:c="4"/>Similarly, Python code in DAGs can quickly become complex for larger use cases. As such, implementing and maintaining Airflow DAGs require proper engineering rigor to keep things maintainable in the long run.</text:p>
      <text:p text:style-name="Preformatted_20_Text"/>
      <text:p text:style-name="Preformatted_20_Text">Finally, Airflow is primarily a workflow/pipeline management platform and does (currently) not include more extensive features such as maintaining data lineages, data versioning, etc. Should you require these features, you’ll probably need to look at combining Airflow with other specialized tooling providing those capabilities.</text:p>
      <text:p text:style-name="Preformatted_20_Text">1.4 <text:s text:c="5"/>The rest of this book</text:p>
      <text:p text:style-name="Preformatted_20_Text"/>
      <text:p text:style-name="Preformatted_20_Text">By now you should (hopefully) have a good idea of what Airflow is and how its features can help you implement and run data pipelines.</text:p>
      <text:p text:style-name="Preformatted_20_Text"/>
      <text:p text:style-name="Preformatted_20_Text">In the remainder of this book, we’ll start by introducing the basic components of Airflow that you need to be familiar with to start building your own data pipelines. These first few chapters should be broadly applicable and should appeal to a wide audience. For these chapters we expect you to have intermediate experience with programming in Python (~1 year of experience), meaning that you should be familiar with basic concepts such as string formatting, comprehensions, args/kwargs, etc. Besides this, you should also be familiar with the basics of the Linux terminal and have a basic working knowledge of databases (incl. SQL) and different data formats.</text:p>
      <text:p text:style-name="Preformatted_20_Text"/>
      <text:p text:style-name="Preformatted_20_Text">After this introduction, we’ll dive deeper into more advanced features of Airflow such as generating dynamic DAGs, implementing your own operators, running containerized tasks, etc. These chapters will require some more understanding of the involved technologies, including writing your own Python classes, basic Docker concepts, file formats, data partitioning, etc. We expect this second part to be of special interest to the data engineers in the audience.</text:p>
      <text:p text:style-name="Preformatted_20_Text"/>
      <text:p text:style-name="Preformatted_20_Text">Finally, several chapters towards the end of the book focus on topics surrounding the deployment of Airflow, including deployment patterns, monitoring, security, cloud architectures, etc. We expect these chapters to be of special interest for people interested in rolling out and managing Airflow deployments, such as system administrators and DevOps engineers.</text:p>
      <text:p text:style-name="Preformatted_20_Text">1.5 <text:s text:c="5"/>Summary</text:p>
      <text:p text:style-name="Preformatted_20_Text"/>
      <text:p text:style-name="Preformatted_20_Text"><text:s text:c="4"/>Data pipelines can be represented as Directed Acyclic Graphs (DAGs), which clearly define tasks and their dependencies. These graphs can be executed efficiently, taking advantage of any parallelism inherent in the dependency structure.</text:p>
      <text:p text:style-name="Preformatted_20_Text"><text:s text:c="4"/>Although many workflow managers have been developed over the years for executing graphs of tasks, Airflow has several key features that makes it uniquely suited for implementing efficient batch-oriented data pipelines.</text:p>
      <text:p text:style-name="Preformatted_20_Text"><text:s text:c="4"/>Airflow consists of three core components: the webserver, the scheduler and the worker processes; which work together to schedule tasks from your data pipelines and help you monitor their results.</text:p>
      <text:p text:style-name="Preformatted_20_Text"/>
      <text:p text:style-name="Preformatted_20_Text"/>
      <text:p text:style-name="Preformatted_20_Text"><text:soft-page-break/></text:p>
      <text:p text:style-name="Preformatted_20_Text"/>
      <text:p text:style-name="Preformatted_20_Text"/>
      <text:p text:style-name="Preformatted_20_Text">CHAPTER 2 Anatomy of an Airflow DAG</text:p>
      <text:p text:style-name="Preformatted_20_Text">This chapter covers</text:p>
      <text:p text:style-name="Preformatted_20_Text"/>
      <text:p text:style-name="Preformatted_20_Text"><text:s text:c="4"/>Running Airflow on your own machine</text:p>
      <text:p text:style-name="Preformatted_20_Text"><text:s text:c="4"/>Writing and running your first workflow</text:p>
      <text:p text:style-name="Preformatted_20_Text"><text:s text:c="4"/>Examining the first view at the Airflow interface</text:p>
      <text:p text:style-name="Preformatted_20_Text"><text:s text:c="4"/>Handling failed tasks in Airflow</text:p>
      <text:p text:style-name="Preformatted_20_Text"/>
      <text:p text:style-name="Preformatted_20_Text">In the previous chapter, we learned why working with data and the many tools in the data landscape are not easy tasks. In this chapter, we get started with Airflow and check out an example workflow that uses basic building blocks found in many workflows.</text:p>
      <text:p text:style-name="Preformatted_20_Text"/>
      <text:p text:style-name="Preformatted_20_Text">It helps to have some Python experience when starting with Airflow since workflows are defined in Python code. The gap in learning the basics of Airflow is not that big. Generally, getting the basic structure of an Airflow workflow up and running is an easy task. Let’s dig into a use case of a rocket enthusiast to see how Airflow might help him.</text:p>
      <text:p text:style-name="Preformatted_20_Text">Get Data Pipelines with Apache Airflow</text:p>
      <text:p text:style-name="Preformatted_20_Text">2.1 <text:s text:c="5"/>Collecting data from numerous sources</text:p>
      <text:p text:style-name="Preformatted_20_Text"/>
      <text:p text:style-name="Preformatted_20_Text">Rockets are one of mankind’s engineering marvels and every rocket launch attracts attention all around the world. In this chapter, we cover the life of a rocket enthusiast named John who tracks and follows every single rocket launch. The news about rocket launches is found in many news sources that John keeps track of and ideally, John would like to have all his rocket news aggregated in a single location. John recently picked up programming and would like to have some sort of automated way to collect information of all rocket launches and eventually some sort of personal insight into the latest rocket news. To start small, John decided to first collect images of rockets.</text:p>
      <text:p text:style-name="Preformatted_20_Text">2.1.1 <text:s text:c="2"/>Exploring the data</text:p>
      <text:p text:style-name="Preformatted_20_Text"/>
      <text:p text:style-name="Preformatted_20_Text">For the data, we make use of the Launch Library 2[5], an online repository of data about both historical and future rockets launches from various sources. It is a free and open API, for anybody on the planet[6].</text:p>
      <text:p text:style-name="Preformatted_20_Text"/>
      <text:p text:style-name="Preformatted_20_Text">John is currently only interested in upcoming rocket launches. Luckily the Launch Library provides exactly the data he is looking for on this URL: https://ll.thespacedevs.com/2.0.0/launch/upcoming. It provides data about the next ten upcoming rocket launches together with URLs where to find images of the respective rockets. Here’s a snippet of the data this URL returns:</text:p>
      <text:p text:style-name="Preformatted_20_Text">Listing 2.1 Example curl request and response to the Launch Library API</text:p>
      <text:p text:style-name="Preformatted_20_Text"/>
      <text:p text:style-name="Preformatted_20_Text"/>
      <text:p text:style-name="Preformatted_20_Text"/>
      <text:p text:style-name="Preformatted_20_Text">#A Inspect the URL response with curl from the command line</text:p>
      <text:p text:style-name="Preformatted_20_Text"/>
      <text:p text:style-name="Preformatted_20_Text">#B The response is a JSON document, as you can see by the structure</text:p>
      <text:p text:style-name="Preformatted_20_Text"/>
      <text:p text:style-name="Preformatted_20_Text">#C The square brackets indicate a list</text:p>
      <text:p text:style-name="Preformatted_20_Text"/>
      <text:p text:style-name="Preformatted_20_Text">#D All values within these curly braces refer to one single rocket launch</text:p>
      <text:p text:style-name="Preformatted_20_Text"/>
      <text:p text:style-name="Preformatted_20_Text">#E Here we see information such as rocket id, and start and end time of the rocket launch window</text:p>
      <text:p text:style-name="Preformatted_20_Text"/>
      <text:p text:style-name="Preformatted_20_Text">#F A URL to an image of the launching rocket</text:p>
      <text:p text:style-name="Preformatted_20_Text"/>
      <text:p text:style-name="Preformatted_20_Text">As you can see, the data is in JSON format and provides rocket launch information, and for every launch there’s information about the specific rocket such as id, name, and the image URL. This is exactly what John needs and he <text:soft-page-break/>initially draws out the following plan to collect the images of upcoming rocket launches (e.g., to point his screensaver to the directory holding these images):</text:p>
      <text:p text:style-name="Preformatted_20_Text"/>
      <text:p text:style-name="Preformatted_20_Text">Based on the example in Figure 2.1, we can see that at the end of the day, John’s goal is to have a directory filled with rocket images such as this image of the Ariane 5 ECA rocket.</text:p>
      <text:p text:style-name="Preformatted_20_Text"/>
      <text:p text:style-name="Preformatted_20_Text"/>
      <text:p text:style-name="Preformatted_20_Text"/>
      <text:p text:style-name="Preformatted_20_Text">2.2 <text:s text:c="5"/>Writing your first Airflow DAG</text:p>
      <text:p text:style-name="Preformatted_20_Text"/>
      <text:p text:style-name="Preformatted_20_Text">John’s use case is nicely scoped, so let’s check out how to program his plan. It’s only a few steps and in theory, with some Bash-fu, you could work it out in a one-liner. So why would we need a system like Airflow for this job?</text:p>
      <text:p text:style-name="Preformatted_20_Text"/>
      <text:p text:style-name="Preformatted_20_Text">The nice thing about Airflow is that we can split a large job, which consists of one or more steps, into individual “tasks” and together form a Directed Acyclic Graph (DAG). Multiple tasks can be run in parallel, and tasks can run different technologies. For example, we could first run a Bash script and next run a Python script. We broke down John’s mental model of his workflow into three logical tasks in Airflow:</text:p>
      <text:p text:style-name="Preformatted_20_Text">Figure 2.3 John’s mental model mapped to tasks i</text:p>
      <text:p text:style-name="Preformatted_20_Text"/>
      <text:p text:style-name="Preformatted_20_Text"/>
      <text:p text:style-name="Preformatted_20_Text"/>
      <text:p text:style-name="Preformatted_20_Text"/>
      <text:p text:style-name="Preformatted_20_Text">Why these three tasks you might ask? Why not download the launches and corresponding pictures in one single task you might wonder? Or why not split up into five tasks? After all, we have five arrows in John’s plan? These are all valid questions to ask yourself while developing a workflow, but the truth is there’s no right or wrong answer. There are several points to take into consideration though and throughout this book, we work out many of these use cases to get a feeling for what is right and wrong. The code for this workflow is as follows:</text:p>
      <text:p text:style-name="Preformatted_20_Text"/>
      <text:p text:style-name="Preformatted_20_Text"/>
      <text:p text:style-name="Preformatted_20_Text"/>
      <text:p text:style-name="Preformatted_20_Text">A Instantiate a DAG object - this is the starting point of any workflow</text:p>
      <text:p text:style-name="Preformatted_20_Text"/>
      <text:p text:style-name="Preformatted_20_Text">#B The name of the DAG</text:p>
      <text:p text:style-name="Preformatted_20_Text"/>
      <text:p text:style-name="Preformatted_20_Text">#C The date at which the DAG should first start running</text:p>
      <text:p text:style-name="Preformatted_20_Text"/>
      <text:p text:style-name="Preformatted_20_Text">#D At what interval the DAG should run</text:p>
      <text:p text:style-name="Preformatted_20_Text"/>
      <text:p text:style-name="Preformatted_20_Text">#E Apply Bash to download the URL response with curl</text:p>
      <text:p text:style-name="Preformatted_20_Text"/>
      <text:p text:style-name="Preformatted_20_Text">#F The name of the task</text:p>
      <text:p text:style-name="Preformatted_20_Text"/>
      <text:p text:style-name="Preformatted_20_Text">#G A Python function will parse the response and download all rocket pictures</text:p>
      <text:p text:style-name="Preformatted_20_Text"/>
      <text:p text:style-name="Preformatted_20_Text">#H Call the Python function in the DAG with a PythonOperator</text:p>
      <text:p text:style-name="Preformatted_20_Text"/>
      <text:p text:style-name="Preformatted_20_Text">#I Set the order of execution of tasks</text:p>
      <text:p text:style-name="Preformatted_20_Text"/>
      <text:p text:style-name="Preformatted_20_Text">Let’s break down the workflow. The DAG is the starting point of any workflow. All tasks within the workflow reference this DAG object so that Airflow knows which tasks belong to which DAG:</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A The DAG class takes two required arguments</text:p>
      <text:p text:style-name="Preformatted_20_Text"/>
      <text:p text:style-name="Preformatted_20_Text">#B The name of the DAG displayed in the Airflow UI</text:p>
      <text:p text:style-name="Preformatted_20_Text"/>
      <text:p text:style-name="Preformatted_20_Text">#C The datetime at which the workflow should first start running</text:p>
      <text:p text:style-name="Preformatted_20_Text"/>
      <text:p text:style-name="Preformatted_20_Text">Note the (lowercase) dag is the name assigned to the instance of the (uppercase) DAG class. The instance name could have any name; you can name it e.g. rocket_dag or whatever_name_you_like. We will reference the variable (lowercase dag) in all operators, which tells Airflow which DAG the operator belongs to.</text:p>
      <text:p text:style-name="Preformatted_20_Text"/>
      <text:p text:style-name="Preformatted_20_Text">Also note we set schedule_interval to None. This means the DAG will not run automatically. For now, you can trigger it manually from the Airflow UI. We will get to scheduling in Section 2.4.</text:p>
      <text:p text:style-name="Preformatted_20_Text"/>
      <text:p text:style-name="Preformatted_20_Text">Next, an Airflow workflow script consists of one or more operators, which perform the actual work. In Listing 2.4, we apply the BashOperator to run a Bash command:</text:p>
      <text:p text:style-name="Preformatted_20_Text">Listing 2.4 Instantiating a BashOperator to run a Bash comma</text:p>
      <text:p text:style-name="Preformatted_20_Text">nd</text:p>
      <text:p text:style-name="Preformatted_20_Text"/>
      <text:p text:style-name="Preformatted_20_Text">download_launches = BashOperator(</text:p>
      <text:p text:style-name="Preformatted_20_Text"><text:s text:c="3"/>task_id="download_launches",</text:p>
      <text:p text:style-name="Preformatted_20_Text"><text:s text:c="3"/>bash_command="curl -o /tmp/launches.json 'https://launchlibrary.net/1.4/launch?next=5&amp;mode=verbose'",</text:p>
      <text:p text:style-name="Preformatted_20_Text"><text:s text:c="3"/>dag=dag,</text:p>
      <text:p text:style-name="Preformatted_20_Text">)</text:p>
      <text:p text:style-name="Preformatted_20_Text"/>
      <text:p text:style-name="Preformatted_20_Text"/>
      <text:p text:style-name="Preformatted_20_Text"/>
      <text:p text:style-name="Preformatted_20_Text">#A The name of the task</text:p>
      <text:p text:style-name="Preformatted_20_Text"/>
      <text:p text:style-name="Preformatted_20_Text">#B The Bash command to execute</text:p>
      <text:p text:style-name="Preformatted_20_Text"/>
      <text:p text:style-name="Preformatted_20_Text">#C Reference to the DAG variable</text:p>
      <text:p text:style-name="Preformatted_20_Text"/>
      <text:p text:style-name="Preformatted_20_Text">Each operator performs a single unit of work, and multiple operators together form a workflow or DAG in Airflow. Operators run independently of each other, although you can define the order of execution, which we call “dependencies” in Airflow. After all, John’s workflow wouldn’t be useful if you first tried downloading pictures while there is no data about the location of the pictures yet. To make sure the tasks run in the correct order, we can set dependencies between tasks as follows:</text:p>
      <text:p text:style-name="Preformatted_20_Text">Listing 2.5 Defining the order of task execution</text:p>
      <text:p text:style-name="Preformatted_20_Text"/>
      <text:p text:style-name="Preformatted_20_Text">1</text:p>
      <text:p text:style-name="Preformatted_20_Text">download_launches &gt;&gt; get_pictures &gt;&gt; notify</text:p>
      <text:p text:style-name="Preformatted_20_Text"/>
      <text:p text:style-name="Preformatted_20_Text"/>
      <text:p text:style-name="Preformatted_20_Text"/>
      <text:p text:style-name="Preformatted_20_Text">#A Arrow set the order of execution of tasks</text:p>
      <text:p text:style-name="Preformatted_20_Text"/>
      <text:p text:style-name="Preformatted_20_Text">In Airflow, we can use the “binary right shift operator” a.k.a. “rshift” (&gt;&gt;) to define dependencies between tasks. (Note: In Python, the rshift operator (&gt;&gt;) is used to shift bits, which is a common operation in e.g. cryptography libraries. In Airflow there is no use case for bit shifting, and the rshift operator was overridden to provide a readable way to define dependencies between tasks.) This ensures the get_pictures task runs only after download_launches has completed successfully, and the notify task only runs after get_pictures has completed successfully.copy</text:p>
      <text:p text:style-name="Preformatted_20_Text"/>
      <text:p text:style-name="Preformatted_20_Text"/>
      <text:p text:style-name="Preformatted_20_Text"/>
      <text:p text:style-name="Preformatted_20_Text"/>
      <text:p text:style-name="Preformatted_20_Text"><text:soft-page-break/></text:p>
      <text:p text:style-name="Preformatted_20_Text">2.2.1 <text:s text:c="2"/>Tasks vs operators</text:p>
      <text:p text:style-name="Preformatted_20_Text"/>
      <text:p text:style-name="Preformatted_20_Text">You might wonder what the difference is between tasks and operators? After all, they both execute a bit of code. In Airflow, operators have a single piece of responsibility: they exist to perform one single piece of work. Some operators perform generic work such as the BashOperator (used to run a Bash script) and the PythonOperator (used to run a Python function), others have more specific use cases such as the EmailOperator (used to send an email) or the SimpleHTTPOperator (used to call an HTTP endpoint). Either way, they perform a single piece of work.</text:p>
      <text:p text:style-name="Preformatted_20_Text"/>
      <text:p text:style-name="Preformatted_20_Text">The role of a DAG is to orchestrate the execution of a collection of operators. That includes the starting and stopping of operators, starting consecutive tasks once an operator is done, ensuring dependencies between operators are met, etc.</text:p>
      <text:p text:style-name="Preformatted_20_Text"/>
      <text:p text:style-name="Preformatted_20_Text">In this context and throughout the Airflow documentation we see the terms “operator” and “task” used interchangeably. From a user’s perspective, they refer to the same thing, and the two often substitute each other in discussions. Operators provide the implementation of a piece of work. Airflow has a class called BaseOperator and many subclasses inheriting from the BaseOperator such as the PythonOperator, EmailOperator, and OracleOperator.</text:p>
      <text:p text:style-name="Preformatted_20_Text"/>
      <text:p text:style-name="Preformatted_20_Text">There is a difference though. Tasks in Airflow manage the execution of an Operator; they can be thought of as a small “wrapper” or “manager” around an operator that ensures the operator executes correctly. The user can focus on the work to be done by using operators, while Airflow ensures correct execution of the work via tasks:</text:p>
      <text:p text:style-name="Preformatted_20_Text">Figure 2.4 DAGs and Operators are used by Airflow users. Tasks are internal components to manage operator state and display state changes (e.g., started/finished) to the user.</text:p>
      <text:p text:style-name="Preformatted_20_Text"/>
      <text:p text:style-name="Preformatted_20_Text"/>
      <text:p text:style-name="Preformatted_20_Text"/>
      <text:p text:style-name="Preformatted_20_Text"/>
      <text:p text:style-name="Preformatted_20_Text"/>
      <text:p text:style-name="Preformatted_20_Text">2.2.2 <text:s text:c="2"/>Running arbitrary Python code</text:p>
      <text:p text:style-name="Preformatted_20_Text"/>
      <text:p text:style-name="Preformatted_20_Text">Fetching the data for the next five rocket launches was a single curl command in Bash, which is easily executed with the BashOperator. However, parsing the JSON result, selecting the image URLs from it, and downloading the respective images requires a bit more effort. Although all this is still possible in a Bash one-liner, it is often easier and more readable with a few lines of Python or any other language of your choice. Since Airflow code is defined in Python, it is very convenient to keep both the workflow and execution logic in the same script. For downloading the rocket pictures we implemented the following:</text:p>
      <text:p text:style-name="Preformatted_20_Text">Listing 2.6 Running a Python function using the PythonOperator</text:p>
      <text:p text:style-name="Preformatted_20_Text"/>
      <text:p text:style-name="Preformatted_20_Text">25</text:p>
      <text:p text:style-name="Preformatted_20_Text">26</text:p>
      <text:p text:style-name="Preformatted_20_Text">27</text:p>
      <text:p text:style-name="Preformatted_20_Text">def _get_pictures():</text:p>
      <text:p text:style-name="Preformatted_20_Text"><text:s text:c="3"/># Ensure directory exists</text:p>
      <text:p text:style-name="Preformatted_20_Text"><text:s text:c="3"/>pathlib.Path("/tmp/images").mkdir(parents=True, exist_ok=True)</text:p>
      <text:p text:style-name="Preformatted_20_Text"><text:s/></text:p>
      <text:p text:style-name="Preformatted_20_Text"><text:s text:c="3"/># Download all pictures in launches.json</text:p>
      <text:p text:style-name="Preformatted_20_Text"><text:s text:c="3"/>with open("/tmp/launches.json") as f:</text:p>
      <text:p text:style-name="Preformatted_20_Text"><text:s text:c="7"/>launches = json.load(f)</text:p>
      <text:p text:style-name="Preformatted_20_Text"><text:s text:c="7"/>image_urls = [launch["image"] for launch in launches["results"]]</text:p>
      <text:p text:style-name="Preformatted_20_Text"><text:s text:c="7"/>for image_url in image_urls:</text:p>
      <text:p text:style-name="Preformatted_20_Text"><text:s text:c="11"/>try:</text:p>
      <text:p text:style-name="Preformatted_20_Text"><text:s text:c="15"/>response = requests.get(image_url)</text:p>
      <text:p text:style-name="Preformatted_20_Text"><text:s text:c="15"/>image_filename = image_url.split("/")[-1]</text:p>
      <text:p text:style-name="Preformatted_20_Text"><text:s text:c="15"/>target_file = f"/tmp/images/{image_filename}"</text:p>
      <text:p text:style-name="Preformatted_20_Text"><text:soft-page-break/><text:s text:c="15"/>with open(target_file, "wb") as f:</text:p>
      <text:p text:style-name="Preformatted_20_Text"><text:s text:c="19"/>f.write(response.content)</text:p>
      <text:p text:style-name="Preformatted_20_Text"><text:s text:c="15"/>print(f"Downloaded {image_url} to {target_file}")</text:p>
      <text:p text:style-name="Preformatted_20_Text"><text:s text:c="11"/>except requests_exceptions.MissingSchema:</text:p>
      <text:p text:style-name="Preformatted_20_Text"><text:s text:c="15"/>print(f"{image_url} appears to be an invalid URL.")</text:p>
      <text:p text:style-name="Preformatted_20_Text"><text:s text:c="11"/>except requests_exceptions.ConnectionError:</text:p>
      <text:p text:style-name="Preformatted_20_Text"><text:s text:c="15"/>print(f"Could not connect to {image_url}.")</text:p>
      <text:p text:style-name="Preformatted_20_Text"><text:s/></text:p>
      <text:p text:style-name="Preformatted_20_Text"><text:s/></text:p>
      <text:p text:style-name="Preformatted_20_Text">get_pictures = PythonOperator(</text:p>
      <text:p text:style-name="Preformatted_20_Text"><text:s text:c="3"/>task_id="get_pictures",</text:p>
      <text:p text:style-name="Preformatted_20_Text"><text:s text:c="3"/>python_callable=_get_pictures,</text:p>
      <text:p text:style-name="Preformatted_20_Text"><text:s text:c="3"/>dag=dag,</text:p>
      <text:p text:style-name="Preformatted_20_Text">)</text:p>
      <text:p text:style-name="Preformatted_20_Text"/>
      <text:p text:style-name="Preformatted_20_Text">copy</text:p>
      <text:p text:style-name="Preformatted_20_Text"/>
      <text:p text:style-name="Preformatted_20_Text"/>
      <text:p text:style-name="Preformatted_20_Text"/>
      <text:p text:style-name="Preformatted_20_Text"/>
      <text:p text:style-name="Preformatted_20_Text">#A Python function to call</text:p>
      <text:p text:style-name="Preformatted_20_Text"/>
      <text:p text:style-name="Preformatted_20_Text">#B Create pictures directory if it doesn’t exist</text:p>
      <text:p text:style-name="Preformatted_20_Text"/>
      <text:p text:style-name="Preformatted_20_Text">#C Open the result from the previous task</text:p>
      <text:p text:style-name="Preformatted_20_Text"/>
      <text:p text:style-name="Preformatted_20_Text">#D Download each image</text:p>
      <text:p text:style-name="Preformatted_20_Text"/>
      <text:p text:style-name="Preformatted_20_Text">#E Store each image</text:p>
      <text:p text:style-name="Preformatted_20_Text"/>
      <text:p text:style-name="Preformatted_20_Text">#F Print to stdout, this will be captured in Airflow logs</text:p>
      <text:p text:style-name="Preformatted_20_Text"/>
      <text:p text:style-name="Preformatted_20_Text">#G Instantiate a PythonOperator to call the Python function</text:p>
      <text:p text:style-name="Preformatted_20_Text"/>
      <text:p text:style-name="Preformatted_20_Text">#H Point to the Python function to execute</text:p>
      <text:p text:style-name="Preformatted_20_Text"/>
      <text:p text:style-name="Preformatted_20_Text">The PythonOperator in Airflow is responsible for running any Python code. Just like the BashOperator used before, this and all other operators require a task_id. The task_id is referenced when running a task and displayed in the UI. The use of a PythonOperator is always twofold:</text:p>
      <text:p text:style-name="Preformatted_20_Text"/>
      <text:p text:style-name="Preformatted_20_Text"><text:s text:c="4"/>We define the operator itself (get_pictures) and</text:p>
      <text:p text:style-name="Preformatted_20_Text"><text:s text:c="4"/>The python_callable argument points to a callable, typically a function (_get_pictures)</text:p>
      <text:p text:style-name="Preformatted_20_Text"/>
      <text:p text:style-name="Preformatted_20_Text">When running the operator, the Python function is called and will execute the function. Let’s break it down. The basic usage of the PythonOperator always looks as follows:</text:p>
      <text:p text:style-name="Preformatted_20_Text">Figure 2.5 The python_callable argument in the PythonOperator points to a function to execute</text:p>
      <text:p text:style-name="Preformatted_20_Text"/>
      <text:p text:style-name="Preformatted_20_Text"/>
      <text:p text:style-name="Preformatted_20_Text">Although not required, for convenience we keep the variable name “get_pictures” equal to the task_id.</text:p>
      <text:p text:style-name="Preformatted_20_Text"/>
      <text:p text:style-name="Preformatted_20_Text">First step in the callable is to ensure the directory in which the images will be stored exists as shown in Listing 2.7. Next, we open the result downloaded from the Launch Library API and extract the image URLs for every launch:</text:p>
      <text:p text:style-name="Preformatted_20_Text"/>
      <text:p text:style-name="Preformatted_20_Text"/>
      <text:p text:style-name="Preformatted_20_Text"/>
      <text:p text:style-name="Preformatted_20_Text"/>
      <text:p text:style-name="Preformatted_20_Text">#A Open the rocket launches JSON</text:p>
      <text:p text:style-name="Preformatted_20_Text"/>
      <text:p text:style-name="Preformatted_20_Text"><text:soft-page-break/>#B Read as a dict so we can mingle the data</text:p>
      <text:p text:style-name="Preformatted_20_Text"/>
      <text:p text:style-name="Preformatted_20_Text">#C For every launch, fetch the element “image”</text:p>
      <text:p text:style-name="Preformatted_20_Text"/>
      <text:p text:style-name="Preformatted_20_Text">Each image URL is called to download the image and save it in /tmp/images:</text:p>
      <text:p text:style-name="Preformatted_20_Text">Listing 2.9 Download all images from the retrieved image URLs</text:p>
      <text:p text:style-name="Preformatted_20_Text"/>
      <text:p text:style-name="Preformatted_20_Text">11</text:p>
      <text:p text:style-name="Preformatted_20_Text">12</text:p>
      <text:p text:style-name="Preformatted_20_Text">for image_url in image_urls:</text:p>
      <text:p text:style-name="Preformatted_20_Text"><text:s text:c="3"/>try:</text:p>
      <text:p text:style-name="Preformatted_20_Text"><text:s text:c="7"/>response = requests.get(image_url)</text:p>
      <text:p text:style-name="Preformatted_20_Text"><text:s text:c="7"/>image_filename = image_url.split("/")[-1]</text:p>
      <text:p text:style-name="Preformatted_20_Text"><text:s text:c="7"/>target_file = f"/tmp/images/{image_filename}"</text:p>
      <text:p text:style-name="Preformatted_20_Text"><text:s text:c="7"/>with open(target_file, "wb") as f:</text:p>
      <text:p text:style-name="Preformatted_20_Text"><text:s text:c="11"/>f.write(response.content)</text:p>
      <text:p text:style-name="Preformatted_20_Text"><text:s text:c="7"/>print(f"Downloaded {image_url} to {target_file}")</text:p>
      <text:p text:style-name="Preformatted_20_Text"><text:s text:c="3"/>except requests_exceptions.MissingSchema:</text:p>
      <text:p text:style-name="Preformatted_20_Text"><text:s text:c="7"/>print(f"{image_url} appears to be an invalid URL.")</text:p>
      <text:p text:style-name="Preformatted_20_Text"><text:s text:c="3"/>except requests_excepti</text:p>
      <text:p text:style-name="Preformatted_20_Text"/>
      <text:p text:style-name="Preformatted_20_Text">ons.ConnectionError:</text:p>
      <text:p text:style-name="Preformatted_20_Text"><text:s text:c="7"/>print(f"Could not connect to {image_url}.")</text:p>
      <text:p text:style-name="Preformatted_20_Text"/>
      <text:p text:style-name="Preformatted_20_Text"/>
      <text:p text:style-name="Preformatted_20_Text"/>
      <text:p text:style-name="Preformatted_20_Text"/>
      <text:p text:style-name="Preformatted_20_Text"/>
      <text:p text:style-name="Preformatted_20_Text">#A Loop over all image URLs</text:p>
      <text:p text:style-name="Preformatted_20_Text"/>
      <text:p text:style-name="Preformatted_20_Text">#B Get the image</text:p>
      <text:p text:style-name="Preformatted_20_Text"/>
      <text:p text:style-name="Preformatted_20_Text">#C Get only the filename by selecting everything after the last /. E.g.: https://host/RocketImages/Electron.jpg_1440.jpg → Electron.jpg_1440.jpg</text:p>
      <text:p text:style-name="Preformatted_20_Text"/>
      <text:p text:style-name="Preformatted_20_Text">#D Construct the target file path</text:p>
      <text:p text:style-name="Preformatted_20_Text"/>
      <text:p text:style-name="Preformatted_20_Text">#E Open target file handle</text:p>
      <text:p text:style-name="Preformatted_20_Text"/>
      <text:p text:style-name="Preformatted_20_Text">#F Write image to file path</text:p>
      <text:p text:style-name="Preformatted_20_Text"/>
      <text:p text:style-name="Preformatted_20_Text">#G Print result</text:p>
      <text:p text:style-name="Preformatted_20_Text"/>
      <text:p text:style-name="Preformatted_20_Text">#H Catch and process potential errors</text:p>
      <text:p text:style-name="Preformatted_20_Text"/>
      <text:p text:style-name="Preformatted_20_Text"/>
      <text:p text:style-name="Preformatted_20_Text"/>
      <text:p text:style-name="Preformatted_20_Text"/>
      <text:p text:style-name="Preformatted_20_Text">2.3 <text:s text:c="5"/>Running a DAG in Airflow</text:p>
      <text:p text:style-name="Preformatted_20_Text"/>
      <text:p text:style-name="Preformatted_20_Text">Now we have our basic rocket launch DAG, let’s get it up and running and view it in the Airflow UI. The bare minimum Airflow consists of three core components: (1) a scheduler, (2) a webserver, and (3) a database. In order to get Airflow up and running, you can install Airflow either in your Python environment or run a Docker container.</text:p>
      <text:p text:style-name="Preformatted_20_Text">2.3.1 <text:s text:c="2"/>Running Airflow in a Python environment</text:p>
      <text:p text:style-name="Preformatted_20_Text"/>
      <text:p text:style-name="Preformatted_20_Text">To install and run Airflow as a Python package from PyPi:</text:p>
      <text:p text:style-name="Preformatted_20_Text"/>
      <text:p text:style-name="Preformatted_20_Text">1</text:p>
      <text:p text:style-name="Preformatted_20_Text">pip install apache-airflow</text:p>
      <text:p text:style-name="Preformatted_20_Text"/>
      <text:p text:style-name="Preformatted_20_Text">copy</text:p>
      <text:p text:style-name="Preformatted_20_Text"/>
      <text:p text:style-name="Preformatted_20_Text"><text:soft-page-break/>Make sure you install apache-airflow and not just airflow. Together with joining the Apache Foundation in 2016, the PyPi airflow repository was renamed to apache-airflow. Since many people were still installing airflow, instead of removing the old repository, it was kept as a dummy to provide everybody a message pointing to the correct repository.</text:p>
      <text:p text:style-name="Preformatted_20_Text"/>
      <text:p text:style-name="Preformatted_20_Text">Some operating systems come with a Python installation. Running just pip install apache-airflow will install Airflow in this “system” environment. When working on Python projects, it is desirable to keep each project in its own Python environment, to create a reproducible set of Python packages and avoid dependency clashes. Such environments are created with tools such as:</text:p>
      <text:p text:style-name="Preformatted_20_Text"/>
      <text:p text:style-name="Preformatted_20_Text"><text:s text:c="4"/>pyenv: https://github.com/pyenv/pyenv</text:p>
      <text:p text:style-name="Preformatted_20_Text"><text:s text:c="4"/>Conda: https://docs.conda.io</text:p>
      <text:p text:style-name="Preformatted_20_Text"><text:s text:c="4"/>virtualenv: https://virtualenv.pypa.io</text:p>
      <text:p text:style-name="Preformatted_20_Text"/>
      <text:p text:style-name="Preformatted_20_Text">After installing Airflow, start it by initializing the metastore (a database in which all Airflow state is stored), creating a user, copying the rocket launch DAG into the DAGs directory, and starting the scheduler and webserver:</text:p>
      <text:p text:style-name="Preformatted_20_Text"/>
      <text:p text:style-name="Preformatted_20_Text"><text:s text:c="4"/>airflow db init</text:p>
      <text:p text:style-name="Preformatted_20_Text"><text:s text:c="4"/>airflow users create --username admin --password admin --firstname Anonymous --lastname Admin --role Admin --email admin@example.org</text:p>
      <text:p text:style-name="Preformatted_20_Text"><text:s text:c="4"/>cp download_rocket_launches.py ~/airflow/dags/</text:p>
      <text:p text:style-name="Preformatted_20_Text"><text:s text:c="4"/>airflow webserver</text:p>
      <text:p text:style-name="Preformatted_20_Text"><text:s text:c="4"/>airflow scheduler</text:p>
      <text:p text:style-name="Preformatted_20_Text"/>
      <text:p text:style-name="Preformatted_20_Text">Note the scheduler and webserver are both continuous processes that keep your terminal open, so run either in the background with airflow webserver &amp; or open a second terminal window to run the scheduler and webserver separately. After you’re set-up, browse to http://localhost:8080, and login with username “admin” and password “admin” to view Airflow</text:p>
      <text:p text:style-name="Preformatted_20_Text"/>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2.3.2 <text:s text:c="2"/>Running Airflow in Docker containers</text:p>
      <text:p text:style-name="Preformatted_20_Text"/>
      <text:p text:style-name="Preformatted_20_Text">Docker containers are a popular tool to also create isolated environments to run a reproducible set of Python packages and avoid dependency clashes. However, Docker containers create an isolated environment on the operating system level, whereas Python environments only isolate on the Python runtime level. As a result, you can create Docker containers which contain not only a set of Python packages, but also other dependencies such as database drivers or a GCC compiler. Throughout this book we will demonstrate Airflow running in Docker containers in several examples.</text:p>
      <text:p text:style-name="Preformatted_20_Text"/>
      <text:p text:style-name="Preformatted_20_Text">Running Docker containers requires a Docker Engine to be installed on your machine. You can then run Airflow in Docker with the following command:</text:p>
      <text:p text:style-name="Preformatted_20_Text">Listing 2.10 Running Airflow in Docker</text:p>
      <text:p text:style-name="Preformatted_20_Text"/>
      <text:p text:style-name="Preformatted_20_Text">docker run \</text:p>
      <text:p text:style-name="Preformatted_20_Text">-ti \</text:p>
      <text:p text:style-name="Preformatted_20_Text">-p 8080:8080 \</text:p>
      <text:p text:style-name="Preformatted_20_Text">-v /path/to/dag/download_rocket_launches.py:/opt/airflow/dags/download_rocket_launches.py \</text:p>
      <text:p text:style-name="Preformatted_20_Text">--entrypoint=/bin/bash \</text:p>
      <text:p text:style-name="Preformatted_20_Text">--name airflow \</text:p>
      <text:p text:style-name="Preformatted_20_Text">apache/airflow:2.0.0-python3.8 \</text:p>
      <text:p text:style-name="Preformatted_20_Text">-c '( \</text:p>
      <text:p text:style-name="Preformatted_20_Text"><text:soft-page-break/>airflow db init &amp;&amp; \</text:p>
      <text:p text:style-name="Preformatted_20_Text">airflow users create --username admin --password admin --firstname Anonymous --lastname Admin --role Admin --email admin@example.org \</text:p>
      <text:p text:style-name="Preformatted_20_Text">); \</text:p>
      <text:p text:style-name="Preformatted_20_Text">airflow webserver &amp; \</text:p>
      <text:p text:style-name="Preformatted_20_Text">airflow scheduler \</text:p>
      <text:p text:style-name="Preformatted_20_Text">'</text:p>
      <text:p text:style-name="Preformatted_20_Text"/>
      <text:p text:style-name="Preformatted_20_Text">copy</text:p>
      <text:p text:style-name="Preformatted_20_Text"/>
      <text:p text:style-name="Preformatted_20_Text">#A Expose on host port 8080</text:p>
      <text:p text:style-name="Preformatted_20_Text"/>
      <text:p text:style-name="Preformatted_20_Text">#B Mount DAG file in container</text:p>
      <text:p text:style-name="Preformatted_20_Text"/>
      <text:p text:style-name="Preformatted_20_Text">#C Airflow Docker image</text:p>
      <text:p text:style-name="Preformatted_20_Text"/>
      <text:p text:style-name="Preformatted_20_Text">#D Initialize the metastore in the container</text:p>
      <text:p text:style-name="Preformatted_20_Text"/>
      <text:p text:style-name="Preformatted_20_Text">#E Create a user</text:p>
      <text:p text:style-name="Preformatted_20_Text"/>
      <text:p text:style-name="Preformatted_20_Text">#F Start webserver</text:p>
      <text:p text:style-name="Preformatted_20_Text"/>
      <text:p text:style-name="Preformatted_20_Text">#G Start scheduler</text:p>
      <text:p text:style-name="Preformatted_20_Text"/>
      <text:p text:style-name="Preformatted_20_Text">NOTE If you’re familiar with Docker, you would probably argue it’s not desirable to run multiple processes in a single Docker container as shown in Listing 2.10. The command is a single command, intended for demonstration purposes to get up and running quickly. In a production setting, you should run the Airflow webserver, scheduler, and metastore in separate containers, explained in detail in Chapter 10.</text:p>
      <text:p text:style-name="Preformatted_20_Text"/>
      <text:p text:style-name="Preformatted_20_Text">It will download and run the Airflow Docker image apache/airflow. Once running, you can view Airflow on http://localhost:8080, and log in with username “admin” and password “admin”.</text:p>
      <text:p text:style-name="Preformatted_20_Text">2.3.3 <text:s text:c="2"/>Inspecting the Airflow UI</text:p>
      <text:p text:style-name="Preformatted_20_Text"/>
      <text:p text:style-name="Preformatted_20_Text"/>
      <text:p text:style-name="Preformatted_20_Text">---------------</text:p>
      <text:p text:style-name="Preformatted_20_Text"/>
      <text:p text:style-name="Preformatted_20_Text">2.3.3 <text:s text:c="2"/>Inspecting the Airflow UI</text:p>
      <text:p text:style-name="Preformatted_20_Text"/>
      <text:p text:style-name="Preformatted_20_Text">The first view of Airflow on http://localhost:8080 you will see is the login screen:</text:p>
      <text:p text:style-name="Preformatted_20_Text">Figure 2.6 Airflow login view</text:p>
      <text:p text:style-name="Preformatted_20_Text"/>
      <text:p text:style-name="Preformatted_20_Text"/>
      <text:p text:style-name="Preformatted_20_Text"/>
      <text:p text:style-name="Preformatted_20_Text">After logging in, can inspect the download_rocket_launches DAG:</text:p>
      <text:p text:style-name="Preformatted_20_Text">Figure 2.7 Airflow home screen</text:p>
      <text:p text:style-name="Preformatted_20_Text"/>
      <text:p text:style-name="Preformatted_20_Text"/>
      <text:p text:style-name="Preformatted_20_Text"/>
      <text:p text:style-name="Preformatted_20_Text">This is the first glimpse of Airflow you will see. Currently, the only DAG is the download_rocket_launches which is available to Airflow in the DAGs directory. There’s a lot of information on the main view, but let’s inspect the download_rocket_launches DAG first. Click on the DAG name to open it and inspect the so-called Graph View:</text:p>
      <text:p text:style-name="Preformatted_20_Text"/>
      <text:p text:style-name="Preformatted_20_Text"/>
      <text:p text:style-name="Preformatted_20_Text">This view shows us the structure of the DAG script provided to Airflow. Once placed in the DAGs directory, Airflow will read the script and pull out the bits and pieces that together form a DAG, so it can be visualized in the UI. The graph view shows us the structure of the DAG, how and in which order all tasks in the DAG are connected and will be run. This is one of the views you will <text:soft-page-break/>probably use the most while developing your workflows.</text:p>
      <text:p text:style-name="Preformatted_20_Text"/>
      <text:p text:style-name="Preformatted_20_Text">The state legend shows all colors you might see when running, so let’s see what happens and run the DAG. First, the DAG requires to be “On” in order to be run, toggle the button next to the DAG name for that. Next, click on “play button” to run it.</text:p>
      <text:p text:style-name="Preformatted_20_Text"/>
      <text:p text:style-name="Preformatted_20_Text">Figure 2.9 Graph View displaying a running DAG</text:p>
      <text:p text:style-name="Preformatted_20_Text"/>
      <text:p text:style-name="Preformatted_20_Text"/>
      <text:p text:style-name="Preformatted_20_Text"/>
      <text:p text:style-name="Preformatted_20_Text">After triggering the DAG, it will start running and you will see the current state of the workflow represented by colors. Since we set dependencies between our tasks, consecutive tasks only start running once the previous tasks have been completed. Let’s check the result of the “notify” task. In a real use case, you probably want to send an email or e.g. Slack notification to inform about the new images. For sake of simplicity, it now prints the number of downloaded images. Let’s check the logs.</text:p>
      <text:p text:style-name="Preformatted_20_Text"/>
      <text:p text:style-name="Preformatted_20_Text">All task logs are collected in Airflow so we can search in the UI for output or potential issues in case of failure. Click on a completed “notify” task and you will see a pop-up with several options:</text:p>
      <text:p text:style-name="Preformatted_20_Text">Figure 2.10 Task pop up options</text:p>
      <text:p text:style-name="Preformatted_20_Text"/>
      <text:p text:style-name="Preformatted_20_Text">Click on the top-center button “Log” to inspect the logs:</text:p>
      <text:p text:style-name="Preformatted_20_Text">Figure 2.11 Print statement displayed in logs</text:p>
      <text:p text:style-name="Preformatted_20_Text"/>
      <text:p text:style-name="Preformatted_20_Text">The logs are quite verbose by default but display the number of downloaded images in the log. Finally, we can open the /tmp/images directory and view them. When running in Docker, this directory only exists inside the Docker container and not on your host system. You must therefore first get into the Docker container:</text:p>
      <text:p text:style-name="Preformatted_20_Text"/>
      <text:p text:style-name="Preformatted_20_Text">docker exec -it airflow /bin/bash</text:p>
      <text:p text:style-name="Preformatted_20_Text"/>
      <text:p text:style-name="Preformatted_20_Text">copy</text:p>
      <text:p text:style-name="Preformatted_20_Text"/>
      <text:p text:style-name="Preformatted_20_Text">After that you get a Bash terminal in the container and can view the images in /tmp/images:</text:p>
      <text:p text:style-name="Preformatted_20_Text">Figure 2.12 Resulting rocket pictures</text:p>
      <text:p text:style-name="Preformatted_20_Text">2.4 <text:s text:c="5"/>Running at regular intervals</text:p>
      <text:p text:style-name="Preformatted_20_Text"/>
      <text:p text:style-name="Preformatted_20_Text">Rocket enthusiast John is happy now that he has a workflow up and running in Airflow, which he can trigger every now and then to collect the latest rocket pictures. He can see the status of his workflow in the Airflow UI which is already an improvement compared to a script on the command line he was running before. But he still needs to trigger his workflow by hand periodically which should be automated. After all, nobody likes doing repetitive tasks which computers are good at.</text:p>
      <text:p text:style-name="Preformatted_20_Text"/>
      <text:p text:style-name="Preformatted_20_Text">In Airflow, we can schedule a DAG to run at certain intervals -- for example once an hour, day or month. This is controlled on the DAG by setting the schedule_interval argument:</text:p>
      <text:p text:style-name="Preformatted_20_Text">Listing 2.10 Running a DAG once a day</text:p>
      <text:p text:style-name="Preformatted_20_Text"/>
      <text:p text:style-name="Preformatted_20_Text">dag = DAG(</text:p>
      <text:p text:style-name="Preformatted_20_Text"><text:s text:c="3"/>dag_id="download_rocket_launches",</text:p>
      <text:p text:style-name="Preformatted_20_Text"><text:s text:c="3"/>start_date=airflow.utils.dates.days_ago(14),</text:p>
      <text:p text:style-name="Preformatted_20_Text"><text:s text:c="3"/>schedule_interval="@daily", #A</text:p>
      <text:p text:style-name="Preformatted_20_Text">)</text:p>
      <text:p text:style-name="Preformatted_20_Text"/>
      <text:p text:style-name="Preformatted_20_Text">copy</text:p>
      <text:p text:style-name="Preformatted_20_Text"/>
      <text:p text:style-name="Preformatted_20_Text">#A Airflow alias for 0 0 * * *, a.k.a. midnight</text:p>
      <text:p text:style-name="Preformatted_20_Text"><text:soft-page-break/></text:p>
      <text:p text:style-name="Preformatted_20_Text">Setting the schedule_interval to “@daily” tells Airflow to run this workflow once a day so that John doesn’t have to trigger it manually once a day. The behavior of this is best viewed in the Tree View:</text:p>
      <text:p text:style-name="Preformatted_20_Text">Figure 2.13 Airflow Tree View</text:p>
      <text:p text:style-name="Preformatted_20_Text"/>
      <text:p text:style-name="Preformatted_20_Text">The Tree View is similar to the Graph View but displays the graph structure as it runs over time. An overview of the status of all runs of a single workflow can be seen here.</text:p>
      <text:p text:style-name="Preformatted_20_Text">Figure 2.14 Relationship between Graph View and Tree View</text:p>
      <text:p text:style-name="Preformatted_20_Text"/>
      <text:p text:style-name="Preformatted_20_Text">The structure of the DAG is displayed to fit a “rows and columns” layout, specifically the status of all runs of the specific DAG, where each column represents a single run at some point in time.</text:p>
      <text:p text:style-name="Preformatted_20_Text"/>
      <text:p text:style-name="Preformatted_20_Text">When we set the schedule_interval to “@daily”, Airflow knew it had to run this DAG once a day. Given the start_date provided to the DAG of 14 days ago, that means the time from 14 days ago up to now can be divided into 14 equal intervals of 1 day. Since both the start and end datetime of these 14 intervals lie in the past, they will start running once we provide a schedule_interval to Airflow. The semantics of the schedule interval and various ways to configure it are covered in more detail in Chapter 3.</text:p>
      <text:p text:style-name="Preformatted_20_Text">2.5 <text:s text:c="5"/>Handling failing tasks</text:p>
      <text:p text:style-name="Preformatted_20_Text"/>
      <text:p text:style-name="Preformatted_20_Text">So far we’ve seen only green in the Airflow UI. But what happens if something fails? It’s not uncommon for tasks to fail, which could be for a multitude of reasons (e.g., an external service is down, network connectivity issues, or a broken disk).</text:p>
      <text:p text:style-name="Preformatted_20_Text"/>
      <text:p text:style-name="Preformatted_20_Text">Say, for example, at some point we experienced a network hiccup while getting John’s rocket pictures. As a consequence, the Airflow task fails and we see the failing task in the Airflow UI. It would look as follows:</text:p>
      <text:p text:style-name="Preformatted_20_Text">Figure 2.15 Failure displayed in Graph View and Tree View</text:p>
      <text:p text:style-name="Preformatted_20_Text"/>
      <text:p text:style-name="Preformatted_20_Text">The specific failed task would be displayed in red in both the graph and tree views as a result of not being able to get the images from the internet and therefore raise an error. The successive “notify” task would not run at all because it’s dependent on the successful state of the “get_pictures” task. Such task instances are displayed in orange. By default, all previous tasks must run successfully and any successive task of a failed task will not run.</text:p>
      <text:p text:style-name="Preformatted_20_Text"/>
      <text:p text:style-name="Preformatted_20_Text">Let’s figure out the issue by inspecting the logs again. Open the logs of the “get_pictures” task:</text:p>
      <text:p text:style-name="Preformatted_20_Text">Figure 2.16 Stack trace of failed get_pictures task</text:p>
      <text:p text:style-name="Preformatted_20_Text"/>
      <text:p text:style-name="Preformatted_20_Text">In the stack traces we uncover the potential cause of the issue:</text:p>
      <text:p text:style-name="Preformatted_20_Text"/>
      <text:p text:style-name="Preformatted_20_Text">urllib3.exceptions.NewConnectionError: &lt;urllib3.connection.HTTPSConnection object at 0x7f37963ce3a0&gt;: Failed to establish a new connection: [Errno -2] Name or service not known</text:p>
      <text:p text:style-name="Preformatted_20_Text"/>
      <text:p text:style-name="Preformatted_20_Text">copy</text:p>
      <text:p text:style-name="Preformatted_20_Text"/>
      <text:p text:style-name="Preformatted_20_Text">This indicates urllib3 (i.e., the HTTP client for Python) is trying to establish a connection but cannot, which could hint at a firewall rule blocking the connection or no internet connectivity. Assuming we fixed the issue (e.g. plugged in the internet cable), let’s restart the task. Note: it is unnecessary to restart the entire workflow. A nice feature of Airflow is that you can restart from the point of failure and onwards, without having to restart any previously succeeded tasks.</text:p>
      <text:p text:style-name="Preformatted_20_Text">Figure 2.17 Click on a failed task for options to clear it</text:p>
      <text:p text:style-name="Preformatted_20_Text"/>
      <text:p text:style-name="Preformatted_20_Text">Click on the failed task, and now click the “Clear” button in the pop-up. It will show you the tasks you’re about to clear; meaning you will “reset” the <text:soft-page-break/>state of these tasks and Airflow will rerun them:</text:p>
      <text:p text:style-name="Preformatted_20_Text">Figure 2.18 Clearing the state of get_pictures and successive tasks</text:p>
      <text:p text:style-name="Preformatted_20_Text"/>
      <text:p text:style-name="Preformatted_20_Text">Click “OK!” and the failed task and its successive tasks will be cleared:</text:p>
      <text:p text:style-name="Preformatted_20_Text">Figure 2.19 Cleared tasks displayed in Graph View</text:p>
      <text:p text:style-name="Preformatted_20_Text"/>
      <text:p text:style-name="Preformatted_20_Text">Assuming the connectivity issues are resolved, the tasks will now run successfully and make the whole Tree View green:</text:p>
      <text:p text:style-name="Preformatted_20_Text">Figure 2.20 Successfully completed tasks after clearing failed tasks</text:p>
      <text:p text:style-name="Preformatted_20_Text"/>
      <text:p text:style-name="Preformatted_20_Text">In any piece of software, there are many reasons for failure. In Airflow workflows, sometimes failure is accepted, sometimes it is not, and sometimes it is only in certain conditions. The criteria for dealing while failure can be configured on any level in the workflow, and is covered in more detail in Chapter 4.</text:p>
      <text:p text:style-name="Preformatted_20_Text"/>
      <text:p text:style-name="Preformatted_20_Text">After clearing the failed tasks, Airflow will automatically re-run these tasks. If all goes well, John will now have downloaded the rocket images resulting from the failed tasks. Note that the called URL in the download_launches task simply requests the next ten rocket launches -- meaning it will return the next ten rocket launches at the time of calling the API. Incorporating the runtime context at which a DAG was run into your code is covered in Chapter 4.</text:p>
      <text:p text:style-name="Preformatted_20_Text">2.6 <text:s text:c="5"/>Summary</text:p>
      <text:p text:style-name="Preformatted_20_Text"/>
      <text:p text:style-name="Preformatted_20_Text"><text:s text:c="4"/>Workflows in Airflow are represented in DAGs.</text:p>
      <text:p text:style-name="Preformatted_20_Text"><text:s text:c="4"/>Operators represent a single unit of work.</text:p>
      <text:p text:style-name="Preformatted_20_Text"><text:s text:c="4"/>Airflow contains an array of operators both for generic and specific types of work.</text:p>
      <text:p text:style-name="Preformatted_20_Text"><text:s text:c="4"/>The Airflow UI offers a graph view for viewing the DAG structure and tree view for viewing DAG runs over time.</text:p>
      <text:p text:style-name="Preformatted_20_Text"><text:s text:c="4"/>Failed tasks can be restarted anywhere in the DAG.</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CHAPTER 3 Scheduling in Airflow</text:p>
      <text:p text:style-name="Preformatted_20_Text">This chapter covers</text:p>
      <text:p text:style-name="Preformatted_20_Text"/>
      <text:p text:style-name="Preformatted_20_Text"><text:s text:c="4"/>Running DAGs at regular intervals</text:p>
      <text:p text:style-name="Preformatted_20_Text"><text:s text:c="4"/>Constructing dynamic DAGs to process data incrementally</text:p>
      <text:p text:style-name="Preformatted_20_Text"><text:s text:c="4"/>Loading and re-processing past datasets using backfilling</text:p>
      <text:p text:style-name="Preformatted_20_Text"><text:s text:c="4"/>Applying best practices for reliable tasks</text:p>
      <text:p text:style-name="Preformatted_20_Text"/>
      <text:p text:style-name="Preformatted_20_Text">In the previous chapter, we explored Airflow’s UI and showed you how to define a basic Airflow DAG and run this DAG every day by defining a scheduled interval. In this chapter, we will dive a bit deeper into the concept of scheduling in Airflow and explore how this allows you to process data incrementally at regular intervals. First, we’ll introduce a small use case focused on analyzing user events from our website and explore how we can build a DAG to analyze these events at regular intervals. Next, we’ll explore ways to make this process more efficient by taking an incremental approach to analyzing our data and how this ties into Airflow’s concept of execution dates. Finally, we’ll finish by showing how we can fill in past gaps in our dataset using backfilling and discussing some important properties of proper Airflow tasks.</text:p>
      <text:p text:style-name="Preformatted_20_Text">3.1 <text:s text:c="5"/>An example: pr</text:p>
      <text:p text:style-name="Preformatted_20_Text"><text:soft-page-break/></text:p>
      <text:p text:style-name="Preformatted_20_Text"/>
      <text:p text:style-name="Preformatted_20_Text"/>
      <text:p text:style-name="Preformatted_20_Text"/>
      <text:p text:style-name="Preformatted_20_Text"/>
      <text:p text:style-name="Preformatted_20_Text">3.1 <text:s text:c="5"/>An example: processing user events</text:p>
      <text:p text:style-name="Preformatted_20_Text"/>
      <text:p text:style-name="Preformatted_20_Text">To understand how Airflow’s scheduling works, we’ll first consider a small example. Imagine we have a service that tracks user behavior on our website and allows us to analyze which pages users (identified by an IP address) accessed on our website. For marketing purposes, we would like to know how many different pages are accessed by our users and how much time they spend during each visit. To get an idea of how this behavior changes over time, we want to calculate these statistics daily as this allows us to compare changes across different days and larger time periods.</text:p>
      <text:p text:style-name="Preformatted_20_Text"/>
      <text:p text:style-name="Preformatted_20_Text">For practical reasons, the external tracking service does not store data for more than 30 days. This means that we need to store and accumulate this data ourselves, as we want to retain our history for longer periods of time. Normally, because the raw data might be quite large, it would make sense to store this data in a cloud storage service such as Amazon’s S3 or Google’s Cloud Storage service, as these services combine high durability with relatively low costs. However, for simplicity’s sake, we won’t worry about these things yet and keep our data locally.</text:p>
      <text:p text:style-name="Preformatted_20_Text"/>
      <text:p text:style-name="Preformatted_20_Text">To simulate this example, we have created a simple (local) API that allows us to retrieve user events. For example, we can retrieve the full list of available events from the past 30 days using the following API call:</text:p>
      <text:p text:style-name="Preformatted_20_Text"/>
      <text:p text:style-name="Preformatted_20_Text">1</text:p>
      <text:p text:style-name="Preformatted_20_Text">curl -o /tmp/events.json http://localhost:5000/events</text:p>
      <text:p text:style-name="Preformatted_20_Text"/>
      <text:p text:style-name="Preformatted_20_Text">copy</text:p>
      <text:p text:style-name="Preformatted_20_Text"/>
      <text:p text:style-name="Preformatted_20_Text">--------------</text:p>
      <text:p text:style-name="Preformatted_20_Text"/>
      <text:p text:style-name="Preformatted_20_Text"/>
      <text:p text:style-name="Preformatted_20_Text">This call returns a (JSON-encoded) list of user events that we can analyze to calculate our user statistics.</text:p>
      <text:p text:style-name="Preformatted_20_Text"/>
      <text:p text:style-name="Preformatted_20_Text">Using this API, we can break our workflow down into two separate tasks: one for fetching user events and another task for calculating the statistics. The data itself can be downloaded using the BashOperator, similarly as we saw in the previous chapter. For calculating the statistics, we can use a PythonOperator, which allows us to load the data into a Pandas DataFrame and calculate the number of events using a groupby and an aggregation. Altogether, this gives us the following DAG for our workflow:</text:p>
      <text:p text:style-name="Preformatted_20_Text">Listing 3.1 Initial (unscheduled) version of the event DAG (01_unscheduled.py).</text:p>
      <text:p text:style-name="Preformatted_20_Text"/>
      <text:p text:style-name="Preformatted_20_Text"/>
      <text:p text:style-name="Preformatted_20_Text">import datetime as dt</text:p>
      <text:p text:style-name="Preformatted_20_Text">from pathlib import Path</text:p>
      <text:p text:style-name="Preformatted_20_Text"><text:s/></text:p>
      <text:p text:style-name="Preformatted_20_Text">import pandas as pd</text:p>
      <text:p text:style-name="Preformatted_20_Text"><text:s/></text:p>
      <text:p text:style-name="Preformatted_20_Text">from airflow import DAG</text:p>
      <text:p text:style-name="Preformatted_20_Text">from airflow.operators.bash import BashOperator</text:p>
      <text:p text:style-name="Preformatted_20_Text">from airflow.operators.python import PythonOperator</text:p>
      <text:p text:style-name="Preformatted_20_Text"><text:s/></text:p>
      <text:p text:style-name="Preformatted_20_Text">dag = DAG(</text:p>
      <text:p text:style-name="Preformatted_20_Text"><text:s text:c="3"/>dag_id="01_unscheduled",</text:p>
      <text:p text:style-name="Preformatted_20_Text"><text:s text:c="3"/>start_date=dt.datetime(2019, 1, 1),</text:p>
      <text:p text:style-name="Preformatted_20_Text"><text:s text:c="3"/>schedule_interval=None,</text:p>
      <text:p text:style-name="Preformatted_20_Text">)</text:p>
      <text:p text:style-name="Preformatted_20_Text"><text:soft-page-break/><text:s/></text:p>
      <text:p text:style-name="Preformatted_20_Text">fetch_events = BashOperator(</text:p>
      <text:p text:style-name="Preformatted_20_Text"><text:s text:c="3"/>task_id="fetch_events",</text:p>
      <text:p text:style-name="Preformatted_20_Text"><text:s text:c="3"/>bash_command=(</text:p>
      <text:p text:style-name="Preformatted_20_Text"><text:s text:c="6"/>"mkdir -p /data &amp;&amp; "</text:p>
      <text:p text:style-name="Preformatted_20_Text"><text:s text:c="6"/>"curl -o /data/events.json "</text:p>
      <text:p text:style-name="Preformatted_20_Text"><text:s text:c="6"/>"https://localhost:5000/events"</text:p>
      <text:p text:style-name="Preformatted_20_Text"><text:s text:c="3"/>),</text:p>
      <text:p text:style-name="Preformatted_20_Text"><text:s text:c="3"/>dag=dag,</text:p>
      <text:p text:style-name="Preformatted_20_Text">)</text:p>
      <text:p text:style-name="Preformatted_20_Text"><text:s/></text:p>
      <text:p text:style-name="Preformatted_20_Text"><text:s/></text:p>
      <text:p text:style-name="Preformatted_20_Text">def _calculate_stats(input_path, output_path):</text:p>
      <text:p text:style-name="Preformatted_20_Text"><text:s text:c="3"/>"""Calculates event statistics."""</text:p>
      <text:p text:style-name="Preformatted_20_Text"><text:s/></text:p>
      <text:p text:style-name="Preformatted_20_Text"><text:s text:c="3"/>events = pd.read_json(input_path)</text:p>
      <text:p text:style-name="Preformatted_20_Text"><text:s text:c="3"/>stats = events.groupby(["date", "user"]).size().reset_index()</text:p>
      <text:p text:style-name="Preformatted_20_Text"><text:s/></text:p>
      <text:p text:style-name="Preformatted_20_Text"><text:s text:c="3"/>Path(output_path).parent.mkdir(exist_ok=True)</text:p>
      <text:p text:style-name="Preformatted_20_Text"><text:s text:c="3"/>stats.to_csv(output_path, index=False)</text:p>
      <text:p text:style-name="Preformatted_20_Text"><text:s/></text:p>
      <text:p text:style-name="Preformatted_20_Text"><text:s/></text:p>
      <text:p text:style-name="Preformatted_20_Text">calculate_stats = PythonOperator(</text:p>
      <text:p text:style-name="Preformatted_20_Text"><text:s text:c="3"/>task_id="calculate_stats",</text:p>
      <text:p text:style-name="Preformatted_20_Text"><text:s text:c="3"/>python_callable=_calculate_stats,</text:p>
      <text:p text:style-name="Preformatted_20_Text"><text:s text:c="3"/>op_kwargs={</text:p>
      <text:p text:style-name="Preformatted_20_Text"><text:s text:c="7"/>"input_path": "/data/events.json",</text:p>
      <text:p text:style-name="Preformatted_20_Text"><text:s text:c="7"/>"output_path": "/data/stats.csv",</text:p>
      <text:p text:style-name="Preformatted_20_Text"><text:s text:c="3"/>},</text:p>
      <text:p text:style-name="Preformatted_20_Text"><text:s text:c="3"/>dag=dag,</text:p>
      <text:p text:style-name="Preformatted_20_Text">)</text:p>
      <text:p text:style-name="Preformatted_20_Text"><text:s/></text:p>
      <text:p text:style-name="Preformatted_20_Text">fetch_events &gt;&gt; calculate_stats</text:p>
      <text:p text:style-name="Preformatted_20_Text"/>
      <text:p text:style-name="Preformatted_20_Text">copy</text:p>
      <text:p text:style-name="Preformatted_20_Text"/>
      <text:p text:style-name="Preformatted_20_Text">#A Define the start date for the DAG.</text:p>
      <text:p text:style-name="Preformatted_20_Text"/>
      <text:p text:style-name="Preformatted_20_Text">#B Specify that this is an unscheduled DAG.</text:p>
      <text:p text:style-name="Preformatted_20_Text"/>
      <text:p text:style-name="Preformatted_20_Text">#C Fetch and store the events from the API.</text:p>
      <text:p text:style-name="Preformatted_20_Text"/>
      <text:p text:style-name="Preformatted_20_Text">#D, #E Load the events and calculate the required statistics.</text:p>
      <text:p text:style-name="Preformatted_20_Text"/>
      <text:p text:style-name="Preformatted_20_Text">#F, G Make sure the output directory exists and write results to CSV.</text:p>
      <text:p text:style-name="Preformatted_20_Text"/>
      <text:p text:style-name="Preformatted_20_Text">#H Set order of execution.</text:p>
      <text:p text:style-name="Preformatted_20_Text"/>
      <text:p text:style-name="Preformatted_20_Text">Now we have our basic DAG, but we still need to make sure it’s run regularly by Airflow. Let’s get it scheduled so that we have daily updates!</text:p>
      <text:p text:style-name="Preformatted_20_Text">3.2 <text:s text:c="5"/>Running at regular intervals</text:p>
      <text:p text:style-name="Preformatted_20_Text"/>
      <text:p text:style-name="Preformatted_20_Text">As we’ve already seen in Chapter 2, Airflow DAGs can be run at regular intervals by defining a scheduled interval for the DAG. Schedule intervals can be defined using the schedule_interval argument when initializing the DAG. By default, the value of this argument is None, which means that the DAG will not be scheduled and will only be run when triggered manually from the UI or the API.</text:p>
      <text:p text:style-name="Preformatted_20_Text">3.2.1 <text:s text:c="2"/>Defining scheduling intervals</text:p>
      <text:p text:style-name="Preformatted_20_Text"/>
      <text:p text:style-name="Preformatted_20_Text">In our example of ingesting user events, we would like to calculate statistics daily, suggesting that it wou</text:p>
      <text:p text:style-name="Preformatted_20_Text"/>
      <text:p text:style-name="Preformatted_20_Text"/>
      <text:p text:style-name="Preformatted_20_Text"/>
      <text:p text:style-name="Preformatted_20_Text"><text:soft-page-break/></text:p>
      <text:p text:style-name="Preformatted_20_Text">------------</text:p>
      <text:p text:style-name="Preformatted_20_Text"/>
      <text:p text:style-name="Preformatted_20_Text"/>
      <text:p text:style-name="Preformatted_20_Text"/>
      <text:p text:style-name="Preformatted_20_Text">3.2.1 <text:s text:c="2"/>Defining scheduling intervals</text:p>
      <text:p text:style-name="Preformatted_20_Text"/>
      <text:p text:style-name="Preformatted_20_Text">In our example of ingesting user events, we would like to calculate statistics daily, suggesting that it would make sense to schedule our DAG to run once every day. As this is a common use case, Airflow provides the convenient macro @daily for defining a daily scheduled interval which runs our DAG once every day at midnight:</text:p>
      <text:p text:style-name="Preformatted_20_Text">Listing 3.2 Defining a daily schedule interval (02_daily_schedule.py).…….……………………</text:p>
      <text:p text:style-name="Preformatted_20_Text"/>
      <text:p text:style-name="Preformatted_20_Text">6</text:p>
      <text:p text:style-name="Preformatted_20_Text">dag = DAG(</text:p>
      <text:p text:style-name="Preformatted_20_Text"><text:s text:c="4"/>dag_id="02_daily_schedule",</text:p>
      <text:p text:style-name="Preformatted_20_Text"><text:s text:c="4"/>schedule_interval="@daily",</text:p>
      <text:p text:style-name="Preformatted_20_Text"><text:s text:c="4"/>start_date=dt.datetime(2019, 1, 1),</text:p>
      <text:p text:style-name="Preformatted_20_Text"><text:s text:c="4"/>...</text:p>
      <text:p text:style-name="Preformatted_20_Text">)</text:p>
      <text:p text:style-name="Preformatted_20_Text"/>
      <text:p text:style-name="Preformatted_20_Text">copy</text:p>
      <text:p text:style-name="Preformatted_20_Text"/>
      <text:p text:style-name="Preformatted_20_Text">#A Schedule the DAG to run every day at midnight.</text:p>
      <text:p text:style-name="Preformatted_20_Text"/>
      <text:p text:style-name="Preformatted_20_Text">#B From which date/time to start scheduling DAG runs.</text:p>
      <text:p text:style-name="Preformatted_20_Text"/>
      <text:p text:style-name="Preformatted_20_Text">Besides the schedule interval, Airflow also needs to know when we want to start executing the DAG, specified by the start date of the DAG. Based on this start date, Airflow will schedule the first execution of our DAG to run at the first schedule interval after the start date (start + interval). Subsequent runs will continue executing at schedule intervals following this first interval.</text:p>
      <text:p text:style-name="Preformatted_20_Text"/>
      <text:p text:style-name="Preformatted_20_Text">NOTE Pay attention to the fact Airflow starts tasks in an interval at the end of the interval. If developing a DAG on January 1st, 2019 at 13:00, with a start_date of 01-01-2019 and @daily interval, this means it first starts running at midnight. At first, nothing will happen if you run the DAG on January 1st 13:00 until midnight is reached.</text:p>
      <text:p text:style-name="Preformatted_20_Text"/>
      <text:p text:style-name="Preformatted_20_Text">For example, say we define our DAG with a start date on the first of January, as previously shown in Listing 3.2. Combined with a daily scheduling interval, this will result in Airflow running our DAG at midnight on every day following the first of January (Figure 3.1). Note that our first execution takes place on the second of January (the first interval following the start date) and not the first of January. We’ll dive further into the reasoning behind this behavior later in this chapter (Section 3.4).</text:p>
      <text:p text:style-name="Preformatted_20_Text">Figure 3.1. Schedule intervals for a daily scheduled DAG with a specified start date. This shows daily intervals for a DAG with a start date of 2019-01-01. Arrows indicate the time point at which a DAG is executed. Without a specified end date, the DAG will keep being executed every day until the DAG is switched off.</text:p>
      <text:p text:style-name="Preformatted_20_Text"/>
      <text:p text:style-name="Preformatted_20_Text">Without an end date, Airflow will (in principle) keep executing our DAG on this daily schedule until the end of time. However, if we already know that our project has a fixed duration, we can tell Airflow to stop running our DAG after a certain date using the end_date parameter:</text:p>
      <text:p text:style-name="Preformatted_20_Text">Listing 3.3 Defining an end date for the DAG (03_with_end_date.py).</text:p>
      <text:p text:style-name="Preformatted_20_Text"/>
      <text:p text:style-name="Preformatted_20_Text">6</text:p>
      <text:p text:style-name="Preformatted_20_Text">dag = DAG(</text:p>
      <text:p text:style-name="Preformatted_20_Text"><text:s text:c="4"/>dag_id="03_with_end_date",</text:p>
      <text:p text:style-name="Preformatted_20_Text"><text:s text:c="4"/>schedule_interval="@daily",</text:p>
      <text:p text:style-name="Preformatted_20_Text"><text:soft-page-break/><text:s text:c="4"/>start_date=dt.datetime(year=2019, month=1, day=1),</text:p>
      <text:p text:style-name="Preformatted_20_Text"><text:s text:c="4"/>end_date=dt.datetime(year=2019, month=1, day=5),</text:p>
      <text:p text:style-name="Preformatted_20_Text">)</text:p>
      <text:p text:style-name="Preformatted_20_Text"/>
      <text:p text:style-name="Preformatted_20_Text">copy</text:p>
      <text:p text:style-name="Preformatted_20_Text"/>
      <text:p text:style-name="Preformatted_20_Text">This will result in the full set of schedule intervals shown in Figure 3.2.</text:p>
      <text:p text:style-name="Preformatted_20_Text">Figure 3.2. Schedule intervals for a daily scheduled DAG with specified start and end dates. Shows intervals for the same DAG as Figure 3.1, but now with an end date of 2019-01-05, which prevents the DAG from executing beyond this date.</text:p>
      <text:p text:style-name="Preformatted_20_Text">3.2.2 <text:s text:c="2"/>Cron-based intervals</text:p>
      <text:p text:style-name="Preformatted_20_Text"/>
      <text:p text:style-name="Preformatted_20_Text">Up to now, all our examples have sh</text:p>
      <text:p text:style-name="Preformatted_20_Text"/>
      <text:p text:style-name="Preformatted_20_Text"/>
      <text:p text:style-name="Preformatted_20_Text">--------------------</text:p>
      <text:p text:style-name="Preformatted_20_Text"/>
      <text:p text:style-name="Preformatted_20_Text"/>
      <text:p text:style-name="Preformatted_20_Text">3.2.2 <text:s text:c="2"/>Cron-based intervals</text:p>
      <text:p text:style-name="Preformatted_20_Text"/>
      <text:p text:style-name="Preformatted_20_Text">Up to now, all our examples have shown DAGs running at daily intervals. But what if we want to run our jobs on hourly or weekly intervals? And what about more complicated intervals in which we, for example, may want to run our DAG at 23:45 every Saturday?</text:p>
      <text:p text:style-name="Preformatted_20_Text"/>
      <text:p text:style-name="Preformatted_20_Text">To support more complicated scheduling intervals, Airflow allows us to define scheduling intervals using the same syntax as used by cron, a time-based job scheduler used by Unix-like computer operating systems such as macOS and Linux. This syntax consists of 5 components and is defined as follows:</text:p>
      <text:p text:style-name="Preformatted_20_Text"/>
      <text:p text:style-name="Preformatted_20_Text">6</text:p>
      <text:p text:style-name="Preformatted_20_Text">7</text:p>
      <text:p text:style-name="Preformatted_20_Text"># ┌─────── minute (0 - 59)</text:p>
      <text:p text:style-name="Preformatted_20_Text"># │ ┌────── hour (0 - 23)</text:p>
      <text:p text:style-name="Preformatted_20_Text"># │ │ ┌───── day of the month (1 - 31)</text:p>
      <text:p text:style-name="Preformatted_20_Text"># │ │ │ ┌───── month (1 - 12)</text:p>
      <text:p text:style-name="Preformatted_20_Text"># │ │ │ │ ┌──── day of the week (0 - 6) (Sunday to Saturday;</text:p>
      <text:p text:style-name="Preformatted_20_Text"># │ │ │ │ │ <text:s text:c="5"/>7 is also Sunday on some systems)</text:p>
      <text:p text:style-name="Preformatted_20_Text"># * * * * *</text:p>
      <text:p text:style-name="Preformatted_20_Text"/>
      <text:p text:style-name="Preformatted_20_Text">copy</text:p>
      <text:p text:style-name="Preformatted_20_Text"/>
      <text:p text:style-name="Preformatted_20_Text">In this definition, a cron job is executed when the time/date specification fields match the current system time/date. Asterisks (‘*’) can be used instead of numbers to define unrestricted fields, meaning that we don’t care about the value of that field.</text:p>
      <text:p text:style-name="Preformatted_20_Text"/>
      <text:p text:style-name="Preformatted_20_Text">Although this cron-based representation may seem a bit convoluted, it provides us with considerable flexibility for defining time intervals. For example, we can define hourly, daily, and weekly intervals using the following cron expressions:</text:p>
      <text:p text:style-name="Preformatted_20_Text"/>
      <text:p text:style-name="Preformatted_20_Text"><text:s text:c="4"/>0 * * * * = hourly (running on the hour)</text:p>
      <text:p text:style-name="Preformatted_20_Text"><text:s text:c="4"/>0 0 * * * = daily (running at midnight)</text:p>
      <text:p text:style-name="Preformatted_20_Text"><text:s text:c="4"/>0 0 * * 0 = weekly (running at midnight on Sunday)</text:p>
      <text:p text:style-name="Preformatted_20_Text"/>
      <text:p text:style-name="Preformatted_20_Text">Besides this, we can also define more complicated expressions such as the following:</text:p>
      <text:p text:style-name="Preformatted_20_Text"/>
      <text:p text:style-name="Preformatted_20_Text"><text:s text:c="4"/>0 0 1 * * = midnight on the first of every month</text:p>
      <text:p text:style-name="Preformatted_20_Text"><text:s text:c="4"/>45 23 * * SAT = 23:45 every Saturday</text:p>
      <text:p text:style-name="Preformatted_20_Text"/>
      <text:p text:style-name="Preformatted_20_Text">Additionally, cron expressions allow you to define collections of values using a comma (‘,’) to define a list of values or a dash (‘-’) to define a range of <text:soft-page-break/>values. Using this syntax, we can build expressions that enable running jobs on multiple weekdays or multiple sets of hours during a day:</text:p>
      <text:p text:style-name="Preformatted_20_Text"/>
      <text:p text:style-name="Preformatted_20_Text"><text:s text:c="4"/>0 0 * * MON,WED,FRI = run every Monday, Wednesday, Friday at midnight</text:p>
      <text:p text:style-name="Preformatted_20_Text"><text:s text:c="4"/>0 0 * * MON-FRI = run every weekday at midnight</text:p>
      <text:p text:style-name="Preformatted_20_Text"><text:s text:c="4"/>0 0,12 * * * = run every day at 00:00 AM and 12:00 P.M.</text:p>
      <text:p text:style-name="Preformatted_20_Text"/>
      <text:p text:style-name="Preformatted_20_Text">Airflow also provides support for several macros that represent shorthands for commonly used scheduling intervals. We have already seen one of these macros (@daily) for defining daily intervals. An overview of the other macros supported by Airflow is shown in Table 3.1.</text:p>
      <text:p text:style-name="Preformatted_20_Text"/>
      <text:p text:style-name="Preformatted_20_Text">Preset</text:p>
      <text:p text:style-name="Preformatted_20_Text"><text:tab/></text:p>
      <text:p text:style-name="Preformatted_20_Text"/>
      <text:p text:style-name="Preformatted_20_Text">Meaning</text:p>
      <text:p text:style-name="Preformatted_20_Text"/>
      <text:p text:style-name="Preformatted_20_Text">@once</text:p>
      <text:p text:style-name="Preformatted_20_Text"><text:tab/></text:p>
      <text:p text:style-name="Preformatted_20_Text"/>
      <text:p text:style-name="Preformatted_20_Text">Schedule once and only once</text:p>
      <text:p text:style-name="Preformatted_20_Text"/>
      <text:p text:style-name="Preformatted_20_Text">@hourly</text:p>
      <text:p text:style-name="Preformatted_20_Text"><text:tab/></text:p>
      <text:p text:style-name="Preformatted_20_Text"/>
      <text:p text:style-name="Preformatted_20_Text">Run once an hour at the beginning of the hour</text:p>
      <text:p text:style-name="Preformatted_20_Text"/>
      <text:p text:style-name="Preformatted_20_Text">@daily</text:p>
      <text:p text:style-name="Preformatted_20_Text"><text:tab/></text:p>
      <text:p text:style-name="Preformatted_20_Text"/>
      <text:p text:style-name="Preformatted_20_Text">Run once a day at midnight</text:p>
      <text:p text:style-name="Preformatted_20_Text"/>
      <text:p text:style-name="Preformatted_20_Text">@weekly</text:p>
      <text:p text:style-name="Preformatted_20_Text"><text:tab/></text:p>
      <text:p text:style-name="Preformatted_20_Text"/>
      <text:p text:style-name="Preformatted_20_Text">Run once a week at midnight on Sunday morning</text:p>
      <text:p text:style-name="Preformatted_20_Text"/>
      <text:p text:style-name="Preformatted_20_Text">@monthly</text:p>
      <text:p text:style-name="Preformatted_20_Text"><text:tab/></text:p>
      <text:p text:style-name="Preformatted_20_Text"/>
      <text:p text:style-name="Preformatted_20_Text">Run once a month at midnight on the first day of the month</text:p>
      <text:p text:style-name="Preformatted_20_Text"/>
      <text:p text:style-name="Preformatted_20_Text">@yearly</text:p>
      <text:p text:style-name="Preformatted_20_Text"><text:tab/></text:p>
      <text:p text:style-name="Preformatted_20_Text"/>
      <text:p text:style-name="Preformatted_20_Text">Run once a year at midnight on January 1</text:p>
      <text:p text:style-name="Preformatted_20_Text"/>
      <text:p text:style-name="Preformatted_20_Text">Table 3.1 Airflow presets for frequently used scheduling intervals</text:p>
      <text:p text:style-name="Preformatted_20_Text"/>
      <text:p text:style-name="Preformatted_20_Text">Although cron expressions are extremely powerful, they can be difficult to work with. As such, it may be a good idea to test your expression before trying it out in Airflow. Fortunately, there are many tools[7] available online that can help you define, verify, or explain your cron expressions in plain English. It also doesn’t hurt to document the reasoning behind complicated cron expressions in your code. This may help others (including future-you!) understand the expression when revisiting your code.</text:p>
      <text:p text:style-name="Preformatted_20_Text">3.2.3 <text:s text:c="2"/>Frequency-based intervals</text:p>
      <text:p text:style-name="Preformatted_20_Text"/>
      <text:p text:style-name="Preformatted_20_Text">An important limitation of cron expressions is that they are unable to represent certain frequency-based schedules. For example, how would you define a cron expression that runs a DAG once every three days? It turns out that you could write an expression that runs on every 1st, 4th, 7th, etc. day of the month, but this approach would run into problems at the end of the month as the DAG would run consecutively on both the 31st and the 1st of the next month, violating the <text:soft-page-break/>desired schedule.</text:p>
      <text:p text:style-name="Preformatted_20_Text"/>
      <text:p text:style-name="Preformatted_20_Text">This limitation of cron stems from the nature of cron expressions, as cron expressions define a pattern that is continuously matched against the current time to determine whether a job should be executed or not. This has the advantage of making the expressions stateless, meaning that you don’t have to remember when a previous job was run to calculate the next interval. However, as you can see, this comes at the price of some expressiveness.</text:p>
      <text:p text:style-name="Preformatted_20_Text"/>
      <text:p text:style-name="Preformatted_20_Text">So what if we really want to run our DAG on a three-daily schedule?</text:p>
      <text:p text:style-name="Preformatted_20_Text"/>
      <text:p text:style-name="Preformatted_20_Text">To support this type of frequency-based schedule, Airflow also allows you to define scheduling intervals in terms of a relative time interval. To use such a frequency-based schedule, you can pass a Timedelta instance (from the datetime module in the standard library) as a schedule interval:</text:p>
      <text:p text:style-name="Preformatted_20_Text">Listing 3.4 Defining a frequency-based schedule interval (04_time_delta.py)</text:p>
      <text:p text:style-name="Preformatted_20_Text"/>
      <text:p text:style-name="Preformatted_20_Text">dag = DAG(</text:p>
      <text:p text:style-name="Preformatted_20_Text"><text:s text:c="4"/>dag_id="04_time_delta",</text:p>
      <text:p text:style-name="Preformatted_20_Text"><text:s text:c="4"/>schedule_interval=dt.timedelta(days=3), #A</text:p>
      <text:p text:style-name="Preformatted_20_Text"><text:s text:c="4"/>start_date=dt.datetime(year=2019, month=1, day=1), <text:s text:c="4"/>end_date=dt.datetime(year=2019, month=1, day=5),</text:p>
      <text:p text:style-name="Preformatted_20_Text">)</text:p>
      <text:p text:style-name="Preformatted_20_Text"/>
      <text:p text:style-name="Preformatted_20_Text">copy</text:p>
      <text:p text:style-name="Preformatted_20_Text"/>
      <text:p text:style-name="Preformatted_20_Text">#A Timedelta gives the ability to use frequency-based schedules.</text:p>
      <text:p text:style-name="Preformatted_20_Text"/>
      <text:p text:style-name="Preformatted_20_Text">This would result in our DAG being run every three days following the start date (on the 4th, 7th, 10th, etc. of January 2019). Of course, you can also use this approach to run your DAG every 10 minutes (using timedelta(minutes=10)) or every 2 hours (using timedelta(hours=2)).</text:p>
      <text:p text:style-name="Preformatted_20_Text">3.3 <text:s text:c="5"/>Processing data incrementally</text:p>
      <text:p text:style-name="Preformatted_20_Text"/>
      <text:p text:style-name="Preformatted_20_Text">Although we now have our DAG running at a daily interval (assuming we stuck with the @daily schedule), we haven’t yet quite achieved our goal. For one, our DAG is downloading and calculating statistics for the entire catalog of user events every day, which is hardly efficient. Moreover, this process is only downloading events for the past 30 days, which means that we are not building up any history for dates further in the past.</text:p>
      <text:p text:style-name="Preformatted_20_Text">3.3.1 <text:s text:c="2"/>Fetching events incrementally</text:p>
      <text:p text:style-name="Preformatted_20_Text"/>
      <text:p text:style-name="Preformatted_20_Text">One way to solve these issues is to change our DAG to load data incrementally, in which we only load events from the corresponding day in each schedule interval and only calculate statistics for the new events (Figure 3.3).</text:p>
      <text:p text:style-name="Preformatted_20_Text">Figure 3.3. Fetching and processing data incrementally</text:p>
      <text:p text:style-name="Preformatted_20_Text"/>
      <text:p text:style-name="Preformatted_20_Text">This incremental approach is much more efficient than fetching and processing the entire dataset, as it significantly reduces the amount of data that has to be processed in each schedule interval. Additionally, because we are now storing our data in separate files per day, we also have the opportunity to start building up a history of files over time, way past the thirty-day limit of our API.</text:p>
      <text:p text:style-name="Preformatted_20_Text"/>
      <text:p text:style-name="Preformatted_20_Text">To implement incremental processing in our workflow, we need to modify our DAG to download data for a specific day. Fortunately, we can adjust our API call to fetch events for the current date by including start and end date parameters:</text:p>
      <text:p text:style-name="Preformatted_20_Text"/>
      <text:p text:style-name="Preformatted_20_Text">curl -O http://localhost:5000/events?start_date=2019-01-01&amp;end_date=2019-01-02</text:p>
      <text:p text:style-name="Preformatted_20_Text"/>
      <text:p text:style-name="Preformatted_20_Text">copy</text:p>
      <text:p text:style-name="Preformatted_20_Text"/>
      <text:p text:style-name="Preformatted_20_Text">Together, these two date parameters indicate the time range for which we would like to fetch events. Note that in this example start_date is inclusive, whilst <text:soft-page-break/>end_date is exclusive, meaning that we are effectively fetching events that occur between 2019-01-01 00:00:00 and 2019-01-01 23:59:59.</text:p>
      <text:p text:style-name="Preformatted_20_Text"/>
      <text:p text:style-name="Preformatted_20_Text">We can implement this incremental data fetching in our DAG by changing our bash command to include the two dates:</text:p>
      <text:p text:style-name="Preformatted_20_Text">Listing 3.5 Fetching events for a specific time interval (05_query_with_dates.py).</text:p>
      <text:p text:style-name="Preformatted_20_Text"/>
      <text:p text:style-name="Preformatted_20_Text">fetch_events = BashOperator(</text:p>
      <text:p text:style-name="Preformatted_20_Text"><text:s text:c="4"/>task_id="fetch_events",</text:p>
      <text:p text:style-name="Preformatted_20_Text"><text:s text:c="4"/>bash_command=(</text:p>
      <text:p text:style-name="Preformatted_20_Text"><text:s text:c="8"/>"mkdir -p /data &amp;&amp; "</text:p>
      <text:p text:style-name="Preformatted_20_Text"><text:s text:c="8"/>"curl -o /data/events.json "</text:p>
      <text:p text:style-name="Preformatted_20_Text"><text:s text:c="8"/>"http://localhost:5000/events?"</text:p>
      <text:p text:style-name="Preformatted_20_Text"><text:s text:c="8"/>"start_date=2019-01-01&amp;"</text:p>
      <text:p text:style-name="Preformatted_20_Text"><text:s text:c="8"/>"end_date=2019-01-02"</text:p>
      <text:p text:style-name="Preformatted_20_Text"><text:s text:c="4"/>),</text:p>
      <text:p text:style-name="Preformatted_20_Text"><text:s text:c="4"/>dag=dag,</text:p>
      <text:p text:style-name="Preformatted_20_Text">)</text:p>
      <text:p text:style-name="Preformatted_20_Text"/>
      <text:p text:style-name="Preformatted_20_Text">copy</text:p>
      <text:p text:style-name="Preformatted_20_Text"/>
      <text:p text:style-name="Preformatted_20_Text">However, to fetch data for any other date than 2019-01-01, we need to change the command to use start and end dates that reflect the day for which the DAG is being executed. Fortunately, Airflow provides us with several extra parameters for doing so, which we’ll explore in the next section.</text:p>
      <text:p text:style-name="Preformatted_20_Text">3.3.2 <text:s text:c="2"/>Dynamic time references using execution dates</text:p>
      <text:p text:style-name="Preformatted_20_Text"/>
      <text:p text:style-name="Preformatted_20_Text">For many workflows involving time-based processes, it is important to know for which time interval a given task is being executed. For this reason, Airflow provides tasks with extra parameters that can be used to determine for which schedule interval a task is being executed (we’ll go into more detail on these ‘parameters’ in the next chapter).</text:p>
      <text:p text:style-name="Preformatted_20_Text"/>
      <text:p text:style-name="Preformatted_20_Text">The most important of these parameters is called the execution_date, which represents the date and time for which our DAG is being executed. In contrast to what the name of the parameter suggests, the execution_date is not a date but a timestamp, which reflects the start time of the schedule interval for which the DAG is being executed. The end time of the schedule interval is indicated by another parameter called the next_execution_date. Together these two dates define the entire length of a task’s schedule interval (Figure 3.4).</text:p>
      <text:p text:style-name="Preformatted_20_Text">Figure 3.4. Execution dates in Airflow</text:p>
      <text:p text:style-name="Preformatted_20_Text"/>
      <text:p text:style-name="Preformatted_20_Text">Besides these two parameters, Airflow also provides a previous_execution_date parameter, which describes the start of the previous schedule interval. Although we won’t be using this parameter here, it can be useful for performing analyses that contrast data from the current time interval with results from the previous interval.</text:p>
      <text:p text:style-name="Preformatted_20_Text"/>
      <text:p text:style-name="Preformatted_20_Text">In Airflow, we can use these execution dates by referencing them in our operators. For example, in the BashOperator, we can use Airflow’s templating functionality to include the execution dates dynamically in our Bash command. Templating is covered in detail in Chapter 4.</text:p>
      <text:p text:style-name="Preformatted_20_Text">Listing 3.6 Using templating for specifying dates (06_templated_query.py).</text:p>
      <text:p text:style-name="Preformatted_20_Text"/>
      <text:p text:style-name="Preformatted_20_Text">fetch_events = BashOperator(</text:p>
      <text:p text:style-name="Preformatted_20_Text"><text:s text:c="4"/>task_id="fetch_events",</text:p>
      <text:p text:style-name="Preformatted_20_Text"><text:s text:c="4"/>bash_command=(</text:p>
      <text:p text:style-name="Preformatted_20_Text"><text:s text:c="9"/>"mkdir -p /data &amp;&amp; " <text:s text:c="9"/>"curl -o /data/events.json "</text:p>
      <text:p text:style-name="Preformatted_20_Text"><text:s text:c="9"/>"http://localhost:5000/events?"</text:p>
      <text:p text:style-name="Preformatted_20_Text"><text:s text:c="9"/>"start_date={{execution_date.strftime('%Y-%m-%d')}}" #A</text:p>
      <text:p text:style-name="Preformatted_20_Text"><text:s text:c="9"/>"&amp;end_date={{next_execution_date.strftime('%Y-%m-%d')}}" #B</text:p>
      <text:p text:style-name="Preformatted_20_Text"><text:s text:c="4"/>),</text:p>
      <text:p text:style-name="Preformatted_20_Text"><text:s text:c="4"/>dag=dag,</text:p>
      <text:p text:style-name="Preformatted_20_Text"><text:soft-page-break/>)</text:p>
      <text:p text:style-name="Preformatted_20_Text"/>
      <text:p text:style-name="Preformatted_20_Text">copy</text:p>
      <text:p text:style-name="Preformatted_20_Text"/>
      <text:p text:style-name="Preformatted_20_Text">#A Formatted execution_date inserted with Jinja templating.</text:p>
      <text:p text:style-name="Preformatted_20_Text"/>
      <text:p text:style-name="Preformatted_20_Text">#B next_execution_date holds the execution date of the next interval.</text:p>
      <text:p text:style-name="Preformatted_20_Text"/>
      <text:p text:style-name="Preformatted_20_Text">In this example, the syntax {{variable_name}} is an example of using Airflow’s Jinja-based[8] templating syntax for referencing one of Airflow’s specific parameters. Here, we use this syntax to reference both the execution dates and format them to the expected string format using the datetime strftime method (as both execution dates are datetime objects).</text:p>
      <text:p text:style-name="Preformatted_20_Text"/>
      <text:p text:style-name="Preformatted_20_Text">Because the execution_date parameters are often used in this fashion to reference dates as formatted strings, Airflow also provides several shorthand parameters for common date formats. For example, ds and ds_nodash parameters are different representations of the execution_date, formatted as YYYY-MM-DD and YYYYMMDD respectively. Similarly, the next_ds, next_ds_nodash, prev_ds, and prev_ds_nodash provide shorthands for the next and previous execution dates, respectively[9].</text:p>
      <text:p text:style-name="Preformatted_20_Text"/>
      <text:p text:style-name="Preformatted_20_Text">Using these shorthands, we can also write our incremental fetch command as follows:</text:p>
      <text:p text:style-name="Preformatted_20_Text">Listing 3.7 Using template shorthands (07_templated_query_ds.py).</text:p>
      <text:p text:style-name="Preformatted_20_Text"/>
      <text:p text:style-name="Preformatted_20_Text">fetch_events = BashOperator(</text:p>
      <text:p text:style-name="Preformatted_20_Text"><text:s text:c="3"/>task_id="fetch_events",</text:p>
      <text:p text:style-name="Preformatted_20_Text"><text:s text:c="3"/>bash_command=(</text:p>
      <text:p text:style-name="Preformatted_20_Text"><text:s text:c="7"/>"mkdir -p /data &amp;&amp; "</text:p>
      <text:p text:style-name="Preformatted_20_Text"><text:s text:c="7"/>"curl -o /data/events.json " <text:s text:c="3"/></text:p>
      <text:p text:style-name="Preformatted_20_Text"><text:s text:c="6"/>"http://localhost:5000/events?"</text:p>
      <text:p text:style-name="Preformatted_20_Text"><text:s text:c="6"/>"start_date={{ds}}&amp;" #A</text:p>
      <text:p text:style-name="Preformatted_20_Text"><text:s text:c="6"/>"end_date={{next_ds}}" #B</text:p>
      <text:p text:style-name="Preformatted_20_Text"><text:s text:c="3"/>),</text:p>
      <text:p text:style-name="Preformatted_20_Text"><text:s text:c="3"/>dag=dag,</text:p>
      <text:p text:style-name="Preformatted_20_Text">)</text:p>
      <text:p text:style-name="Preformatted_20_Text"/>
      <text:p text:style-name="Preformatted_20_Text">copy</text:p>
      <text:p text:style-name="Preformatted_20_Text"/>
      <text:p text:style-name="Preformatted_20_Text">#A ds provides YYYY-MM-DD formatted execution_date.</text:p>
      <text:p text:style-name="Preformatted_20_Text"/>
      <text:p text:style-name="Preformatted_20_Text">#B next_ds provides the same for next_execution_date.</text:p>
      <text:p text:style-name="Preformatted_20_Text"/>
      <text:p text:style-name="Preformatted_20_Text">This shorter version is quite a bit easier to read. However, for more complicated date (or datetime) formats, you will likely still need to use the more flexible strftime method.</text:p>
      <text:p text:style-name="Preformatted_20_Text">3.3.3 <text:s text:c="2"/>Partitioning your data</text:p>
      <text:p text:style-name="Preformatted_20_Text"/>
      <text:p text:style-name="Preformatted_20_Text">Although our new fetch_events task now fetches events incrementally for each new schedule interval, the astute reader may have noticed that each new task is simply overwriting the result of the previous day, meaning that we are effectively not building up any history.</text:p>
      <text:p text:style-name="Preformatted_20_Text"/>
      <text:p text:style-name="Preformatted_20_Text">One way to solve this problem is to simply append new events to the events.json file, which would allow us to build up our history in a single JSON file. However, a drawback of this approach is that it requires any downstream processing jobs to load the entire dataset, even if we are only interested in calculating statistics for a given day. Additionally, it also makes this file a single point of failure, by which we may risk losing our entire dataset should this file become lost or corrupted.</text:p>
      <text:p text:style-name="Preformatted_20_Text"/>
      <text:p text:style-name="Preformatted_20_Text">An alternative approach is to divide our dataset into daily batches by writing the output of the task to a file bearing the name of the corresponding execution <text:soft-page-break/>date:</text:p>
      <text:p text:style-name="Preformatted_20_Text">Listing 3.8 Writing event data to separate files per date (08_templated_path.py).</text:p>
      <text:p text:style-name="Preformatted_20_Text"/>
      <text:p text:style-name="Preformatted_20_Text">fetch_events = BashOperator(</text:p>
      <text:p text:style-name="Preformatted_20_Text"><text:s text:c="4"/>task_id="fetch_events",</text:p>
      <text:p text:style-name="Preformatted_20_Text"><text:s text:c="4"/>bash_command=(</text:p>
      <text:p text:style-name="Preformatted_20_Text"><text:s text:c="8"/>"mkdir -p /data/events &amp;&amp; "</text:p>
      <text:p text:style-name="Preformatted_20_Text"><text:s text:c="8"/>"curl -o /data/events/{{ds}}.json " #A <text:s/></text:p>
      <text:p text:style-name="Preformatted_20_Text"><text:s text:c="8"/>"http://localhost:5000/events?"</text:p>
      <text:p text:style-name="Preformatted_20_Text"><text:s text:c="8"/>"start_date={{ds}}&amp;"</text:p>
      <text:p text:style-name="Preformatted_20_Text"><text:s text:c="8"/>"end_date={{next_ds}}",</text:p>
      <text:p text:style-name="Preformatted_20_Text"><text:s text:c="4"/>dag=dag,</text:p>
      <text:p text:style-name="Preformatted_20_Text">)</text:p>
      <text:p text:style-name="Preformatted_20_Text"/>
      <text:p text:style-name="Preformatted_20_Text">copy</text:p>
      <text:p text:style-name="Preformatted_20_Text"/>
      <text:p text:style-name="Preformatted_20_Text">#A Response is written to templated filename.</text:p>
      <text:p text:style-name="Preformatted_20_Text"/>
      <text:p text:style-name="Preformatted_20_Text">This would result in any data being downloaded for an execution date of 2019-01-01 being written to the file data/events/2019-01-01.json.</text:p>
      <text:p text:style-name="Preformatted_20_Text"/>
      <text:p text:style-name="Preformatted_20_Text">This practice of dividing a dataset into smaller, more manageable pieces is a common strategy in data storage and processing systems. The practice is commonly referred to as partitioning, with the smaller pieces of a dataset being referred to as partitions.</text:p>
      <text:p text:style-name="Preformatted_20_Text"/>
      <text:p text:style-name="Preformatted_20_Text">The advantage of partitioning our dataset by execution date becomes evident when we consider the second task in our DAG (calculate_stats), in which we calculate statistics for each day’s worth of user events. In our previous implementation, we were loading the entire dataset and calculating statistics for our entire event history, every day:</text:p>
      <text:p text:style-name="Preformatted_20_Text">Listing 3.9 Previous implementation for event statistics (01_scheduled.py).</text:p>
      <text:p text:style-name="Preformatted_20_Text"/>
      <text:p text:style-name="Preformatted_20_Text">def _calculate_stats(input_path, output_path):</text:p>
      <text:p text:style-name="Preformatted_20_Text"><text:s text:c="4"/>"""Calculates event statistics.""" <text:s text:c="4"/>Path(output_path).parent.mkdir(exist_ok=True)</text:p>
      <text:p text:style-name="Preformatted_20_Text"><text:s text:c="4"/>events = pd.read_json(input_path)</text:p>
      <text:p text:style-name="Preformatted_20_Text"><text:s text:c="4"/>stats = events.groupby(["date", "user"]).size().reset_index()</text:p>
      <text:p text:style-name="Preformatted_20_Text"><text:s text:c="4"/>stats.to_csv(output_path, index=False)</text:p>
      <text:p text:style-name="Preformatted_20_Text"><text:s/></text:p>
      <text:p text:style-name="Preformatted_20_Text"><text:s/></text:p>
      <text:p text:style-name="Preformatted_20_Text">calculate_stats = PythonOperator(</text:p>
      <text:p text:style-name="Preformatted_20_Text"><text:s text:c="4"/>task_id="calculate_stats",</text:p>
      <text:p text:style-name="Preformatted_20_Text"><text:s text:c="4"/>python_callable=_calculate_stats,</text:p>
      <text:p text:style-name="Preformatted_20_Text"><text:s text:c="4"/>op_kwargs={</text:p>
      <text:p text:style-name="Preformatted_20_Text"><text:s text:c="8"/>"input_path": "/data/events.json",</text:p>
      <text:p text:style-name="Preformatted_20_Text"><text:s text:c="8"/>"output_path": "/data/stats.csv",</text:p>
      <text:p text:style-name="Preformatted_20_Text"><text:s text:c="4"/>},</text:p>
      <text:p text:style-name="Preformatted_20_Text"><text:s text:c="4"/>dag=dag,</text:p>
      <text:p text:style-name="Preformatted_20_Text">)</text:p>
      <text:p text:style-name="Preformatted_20_Text"/>
      <text:p text:style-name="Preformatted_20_Text">copy</text:p>
      <text:p text:style-name="Preformatted_20_Text"/>
      <text:p text:style-name="Preformatted_20_Text">However, using our partitioned dataset, we can calculate these statistics more efficiently for each separate partition by changing the input and output paths of this task to point to the partitioned event data and a partitioned output file:</text:p>
      <text:p text:style-name="Preformatted_20_Text">Listing 3.10 Calculating statistics per execution interval (08_templated_path.py)</text:p>
      <text:p text:style-name="Preformatted_20_Text"/>
      <text:p text:style-name="Preformatted_20_Text">def _calculate_stats(**context): #A</text:p>
      <text:p text:style-name="Preformatted_20_Text"><text:s text:c="3"/>"""Calculates event statistics."""</text:p>
      <text:p text:style-name="Preformatted_20_Text"><text:s text:c="3"/>input_path = context["templates_dict"]["input_path"] #B</text:p>
      <text:p text:style-name="Preformatted_20_Text"><text:soft-page-break/><text:s text:c="3"/>output_path = context["templates_dict"]["output_path"]</text:p>
      <text:p text:style-name="Preformatted_20_Text"><text:s text:c="3"/>Path(output_path).parent.mkdir(exist_ok=True)</text:p>
      <text:p text:style-name="Preformatted_20_Text"><text:s/></text:p>
      <text:p text:style-name="Preformatted_20_Text"><text:s text:c="3"/>events = pd.read_json(input_path)</text:p>
      <text:p text:style-name="Preformatted_20_Text"><text:s text:c="3"/>stats = events.groupby(["date", "user"]).size().reset_index()</text:p>
      <text:p text:style-name="Preformatted_20_Text"><text:s text:c="3"/>stats.to_csv(output_path, index=False)</text:p>
      <text:p text:style-name="Preformatted_20_Text"><text:s/></text:p>
      <text:p text:style-name="Preformatted_20_Text"><text:s/></text:p>
      <text:p text:style-name="Preformatted_20_Text">calculate_stats = PythonOperator(</text:p>
      <text:p text:style-name="Preformatted_20_Text"><text:s text:c="3"/>task_id="calculate_stats",</text:p>
      <text:p text:style-name="Preformatted_20_Text"><text:s text:c="3"/>python_callable=_calculate_stats,</text:p>
      <text:p text:style-name="Preformatted_20_Text"><text:s text:c="3"/>templates_dict={</text:p>
      <text:p text:style-name="Preformatted_20_Text"><text:s text:c="7"/>"input_path": "/data/events/{{ds}}.json", #C</text:p>
      <text:p text:style-name="Preformatted_20_Text"><text:s text:c="7"/>"output_path": "/data/stats/{{ds}}.csv",</text:p>
      <text:p text:style-name="Preformatted_20_Text"><text:s text:c="3"/>},</text:p>
      <text:p text:style-name="Preformatted_20_Text"><text:s text:c="3"/>dag=dag,</text:p>
      <text:p text:style-name="Preformatted_20_Text">)</text:p>
      <text:p text:style-name="Preformatted_20_Text"/>
      <text:p text:style-name="Preformatted_20_Text">copy</text:p>
      <text:p text:style-name="Preformatted_20_Text"/>
      <text:p text:style-name="Preformatted_20_Text">#A Receive all context variables in this dict.</text:p>
      <text:p text:style-name="Preformatted_20_Text"/>
      <text:p text:style-name="Preformatted_20_Text">#B Retrieve the templated values from the templates_dict object.</text:p>
      <text:p text:style-name="Preformatted_20_Text"/>
      <text:p text:style-name="Preformatted_20_Text">#C Pass the values that we want to be templated.</text:p>
      <text:p text:style-name="Preformatted_20_Text"/>
      <text:p text:style-name="Preformatted_20_Text">Although these changes may look somewhat complicated, they mostly involve boilerplate code for ensuring that our input and output paths are templated. To achieve this templating in the PythonOperator, we need to pass any arguments that should be templated using the operators templates_dict parameter. We then can retrieve the templated values inside our function from the context object that is passed to our _calculate_stats function by Airflow[10].</text:p>
      <text:p text:style-name="Preformatted_20_Text"/>
      <text:p text:style-name="Preformatted_20_Text">If this all went a bit too quickly, don’t worry - we’ll dive into the task context in more detail in the next chapter. The important point to understand here is that these changes allow us to compute our statistics incrementally, by only processing a small subset of our data each day.</text:p>
      <text:p text:style-name="Preformatted_20_Text">3.4 <text:s text:c="5"/>Understanding Airflow’s execution dates</text:p>
      <text:p text:style-name="Preformatted_20_Text"/>
      <text:p text:style-name="Preformatted_20_Text">Because execution dates are such an important part of Airflow, let’s take a minute to make sure that we fully understand how these dates are defined.</text:p>
      <text:p text:style-name="Preformatted_20_Text">3.4.1 <text:s text:c="2"/>Executing work in fixed-length intervals</text:p>
      <text:p text:style-name="Preformatted_20_Text"/>
      <text:p text:style-name="Preformatted_20_Text">As we’ve seen, we can control when Airflow runs a DAG with three parameters: a start date, a schedule interval, and an (optional) end date. To actually start scheduling our DAG, Airflow uses these three parameters to divide time into a series of schedule intervals, starting from the given start date and optionally ending at the end date (Figure 3.5).</text:p>
      <text:p text:style-name="Preformatted_20_Text">Figure 3.5. Time represented in terms of Airflow’s scheduling intervals. Assumes a daily interval with a start date of 2019-01-01. </text:p>
      <text:p text:style-name="Preformatted_20_Text"/>
      <text:p text:style-name="Preformatted_20_Text">In this interval-based representation of time, a DAG is executed for a given interval as soon as the time slot of that interval has passed. For example, the first interval in Figure 3.5 would be executed as soon as possible after 2019-01-01 23:59:59, as by then the last time point in the interval has passed. Similarly, the DAG would execute for the second interval shortly after 2019-01-02 23:59:59 and so on, until we reach our optional end date.</text:p>
      <text:p text:style-name="Preformatted_20_Text"/>
      <text:p text:style-name="Preformatted_20_Text">An advantage of using this interval-based approach is that it is ideal for performing the type of incremental data processing that we saw in the previous sections, as we know exactly for which interval of time a task is executing for - the start and end of the corresponding interval. This is in stark contrast to for example a time point-based scheduling system such as cron, where we only know the current time for which our task is being executed. This means that for <text:soft-page-break/>example in cron, we either have to calculate or ‘guess’ where our previous execution left off, by for example assuming that the task is executing for the previous day (Figure 3.6).</text:p>
      <text:p text:style-name="Preformatted_20_Text">Figure 3.6. Incremental processing in interval-based scheduling windows (e.g. Airflow) vs windows derived from time point-based systems (e.g. cron). For incremental (data) processing, time is typically divided into discrete time intervals which are processed as soon as the corresponding interval has passed. Interval-based scheduling approaches (such as Airflow) explicitly schedule tasks to run for each interval, whilst providing exact information to each task concerning the start and the end of the interval. In contrast, time point-based scheduling approaches only execute tasks at a given time, leaving it up to the task itself to determine for which incremental interval the task is executing.</text:p>
      <text:p text:style-name="Preformatted_20_Text"/>
      <text:p text:style-name="Preformatted_20_Text">Understanding that Airflow’s handling of time is built around schedule intervals also helps understand how execution dates are defined within Airflow. For example, say we have a DAG following a daily schedule interval and consider the corresponding interval that should process data for the day 2019-01-03. In Airflow, this interval will be run shortly after 2019-01-04 00:00:00, as at that point in time we know that we will no longer be receiving any new data for the day of 2019-01-03. Thinking back to our explanation of using execution dates in our tasks from the previous section, what do you think that the value of execution_date will be for this interval?</text:p>
      <text:p text:style-name="Preformatted_20_Text"/>
      <text:p text:style-name="Preformatted_20_Text">What many people expect is that the execution date of this DAG run will be 2019-01-04, as this is the moment at which the DAG is actually run. However, if we look at the value of the execution_date variable when our tasks are executed, we will actually see an execution date of 2019-01-03. This is because Airflow defines the execution date of a DAG as the start of the corresponding interval. Conceptually, this makes sense if we consider that the execution date marks our schedule interval, rather than the moment on which our DAG is actually executed. Unfortunately, the naming can be a bit confusing.</text:p>
      <text:p text:style-name="Preformatted_20_Text">Figure 3.7. Execution dates in the context of schedule intervals. In Airflow, the execution date of a DAG is defined as the start time of the corresponding schedule interval, rather than the time at which the DAG is executed (which is typically the end of the interval). As such, the value of execution_date points to the start of the current interval, whilst the previous_execution_date and next_execution_date parameters point to the start of the previous and next schedule intervals, respectively. The current interval can be derived from a combination of the execution_date and the next_execution_date, which signifies the start of the next interval and thus the end of the current interval.</text:p>
      <text:p text:style-name="Preformatted_20_Text"/>
      <text:p text:style-name="Preformatted_20_Text">With Airflow execution dates being defined as the start of the corresponding schedule intervals, they can be used to derive the start and end of a specific interval (Figure 3.7). For example, when executing a task, the start and end of the corresponding interval are defined by the execution_date (the start of the interval) and the next_execution date (the start of the next interval) parameters. Similarly, the previous schedule interval can be derived using the previous_execution_date and execution_date parameters.</text:p>
      <text:p text:style-name="Preformatted_20_Text"/>
      <text:p text:style-name="Preformatted_20_Text">However, one caveat to keep in mind when using the previous_execution_date and next_execution_date parameters in your tasks is that these parameters are only defined for DAG runs following the schedule interval. As such, the values of these parameters will be undefined for any runs that are triggered manually using Airflow UI or CLI. The reason for this is that Airflow cannot provide you with information about next or previous schedule intervals if you are not following a schedule interval.</text:p>
      <text:p text:style-name="Preformatted_20_Text">3.5 <text:s text:c="5"/>sing backfilling to fill in past gaps</text:p>
      <text:p text:style-name="Preformatted_20_Text"/>
      <text:p text:style-name="Preformatted_20_Text">As Airflow allows us to define schedule intervals starting from an arbitrary start date, we can also define past intervals starting from a start date in the past. We can use this property to perform historical runs of our DAG for loading or analyzing past datasets - a process typically referred to as backfilling.</text:p>
      <text:p text:style-name="Preformatted_20_Text">3.5.1 <text:s text:c="2"/>Executing work back in time</text:p>
      <text:p text:style-name="Preformatted_20_Text"/>
      <text:p text:style-name="Preformatted_20_Text"><text:soft-page-break/>By default, Airflow will schedule and run any past schedule intervals that have not yet been run. As such, specifying a past start date and activating the corresponding DAG will result in all intervals that have passed before the current time being executed. This behavior is controlled by the DAG catchup parameter and can be disabled by setting catchup to False:</text:p>
      <text:p text:style-name="Preformatted_20_Text">Listing 3.11 Disabling catchup to avoid running past runs (09_no_catchup.py).</text:p>
      <text:p text:style-name="Preformatted_20_Text"/>
      <text:p text:style-name="Preformatted_20_Text">dag = DAG(</text:p>
      <text:p text:style-name="Preformatted_20_Text"><text:s text:c="3"/>dag_id="09_no_catchup",</text:p>
      <text:p text:style-name="Preformatted_20_Text"><text:s text:c="3"/>schedule_interval="@daily",</text:p>
      <text:p text:style-name="Preformatted_20_Text"><text:s text:c="3"/>start_date=dt.datetime(year=2019, month=1, day=1),</text:p>
      <text:p text:style-name="Preformatted_20_Text"><text:s text:c="3"/>end_date=dt.datetime(year=2019, month=1, day=5),</text:p>
      <text:p text:style-name="Preformatted_20_Text"><text:s text:c="3"/>catchup=False,</text:p>
      <text:p text:style-name="Preformatted_20_Text">)</text:p>
      <text:p text:style-name="Preformatted_20_Text"/>
      <text:p text:style-name="Preformatted_20_Text">copy</text:p>
      <text:p text:style-name="Preformatted_20_Text"/>
      <text:p text:style-name="Preformatted_20_Text">With this setting, the DAG will only be run for the most recent schedule interval, rather than executing all open past intervals (Figure 3.8). The default value for catchup can be controlled from the Airflow configuration file, by setting a value for the catchup_by_default configuration setting.</text:p>
      <text:p text:style-name="Preformatted_20_Text">Figure 3.8 Backfilling in Airflow. By default, Airflow will run tasks for all past intervals up until the current time. This behavior can be disabled by setting the catchup parameter of a DAG to false, in which case Airflow will only start executing tasks from the current interval.</text:p>
      <text:p text:style-name="Preformatted_20_Text"/>
      <text:p text:style-name="Preformatted_20_Text">Although backfilling is a powerful concept, it is limited by the availability of data in source systems. For example, in our example use case we can load past events from our API by specifying a start date up to 30 days in the past. However, as the API only provides up to 30 days of history, we cannot use backfilling to load data from earlier days.</text:p>
      <text:p text:style-name="Preformatted_20_Text"/>
      <text:p text:style-name="Preformatted_20_Text">Backfilling can also be used to re-process data after we have made changes in our code. For example, say we make a change to our _calc_statistics function to add a new statistic. Using backfilling, we can clear past runs of our calc_statistics task to re-analyze our historical data using the new code. Note that in this case we aren’t limited by the 30 day limit of our data source, as we have already loaded these earlier data partitions as part of our past runs.</text:p>
      <text:p text:style-name="Preformatted_20_Text">3.6 <text:s text:c="5"/>Best Practices for Designing Tasks</text:p>
      <text:p text:style-name="Preformatted_20_Text"/>
      <text:p text:style-name="Preformatted_20_Text">Although Airflow does much of the heavy lifting when it comes to backfilling and re-running tasks, we need to make sure that our tasks fulfill certain key properties to ensure proper results. In this section, we will dive into two of the most important properties of proper Airflow tasks: atomicity and idempotency.</text:p>
      <text:p text:style-name="Preformatted_20_Text">3.6.1 <text:s text:c="2"/>Atomicity</text:p>
      <text:p text:style-name="Preformatted_20_Text"/>
      <text:p text:style-name="Preformatted_20_Text">The term atomicity is frequently used in database systems, where an atomic transaction is considered to be an indivisible and irreducible series of database operations such that either all occur, or nothing occurs. Similarly, in Airflow, tasks should be defined so that they either succeed and produce some proper result, or fail in a manner that does not affect the state of the system (Figure 3.9).</text:p>
      <text:p text:style-name="Preformatted_20_Text">Figure 3.9 Atomicity ensures either everything or nothing completes. No half work is produced, and as a result, incorrect results down the line are avoided.</text:p>
      <text:p text:style-name="Preformatted_20_Text"/>
      <text:p text:style-name="Preformatted_20_Text">As an example, consider a simple extension to our user event DAG, in which we would like to add some functionality that sends an e-mail of our top ten users at the end of each run. One simple way to add this would be to extend our previous function with an additional call to some function that sends an email containing our statistics:</text:p>
      <text:p text:style-name="Preformatted_20_Text">Listing 3.12 Two ‘jobs’ in one task can break atomicity (10_non_atomic_send.py).</text:p>
      <text:p text:style-name="Preformatted_20_Text"/>
      <text:p text:style-name="Preformatted_20_Text">def _calculate_stats(**context):</text:p>
      <text:p text:style-name="Preformatted_20_Text"><text:soft-page-break/><text:s text:c="4"/>"""Calculates event statistics."""</text:p>
      <text:p text:style-name="Preformatted_20_Text"><text:s text:c="4"/>input_path = context["templates_dict"]["input_path"]</text:p>
      <text:p text:style-name="Preformatted_20_Text"><text:s text:c="4"/>output_path = context["templates_dict"]["output_path"]</text:p>
      <text:p text:style-name="Preformatted_20_Text"><text:s/></text:p>
      <text:p text:style-name="Preformatted_20_Text"><text:s text:c="4"/>events = pd.read_json(input_path)</text:p>
      <text:p text:style-name="Preformatted_20_Text"><text:s text:c="4"/>stats = events.groupby(["date", "user"]).size().reset_index()</text:p>
      <text:p text:style-name="Preformatted_20_Text"><text:s text:c="4"/>stats.to_csv(output_path, index=False)</text:p>
      <text:p text:style-name="Preformatted_20_Text"><text:s/></text:p>
      <text:p text:style-name="Preformatted_20_Text"><text:s text:c="4"/>email_stats(stats, email="user@example.com") #A</text:p>
      <text:p text:style-name="Preformatted_20_Text"/>
      <text:p text:style-name="Preformatted_20_Text">copy</text:p>
      <text:p text:style-name="Preformatted_20_Text"/>
      <text:p text:style-name="Preformatted_20_Text">#A Sending an email after writing to CSV creates two pieces of work in a single function, which breaks the atomicity of the task.</text:p>
      <text:p text:style-name="Preformatted_20_Text"/>
      <text:p text:style-name="Preformatted_20_Text">Unfortunately, a drawback of this approach is that the task is no longer atomic. Can you see why? If not, consider what happens if our _send_stats function fails (which is bound to happen if our email server is a bit flaky). In this case, we will already have written our statistics to the output file at output_path, making it seem as if our task succeeded even though it ended in failure.</text:p>
      <text:p text:style-name="Preformatted_20_Text"/>
      <text:p text:style-name="Preformatted_20_Text">To implement this functionality in an atomic fashion, we could simply split the email functionality out into a separate task:</text:p>
      <text:p text:style-name="Preformatted_20_Text">Listing 3.13 Splitting jobs into multiple tasks to improve atomicity (11_atomic_send.py).</text:p>
      <text:p text:style-name="Preformatted_20_Text"/>
      <text:p text:style-name="Preformatted_20_Text">def _send_stats(email, **context):</text:p>
      <text:p text:style-name="Preformatted_20_Text"><text:s text:c="4"/>stats = pd.read_csv(context["templates_dict"]["stats_path"])</text:p>
      <text:p text:style-name="Preformatted_20_Text"><text:s text:c="4"/>email_stats(stats, email=email) #A</text:p>
      <text:p text:style-name="Preformatted_20_Text"><text:s/></text:p>
      <text:p text:style-name="Preformatted_20_Text"><text:s/></text:p>
      <text:p text:style-name="Preformatted_20_Text">send_stats = PythonOperator(</text:p>
      <text:p text:style-name="Preformatted_20_Text"><text:s text:c="4"/>task_id="send_stats",</text:p>
      <text:p text:style-name="Preformatted_20_Text"><text:s text:c="4"/>python_callable=_send_stats,</text:p>
      <text:p text:style-name="Preformatted_20_Text"><text:s text:c="4"/>op_kwargs={"email": "user@example.com"},</text:p>
      <text:p text:style-name="Preformatted_20_Text"><text:s text:c="4"/>templates_dict={"stats_path": "/data/stats/{{ds}}.csv"},</text:p>
      <text:p text:style-name="Preformatted_20_Text"><text:s text:c="4"/>dag=dag,</text:p>
      <text:p text:style-name="Preformatted_20_Text">)</text:p>
      <text:p text:style-name="Preformatted_20_Text"><text:s/></text:p>
      <text:p text:style-name="Preformatted_20_Text">calculate_stats &gt;&gt; send_stats</text:p>
      <text:p text:style-name="Preformatted_20_Text"/>
      <text:p text:style-name="Preformatted_20_Text">copy</text:p>
      <text:p text:style-name="Preformatted_20_Text"/>
      <text:p text:style-name="Preformatted_20_Text">#A Split off the email_stats statement into a separate task for atomicity.</text:p>
      <text:p text:style-name="Preformatted_20_Text"/>
      <text:p text:style-name="Preformatted_20_Text">This way, failing to send an email no longer affects the result of the calculate_stats task, but only fails send_stats, thus making both tasks atomic.</text:p>
      <text:p text:style-name="Preformatted_20_Text"/>
      <text:p text:style-name="Preformatted_20_Text">From this example, you might think that separating all operations into individual tasks is sufficient to make all our tasks atomic. This is however not necessarily true. To see why, think about what would if our event API would require us to log in before querying for events. This would generally require an extra API call to fetch some authentication token, after which we can start retrieving our events.</text:p>
      <text:p text:style-name="Preformatted_20_Text"/>
      <text:p text:style-name="Preformatted_20_Text">Following our previous reasoning of one operation = one task, we would have to split these operations into two separate tasks. However, doing so would create a strong dependency between the two tasks, as the second task (fetching the events) will fail without running the first shortly before. This strong dependency between the two tasks means that we are likely better off keeping both operations within a single task, allowing the task to form a single coherent unit of work.</text:p>
      <text:p text:style-name="Preformatted_20_Text"/>
      <text:p text:style-name="Preformatted_20_Text">Most Airflow operators are already designed to be atomic, which is why many <text:soft-page-break/>operators include options for performing tightly coupled operations such as authentication internally. However, more flexible operators such as the Python and Bash operators may require you to think carefully about your operations to make sure that your tasks remain atomic.</text:p>
      <text:p text:style-name="Preformatted_20_Text">3.6.2 <text:s text:c="2"/>Idempotency</text:p>
      <text:p text:style-name="Preformatted_20_Text"/>
      <text:p text:style-name="Preformatted_20_Text">Besides atomicity, another important property to consider when writing Airflow tasks is idempotency. Tasks are said to be idempotent if calling the same task multiple times with the same inputs has no additional effect. This means, for example, that re-running a task without changing the inputs should not change the overall output.</text:p>
      <text:p text:style-name="Preformatted_20_Text"/>
      <text:p text:style-name="Preformatted_20_Text">For example, consider our last implementation of the fetch_events task, which fetches the results for a single day and writes this to our partitioned dataset:</text:p>
      <text:p text:style-name="Preformatted_20_Text">Listing 3.14 Existing implementation for fetching events (08_templated_paths.py).</text:p>
      <text:p text:style-name="Preformatted_20_Text"/>
      <text:p text:style-name="Preformatted_20_Text">fetch_events = BashOperator(</text:p>
      <text:p text:style-name="Preformatted_20_Text"><text:s text:c="4"/>task_id="fetch_events",</text:p>
      <text:p text:style-name="Preformatted_20_Text"><text:s text:c="4"/>bash_command=(</text:p>
      <text:p text:style-name="Preformatted_20_Text"><text:s text:c="8"/>"mkdir -p /data/events &amp;&amp; "</text:p>
      <text:p text:style-name="Preformatted_20_Text"><text:s text:c="8"/>"curl -o /data/events/{{ds}}.json "</text:p>
      <text:p text:style-name="Preformatted_20_Text"><text:s text:c="8"/>"http://localhost:5000/events?"</text:p>
      <text:p text:style-name="Preformatted_20_Text"><text:s text:c="8"/>"start_date={{ds}}&amp;"</text:p>
      <text:p text:style-name="Preformatted_20_Text"><text:s text:c="8"/>"end_date={{next_ds}}" #A</text:p>
      <text:p text:style-name="Preformatted_20_Text"><text:s text:c="4"/>),</text:p>
      <text:p text:style-name="Preformatted_20_Text"><text:s text:c="4"/>dag=dag,</text:p>
      <text:p text:style-name="Preformatted_20_Text">)</text:p>
      <text:p text:style-name="Preformatted_20_Text"/>
      <text:p text:style-name="Preformatted_20_Text">copy</text:p>
      <text:p text:style-name="Preformatted_20_Text"/>
      <text:p text:style-name="Preformatted_20_Text">#A Partitioning by setting templated filename.</text:p>
      <text:p text:style-name="Preformatted_20_Text"/>
      <text:p text:style-name="Preformatted_20_Text">Re-running this task for a given date would result in the task fetching the same set of events as its previous execution (assuming the date is within our 30-day window) and overwrite the existing JSON file in the /data/events folder, producing the same result. As such, this implementation of the fetch events task is clearly idempotent.</text:p>
      <text:p text:style-name="Preformatted_20_Text"/>
      <text:p text:style-name="Preformatted_20_Text">To show an example of a non-idempotent task, consider the situation in which we discussed using a single JSON file (/data/events.json) and simply appending events to this file. In this case, re-running a task would result in the events simply being appended to the existing dataset, thus duplicating the day's events in the dataset (Figure 3.10). As such, this implementation is not idempotent, as additional executions of the task change the overall result.</text:p>
      <text:p text:style-name="Preformatted_20_Text">Figure 3.10 An idempotent task produces the same result, no matter how many times you run it. Idempotency ensures consistency and the ability to deal with failure.</text:p>
      <text:p text:style-name="Preformatted_20_Text"/>
      <text:p text:style-name="Preformatted_20_Text">In general, tasks that write data can be made idempotent by checking for existing results or making sure that previous results are overwritten by the task. In time-partitioned datasets, this is relatively straightforward, as we can simply overwrite the corresponding partition. Similarly, for database systems, we can use upsert operations to insert data, which allows us to overwrite existing rows that were written by previous task executions. However, in more general applications you should carefully consider all side effects of your task and make sure that all these side effects are performed in an idempotent fashion.</text:p>
      <text:p text:style-name="Preformatted_20_Text">3.7 <text:s text:c="5"/>Summary</text:p>
      <text:p text:style-name="Preformatted_20_Text"/>
      <text:p text:style-name="Preformatted_20_Text"><text:s text:c="4"/>DAGs can run at regular intervals by setting the schedule interval.</text:p>
      <text:p text:style-name="Preformatted_20_Text"><text:s text:c="4"/>The work for an interval is started at the end of the interval.</text:p>
      <text:p text:style-name="Preformatted_20_Text"><text:s text:c="4"/>The schedule interval can be configured with cron and timedelta expressions.</text:p>
      <text:p text:style-name="Preformatted_20_Text"><text:s text:c="4"/>Data can be processed incrementally by dynamically setting variables with <text:soft-page-break/>templating.</text:p>
      <text:p text:style-name="Preformatted_20_Text"><text:s text:c="4"/>The execution date refers to the start datetime of the interval, not to the actual time of execution.</text:p>
      <text:p text:style-name="Preformatted_20_Text"><text:s text:c="4"/>A DAG can be run back in time with backfilling.</text:p>
      <text:p text:style-name="Preformatted_20_Text"><text:s text:c="4"/>Idempotency ensures tasks can be rerun while producing the same output results.</text:p>
      <text:p text:style-name="Preformatted_20_Text"/>
      <text:p text:style-name="Preformatted_20_Text"/>
      <text:p text:style-name="Preformatted_20_Text"/>
      <text:p text:style-name="Preformatted_20_Text"/>
      <text:p text:style-name="Preformatted_20_Text"/>
      <text:p text:style-name="Preformatted_20_Text">CHAPTER 4 Templating Tasks Using the Airflow Context</text:p>
      <text:p text:style-name="Preformatted_20_Text">This chapter covers</text:p>
      <text:p text:style-name="Preformatted_20_Text"/>
      <text:p text:style-name="Preformatted_20_Text"><text:s text:c="4"/>Rendering variables at runtime with templating</text:p>
      <text:p text:style-name="Preformatted_20_Text"><text:s text:c="4"/>Variable templating with the PythonOperator vs other operators</text:p>
      <text:p text:style-name="Preformatted_20_Text"><text:s text:c="4"/>Rendering templated variables for debugging purposes</text:p>
      <text:p text:style-name="Preformatted_20_Text"><text:s text:c="4"/>Performing operations on external systems</text:p>
      <text:p text:style-name="Preformatted_20_Text"/>
      <text:p text:style-name="Preformatted_20_Text">In the previous chapters, we touched the surface of how DAGs and operators work together and how scheduling a workflow works in Airflow. In this chapter we have in-depth coverage of what operators represent, what they are, how they function, and when and how they are executed. Besides these concepts, we demonstrate how operators can be used to communicate with remote systems via hooks, which allows you to perform tasks such as loading data into a database, running a command in a remote environment, and performing workloads somewhere else than in Airflow.</text:p>
      <text:p text:style-name="Preformatted_20_Text">4.1 <text:s text:c="5"/>Inspecting data for processing with Airflow</text:p>
      <text:p text:style-name="Preformatted_20_Text"/>
      <text:p text:style-name="Preformatted_20_Text">Throughout this chapter we will work out several components of operators with the help of a (fictitious) stock market prediction tool applying sentiment analysis, which we’ll call “StockSense”. Wikipedia is one the largest public information resources on the internet. Besides the Wiki pages, other items such as pageview counts are also publicly available. For the purposes of this example, we will apply the axiom that an increase in a company’s pageviews shows a positive sentiment, and the company’s stock is likely to increase as well. On the other hand, a decrease in pageviews tells us a loss in interest, and the stock price is likely to decrease.</text:p>
      <text:p text:style-name="Preformatted_20_Text">4.1.1 <text:s text:c="2"/>Determining how to load incremental data</text:p>
      <text:p text:style-name="Preformatted_20_Text"/>
      <text:p text:style-name="Preformatted_20_Text">The Wikimedia Foundation (organization behind Wikipedia) provides all pageviews since 2015 in machine-readable format[11],[12]. The pageviews can be downloaded in gzip format and are aggregated per hour per page. Each hourly dump is approximately 50MB in gzipped text files and is somewhere between 200MB and 250MB in size unzipped.</text:p>
      <text:p text:style-name="Preformatted_20_Text"/>
      <text:p text:style-name="Preformatted_20_Text">Whenever working with any sort of data, these are essential details to know. Any data, both small and big, can be complex and it is important to have a technical plan of approach before building a pipeline. The solution is always dependant on what you, or other users, want to do with the data so ask yourself and others questions such as “Do we want to process the data again at some other time in the future?”, ”How do I receive the data (i.e., frequency, size, format, source type)?”, and “What are we going to build with the data?” After knowing the answers to such questions, we can think of the technical details.</text:p>
      <text:p text:style-name="Preformatted_20_Text"/>
      <text:p text:style-name="Preformatted_20_Text">Let’s download one single hourly dump and inspect the data by hand. In order to develop a data pipeline, we must understand how to load it in an incremental fashion and how to work the data:</text:p>
      <text:p text:style-name="Preformatted_20_Text">Figure 4.1 Downloading and inspecting Wikimedia pageviews data</text:p>
      <text:p text:style-name="Preformatted_20_Text"/>
      <text:p text:style-name="Preformatted_20_Text">We see the URLs follow a fixed pattern, which we can utilize when downloading the data in batch fashion as briefly touched upon in Chapter 3. As a thought experiment and to validate the data, let’s see what the most commonly used domain codes are for July 7th, 10:00 - 11:00:</text:p>
      <text:p text:style-name="Preformatted_20_Text">Figure 4.2 First simple analysis on Wikimedia pageviews data</text:p>
      <text:p text:style-name="Preformatted_20_Text"><text:soft-page-break/></text:p>
      <text:p text:style-name="Preformatted_20_Text">Seeing the top results “1061202 en” and “995600 en.m” tells us the most viewed domains between July 7th 10:00 and 11:00 are “en” and “en.m” (the mobile version of .en), which makes sense given English is the most used language in the world. Also, results are returned as we expect to see them, which confirms e.g. there are no unexpected characters or misalignment of columns, meaning we don’t have to perform any additional processing to clean up the data. Oftentimes, cleaning and transforming data into a consistent state takes up a large part of the work.</text:p>
      <text:p text:style-name="Preformatted_20_Text">4.2 <text:s text:c="5"/>Task context &amp; Jinja templating</text:p>
      <text:p text:style-name="Preformatted_20_Text"/>
      <text:p text:style-name="Preformatted_20_Text">Now let’s put all this together and create the first version of a DAG pulling in the Wikipedia pageview counts. Let’s start simple by just downloading, extracting and reading the data. We’ve selected five companies (Amazon, Apple, Facebook, Google, and Microsoft) to track initially and validate the hypothesis:</text:p>
      <text:p text:style-name="Preformatted_20_Text">Figure 4.3 First version of the StockSense workflow</text:p>
      <text:p text:style-name="Preformatted_20_Text"/>
      <text:p text:style-name="Preformatted_20_Text">First step is to download the .zip file for every interval. The url is constructed of various date &amp; time components:</text:p>
      <text:p text:style-name="Preformatted_20_Text"/>
      <text:p text:style-name="Preformatted_20_Text">1</text:p>
      <text:p text:style-name="Preformatted_20_Text">https://dumps.wikimedia.org/other/pageviews/{year}/{year}-{month}/pageviews-{year}{month}{day}-{hour}0000.gz</text:p>
      <text:p text:style-name="Preformatted_20_Text"/>
      <text:p text:style-name="Preformatted_20_Text">copy</text:p>
      <text:p text:style-name="Preformatted_20_Text"/>
      <text:p text:style-name="Preformatted_20_Text">For every interval, we’ll have to insert the date &amp; time for that specific interval in the URL. In Chapter 3 we briefly touched on scheduling and how to use the execution date in our code for it to execute one specific interval. Let’s dive a bit deeper into how that works. There are many ways to download the pageviews; however, let’s focus on the BashOperator and PythonOperator. The method to insert variables at runtime in those operators can be generalized to all other operator types.</text:p>
      <text:p text:style-name="Preformatted_20_Text">4.2.1 <text:s text:c="2"/>Templating operator arguments</text:p>
      <text:p text:style-name="Preformatted_20_Text"/>
      <text:p text:style-name="Preformatted_20_Text">To start, let’s download the Wikipedia pageviews using the BashOperator. The BashOperator takes an argument “bash_command” to which we provide a Bash command to execute. All components of the URL where we need to insert a variable at runtime start and end with double curly braces:</text:p>
      <text:p text:style-name="Preformatted_20_Text">Listing 4.1 Downloading Wikipedia pageviews with the BashOperator</text:p>
      <text:p text:style-name="Preformatted_20_Text"/>
      <text:p text:style-name="Preformatted_20_Text">import airflow.utils.dates</text:p>
      <text:p text:style-name="Preformatted_20_Text">from airflow import DAG</text:p>
      <text:p text:style-name="Preformatted_20_Text">from airflow.operators.bash import BashOperator</text:p>
      <text:p text:style-name="Preformatted_20_Text"><text:s/></text:p>
      <text:p text:style-name="Preformatted_20_Text">dag = DAG(</text:p>
      <text:p text:style-name="Preformatted_20_Text"><text:s text:c="3"/>dag_id="chapter4_stocksense_bashoperator",</text:p>
      <text:p text:style-name="Preformatted_20_Text"><text:s text:c="3"/>start_date=airflow.utils.dates.days_ago(3),</text:p>
      <text:p text:style-name="Preformatted_20_Text"><text:s text:c="3"/>schedule_interval="@hourly",</text:p>
      <text:p text:style-name="Preformatted_20_Text">)</text:p>
      <text:p text:style-name="Preformatted_20_Text"><text:s/></text:p>
      <text:p text:style-name="Preformatted_20_Text">get_data = BashOperator(</text:p>
      <text:p text:style-name="Preformatted_20_Text"><text:s text:c="3"/>task_id="get_data",</text:p>
      <text:p text:style-name="Preformatted_20_Text"><text:s text:c="3"/>bash_command=(</text:p>
      <text:p text:style-name="Preformatted_20_Text"><text:s text:c="7"/>"curl -o /tmp/wikipageviews.gz "</text:p>
      <text:p text:style-name="Preformatted_20_Text"><text:s text:c="7"/>"https://dumps.wikimedia.org/other/pageviews/"</text:p>
      <text:p text:style-name="Preformatted_20_Text"><text:s text:c="7"/>"{{ execution_date.year }}/"</text:p>
      <text:p text:style-name="Preformatted_20_Text"><text:s text:c="7"/>"{{ execution_date.year }}-{{ '{:02}'.format(execution_date.month) }}/"</text:p>
      <text:p text:style-name="Preformatted_20_Text"><text:s text:c="7"/>"pageviews-{{ execution_date.year }}"</text:p>
      <text:p text:style-name="Preformatted_20_Text"><text:s text:c="7"/>"{{ '{:02}'.format(execution_date.month) }}"</text:p>
      <text:p text:style-name="Preformatted_20_Text"><text:s text:c="7"/>"{{ '{:02}'.format(execution_date.day) }}-"</text:p>
      <text:p text:style-name="Preformatted_20_Text"><text:s text:c="7"/>"{{ '{:02}'.format(execution_date.hour) }}0000.gz"</text:p>
      <text:p text:style-name="Preformatted_20_Text"><text:s text:c="3"/>),</text:p>
      <text:p text:style-name="Preformatted_20_Text"><text:s text:c="3"/>dag=dag,</text:p>
      <text:p text:style-name="Preformatted_20_Text">)</text:p>
      <text:p text:style-name="Preformatted_20_Text"><text:soft-page-break/></text:p>
      <text:p text:style-name="Preformatted_20_Text">copy</text:p>
      <text:p text:style-name="Preformatted_20_Text"/>
      <text:p text:style-name="Preformatted_20_Text">#A Double curly braces denote a variable inserted at runtime</text:p>
      <text:p text:style-name="Preformatted_20_Text"/>
      <text:p text:style-name="Preformatted_20_Text">#B Any Python variable or expression can be provided</text:p>
      <text:p text:style-name="Preformatted_20_Text"/>
      <text:p text:style-name="Preformatted_20_Text">As briefly touched upon in Chapter 3, the execution_date is one of the variables that is “magically” available in the runtime of a task. The double curly braces denote a Jinja templated string. Jinja is a templating engine, which replaces variables and/or expressions in a templated string at runtime. Templating is used when you, as a programmer, don’t know the value of something at the time of writing, but do know the value of something at runtime. An example is when you have a form in which you can insert your name, and the code prints the inserted name:</text:p>
      <text:p text:style-name="Preformatted_20_Text"/>
      <text:p text:style-name="Preformatted_20_Text">The value of name is not known at programming time because the user will enter his/her name in the form at runtime. What we do know is that the inserted value is assigned to a variable called name, and we can then provide a templated string "Hello {{ name }}!" to render and insert the value of name at runtime.</text:p>
      <text:p text:style-name="Preformatted_20_Text"/>
      <text:p text:style-name="Preformatted_20_Text">In Airflow, you have a number of variables available at runtime from the task context. One of these variables is execution_date. Airflow uses the Pendulum[13] library for datetimes and execution_date is such a Pendulum DateTime object. It is a drop-in replacement for native Python datetime, so all methods that can be applied to Python datetime can also be applied to Pendulum datetime. So just like you can do datetime.now().year, you get the same result with pendulum.now().year:</text:p>
      <text:p text:style-name="Preformatted_20_Text">Listing 4.2 Pendulum behaves equal to native Python datetime</text:p>
      <text:p text:style-name="Preformatted_20_Text"/>
      <text:p text:style-name="Preformatted_20_Text">&gt;&gt;&gt; from datetime import datetime</text:p>
      <text:p text:style-name="Preformatted_20_Text">&gt;&gt;&gt; import pendulum</text:p>
      <text:p text:style-name="Preformatted_20_Text">&gt;&gt;&gt; datetime.now().year</text:p>
      <text:p text:style-name="Preformatted_20_Text">2020</text:p>
      <text:p text:style-name="Preformatted_20_Text">&gt;&gt;&gt; pendulum.now().year</text:p>
      <text:p text:style-name="Preformatted_20_Text">2020</text:p>
      <text:p text:style-name="Preformatted_20_Text"/>
      <text:p text:style-name="Preformatted_20_Text">copy</text:p>
      <text:p text:style-name="Preformatted_20_Text"/>
      <text:p text:style-name="Preformatted_20_Text">The Wikipedia pageviews URL requires zero-padded months, days and hours (e.g. “07” for hour 7). Within the Jinja templated string we therefore apply string formatting for padding:</text:p>
      <text:p text:style-name="Preformatted_20_Text"/>
      <text:p text:style-name="Preformatted_20_Text">{{ '{:02}'.format(execution_date.hour) }}</text:p>
      <text:p text:style-name="Preformatted_20_Text"/>
      <text:p text:style-name="Preformatted_20_Text">copy</text:p>
      <text:p text:style-name="Preformatted_20_Text">Which arguments are templated?</text:p>
      <text:p text:style-name="Preformatted_20_Text"/>
      <text:p text:style-name="Preformatted_20_Text">It is important to know not all operator arguments are templatable! Every operator can keep a whitelist of attributes that are templatable. By default, they are not, so a string “{{ name }}” will be interpreted as literally “{{ name }}” and not templated by Jinja, unless included in the list of templatable attributes. This list is set by the attribute template_fields on every operator. You can check the templatable attributes in the documentation: https://airflow.apache.org/docs, go to the operator of your choice and view the “template_fields” item.</text:p>
      <text:p text:style-name="Preformatted_20_Text"/>
      <text:p text:style-name="Preformatted_20_Text">Note the elements in template_fields are names of class attributes. Typically the argument names provided to __init__ match the class attributes names, so everything listed in template_fields maps 1:1 to the __init__ arguments. However technically it’s possible they don’t and it should be documented to which class attribute an argument maps.</text:p>
      <text:p text:style-name="Preformatted_20_Text">4.2.2 <text:s text:c="2"/>What is available for templating?</text:p>
      <text:p text:style-name="Preformatted_20_Text"/>
      <text:p text:style-name="Preformatted_20_Text"><text:soft-page-break/>Now that we understand which arguments of an operator can be templated, which variables do we have at our disposal for templating? We’ve seen execution_date used before in a number of examples, but more variables are available. With the help of the PythonOperator, we can print the full task context and inspect it:</text:p>
      <text:p text:style-name="Preformatted_20_Text">Listing 4.3 Printing the task context</text:p>
      <text:p text:style-name="Preformatted_20_Text"/>
      <text:p text:style-name="Preformatted_20_Text">import airflow.utils.dates</text:p>
      <text:p text:style-name="Preformatted_20_Text">from airflow import DAG</text:p>
      <text:p text:style-name="Preformatted_20_Text">from airflow.operators.python import PythonOperator</text:p>
      <text:p text:style-name="Preformatted_20_Text"><text:s/></text:p>
      <text:p text:style-name="Preformatted_20_Text">dag = DAG(</text:p>
      <text:p text:style-name="Preformatted_20_Text"><text:s text:c="3"/>dag_id="chapter4_print_context",</text:p>
      <text:p text:style-name="Preformatted_20_Text"><text:s text:c="3"/>start_date=airflow.utils.dates.days_ago(3),</text:p>
      <text:p text:style-name="Preformatted_20_Text"><text:s text:c="3"/>schedule_interval="@daily",</text:p>
      <text:p text:style-name="Preformatted_20_Text">)</text:p>
      <text:p text:style-name="Preformatted_20_Text"><text:s/></text:p>
      <text:p text:style-name="Preformatted_20_Text"><text:s/></text:p>
      <text:p text:style-name="Preformatted_20_Text">def _print_context(**kwargs):</text:p>
      <text:p text:style-name="Preformatted_20_Text"><text:s text:c="3"/>print(kwargs)</text:p>
      <text:p text:style-name="Preformatted_20_Text"><text:s/></text:p>
      <text:p text:style-name="Preformatted_20_Text"><text:s/></text:p>
      <text:p text:style-name="Preformatted_20_Text">print_context = PythonOperator(</text:p>
      <text:p text:style-name="Preformatted_20_Text"><text:s text:c="3"/>task_id="print_context",</text:p>
      <text:p text:style-name="Preformatted_20_Text"><text:s text:c="3"/>python_callable=_print_context,</text:p>
      <text:p text:style-name="Preformatted_20_Text"><text:s text:c="3"/>dag=dag,</text:p>
      <text:p text:style-name="Preformatted_20_Text">)</text:p>
      <text:p text:style-name="Preformatted_20_Text"/>
      <text:p text:style-name="Preformatted_20_Text">copy</text:p>
      <text:p text:style-name="Preformatted_20_Text"/>
      <text:p text:style-name="Preformatted_20_Text">Running this task prints a dict of all available variables in the task context:</text:p>
      <text:p text:style-name="Preformatted_20_Text">Listing 4.4 Code in Listing 4.3 prints all context variables for the given execution date</text:p>
      <text:p text:style-name="Preformatted_20_Text"/>
      <text:p text:style-name="Preformatted_20_Text">{</text:p>
      <text:p text:style-name="Preformatted_20_Text"><text:s text:c="3"/>'dag': &lt;DAG: print_context&gt;,</text:p>
      <text:p text:style-name="Preformatted_20_Text"><text:s text:c="3"/>'ds': '2019-07-04',</text:p>
      <text:p text:style-name="Preformatted_20_Text"><text:s text:c="3"/>'next_ds': '2019-07-04',</text:p>
      <text:p text:style-name="Preformatted_20_Text"><text:s text:c="3"/>'next_ds_nodash': '20190704',</text:p>
      <text:p text:style-name="Preformatted_20_Text"><text:s text:c="3"/>'prev_ds': '2019-07-03',</text:p>
      <text:p text:style-name="Preformatted_20_Text"><text:s text:c="3"/>'prev_ds_nodash': '20190703',</text:p>
      <text:p text:style-name="Preformatted_20_Text"><text:s text:c="3"/>...</text:p>
      <text:p text:style-name="Preformatted_20_Text">}</text:p>
      <text:p text:style-name="Preformatted_20_Text"/>
      <text:p text:style-name="Preformatted_20_Text">copy</text:p>
      <text:p text:style-name="Preformatted_20_Text"/>
      <text:p text:style-name="Preformatted_20_Text">All variables are “captured” in **kwargs and passed to the print() function. All these variables are available to us at runtime. The following table provides a description of all available task context variables:</text:p>
      <text:p text:style-name="Preformatted_20_Text"/>
      <text:p text:style-name="Preformatted_20_Text">Key</text:p>
      <text:p text:style-name="Preformatted_20_Text"><text:tab/></text:p>
      <text:p text:style-name="Preformatted_20_Text"/>
      <text:p text:style-name="Preformatted_20_Text">Description</text:p>
      <text:p text:style-name="Preformatted_20_Text"><text:tab/></text:p>
      <text:p text:style-name="Preformatted_20_Text"/>
      <text:p text:style-name="Preformatted_20_Text">Example</text:p>
      <text:p text:style-name="Preformatted_20_Text"/>
      <text:p text:style-name="Preformatted_20_Text">conf</text:p>
      <text:p text:style-name="Preformatted_20_Text"><text:tab/></text:p>
      <text:p text:style-name="Preformatted_20_Text"/>
      <text:p text:style-name="Preformatted_20_Text">Provides access to Airflow configuration</text:p>
      <text:p text:style-name="Preformatted_20_Text"><text:tab/></text:p>
      <text:p text:style-name="Preformatted_20_Text"/>
      <text:p text:style-name="Preformatted_20_Text">airflow.configuration.AirflowConfigParser object</text:p>
      <text:p text:style-name="Preformatted_20_Text"><text:soft-page-break/></text:p>
      <text:p text:style-name="Preformatted_20_Text">dag</text:p>
      <text:p text:style-name="Preformatted_20_Text"><text:tab/></text:p>
      <text:p text:style-name="Preformatted_20_Text"/>
      <text:p text:style-name="Preformatted_20_Text">The current DAG object</text:p>
      <text:p text:style-name="Preformatted_20_Text"><text:tab/></text:p>
      <text:p text:style-name="Preformatted_20_Text"/>
      <text:p text:style-name="Preformatted_20_Text">DAG object</text:p>
      <text:p text:style-name="Preformatted_20_Text"/>
      <text:p text:style-name="Preformatted_20_Text">dag_run</text:p>
      <text:p text:style-name="Preformatted_20_Text"><text:tab/></text:p>
      <text:p text:style-name="Preformatted_20_Text"/>
      <text:p text:style-name="Preformatted_20_Text">The current DagRun object</text:p>
      <text:p text:style-name="Preformatted_20_Text"><text:tab/></text:p>
      <text:p text:style-name="Preformatted_20_Text"/>
      <text:p text:style-name="Preformatted_20_Text">DagRun object</text:p>
      <text:p text:style-name="Preformatted_20_Text"/>
      <text:p text:style-name="Preformatted_20_Text">ds</text:p>
      <text:p text:style-name="Preformatted_20_Text"><text:tab/></text:p>
      <text:p text:style-name="Preformatted_20_Text"/>
      <text:p text:style-name="Preformatted_20_Text">execution_date formatted as %Y-%m-%d</text:p>
      <text:p text:style-name="Preformatted_20_Text"><text:tab/></text:p>
      <text:p text:style-name="Preformatted_20_Text"/>
      <text:p text:style-name="Preformatted_20_Text">“2019-01-01”</text:p>
      <text:p text:style-name="Preformatted_20_Text"/>
      <text:p text:style-name="Preformatted_20_Text">ds_nodash</text:p>
      <text:p text:style-name="Preformatted_20_Text"><text:tab/></text:p>
      <text:p text:style-name="Preformatted_20_Text"/>
      <text:p text:style-name="Preformatted_20_Text">execution_date formatted as %Y%m%d</text:p>
      <text:p text:style-name="Preformatted_20_Text"><text:tab/></text:p>
      <text:p text:style-name="Preformatted_20_Text"/>
      <text:p text:style-name="Preformatted_20_Text">“20190101”</text:p>
      <text:p text:style-name="Preformatted_20_Text"/>
      <text:p text:style-name="Preformatted_20_Text">execution_date</text:p>
      <text:p text:style-name="Preformatted_20_Text"><text:tab/></text:p>
      <text:p text:style-name="Preformatted_20_Text"/>
      <text:p text:style-name="Preformatted_20_Text">The start datetime of the task’s interval</text:p>
      <text:p text:style-name="Preformatted_20_Text"><text:tab/></text:p>
      <text:p text:style-name="Preformatted_20_Text"/>
      <text:p text:style-name="Preformatted_20_Text">pendulum.datetime.DateTime object</text:p>
      <text:p text:style-name="Preformatted_20_Text"/>
      <text:p text:style-name="Preformatted_20_Text">inlets</text:p>
      <text:p text:style-name="Preformatted_20_Text"><text:tab/></text:p>
      <text:p text:style-name="Preformatted_20_Text"/>
      <text:p text:style-name="Preformatted_20_Text">Shorthand for task.inlets, a feature to track input data sources for data lineage</text:p>
      <text:p text:style-name="Preformatted_20_Text"><text:tab/></text:p>
      <text:p text:style-name="Preformatted_20_Text"/>
      <text:p text:style-name="Preformatted_20_Text">[]</text:p>
      <text:p text:style-name="Preformatted_20_Text"/>
      <text:p text:style-name="Preformatted_20_Text">macros</text:p>
      <text:p text:style-name="Preformatted_20_Text"><text:tab/></text:p>
      <text:p text:style-name="Preformatted_20_Text"/>
      <text:p text:style-name="Preformatted_20_Text">airflow.macros module</text:p>
      <text:p text:style-name="Preformatted_20_Text"><text:tab/></text:p>
      <text:p text:style-name="Preformatted_20_Text"/>
      <text:p text:style-name="Preformatted_20_Text">macros module</text:p>
      <text:p text:style-name="Preformatted_20_Text"/>
      <text:p text:style-name="Preformatted_20_Text">next_ds</text:p>
      <text:p text:style-name="Preformatted_20_Text"><text:tab/></text:p>
      <text:p text:style-name="Preformatted_20_Text"/>
      <text:p text:style-name="Preformatted_20_Text">execution_date of the next interval (= end of current interval) formatted as %Y-%m-%d</text:p>
      <text:p text:style-name="Preformatted_20_Text"><text:tab/></text:p>
      <text:p text:style-name="Preformatted_20_Text"><text:soft-page-break/></text:p>
      <text:p text:style-name="Preformatted_20_Text">“2019-01-02”</text:p>
      <text:p text:style-name="Preformatted_20_Text"/>
      <text:p text:style-name="Preformatted_20_Text">next_ds_nodash</text:p>
      <text:p text:style-name="Preformatted_20_Text"><text:tab/></text:p>
      <text:p text:style-name="Preformatted_20_Text"/>
      <text:p text:style-name="Preformatted_20_Text">execution_date of the next interval (= end of current interval) formatted as %Y%m%d</text:p>
      <text:p text:style-name="Preformatted_20_Text"><text:tab/></text:p>
      <text:p text:style-name="Preformatted_20_Text"/>
      <text:p text:style-name="Preformatted_20_Text">“20190102”</text:p>
      <text:p text:style-name="Preformatted_20_Text"/>
      <text:p text:style-name="Preformatted_20_Text">next_execution_date</text:p>
      <text:p text:style-name="Preformatted_20_Text"><text:tab/></text:p>
      <text:p text:style-name="Preformatted_20_Text"/>
      <text:p text:style-name="Preformatted_20_Text">The start datetime of the task’s next interval (= end of current interval)</text:p>
      <text:p text:style-name="Preformatted_20_Text"><text:tab/></text:p>
      <text:p text:style-name="Preformatted_20_Text"/>
      <text:p text:style-name="Preformatted_20_Text">pendulum.datetime.DateTime object</text:p>
      <text:p text:style-name="Preformatted_20_Text"/>
      <text:p text:style-name="Preformatted_20_Text">outlets</text:p>
      <text:p text:style-name="Preformatted_20_Text"><text:tab/></text:p>
      <text:p text:style-name="Preformatted_20_Text"/>
      <text:p text:style-name="Preformatted_20_Text">Shorthand for task.outlets, a feature to track output data sources for data lineage</text:p>
      <text:p text:style-name="Preformatted_20_Text"><text:tab/></text:p>
      <text:p text:style-name="Preformatted_20_Text"/>
      <text:p text:style-name="Preformatted_20_Text">[]</text:p>
      <text:p text:style-name="Preformatted_20_Text"/>
      <text:p text:style-name="Preformatted_20_Text">params</text:p>
      <text:p text:style-name="Preformatted_20_Text"><text:tab/></text:p>
      <text:p text:style-name="Preformatted_20_Text"/>
      <text:p text:style-name="Preformatted_20_Text">User-provided variables to the task context</text:p>
      <text:p text:style-name="Preformatted_20_Text"><text:tab/></text:p>
      <text:p text:style-name="Preformatted_20_Text"/>
      <text:p text:style-name="Preformatted_20_Text">{}</text:p>
      <text:p text:style-name="Preformatted_20_Text"/>
      <text:p text:style-name="Preformatted_20_Text">prev_ds</text:p>
      <text:p text:style-name="Preformatted_20_Text"><text:tab/></text:p>
      <text:p text:style-name="Preformatted_20_Text"/>
      <text:p text:style-name="Preformatted_20_Text">execution_date of the previous interval formatted as %Y-%m-%d</text:p>
      <text:p text:style-name="Preformatted_20_Text"><text:tab/></text:p>
      <text:p text:style-name="Preformatted_20_Text"/>
      <text:p text:style-name="Preformatted_20_Text">“2018-12-31”</text:p>
      <text:p text:style-name="Preformatted_20_Text"/>
      <text:p text:style-name="Preformatted_20_Text">prev_ds_nodash</text:p>
      <text:p text:style-name="Preformatted_20_Text"><text:tab/></text:p>
      <text:p text:style-name="Preformatted_20_Text"/>
      <text:p text:style-name="Preformatted_20_Text">execution_date of the previous interval formatted as %Y%m%d</text:p>
      <text:p text:style-name="Preformatted_20_Text"><text:tab/></text:p>
      <text:p text:style-name="Preformatted_20_Text"/>
      <text:p text:style-name="Preformatted_20_Text">“20181231”</text:p>
      <text:p text:style-name="Preformatted_20_Text"/>
      <text:p text:style-name="Preformatted_20_Text">prev_execution_date</text:p>
      <text:p text:style-name="Preformatted_20_Text"><text:tab/></text:p>
      <text:p text:style-name="Preformatted_20_Text"/>
      <text:p text:style-name="Preformatted_20_Text">The start datetime of the task’s previous interval</text:p>
      <text:p text:style-name="Preformatted_20_Text"><text:tab/></text:p>
      <text:p text:style-name="Preformatted_20_Text"/>
      <text:p text:style-name="Preformatted_20_Text">pendulum.datetime.DateTime object</text:p>
      <text:p text:style-name="Preformatted_20_Text"/>
      <text:p text:style-name="Preformatted_20_Text">prev_execution_date_success</text:p>
      <text:p text:style-name="Preformatted_20_Text"><text:tab/></text:p>
      <text:p text:style-name="Preformatted_20_Text"/>
      <text:p text:style-name="Preformatted_20_Text"><text:soft-page-break/>Start datetime of the last successfully completed run of the same task (only in past)</text:p>
      <text:p text:style-name="Preformatted_20_Text"><text:tab/></text:p>
      <text:p text:style-name="Preformatted_20_Text"/>
      <text:p text:style-name="Preformatted_20_Text">pendulum.datetime.DateTime object</text:p>
      <text:p text:style-name="Preformatted_20_Text"/>
      <text:p text:style-name="Preformatted_20_Text">prev_start_date_success</text:p>
      <text:p text:style-name="Preformatted_20_Text"><text:tab/></text:p>
      <text:p text:style-name="Preformatted_20_Text"/>
      <text:p text:style-name="Preformatted_20_Text">Date &amp; time on which the last successful run of the same task (only in past) was started</text:p>
      <text:p text:style-name="Preformatted_20_Text"><text:tab/></text:p>
      <text:p text:style-name="Preformatted_20_Text"/>
      <text:p text:style-name="Preformatted_20_Text">pendulum.datetime.DateTime object</text:p>
      <text:p text:style-name="Preformatted_20_Text"/>
      <text:p text:style-name="Preformatted_20_Text">run_id</text:p>
      <text:p text:style-name="Preformatted_20_Text"><text:tab/></text:p>
      <text:p text:style-name="Preformatted_20_Text"/>
      <text:p text:style-name="Preformatted_20_Text">The DagRun’s run_id (a key typically composed of a prefix + datetime)</text:p>
      <text:p text:style-name="Preformatted_20_Text"><text:tab/></text:p>
      <text:p text:style-name="Preformatted_20_Text"/>
      <text:p text:style-name="Preformatted_20_Text">“manual__2019-01-01T00:00:00+00:00”</text:p>
      <text:p text:style-name="Preformatted_20_Text"/>
      <text:p text:style-name="Preformatted_20_Text">task</text:p>
      <text:p text:style-name="Preformatted_20_Text"><text:tab/></text:p>
      <text:p text:style-name="Preformatted_20_Text"/>
      <text:p text:style-name="Preformatted_20_Text">The current operator</text:p>
      <text:p text:style-name="Preformatted_20_Text"><text:tab/></text:p>
      <text:p text:style-name="Preformatted_20_Text"/>
      <text:p text:style-name="Preformatted_20_Text">PythonOperator object</text:p>
      <text:p text:style-name="Preformatted_20_Text"/>
      <text:p text:style-name="Preformatted_20_Text">task_instance</text:p>
      <text:p text:style-name="Preformatted_20_Text"><text:tab/></text:p>
      <text:p text:style-name="Preformatted_20_Text"/>
      <text:p text:style-name="Preformatted_20_Text">The current TaskInstance object</text:p>
      <text:p text:style-name="Preformatted_20_Text"><text:tab/></text:p>
      <text:p text:style-name="Preformatted_20_Text"/>
      <text:p text:style-name="Preformatted_20_Text">TaskInstance object</text:p>
      <text:p text:style-name="Preformatted_20_Text"/>
      <text:p text:style-name="Preformatted_20_Text">task_instance_key_str</text:p>
      <text:p text:style-name="Preformatted_20_Text"><text:tab/></text:p>
      <text:p text:style-name="Preformatted_20_Text"/>
      <text:p text:style-name="Preformatted_20_Text">A unique identifier for the current TaskInstance ({dag_id}__{task_id}__{ds_nodash})</text:p>
      <text:p text:style-name="Preformatted_20_Text"><text:tab/></text:p>
      <text:p text:style-name="Preformatted_20_Text"/>
      <text:p text:style-name="Preformatted_20_Text">“dag_id__task_id__20190101”</text:p>
      <text:p text:style-name="Preformatted_20_Text"/>
      <text:p text:style-name="Preformatted_20_Text">templates_dict</text:p>
      <text:p text:style-name="Preformatted_20_Text"><text:tab/></text:p>
      <text:p text:style-name="Preformatted_20_Text"/>
      <text:p text:style-name="Preformatted_20_Text">User-provided variables to the task context</text:p>
      <text:p text:style-name="Preformatted_20_Text"><text:tab/></text:p>
      <text:p text:style-name="Preformatted_20_Text"/>
      <text:p text:style-name="Preformatted_20_Text">{}</text:p>
      <text:p text:style-name="Preformatted_20_Text"/>
      <text:p text:style-name="Preformatted_20_Text">test_mode</text:p>
      <text:p text:style-name="Preformatted_20_Text"><text:tab/></text:p>
      <text:p text:style-name="Preformatted_20_Text"/>
      <text:p text:style-name="Preformatted_20_Text">Whether or not Airflow is running in test mode (configuration property)</text:p>
      <text:p text:style-name="Preformatted_20_Text"><text:tab/></text:p>
      <text:p text:style-name="Preformatted_20_Text"/>
      <text:p text:style-name="Preformatted_20_Text">False</text:p>
      <text:p text:style-name="Preformatted_20_Text"/>
      <text:p text:style-name="Preformatted_20_Text"><text:soft-page-break/>ti</text:p>
      <text:p text:style-name="Preformatted_20_Text"><text:tab/></text:p>
      <text:p text:style-name="Preformatted_20_Text"/>
      <text:p text:style-name="Preformatted_20_Text">The current TaskInstance object, same as task_instance</text:p>
      <text:p text:style-name="Preformatted_20_Text"><text:tab/></text:p>
      <text:p text:style-name="Preformatted_20_Text"/>
      <text:p text:style-name="Preformatted_20_Text">TaskInstance object</text:p>
      <text:p text:style-name="Preformatted_20_Text"/>
      <text:p text:style-name="Preformatted_20_Text">tomorrow_ds</text:p>
      <text:p text:style-name="Preformatted_20_Text"><text:tab/></text:p>
      <text:p text:style-name="Preformatted_20_Text"/>
      <text:p text:style-name="Preformatted_20_Text">ds plus one day</text:p>
      <text:p text:style-name="Preformatted_20_Text"><text:tab/></text:p>
      <text:p text:style-name="Preformatted_20_Text"/>
      <text:p text:style-name="Preformatted_20_Text">“2019-01-02”</text:p>
      <text:p text:style-name="Preformatted_20_Text"/>
      <text:p text:style-name="Preformatted_20_Text">tomorrow_ds_nodash</text:p>
      <text:p text:style-name="Preformatted_20_Text"><text:tab/></text:p>
      <text:p text:style-name="Preformatted_20_Text"/>
      <text:p text:style-name="Preformatted_20_Text">ds_nodash plus one day</text:p>
      <text:p text:style-name="Preformatted_20_Text"><text:tab/></text:p>
      <text:p text:style-name="Preformatted_20_Text"/>
      <text:p text:style-name="Preformatted_20_Text">“20190102”</text:p>
      <text:p text:style-name="Preformatted_20_Text"/>
      <text:p text:style-name="Preformatted_20_Text">ts</text:p>
      <text:p text:style-name="Preformatted_20_Text"><text:tab/></text:p>
      <text:p text:style-name="Preformatted_20_Text"/>
      <text:p text:style-name="Preformatted_20_Text">execution_date formatted according to ISO8601 format</text:p>
      <text:p text:style-name="Preformatted_20_Text"><text:tab/></text:p>
      <text:p text:style-name="Preformatted_20_Text"/>
      <text:p text:style-name="Preformatted_20_Text">“2019-01-01T00:00:00+00:00”</text:p>
      <text:p text:style-name="Preformatted_20_Text"/>
      <text:p text:style-name="Preformatted_20_Text">ts_nodash</text:p>
      <text:p text:style-name="Preformatted_20_Text"><text:tab/></text:p>
      <text:p text:style-name="Preformatted_20_Text"/>
      <text:p text:style-name="Preformatted_20_Text">execution_date formatted as %Y%m%dT%H%M%S</text:p>
      <text:p text:style-name="Preformatted_20_Text"><text:tab/></text:p>
      <text:p text:style-name="Preformatted_20_Text"/>
      <text:p text:style-name="Preformatted_20_Text">“20190101T000000”</text:p>
      <text:p text:style-name="Preformatted_20_Text"/>
      <text:p text:style-name="Preformatted_20_Text">ts_nodash_with_tz</text:p>
      <text:p text:style-name="Preformatted_20_Text"><text:tab/></text:p>
      <text:p text:style-name="Preformatted_20_Text"/>
      <text:p text:style-name="Preformatted_20_Text">ts_nodash with timezone information</text:p>
      <text:p text:style-name="Preformatted_20_Text"><text:tab/></text:p>
      <text:p text:style-name="Preformatted_20_Text"/>
      <text:p text:style-name="Preformatted_20_Text">“20190101T000000+0000”</text:p>
      <text:p text:style-name="Preformatted_20_Text"/>
      <text:p text:style-name="Preformatted_20_Text">var</text:p>
      <text:p text:style-name="Preformatted_20_Text"><text:tab/></text:p>
      <text:p text:style-name="Preformatted_20_Text"/>
      <text:p text:style-name="Preformatted_20_Text">Helpers objects for dealing with Airflow variables</text:p>
      <text:p text:style-name="Preformatted_20_Text"><text:tab/></text:p>
      <text:p text:style-name="Preformatted_20_Text"/>
      <text:p text:style-name="Preformatted_20_Text">{}</text:p>
      <text:p text:style-name="Preformatted_20_Text"/>
      <text:p text:style-name="Preformatted_20_Text">yesterday_ds</text:p>
      <text:p text:style-name="Preformatted_20_Text"><text:tab/></text:p>
      <text:p text:style-name="Preformatted_20_Text"/>
      <text:p text:style-name="Preformatted_20_Text">ds minus one day</text:p>
      <text:p text:style-name="Preformatted_20_Text"><text:tab/></text:p>
      <text:p text:style-name="Preformatted_20_Text"/>
      <text:p text:style-name="Preformatted_20_Text">“2018-12-31”</text:p>
      <text:p text:style-name="Preformatted_20_Text"/>
      <text:p text:style-name="Preformatted_20_Text"><text:soft-page-break/>yesterday_ds_nodash</text:p>
      <text:p text:style-name="Preformatted_20_Text"><text:tab/></text:p>
      <text:p text:style-name="Preformatted_20_Text"/>
      <text:p text:style-name="Preformatted_20_Text">ds_nodash minus one day</text:p>
      <text:p text:style-name="Preformatted_20_Text"><text:tab/></text:p>
      <text:p text:style-name="Preformatted_20_Text"/>
      <text:p text:style-name="Preformatted_20_Text">“20181231”</text:p>
      <text:p text:style-name="Preformatted_20_Text"/>
      <text:p text:style-name="Preformatted_20_Text">Table 4.1 all task context variables. Printed using a PythonOperator run manually in a DAG with execution date 2019-01-01T00:00:00, @daily interval.</text:p>
      <text:p text:style-name="Preformatted_20_Text">4.2.3 <text:s text:c="2"/>Templating the PythonOperator</text:p>
      <text:p text:style-name="Preformatted_20_Text"/>
      <text:p text:style-name="Preformatted_20_Text">The PythonOperator is an exception to the templating shown in Section 4.2.1. With the BashOperator (and all other operators in Airflow), you provide a string to the bash_command argument (or whatever the argument is named in other operators), which is automatically templated at runtime. The PythonOperator is an exception to this standard, because it doesn’t take arguments which can be templated with the runtime context, but instead a python_callable argument in which the runtime context can be applied.</text:p>
      <text:p text:style-name="Preformatted_20_Text"/>
      <text:p text:style-name="Preformatted_20_Text">Let’s inspect the code downloading the Wikipedia pageviews as shown above with the BashOperator, but now implemented with the PythonOperator. Functionally this results in the same behaviour:</text:p>
      <text:p text:style-name="Preformatted_20_Text">Listing 4.5 Downloading Wikipedia pageviews with the PythonOperator</text:p>
      <text:p text:style-name="Preformatted_20_Text"/>
      <text:p text:style-name="Preformatted_20_Text">from urllib import request</text:p>
      <text:p text:style-name="Preformatted_20_Text"><text:s/></text:p>
      <text:p text:style-name="Preformatted_20_Text">import airflow</text:p>
      <text:p text:style-name="Preformatted_20_Text">from airflow import DAG</text:p>
      <text:p text:style-name="Preformatted_20_Text">from airflow.operators.python import PythonOperator</text:p>
      <text:p text:style-name="Preformatted_20_Text"><text:s/></text:p>
      <text:p text:style-name="Preformatted_20_Text">dag = DAG(</text:p>
      <text:p text:style-name="Preformatted_20_Text"><text:s text:c="4"/>dag_id="stocksense",</text:p>
      <text:p text:style-name="Preformatted_20_Text"><text:s text:c="4"/>start_date=airflow.utils.dates.days_ago(1),</text:p>
      <text:p text:style-name="Preformatted_20_Text"><text:s text:c="4"/>schedule_interval="@hourly",</text:p>
      <text:p text:style-name="Preformatted_20_Text">)</text:p>
      <text:p text:style-name="Preformatted_20_Text"><text:s/></text:p>
      <text:p text:style-name="Preformatted_20_Text"><text:s/></text:p>
      <text:p text:style-name="Preformatted_20_Text">def _get_data(execution_date): #A</text:p>
      <text:p text:style-name="Preformatted_20_Text"><text:s text:c="4"/>year, month, day, hour, *_ = execution_date.timetuple()</text:p>
      <text:p text:style-name="Preformatted_20_Text"><text:s text:c="4"/>url = (</text:p>
      <text:p text:style-name="Preformatted_20_Text"><text:s text:c="8"/>"https://dumps.wikimedia.org/other/pageviews/"</text:p>
      <text:p text:style-name="Preformatted_20_Text"><text:s text:c="8"/>f"{year}/{year}-{month:0&gt;2}/pageviews-{year}{month:0&gt;2}{day:0&gt;2}-{hour:0&gt;2}0000.gz"</text:p>
      <text:p text:style-name="Preformatted_20_Text"><text:s text:c="4"/>)</text:p>
      <text:p text:style-name="Preformatted_20_Text"><text:s text:c="4"/>output_path = "/tmp/wikipageviews.gz"</text:p>
      <text:p text:style-name="Preformatted_20_Text"><text:s text:c="4"/>request.urlretrieve(url, output_path)</text:p>
      <text:p text:style-name="Preformatted_20_Text"><text:s/></text:p>
      <text:p text:style-name="Preformatted_20_Text"><text:s/></text:p>
      <text:p text:style-name="Preformatted_20_Text">get_data = PythonOperator(task_id="get_data", python_callable=_get_data, dag=dag) #A</text:p>
      <text:p text:style-name="Preformatted_20_Text"/>
      <text:p text:style-name="Preformatted_20_Text">copy</text:p>
      <text:p text:style-name="Preformatted_20_Text"/>
      <text:p text:style-name="Preformatted_20_Text">#A The PythonOperator takes a Python function, whereas the BashOperator takes a Bash command as a string to execute</text:p>
      <text:p text:style-name="Preformatted_20_Text"/>
      <text:p text:style-name="Preformatted_20_Text">Functions are first class citizens in Python and we provide a callable[14] (a function is a callable object) to the python_callable argument of the PythonOperator. On execution, the PythonOperator executes the provided callable, which could be any function. Since it is a function, and not a string as with all other operators, the code within the function cannot be automatically templated. Instead, the task context variables can be provided as variables, to be used in the given function:</text:p>
      <text:p text:style-name="Preformatted_20_Text"><text:soft-page-break/>Figure 4.4 Providing task context with a PythonOperator</text:p>
      <text:p text:style-name="Preformatted_20_Text"/>
      <text:p text:style-name="Preformatted_20_Text">NOTE In Airflow 1, the task context variables must be provided explicitly by setting an argument on the PythonOperator provide_context=True, which passes all(!) task context variables to your callable:</text:p>
      <text:p text:style-name="Preformatted_20_Text"/>
      <text:p text:style-name="Preformatted_20_Text">6</text:p>
      <text:p text:style-name="Preformatted_20_Text">PythonOperator(</text:p>
      <text:p text:style-name="Preformatted_20_Text"><text:s text:c="3"/>task_id="pass_context",</text:p>
      <text:p text:style-name="Preformatted_20_Text"><text:s text:c="3"/>python_callable=_pass_context,</text:p>
      <text:p text:style-name="Preformatted_20_Text"><text:s text:c="3"/>provide_context=True,</text:p>
      <text:p text:style-name="Preformatted_20_Text"><text:s text:c="3"/>dag=dag,</text:p>
      <text:p text:style-name="Preformatted_20_Text">)</text:p>
      <text:p text:style-name="Preformatted_20_Text"/>
      <text:p text:style-name="Preformatted_20_Text">copy</text:p>
      <text:p text:style-name="Preformatted_20_Text"/>
      <text:p text:style-name="Preformatted_20_Text">In Airflow 2, the PythonOperator determines which context variables must be passed along to your callable by inferring these from the callable argument names. It is therefore not required to set provide_context=True anymore:</text:p>
      <text:p text:style-name="Preformatted_20_Text"/>
      <text:p text:style-name="Preformatted_20_Text">PythonOperator(</text:p>
      <text:p text:style-name="Preformatted_20_Text"><text:s text:c="3"/>task_id="pass_context",</text:p>
      <text:p text:style-name="Preformatted_20_Text"><text:s text:c="3"/>python_callable=_pass_context,</text:p>
      <text:p text:style-name="Preformatted_20_Text"><text:s text:c="3"/>dag=dag,</text:p>
      <text:p text:style-name="Preformatted_20_Text">)</text:p>
      <text:p text:style-name="Preformatted_20_Text"/>
      <text:p text:style-name="Preformatted_20_Text">copy</text:p>
      <text:p text:style-name="Preformatted_20_Text"/>
      <text:p text:style-name="Preformatted_20_Text">To remain backwards compatible, the provide_context argument is still supported in Airflow 2, however you can safely remove it when running on Airflow 2.</text:p>
      <text:p text:style-name="Preformatted_20_Text"/>
      <text:p text:style-name="Preformatted_20_Text">Python allows “capturing” keyword arguments in a function. This has various use cases, mainly (1) if you don’t know the keyword arguments supplied upfront and (2) to avoid having to explicitly write out all expected keyword argument names.</text:p>
      <text:p text:style-name="Preformatted_20_Text">Listing 4.6 Keyword arguments stored in kwargs</text:p>
      <text:p text:style-name="Preformatted_20_Text"/>
      <text:p text:style-name="Preformatted_20_Text">def _print_context(**kwargs): #A</text:p>
      <text:p text:style-name="Preformatted_20_Text"><text:s text:c="3"/>print(kwargs)</text:p>
      <text:p text:style-name="Preformatted_20_Text"/>
      <text:p text:style-name="Preformatted_20_Text">copy</text:p>
      <text:p text:style-name="Preformatted_20_Text"/>
      <text:p text:style-name="Preformatted_20_Text">#A Keyword arguments can be captured with two asterisks (**). A convention is to name the “capturing” argument kwargs.</text:p>
      <text:p text:style-name="Preformatted_20_Text"/>
      <text:p text:style-name="Preformatted_20_Text">To indicate your future self and other readers of your Airflow code about your intentions of capturing the Airflow task context variables in the keyword arguments, a good practice would be to name this argument appropriately (e.g., “context”):</text:p>
      <text:p text:style-name="Preformatted_20_Text">Listing 4.7 Rename kwargs to context for expressing intent to store task context</text:p>
      <text:p text:style-name="Preformatted_20_Text"/>
      <text:p text:style-name="Preformatted_20_Text">def _print_context(**context): #A</text:p>
      <text:p text:style-name="Preformatted_20_Text"><text:s text:c="3"/>print(context)</text:p>
      <text:p text:style-name="Preformatted_20_Text"><text:s/></text:p>
      <text:p text:style-name="Preformatted_20_Text"><text:s/></text:p>
      <text:p text:style-name="Preformatted_20_Text">print_context = PythonOperator(</text:p>
      <text:p text:style-name="Preformatted_20_Text"><text:s text:c="4"/>task_id="print_context",</text:p>
      <text:p text:style-name="Preformatted_20_Text"><text:s text:c="4"/>python_callable=_print_context,</text:p>
      <text:p text:style-name="Preformatted_20_Text"><text:s text:c="4"/>dag=dag,</text:p>
      <text:p text:style-name="Preformatted_20_Text">)</text:p>
      <text:p text:style-name="Preformatted_20_Text"/>
      <text:p text:style-name="Preformatted_20_Text">copy</text:p>
      <text:p text:style-name="Preformatted_20_Text"/>
      <text:p text:style-name="Preformatted_20_Text">#A Naming this argument context indicates we expect Airflow task context</text:p>
      <text:p text:style-name="Preformatted_20_Text"/>
      <text:p text:style-name="Preformatted_20_Text"><text:soft-page-break/>The context variable is a dict of all context variables, which allows us to give our task different behaviour for the interval it runs in. For example, to print the start and end datetime of the current interval:</text:p>
      <text:p text:style-name="Preformatted_20_Text">Listing 4.8 Print start and end date of interval</text:p>
      <text:p text:style-name="Preformatted_20_Text"/>
      <text:p text:style-name="Preformatted_20_Text">def _print_context(**context):</text:p>
      <text:p text:style-name="Preformatted_20_Text"><text:s text:c="3"/>start = context["execution_date"] #A</text:p>
      <text:p text:style-name="Preformatted_20_Text"><text:s text:c="3"/>end = context["next_execution_date"]</text:p>
      <text:p text:style-name="Preformatted_20_Text"><text:s text:c="3"/>print(f"Start: {start}, end: {end}")</text:p>
      <text:p text:style-name="Preformatted_20_Text"><text:s/></text:p>
      <text:p text:style-name="Preformatted_20_Text"><text:s/></text:p>
      <text:p text:style-name="Preformatted_20_Text">print_context = PythonOperator(</text:p>
      <text:p text:style-name="Preformatted_20_Text"><text:s text:c="3"/>task_id="print_context", python_callable=_print_context, dag=dag</text:p>
      <text:p text:style-name="Preformatted_20_Text">)</text:p>
      <text:p text:style-name="Preformatted_20_Text"><text:s/></text:p>
      <text:p text:style-name="Preformatted_20_Text"># Prints e.g.:</text:p>
      <text:p text:style-name="Preformatted_20_Text"># Start: 2019-07-13T14:00:00+00:00, end: 2019-07-13T15:00:00+00:00</text:p>
      <text:p text:style-name="Preformatted_20_Text"/>
      <text:p text:style-name="Preformatted_20_Text">copy</text:p>
      <text:p text:style-name="Preformatted_20_Text"/>
      <text:p text:style-name="Preformatted_20_Text">#A extract the execution_date from the context</text:p>
      <text:p text:style-name="Preformatted_20_Text"/>
      <text:p text:style-name="Preformatted_20_Text">Now that we’ve seen a few basic examples, let’s dissect the PythonOperator downloading the hourly Wikipedia pageviews as seen in Listing 4.5.</text:p>
      <text:p text:style-name="Preformatted_20_Text">Figure 4.5 The PythonOperator takes a function instead of string arguments and thus cannot be Jinja templated. In this called function we extract datetime components from the execution_date to dynamically construct the URL.</text:p>
      <text:p text:style-name="Preformatted_20_Text"/>
      <text:p text:style-name="Preformatted_20_Text">The _get_data function called by the PythonOperator takes one argument: **context. As we’ve seen before, we could accept all keyword arguments in a single argument named **kwargs (the double asterisk indicates all keyword arguments, and kwargs is the actual variable’s name). For indicating we expect task context variables, we could rename it to **context. There is yet another way in Python to accept keywords arguments though:</text:p>
      <text:p text:style-name="Preformatted_20_Text">Listing 4.9 Explicitly expecting variable execution_date</text:p>
      <text:p text:style-name="Preformatted_20_Text"/>
      <text:p text:style-name="Preformatted_20_Text">def _get_data(execution_date, **context): #A</text:p>
      <text:p text:style-name="Preformatted_20_Text"><text:s text:c="3"/>year, month, day, hour, *_ = execution_date.timetuple()</text:p>
      <text:p text:style-name="Preformatted_20_Text"><text:s text:c="3"/># ...</text:p>
      <text:p text:style-name="Preformatted_20_Text"/>
      <text:p text:style-name="Preformatted_20_Text">copy</text:p>
      <text:p text:style-name="Preformatted_20_Text"/>
      <text:p text:style-name="Preformatted_20_Text">#A This tells Python we expect to receive an argument named execution_date. It will not be captured in the context argument.</text:p>
      <text:p text:style-name="Preformatted_20_Text"/>
      <text:p text:style-name="Preformatted_20_Text">What happens under the hood is that the _get_data function is called with all context variables as keyword arguments:</text:p>
      <text:p text:style-name="Preformatted_20_Text">Listing 4.10 All context variables are passed as keyword arguments</text:p>
      <text:p text:style-name="Preformatted_20_Text"/>
      <text:p text:style-name="Preformatted_20_Text">_get_data(conf=..., dag=..., dag_run=..., execution_date=..., ...)</text:p>
      <text:p text:style-name="Preformatted_20_Text"/>
      <text:p text:style-name="Preformatted_20_Text">copy</text:p>
      <text:p text:style-name="Preformatted_20_Text"/>
      <text:p text:style-name="Preformatted_20_Text">Python will then check if any of the given arguments is expected in the function signature:</text:p>
      <text:p text:style-name="Preformatted_20_Text">Figure 4.6 Python determines if a given keyword argument is passed to one specific argument in the function, or to the ** argument if no matching name was found.</text:p>
      <text:p text:style-name="Preformatted_20_Text"/>
      <text:p text:style-name="Preformatted_20_Text">The first argument conf is checked and not found in the signature (expected arguments) of _get_data and thus added to **context. This is repeated for dag and dag_run since both arguments are not in the function’s expected arguments. Next up is execution_date which we expect to receive and thus its value is passed to the execution_date argument in _get_data():</text:p>
      <text:p text:style-name="Preformatted_20_Text"><text:soft-page-break/>Figure 4.7 _get_data expects an argument named execution_date. No default value is set, so it will fail if not provided.</text:p>
      <text:p text:style-name="Preformatted_20_Text"/>
      <text:p text:style-name="Preformatted_20_Text">The end result with this given example is that a keyword with name execution_date is passed along to the execution_date argument and all other variables are passed along to **context since they are not explicitly expected in the function signature:</text:p>
      <text:p text:style-name="Preformatted_20_Text">Figure 4.8 Any named argument can be given to _get_data(). execution_date must be provided explicitly because it’s listed as an argument, all other arguments are captured by **context.</text:p>
      <text:p text:style-name="Preformatted_20_Text"/>
      <text:p text:style-name="Preformatted_20_Text">Now, we can directly use the execution_date variable instead of having to extract it from **context with context["execution_date"]. In addition, your code will be more self-explanatory and tools such as linters and type hinting will benefit by the explicit argument definition.</text:p>
      <text:p text:style-name="Preformatted_20_Text">4.2.4 <text:s text:c="2"/>Providing variables to the PythonOperator</text:p>
      <text:p text:style-name="Preformatted_20_Text"/>
      <text:p text:style-name="Preformatted_20_Text">Now that we’ve seen how the task context works in operators and how Python deals with keywords arguments, imagine we want to download data from more than one data source. The _get_data() function could be duplicated and slightly altered to support a second data source. The PythonOperator, however, also supports supplying additional arguments to the callable function. For example, say we start by making the output_path configurable, so that depending on the task we can configure the output_path instead of having to duplicate the entire function just to change the output path:</text:p>
      <text:p text:style-name="Preformatted_20_Text">Figure 4.9 The output_path is now configurable via an argument</text:p>
      <text:p text:style-name="Preformatted_20_Text"/>
      <text:p text:style-name="Preformatted_20_Text">The value for output_path can be provided in two ways. First via an argument op_args:</text:p>
      <text:p text:style-name="Preformatted_20_Text">Listing 4.11 Providing user-defined variables to the PythonOperator callable</text:p>
      <text:p text:style-name="Preformatted_20_Text"/>
      <text:p text:style-name="Preformatted_20_Text">get_data = PythonOperator(</text:p>
      <text:p text:style-name="Preformatted_20_Text"><text:s text:c="3"/>task_id="get_data",</text:p>
      <text:p text:style-name="Preformatted_20_Text"><text:s text:c="3"/>python_callable=_get_data,</text:p>
      <text:p text:style-name="Preformatted_20_Text"><text:s text:c="3"/>op_args=["/tmp/wikipageviews.gz"], #A</text:p>
      <text:p text:style-name="Preformatted_20_Text"><text:s text:c="3"/>dag=dag,</text:p>
      <text:p text:style-name="Preformatted_20_Text">)</text:p>
      <text:p text:style-name="Preformatted_20_Text"/>
      <text:p text:style-name="Preformatted_20_Text">copy</text:p>
      <text:p text:style-name="Preformatted_20_Text"/>
      <text:p text:style-name="Preformatted_20_Text">#A provide additional variables to the callable with op_args</text:p>
      <text:p text:style-name="Preformatted_20_Text"/>
      <text:p text:style-name="Preformatted_20_Text">On execution of the operator, each value in the list provided to op_args is passed along to the callable function, i.e. the same effect as calling the function as such directly:</text:p>
      <text:p text:style-name="Preformatted_20_Text"/>
      <text:p text:style-name="Preformatted_20_Text">_get_data("/tmp/wikipageviews.gz")</text:p>
      <text:p text:style-name="Preformatted_20_Text"/>
      <text:p text:style-name="Preformatted_20_Text">copy</text:p>
      <text:p text:style-name="Preformatted_20_Text"/>
      <text:p text:style-name="Preformatted_20_Text">Since output_path in Figure 4.9 is the first argument in the _get_data function, the value of it will be set to “/tmp/wikipageviews.gz” when run (we call these non-keyword arguments). A second approach is to use the op_kwargs argument:</text:p>
      <text:p text:style-name="Preformatted_20_Text">Listing 4.12 Providing user-defined keyword arguments to the PythonOperator callable</text:p>
      <text:p text:style-name="Preformatted_20_Text"/>
      <text:p text:style-name="Preformatted_20_Text">get_data = PythonOperator(</text:p>
      <text:p text:style-name="Preformatted_20_Text"><text:s text:c="3"/>task_id="get_data",</text:p>
      <text:p text:style-name="Preformatted_20_Text"><text:s text:c="3"/>op_kwargs={"output_path": "/tmp/wikipageviews.gz"}, #A</text:p>
      <text:p text:style-name="Preformatted_20_Text"><text:s text:c="3"/>dag=dag,</text:p>
      <text:p text:style-name="Preformatted_20_Text">)</text:p>
      <text:p text:style-name="Preformatted_20_Text"/>
      <text:p text:style-name="Preformatted_20_Text">copy</text:p>
      <text:p text:style-name="Preformatted_20_Text"/>
      <text:p text:style-name="Preformatted_20_Text"><text:soft-page-break/>#A A dict given to op_kwargs will be passed as keyword arguments to the callable</text:p>
      <text:p text:style-name="Preformatted_20_Text"/>
      <text:p text:style-name="Preformatted_20_Text">Similar to op_args, all values in op_kwargs are passed along to the callable function, but this time as keyword arguments. The equivalent call to _get_data would be:</text:p>
      <text:p text:style-name="Preformatted_20_Text"/>
      <text:p text:style-name="Preformatted_20_Text">_get_data(output_path="/tmp/wikipageviews.gz")</text:p>
      <text:p text:style-name="Preformatted_20_Text"/>
      <text:p text:style-name="Preformatted_20_Text">copy</text:p>
      <text:p text:style-name="Preformatted_20_Text"/>
      <text:p text:style-name="Preformatted_20_Text">Note these values can contain strings and thus can be templated! That means we could avoid extracting the datetime components inside the callable function itself and instead pass templated strings to our callable function:</text:p>
      <text:p text:style-name="Preformatted_20_Text">Listing 4.13 Providing templated strings as input for the callable function</text:p>
      <text:p text:style-name="Preformatted_20_Text"/>
      <text:p text:style-name="Preformatted_20_Text">def _get_data(year, month, day, hour, output_path, **_):</text:p>
      <text:p text:style-name="Preformatted_20_Text"><text:s text:c="3"/>url = (</text:p>
      <text:p text:style-name="Preformatted_20_Text"><text:s text:c="7"/>"https://dumps.wikimedia.org/other/pageviews/"</text:p>
      <text:p text:style-name="Preformatted_20_Text"><text:s text:c="7"/>f"{year}/{year}-{month:0&gt;2}/pageviews-{year}{month:0&gt;2}{day:0&gt;2}-{hour:0&gt;2}0000.gz"</text:p>
      <text:p text:style-name="Preformatted_20_Text"><text:s text:c="3"/>)</text:p>
      <text:p text:style-name="Preformatted_20_Text"><text:s text:c="3"/>request.urlretrieve(url, output_path)</text:p>
      <text:p text:style-name="Preformatted_20_Text"><text:s/></text:p>
      <text:p text:style-name="Preformatted_20_Text"><text:s/></text:p>
      <text:p text:style-name="Preformatted_20_Text">get_data = PythonOperator(</text:p>
      <text:p text:style-name="Preformatted_20_Text"><text:s text:c="3"/>task_id="get_data",</text:p>
      <text:p text:style-name="Preformatted_20_Text"><text:s text:c="3"/>python_callable=_get_data,</text:p>
      <text:p text:style-name="Preformatted_20_Text"><text:s text:c="3"/>op_kwargs={</text:p>
      <text:p text:style-name="Preformatted_20_Text"><text:s text:c="7"/>"year": "{{ execution_date.year }}",</text:p>
      <text:p text:style-name="Preformatted_20_Text"><text:s text:c="7"/>"month": "{{ execution_date.month }}",</text:p>
      <text:p text:style-name="Preformatted_20_Text"><text:s text:c="7"/>"day": "{{ execution_date.day }}",</text:p>
      <text:p text:style-name="Preformatted_20_Text"><text:s text:c="7"/>"hour": "{{ execution_date.hour }}",</text:p>
      <text:p text:style-name="Preformatted_20_Text"><text:s text:c="7"/>"output_path": "/tmp/wikipageviews.gz",</text:p>
      <text:p text:style-name="Preformatted_20_Text"><text:s text:c="3"/>},</text:p>
      <text:p text:style-name="Preformatted_20_Text"><text:s text:c="3"/>dag=dag,</text:p>
      <text:p text:style-name="Preformatted_20_Text">)</text:p>
      <text:p text:style-name="Preformatted_20_Text"/>
      <text:p text:style-name="Preformatted_20_Text">copy</text:p>
      <text:p text:style-name="Preformatted_20_Text"/>
      <text:p text:style-name="Preformatted_20_Text">#A User-defined keyword arguments are templated before passing to the callable</text:p>
      <text:p text:style-name="Preformatted_20_Text">4.2.5 <text:s text:c="2"/>Inspecting templated arguments</text:p>
      <text:p text:style-name="Preformatted_20_Text"/>
      <text:p text:style-name="Preformatted_20_Text">A useful tool to debug issues with templated arguments is the Airflow UI. You can inspect the templated argument values after running a task by selecting the task in either the Graph or Tree View and clicking on the “Rendered” button:</text:p>
      <text:p text:style-name="Preformatted_20_Text">Figure 4.10 Inspecting the rendered template values after running a task</text:p>
      <text:p text:style-name="Preformatted_20_Text"/>
      <text:p text:style-name="Preformatted_20_Text">The Rendered Template view displays all attributes of the given operator which are render-able and the values are displayed here. The Rendered Template view is visible per task instance. Consequently, a task must be scheduled first by Airflow before being able to inspect the rendered attributes for the given task instance.</text:p>
      <text:p text:style-name="Preformatted_20_Text"/>
      <text:p text:style-name="Preformatted_20_Text">One downside of the UI is that a task must be scheduled first by Airflow (i.e., you have to wait for Airflow to schedule the next task instance). During development, this can be impractical. The Airflow Command Line Interface (CLI) allows us to render templated values for any given datetime:</text:p>
      <text:p text:style-name="Preformatted_20_Text">Listing 4.14 Render templated values for any given execution date</text:p>
      <text:p text:style-name="Preformatted_20_Text"/>
      <text:p text:style-name="Preformatted_20_Text"># airflow tasks render stocksense get_data 2019-07-19T00:00:00</text:p>
      <text:p text:style-name="Preformatted_20_Text"># ----------------------------------------------------------</text:p>
      <text:p text:style-name="Preformatted_20_Text"># property: templates_dict</text:p>
      <text:p text:style-name="Preformatted_20_Text"># ----------------------------------------------------------</text:p>
      <text:p text:style-name="Preformatted_20_Text">None</text:p>
      <text:p text:style-name="Preformatted_20_Text"><text:soft-page-break/><text:s/></text:p>
      <text:p text:style-name="Preformatted_20_Text"># ----------------------------------------------------------</text:p>
      <text:p text:style-name="Preformatted_20_Text"># property: op_args</text:p>
      <text:p text:style-name="Preformatted_20_Text"># ----------------------------------------------------------</text:p>
      <text:p text:style-name="Preformatted_20_Text">[]</text:p>
      <text:p text:style-name="Preformatted_20_Text"><text:s/></text:p>
      <text:p text:style-name="Preformatted_20_Text"># ----------------------------------------------------------</text:p>
      <text:p text:style-name="Preformatted_20_Text"># property: op_kwargs</text:p>
      <text:p text:style-name="Preformatted_20_Text"># ----------------------------------------------------------</text:p>
      <text:p text:style-name="Preformatted_20_Text">{'year': '2019', 'month': '7', 'day': '19', 'hour': '0', 'output_path': '/tmp/wikipageviews.gz'}</text:p>
      <text:p text:style-name="Preformatted_20_Text"/>
      <text:p text:style-name="Preformatted_20_Text">copy</text:p>
      <text:p text:style-name="Preformatted_20_Text"/>
      <text:p text:style-name="Preformatted_20_Text">The CLI provides us with exactly the same information as shown in the Airflow UI, without having to run a task, which makes it easier to inspect the result. The command to render templates using the CLI is:</text:p>
      <text:p text:style-name="Preformatted_20_Text"/>
      <text:p text:style-name="Preformatted_20_Text">airflow tasks render [dag id] [task id] [desired execution date]</text:p>
      <text:p text:style-name="Preformatted_20_Text"/>
      <text:p text:style-name="Preformatted_20_Text">copy</text:p>
      <text:p text:style-name="Preformatted_20_Text"/>
      <text:p text:style-name="Preformatted_20_Text">You may enter any datetime and the Airflow CLI will render all templated attributes as if the task would run for the desired datetime. Using the CLI does not register anything in the metastore and is thus a more “lightweight” and flexible action.</text:p>
      <text:p text:style-name="Preformatted_20_Text">4.3 <text:s text:c="5"/>Hooking up other systems</text:p>
      <text:p text:style-name="Preformatted_20_Text"/>
      <text:p text:style-name="Preformatted_20_Text">Now that we’ve worked out how templating works, let’s continue the use case by processing the hourly Wikipedia pageviews. The following two operators will extract the archive and process the extracted file by scanning over it and selecting the pageview counts for the given page names. The result is then printed in the logs:</text:p>
      <text:p text:style-name="Preformatted_20_Text">Listing 4.15 Reading pageviews for given page names</text:p>
      <text:p text:style-name="Preformatted_20_Text"/>
      <text:p text:style-name="Preformatted_20_Text">extract_gz = BashOperator(</text:p>
      <text:p text:style-name="Preformatted_20_Text"><text:s text:c="4"/>task_id="extract_gz",</text:p>
      <text:p text:style-name="Preformatted_20_Text"><text:s text:c="4"/>bash_command="gunzip --force /tmp/wikipageviews.gz",</text:p>
      <text:p text:style-name="Preformatted_20_Text"><text:s text:c="4"/>dag=dag,</text:p>
      <text:p text:style-name="Preformatted_20_Text">)</text:p>
      <text:p text:style-name="Preformatted_20_Text"><text:s/></text:p>
      <text:p text:style-name="Preformatted_20_Text"><text:s/></text:p>
      <text:p text:style-name="Preformatted_20_Text">def _fetch_pageviews(pagenames):</text:p>
      <text:p text:style-name="Preformatted_20_Text"><text:s text:c="3"/>result = dict.fromkeys(pagenames, 0)</text:p>
      <text:p text:style-name="Preformatted_20_Text"><text:s text:c="3"/>with open(f"/tmp/wikipageviews", "r") as f:</text:p>
      <text:p text:style-name="Preformatted_20_Text"><text:s text:c="7"/>for line in f:</text:p>
      <text:p text:style-name="Preformatted_20_Text"><text:s text:c="11"/>domain_code, page_title, view_counts, _ = line.split(" ")</text:p>
      <text:p text:style-name="Preformatted_20_Text"><text:s text:c="11"/>if domain_code == "en" and page_title in pagenames: #C</text:p>
      <text:p text:style-name="Preformatted_20_Text"><text:s text:c="15"/>result[page_title] = view_counts</text:p>
      <text:p text:style-name="Preformatted_20_Text"><text:s/></text:p>
      <text:p text:style-name="Preformatted_20_Text"><text:s text:c="3"/>print(result)</text:p>
      <text:p text:style-name="Preformatted_20_Text"><text:s text:c="3"/># Prints e.g. "{'Facebook': '778', 'Apple': '20', 'Google': '451', 'Amazon': '9', 'Microsoft': '119'}"</text:p>
      <text:p text:style-name="Preformatted_20_Text"><text:s/></text:p>
      <text:p text:style-name="Preformatted_20_Text">fetch_pageviews = PythonOperator(</text:p>
      <text:p text:style-name="Preformatted_20_Text"><text:s text:c="4"/>task_id="fetch_pageviews",</text:p>
      <text:p text:style-name="Preformatted_20_Text"><text:s text:c="4"/>python_callable=_fetch_pageviews,</text:p>
      <text:p text:style-name="Preformatted_20_Text"><text:s text:c="4"/>op_kwargs={"pagenames": {"Google", "Amazon", "Apple", "Microsoft", "Facebook"}},</text:p>
      <text:p text:style-name="Preformatted_20_Text"><text:s text:c="4"/>dag=dag,</text:p>
      <text:p text:style-name="Preformatted_20_Text">)</text:p>
      <text:p text:style-name="Preformatted_20_Text"/>
      <text:p text:style-name="Preformatted_20_Text">copy</text:p>
      <text:p text:style-name="Preformatted_20_Text"/>
      <text:p text:style-name="Preformatted_20_Text"><text:soft-page-break/>#A Open the file written in previous task</text:p>
      <text:p text:style-name="Preformatted_20_Text"/>
      <text:p text:style-name="Preformatted_20_Text">#B Extract the elements on a line</text:p>
      <text:p text:style-name="Preformatted_20_Text"/>
      <text:p text:style-name="Preformatted_20_Text">#C Filter only domain “en”</text:p>
      <text:p text:style-name="Preformatted_20_Text"/>
      <text:p text:style-name="Preformatted_20_Text">#D Check if page_title is in given pagenames</text:p>
      <text:p text:style-name="Preformatted_20_Text"/>
      <text:p text:style-name="Preformatted_20_Text">This prints e.g. {'Apple': '31', 'Microsoft': '87', 'Amazon': '7', 'Facebook': '228', 'Google': '275'}. As a first improvement, we’d like to write these counts to our own database. This would allow us to query it with SQL and ask questions such as “What is the average hourly pageview count on the Google Wikipedia page?”.</text:p>
      <text:p text:style-name="Preformatted_20_Text">Figure 4.11 Conceptual idea of workflow. After extracting the pageviews, write the pageview counts to a SQL database.</text:p>
      <text:p text:style-name="Preformatted_20_Text"/>
      <text:p text:style-name="Preformatted_20_Text">We have a Postgres database to store the hourly pageviews. The table to keep the data contains three columns:</text:p>
      <text:p text:style-name="Preformatted_20_Text">Listing 4.16 CREATE TABLE statement for storing output</text:p>
      <text:p text:style-name="Preformatted_20_Text"/>
      <text:p text:style-name="Preformatted_20_Text">CREATE TABLE pageview_counts (</text:p>
      <text:p text:style-name="Preformatted_20_Text"><text:s text:c="3"/>pagename VARCHAR(50) NOT NULL,</text:p>
      <text:p text:style-name="Preformatted_20_Text"><text:s text:c="3"/>pageviewcount INT NOT NULL,</text:p>
      <text:p text:style-name="Preformatted_20_Text"><text:s text:c="3"/>datetime TIMESTAMP NOT NULL</text:p>
      <text:p text:style-name="Preformatted_20_Text">);</text:p>
      <text:p text:style-name="Preformatted_20_Text"/>
      <text:p text:style-name="Preformatted_20_Text">copy</text:p>
      <text:p text:style-name="Preformatted_20_Text"/>
      <text:p text:style-name="Preformatted_20_Text">Where the pagename and pageviewcount columns respectively hold the name of the Wikipedia page and the number of pageviews for that page for a given hour. The datetime column will hold the date &amp; time for the count, which equals Airflow’s execution_date for an interval. An example INSERT query would look as follows:</text:p>
      <text:p text:style-name="Preformatted_20_Text">Listing 4.17 INSERT statement storing output in the pageview_counts table</text:p>
      <text:p text:style-name="Preformatted_20_Text"/>
      <text:p text:style-name="Preformatted_20_Text">INSERT INTO pageview_counts VALUES ('Google', 333, '2019-07-17T00:00:00');</text:p>
      <text:p text:style-name="Preformatted_20_Text"/>
      <text:p text:style-name="Preformatted_20_Text">copy</text:p>
      <text:p text:style-name="Preformatted_20_Text"/>
      <text:p text:style-name="Preformatted_20_Text">The code above currently prints the found pageview count and we now want to connect the dots by writing those results to the Postgres table. The PythonOperator currently simply prints the results but does not write to the database, so we’ll need a second task to write the results. In Airflow there are two ways of passing data between tasks:</text:p>
      <text:p text:style-name="Preformatted_20_Text"/>
      <text:p text:style-name="Preformatted_20_Text"><text:s text:c="4"/>By using the Airflow metastore to write and read results between tasks. This is called XCom and covered in Chapter 5.</text:p>
      <text:p text:style-name="Preformatted_20_Text"><text:s text:c="4"/>By writing results to and from a persistent location (e.g. disk or database) between tasks.</text:p>
      <text:p text:style-name="Preformatted_20_Text"/>
      <text:p text:style-name="Preformatted_20_Text">Airflow tasks run independently of each other, possibly on different physical machines depending on your setup, and therefore cannot share objects in memory. Data between tasks must therefore be persisted elsewhere, where it resides after a task finishes and can be read by another task.</text:p>
      <text:p text:style-name="Preformatted_20_Text"/>
      <text:p text:style-name="Preformatted_20_Text">Airflow provides one mechanism out of the box called XCom, which allows storing and later reading any picklable object in the Airflow metastore. Pickle is Python’s serialization protocol. Serialization means converting an object in memory to a format that can be stored on disk to be read again later, possibly by another process. By default all objects built up from basic Python types (e.g., string, int, dict, list) can be pickled. Examples of non-picklable objects are database connections and file handlers. Using XComs for storing pickled objects is only suitable for smaller objects. Since Airflow’s metastore (typically a MySQL or Postgres database) is finite in size and pickled objects are stored in blobs in the metastore, it’s typically advised to apply XComs only <text:soft-page-break/>for transferring small pieces of data such as a handful of strings (e.g., a list of names).</text:p>
      <text:p text:style-name="Preformatted_20_Text"/>
      <text:p text:style-name="Preformatted_20_Text">The alternative for transferring data between tasks is to keep the data outside Airflow. The number of ways to store data are limitless but typically a file on disk is created. In the use case above we’ve fetched a few strings and integers which in itself are not space-consuming. With the idea in mind that more pages might be added later and thus data size might grow in the future we’ll think ahead and persist the results on disk instead of using XComs.</text:p>
      <text:p text:style-name="Preformatted_20_Text"/>
      <text:p text:style-name="Preformatted_20_Text">In order to decide how to store the intermediate data, we must know where and how the data will be used again. Since the target database is a Postgres database, we’ll use the PostgresOperator to insert data into the database. First, we must install an additional package to import the PostgresOperator class in our project:</text:p>
      <text:p text:style-name="Preformatted_20_Text"/>
      <text:p text:style-name="Preformatted_20_Text">pip install apache-airflow-providers-postgres</text:p>
      <text:p text:style-name="Preformatted_20_Text"/>
      <text:p text:style-name="Preformatted_20_Text">copy</text:p>
      <text:p text:style-name="Preformatted_20_Text"/>
      <text:p text:style-name="Preformatted_20_Text">NOTE Since Airflow 2, most operators are installed via separate pip packages. This avoids installing dependencies which you probably will not use, whilst keeping the core Airflow package small. All additional pip packages are named:</text:p>
      <text:p text:style-name="Preformatted_20_Text"/>
      <text:p text:style-name="Preformatted_20_Text">apache-airflow-providers-*</text:p>
      <text:p text:style-name="Preformatted_20_Text"/>
      <text:p text:style-name="Preformatted_20_Text">copy</text:p>
      <text:p text:style-name="Preformatted_20_Text"/>
      <text:p text:style-name="Preformatted_20_Text">Only a few “core” operators remain in Airflow, such as the BashOperator and PythonOperator. Refer to the Airflow documentation to find the apache-airflow-providers package for your needs.</text:p>
      <text:p text:style-name="Preformatted_20_Text"/>
      <text:p text:style-name="Preformatted_20_Text">The PostgresOperator will run any query you provide it. Since the PostgresOperator does not support inserts from CSV data, we will first write SQL queries as our intermediate data first:</text:p>
      <text:p text:style-name="Preformatted_20_Text">Listing 4.18 Writing INSERT statements to feed to the PostgresOperator</text:p>
      <text:p text:style-name="Preformatted_20_Text"/>
      <text:p text:style-name="Preformatted_20_Text">def _fetch_pageviews(pagenames, execution_date, **_):</text:p>
      <text:p text:style-name="Preformatted_20_Text"><text:s text:c="3"/>result = dict.fromkeys(pagenames, 0)</text:p>
      <text:p text:style-name="Preformatted_20_Text"><text:s text:c="3"/>with open("/tmp/wikipageviews", "r") as f:</text:p>
      <text:p text:style-name="Preformatted_20_Text"><text:s text:c="7"/>for line in f:</text:p>
      <text:p text:style-name="Preformatted_20_Text"><text:s text:c="11"/>domain_code, page_title, view_counts, _ = line.split(" ")</text:p>
      <text:p text:style-name="Preformatted_20_Text"><text:s text:c="11"/>if domain_code == "en" and page_title in pagenames:</text:p>
      <text:p text:style-name="Preformatted_20_Text"><text:s text:c="15"/>result[page_title] = view_counts</text:p>
      <text:p text:style-name="Preformatted_20_Text"><text:s/></text:p>
      <text:p text:style-name="Preformatted_20_Text"><text:s text:c="3"/>with open("/tmp/postgres_query.sql", "w") as f:</text:p>
      <text:p text:style-name="Preformatted_20_Text"><text:s text:c="7"/>for pagename, pageviewcount in result.items():</text:p>
      <text:p text:style-name="Preformatted_20_Text"><text:s text:c="11"/>f.write(</text:p>
      <text:p text:style-name="Preformatted_20_Text"><text:s text:c="15"/>"INSERT INTO pageview_counts VALUES ("</text:p>
      <text:p text:style-name="Preformatted_20_Text"><text:s text:c="15"/>f"'{pagename}', {pageviewcount}, '{execution_date}'"</text:p>
      <text:p text:style-name="Preformatted_20_Text"><text:s text:c="15"/>");\n"</text:p>
      <text:p text:style-name="Preformatted_20_Text"><text:s text:c="11"/>)</text:p>
      <text:p text:style-name="Preformatted_20_Text"><text:s/></text:p>
      <text:p text:style-name="Preformatted_20_Text"><text:s/></text:p>
      <text:p text:style-name="Preformatted_20_Text">fetch_pageviews = PythonOperator(</text:p>
      <text:p text:style-name="Preformatted_20_Text"><text:s text:c="3"/>task_id="fetch_pageviews",</text:p>
      <text:p text:style-name="Preformatted_20_Text"><text:s text:c="3"/>python_callable=_fetch_pageviews,</text:p>
      <text:p text:style-name="Preformatted_20_Text"><text:s text:c="3"/>op_kwargs={"pagenames": {"Google", "Amazon", "Apple", "Microsoft", "Facebook"}},</text:p>
      <text:p text:style-name="Preformatted_20_Text"><text:s text:c="3"/>dag=dag,</text:p>
      <text:p text:style-name="Preformatted_20_Text">)</text:p>
      <text:p text:style-name="Preformatted_20_Text"/>
      <text:p text:style-name="Preformatted_20_Text">copy</text:p>
      <text:p text:style-name="Preformatted_20_Text"/>
      <text:p text:style-name="Preformatted_20_Text"><text:soft-page-break/>#A Initialize result for all pageviews with 0</text:p>
      <text:p text:style-name="Preformatted_20_Text"/>
      <text:p text:style-name="Preformatted_20_Text">#B Scan over pageviews</text:p>
      <text:p text:style-name="Preformatted_20_Text"/>
      <text:p text:style-name="Preformatted_20_Text">#C For each result, write SQL query</text:p>
      <text:p text:style-name="Preformatted_20_Text"/>
      <text:p text:style-name="Preformatted_20_Text">Running this task will produce a file /tmp/postgres_query.sql for the given interval, containing all the SQL queries to be run by the PostgresOperator. For example:</text:p>
      <text:p text:style-name="Preformatted_20_Text">Listing 4.19 Multiple INSERT queries to feed to the PostgresOperator</text:p>
      <text:p text:style-name="Preformatted_20_Text"/>
      <text:p text:style-name="Preformatted_20_Text">INSERT INTO pageview_counts VALUES ('Facebook', 275, '2019-07-18T02:00:00+00:00');</text:p>
      <text:p text:style-name="Preformatted_20_Text">INSERT INTO pageview_counts VALUES ('Apple', 35, '2019-07-18T02:00:00+00:00');</text:p>
      <text:p text:style-name="Preformatted_20_Text">INSERT INTO pageview_counts VALUES ('Microsoft', 136, '2019-07-18T02:00:00+00:00');</text:p>
      <text:p text:style-name="Preformatted_20_Text">INSERT INTO pageview_counts VALUES ('Amazon', 17, '2019-07-18T02:00:00+00:00');</text:p>
      <text:p text:style-name="Preformatted_20_Text">INSERT INTO pageview_counts VALUES ('Google', 399, '2019-07-18T02:00:00+00:00');</text:p>
      <text:p text:style-name="Preformatted_20_Text"/>
      <text:p text:style-name="Preformatted_20_Text">copy</text:p>
      <text:p text:style-name="Preformatted_20_Text"/>
      <text:p text:style-name="Preformatted_20_Text">Now that we’ve generated the queries, it’s time to connect the last piece of the puzzle:</text:p>
      <text:p text:style-name="Preformatted_20_Text">Listing 4.20 Calling the PostgresOperator</text:p>
      <text:p text:style-name="Preformatted_20_Text"/>
      <text:p text:style-name="Preformatted_20_Text">from airflow.providers.postgres.operators.postgres import PostgresOperator</text:p>
      <text:p text:style-name="Preformatted_20_Text"><text:s/></text:p>
      <text:p text:style-name="Preformatted_20_Text">dag = DAG(..., template_searchpath="/tmp")</text:p>
      <text:p text:style-name="Preformatted_20_Text"><text:s/></text:p>
      <text:p text:style-name="Preformatted_20_Text">write_to_postgres = PostgresOperator(</text:p>
      <text:p text:style-name="Preformatted_20_Text"><text:s text:c="3"/>task_id="write_to_postgres",</text:p>
      <text:p text:style-name="Preformatted_20_Text"><text:s text:c="3"/>postgres_conn_id="my_postgres",</text:p>
      <text:p text:style-name="Preformatted_20_Text"><text:s text:c="3"/>sql="postgres_query.sql",</text:p>
      <text:p text:style-name="Preformatted_20_Text"><text:s text:c="3"/>dag=dag,</text:p>
      <text:p text:style-name="Preformatted_20_Text">)</text:p>
      <text:p text:style-name="Preformatted_20_Text"/>
      <text:p text:style-name="Preformatted_20_Text">copy</text:p>
      <text:p text:style-name="Preformatted_20_Text"/>
      <text:p text:style-name="Preformatted_20_Text">#A Identifier to credentials to use for connection</text:p>
      <text:p text:style-name="Preformatted_20_Text"/>
      <text:p text:style-name="Preformatted_20_Text">#B SQL query or path to file containing SQL queries</text:p>
      <text:p text:style-name="Preformatted_20_Text"/>
      <text:p text:style-name="Preformatted_20_Text">The corresponding Graph View will look as follows:</text:p>
      <text:p text:style-name="Preformatted_20_Text">Figure 4.12 DAG fetching hourly Wikipedia pageviews and writing results to Postgres</text:p>
      <text:p text:style-name="Preformatted_20_Text"/>
      <text:p text:style-name="Preformatted_20_Text">The PostgresOperator requires filling in only two arguments to run a query against a Postgres database. Intricate operations such as setting up a connection to the database and closing it after completion are handled under the hood. The postgres_conn_id argument points to an identifier holding the credentials to the Postgres database. Airflow can manage such credentials (stored encrypted in the metastore), and operators can fetch one of the credentials when required. Without going into details yet, we can add the “my_postgres” connection in Airflow with the help of the CLI:</text:p>
      <text:p text:style-name="Preformatted_20_Text">Listing 4.21 Storing credentials in Airflow with the CLI</text:p>
      <text:p text:style-name="Preformatted_20_Text"/>
      <text:p text:style-name="Preformatted_20_Text">6</text:p>
      <text:p text:style-name="Preformatted_20_Text">airflow connections add \</text:p>
      <text:p text:style-name="Preformatted_20_Text">--conn-type postgres \</text:p>
      <text:p text:style-name="Preformatted_20_Text">--conn-host localhost \</text:p>
      <text:p text:style-name="Preformatted_20_Text">--conn-login postgres \</text:p>
      <text:p text:style-name="Preformatted_20_Text">--conn-password mysecretpassword \</text:p>
      <text:p text:style-name="Preformatted_20_Text">my_postgres</text:p>
      <text:p text:style-name="Preformatted_20_Text"/>
      <text:p text:style-name="Preformatted_20_Text"><text:soft-page-break/>copy</text:p>
      <text:p text:style-name="Preformatted_20_Text"/>
      <text:p text:style-name="Preformatted_20_Text">#A The connection identifier</text:p>
      <text:p text:style-name="Preformatted_20_Text"/>
      <text:p text:style-name="Preformatted_20_Text">The connection is then visible in the UI (it can also be created from there). Go to Admin -&gt; Connections to view all connections stored in Airflow:</text:p>
      <text:p text:style-name="Preformatted_20_Text">Figure 4.13 Connection listed in Airflow UI</text:p>
      <text:p text:style-name="Preformatted_20_Text"/>
      <text:p text:style-name="Preformatted_20_Text">Once a number of DAG runs have completed, the Postgres database will hold a few counts:</text:p>
      <text:p text:style-name="Preformatted_20_Text"/>
      <text:p text:style-name="Preformatted_20_Text">"Amazon",12,"2019-07-17 00:00:00"</text:p>
      <text:p text:style-name="Preformatted_20_Text">"Amazon",11,"2019-07-17 01:00:00"</text:p>
      <text:p text:style-name="Preformatted_20_Text">"Amazon",19,"2019-07-17 02:00:00"</text:p>
      <text:p text:style-name="Preformatted_20_Text">"Amazon",13,"2019-07-17 03:00:00"</text:p>
      <text:p text:style-name="Preformatted_20_Text">"Amazon",12,"2019-07-17 04:00:00"</text:p>
      <text:p text:style-name="Preformatted_20_Text">"Amazon",12,"2019-07-17 05:00:00"</text:p>
      <text:p text:style-name="Preformatted_20_Text">"Amazon",11,"2019-07-17 06:00:00"</text:p>
      <text:p text:style-name="Preformatted_20_Text">"Amazon",14,"2019-07-17 07:00:00"</text:p>
      <text:p text:style-name="Preformatted_20_Text">"Amazon",15,"2019-07-17 08:00:00"</text:p>
      <text:p text:style-name="Preformatted_20_Text">"Amazon",17,"2019-07-17 09:00:00"</text:p>
      <text:p text:style-name="Preformatted_20_Text"/>
      <text:p text:style-name="Preformatted_20_Text">copy</text:p>
      <text:p text:style-name="Preformatted_20_Text"/>
      <text:p text:style-name="Preformatted_20_Text">There’s a number of things to point out in this last step. The DAG has an additional argument template_searchpath. Besides a string INSERT INTO ..., the content of files can also be templated. Each operator can read and template files with specific extensions by providing the filepath to the operator. In the case of the PostgresOperator, the argument “sql” is templatable and thus a path to a file holding a SQL query can also be provided. Any filepath ending in ''.sql'' will be read, templates in the file will be rendered, and the queries in the file will be executed by the PostgresOperator. Again, refer to the documentation of the operators and check the field template_ext, which holds the file extensions templatable by the operator.</text:p>
      <text:p text:style-name="Preformatted_20_Text"/>
      <text:p text:style-name="Preformatted_20_Text">NOTE Jinja requires you to provide the path to search for templatable files. By default only the path of the DAG file is searched for “postgres_query.sql” but since we’ve stored it in /tmp, Jinja won’t find it. To add paths for Jinja to search, set the argument template_searchpath on the DAG and Jinja will traverse the default path plus additional provided paths to search for, in this case postgres_query.sql.</text:p>
      <text:p text:style-name="Preformatted_20_Text"/>
      <text:p text:style-name="Preformatted_20_Text">Postgres is an external system and Airflow supports connecting to a wide range of external systems with the help of many operators in the Airflow ecosystem. This does have an implication; connecting to an external system often requires specific dependencies to be installed which allow connecting and communicating with the external system. This also holds for Postgres; we must install the package apache-airflow-providers-postgres to install additional Postgres dependencies in our Airflow installation. Many dependencies is one of the characteristics of any orchestration system - in order to communicate with many external systems it is inevitable to install many dependencies on your system.</text:p>
      <text:p text:style-name="Preformatted_20_Text"/>
      <text:p text:style-name="Preformatted_20_Text">Upon execution of the PostgresOperator, a number of things happen:</text:p>
      <text:p text:style-name="Preformatted_20_Text">Figure 4.14 Running a SQL script against a Postgres database involves several components. Provide the correct settings to the PostgresOperator, and the PostgresHook will do the work under the hood.</text:p>
      <text:p text:style-name="Preformatted_20_Text"/>
      <text:p text:style-name="Preformatted_20_Text">The PostgresOperator will instantiate a so-called Hook to communicate with Postgres. The hook deals with creating a connection, sending queries to Postgres and closing the connection afterwards. The operator is merely passing through the request from the user to the hook in this situation.</text:p>
      <text:p text:style-name="Preformatted_20_Text"/>
      <text:p text:style-name="Preformatted_20_Text">NOTE An operator determines what has to be done, a hook determines how to do something.</text:p>
      <text:p text:style-name="Preformatted_20_Text"><text:soft-page-break/></text:p>
      <text:p text:style-name="Preformatted_20_Text">When building pipelines like these, you will only deal with operators and have no notion of any hooks, because hooks are used internally in operators.</text:p>
      <text:p text:style-name="Preformatted_20_Text"/>
      <text:p text:style-name="Preformatted_20_Text">After a number of DAG runs, the Postgres database will contain a few records extracted from the Wikipedia pageviews. Once an hour, Airflow now automatically downloads the new hourly pageviews dataset, unzips it, extracts the desired counts and writes these to the Postgres database. We can now ask questions such as “at which hour is each page most popular?”</text:p>
      <text:p text:style-name="Preformatted_20_Text">Listing 4.22 SQL query asking which hour is most popular per page</text:p>
      <text:p text:style-name="Preformatted_20_Text"/>
      <text:p text:style-name="Preformatted_20_Text">11</text:p>
      <text:p text:style-name="Preformatted_20_Text">SELECT x.pagename, x.hr AS "hour", x.average AS "average pageviews"</text:p>
      <text:p text:style-name="Preformatted_20_Text">FROM (</text:p>
      <text:p text:style-name="Preformatted_20_Text"><text:s/>SELECT</text:p>
      <text:p text:style-name="Preformatted_20_Text"><text:s text:c="3"/>pagename,</text:p>
      <text:p text:style-name="Preformatted_20_Text"><text:s text:c="3"/>date_part('hour', datetime) AS hr,</text:p>
      <text:p text:style-name="Preformatted_20_Text"><text:s text:c="3"/>AVG(pageviewcount) AS average,</text:p>
      <text:p text:style-name="Preformatted_20_Text"><text:s text:c="3"/>ROW_NUMBER() OVER (PARTITION BY pagename ORDER BY AVG(pageviewcount) DESC)</text:p>
      <text:p text:style-name="Preformatted_20_Text"><text:s/>FROM pageview_counts</text:p>
      <text:p text:style-name="Preformatted_20_Text"><text:s/>GROUP BY pagename, hr</text:p>
      <text:p text:style-name="Preformatted_20_Text">) AS x</text:p>
      <text:p text:style-name="Preformatted_20_Text">WHERE row_number=1;</text:p>
      <text:p text:style-name="Preformatted_20_Text"/>
      <text:p text:style-name="Preformatted_20_Text">copy</text:p>
      <text:p text:style-name="Preformatted_20_Text"/>
      <text:p text:style-name="Preformatted_20_Text">Which shows us the most popular time to view given pages is between 16:00 and 21:00:</text:p>
      <text:p text:style-name="Preformatted_20_Text"/>
      <text:p text:style-name="Preformatted_20_Text">pagename</text:p>
      <text:p text:style-name="Preformatted_20_Text"><text:tab/></text:p>
      <text:p text:style-name="Preformatted_20_Text"/>
      <text:p text:style-name="Preformatted_20_Text">hour</text:p>
      <text:p text:style-name="Preformatted_20_Text"><text:tab/></text:p>
      <text:p text:style-name="Preformatted_20_Text"/>
      <text:p text:style-name="Preformatted_20_Text">average pageviews</text:p>
      <text:p text:style-name="Preformatted_20_Text"/>
      <text:p text:style-name="Preformatted_20_Text">Amazon</text:p>
      <text:p text:style-name="Preformatted_20_Text"><text:tab/></text:p>
      <text:p text:style-name="Preformatted_20_Text"/>
      <text:p text:style-name="Preformatted_20_Text">18</text:p>
      <text:p text:style-name="Preformatted_20_Text"><text:tab/></text:p>
      <text:p text:style-name="Preformatted_20_Text"/>
      <text:p text:style-name="Preformatted_20_Text">20</text:p>
      <text:p text:style-name="Preformatted_20_Text"/>
      <text:p text:style-name="Preformatted_20_Text">Apple</text:p>
      <text:p text:style-name="Preformatted_20_Text"><text:tab/></text:p>
      <text:p text:style-name="Preformatted_20_Text"/>
      <text:p text:style-name="Preformatted_20_Text">16</text:p>
      <text:p text:style-name="Preformatted_20_Text"><text:tab/></text:p>
      <text:p text:style-name="Preformatted_20_Text"/>
      <text:p text:style-name="Preformatted_20_Text">66</text:p>
      <text:p text:style-name="Preformatted_20_Text"/>
      <text:p text:style-name="Preformatted_20_Text">Facebook</text:p>
      <text:p text:style-name="Preformatted_20_Text"><text:tab/></text:p>
      <text:p text:style-name="Preformatted_20_Text"/>
      <text:p text:style-name="Preformatted_20_Text">16</text:p>
      <text:p text:style-name="Preformatted_20_Text"><text:tab/></text:p>
      <text:p text:style-name="Preformatted_20_Text"/>
      <text:p text:style-name="Preformatted_20_Text">500</text:p>
      <text:p text:style-name="Preformatted_20_Text"/>
      <text:p text:style-name="Preformatted_20_Text">Google</text:p>
      <text:p text:style-name="Preformatted_20_Text"><text:tab/></text:p>
      <text:p text:style-name="Preformatted_20_Text"/>
      <text:p text:style-name="Preformatted_20_Text"><text:soft-page-break/>20</text:p>
      <text:p text:style-name="Preformatted_20_Text"><text:tab/></text:p>
      <text:p text:style-name="Preformatted_20_Text"/>
      <text:p text:style-name="Preformatted_20_Text">761</text:p>
      <text:p text:style-name="Preformatted_20_Text"/>
      <text:p text:style-name="Preformatted_20_Text">Microsoft</text:p>
      <text:p text:style-name="Preformatted_20_Text"><text:tab/></text:p>
      <text:p text:style-name="Preformatted_20_Text"/>
      <text:p text:style-name="Preformatted_20_Text">21</text:p>
      <text:p text:style-name="Preformatted_20_Text"><text:tab/></text:p>
      <text:p text:style-name="Preformatted_20_Text"/>
      <text:p text:style-name="Preformatted_20_Text">181</text:p>
      <text:p text:style-name="Preformatted_20_Text"/>
      <text:p text:style-name="Preformatted_20_Text">Table 4.2 Query results showing which hour is most popular per page</text:p>
      <text:p text:style-name="Preformatted_20_Text"/>
      <text:p text:style-name="Preformatted_20_Text">With this query, we have now completed the envisioned Wikipedia workflow which performs a full cycle of downloading the hourly pageview data, processing the data, and writing results to a Postgres database for future analysis. Airflow is responsible for orchestrating the correct time and order of starting tasks. With the help of the task runtime context and templating, code is executed for a given interval, using the datetime values that come with that interval. If all is set up correctly, the workflow can now run till infinity.</text:p>
      <text:p text:style-name="Preformatted_20_Text">4.4 <text:s text:c="5"/>Summary</text:p>
      <text:p text:style-name="Preformatted_20_Text"/>
      <text:p text:style-name="Preformatted_20_Text"><text:s text:c="4"/>Some arguments of operators can be templated</text:p>
      <text:p text:style-name="Preformatted_20_Text"><text:s text:c="4"/>Templating happens at runtime</text:p>
      <text:p text:style-name="Preformatted_20_Text"><text:s text:c="4"/>Templating the PythonOperator works different from other operators; variables are passed to the provided callable</text:p>
      <text:p text:style-name="Preformatted_20_Text"><text:s text:c="4"/>The result of templated arguments can be checked with airflow tasks render</text:p>
      <text:p text:style-name="Preformatted_20_Text"><text:s text:c="4"/>Operators can communicate with other systems via hooks</text:p>
      <text:p text:style-name="Preformatted_20_Text"><text:s text:c="4"/>Operators describe what to do, hooks determine how to do work</text:p>
      <text:p text:style-name="Preformatted_20_Text"/>
      <text:p text:style-name="Preformatted_20_Text">CHAPTER 5 Defining dependencies between tasks</text:p>
      <text:p text:style-name="Preformatted_20_Text">This chapter covers:</text:p>
      <text:p text:style-name="Preformatted_20_Text"/>
      <text:p text:style-name="Preformatted_20_Text"><text:s text:c="4"/>Examining how to define task dependencies in an Airflow DAG.</text:p>
      <text:p text:style-name="Preformatted_20_Text"><text:s text:c="4"/>Explaining how to use trigger rules to implement joins at specific points in an Airflow DAG.</text:p>
      <text:p text:style-name="Preformatted_20_Text"><text:s text:c="4"/>Showing how to make conditional tasks in an Airflow DAG, which can be skipped under certain conditions.</text:p>
      <text:p text:style-name="Preformatted_20_Text"><text:s text:c="4"/>Giving a basic idea of how trigger rules function in Airflow and how this affects the execution of your tasks.</text:p>
      <text:p text:style-name="Preformatted_20_Text"><text:s text:c="4"/>Demonstrating how to use XComs to share state between tasks.</text:p>
      <text:p text:style-name="Preformatted_20_Text"><text:s text:c="4"/>Examining how Airflow 2’s Taskflow API can help simplify DAGs with many Python tasks and XComs.</text:p>
      <text:p text:style-name="Preformatted_20_Text"/>
      <text:p text:style-name="Preformatted_20_Text">In previous chapters, we’ve seen how to build a basic DAG and define simple dependencies between tasks. In this chapter, we will further explore exactly how task dependencies are defined in Airflow and how these capabilities can be used to implement more complex patterns including conditional tasks, branches, and joins. Towards the end of the chapter, we’ll also dive into XComs (which allows passing data between different tasks in a DAG run) and discuss the merits and drawbacks of using this type of approach. We’ll also show how Airflow 2’s new Taskflow API can help simplify DAGs that make heavy use of Python tasks and XComs.</text:p>
      <text:p text:style-name="Preformatted_20_Text">5.1 <text:s text:c="5"/>Basic Dependencies</text:p>
      <text:p text:style-name="Preformatted_20_Text"/>
      <text:p text:style-name="Preformatted_20_Text">Before going into more complex task dependency patterns such as branching and conditional tasks, let's first take a moment to examine the different patterns of task dependencies that we’ve encountered in the previous chapters. This includes both linear chains of tasks (tasks that are executed one-after-another) and fan-out/fan-in patterns (which involves one task linking to multiple downstream tasks, or vice versa). To make sure we’re all on the same page, we’ll briefly go into the implications of these patterns in the next few sections.</text:p>
      <text:p text:style-name="Preformatted_20_Text"><text:soft-page-break/>5.1.1 <text:s text:c="2"/>Linear Dependencies</text:p>
      <text:p text:style-name="Preformatted_20_Text"/>
      <text:p text:style-name="Preformatted_20_Text">Up to now, we’ve mainly focussed on examples of DAGs consisting of a single linear chain of tasks. For example, our rocket-launch-picture-fetching DAG from Chapter 2 (Figure 5.1) consisted of a chain of three tasks: one for downloading launch metadata, one for downloading the images, and one task for notifying us when the entire process has been completed:</text:p>
      <text:p text:style-name="Preformatted_20_Text">Listing 5.1 Tasks in the rocket-picture-fetching DAG (chapter02/dags/listing_2_10.py).</text:p>
      <text:p text:style-name="Preformatted_20_Text"/>
      <text:p text:style-name="Preformatted_20_Text">download_launches = BashOperator(...)</text:p>
      <text:p text:style-name="Preformatted_20_Text">get_pictures = PythonOperator(...)</text:p>
      <text:p text:style-name="Preformatted_20_Text">notify = BashOperator(...)</text:p>
      <text:p text:style-name="Preformatted_20_Text"/>
      <text:p text:style-name="Preformatted_20_Text">copy</text:p>
      <text:p text:style-name="Preformatted_20_Text">Figure 5.1. Our rocket-picture-fetching DAG from Chapter 2, consisting of three tasks for downloading metadata, fetching the pictures, and sending a notification. Originally shown in Figure 2.3.</text:p>
      <text:p text:style-name="Preformatted_20_Text"/>
      <text:p text:style-name="Preformatted_20_Text">In this type of DAG, each task must be completed before going on to the next, as the result of the preceding task is required as an input for the next. As we have seen, Airflow allows us to indicate this type of relationship between two tasks by creating a dependency between two tasks using the right-bitshift operator:</text:p>
      <text:p text:style-name="Preformatted_20_Text">Listing 5.2 Adding dependencies between the tasks (chapter02/dags/listing_2_10.py).</text:p>
      <text:p text:style-name="Preformatted_20_Text"/>
      <text:p text:style-name="Preformatted_20_Text"># Set task dependencies one-by-one:</text:p>
      <text:p text:style-name="Preformatted_20_Text">download_launches &gt;&gt; get_pictures</text:p>
      <text:p text:style-name="Preformatted_20_Text">get_pictures &gt;&gt; notify</text:p>
      <text:p text:style-name="Preformatted_20_Text"><text:s/></text:p>
      <text:p text:style-name="Preformatted_20_Text"># Or in one go:</text:p>
      <text:p text:style-name="Preformatted_20_Text">download_launches &gt;&gt; get_pictures &gt;&gt; notify</text:p>
      <text:p text:style-name="Preformatted_20_Text"/>
      <text:p text:style-name="Preformatted_20_Text">copy</text:p>
      <text:p text:style-name="Preformatted_20_Text"/>
      <text:p text:style-name="Preformatted_20_Text">Task dependencies effectively tell Airflow that it can only start executing a given task once its upstream dependencies have finished executing successfully. In the example above, this means that get_pictures can only start executing once download_launches has run successfully. Similarly, notify can only start once the get_pictures task has been completed without error.</text:p>
      <text:p text:style-name="Preformatted_20_Text"/>
      <text:p text:style-name="Preformatted_20_Text">One advantage of explicitly specifying task dependencies is that it clearly defines the (implicit) ordering in our tasks. This enables Airflow to schedule tasks only when their dependencies have been met, which is more robust than (for example) scheduling individual tasks one after another using cron and hoping that preceding tasks will have completed by the time the second task is started (Figure 5.2). Moreover, any errors will be propagated to downstream tasks by Airflow, effectively postponing their execution. This means that in the case of a failure in the download_launches task, Airflow won’t try to execute the get_pictures task for that day until the issue with download_launches has been resolved.</text:p>
      <text:p text:style-name="Preformatted_20_Text">5.1.2 <text:s text:c="2"/>Fan-in/-out Dependencies</text:p>
      <text:p text:style-name="Preformatted_20_Text"/>
      <text:p text:style-name="Preformatted_20_Text">Besides linear chains of tasks, Airflow’s task dependencies can be used to create more complex dependency structures between tasks. For example, let’s revisit our Umbrella use case from Chapter 1, in which we wanted to train a machine learning model to predict the demand for our umbrellas in the upcoming weeks based on the weather forecast.</text:p>
      <text:p text:style-name="Preformatted_20_Text"/>
      <text:p text:style-name="Preformatted_20_Text">As you might remember from Chapter 1, the main purpose of the umbrella DAG was to fetch weather and sales data daily from two different sources and combine these two sets of data into a dataset for training our model. As such, the DAG (Figure 5.2) starts with two sets of tasks for fetching and cleaning our input <text:soft-page-break/>data, one for the weather data (fetch_weather and clean_weather) and one for the sales data (fetch_sales and clean_sales). These tasks are followed by a task (join_datasets) that takes the resulting cleaned sales and weather data and joins these datasets into a combined dataset for training a model. Finally, this dataset is used to train the model (train_model), after which the model is deployed by the final task (deploy_model).</text:p>
      <text:p text:style-name="Preformatted_20_Text">Figure 5.2. Overview of the DAG from the Umbrella use case in Chapter 1.</text:p>
      <text:p text:style-name="Preformatted_20_Text"/>
      <text:p text:style-name="Preformatted_20_Text">Thinking about this DAG in terms of dependencies, there is a linear dependency between the fetch_weather and clean_weather tasks, as we need to fetch the data from our remote data source before we can do any cleaning of the data. However, because the fetching/cleaning of the weather data is independent of the sales data, there is no dependency between the weather and sales data tasks. Altogether, this means we can define the dependencies for the fetch and cleaning tasks as:</text:p>
      <text:p text:style-name="Preformatted_20_Text">Listing 5.3 Adding linear dependencies that execute in parallel (dags/01_start.py).</text:p>
      <text:p text:style-name="Preformatted_20_Text"/>
      <text:p text:style-name="Preformatted_20_Text"># Multiple linear dependencies.</text:p>
      <text:p text:style-name="Preformatted_20_Text">fetch_weather &gt;&gt; clean_weather</text:p>
      <text:p text:style-name="Preformatted_20_Text">fetch_sales &gt;&gt; clean_sales</text:p>
      <text:p text:style-name="Preformatted_20_Text"/>
      <text:p text:style-name="Preformatted_20_Text">copy</text:p>
      <text:p text:style-name="Preformatted_20_Text"/>
      <text:p text:style-name="Preformatted_20_Text">Upstream of the two fetch tasks, we could also have added a dummy start task representing the start of our DAG. In this case, this task is not strictly necessary, but it helps illustrate the implicit ‘fan-out’ occurring at the beginning of our DAG, in which the start of the DAG kicks off both the fetch_weather and fetch_sales tasks. Such a fan-out dependency (linking one task to multiple downstream tasks could be defined as:</text:p>
      <text:p text:style-name="Preformatted_20_Text">Listing 5.4 Adding a fan-out (one-to-multiple) dependency (dags/01_start.py).</text:p>
      <text:p text:style-name="Preformatted_20_Text"/>
      <text:p text:style-name="Preformatted_20_Text">11</text:p>
      <text:p text:style-name="Preformatted_20_Text">from airflow.operators.dummy import DummyOperator</text:p>
      <text:p text:style-name="Preformatted_20_Text"><text:s/></text:p>
      <text:p text:style-name="Preformatted_20_Text"># Create a dummy start task.</text:p>
      <text:p text:style-name="Preformatted_20_Text">start = DummyOperator(task_id="start")</text:p>
      <text:p text:style-name="Preformatted_20_Text"><text:s/></text:p>
      <text:p text:style-name="Preformatted_20_Text"># Fan-out (one-to-multiple).</text:p>
      <text:p text:style-name="Preformatted_20_Text">start &gt;&gt; [fetch_weather, fetch_sales]</text:p>
      <text:p text:style-name="Preformatted_20_Text"><text:s/></text:p>
      <text:p text:style-name="Preformatted_20_Text"># Note that this is equivalent to:</text:p>
      <text:p text:style-name="Preformatted_20_Text"># start &gt;&gt; fetch_weather</text:p>
      <text:p text:style-name="Preformatted_20_Text"># start &gt;&gt; fetch_sales</text:p>
      <text:p text:style-name="Preformatted_20_Text"/>
      <text:p text:style-name="Preformatted_20_Text">copy</text:p>
      <text:p text:style-name="Preformatted_20_Text"/>
      <text:p text:style-name="Preformatted_20_Text">In contrast to the parallelism of the fetch/clean tasks, building the combined dataset requires inputs from both the weather and sales branches. As such, the join_datasets task has a dependency on both the clean_weather and clean_sales tasks and can only run once both these upstream tasks have been completed successfully. This type of structure, where one task has a dependency on multiple upstream tasks is often referred to as a ‘fan-in’ structure, as it consists of multiple upstream tasks ‘fanning into’ a single downstream task. In Airflow, fan-in dependencies can be defined as follows:</text:p>
      <text:p text:style-name="Preformatted_20_Text">Listing 5.5 Adding a fan-in (multiple-to-one) dependency (dags/01_start.py).</text:p>
      <text:p text:style-name="Preformatted_20_Text"/>
      <text:p text:style-name="Preformatted_20_Text">6</text:p>
      <text:p text:style-name="Preformatted_20_Text">7</text:p>
      <text:p text:style-name="Preformatted_20_Text"># Fan-in (multiple-to-one), defined in one go.</text:p>
      <text:p text:style-name="Preformatted_20_Text">[clean_weather, clean_sales] &gt;&gt; join_datasets</text:p>
      <text:p text:style-name="Preformatted_20_Text"><text:s/></text:p>
      <text:p text:style-name="Preformatted_20_Text"># This notation is equivalent to defining the</text:p>
      <text:p text:style-name="Preformatted_20_Text"># two dependencies in two separate statements:</text:p>
      <text:p text:style-name="Preformatted_20_Text"><text:soft-page-break/>clean_weather &gt;&gt; join_datasets</text:p>
      <text:p text:style-name="Preformatted_20_Text">clean_sales &gt;&gt; join_datasets</text:p>
      <text:p text:style-name="Preformatted_20_Text"/>
      <text:p text:style-name="Preformatted_20_Text">copy</text:p>
      <text:p text:style-name="Preformatted_20_Text"/>
      <text:p text:style-name="Preformatted_20_Text">After fanning in with the join_datasets task, the remainder of the DAG is a linear chain of tasks for training the model and deploying the model:</text:p>
      <text:p text:style-name="Preformatted_20_Text">Listing 5.6 Adding the remaining dependencies (dags/01_start.py).</text:p>
      <text:p text:style-name="Preformatted_20_Text"/>
      <text:p text:style-name="Preformatted_20_Text">1</text:p>
      <text:p text:style-name="Preformatted_20_Text">2</text:p>
      <text:p text:style-name="Preformatted_20_Text"># Remaining steps are a single linear chain.</text:p>
      <text:p text:style-name="Preformatted_20_Text">join_datasets &gt;&gt; train_model &gt;&gt; deploy_model</text:p>
      <text:p text:style-name="Preformatted_20_Text"/>
      <text:p text:style-name="Preformatted_20_Text">copy</text:p>
      <text:p text:style-name="Preformatted_20_Text"/>
      <text:p text:style-name="Preformatted_20_Text">Combined, this should give something similar to the DAG shown in Figure 5.3.</text:p>
      <text:p text:style-name="Preformatted_20_Text">Figure 5.3. The Umbrella DAG, as rendered by Airflow’s graph view. This DAG performs several tasks, including fetching and cleaning sales data, combining these data into a dataset, and using the dataset to train a machine learning model. Note that the handling of sales/weather data happens in separate branches of the DAG, as these tasks are not directly dependent on each other.</text:p>
      <text:p text:style-name="Preformatted_20_Text"/>
      <text:p text:style-name="Preformatted_20_Text">So what do you think happens if we now start executing this DAG? Which tasks will start running first? Which tasks do you think will (not) be running in parallel?</text:p>
      <text:p text:style-name="Preformatted_20_Text"/>
      <text:p text:style-name="Preformatted_20_Text">As you might expect, if we run the DAG, Airflow will start by first running the start task (Figure 5.4). After the start task completes, it will initiate the fetch_sales and fetch_weather tasks, which will run in parallel (assuming your Airflow is configured to have multiple workers). Completion of either of the fetch tasks will result in the start of the corresponding cleaning tasks (clean_sales or clean_weather). Only once both the clean tasks have been completed, Airflow can finally start executing the join_datasets task. Finally, the rest of the DAG will execute linearly, with train_model running as soon as the join_datasets task has been completed and deploy_model running after completion of the train_model task.</text:p>
      <text:p text:style-name="Preformatted_20_Text">Figure 5.4. The execution order of tasks in the Umbrella DAG, with numbers indicating the order in which tasks are run. Airflow starts by executing the start task, after which it can run the sales/weather fetch and cleaning tasks in parallel (as indicated by the a/b suffix). Note that this means that the weather/sales paths run independently, meaning that 3b may, for example, start executing before 2a. After completing both cleaning tasks, the rest of the DAG proceeds linearly with the execution of the join, train, and deployment tasks.</text:p>
      <text:p text:style-name="Preformatted_20_Text">5.2 <text:s text:c="5"/>Branching</text:p>
      <text:p text:style-name="Preformatted_20_Text"/>
      <text:p text:style-name="Preformatted_20_Text">Imagine that you just finished writing the ingestion of sales data in your DAG, when your co-worker comes in with some news. Apparently, management decided that they are going to switch ERP systems, which means that our sales data will be coming from a different source (and of course in a different format) in one or two weeks. Of course, this change should not result in any disruption in the training of our model. Moreover, they would like us to keep our flow compatible with both the old and new systems so that we can continue to use historical sales data in our future analyses.</text:p>
      <text:p text:style-name="Preformatted_20_Text"/>
      <text:p text:style-name="Preformatted_20_Text">How would you go about solving this problem?</text:p>
      <text:p text:style-name="Preformatted_20_Text">5.2.1 <text:s text:c="2"/>Branching within Tasks</text:p>
      <text:p text:style-name="Preformatted_20_Text"/>
      <text:p text:style-name="Preformatted_20_Text">One approach could be to rewrite our sales ingestion tasks to check the current execution date and use that to decide between two separate code paths for ingesting and processing the sales data. For example, we could rewrite our sales cleaning task to something like this:</text:p>
      <text:p text:style-name="Preformatted_20_Text">Listing 5.7 Branching within the cleaning task (dags/02_branch_task.py).</text:p>
      <text:p text:style-name="Preformatted_20_Text"/>
      <text:p text:style-name="Preformatted_20_Text"><text:soft-page-break/>def _clean_sales(**context): <text:s text:c="2"/></text:p>
      <text:p text:style-name="Preformatted_20_Text"><text:s text:c="4"/>if context['execution_date'] &lt; ERP_CHANGE_DATE:</text:p>
      <text:p text:style-name="Preformatted_20_Text"><text:s text:c="8"/>_clean_sales_old(**context)</text:p>
      <text:p text:style-name="Preformatted_20_Text"><text:s text:c="4"/>else</text:p>
      <text:p text:style-name="Preformatted_20_Text"><text:s text:c="8"/>_clean_sales_new(**context)</text:p>
      <text:p text:style-name="Preformatted_20_Text"><text:s text:c="3"/></text:p>
      <text:p text:style-name="Preformatted_20_Text">...</text:p>
      <text:p text:style-name="Preformatted_20_Text"><text:s/></text:p>
      <text:p text:style-name="Preformatted_20_Text">clean_sales_data = PythonOperator(</text:p>
      <text:p text:style-name="Preformatted_20_Text"><text:s text:c="4"/>task_id="clean_sales",</text:p>
      <text:p text:style-name="Preformatted_20_Text"><text:s text:c="4"/>python_callable=_clean_sales,</text:p>
      <text:p text:style-name="Preformatted_20_Text">)</text:p>
      <text:p text:style-name="Preformatted_20_Text"/>
      <text:p text:style-name="Preformatted_20_Text">copy</text:p>
      <text:p text:style-name="Preformatted_20_Text"/>
      <text:p text:style-name="Preformatted_20_Text">In this example, _clean_sales_old is a function that does the cleaning for the old sales format and _clean_sales_new does the same for the new format. As long as the result of these two functions is compatible (in terms of columns, data types, etc.), the rest of our DAG can stay unchanged and doesn’t need to worry about differences between the two ERP systems.</text:p>
      <text:p text:style-name="Preformatted_20_Text"/>
      <text:p text:style-name="Preformatted_20_Text">Similarly, we could make our initial ingestion step compatible with both ERP systems by adding code paths for ingesting from both systems:</text:p>
      <text:p text:style-name="Preformatted_20_Text">Listing 5.8 Branching within the fetch task (dags/02_branch_task.py).</text:p>
      <text:p text:style-name="Preformatted_20_Text"/>
      <text:p text:style-name="Preformatted_20_Text">6</text:p>
      <text:p text:style-name="Preformatted_20_Text">def _fetch_sales(**context):</text:p>
      <text:p text:style-name="Preformatted_20_Text"><text:s text:c="4"/>if context['execution_date'] &lt; ERP_CHANGE_DATE:</text:p>
      <text:p text:style-name="Preformatted_20_Text"><text:s text:c="8"/>_fetch_sales_old(**context)</text:p>
      <text:p text:style-name="Preformatted_20_Text"><text:s text:c="4"/>else:</text:p>
      <text:p text:style-name="Preformatted_20_Text"><text:s text:c="8"/>_fetch_sales_new(**context)</text:p>
      <text:p text:style-name="Preformatted_20_Text"><text:s text:c="4"/>...</text:p>
      <text:p text:style-name="Preformatted_20_Text"/>
      <text:p text:style-name="Preformatted_20_Text">copy</text:p>
      <text:p text:style-name="Preformatted_20_Text"/>
      <text:p text:style-name="Preformatted_20_Text">Combined, these changes would allow our DAG to handle data from both systems in a relatively transparent fashion, as our initial fetching/cleaning tasks make sure that the sales data arrives in the same (processed) format independent of the corresponding data source.</text:p>
      <text:p text:style-name="Preformatted_20_Text"/>
      <text:p text:style-name="Preformatted_20_Text">An advantage of this approach is that it allows us to incorporate some flexibility in our DAGs without having to modify the structure of the DAG itself. However, this approach only works in cases where the branches in our code consist of similar tasks. Here, for example, we effectively have two branches in our code which both perform a fetch and cleaning operation with minimal differences. But what if loading data from the new data source requires a very different chain of tasks? (Figure 5.5) In that case, we may be better off splitting our data ingestion into two separate sets of tasks.</text:p>
      <text:p text:style-name="Preformatted_20_Text">Figure 5.5. A possible example of different sets of tasks between the two ERP systems. If there is a lot of commonality between different cases, you may be able to get away with a single set of tasks and some internal branching. However, if there are many differences between the two flows (such as shown here for the two ERP systems), you may be better off taking a different approach.</text:p>
      <text:p text:style-name="Preformatted_20_Text"/>
      <text:p text:style-name="Preformatted_20_Text">Another drawback of this approach is that it is difficult to see which code branch is being used by Airflow during a specific DAG run. For example, in Figure 5.6, can you guess which ERP system was used for this specific DAG run? This seemingly simple question is quite difficult to answer using only this view, as the actual branching is being hidden within our tasks. One way to solve this is to include better logging in our tasks, but as we will see there are also other ways to make branching more explicit in the DAG itself.</text:p>
      <text:p text:style-name="Preformatted_20_Text">Figure 5.6. Example run for a DAG that branches between two ERP systems within the fetch_sales and clean_sales tasks. Because this branching happens within these two tasks, it is not possible to see which ERP system was used in this DAG <text:soft-page-break/>run from this view. This means we would need to inspect our code (or possibly our logs) to identify which ERP system was used.</text:p>
      <text:p text:style-name="Preformatted_20_Text"/>
      <text:p text:style-name="Preformatted_20_Text">Finally, we can only encode this type of flexibility into our tasks by falling back to general Airflow operators such as the PythonOperator. This prevents us from leveraging functionality provided by more specialized Airflow operators, which allow us to perform more complicated work with minimal coding effort. For example, if one of our data sources happened to be a SQL database, it would save us a lot of work if we could simply use the MysqlOperator to execute a SQL query, as this allows us to delegate the actual execution of the query (together with authentication, etc.) to the provided operator.</text:p>
      <text:p text:style-name="Preformatted_20_Text"/>
      <text:p text:style-name="Preformatted_20_Text">Fortunately, checking for conditions within tasks is not the only way to perform branching in Airflow. In the next section, we will show how to weave branches into your DAG structure, which provides more flexibility than the task-based approach.</text:p>
      <text:p text:style-name="Preformatted_20_Text">5.2.2 <text:s text:c="2"/>Branching within the DAG</text:p>
      <text:p text:style-name="Preformatted_20_Text"/>
      <text:p text:style-name="Preformatted_20_Text">Another way to support the two different ERP systems in a single DAG is to develop two distinct sets of tasks (one for each system) and allow the DAG to choose whether to execute the tasks for fetching data from either the old or new ERP system (Figure 5.7).</text:p>
      <text:p text:style-name="Preformatted_20_Text">Figure 5.7. Supporting two ERP systems using branching within the DAG. Using branching within the DAG, we can support both ERP systems by implementing different sets of tasks for both systems. We can then allow Airflow to choose between these two branches by adding an extra task upstream (here ‘Pick ERP system’), which tells Airflow which set of downstream tasks to execute.</text:p>
      <text:p text:style-name="Preformatted_20_Text"/>
      <text:p text:style-name="Preformatted_20_Text">Building the two sets of tasks is relatively straight-forward: we can simply create tasks for each ERP system separately using the appropriate operators and link the respective tasks together:</text:p>
      <text:p text:style-name="Preformatted_20_Text">Listing 5.9 Adding extra fetch/clean tasks (dags/03_branch_dag.py).</text:p>
      <text:p text:style-name="Preformatted_20_Text"/>
      <text:p text:style-name="Preformatted_20_Text">fetch_sales_old = PythonOperator(...)</text:p>
      <text:p text:style-name="Preformatted_20_Text">clean_sales_old = PythonOperator(...)</text:p>
      <text:p text:style-name="Preformatted_20_Text"><text:s/></text:p>
      <text:p text:style-name="Preformatted_20_Text">fetch_sales_new = PythonOperator(...)</text:p>
      <text:p text:style-name="Preformatted_20_Text">clean_sales_new = PythonOperator(...)</text:p>
      <text:p text:style-name="Preformatted_20_Text"><text:s/></text:p>
      <text:p text:style-name="Preformatted_20_Text">fetch_sales_old &gt;&gt; clean_sales_old</text:p>
      <text:p text:style-name="Preformatted_20_Text">fetch_sales_new &gt;&gt; clean_sales_new</text:p>
      <text:p text:style-name="Preformatted_20_Text"/>
      <text:p text:style-name="Preformatted_20_Text">copy</text:p>
      <text:p text:style-name="Preformatted_20_Text"/>
      <text:p text:style-name="Preformatted_20_Text">Now we still need to connect these tasks to the rest of our DAG and make sure that Airflow knows which of these tasks it should execute when.</text:p>
      <text:p text:style-name="Preformatted_20_Text"/>
      <text:p text:style-name="Preformatted_20_Text">Fortunately, Airflow provides built-in support for choosing between sets of downstream tasks using the BranchPythonOperator. This operator is (as the name suggests) similar to the PythonOperator in the sense that it takes a Python callable as one of its main arguments:</text:p>
      <text:p text:style-name="Preformatted_20_Text">Listing 5.10 Branching with the BranchPythonOperator (dags/03_branch_dag.py).</text:p>
      <text:p text:style-name="Preformatted_20_Text"/>
      <text:p text:style-name="Preformatted_20_Text">6</text:p>
      <text:p text:style-name="Preformatted_20_Text">7</text:p>
      <text:p text:style-name="Preformatted_20_Text">def _pick_erp_system(**context):</text:p>
      <text:p text:style-name="Preformatted_20_Text"><text:s text:c="3"/>...</text:p>
      <text:p text:style-name="Preformatted_20_Text"><text:s/></text:p>
      <text:p text:style-name="Preformatted_20_Text">pick_erp_system = BranchPythonOperator(</text:p>
      <text:p text:style-name="Preformatted_20_Text"><text:s text:c="4"/>task_id='pick_erp_system',</text:p>
      <text:p text:style-name="Preformatted_20_Text"><text:s text:c="4"/>python_callable=_pick_erp_system,</text:p>
      <text:p text:style-name="Preformatted_20_Text">)</text:p>
      <text:p text:style-name="Preformatted_20_Text"/>
      <text:p text:style-name="Preformatted_20_Text">copy</text:p>
      <text:p text:style-name="Preformatted_20_Text"><text:soft-page-break/></text:p>
      <text:p text:style-name="Preformatted_20_Text">However, in contrast to the PythonOperator, callables passed to the BranchPythonOperator are expected to return the ID of a downstream task as a result of their computation. The returned ID determines which of the downstream tasks will be executed after completion of the branch task. Note that you can also return a list of task IDs, in which case Airflow will execute all referenced tasks.</text:p>
      <text:p text:style-name="Preformatted_20_Text"/>
      <text:p text:style-name="Preformatted_20_Text">In this case, we can implement our choice between the two ERP systems by using the callable to return the appropriate task_id depending on the execution date of the DAG:</text:p>
      <text:p text:style-name="Preformatted_20_Text">Listing 5.11 Adding the branching condition function (dags/03_branch_dag.py).</text:p>
      <text:p text:style-name="Preformatted_20_Text"/>
      <text:p text:style-name="Preformatted_20_Text">11</text:p>
      <text:p text:style-name="Preformatted_20_Text">12</text:p>
      <text:p text:style-name="Preformatted_20_Text">def _pick_erp_system(**context):</text:p>
      <text:p text:style-name="Preformatted_20_Text"><text:s text:c="3"/>if context["execution_date"] &lt; ERP_SWITCH_DATE:</text:p>
      <text:p text:style-name="Preformatted_20_Text"><text:s text:c="8"/>return "fetch_sales_old"</text:p>
      <text:p text:style-name="Preformatted_20_Text"><text:s text:c="4"/>else:</text:p>
      <text:p text:style-name="Preformatted_20_Text"><text:s text:c="8"/>return "fetch_sales_new"</text:p>
      <text:p text:style-name="Preformatted_20_Text"><text:s/></text:p>
      <text:p text:style-name="Preformatted_20_Text">pick_erp_system = BranchPythonOperator(</text:p>
      <text:p text:style-name="Preformatted_20_Text"><text:s text:c="7"/>task_id='pick_erp_system',</text:p>
      <text:p text:style-name="Preformatted_20_Text"><text:s text:c="7"/>python_callable=_pick_erp_system,</text:p>
      <text:p text:style-name="Preformatted_20_Text">)</text:p>
      <text:p text:style-name="Preformatted_20_Text"><text:s/></text:p>
      <text:p text:style-name="Preformatted_20_Text">pick_erp_system &gt;&gt; [fetch_sales_old, fetch_sales_new]</text:p>
      <text:p text:style-name="Preformatted_20_Text"/>
      <text:p text:style-name="Preformatted_20_Text">copy</text:p>
      <text:p text:style-name="Preformatted_20_Text"/>
      <text:p text:style-name="Preformatted_20_Text">This way, Airflow will execute our set of ‘old’ ERP tasks for execution dates occurring before the switch date, whilst executing the new tasks after this date. Now, all that remains to be done is to connect these tasks with the rest of our DAG!</text:p>
      <text:p text:style-name="Preformatted_20_Text"/>
      <text:p text:style-name="Preformatted_20_Text">To connect our branching task to the start of the DAG, we can add a dependency between our previous start task and the pick_erp_system task:</text:p>
      <text:p text:style-name="Preformatted_20_Text">Listing 5.12 Connecting the branch to the start task (dags/03_branch_dag.py).</text:p>
      <text:p text:style-name="Preformatted_20_Text"/>
      <text:p text:style-name="Preformatted_20_Text">start_task &gt;&gt; pick_erp_system</text:p>
      <text:p text:style-name="Preformatted_20_Text"/>
      <text:p text:style-name="Preformatted_20_Text">copy</text:p>
      <text:p text:style-name="Preformatted_20_Text"/>
      <text:p text:style-name="Preformatted_20_Text">Similarly, you might expect that connecting the two cleaning tasks is as simple as adding a dependency between the cleaning tasks and the join_datasets task (similar to our earlier situation where clean_sales was connected to join_datasets):</text:p>
      <text:p text:style-name="Preformatted_20_Text">Listing 5.13 Connecting the branch to the join_datasets task (dags/03_branch_dag.py).</text:p>
      <text:p text:style-name="Preformatted_20_Text"/>
      <text:p text:style-name="Preformatted_20_Text">[clean_sales_old, clean_sales_new] &gt;&gt; join_datasets</text:p>
      <text:p text:style-name="Preformatted_20_Text"/>
      <text:p text:style-name="Preformatted_20_Text">copy</text:p>
      <text:p text:style-name="Preformatted_20_Text"/>
      <text:p text:style-name="Preformatted_20_Text">However, if you do this, running the DAG would result in the join_datasets task and all its downstream tasks being skipped by Airflow. (You can try it out if you wish!)</text:p>
      <text:p text:style-name="Preformatted_20_Text"/>
      <text:p text:style-name="Preformatted_20_Text">The reason for this is that, by default, Airflow requires all tasks upstream of a given task to complete successfully before that the task itself can be executed. By connecting both of our cleaning tasks to the join_datasets task, we created a situation where this can never occur, as only one of the cleaning tasks is ever executed! As a result, the join_datasets task can never be executed and is skipped by Airflow (Figure 5.8).</text:p>
      <text:p text:style-name="Preformatted_20_Text"><text:soft-page-break/>Figure 5.8. Combining branching with the wrong trigger rules will result in downstream tasks being skipped. In this example, the fetch_sales_new task is skipped as a result of the sales branch. This results in all tasks downstream of the fetch_sales_new task also being skipped, which is clearly not what we want.</text:p>
      <text:p text:style-name="Preformatted_20_Text"/>
      <text:p text:style-name="Preformatted_20_Text">This behavior that defines when tasks are executed is controlled by so-called ‘trigger rules’ in Airflow. Trigger rules can be defined for individual tasks using the trigger_rule argument, which can be passed to any operator. By default, trigger rules are set to ‘all_success’, meaning that all parents of the corresponding task need to succeed before the task can be run. This never happens when using the BranchPythonOperator, as it skips any tasks that are not chosen by the branch, which explains why the join_datasets task and all its downstream tasks were also skipped by Airflow.</text:p>
      <text:p text:style-name="Preformatted_20_Text"/>
      <text:p text:style-name="Preformatted_20_Text">To fix this situation, we can change the trigger rule of join_datasets so that it can still trigger if one of its upstream tasks is skipped. One way to achieve this is to change the trigger rule to `none_failed`, which specifies that a task should run as soon as all of its parents are done with executing and none have failed:</text:p>
      <text:p text:style-name="Preformatted_20_Text">Listing 5.14 Fixing the trigger rule of the join_datasets task (dags/03_branch_dag.py).</text:p>
      <text:p text:style-name="Preformatted_20_Text"/>
      <text:p text:style-name="Preformatted_20_Text">join_datasets = PythonOperator(</text:p>
      <text:p text:style-name="Preformatted_20_Text"><text:s text:c="4"/>...,</text:p>
      <text:p text:style-name="Preformatted_20_Text"><text:s text:c="4"/>trigger_rule="none_failed",</text:p>
      <text:p text:style-name="Preformatted_20_Text">)</text:p>
      <text:p text:style-name="Preformatted_20_Text"/>
      <text:p text:style-name="Preformatted_20_Text">copy</text:p>
      <text:p text:style-name="Preformatted_20_Text"/>
      <text:p text:style-name="Preformatted_20_Text">This way, join_datasets will start executing as soon as all of its parents have finished executing without any failures, allowing join_datasets to continue its execution after the branch (Figure 5.9).</text:p>
      <text:p text:style-name="Preformatted_20_Text">Figure 5.9. Branching in the Umbrella DAG using trigger rule ‘none_failed’ for the join_datasets task. By setting the trigger rule of join_datasets to ‘none_failed’, the task (and its downstream dependencies) still execute after the branch.</text:p>
      <text:p text:style-name="Preformatted_20_Text"/>
      <text:p text:style-name="Preformatted_20_Text">One drawback of this approach is that we now have three edges going into the join_datasets task. This doesn’t really reflect the nature of our flow, in which we essentially want to fetch sales/weather data (choosing between the two ERP systems first) and then feed these two data sources into join_datasets. For this reason, many people choose to make the branch condition more explicit by adding a dummy task joining the different branches before continuing with the DAG (Figure 5.10).</text:p>
      <text:p text:style-name="Preformatted_20_Text">Figure 5.10. Branching with an extra join task added after the branch. To make the branching structure more clear, you can add an extra ‘join’ task after the branch, which ties the lineages of the branch together before continuing with the rest of the DAG. This extra task has the added advantage that you don’t have to change any trigger rules for other tasks in the DAG, as you can set the required trigger rule on the join task. (Note that this means you no longer need to set the trigger rule for the join_datasets task.)</text:p>
      <text:p text:style-name="Preformatted_20_Text"/>
      <text:p text:style-name="Preformatted_20_Text">To add such a dummy task to our DAG, we can use the built-in DummyOperator provided by Airflow:</text:p>
      <text:p text:style-name="Preformatted_20_Text">Listing 5.15 Adding a dummy join task for clarity (dags/04_branch_dag_join.py).</text:p>
      <text:p text:style-name="Preformatted_20_Text"/>
      <text:p text:style-name="Preformatted_20_Text">from airflow.operators.dummy import DummyOperator</text:p>
      <text:p text:style-name="Preformatted_20_Text"><text:s/></text:p>
      <text:p text:style-name="Preformatted_20_Text">join_branch = DummyOperator(</text:p>
      <text:p text:style-name="Preformatted_20_Text"><text:s text:c="4"/>task_id="join_erp_branch",</text:p>
      <text:p text:style-name="Preformatted_20_Text"><text:s text:c="4"/>trigger_rule="none_failed"</text:p>
      <text:p text:style-name="Preformatted_20_Text">)</text:p>
      <text:p text:style-name="Preformatted_20_Text"><text:s/></text:p>
      <text:p text:style-name="Preformatted_20_Text">[clean_sales_old, clean_sales_new] &gt;&gt; join_branch</text:p>
      <text:p text:style-name="Preformatted_20_Text"><text:soft-page-break/>join_branch &gt;&gt; join_datasets</text:p>
      <text:p text:style-name="Preformatted_20_Text"/>
      <text:p text:style-name="Preformatted_20_Text">copy</text:p>
      <text:p text:style-name="Preformatted_20_Text"/>
      <text:p text:style-name="Preformatted_20_Text">This change also means that we no longer need to change the trigger rule for the join_datasets task, making our branch more self-contained than the original.</text:p>
      <text:p text:style-name="Preformatted_20_Text">5.3 <text:s text:c="5"/>Conditional Tasks</text:p>
      <text:p text:style-name="Preformatted_20_Text"/>
      <text:p text:style-name="Preformatted_20_Text">Besides branches, Airflow also provides you with other mechanisms for skipping specific tasks in your DAG depending on certain conditions. This allows you to make certain tasks run only if certain datasets are available, or only if your DAG is executing for the most recent execution date.</text:p>
      <text:p text:style-name="Preformatted_20_Text"/>
      <text:p text:style-name="Preformatted_20_Text">For example, in our umbrella DAG (Figure 5.3), we have a task that deploys every model we train. However, consider what happens if a colleague makes some changes to the cleaning code and wants to use backfilling to apply these changes to the entire dataset. In this case, backfilling the DAG would also result in deploying many old instances of our model, which we certainly aren’t interested in deploying into production.</text:p>
      <text:p text:style-name="Preformatted_20_Text">5.3.1 <text:s text:c="2"/>Conditions within tasks</text:p>
      <text:p text:style-name="Preformatted_20_Text"/>
      <text:p text:style-name="Preformatted_20_Text">We can avoid this issue by changing the DAG to only deploy the model for the most recent DAG run, as this ensures we only deploy one version of our model: the one trained on the most recent dataset. One way to do so is to implement the deployment using the PythonOperator and explicitly checking the execution date of the DAG within the deployment function:</text:p>
      <text:p text:style-name="Preformatted_20_Text">Listing 5.16 Implementing a condition within a task (dags/05_condition_task.py).</text:p>
      <text:p text:style-name="Preformatted_20_Text"/>
      <text:p text:style-name="Preformatted_20_Text">def _deploy(**context):</text:p>
      <text:p text:style-name="Preformatted_20_Text"><text:s text:c="4"/>if context["execution_date"] == ...:</text:p>
      <text:p text:style-name="Preformatted_20_Text"><text:s text:c="8"/>deploy_model()</text:p>
      <text:p text:style-name="Preformatted_20_Text"><text:s/></text:p>
      <text:p text:style-name="Preformatted_20_Text">deploy = PythonOperator(</text:p>
      <text:p text:style-name="Preformatted_20_Text"><text:s text:c="4"/>task_id="deploy_model",</text:p>
      <text:p text:style-name="Preformatted_20_Text"><text:s text:c="4"/>python_callable=_deploy,</text:p>
      <text:p text:style-name="Preformatted_20_Text">)</text:p>
      <text:p text:style-name="Preformatted_20_Text"/>
      <text:p text:style-name="Preformatted_20_Text">copy</text:p>
      <text:p text:style-name="Preformatted_20_Text"/>
      <text:p text:style-name="Preformatted_20_Text">Although this implementation should have the intended effect, it has the same drawbacks as the corresponding branching implementation: it confounds the deployment logic with the condition, we can no longer use any other built-in operators than the PythonOperator and tracking of task results in the Airflow UI becomes less explicit (Figure 5.11).</text:p>
      <text:p text:style-name="Preformatted_20_Text">Figure 5.11. Example run for Umbrella DAG with a condition inside the deploy_model task, which ensures that the deployment is only performed for the latest run. Because the condition is checked internally with the deploy_model task, we cannot discern from this view whether the model was actually deployed or not.</text:p>
      <text:p text:style-name="Preformatted_20_Text">5.3.2 <text:s text:c="2"/>Making tasks conditional</text:p>
      <text:p text:style-name="Preformatted_20_Text"/>
      <text:p text:style-name="Preformatted_20_Text">Another way to implement conditional deployments is to make the deployment task itself conditional, meaning that the actual deployment task is only executed based on a predefined condition (in this case whether the DAG run is the most recent DAG run). In Airflow, you can make tasks conditional by adding a task to the DAG which tests the said condition and ensures that any downstream tasks are skipped if the condition fails.</text:p>
      <text:p text:style-name="Preformatted_20_Text"/>
      <text:p text:style-name="Preformatted_20_Text">Following this idea, we can make our deployment conditional by adding a task that checks if the current execution is the most recent DAG execution and adding our deployment task downstream of this task:</text:p>
      <text:p text:style-name="Preformatted_20_Text">Listing 5.17 Building the condition into the DAG (dags/06_condition_dag.py).</text:p>
      <text:p text:style-name="Preformatted_20_Text"/>
      <text:p text:style-name="Preformatted_20_Text">def _latest_only(**context):</text:p>
      <text:p text:style-name="Preformatted_20_Text"><text:soft-page-break/><text:s text:c="4"/>...</text:p>
      <text:p text:style-name="Preformatted_20_Text"><text:s/></text:p>
      <text:p text:style-name="Preformatted_20_Text">latest_only = PythonOperator(</text:p>
      <text:p text:style-name="Preformatted_20_Text"><text:s text:c="4"/>task_id="latest_only",</text:p>
      <text:p text:style-name="Preformatted_20_Text"><text:s text:c="4"/>python_callable=_latest_only,</text:p>
      <text:p text:style-name="Preformatted_20_Text"><text:s text:c="4"/>dag=dag,</text:p>
      <text:p text:style-name="Preformatted_20_Text">)</text:p>
      <text:p text:style-name="Preformatted_20_Text"><text:s/></text:p>
      <text:p text:style-name="Preformatted_20_Text">latest_only &gt;&gt; deploy_model</text:p>
      <text:p text:style-name="Preformatted_20_Text"/>
      <text:p text:style-name="Preformatted_20_Text">copy</text:p>
      <text:p text:style-name="Preformatted_20_Text"/>
      <text:p text:style-name="Preformatted_20_Text">Altogether, this now means that our DAG should look something like shown in Figure 5.12, with the train_model task now connected to our new task and the deploy_model task being downstream of this new task.</text:p>
      <text:p text:style-name="Preformatted_20_Text">Figure 5.12. An alternative implementation of the Umbrella DAG with conditional deployment, in which the condition is included as a task in the DAG. Including the condition as part of the DAG makes the condition much more explicit compared to our previous implementation.</text:p>
      <text:p text:style-name="Preformatted_20_Text"/>
      <text:p text:style-name="Preformatted_20_Text">Next, we need to fill in our _latest_only function to make sure that downstream tasks are skipped if the execution_date does not belong to the most recent run. To do so, we need to (a) check our execution date and, if required, (b) raise an AirflowSkipException from our function, which is Airflow’s way of allowing us to indicate that the condition and all its downstream tasks should be skipped, thus skipping the deployment.</text:p>
      <text:p text:style-name="Preformatted_20_Text"/>
      <text:p text:style-name="Preformatted_20_Text">Altogether, this gives us something like the following implementation for our condition:</text:p>
      <text:p text:style-name="Preformatted_20_Text">Listing 5.18 Implementing the _latest_only condition (dags/06_condition_dag.py).</text:p>
      <text:p text:style-name="Preformatted_20_Text"/>
      <text:p text:style-name="Preformatted_20_Text">11</text:p>
      <text:p text:style-name="Preformatted_20_Text">from airflow.exceptions import AirflowSkipException</text:p>
      <text:p text:style-name="Preformatted_20_Text"><text:s/></text:p>
      <text:p text:style-name="Preformatted_20_Text">def _latest_only(**context):</text:p>
      <text:p text:style-name="Preformatted_20_Text"><text:s text:c="5"/># Find the boundaries for our execution window.</text:p>
      <text:p text:style-name="Preformatted_20_Text"><text:s text:c="5"/>left_window = context['dag'].following_schedule(context['execution_date'])</text:p>
      <text:p text:style-name="Preformatted_20_Text"><text:s text:c="5"/>right_window = context['dag'].following_schedule(left_window)</text:p>
      <text:p text:style-name="Preformatted_20_Text"><text:s/></text:p>
      <text:p text:style-name="Preformatted_20_Text"><text:s text:c="5"/># Check if our current time is within the window.</text:p>
      <text:p text:style-name="Preformatted_20_Text"><text:s text:c="5"/>now = pendulum.utcnow()</text:p>
      <text:p text:style-name="Preformatted_20_Text"><text:s text:c="5"/>if not left_window &lt; now &lt;= right_window:</text:p>
      <text:p text:style-name="Preformatted_20_Text"><text:s text:c="9"/>raise AirflowSkipException("Not the most recent run!")</text:p>
      <text:p text:style-name="Preformatted_20_Text"/>
      <text:p text:style-name="Preformatted_20_Text">copy</text:p>
      <text:p text:style-name="Preformatted_20_Text"/>
      <text:p text:style-name="Preformatted_20_Text">We can check if this does what we expect by executing our DAGs for a few dates! This should show something similar to Figure 5.13, where we see that our deployment task has been skipped in all DAG runs except the latest run.</text:p>
      <text:p text:style-name="Preformatted_20_Text">Figure 5.13. Result of our ‘latest_only’ condition for three runs of our Umbrella DAG. This tree view of our umbrella DAG shows that our deployment task was only run for the most recent execution window, as the deployment task was skipped on previous executions. This shows that our condition indeed functions as expected.</text:p>
      <text:p text:style-name="Preformatted_20_Text"/>
      <text:p text:style-name="Preformatted_20_Text">So how does this work?</text:p>
      <text:p text:style-name="Preformatted_20_Text"/>
      <text:p text:style-name="Preformatted_20_Text">Essentially, what happens is that when our condition task (latest_only) raises an AirflowSkipException, the task is finished and is assigned a ‘skipped’ state by Airflow. Next, Airflow looks at the trigger rules of any downstream tasks to determine if these tasks should be triggered or not. In this case, we only have one downstream task (the deployment task), which uses the default trigger rule ‘all_success’, indicating that the task should only execute if all its upstream tasks are successful. In this case, this is not true as its parent (the <text:soft-page-break/>condition task) has a ‘skipped’ state rather than ’success’, and therefore the deployment is skipped.</text:p>
      <text:p text:style-name="Preformatted_20_Text"/>
      <text:p text:style-name="Preformatted_20_Text">Conversely, if the condition task does not raise an AirflowSkipException, the condition task completes successfully and is given a ’success’ status. As such, the deployment task gets triggered as all its parents have completed successfully, and we get our deployment.</text:p>
      <text:p text:style-name="Preformatted_20_Text">5.3.3 <text:s text:c="2"/>Using built-in operators</text:p>
      <text:p text:style-name="Preformatted_20_Text"/>
      <text:p text:style-name="Preformatted_20_Text">As only running tasks for the most recent DAG run is a common use case, Airflow also provides the built-in LatestOnlyOperator class. This operator effectively performs the same job as our custom-built implementation based on the PythonOperator. Using the LatestOnlyOperator, we can also implement our conditional deployment like this, saves us writing our own complex logic:</text:p>
      <text:p text:style-name="Preformatted_20_Text">Listing 5.19 Using the built-in LatestOnlyOperator (dags/07_condition_dag_op.py).</text:p>
      <text:p text:style-name="Preformatted_20_Text"/>
      <text:p text:style-name="Preformatted_20_Text">6</text:p>
      <text:p text:style-name="Preformatted_20_Text">7</text:p>
      <text:p text:style-name="Preformatted_20_Text">8</text:p>
      <text:p text:style-name="Preformatted_20_Text">from airflow.operators.latest_only import LatestOnlyOperator</text:p>
      <text:p text:style-name="Preformatted_20_Text"><text:s/></text:p>
      <text:p text:style-name="Preformatted_20_Text">latest_only = LatestOnlyOperator(</text:p>
      <text:p text:style-name="Preformatted_20_Text"><text:s text:c="4"/>task_id='latest_only',</text:p>
      <text:p text:style-name="Preformatted_20_Text"><text:s text:c="4"/>dag=dag,</text:p>
      <text:p text:style-name="Preformatted_20_Text">)</text:p>
      <text:p text:style-name="Preformatted_20_Text"><text:s/></text:p>
      <text:p text:style-name="Preformatted_20_Text">train_model &gt;&gt; latest_only &gt;&gt; deploy_model</text:p>
      <text:p text:style-name="Preformatted_20_Text"/>
      <text:p text:style-name="Preformatted_20_Text">copy</text:p>
      <text:p text:style-name="Preformatted_20_Text"/>
      <text:p text:style-name="Preformatted_20_Text">Of course, for more complicated cases, the PythonOperator-based route provides more flexibility for implementing custom conditions.</text:p>
      <text:p text:style-name="Preformatted_20_Text">5.4 <text:s text:c="5"/>More about Trigger Rules</text:p>
      <text:p text:style-name="Preformatted_20_Text"/>
      <text:p text:style-name="Preformatted_20_Text">In the previous sections, we have seen how Airflow allows us to build dynamic behavior DAGs, which allows us to encode branches or conditional statements directly into our DAGs. Much of this behavior is governed by Airflow’s so-called trigger rules, which determine exactly when a task is executed by Airflow. As we skipped over trigger rules relatively quickly in the previous sections, we’ll explore them in a bit more detail here to give you a feeling of what trigger rules represent and what you can do with them.</text:p>
      <text:p text:style-name="Preformatted_20_Text"/>
      <text:p text:style-name="Preformatted_20_Text">To understand trigger rules, we first have to examine how Airflow executes tasks within a DAG run. In essence, when Airflow is executing a DAG, it continuously checks each of your tasks to see whether it can be executed. As soon as a task is deemed ‘ready for execution’, the task is picked up by the scheduler and scheduled to be executed. As a result, the task is executed as soon as Airflow has an execution slot available.</text:p>
      <text:p text:style-name="Preformatted_20_Text"/>
      <text:p text:style-name="Preformatted_20_Text">So how does Airflow determine when a task can be executed? That is where trigger rules come in.</text:p>
      <text:p text:style-name="Preformatted_20_Text">5.4.1 <text:s text:c="2"/>What is a trigger rule?</text:p>
      <text:p text:style-name="Preformatted_20_Text"/>
      <text:p text:style-name="Preformatted_20_Text">Trigger rules are essentially the conditions that Airflow applies to tasks to determine whether they are ready to execute, as a function of their dependencies (= preceding tasks in the DAG). Airflow's default trigger rule is ‘all_success’, which states that all of a task's dependencies must have completed successfully before the task itself can be executed.</text:p>
      <text:p text:style-name="Preformatted_20_Text"/>
      <text:p text:style-name="Preformatted_20_Text">To see what this means, let’s jump back to our initial implementation of the Umbrella DAG (Figure 5.4), which does not yet use any trigger rules other than the default ‘all_success’ rule. If we were to start executing this DAG, Airflow would start looping over its tasks to determine which tasks can be executed, <text:soft-page-break/>i.e. which tasks have no dependencies that have not yet been completed successfully.</text:p>
      <text:p text:style-name="Preformatted_20_Text"/>
      <text:p text:style-name="Preformatted_20_Text">In this case, only the start task satisfies this condition by not having any dependencies. As such, Airflow starts executing our DAG by first running the start task (Figure 5.14A). Once the start task has been completed successfully, the fetch_weather and fetch_sales tasks become ready for execution, as their only dependency now satisfies their trigger rule (Figure 5.14B). By following this pattern of execution, Airflow can continue executing the remaining tasks in the DAG until the entire DAG has been executed.</text:p>
      <text:p text:style-name="Preformatted_20_Text">Figure 5.14. Tracing the execution of the basic Umbrella DAG (Figure 5.4) using the default trigger rule “all_success”. (A) Airflow initially starts executing the DAG by running the only task that has no preceding tasks which have not been completed successfully: the start task. (B) Once the start task has been completed with success, other tasks become ready for execution and are picked up by Airflow.</text:p>
      <text:p text:style-name="Preformatted_20_Text">5.4.2 <text:s text:c="2"/>The effect of failures</text:p>
      <text:p text:style-name="Preformatted_20_Text"/>
      <text:p text:style-name="Preformatted_20_Text">Of course, this only sketches the situation for a happy flow, in which all of our tasks complete successfully. What, for example, happens if one of our tasks encounters an error during execution?</text:p>
      <text:p text:style-name="Preformatted_20_Text"/>
      <text:p text:style-name="Preformatted_20_Text">We can easily test this by simulating a failure in one of the tasks. For example, by simulating a failed fetch_sales task, we can see that Airflow will record the failure by assigning the fetch_sales the ‘failed’ state, rather than the ‘success’ state used for successful executions (Figure 5.15). This means that the downstream process_sales task can no longer be executed, as it requires fetch_sales to be successful. As a result, the clean_sales task is assigned the state ‘upstream_failed’, which indicates that it cannot proceed as a result of the upstream failure.</text:p>
      <text:p text:style-name="Preformatted_20_Text">Figure 5.15. An upstream failure stops downstream tasks from being executed with the default trigger rule ‘all_success’, which requires all upstream tasks to be successful. Note that Airflow does continue executing tasks that do not have any dependency on the failed task (fetch_weather and process_weather).</text:p>
      <text:p text:style-name="Preformatted_20_Text"/>
      <text:p text:style-name="Preformatted_20_Text">This type of behavior, where the result of upstream tasks also affects downstream tasks is often referred to as ‘propagation’, as in this case the upstream failure is ‘propagated’ to the downstream tasks. Besides failures, the effects of skipped tasks can also be propagated downstream by the default trigger rule, resulting in all tasks downstream of a skipped task also being skipped.</text:p>
      <text:p text:style-name="Preformatted_20_Text"/>
      <text:p text:style-name="Preformatted_20_Text">This propagation is a direct result of the definition of the ‘all_success’ trigger rule, which requires all of its dependencies to have been completed successfully. As such, if it encounters a skip or failure in a dependency, it has no other option than to fail in the same manner, thus propagating the skip or failure.</text:p>
      <text:p text:style-name="Preformatted_20_Text">5.4.3 <text:s text:c="2"/>Other trigger rules</text:p>
      <text:p text:style-name="Preformatted_20_Text"/>
      <text:p text:style-name="Preformatted_20_Text">Besides the default trigger rule, Airflow supports several other trigger rules. These rules allow for different types of behavior when responding to successful, failed, or skipped tasks.</text:p>
      <text:p text:style-name="Preformatted_20_Text"/>
      <text:p text:style-name="Preformatted_20_Text">For example, let’s look back at our branching pattern between the two ERP systems in Section 5.2. In this case, we had to adjust the trigger rule of the task joining the branch (done by the join_datasets or join_erp_branch tasks) to avoid downstream tasks being skipped as a result of the branch. The reason for this is that, with the default trigger rule, the skips that are introduced in the DAG by choosing only one of the two branches would be propagated downstream, resulting in all tasks after the branch being skipped as well. In contrast, the ‘none_failed’ trigger rule only checks if all upstream tasks have been completed without failing. This means that it tolerates both successful and skipped tasks, whilst still waiting for all upstream tasks to complete before continuing, making the trigger rule suitable for joining the two branches. Note that in <text:soft-page-break/>terms of propagation, this means that the rule does not propagate skips. It does however still propagate failures, meaning that any failures in the fetch/process tasks will still halt the execution of downstream tasks.</text:p>
      <text:p text:style-name="Preformatted_20_Text"/>
      <text:p text:style-name="Preformatted_20_Text">Similarly, other trigger rules can be used to handle other types of situations. For example, the trigger rule ‘all_done’ can be used to define tasks that are executed as soon as their dependencies are finished executing, regardless of their results. This can, for example, be used to execute clean-up code (e.g. shutting down your machine or cleaning up resources) that you would like to run regardless of what happens. Another category of trigger rules includes eager rules such as ‘one_failed’ or ‘one_success’, which do not wait for all upstream tasks to complete before triggering but require only one upstream task to satisfy their condition. As such, these rules can be used to signal early failure of tasks or to respond quickly as soon as one task out of a group of tasks has been completed successfully.</text:p>
      <text:p text:style-name="Preformatted_20_Text"/>
      <text:p text:style-name="Preformatted_20_Text">Although we will not go any deeper into trigger rules here, we hope that this gives you an idea of the role of trigger rules in Airflow and how they can be used to introduce more complex behavior into your DAG. For a complete overview of the trigger rules and some potential use cases, please reference Table 5.1.</text:p>
      <text:p text:style-name="Preformatted_20_Text">Table 5.1. An overview of the different trigger rules supported by Airflow.</text:p>
      <text:p text:style-name="Preformatted_20_Text"/>
      <text:p text:style-name="Preformatted_20_Text">Trigger rule</text:p>
      <text:p text:style-name="Preformatted_20_Text"><text:tab/></text:p>
      <text:p text:style-name="Preformatted_20_Text"/>
      <text:p text:style-name="Preformatted_20_Text">Behavior</text:p>
      <text:p text:style-name="Preformatted_20_Text"><text:tab/></text:p>
      <text:p text:style-name="Preformatted_20_Text"/>
      <text:p text:style-name="Preformatted_20_Text">Example use case</text:p>
      <text:p text:style-name="Preformatted_20_Text"/>
      <text:p text:style-name="Preformatted_20_Text">all_success (default)</text:p>
      <text:p text:style-name="Preformatted_20_Text"><text:tab/></text:p>
      <text:p text:style-name="Preformatted_20_Text"/>
      <text:p text:style-name="Preformatted_20_Text">Triggers when all parent tasks have been completed successfully.</text:p>
      <text:p text:style-name="Preformatted_20_Text"><text:tab/></text:p>
      <text:p text:style-name="Preformatted_20_Text"/>
      <text:p text:style-name="Preformatted_20_Text">The default trigger rule for a normal workflow.</text:p>
      <text:p text:style-name="Preformatted_20_Text"/>
      <text:p text:style-name="Preformatted_20_Text">all_failed</text:p>
      <text:p text:style-name="Preformatted_20_Text"><text:tab/></text:p>
      <text:p text:style-name="Preformatted_20_Text"/>
      <text:p text:style-name="Preformatted_20_Text">Triggers when all parent tasks have failed (or have failed as a result of a failure in their parents).</text:p>
      <text:p text:style-name="Preformatted_20_Text"><text:tab/></text:p>
      <text:p text:style-name="Preformatted_20_Text"/>
      <text:p text:style-name="Preformatted_20_Text">Trigger error handling code in situations where you expected at least one success amongst a group of tasks.</text:p>
      <text:p text:style-name="Preformatted_20_Text"/>
      <text:p text:style-name="Preformatted_20_Text">all_done</text:p>
      <text:p text:style-name="Preformatted_20_Text"><text:tab/></text:p>
      <text:p text:style-name="Preformatted_20_Text"/>
      <text:p text:style-name="Preformatted_20_Text">Triggers when all parents are done with their execution, regardless of their resulting state.</text:p>
      <text:p text:style-name="Preformatted_20_Text"><text:tab/></text:p>
      <text:p text:style-name="Preformatted_20_Text"/>
      <text:p text:style-name="Preformatted_20_Text">Execute clean-up code that you want to execute when all tasks have finished (e.g. shutting down a machine or stopping a cluster).</text:p>
      <text:p text:style-name="Preformatted_20_Text"/>
      <text:p text:style-name="Preformatted_20_Text">one_failed</text:p>
      <text:p text:style-name="Preformatted_20_Text"><text:tab/></text:p>
      <text:p text:style-name="Preformatted_20_Text"/>
      <text:p text:style-name="Preformatted_20_Text">Triggers as soon as at least one parent has failed, does not wait for other parent tasks to finish executing.</text:p>
      <text:p text:style-name="Preformatted_20_Text"><text:tab/></text:p>
      <text:p text:style-name="Preformatted_20_Text"><text:soft-page-break/></text:p>
      <text:p text:style-name="Preformatted_20_Text">Quickly trigger some error handling code, such as notifications or rollbacks.</text:p>
      <text:p text:style-name="Preformatted_20_Text"/>
      <text:p text:style-name="Preformatted_20_Text">one_success</text:p>
      <text:p text:style-name="Preformatted_20_Text"><text:tab/></text:p>
      <text:p text:style-name="Preformatted_20_Text"/>
      <text:p text:style-name="Preformatted_20_Text">Triggers as soon as one parent succeeds, does not wait for other parent tasks to finish executing.</text:p>
      <text:p text:style-name="Preformatted_20_Text"><text:tab/></text:p>
      <text:p text:style-name="Preformatted_20_Text"/>
      <text:p text:style-name="Preformatted_20_Text">Quickly trigger downstream computations/notifications as soon as one result becomes available.</text:p>
      <text:p text:style-name="Preformatted_20_Text"/>
      <text:p text:style-name="Preformatted_20_Text">none_failed</text:p>
      <text:p text:style-name="Preformatted_20_Text"><text:tab/></text:p>
      <text:p text:style-name="Preformatted_20_Text"/>
      <text:p text:style-name="Preformatted_20_Text">Triggers if no parents have failed, but have either completed successfully or been skipped.</text:p>
      <text:p text:style-name="Preformatted_20_Text"><text:tab/></text:p>
      <text:p text:style-name="Preformatted_20_Text"/>
      <text:p text:style-name="Preformatted_20_Text">Joining conditional branches in Airflow DAGs, as shown in section 5.2.</text:p>
      <text:p text:style-name="Preformatted_20_Text"/>
      <text:p text:style-name="Preformatted_20_Text">none_skipped</text:p>
      <text:p text:style-name="Preformatted_20_Text"><text:tab/></text:p>
      <text:p text:style-name="Preformatted_20_Text"/>
      <text:p text:style-name="Preformatted_20_Text">Triggers if no parents have been skipped, but have either completed successfully or failed.</text:p>
      <text:p text:style-name="Preformatted_20_Text"><text:tab/></text:p>
      <text:p text:style-name="Preformatted_20_Text"/>
      <text:p text:style-name="Preformatted_20_Text">Trigger a task if all upstream tasks were executed, ignoring their result(s).</text:p>
      <text:p text:style-name="Preformatted_20_Text"/>
      <text:p text:style-name="Preformatted_20_Text">dummy</text:p>
      <text:p text:style-name="Preformatted_20_Text"><text:tab/></text:p>
      <text:p text:style-name="Preformatted_20_Text"/>
      <text:p text:style-name="Preformatted_20_Text">Triggers regardless of the state of any upstream tasks.</text:p>
      <text:p text:style-name="Preformatted_20_Text"><text:tab/></text:p>
      <text:p text:style-name="Preformatted_20_Text"/>
      <text:p text:style-name="Preformatted_20_Text">behaviors</text:p>
      <text:p text:style-name="Preformatted_20_Text">5.5 <text:s text:c="5"/>Sharing data between tasks</text:p>
      <text:p text:style-name="Preformatted_20_Text"/>
      <text:p text:style-name="Preformatted_20_Text">Besides defining dependencies between tasks, Airflow also allows you to share small pieces of data between tasks using XComs[15]. The idea behind XComs is that they essentially allow you to exchange messages between tasks, enabling some level of shared state between tasks.</text:p>
      <text:p text:style-name="Preformatted_20_Text">5.5.1 <text:s text:c="2"/>Sharing data using XComs</text:p>
      <text:p text:style-name="Preformatted_20_Text"/>
      <text:p text:style-name="Preformatted_20_Text">To see how this works, let’s look back at our umbrella use case (Figure 5.3). Imagine that when training our model (in the train_model task), the trained model is registered in a model registry using a randomly generated identifier. To deploy the trained model, we somehow need to pass this identifier to the deploy_model task so that it knows which version of the model it should deploy.</text:p>
      <text:p text:style-name="Preformatted_20_Text"/>
      <text:p text:style-name="Preformatted_20_Text">One way to solve this problem is to use XComs to share the model identifier between the train_model and deploy_model tasks. In this case, the train_model task is responsible for ‘pushing’ the XCom value, which essentially publishes the value and makes it available for other tasks. We can publish XCom values explicitly within our task using the xcom_push method, which is available on the task instance in the Airflow context:</text:p>
      <text:p text:style-name="Preformatted_20_Text">Listing 5.20 Pushing Xcom values explicitly using xcom_push (dags/09_xcoms.py)</text:p>
      <text:p text:style-name="Preformatted_20_Text"/>
      <text:p text:style-name="Preformatted_20_Text">def _train_model(**context):</text:p>
      <text:p text:style-name="Preformatted_20_Text"><text:s text:c="3"/>model_id = str(uuid.uuid4())</text:p>
      <text:p text:style-name="Preformatted_20_Text"><text:s text:c="3"/>context["task_instance"].xcom_push(key="model_id", value=model_id)</text:p>
      <text:p text:style-name="Preformatted_20_Text"><text:s/></text:p>
      <text:p text:style-name="Preformatted_20_Text"><text:soft-page-break/>train_model = PythonOperator(</text:p>
      <text:p text:style-name="Preformatted_20_Text"><text:s text:c="3"/>task_id="train_model",</text:p>
      <text:p text:style-name="Preformatted_20_Text"><text:s text:c="3"/>python_callable=_train_model,</text:p>
      <text:p text:style-name="Preformatted_20_Text">)</text:p>
      <text:p text:style-name="Preformatted_20_Text"/>
      <text:p text:style-name="Preformatted_20_Text">copy</text:p>
      <text:p text:style-name="Preformatted_20_Text"/>
      <text:p text:style-name="Preformatted_20_Text">This call to xcom_push effectively tells Airflow to register our model_id value as an XCom value for the corresponding task (train_model) and the corresponding DAG and execution date. After running this task, you can view these published XCom values in the web interface in the ‘Admin &gt; XComs’ section (Figure 5.16), which shows an overview of all published XCom values.</text:p>
      <text:p text:style-name="Preformatted_20_Text">Figure 5.16. Overview of registered XCom values (under Admin &gt; XComs in the web interface).</text:p>
      <text:p text:style-name="Preformatted_20_Text"/>
      <text:p text:style-name="Preformatted_20_Text">You can retrieve the XCom value in other tasks using the xcom_pull method, which is the inverse of xcom_push:</text:p>
      <text:p text:style-name="Preformatted_20_Text">Listing 5.21 Retrieving XCom values using xcom_pull (dags/09_xcoms.py).</text:p>
      <text:p text:style-name="Preformatted_20_Text"/>
      <text:p text:style-name="Preformatted_20_Text">def _deploy_model(**context):</text:p>
      <text:p text:style-name="Preformatted_20_Text"><text:s text:c="3"/>model_id = context["task_instance"].xcom_pull(</text:p>
      <text:p text:style-name="Preformatted_20_Text"><text:s text:c="7"/>task_ids="train_model", key="model_id"</text:p>
      <text:p text:style-name="Preformatted_20_Text"><text:s text:c="3"/>)</text:p>
      <text:p text:style-name="Preformatted_20_Text"><text:s text:c="3"/>print(f"Deploying model {model_id}")</text:p>
      <text:p text:style-name="Preformatted_20_Text"><text:s/></text:p>
      <text:p text:style-name="Preformatted_20_Text">deploy_model = PythonOperator(</text:p>
      <text:p text:style-name="Preformatted_20_Text"><text:s text:c="3"/>task_id="deploy_model",</text:p>
      <text:p text:style-name="Preformatted_20_Text"><text:s text:c="3"/>python_callable=_deploy_model,</text:p>
      <text:p text:style-name="Preformatted_20_Text">)</text:p>
      <text:p text:style-name="Preformatted_20_Text"/>
      <text:p text:style-name="Preformatted_20_Text">copy</text:p>
      <text:p text:style-name="Preformatted_20_Text"/>
      <text:p text:style-name="Preformatted_20_Text">This tells Airflow to fetch the XCom value with key model_id from the train_model task, which matches the model_id we previously pushed in the train_model task. Note that xcom_pull also allows you to define the dag_id and execution date when fetching XCom values. By default these parameters are set to the current DAG and execution date, so that xcom_pull only fetches values published by the current DAG run[16].</text:p>
      <text:p text:style-name="Preformatted_20_Text"/>
      <text:p text:style-name="Preformatted_20_Text">We can verify this works by running the DAG, which should give us something like the following result for the deploy_model task:</text:p>
      <text:p text:style-name="Preformatted_20_Text"/>
      <text:p text:style-name="Preformatted_20_Text">6</text:p>
      <text:p text:style-name="Preformatted_20_Text">7</text:p>
      <text:p text:style-name="Preformatted_20_Text">[2020-07-29 20:23:03,581] {python.py:105} INFO - Exporting the following env vars:</text:p>
      <text:p text:style-name="Preformatted_20_Text">AIRFLOW_CTX_DAG_ID=chapter5_09_xcoms</text:p>
      <text:p text:style-name="Preformatted_20_Text">AIRFLOW_CTX_TASK_ID=deploy_model</text:p>
      <text:p text:style-name="Preformatted_20_Text">AIRFLOW_CTX_EXECUTION_DATE=2020-07-28T00:00:00+00:00</text:p>
      <text:p text:style-name="Preformatted_20_Text">AIRFLOW_CTX_DAG_RUN_ID=scheduled__2020-07-28T00:00:00+00:00</text:p>
      <text:p text:style-name="Preformatted_20_Text">[2020-07-29 20:23:03,584] {logging_mixin.py:95} INFO - Deploying model f323fa68-8b47-4e21-a687-7a3d9b6e105c</text:p>
      <text:p text:style-name="Preformatted_20_Text">[2020-07-29 20:23:03,584] {python.py:114} INFO - Done. Returned value was: None</text:p>
      <text:p text:style-name="Preformatted_20_Text"/>
      <text:p text:style-name="Preformatted_20_Text">copy</text:p>
      <text:p text:style-name="Preformatted_20_Text"/>
      <text:p text:style-name="Preformatted_20_Text">Besides calling xcom_pull from within your task, you can also reference XCom variables in templates:</text:p>
      <text:p text:style-name="Preformatted_20_Text">Listing 5.22 Using XCom values in templates (dags/10_xcoms_template.py).</text:p>
      <text:p text:style-name="Preformatted_20_Text"/>
      <text:p text:style-name="Preformatted_20_Text">11</text:p>
      <text:p text:style-name="Preformatted_20_Text">def _deploy_model(templates_dict, **context):</text:p>
      <text:p text:style-name="Preformatted_20_Text"><text:s text:c="3"/>model_id = templates_dict["model_id"]</text:p>
      <text:p text:style-name="Preformatted_20_Text"><text:s text:c="3"/>print(f"Deploying model {model_id}")</text:p>
      <text:p text:style-name="Preformatted_20_Text"><text:soft-page-break/><text:s/></text:p>
      <text:p text:style-name="Preformatted_20_Text">deploy_model = PythonOperator(</text:p>
      <text:p text:style-name="Preformatted_20_Text"><text:s text:c="3"/>task_id="deploy_model",</text:p>
      <text:p text:style-name="Preformatted_20_Text"><text:s text:c="3"/>python_callable=_deploy_model,</text:p>
      <text:p text:style-name="Preformatted_20_Text"><text:s text:c="3"/>templates_dict={</text:p>
      <text:p text:style-name="Preformatted_20_Text"><text:s text:c="7"/>"model_id": "{{task_instance.xcom_pull(task_ids='train_model', key='model_id')}}"</text:p>
      <text:p text:style-name="Preformatted_20_Text"><text:s text:c="3"/>},</text:p>
      <text:p text:style-name="Preformatted_20_Text">)</text:p>
      <text:p text:style-name="Preformatted_20_Text"/>
      <text:p text:style-name="Preformatted_20_Text">copy</text:p>
      <text:p text:style-name="Preformatted_20_Text"/>
      <text:p text:style-name="Preformatted_20_Text">Finally, some operators also provide support for automatically pushing XCom values. For example, the BashOperator has an option xcom_push, which when set to True tells the operator to push the last line written to stdout by the bash command as an XCom value. Similarly, the PythonOperator will publish any value returned from the Python callable as an XCom value. This means you can also write our above example as follows:</text:p>
      <text:p text:style-name="Preformatted_20_Text">Listing 5.23 Using return to push XComs (dags/11_xcoms_return.py).</text:p>
      <text:p text:style-name="Preformatted_20_Text"/>
      <text:p text:style-name="Preformatted_20_Text">1</text:p>
      <text:p text:style-name="Preformatted_20_Text">2</text:p>
      <text:p text:style-name="Preformatted_20_Text">3</text:p>
      <text:p text:style-name="Preformatted_20_Text">def _train_model(**context):</text:p>
      <text:p text:style-name="Preformatted_20_Text"><text:s text:c="3"/>model_id = str(uuid.uuid4())</text:p>
      <text:p text:style-name="Preformatted_20_Text"><text:s text:c="3"/>return model_id</text:p>
      <text:p text:style-name="Preformatted_20_Text"/>
      <text:p text:style-name="Preformatted_20_Text">copy</text:p>
      <text:p text:style-name="Preformatted_20_Text"/>
      <text:p text:style-name="Preformatted_20_Text">Under the hood, this works by registering the XCom under the default key ‘return_value’, as we can see by taking a peek in the ‘Admin’ section (Figure 5.17).</text:p>
      <text:p text:style-name="Preformatted_20_Text">Figure 5.17 Implicit XComs from the PythonOperator are registered under the ‘return_value’ key.</text:p>
      <text:p text:style-name="Preformatted_20_Text">5.5.2 <text:s text:c="2"/>When (not) to use XComs</text:p>
      <text:p text:style-name="Preformatted_20_Text"/>
      <text:p text:style-name="Preformatted_20_Text">Although XComs may seem pretty useful for sharing state between tasks, their use also has some drawbacks.</text:p>
      <text:p text:style-name="Preformatted_20_Text"/>
      <text:p text:style-name="Preformatted_20_Text">For example, one important drawback of using XComs is that they add a hidden dependency between tasks, as the pulling task has an implicit dependency on the task pushing the required value. In contrast to explicit task dependencies, this task dependency is not visible in the DAG and will not be taken into account when scheduling the tasks. As such, you’re responsible for making sure that tasks with XCom dependencies are executed in the correct order, Airflow won’t do this for you. These hidden dependencies become even more complicated when sharing XCom values between different DAGs or execution dates, which is therefore also not a practice that we would recommend following.</text:p>
      <text:p text:style-name="Preformatted_20_Text"/>
      <text:p text:style-name="Preformatted_20_Text">Besides this XComs can be a bit of an anti-pattern when they break the atomicity of an operator. For example, one usage we’ve seen people use in practice is to use an operator to fetch an API token in one task and then pass the token to the next task using an XCom. In this case, a drawback of this approach was that the token expired after a couple of hours, meaning that any re-run of the second task would fail due to the expired token. A better approach may have been to combine the fetching of the token in the second task, as this way both the refreshing of the API token and the performing the associated work happen in one go (thus keeping the task atomic).</text:p>
      <text:p text:style-name="Preformatted_20_Text"/>
      <text:p text:style-name="Preformatted_20_Text">Finally, a technical limitation of XComs is that any value stored by an XCom needs to support being serialized. This means that some Python types such as lambdas or many multi-processing related classes generally cannot be stored in an XCom (though you probably shouldn’t want to do that anyway). Additionally, the size of an XCom value may be limited by the backend used to store the XComs. <text:soft-page-break/>By default, XComs are stored in the Airflow metastore and are subject to the following size limits:</text:p>
      <text:p text:style-name="Preformatted_20_Text"/>
      <text:p text:style-name="Preformatted_20_Text"><text:s text:c="4"/>SQLite - stored as BLOB type, 2GB limit</text:p>
      <text:p text:style-name="Preformatted_20_Text"><text:s text:c="4"/>PostgreSQL - stored as BYTEA type, 1 GB limit</text:p>
      <text:p text:style-name="Preformatted_20_Text"><text:s text:c="4"/>MySQL - stored as BLOB type, 64 KB limit</text:p>
      <text:p text:style-name="Preformatted_20_Text"/>
      <text:p text:style-name="Preformatted_20_Text">That being said, XComs can be a powerful tool when used appropriately. Just make sure to carefully consider their usage and to clearly document the dependencies they introduce between tasks, to avoid any surprises down the road.</text:p>
      <text:p text:style-name="Preformatted_20_Text">5.5.3 <text:s text:c="2"/>Using custom XCom backends</text:p>
      <text:p text:style-name="Preformatted_20_Text"/>
      <text:p text:style-name="Preformatted_20_Text">A limitation of using the Airflow metastore to store XComs it generally does not scale well for larger data volumes. This means that you’d typically want to use XComs for storing individual values or small results, but not for storing larger datasets.</text:p>
      <text:p text:style-name="Preformatted_20_Text"/>
      <text:p text:style-name="Preformatted_20_Text">To make XComs more flexible, Airflow 2 introduces an option for specifying a custom XCom backend for your Airflow deployment. This option essentially allows you to define a custom class that Airflow will use for storing/retrieving XComs. The only requirement is that this class inherits from the BaseXCom base class and implements two static methods for serializing and deserializing values, respectively:</text:p>
      <text:p text:style-name="Preformatted_20_Text">Listing 5.24 Skeleton for a custom XCom backend (lib/custom_xcom_backend.py).</text:p>
      <text:p text:style-name="Preformatted_20_Text"/>
      <text:p text:style-name="Preformatted_20_Text">from typing import Any</text:p>
      <text:p text:style-name="Preformatted_20_Text">from airflow.models.xcom import BaseXCom</text:p>
      <text:p text:style-name="Preformatted_20_Text"><text:s/></text:p>
      <text:p text:style-name="Preformatted_20_Text">class CustomXComBackend(BaseXCom):</text:p>
      <text:p text:style-name="Preformatted_20_Text"><text:s/></text:p>
      <text:p text:style-name="Preformatted_20_Text"><text:s text:c="3"/>@staticmethod</text:p>
      <text:p text:style-name="Preformatted_20_Text"><text:s text:c="3"/>def serialize_value(value: Any):</text:p>
      <text:p text:style-name="Preformatted_20_Text"><text:s text:c="7"/>...</text:p>
      <text:p text:style-name="Preformatted_20_Text"><text:s/></text:p>
      <text:p text:style-name="Preformatted_20_Text"><text:s text:c="3"/>@staticmethod</text:p>
      <text:p text:style-name="Preformatted_20_Text"><text:s text:c="3"/>def deserialize_value(result) -&gt; Any:</text:p>
      <text:p text:style-name="Preformatted_20_Text"><text:s text:c="7"/>...</text:p>
      <text:p text:style-name="Preformatted_20_Text"/>
      <text:p text:style-name="Preformatted_20_Text">copy</text:p>
      <text:p text:style-name="Preformatted_20_Text"/>
      <text:p text:style-name="Preformatted_20_Text">In this custom backend class, the serialize method is called whenever an XCom value is pushed within an operator, whereas the deserialize method is called when XCom values are pulled from the backend. Once you have the desired backend class, you can configure Airflow to use the class with the xcom_backend parameter in the Airflow config. </text:p>
      <text:p text:style-name="Preformatted_20_Text"/>
      <text:p text:style-name="Preformatted_20_Text">Custom XCom backends greatly expand the options you have for storing XCom values. For example, if you’d like to store larger XCom values in relatively cheap and scalable cloud storage, you could implement a custom backend for cloud services such as Azure Blob storage, Amazon’s S3, or Google’s GCS[17]. As Airflow 2 matures, we expect backends for common services to become more generally available, meaning you generally won’t have to build your own backends for these services.</text:p>
      <text:p text:style-name="Preformatted_20_Text">5.6 <text:s text:c="5"/>Chaining Python tasks with the Taskflow API</text:p>
      <text:p text:style-name="Preformatted_20_Text"/>
      <text:p text:style-name="Preformatted_20_Text">Although XComs can be used to share data between Python tasks, the API can be cumbersome to use, especially if you’re chaining a large number of tasks. To solve this issue, Airflow 2 adds a new decorator-based API for defining Python tasks and their dependencies called the Taskflow API. Although not without its flaws, the Taskflow API can considerably simplify your code if you’re mainly using PythonOperators and passing data between them as XComs.</text:p>
      <text:p text:style-name="Preformatted_20_Text">5.6.1 <text:s text:c="2"/>Simplifying Python tasks with the Taskflow API</text:p>
      <text:p text:style-name="Preformatted_20_Text"/>
      <text:p text:style-name="Preformatted_20_Text">To see what the Taskflow API looks like, let’s revisit our tasks for training <text:soft-page-break/>and deploying the machine learning model. In our previous implementation, these tasks and their dependencies where defined as follows:</text:p>
      <text:p text:style-name="Preformatted_20_Text">Listing 5.25 Defining train/deploy tasks using the regular API (dags/09_xcoms.py).</text:p>
      <text:p text:style-name="Preformatted_20_Text"/>
      <text:p text:style-name="Preformatted_20_Text">def _train_model(**context): #A</text:p>
      <text:p text:style-name="Preformatted_20_Text"><text:s text:c="3"/>model_id = str(uuid.uuid4())</text:p>
      <text:p text:style-name="Preformatted_20_Text"><text:s text:c="3"/>context["task_instance"].xcom_push(key="model_id", value=model_id) #B</text:p>
      <text:p text:style-name="Preformatted_20_Text"><text:s/></text:p>
      <text:p text:style-name="Preformatted_20_Text">def _deploy_model(**context): #C</text:p>
      <text:p text:style-name="Preformatted_20_Text"><text:s text:c="3"/>model_id = context["task_instance"].xcom_pull(</text:p>
      <text:p text:style-name="Preformatted_20_Text"><text:s text:c="7"/>task_ids="train_model", key="model_id"</text:p>
      <text:p text:style-name="Preformatted_20_Text"><text:s text:c="3"/>) #D</text:p>
      <text:p text:style-name="Preformatted_20_Text"><text:s text:c="3"/>print(f"Deploying model {model_id}")</text:p>
      <text:p text:style-name="Preformatted_20_Text"><text:s/></text:p>
      <text:p text:style-name="Preformatted_20_Text">with DAG(...) as dag:</text:p>
      <text:p text:style-name="Preformatted_20_Text"><text:s text:c="3"/>...</text:p>
      <text:p text:style-name="Preformatted_20_Text"><text:s text:c="3"/>train_model = PythonOperator( #E</text:p>
      <text:p text:style-name="Preformatted_20_Text"><text:s text:c="7"/>task_id="train_model",</text:p>
      <text:p text:style-name="Preformatted_20_Text"><text:s text:c="7"/>python_callable=_train_model,</text:p>
      <text:p text:style-name="Preformatted_20_Text"><text:s text:c="3"/>)</text:p>
      <text:p text:style-name="Preformatted_20_Text"><text:s/></text:p>
      <text:p text:style-name="Preformatted_20_Text"><text:s text:c="3"/>deploy_model = PythonOperator( #F</text:p>
      <text:p text:style-name="Preformatted_20_Text"><text:s text:c="7"/>task_id="deploy_model",</text:p>
      <text:p text:style-name="Preformatted_20_Text"><text:s text:c="7"/>python_callable=_deploy_model,</text:p>
      <text:p text:style-name="Preformatted_20_Text"><text:s text:c="3"/>)</text:p>
      <text:p text:style-name="Preformatted_20_Text"><text:s/></text:p>
      <text:p text:style-name="Preformatted_20_Text"><text:s text:c="3"/>...</text:p>
      <text:p text:style-name="Preformatted_20_Text"><text:s text:c="3"/>join_datasets &gt;&gt; train_model &gt;&gt; deploy_model #G</text:p>
      <text:p text:style-name="Preformatted_20_Text"/>
      <text:p text:style-name="Preformatted_20_Text">copy</text:p>
      <text:p text:style-name="Preformatted_20_Text"/>
      <text:p text:style-name="Preformatted_20_Text">#A,#C Defining the train/deploy functions.</text:p>
      <text:p text:style-name="Preformatted_20_Text"/>
      <text:p text:style-name="Preformatted_20_Text">#B,#D Sharing the model ID using XComs.</text:p>
      <text:p text:style-name="Preformatted_20_Text"/>
      <text:p text:style-name="Preformatted_20_Text">#E,#F Creating the train/deploy tasks using the PythonOperator.</text:p>
      <text:p text:style-name="Preformatted_20_Text"/>
      <text:p text:style-name="Preformatted_20_Text">#G Setting dependencies between the tasks.</text:p>
      <text:p text:style-name="Preformatted_20_Text"/>
      <text:p text:style-name="Preformatted_20_Text">A drawback of this approach is that it first requires us to define a function (e.g. _train_model and _deploy_model), which we then need to wrap in a PythonOperator to create the Airflow task. Moreover, to share the model ID between the two tasks, we need to explicitly use xcom_push and xcom_pull within the functions to send/retrieve the model ID value. Defining this data dependency is cumbersome and prone to break if we change the key of the shared value, as it is referenced in two different locations.</text:p>
      <text:p text:style-name="Preformatted_20_Text"/>
      <text:p text:style-name="Preformatted_20_Text">The Taskflow API aims to simplify the definition of this type of (PythonOperator-based) tasks by (a) making it easier to convert Python functions to tasks and (b) making the sharing of variables via XComs between these tasks more explicit in the DAG definition. To see how this works, let’s start by converting the above functions to use this alternative API.</text:p>
      <text:p text:style-name="Preformatted_20_Text"/>
      <text:p text:style-name="Preformatted_20_Text">First, we can change the definition of our train_model task into a relatively simple Python function, decorated with the new @task decorator added by the Taskflow API:</text:p>
      <text:p text:style-name="Preformatted_20_Text">Listing 5.26 Defining the train task using the Taskflow API (dags/12_taskflow.py).</text:p>
      <text:p text:style-name="Preformatted_20_Text"/>
      <text:p text:style-name="Preformatted_20_Text">...</text:p>
      <text:p text:style-name="Preformatted_20_Text">from airflow.decorators import task</text:p>
      <text:p text:style-name="Preformatted_20_Text">...</text:p>
      <text:p text:style-name="Preformatted_20_Text"><text:s/></text:p>
      <text:p text:style-name="Preformatted_20_Text"><text:soft-page-break/>with DAG(...) as dag:</text:p>
      <text:p text:style-name="Preformatted_20_Text"><text:s text:c="3"/>...</text:p>
      <text:p text:style-name="Preformatted_20_Text"><text:s text:c="3"/>@task</text:p>
      <text:p text:style-name="Preformatted_20_Text"><text:s text:c="3"/>def train_model():</text:p>
      <text:p text:style-name="Preformatted_20_Text"><text:s text:c="7"/>model_id = str(uuid.uuid4())</text:p>
      <text:p text:style-name="Preformatted_20_Text"><text:s text:c="7"/>return model_id</text:p>
      <text:p text:style-name="Preformatted_20_Text"/>
      <text:p text:style-name="Preformatted_20_Text">copy</text:p>
      <text:p text:style-name="Preformatted_20_Text"/>
      <text:p text:style-name="Preformatted_20_Text">This effectively tells Airflow to wrap our train_model function so that we can use it to define Python tasks using the Taskflow API. Note that we are no longer explicitly pushing the model ID as an XCom, but simply returning it from the function so that the Taskflow API can take care of passing it on to the next task.</text:p>
      <text:p text:style-name="Preformatted_20_Text"/>
      <text:p text:style-name="Preformatted_20_Text">Similarly, we can define our deploy_model task as follows:</text:p>
      <text:p text:style-name="Preformatted_20_Text">Listing 5.27 Defining the deploy task using the Taskflow API (dags/12_taskflow.py).</text:p>
      <text:p text:style-name="Preformatted_20_Text"/>
      <text:p text:style-name="Preformatted_20_Text">@task</text:p>
      <text:p text:style-name="Preformatted_20_Text">def deploy_model(model_id):</text:p>
      <text:p text:style-name="Preformatted_20_Text"><text:s text:c="3"/>print(f"Deploying model {model_id}")</text:p>
      <text:p text:style-name="Preformatted_20_Text"/>
      <text:p text:style-name="Preformatted_20_Text">copy</text:p>
      <text:p text:style-name="Preformatted_20_Text"/>
      <text:p text:style-name="Preformatted_20_Text">Here, the model ID is also no longer retrieved using xcom_pull but simply passed to our Python function as an argument. Now, the only thing left to do is to connect the two tasks, which we can do using a syntax that looks suspiciously like normal Python code:</text:p>
      <text:p text:style-name="Preformatted_20_Text">Listing 5.28 Defining dependencies between Taskflow tasks (dags/12_taskflow.py).</text:p>
      <text:p text:style-name="Preformatted_20_Text"/>
      <text:p text:style-name="Preformatted_20_Text">model_id = train_model()</text:p>
      <text:p text:style-name="Preformatted_20_Text"><text:s text:c="3"/>deploy_model(model_id)</text:p>
      <text:p text:style-name="Preformatted_20_Text"/>
      <text:p text:style-name="Preformatted_20_Text">copy</text:p>
      <text:p text:style-name="Preformatted_20_Text"/>
      <text:p text:style-name="Preformatted_20_Text">Altogether, this code should result in a DAG with two tasks (train_model and deploy_model) and a dependency between the two tasks (Figure 5.18).</text:p>
      <text:p text:style-name="Preformatted_20_Text">Figure 5.18 Subset of our previous DAG containing the train/deploy tasks, in which tasks and their dependencies are defined using the Taskflow API.</text:p>
      <text:p text:style-name="Preformatted_20_Text"/>
      <text:p text:style-name="Preformatted_20_Text">Comparing the new code to our previous implementation, the Taskflow-based approach provides similar results with code that is easier to read and looks more like ‘normal’ Python code. But how does it work?</text:p>
      <text:p text:style-name="Preformatted_20_Text"/>
      <text:p text:style-name="Preformatted_20_Text">In essence, when we call the decorated train_model function, it creates a new Operator instance for the train_model task (shown as the _PythonDecoratedOperator in Figure 5.18). From the return statement in the train_model function, Airflow recognizes that we are returning a value that will automatically be registered as an XCom returned from the task. For deploy_model, we also call the decorated function to create an operator instance, but now also pass along the model_id output from the train_model task. In doing so, we’re effectively telling Airflow that the model_id output from train_model should be passed as an argument to the decorated deploy_model function. This way, Airflow will (a) realize that there is a dependency between the two tasks and (b) take care of passing the XCom values between the two tasks for us.</text:p>
      <text:p text:style-name="Preformatted_20_Text">5.6.2 <text:s text:c="2"/>When (not) to use the Taskflow API</text:p>
      <text:p text:style-name="Preformatted_20_Text"/>
      <text:p text:style-name="Preformatted_20_Text">The Taskflow API provides a simple approach for defining Python tasks and their dependencies, using a syntax that is closer to using regular Python functions than the more object-oriented operator API. This allows the API to dramatically simplify DAGs that make heavy use of PythonOperators and pass data between the resulting tasks using XComs. The API also addresses one of our previous criticisms of using XComs by ensuring that XCom values are passed explicitly <text:soft-page-break/>between tasks, rather than hiding XCom dependencies between tasks within the corresponding functions.</text:p>
      <text:p text:style-name="Preformatted_20_Text"/>
      <text:p text:style-name="Preformatted_20_Text">However, one drawback of the Taskflow API is that its use is currently limited to Python tasks that would otherwise be implemented using the PythonOperator. As such, tasks involving any other Airflow operators will require using the regular API to define tasks and their dependencies. Although this does not prevent you from mixing and matching the two styles, the resulting code can become confusing if you’re not careful. For example, when combining our new train/deploy tasks back into our original DAG (Figure 5.19), we need to define a dependency between the join_datasets task and the model_id reference, which is not incredibly intuitive:</text:p>
      <text:p text:style-name="Preformatted_20_Text">Listing 5.29 Combining other operators with Taskflow (dags/13_taskflow_full.py).</text:p>
      <text:p text:style-name="Preformatted_20_Text"/>
      <text:p text:style-name="Preformatted_20_Text">15</text:p>
      <text:p text:style-name="Preformatted_20_Text">16</text:p>
      <text:p text:style-name="Preformatted_20_Text">17</text:p>
      <text:p text:style-name="Preformatted_20_Text">18</text:p>
      <text:p text:style-name="Preformatted_20_Text">with DAG(...) as dag:</text:p>
      <text:p text:style-name="Preformatted_20_Text"><text:s text:c="3"/>start = DummyOperator(task_id="start")</text:p>
      <text:p text:style-name="Preformatted_20_Text"><text:s text:c="3"/>...</text:p>
      <text:p text:style-name="Preformatted_20_Text"><text:s text:c="3"/>[clean_sales, clean_weather] &gt;&gt; join_datasets</text:p>
      <text:p text:style-name="Preformatted_20_Text"><text:s/></text:p>
      <text:p text:style-name="Preformatted_20_Text"><text:s text:c="3"/>@task</text:p>
      <text:p text:style-name="Preformatted_20_Text"><text:s text:c="3"/>def train_model():</text:p>
      <text:p text:style-name="Preformatted_20_Text"><text:s text:c="7"/>model_id = str(uuid.uuid4())</text:p>
      <text:p text:style-name="Preformatted_20_Text"><text:s text:c="7"/>return model_id</text:p>
      <text:p text:style-name="Preformatted_20_Text"><text:s/></text:p>
      <text:p text:style-name="Preformatted_20_Text"><text:s text:c="3"/>@task</text:p>
      <text:p text:style-name="Preformatted_20_Text"><text:s text:c="3"/>def deploy_model(model_id: str):</text:p>
      <text:p text:style-name="Preformatted_20_Text"><text:s text:c="7"/>print(f"Deploying model {model_id}")</text:p>
      <text:p text:style-name="Preformatted_20_Text"><text:s/></text:p>
      <text:p text:style-name="Preformatted_20_Text"><text:s text:c="3"/>model_id = train_model()</text:p>
      <text:p text:style-name="Preformatted_20_Text"><text:s text:c="3"/>deploy_model(model_id)</text:p>
      <text:p text:style-name="Preformatted_20_Text"><text:s/></text:p>
      <text:p text:style-name="Preformatted_20_Text"><text:s text:c="3"/>join_datasets &gt;&gt; model_id</text:p>
      <text:p text:style-name="Preformatted_20_Text"/>
      <text:p text:style-name="Preformatted_20_Text">copy</text:p>
      <text:p text:style-name="Preformatted_20_Text"/>
      <text:p text:style-name="Preformatted_20_Text">#A,#B Defining tasks and dependencies using the regular API.</text:p>
      <text:p text:style-name="Preformatted_20_Text"/>
      <text:p text:style-name="Preformatted_20_Text">#C,#D,#E Using the Taskflow API for Python tasks and dependencies.</text:p>
      <text:p text:style-name="Preformatted_20_Text"/>
      <text:p text:style-name="Preformatted_20_Text">#F Mixing the two styles with a dependency between a Taskflow-style and regular task.</text:p>
      <text:p text:style-name="Preformatted_20_Text">Figure 5.19 Combining the Taskflow-style train/deploy tasks back into the original DAG, which also contains other (non-PythonOperator-based) operators.</text:p>
      <text:p text:style-name="Preformatted_20_Text"/>
      <text:p text:style-name="Preformatted_20_Text">Besides this, any data passed between Taskflow-style tasks will be stored as XComs. This means that all passed values are subject to the technical limitations of XComs (e.g. they must be serializable). Moreover, the size of datasets passed between tasks may be limited by the XCom backend used by your Airflow deployment, as discussed in the previous section.</text:p>
      <text:p text:style-name="Preformatted_20_Text">5.7 <text:s text:c="5"/>Summary</text:p>
      <text:p text:style-name="Preformatted_20_Text"/>
      <text:p text:style-name="Preformatted_20_Text">In this chapter you learned:</text:p>
      <text:p text:style-name="Preformatted_20_Text"/>
      <text:p text:style-name="Preformatted_20_Text"><text:s text:c="4"/>How to define basic linear dependencies and fan-in/fan-out structures in Airflow DAGs.</text:p>
      <text:p text:style-name="Preformatted_20_Text"><text:s text:c="4"/>How to incorporate branching in your DAG, allowing you to choose multiple execution paths depending on certain conditions.</text:p>
      <text:p text:style-name="Preformatted_20_Text"><text:s text:c="4"/>That branching can be incorporated in the structure of your DAG instead of within a task, providing substantial benefits in terms of the interpretability of how your DAG was executed.</text:p>
      <text:p text:style-name="Preformatted_20_Text"><text:soft-page-break/><text:s text:c="4"/>How to define conditional tasks in your DAG, which can be executed depending on certain defined conditions. Similar to branching, these conditions can be encoded directly in your DAG.</text:p>
      <text:p text:style-name="Preformatted_20_Text"><text:s text:c="4"/>That Airflow uses trigger rules to enable these behaviors, which define exactly when a given task can be executed by Airflow.</text:p>
      <text:p text:style-name="Preformatted_20_Text"><text:s text:c="4"/>That besides the default trigger rule, ‘all_success’, Airflow supports various other trigger rules that you can use to trigger your tasks for responding to different types of situations.</text:p>
      <text:p text:style-name="Preformatted_20_Text"><text:s text:c="4"/>How to share state between two tasks using XComs.</text:p>
      <text:p text:style-name="Preformatted_20_Text"><text:s text:c="4"/>How the Taskflow API can help simplify DAGs containing Python tasks that share values using XCom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7 Communicating with External Systems</text:p>
      <text:p text:style-name="Preformatted_20_Text">This chapter covers:</text:p>
      <text:p text:style-name="Preformatted_20_Text"/>
      <text:p text:style-name="Preformatted_20_Text"><text:s text:c="4"/>Working with Airflow operators performing actions on systems outside Airflow</text:p>
      <text:p text:style-name="Preformatted_20_Text"><text:s text:c="4"/>Applying operators specific to external systems</text:p>
      <text:p text:style-name="Preformatted_20_Text"><text:s text:c="4"/>Implementing operators in Airflow doing A-to-B operations in case you need to implement your own</text:p>
      <text:p text:style-name="Preformatted_20_Text"><text:s text:c="4"/>Testing tasks connecting to external systems</text:p>
      <text:p text:style-name="Preformatted_20_Text"/>
      <text:p text:style-name="Preformatted_20_Text">In all previous chapters, we’ve focussed on various aspects of writing Airflow code, mostly demonstrated with examples using generic operators such as the BashOperator and PythonOperator. While these operators can run arbitrary code and thus could run any workload, the Airflow project also holds other operators for more specific use cases; for example for running a query on a Postgres database. These operators have one and only one specific use case - such as running a query. As a result, they are easy to use by simply providing the query to the operator, and the operator internally handles the querying logic. With a PythonOperator, you would have to write such querying logic yourself.</text:p>
      <text:p text:style-name="Preformatted_20_Text"/>
      <text:p text:style-name="Preformatted_20_Text">For the record, by “external system” we aim at any technology other than Airflow and the machine Airflow is running on. This could be for example Microsoft Azure Blob Storage, an Apache Spark cluster, or a Google BigQuery data warehouse.</text:p>
      <text:p text:style-name="Preformatted_20_Text"/>
      <text:p text:style-name="Preformatted_20_Text">To see when and how to use such operators, in this chapter we’ll develop two DAGs connecting to external systems, and moving and transforming data between these systems. We will inspect the various options Airflow holds (and does not hold)[21] to deal with this use case and the external systems.</text:p>
      <text:p text:style-name="Preformatted_20_Text"/>
      <text:p text:style-name="Preformatted_20_Text">In Section 7.1 we develop a machine learning model on AWS, working with AWS S3 buckets and AWS SageMaker, a solution for developing and deploying machine learning models.</text:p>
      <text:p text:style-name="Preformatted_20_Text"/>
      <text:p text:style-name="Preformatted_20_Text">Next, in Section 7.2, we demonstrate how to move data between various systems with a Postgres database containing Airbnb places to stay in Amsterdam. The data comes from Inside Airbnb (http://insideairbnb.com), which is a website and public data managed by Airbnb, with records about listings, reviews, and more. Once a day, we will download the latest data from the Postgres database into our AWS S3 bucket. From there, we will run a Pandas job inside a Docker container to determine the price fluctuations, and the result is saved back to S3.</text:p>
      <text:p text:style-name="Preformatted_20_Text">7.1 <text:s text:c="5"/>Connecting to Cloud Services</text:p>
      <text:p text:style-name="Preformatted_20_Text"/>
      <text:p text:style-name="Preformatted_20_Text">A large portion of software runs on cloud services nowadays. Such cloud services can generally be controlled via an API -- an interface to connect and send requests to your cloud provider. The API typically comes with a client in the form of a Python package, for example AWS’s client is named boto3[22], GCP’s client is named the Cloud SDK[23], and Azure’s client is appropriately named the <text:soft-page-break/>“Azure SDK for Python”[24]. Such clients provide convenient functions where, bluntly said, you enter the required details for a request and the clients handle the technical internals of handling the request and response.</text:p>
      <text:p text:style-name="Preformatted_20_Text"/>
      <text:p text:style-name="Preformatted_20_Text">In the context of Airflow, to the programmer the “interface” is an operator. Operators are the convenience classes to which you can provide the required details to make a request to a cloud service, and the operator internally handles the technical implementation. These operators internally make use of the Cloud SDK to send requests, and provide a small layer around the Cloud SDK which provides certain functionality to the programmer:</text:p>
      <text:p text:style-name="Preformatted_20_Text">Figure 7.1 An Airflow operator translates given arguments to operations on the Cloud SDK</text:p>
      <text:p text:style-name="Preformatted_20_Text">7.1.1 <text:s text:c="2"/>Installing extra dependencies</text:p>
      <text:p text:style-name="Preformatted_20_Text"/>
      <text:p text:style-name="Preformatted_20_Text">The apache-airflow Python package includes a few essential operators, but no components to connect with any cloud. For the cloud services, you can install the following providers packages:</text:p>
      <text:p text:style-name="Preformatted_20_Text"/>
      <text:p text:style-name="Preformatted_20_Text">Cloud</text:p>
      <text:p text:style-name="Preformatted_20_Text"><text:tab/></text:p>
      <text:p text:style-name="Preformatted_20_Text"/>
      <text:p text:style-name="Preformatted_20_Text">pip install command</text:p>
      <text:p text:style-name="Preformatted_20_Text"/>
      <text:p text:style-name="Preformatted_20_Text">AWS</text:p>
      <text:p text:style-name="Preformatted_20_Text"><text:tab/></text:p>
      <text:p text:style-name="Preformatted_20_Text"/>
      <text:p text:style-name="Preformatted_20_Text">pip install apache-airflow-providers-amazon</text:p>
      <text:p text:style-name="Preformatted_20_Text"/>
      <text:p text:style-name="Preformatted_20_Text">GCP</text:p>
      <text:p text:style-name="Preformatted_20_Text"><text:tab/></text:p>
      <text:p text:style-name="Preformatted_20_Text"/>
      <text:p text:style-name="Preformatted_20_Text">pip install apache-airflow-providers-google</text:p>
      <text:p text:style-name="Preformatted_20_Text"/>
      <text:p text:style-name="Preformatted_20_Text">Azure</text:p>
      <text:p text:style-name="Preformatted_20_Text"><text:tab/></text:p>
      <text:p text:style-name="Preformatted_20_Text"/>
      <text:p text:style-name="Preformatted_20_Text">pip install apache-airflow-providers-microsoft-azure</text:p>
      <text:p text:style-name="Preformatted_20_Text"/>
      <text:p text:style-name="Preformatted_20_Text">Table 7.1 Extra packages to install for additional cloud provider Airflow components and dependencies</text:p>
      <text:p text:style-name="Preformatted_20_Text"/>
      <text:p text:style-name="Preformatted_20_Text">This goes not only for the cloud providers but also for other external services. For example, to install operators and corresponding dependencies required for running the PostgresOperator, install the apache-airflow-providers-postgres package. For a full list of all available additional packages, refer to the Airflow documentation[25].</text:p>
      <text:p text:style-name="Preformatted_20_Text"/>
      <text:p text:style-name="Preformatted_20_Text">Let’s look at an operator to perform an action on AWS. Take for example the S3CopyObjectOperator. This operator copies an object from one bucket to another bucket. It accepts several arguments (skipping the irrelevant arguments for this example):</text:p>
      <text:p text:style-name="Preformatted_20_Text">Listing 7.1 The S3CopyObjectOperator only requires you to fill the necessary details</text:p>
      <text:p text:style-name="Preformatted_20_Text"/>
      <text:p text:style-name="Preformatted_20_Text">from airflow.providers.amazon.aws.operators.s3_copy_object import S3CopyObjectOperator</text:p>
      <text:p text:style-name="Preformatted_20_Text"><text:s/></text:p>
      <text:p text:style-name="Preformatted_20_Text">S3CopyObjectOperator(</text:p>
      <text:p text:style-name="Preformatted_20_Text"><text:s text:c="3"/>task_id="...",</text:p>
      <text:p text:style-name="Preformatted_20_Text"><text:s text:c="3"/>source_bucket_name="databucket",</text:p>
      <text:p text:style-name="Preformatted_20_Text"><text:s text:c="3"/>source_bucket_key="/data/{{ ds }}.json",</text:p>
      <text:p text:style-name="Preformatted_20_Text"><text:s text:c="3"/>dest_bucket_name="backupbucket",</text:p>
      <text:p text:style-name="Preformatted_20_Text"><text:s text:c="3"/>dest_bucket_key="/data/{{ ds }}-backup.json",</text:p>
      <text:p text:style-name="Preformatted_20_Text">)</text:p>
      <text:p text:style-name="Preformatted_20_Text"><text:soft-page-break/></text:p>
      <text:p text:style-name="Preformatted_20_Text">copy</text:p>
      <text:p text:style-name="Preformatted_20_Text"/>
      <text:p text:style-name="Preformatted_20_Text">#A The bucket to copy from</text:p>
      <text:p text:style-name="Preformatted_20_Text"/>
      <text:p text:style-name="Preformatted_20_Text">#B The object name to copy</text:p>
      <text:p text:style-name="Preformatted_20_Text"/>
      <text:p text:style-name="Preformatted_20_Text">#C The bucket to copy to</text:p>
      <text:p text:style-name="Preformatted_20_Text"/>
      <text:p text:style-name="Preformatted_20_Text">#D The target object name</text:p>
      <text:p text:style-name="Preformatted_20_Text"/>
      <text:p text:style-name="Preformatted_20_Text">This operator makes copying an object on S3 to a different location on S3 a simple exercise of filling in the blanks, without needing to dive into the details of AWS’s boto3 client[26].</text:p>
      <text:p text:style-name="Preformatted_20_Text">7.1.2 <text:s text:c="2"/>Developing a machine learning model</text:p>
      <text:p text:style-name="Preformatted_20_Text"/>
      <text:p text:style-name="Preformatted_20_Text">Let’s check out a more complex example and work with a number of AWS operators by developing a data pipeline building a handwritten numbers classifier. The model will be trained on the MNIST[27] dataset, containing approximately 70000 handwritten digits 0-9:</text:p>
      <text:p text:style-name="Preformatted_20_Text">Figure 7.2 Example handwritten digits in the MNIST dataset</text:p>
      <text:p text:style-name="Preformatted_20_Text"/>
      <text:p text:style-name="Preformatted_20_Text">After training the model, we should be able to feed it new, previously unseen, handwritten number and the model should classify the handwritten number:</text:p>
      <text:p text:style-name="Preformatted_20_Text">Figure 7.3 Rough outline of how a machine learning model is trained in one stage; and classifies previously unseen samples in another stage.</text:p>
      <text:p text:style-name="Preformatted_20_Text"/>
      <text:p text:style-name="Preformatted_20_Text">There are two parts to the model: an offline and an online part. The offline part takes a large set of handwritten digits, trains a model to classify these handwritten digits, and the result (a set of model parameters) is stored. This process can be done periodically when new data is collected. The online part is responsible for loading the model and classifying previously unseen digits. This should run instantaneously as users expect direct feedback.</text:p>
      <text:p text:style-name="Preformatted_20_Text"/>
      <text:p text:style-name="Preformatted_20_Text">Airflow workflows are typically responsible for the offline part of a model. Training a model comprises data loading, preprocessing it into a format suitable for the model, and training the model, which can become complex. Also, periodically re-training the model fits nicely with Airflow’s batch processing paradigm. The online part is typically an API, such as a REST API or HTML page with REST API calls under the hood. Such an API is typically deployed only once, or as part of a CI/CD pipeline. There is no use case for re-deploying an API every week and therefore it’s typically not part of an Airflow workflow.</text:p>
      <text:p text:style-name="Preformatted_20_Text"/>
      <text:p text:style-name="Preformatted_20_Text">For training a handwritten digit classifier, we’ll develop an Airflow pipeline. The pipeline will use AWS SageMaker, an AWS service facilitating the development and deployment of machine learning models. In the pipeline, we first copy sample data from a public location to our own S3 bucket. Next, we transform the data into a format usable for the model, train the model with AWS SageMaker, and finally deploy the model to classify a given handwritten digit. The pipeline will look as follows:</text:p>
      <text:p text:style-name="Preformatted_20_Text">Figure 7.4 Logical steps to create a handwritten digit classifier.</text:p>
      <text:p text:style-name="Preformatted_20_Text"/>
      <text:p text:style-name="Preformatted_20_Text">The depicted pipeline could run just once and the SageMaker model could be deployed just once. The strength of Airflow is the ability to schedule such a pipeline and re-run (partial) pipelines if desired in case of new data or changes to the model. If the raw data is continuously updated, the Airflow pipeline would periodically reload the raw data and redeploy the model, trained on the new data. Also, a data scientist could tune the model to his/her liking and the Airflow pipeline could automatically redeploy the model without having to manually trigger anything.</text:p>
      <text:p text:style-name="Preformatted_20_Text"/>
      <text:p text:style-name="Preformatted_20_Text">Airflow holds several operators for operations on various services of the AWS platform. While the list is never complete because services are continuously added, changed, or removed, most AWS services are supported by an Airflow <text:soft-page-break/>operator. AWS operators are provided by the apache-airflow-providers-amazon package.</text:p>
      <text:p text:style-name="Preformatted_20_Text"/>
      <text:p text:style-name="Preformatted_20_Text">Let’s look at the pipeline:</text:p>
      <text:p text:style-name="Preformatted_20_Text">Figure 7.5 Logical steps implemented in Airflow DAG.</text:p>
      <text:p text:style-name="Preformatted_20_Text"/>
      <text:p text:style-name="Preformatted_20_Text">Even though there are just four tasks, there’s quite a lot to configure on AWS SageMaker, and hence the DAG code is lengthy. No worries though, we’ll break it down afterward:</text:p>
      <text:p text:style-name="Preformatted_20_Text">Listing 7.2 DAG to train and deploy a handwritten digit classifier</text:p>
      <text:p text:style-name="Preformatted_20_Text"/>
      <text:p text:style-name="Preformatted_20_Text">import gzip</text:p>
      <text:p text:style-name="Preformatted_20_Text">import io</text:p>
      <text:p text:style-name="Preformatted_20_Text">import pickle</text:p>
      <text:p text:style-name="Preformatted_20_Text"><text:s/></text:p>
      <text:p text:style-name="Preformatted_20_Text">import airflow.utils.dates</text:p>
      <text:p text:style-name="Preformatted_20_Text">from airflow import DAG</text:p>
      <text:p text:style-name="Preformatted_20_Text">from airflow.operators.python import PythonOperator</text:p>
      <text:p text:style-name="Preformatted_20_Text">from airflow.providers.amazon.aws.hooks.s3 import S3Hook</text:p>
      <text:p text:style-name="Preformatted_20_Text">from airflow.providers.amazon.aws.operators.s3_copy_object import S3CopyObjectOperator</text:p>
      <text:p text:style-name="Preformatted_20_Text">from airflow.providers.amazon.aws.operators.sagemaker_endpoint import SageMakerEndpointOperator</text:p>
      <text:p text:style-name="Preformatted_20_Text">from airflow.providers.amazon.aws.operators.sagemaker_training import SageMakerTrainingOperator</text:p>
      <text:p text:style-name="Preformatted_20_Text">from sagemaker.amazon.common import write_numpy_to_dense_tensor</text:p>
      <text:p text:style-name="Preformatted_20_Text"><text:s/></text:p>
      <text:p text:style-name="Preformatted_20_Text">dag = DAG(</text:p>
      <text:p text:style-name="Preformatted_20_Text"><text:s text:c="3"/>dag_id="chapter7_aws_handwritten_digits_classifier",</text:p>
      <text:p text:style-name="Preformatted_20_Text"><text:s text:c="3"/>schedule_interval=None,</text:p>
      <text:p text:style-name="Preformatted_20_Text"><text:s text:c="3"/>start_date=airflow.utils.dates.days_ago(3),</text:p>
      <text:p text:style-name="Preformatted_20_Text">)</text:p>
      <text:p text:style-name="Preformatted_20_Text"><text:s/></text:p>
      <text:p text:style-name="Preformatted_20_Text">download_mnist_data = S3CopyObjectOperator(</text:p>
      <text:p text:style-name="Preformatted_20_Text"><text:s text:c="3"/>task_id="download_mnist_data",</text:p>
      <text:p text:style-name="Preformatted_20_Text"><text:s text:c="3"/>source_bucket_name="sagemaker-sample-data-eu-west-1",</text:p>
      <text:p text:style-name="Preformatted_20_Text"><text:s text:c="3"/>source_bucket_key="algorithms/kmeans/mnist/mnist.pkl.gz",</text:p>
      <text:p text:style-name="Preformatted_20_Text"><text:s text:c="3"/>dest_bucket_name="[your-bucket]",</text:p>
      <text:p text:style-name="Preformatted_20_Text"><text:s text:c="3"/>dest_bucket_key="mnist.pkl.gz",</text:p>
      <text:p text:style-name="Preformatted_20_Text"><text:s text:c="3"/>dag=dag,</text:p>
      <text:p text:style-name="Preformatted_20_Text">)</text:p>
      <text:p text:style-name="Preformatted_20_Text"><text:s/></text:p>
      <text:p text:style-name="Preformatted_20_Text"><text:s/></text:p>
      <text:p text:style-name="Preformatted_20_Text">def _extract_mnist_data():</text:p>
      <text:p text:style-name="Preformatted_20_Text"><text:s text:c="3"/>s3hook = S3Hook()</text:p>
      <text:p text:style-name="Preformatted_20_Text"><text:s/></text:p>
      <text:p text:style-name="Preformatted_20_Text"><text:s text:c="3"/># Download S3 dataset into memory</text:p>
      <text:p text:style-name="Preformatted_20_Text"><text:s text:c="3"/>mnist_buffer = io.BytesIO()</text:p>
      <text:p text:style-name="Preformatted_20_Text"><text:s text:c="3"/>mnist_obj = s3hook.get_key(bucket_name="[your-bucket]", key="mnist.pkl.gz")</text:p>
      <text:p text:style-name="Preformatted_20_Text"><text:s text:c="3"/>mnist_obj.download_fileobj(mnist_buffer)</text:p>
      <text:p text:style-name="Preformatted_20_Text"><text:s/></text:p>
      <text:p text:style-name="Preformatted_20_Text"><text:s text:c="3"/># Unpack gzip file, extract dataset, convert to dense tensor, upload back to S3</text:p>
      <text:p text:style-name="Preformatted_20_Text"><text:s text:c="3"/>mnist_buffer.seek(0)</text:p>
      <text:p text:style-name="Preformatted_20_Text"><text:s text:c="3"/>with gzip.GzipFile(fileobj=mnist_buffer, mode="rb") as f:</text:p>
      <text:p text:style-name="Preformatted_20_Text"><text:s text:c="7"/>train_set, _, _ = pickle.loads(f.read(), encoding="latin1")</text:p>
      <text:p text:style-name="Preformatted_20_Text"><text:s text:c="7"/>output_buffer = io.BytesIO()</text:p>
      <text:p text:style-name="Preformatted_20_Text"><text:s text:c="7"/>write_numpy_to_dense_tensor(file=output_buffer, array=train_set[0], labels=train_set[1])</text:p>
      <text:p text:style-name="Preformatted_20_Text"><text:s text:c="7"/>output_buffer.seek(0)</text:p>
      <text:p text:style-name="Preformatted_20_Text"><text:s text:c="7"/>s3hook.load_file_obj(output_buffer, key="mnist_data", bucket_name="[your-bucket]", replace=True)</text:p>
      <text:p text:style-name="Preformatted_20_Text"><text:s/></text:p>
      <text:p text:style-name="Preformatted_20_Text"><text:s/></text:p>
      <text:p text:style-name="Preformatted_20_Text"><text:soft-page-break/>extract_mnist_data = PythonOperator(</text:p>
      <text:p text:style-name="Preformatted_20_Text"><text:s text:c="3"/>task_id="extract_mnist_data", python_callable=_extract_mnist_data, dag=dag</text:p>
      <text:p text:style-name="Preformatted_20_Text">)</text:p>
      <text:p text:style-name="Preformatted_20_Text"><text:s/></text:p>
      <text:p text:style-name="Preformatted_20_Text">sagemaker_train_model = SageMakerTrainingOperator(</text:p>
      <text:p text:style-name="Preformatted_20_Text"><text:s text:c="3"/>task_id="sagemaker_train_model",</text:p>
      <text:p text:style-name="Preformatted_20_Text"><text:s text:c="3"/>config={</text:p>
      <text:p text:style-name="Preformatted_20_Text"><text:s text:c="7"/>"TrainingJobName": "mnistclassifier-{{ execution_date.strftime('%Y-%m-%d-%H-%M-%S') }}",</text:p>
      <text:p text:style-name="Preformatted_20_Text"><text:s text:c="7"/>"AlgorithmSpecification": {</text:p>
      <text:p text:style-name="Preformatted_20_Text"><text:s text:c="11"/>"TrainingImage": "438346466558.dkr.ecr.eu-west-1.amazonaws.com/kmeans:1",</text:p>
      <text:p text:style-name="Preformatted_20_Text"><text:s text:c="11"/>"TrainingInputMode": "File",</text:p>
      <text:p text:style-name="Preformatted_20_Text"><text:s text:c="7"/>},</text:p>
      <text:p text:style-name="Preformatted_20_Text"><text:s text:c="7"/>"HyperParameters": {"k": "10", "feature_dim": "784"},</text:p>
      <text:p text:style-name="Preformatted_20_Text"><text:s text:c="7"/>"InputDataConfig": [</text:p>
      <text:p text:style-name="Preformatted_20_Text"><text:s text:c="11"/>{</text:p>
      <text:p text:style-name="Preformatted_20_Text"><text:s text:c="15"/>"ChannelName": "train",</text:p>
      <text:p text:style-name="Preformatted_20_Text"><text:s text:c="15"/>"DataSource": {</text:p>
      <text:p text:style-name="Preformatted_20_Text"><text:s text:c="19"/>"S3DataSource": {</text:p>
      <text:p text:style-name="Preformatted_20_Text"><text:s text:c="23"/>"S3DataType": "S3Prefix",</text:p>
      <text:p text:style-name="Preformatted_20_Text"><text:s text:c="23"/>"S3Uri": "s3://[your-bucket]/mnist_data",</text:p>
      <text:p text:style-name="Preformatted_20_Text"><text:s text:c="23"/>"S3DataDistributionType": "FullyReplicated",</text:p>
      <text:p text:style-name="Preformatted_20_Text"><text:s text:c="19"/>}</text:p>
      <text:p text:style-name="Preformatted_20_Text"><text:s text:c="15"/>},</text:p>
      <text:p text:style-name="Preformatted_20_Text"><text:s text:c="11"/>}</text:p>
      <text:p text:style-name="Preformatted_20_Text"><text:s text:c="7"/>],</text:p>
      <text:p text:style-name="Preformatted_20_Text"><text:s text:c="7"/>"OutputDataConfig": {"S3OutputPath": "s3://[your-bucket]/mnistclassifier-output"},</text:p>
      <text:p text:style-name="Preformatted_20_Text"><text:s text:c="7"/>"ResourceConfig": {"InstanceType": "ml.c4.xlarge", "InstanceCount": 1, "VolumeSizeInGB": 10},</text:p>
      <text:p text:style-name="Preformatted_20_Text"><text:s text:c="7"/>"RoleArn": "arn:aws:iam::297623009465:role/service-role/AmazonSageMaker-ExecutionRole-20180905T153196",</text:p>
      <text:p text:style-name="Preformatted_20_Text"><text:s text:c="7"/>"StoppingCondition": {"MaxRuntimeInSeconds": 24 * 60 * 60},</text:p>
      <text:p text:style-name="Preformatted_20_Text"><text:s text:c="3"/>},</text:p>
      <text:p text:style-name="Preformatted_20_Text"><text:s text:c="3"/>wait_for_completion=True,</text:p>
      <text:p text:style-name="Preformatted_20_Text"><text:s text:c="3"/>print_log=True,</text:p>
      <text:p text:style-name="Preformatted_20_Text"><text:s text:c="3"/>check_interval=10,</text:p>
      <text:p text:style-name="Preformatted_20_Text"><text:s text:c="3"/>dag=dag,</text:p>
      <text:p text:style-name="Preformatted_20_Text">)</text:p>
      <text:p text:style-name="Preformatted_20_Text"><text:s/></text:p>
      <text:p text:style-name="Preformatted_20_Text">sagemaker_deploy_model = SageMakerEndpointOperator(</text:p>
      <text:p text:style-name="Preformatted_20_Text"><text:s text:c="3"/>task_id="sagemaker_deploy_model",</text:p>
      <text:p text:style-name="Preformatted_20_Text"><text:s text:c="3"/>wait_for_completion=True,</text:p>
      <text:p text:style-name="Preformatted_20_Text"><text:s text:c="3"/>config={</text:p>
      <text:p text:style-name="Preformatted_20_Text"><text:s text:c="7"/>"Model": {</text:p>
      <text:p text:style-name="Preformatted_20_Text"><text:s text:c="11"/>"ModelName": "mnistclassifier-{{ execution_date.strftime('%Y-%m-%d-%H-%M-%S') }}",</text:p>
      <text:p text:style-name="Preformatted_20_Text"><text:s text:c="11"/>"PrimaryContainer": {</text:p>
      <text:p text:style-name="Preformatted_20_Text"><text:s text:c="15"/>"Image": "438346466558.dkr.ecr.eu-west-1.amazonaws.com/kmeans:1",</text:p>
      <text:p text:style-name="Preformatted_20_Text"><text:s text:c="15"/>"ModelDataUrl": (</text:p>
      <text:p text:style-name="Preformatted_20_Text"><text:s text:c="19"/>"s3://[your-bucket]/mnistclassifier-output/"</text:p>
      <text:p text:style-name="Preformatted_20_Text"><text:s text:c="19"/>+ "mnistclassifier-{{ execution_date.strftime('%Y-%m-%d-%H-%M-%S') }}/"</text:p>
      <text:p text:style-name="Preformatted_20_Text"><text:s text:c="19"/>"output/model.tar.gz"</text:p>
      <text:p text:style-name="Preformatted_20_Text"><text:s text:c="15"/>), <text:s/># this will link the model and the training job</text:p>
      <text:p text:style-name="Preformatted_20_Text"><text:s text:c="11"/>},</text:p>
      <text:p text:style-name="Preformatted_20_Text"><text:s text:c="11"/>"ExecutionRoleArn": "arn:aws:iam::297623009465:role/service-role/AmazonSageMaker-ExecutionRole-20180905T153196",</text:p>
      <text:p text:style-name="Preformatted_20_Text"><text:s text:c="7"/>},</text:p>
      <text:p text:style-name="Preformatted_20_Text"><text:s text:c="7"/>"EndpointConfig": {</text:p>
      <text:p text:style-name="Preformatted_20_Text"><text:s text:c="11"/>"EndpointConfigName": "mnistclassifier-{{ execution_date.strftime('%Y-%m-%d-%H-%M-%S') }}",</text:p>
      <text:p text:style-name="Preformatted_20_Text"><text:soft-page-break/><text:s text:c="11"/>"ProductionVariants": [</text:p>
      <text:p text:style-name="Preformatted_20_Text"><text:s text:c="15"/>{</text:p>
      <text:p text:style-name="Preformatted_20_Text"><text:s text:c="19"/>"InitialInstanceCount": 1,</text:p>
      <text:p text:style-name="Preformatted_20_Text"><text:s text:c="19"/>"InstanceType": "ml.t2.medium",</text:p>
      <text:p text:style-name="Preformatted_20_Text"><text:s text:c="19"/>"ModelName": "mnistclassifier",</text:p>
      <text:p text:style-name="Preformatted_20_Text"><text:s text:c="19"/>"VariantName": "AllTraffic",</text:p>
      <text:p text:style-name="Preformatted_20_Text"><text:s text:c="15"/>}</text:p>
      <text:p text:style-name="Preformatted_20_Text"><text:s text:c="11"/>],</text:p>
      <text:p text:style-name="Preformatted_20_Text"><text:s text:c="7"/>},</text:p>
      <text:p text:style-name="Preformatted_20_Text"><text:s text:c="7"/>"Endpoint": {</text:p>
      <text:p text:style-name="Preformatted_20_Text"><text:s text:c="11"/>"EndpointConfigName": "mnistclassifier-{{ execution_date.strftime('%Y-%m-%d-%H-%M-%S') }}",</text:p>
      <text:p text:style-name="Preformatted_20_Text"><text:s text:c="11"/>"EndpointName": "mnistclassifier",</text:p>
      <text:p text:style-name="Preformatted_20_Text"><text:s text:c="7"/>},</text:p>
      <text:p text:style-name="Preformatted_20_Text"><text:s text:c="3"/>},</text:p>
      <text:p text:style-name="Preformatted_20_Text"><text:s text:c="3"/>dag=dag,</text:p>
      <text:p text:style-name="Preformatted_20_Text">)</text:p>
      <text:p text:style-name="Preformatted_20_Text"><text:s/></text:p>
      <text:p text:style-name="Preformatted_20_Text">download_mnist_data &gt;&gt; extract_mnist_data &gt;&gt; sagemaker_train_model &gt;&gt; sagemaker_deploy_model</text:p>
      <text:p text:style-name="Preformatted_20_Text"/>
      <text:p text:style-name="Preformatted_20_Text">copy</text:p>
      <text:p text:style-name="Preformatted_20_Text"/>
      <text:p text:style-name="Preformatted_20_Text">#A The S3CopyObjectOperator copies objects between two S3 locations</text:p>
      <text:p text:style-name="Preformatted_20_Text"/>
      <text:p text:style-name="Preformatted_20_Text">#B Sometimes your desired functionality is not supported by any operator and you have to implement it yourself and call with the PythonOperator</text:p>
      <text:p text:style-name="Preformatted_20_Text"/>
      <text:p text:style-name="Preformatted_20_Text">#C We can use the S3Hook for operations on S3</text:p>
      <text:p text:style-name="Preformatted_20_Text"/>
      <text:p text:style-name="Preformatted_20_Text">#D Download the S3 object</text:p>
      <text:p text:style-name="Preformatted_20_Text"/>
      <text:p text:style-name="Preformatted_20_Text">#E Upload the extracted data back to S3</text:p>
      <text:p text:style-name="Preformatted_20_Text"/>
      <text:p text:style-name="Preformatted_20_Text">#F The SageMakerTrainingOperator creates a SageMaker training job</text:p>
      <text:p text:style-name="Preformatted_20_Text"/>
      <text:p text:style-name="Preformatted_20_Text">#G The config is a JSON holding the training job configuration</text:p>
      <text:p text:style-name="Preformatted_20_Text"/>
      <text:p text:style-name="Preformatted_20_Text">#H The operator conveniently waits until the training job is completed and prints CloudWatch logs while training</text:p>
      <text:p text:style-name="Preformatted_20_Text"/>
      <text:p text:style-name="Preformatted_20_Text">#I The SageMakerEndpointOperator deploys the trained model behind which makes it available behind an HTTP endpoint</text:p>
      <text:p text:style-name="Preformatted_20_Text"/>
      <text:p text:style-name="Preformatted_20_Text">With external services, the complexity often does not lie within Airflow but with ensuring the correct integration of various components in your pipeline. There’s quite a lot of configuration involved with SageMaker, so let’s break down the tasks piece by piece:</text:p>
      <text:p text:style-name="Preformatted_20_Text">Listing 7.3 Copying data between two S3 buckets</text:p>
      <text:p text:style-name="Preformatted_20_Text"/>
      <text:p text:style-name="Preformatted_20_Text">download_mnist_data = S3CopyObjectOperator(</text:p>
      <text:p text:style-name="Preformatted_20_Text"><text:s text:c="3"/>task_id="download_mnist_data",</text:p>
      <text:p text:style-name="Preformatted_20_Text"><text:s text:c="3"/>source_bucket_name="sagemaker-sample-data-eu-west-1",</text:p>
      <text:p text:style-name="Preformatted_20_Text"><text:s text:c="3"/>source_bucket_key="algorithms/kmeans/mnist/mnist.pkl.gz",</text:p>
      <text:p text:style-name="Preformatted_20_Text"><text:s text:c="3"/>dest_bucket_name="[your-bucket]",</text:p>
      <text:p text:style-name="Preformatted_20_Text"><text:s text:c="3"/>dest_bucket_key="mnist.pkl.gz",</text:p>
      <text:p text:style-name="Preformatted_20_Text"><text:s text:c="3"/>dag=dag,</text:p>
      <text:p text:style-name="Preformatted_20_Text">)</text:p>
      <text:p text:style-name="Preformatted_20_Text"/>
      <text:p text:style-name="Preformatted_20_Text">copy</text:p>
      <text:p text:style-name="Preformatted_20_Text"/>
      <text:p text:style-name="Preformatted_20_Text">After initializing the DAG, the first task copies the MNIST dataset from a public bucket to our own bucket. We store it in our own bucket for further processing. The S3CopyObjectOperator asks for both the bucket and object name on <text:soft-page-break/>the source and destination and will copy the selected object for you. So while developing, how do we verify this works correctly, without first coding the full pipeline and keeping fingers crossed to see if it works in production?</text:p>
      <text:p text:style-name="Preformatted_20_Text">7.1.3 <text:s text:c="2"/>Developing locally with external systems</text:p>
      <text:p text:style-name="Preformatted_20_Text"/>
      <text:p text:style-name="Preformatted_20_Text">Specifically for AWS, if you have access to the cloud resources from your development machine with an access key, you can run Airflow tasks locally. With the help of the CLI command airflow tasks test, we can run a single task for a given execution date. Since the download_mnist_data task doesn’t use the execution date, it doesn’t matter what value we provide. However, say the dest_bucket_key was given as "mnist-{{ ds }}.pkl.gz", then we’d have to think wisely about what execution date we test with. From your command line:</text:p>
      <text:p text:style-name="Preformatted_20_Text"/>
      <text:p text:style-name="Preformatted_20_Text">Add secrets in ~/.aws/credentials:</text:p>
      <text:p text:style-name="Preformatted_20_Text">[myaws]</text:p>
      <text:p text:style-name="Preformatted_20_Text">aws_access_key_id=AKIAEXAMPLE123456789</text:p>
      <text:p text:style-name="Preformatted_20_Text">aws_secret_access_key=supersecretaccesskeydonotshare!123456789</text:p>
      <text:p text:style-name="Preformatted_20_Text"/>
      <text:p text:style-name="Preformatted_20_Text">copy</text:p>
      <text:p text:style-name="Preformatted_20_Text"/>
      <text:p text:style-name="Preformatted_20_Text"><text:s text:c="4"/>export AWS_PROFILE=myaws</text:p>
      <text:p text:style-name="Preformatted_20_Text"><text:s text:c="4"/>export AWS_DEFAULT_REGION=eu-west-1</text:p>
      <text:p text:style-name="Preformatted_20_Text"><text:s text:c="4"/>export AIRFLOW_HOME=[your project dir]</text:p>
      <text:p text:style-name="Preformatted_20_Text"><text:s text:c="4"/>airflow db init</text:p>
      <text:p text:style-name="Preformatted_20_Text"><text:s text:c="4"/>airflow tasks test chapter7_aws_handwritten_digits_classifier download_mnist_data 2020-01-01</text:p>
      <text:p text:style-name="Preformatted_20_Text"/>
      <text:p text:style-name="Preformatted_20_Text">Will run the task download_mnist_data and display logs:</text:p>
      <text:p text:style-name="Preformatted_20_Text">Listing 7.4 Verifying a task manually with airflow tasks test</text:p>
      <text:p text:style-name="Preformatted_20_Text"/>
      <text:p text:style-name="Preformatted_20_Text">$ airflow tasks test chapter7_aws_handwritten_digits_classifier download_mnist_data 2019-01-01</text:p>
      <text:p text:style-name="Preformatted_20_Text"><text:s/></text:p>
      <text:p text:style-name="Preformatted_20_Text">[2020-02-08 12:04:35,836] {__init__.py:51} INFO - Using executor SequentialExecutor</text:p>
      <text:p text:style-name="Preformatted_20_Text">[2020-02-08 12:04:35,837] {dagbag.py:403} INFO - Filling up the DagBag from .../dags</text:p>
      <text:p text:style-name="Preformatted_20_Text">[2020-02-08 12:04:36,821] {taskinstance.py:655} INFO - Dependencies all met for &lt;TaskInstance: chapter7_aws_handwritten_digits_classifier.download_mnist_data 2019-01-01T00:00:00+00:00 [None]&gt;</text:p>
      <text:p text:style-name="Preformatted_20_Text">--------------------------------------------------------------------------------</text:p>
      <text:p text:style-name="Preformatted_20_Text">[2020-02-08 12:04:36,821] {taskinstance.py:867} INFO - Starting attempt 1 of 1</text:p>
      <text:p text:style-name="Preformatted_20_Text">--------------------------------------------------------------------------------</text:p>
      <text:p text:style-name="Preformatted_20_Text">[2020-02-08 12:04:36,822] {taskinstance.py:887} INFO - Executing &lt;Task(PythonOperator): download_mnist_data&gt; on 2019-01-01T00:00:00+00:00</text:p>
      <text:p text:style-name="Preformatted_20_Text">[2020-02-08 12:04:37,163] {credentials.py:1196} INFO - Found credentials in shared credentials file: ~/.aws/credentials</text:p>
      <text:p text:style-name="Preformatted_20_Text">[2020-02-08 12:05:41,623] {python_operator.py:114} INFO - Done. Returned value was: None</text:p>
      <text:p text:style-name="Preformatted_20_Text">[2020-02-08 12:05:41,631] {taskinstance.py:1048} INFO - Marking task as SUCCESS.dag_id=chapter7_aws_handwritten_digits_classifier, task_id=download_mnist_data, execution_date=20190101T000000, start_date=20200208T110436, end_date=20200208T110541</text:p>
      <text:p text:style-name="Preformatted_20_Text"/>
      <text:p text:style-name="Preformatted_20_Text">copy</text:p>
      <text:p text:style-name="Preformatted_20_Text"/>
      <text:p text:style-name="Preformatted_20_Text">After this, we can see the data was copied into our own bucket:</text:p>
      <text:p text:style-name="Preformatted_20_Text">Figure 7.6 After running the task locally with airflow tasks test, the data is copied to our own AWS S3 bucket.</text:p>
      <text:p text:style-name="Preformatted_20_Text"/>
      <text:p text:style-name="Preformatted_20_Text">So what just happened? We configured the AWS credentials to allow us to access the cloud resources from our local machine. While this is specific to AWS, similar authentication methods apply to GCP and Azure. The AWS boto3 client used internally in Airflow operators will search in various places for credentials, <text:soft-page-break/>on the machine where a task is run. Above, we set the AWS_PROFILE environment variable which the boto3 client picks up for authentication. After this, we set another environment variable AIRFLOW_HOME. This is the location where Airflow will store logs and such. Inside this directory, Airflow will search for a /dags directory. If that happens to live elsewhere, you can point Airflow there with another environment variable AIRFLOW__CORE__DAGS_FOLDER.</text:p>
      <text:p text:style-name="Preformatted_20_Text"/>
      <text:p text:style-name="Preformatted_20_Text">Next, we run airflow db init. Before doing this, ensure you either have not set AIRFLOW__CORE__SQL_ALCHEMY_CONN (a URI that points to a database for storing all state), or set it to a database URI for specifically testing purposes. Without AIRFLOW__CORE__SQL_ALCHEMY_CONN set, airflow db init initializes a local SQLite database (a single file, no configuration required, database) inside AIRFLOW_HOME[28]. airflow tasks test exists for running and verifying a single task and does not record any state in the database, however it does require a database for storing logs, and therefore we must initialize one with airflow db init.</text:p>
      <text:p text:style-name="Preformatted_20_Text"/>
      <text:p text:style-name="Preformatted_20_Text">After all this, we can run the task from the command line with airflow tasks test chapter7_aws_handwritten_digits_classifier extract_mnist_data 2020-01-01. After we’ve copied the file to our own S3 bucket, we need to transform it into a format the SageMaker KMeans model expects, which is the RecordIO format[29]:</text:p>
      <text:p text:style-name="Preformatted_20_Text">Listing 7.5 Transforming MNIST data to RecordIO format for the SageMaker KMeans model</text:p>
      <text:p text:style-name="Preformatted_20_Text"/>
      <text:p text:style-name="Preformatted_20_Text">import gzip</text:p>
      <text:p text:style-name="Preformatted_20_Text">import io</text:p>
      <text:p text:style-name="Preformatted_20_Text">import pickle</text:p>
      <text:p text:style-name="Preformatted_20_Text"><text:s/></text:p>
      <text:p text:style-name="Preformatted_20_Text">from airflow.operators.python import PythonOperator</text:p>
      <text:p text:style-name="Preformatted_20_Text">from airflow.providers.amazon.aws.hooks.s3 import S3Hook</text:p>
      <text:p text:style-name="Preformatted_20_Text">from sagemaker.amazon.common import write_numpy_to_dense_tensor</text:p>
      <text:p text:style-name="Preformatted_20_Text"><text:s/></text:p>
      <text:p text:style-name="Preformatted_20_Text"><text:s/></text:p>
      <text:p text:style-name="Preformatted_20_Text">def _extract_mnist_data():</text:p>
      <text:p text:style-name="Preformatted_20_Text"><text:s text:c="3"/>s3hook = S3Hook()</text:p>
      <text:p text:style-name="Preformatted_20_Text"><text:s/></text:p>
      <text:p text:style-name="Preformatted_20_Text"><text:s text:c="3"/># Download S3 dataset into memory</text:p>
      <text:p text:style-name="Preformatted_20_Text"><text:s text:c="3"/>mnist_buffer = io.BytesIO()</text:p>
      <text:p text:style-name="Preformatted_20_Text"><text:s text:c="3"/>mnist_obj = s3hook.get_key(bucket_name="your-bucket", key="mnist.pkl.gz")</text:p>
      <text:p text:style-name="Preformatted_20_Text"><text:s text:c="3"/>mnist_obj.download_fileobj(mnist_buffer)</text:p>
      <text:p text:style-name="Preformatted_20_Text"><text:s/></text:p>
      <text:p text:style-name="Preformatted_20_Text"><text:s text:c="3"/># Unpack gzip file, extract dataset, convert to dense tensor, upload back to S3</text:p>
      <text:p text:style-name="Preformatted_20_Text"><text:s text:c="3"/>mnist_buffer.seek(0)</text:p>
      <text:p text:style-name="Preformatted_20_Text"><text:s text:c="3"/>with gzip.GzipFile(fileobj=mnist_buffer, mode="rb") as f:</text:p>
      <text:p text:style-name="Preformatted_20_Text"><text:s text:c="7"/>train_set, _, _ = pickle.loads(f.read(), encoding="latin1")</text:p>
      <text:p text:style-name="Preformatted_20_Text"><text:s text:c="7"/>output_buffer = io.BytesIO()</text:p>
      <text:p text:style-name="Preformatted_20_Text"><text:s text:c="7"/>write_numpy_to_dense_tensor(file=output_buffer, array=train_set[0], labels=train_set[1])</text:p>
      <text:p text:style-name="Preformatted_20_Text"><text:s text:c="7"/>output_buffer.seek(0)</text:p>
      <text:p text:style-name="Preformatted_20_Text"><text:s text:c="7"/>s3hook.load_file_obj(output_buffer, key="mnist_data", bucket_name="your-bucket", replace=True)</text:p>
      <text:p text:style-name="Preformatted_20_Text"><text:s/></text:p>
      <text:p text:style-name="Preformatted_20_Text"><text:s/></text:p>
      <text:p text:style-name="Preformatted_20_Text">extract_mnist_data = PythonOperator(</text:p>
      <text:p text:style-name="Preformatted_20_Text"><text:s text:c="3"/>task_id="extract_mnist_data", python_callable=_extract_mnist_data, dag=dag</text:p>
      <text:p text:style-name="Preformatted_20_Text">)</text:p>
      <text:p text:style-name="Preformatted_20_Text"/>
      <text:p text:style-name="Preformatted_20_Text">copy</text:p>
      <text:p text:style-name="Preformatted_20_Text"/>
      <text:p text:style-name="Preformatted_20_Text">#A Initialize S3Hook to communicate with S3</text:p>
      <text:p text:style-name="Preformatted_20_Text"/>
      <text:p text:style-name="Preformatted_20_Text">#B Download data into in-memory binary stream</text:p>
      <text:p text:style-name="Preformatted_20_Text"/>
      <text:p text:style-name="Preformatted_20_Text"><text:soft-page-break/>#C Unzip and unpickle</text:p>
      <text:p text:style-name="Preformatted_20_Text"/>
      <text:p text:style-name="Preformatted_20_Text">#D Convert Numpy array to RecordIO records</text:p>
      <text:p text:style-name="Preformatted_20_Text"/>
      <text:p text:style-name="Preformatted_20_Text">#E Upload result to S3</text:p>
      <text:p text:style-name="Preformatted_20_Text"/>
      <text:p text:style-name="Preformatted_20_Text">Airflow in itself is a general-purpose orchestration framework with a manageable set of features to learn. However, working in the data field often takes time and experience to know about all technologies, and to know which dots to connect in which way. You never develop Airflow alone; oftentimes you’re connecting to other systems and reading the documentation for that specific system. While Airflow will trigger the job for such a task, the difficulty in developing a data pipeline often lies outside Airflow, and with the system that you’re communicating with. While this book focuses solely on Airflow, due to the nature of working with other data-processing tools, we try to demonstrate via these examples what it’s like to develop a data pipeline.</text:p>
      <text:p text:style-name="Preformatted_20_Text"/>
      <text:p text:style-name="Preformatted_20_Text">For the task above, there is no existing functionality in Airflow for downloading data, extracting, transforming, and uploading the result back to S3. Therefore we must implement our own function. The function downloads the data into an in-memory binary stream (io.BytesIO) so that the data is never stored in a file on the filesystem so that no remaining files are left after the task. The MNIST dataset is small (15MB), and will therefore run fine on any machine. However, think wisely about the implementation, for larger data it might be wise to opt for storing the data on disk and processing in chunks.</text:p>
      <text:p text:style-name="Preformatted_20_Text"/>
      <text:p text:style-name="Preformatted_20_Text">Similarly, this task can also be run/tested locally with:</text:p>
      <text:p text:style-name="Preformatted_20_Text"/>
      <text:p text:style-name="Preformatted_20_Text">airflow tasks test chapter7_aws_handwritten_digits_classifier extract_mnist_data 2020-01-01</text:p>
      <text:p text:style-name="Preformatted_20_Text"/>
      <text:p text:style-name="Preformatted_20_Text">copy</text:p>
      <text:p text:style-name="Preformatted_20_Text"/>
      <text:p text:style-name="Preformatted_20_Text">Once completed, the data will be visible in S3:</text:p>
      <text:p text:style-name="Preformatted_20_Text">Figure 7.7 Gzipped and pickled data was read and transformed into a usable format.</text:p>
      <text:p text:style-name="Preformatted_20_Text"/>
      <text:p text:style-name="Preformatted_20_Text">The next two tasks train and deploy the SageMaker model. The SageMaker-operators take a config argument, which entails configuration specific to SageMaker and out of scope for this book. Let’s focus on the other arguments:</text:p>
      <text:p text:style-name="Preformatted_20_Text">Listing 7.6 Training an AWS SageMaker model</text:p>
      <text:p text:style-name="Preformatted_20_Text"/>
      <text:p text:style-name="Preformatted_20_Text">sagemaker_train_model = SageMakerTrainingOperator(</text:p>
      <text:p text:style-name="Preformatted_20_Text"><text:s text:c="3"/>task_id="sagemaker_train_model",</text:p>
      <text:p text:style-name="Preformatted_20_Text"><text:s text:c="3"/>config={</text:p>
      <text:p text:style-name="Preformatted_20_Text"><text:s text:c="6"/>"TrainingJobName": "mnistclassifier-{{ execution_date.strftime('%Y-%m-%d-%H-%M-%S') }}",</text:p>
      <text:p text:style-name="Preformatted_20_Text"><text:s text:c="6"/>...</text:p>
      <text:p text:style-name="Preformatted_20_Text"><text:s text:c="3"/>},</text:p>
      <text:p text:style-name="Preformatted_20_Text"><text:s text:c="3"/>wait_for_completion=True,</text:p>
      <text:p text:style-name="Preformatted_20_Text"><text:s text:c="3"/>print_log=True,</text:p>
      <text:p text:style-name="Preformatted_20_Text"><text:s text:c="3"/>check_interval=10,</text:p>
      <text:p text:style-name="Preformatted_20_Text"><text:s text:c="3"/>dag=dag,</text:p>
      <text:p text:style-name="Preformatted_20_Text">)</text:p>
      <text:p text:style-name="Preformatted_20_Text"/>
      <text:p text:style-name="Preformatted_20_Text">copy</text:p>
      <text:p text:style-name="Preformatted_20_Text"/>
      <text:p text:style-name="Preformatted_20_Text">Many of the details in config are specific to SageMaker and can be discovered by reading the SageMaker documentation. Two lessons applicable to working with any external system can be made though.</text:p>
      <text:p text:style-name="Preformatted_20_Text"/>
      <text:p text:style-name="Preformatted_20_Text">First, the TrainingJobName is restricted by AWS to be unique within an AWS account and region. Running this operator with the same TrainingJobName twice will return an error. Say we provided a fixed value “mnistclassifier” to the <text:soft-page-break/>TrainingJobName, running it a second time would result in failure:</text:p>
      <text:p text:style-name="Preformatted_20_Text"/>
      <text:p text:style-name="Preformatted_20_Text">botocore.errorfactory.ResourceInUse: An error occurred (ResourceInUse) when calling the CreateTrainingJob operation: Training job names must be unique within an AWS account and region, and a training job with this name already exists (arn:aws:sagemaker:eu-west-1:[account]:training-job/mnistclassifier)</text:p>
      <text:p text:style-name="Preformatted_20_Text"/>
      <text:p text:style-name="Preformatted_20_Text">copy</text:p>
      <text:p text:style-name="Preformatted_20_Text"/>
      <text:p text:style-name="Preformatted_20_Text">The config argument is template-able and hence if you plan to re-train your model periodically, you must provide it a unique TrainingJobName, which we can do by templating it with the execution_date. This way we ensure our task is idempotent and existing training jobs do not result in conflicting names.</text:p>
      <text:p text:style-name="Preformatted_20_Text"/>
      <text:p text:style-name="Preformatted_20_Text">Second, note the arguments “wait_for_completion” and “check_interval”. If wait_for_completion would be set to False, the command would simply be a “fire and forget” (that’s how the boto3 client works), AWS would start a training job, but we’d never know if the training job completes successfully. Therefore all SageMaker operators wait (default wait_for_completion=True) for the given task to complete. Internally, the operators poll every X seconds, checking if the job is still running. This ensures our Airflow tasks only complete once done. If you have downstream tasks and want to assure the correct behavior and order of your pipeline, you’d want to wait for completion.</text:p>
      <text:p text:style-name="Preformatted_20_Text">Figure 7.8 The SageMaker operators only succeed once the job is completed successfully in AWS.</text:p>
      <text:p text:style-name="Preformatted_20_Text"/>
      <text:p text:style-name="Preformatted_20_Text">Once the full pipeline is complete, we have successfully deployed a SageMaker model and endpoint to expose it:</text:p>
      <text:p text:style-name="Preformatted_20_Text">Figure 7.9 In the SageMaker model menu, we can see the model was deployed and the endpoint is operational.</text:p>
      <text:p text:style-name="Preformatted_20_Text"/>
      <text:p text:style-name="Preformatted_20_Text">However, in AWS, a SageMaker endpoint is not exposed to the outside world. It is accessible via the AWS APIs, but not via e.g. a world-wide accessible HTTP endpoint. Of course, to complete the data pipeline we’d like to have a nice interface or API to feed handwritten digits and receive a result. In AWS, in order to make it accessible to the internet, we could deploy a Lambda[30] to trigger the SageMaker endpoint and an API Gateway[31] to create an HTTP endpoint, forwarding requests to the Lambda[32]. So why not integrate it into our pipeline?</text:p>
      <text:p text:style-name="Preformatted_20_Text">Figure 7.10 The handwritten digit classifier exists of more components than just the Airflow pipeline.</text:p>
      <text:p text:style-name="Preformatted_20_Text"/>
      <text:p text:style-name="Preformatted_20_Text">The reason for not deploying infrastructure is the fact the Lambda &amp; API Gateway will be deployed once-off, not periodically. They operate in the online stage of the model, and therefore these components are better deployed as part of a CI/CD pipeline. For sake of completeness, the API can be implemented with Chalice:</text:p>
      <text:p text:style-name="Preformatted_20_Text">Listing 7.7 An example user-facing API using AWS Chalice</text:p>
      <text:p text:style-name="Preformatted_20_Text"/>
      <text:p text:style-name="Preformatted_20_Text">import json</text:p>
      <text:p text:style-name="Preformatted_20_Text">from io import BytesIO</text:p>
      <text:p text:style-name="Preformatted_20_Text"><text:s/></text:p>
      <text:p text:style-name="Preformatted_20_Text">import boto3</text:p>
      <text:p text:style-name="Preformatted_20_Text">import numpy as np</text:p>
      <text:p text:style-name="Preformatted_20_Text">from PIL import Image</text:p>
      <text:p text:style-name="Preformatted_20_Text">from chalice import Chalice, Response</text:p>
      <text:p text:style-name="Preformatted_20_Text">from sagemaker.amazon.common import numpy_to_record_serializer</text:p>
      <text:p text:style-name="Preformatted_20_Text"><text:s/></text:p>
      <text:p text:style-name="Preformatted_20_Text">app = Chalice(app_name="number-classifier")</text:p>
      <text:p text:style-name="Preformatted_20_Text"><text:s/></text:p>
      <text:p text:style-name="Preformatted_20_Text"><text:s/></text:p>
      <text:p text:style-name="Preformatted_20_Text">@app.route("/", methods=["POST"], content_types=["image/jpeg"])</text:p>
      <text:p text:style-name="Preformatted_20_Text">def predict():</text:p>
      <text:p text:style-name="Preformatted_20_Text"><text:s text:c="3"/>"""</text:p>
      <text:p text:style-name="Preformatted_20_Text"><text:s text:c="3"/>Provide this endpoint an image in jpeg format.</text:p>
      <text:p text:style-name="Preformatted_20_Text"><text:soft-page-break/><text:s text:c="3"/>The image should be equal in size to the training images (28x28).</text:p>
      <text:p text:style-name="Preformatted_20_Text"><text:s text:c="3"/>"""</text:p>
      <text:p text:style-name="Preformatted_20_Text"><text:s text:c="3"/>img = Image.open(BytesIO(app.current_request.raw_body)).convert("L") #A</text:p>
      <text:p text:style-name="Preformatted_20_Text"><text:s text:c="3"/>img_arr = np.array(img, dtype=np.float32) #A</text:p>
      <text:p text:style-name="Preformatted_20_Text"><text:s text:c="3"/>runtime = boto3.Session().client(service_name="sagemaker-runtime", region_name="eu-west-1")</text:p>
      <text:p text:style-name="Preformatted_20_Text"><text:s text:c="3"/>response = runtime.invoke_endpoint( #B</text:p>
      <text:p text:style-name="Preformatted_20_Text"><text:s text:c="7"/>EndpointName="mnistclassifier",</text:p>
      <text:p text:style-name="Preformatted_20_Text"><text:s text:c="7"/>ContentType="application/x-recordio-protobuf",</text:p>
      <text:p text:style-name="Preformatted_20_Text"><text:s text:c="7"/>Body=numpy_to_record_serializer()(img_arr.flatten()),</text:p>
      <text:p text:style-name="Preformatted_20_Text"><text:s text:c="3"/>)</text:p>
      <text:p text:style-name="Preformatted_20_Text"><text:s text:c="3"/>result = json.loads(response["Body"].read().decode("utf-8")) #C</text:p>
      <text:p text:style-name="Preformatted_20_Text"><text:s text:c="3"/>return Response(result, status_code=200, headers={"Content-Type": "application/json"})</text:p>
      <text:p text:style-name="Preformatted_20_Text"/>
      <text:p text:style-name="Preformatted_20_Text">copy</text:p>
      <text:p text:style-name="Preformatted_20_Text"/>
      <text:p text:style-name="Preformatted_20_Text">#A Convert input image to grayscale numpy array</text:p>
      <text:p text:style-name="Preformatted_20_Text"/>
      <text:p text:style-name="Preformatted_20_Text">#B Invoke the SageMaker endpoint deployed by the Airflow DAG</text:p>
      <text:p text:style-name="Preformatted_20_Text"/>
      <text:p text:style-name="Preformatted_20_Text">#C The SageMaker response is returned as bytes</text:p>
      <text:p text:style-name="Preformatted_20_Text"/>
      <text:p text:style-name="Preformatted_20_Text">The API holds one single endpoint which accepts a JPEG image:</text:p>
      <text:p text:style-name="Preformatted_20_Text">Listing 7.8 Classifying a handwritten image by submitting it to the API</text:p>
      <text:p text:style-name="Preformatted_20_Text"/>
      <text:p text:style-name="Preformatted_20_Text">curl --request POST \</text:p>
      <text:p text:style-name="Preformatted_20_Text"><text:s text:c="2"/>--url http://localhost:8000/ \</text:p>
      <text:p text:style-name="Preformatted_20_Text"><text:s text:c="2"/>--header 'content-type: image/jpeg' \</text:p>
      <text:p text:style-name="Preformatted_20_Text"><text:s text:c="2"/>--data-binary @'/path/to/image.jpeg'</text:p>
      <text:p text:style-name="Preformatted_20_Text"/>
      <text:p text:style-name="Preformatted_20_Text">copy</text:p>
      <text:p text:style-name="Preformatted_20_Text"/>
      <text:p text:style-name="Preformatted_20_Text">And the result if trained correctly:</text:p>
      <text:p text:style-name="Preformatted_20_Text">Figure 7.11 Example API input and output. A real product could display a nice UI for uploading images and displaying the predicted number.</text:p>
      <text:p text:style-name="Preformatted_20_Text"/>
      <text:p text:style-name="Preformatted_20_Text">The API transforms the given image into RecordIO format, just like the SageMaker model was trained on. The RecordIO object is then forwarded to the SageMaker endpoint deployed by the Airflow pipeline, and finally returns a prediction for the given image.</text:p>
      <text:p text:style-name="Preformatted_20_Text">7.2 <text:s text:c="5"/>Moving data from between systems</text:p>
      <text:p text:style-name="Preformatted_20_Text"/>
      <text:p text:style-name="Preformatted_20_Text">A classic use case for Airflow is a periodic ETL job, where data is downloaded daily and transformed elsewhere. Such a job is often for analytical purposes, where data is exported from a production database and stored elsewhere for processing later. The production database is most often (depending on the data model) not capable of returning historical data (e.g., the state of the database as it was one month ago). Therefore, a periodic export is often made and stored for later processing. Historic data dumps will often grow your storage requirements quickly and require distributed processing to crunch all data. In this section, let’s see how to orchestrate such a task with Airflow.</text:p>
      <text:p text:style-name="Preformatted_20_Text"/>
      <text:p text:style-name="Preformatted_20_Text">Together with this book, we developed a GitHub repository with code examples. It contains a Docker Compose file for deploying and running the next use case, where we extract Airbnb listings data and process it in a Docker container with Pandas. In a large-scale data processing job, the Docker container could be replaced by a Spark job, which distributes the work over multiple machines. The Docker Compose file contains:</text:p>
      <text:p text:style-name="Preformatted_20_Text"/>
      <text:p text:style-name="Preformatted_20_Text"><text:s text:c="4"/>One Postgres container holding the Airbnb Amsterdam listings.</text:p>
      <text:p text:style-name="Preformatted_20_Text"><text:s text:c="4"/>One AWS S3-API-compatible container. Since there is AWS S3-in-Docker, we created a MinIO container (AWS S3 API compatible object storage) for reading/writing data.</text:p>
      <text:p text:style-name="Preformatted_20_Text"><text:soft-page-break/><text:s text:c="4"/>And one Airflow container.</text:p>
      <text:p text:style-name="Preformatted_20_Text"/>
      <text:p text:style-name="Preformatted_20_Text">Visually, the flow will look as follows:</text:p>
      <text:p text:style-name="Preformatted_20_Text">Figure 7.12 Airflow managing jobs moving data between various systems</text:p>
      <text:p text:style-name="Preformatted_20_Text"/>
      <text:p text:style-name="Preformatted_20_Text">Airflow acts as the “spider in the web”, starting and managing jobs, ensuring all finish successfully in the correct order, failing the pipeline if not.</text:p>
      <text:p text:style-name="Preformatted_20_Text"/>
      <text:p text:style-name="Preformatted_20_Text">The Postgres container is a custom-built Postgres image holding a database filled with Inside Airbnb data, available on Docker Hub as airflowbook/insideairbnb. The database holds one single table named “listings” which contains records of Airbnb places in Amsterdam listed on Airbnb between April 2015 and December 2019.</text:p>
      <text:p text:style-name="Preformatted_20_Text">Figure 7.13 Table structure of example inside-airbnb database</text:p>
      <text:p text:style-name="Preformatted_20_Text"/>
      <text:p text:style-name="Preformatted_20_Text">Now let’s try to query the database and export data to S3. From there we will read and process the data with Pandas.</text:p>
      <text:p text:style-name="Preformatted_20_Text"/>
      <text:p text:style-name="Preformatted_20_Text">One common task an Airflow pipeline deals with is transferring data from system A to system B, possible with a transformation in between. For example; querying a MySQL database and storing the result on Google Cloud Storage, copying data from an SFTP server to your data lake on AWS S3, or calling an HTTP REST API and storing the output. All these operations have one thing in common, namely, they deal with two systems. One for the input, and one for the output.</text:p>
      <text:p text:style-name="Preformatted_20_Text"/>
      <text:p text:style-name="Preformatted_20_Text">In the Airflow ecosystem, this has led to the development of many of such A-to-B-operators. For the examples above, we have the MySqlToGoogleCloudStorageOperator, SFTPToS3Operator, and the SimpleHttpOperator. While there are many use cases to cover with the operators in the Airflow ecosystem, there is no Postgres-query-to-AWS-S3-operator (at the time of writing this book). So what to do?</text:p>
      <text:p text:style-name="Preformatted_20_Text">7.2.1 <text:s text:c="2"/>Implementing a PostgresToS3Operator</text:p>
      <text:p text:style-name="Preformatted_20_Text"/>
      <text:p text:style-name="Preformatted_20_Text">First, we could take notes of how other similar operators work and develop our own PostgresToS3Operator. Let’s take a look at an operator closely related to our use case, the MongoToS3Operator in airflow.providers.amazon.aws.transfers.mongo_to_s3 (after installing apache-airflow-providers-amazon). This operator runs a query on a MongoDB database and stores the result in an AWS S3 bucket. Let’s inspect it and figure out how to replace MongoDB with Postgres. The execute() method is implemented as follows (some code was obfuscated):</text:p>
      <text:p text:style-name="Preformatted_20_Text">Listing 7.9 Implementation of the MongoToS3Operator</text:p>
      <text:p text:style-name="Preformatted_20_Text"/>
      <text:p text:style-name="Preformatted_20_Text">def execute(self, context):</text:p>
      <text:p text:style-name="Preformatted_20_Text"><text:s text:c="3"/>s3_conn = S3Hook(self.s3_conn_id) #A</text:p>
      <text:p text:style-name="Preformatted_20_Text"><text:s/></text:p>
      <text:p text:style-name="Preformatted_20_Text"><text:s text:c="3"/>results = MongoHook(self.mongo_conn_id).find( #B</text:p>
      <text:p text:style-name="Preformatted_20_Text"><text:s text:c="7"/>mongo_collection=self.mongo_collection,</text:p>
      <text:p text:style-name="Preformatted_20_Text"><text:s text:c="7"/>query=self.mongo_query,</text:p>
      <text:p text:style-name="Preformatted_20_Text"><text:s text:c="7"/>mongo_db=self.mongo_db</text:p>
      <text:p text:style-name="Preformatted_20_Text"><text:s text:c="3"/>)</text:p>
      <text:p text:style-name="Preformatted_20_Text"><text:s/></text:p>
      <text:p text:style-name="Preformatted_20_Text"><text:s text:c="3"/>docs_str = self._stringify(self.transform(results)) #C</text:p>
      <text:p text:style-name="Preformatted_20_Text"><text:s/></text:p>
      <text:p text:style-name="Preformatted_20_Text"><text:s text:c="3"/># Load Into S3</text:p>
      <text:p text:style-name="Preformatted_20_Text"><text:s text:c="3"/>s3_conn.load_string( #D</text:p>
      <text:p text:style-name="Preformatted_20_Text"><text:s text:c="7"/>string_data=docs_str,</text:p>
      <text:p text:style-name="Preformatted_20_Text"><text:s text:c="7"/>key=self.s3_key,</text:p>
      <text:p text:style-name="Preformatted_20_Text"><text:s text:c="7"/>bucket_name=self.s3_bucket,</text:p>
      <text:p text:style-name="Preformatted_20_Text"><text:s text:c="7"/>replace=self.replace</text:p>
      <text:p text:style-name="Preformatted_20_Text"><text:s text:c="3"/>)</text:p>
      <text:p text:style-name="Preformatted_20_Text"/>
      <text:p text:style-name="Preformatted_20_Text">copy</text:p>
      <text:p text:style-name="Preformatted_20_Text"/>
      <text:p text:style-name="Preformatted_20_Text"><text:soft-page-break/>#A An S3Hook is instantiated</text:p>
      <text:p text:style-name="Preformatted_20_Text"/>
      <text:p text:style-name="Preformatted_20_Text">#B A MongoHook is instantiated and used to query for data</text:p>
      <text:p text:style-name="Preformatted_20_Text"/>
      <text:p text:style-name="Preformatted_20_Text">#C Results are transformed</text:p>
      <text:p text:style-name="Preformatted_20_Text"/>
      <text:p text:style-name="Preformatted_20_Text">#D load_string() is called on the S3Hook to write the transformed results</text:p>
      <text:p text:style-name="Preformatted_20_Text"/>
      <text:p text:style-name="Preformatted_20_Text">It’s important to note that this operator does not use any of the filesystem on the Airflow machine, but keeps all results in memory. The flow is basically:</text:p>
      <text:p text:style-name="Preformatted_20_Text"/>
      <text:p text:style-name="Preformatted_20_Text">MongoDB → Airflow in operator memory → AWS S3</text:p>
      <text:p text:style-name="Preformatted_20_Text"/>
      <text:p text:style-name="Preformatted_20_Text">Since this operator keeps the intermediate results in memory, think wisely about the memory implications when running very large queries because a very large result could potentially drain the available memory on the Airflow machine. For now, let’s keep the MongoToS3Operator implementation in mind and check out one other A-to-B-operator, the S3ToSFTPOperator:</text:p>
      <text:p text:style-name="Preformatted_20_Text">Listing 7.10 Implementation of the S3ToSFTPOperator</text:p>
      <text:p text:style-name="Preformatted_20_Text"/>
      <text:p text:style-name="Preformatted_20_Text">def execute(self, context):</text:p>
      <text:p text:style-name="Preformatted_20_Text"><text:s text:c="3"/>ssh_hook = SSHHook(ssh_conn_id=self.sftp_conn_id)</text:p>
      <text:p text:style-name="Preformatted_20_Text"><text:s text:c="3"/>s3_hook = S3Hook(self.s3_conn_id)</text:p>
      <text:p text:style-name="Preformatted_20_Text"><text:s/></text:p>
      <text:p text:style-name="Preformatted_20_Text"><text:s text:c="3"/>s3_client = s3_hook.get_conn()</text:p>
      <text:p text:style-name="Preformatted_20_Text"><text:s text:c="3"/>sftp_client = ssh_hook.get_conn().open_sftp()</text:p>
      <text:p text:style-name="Preformatted_20_Text"><text:s/></text:p>
      <text:p text:style-name="Preformatted_20_Text"><text:s text:c="3"/>with NamedTemporaryFile("w") as f:</text:p>
      <text:p text:style-name="Preformatted_20_Text"><text:s text:c="7"/>s3_client.download_file(self.s3_bucket, self.s3_key, f.name)</text:p>
      <text:p text:style-name="Preformatted_20_Text"><text:s text:c="7"/>sftp_client.put(f.name, self.sftp_path)</text:p>
      <text:p text:style-name="Preformatted_20_Text"/>
      <text:p text:style-name="Preformatted_20_Text">copy</text:p>
      <text:p text:style-name="Preformatted_20_Text"/>
      <text:p text:style-name="Preformatted_20_Text">#A NamedTemporaryFile is used for temporarily downloading a file, which is removed after the context exits</text:p>
      <text:p text:style-name="Preformatted_20_Text"/>
      <text:p text:style-name="Preformatted_20_Text">This operator, again, instantiates two hooks: (1) SSHHook (SFTP is FTP over SSH) and (2) S3Hook. However, in this operator the intermediate result is written to a NamedTemporaryFile, which is a temporary place on the local filesystem of the Airflow instance. In this situation, we do not keep the entire result in memory but we must ensure enough disk space is available.</text:p>
      <text:p text:style-name="Preformatted_20_Text"/>
      <text:p text:style-name="Preformatted_20_Text">Both operators have two hooks in common: one for communicating with system A, and one for communicating with system B. How data is retrieved and transferred between systems A and B is however different, and up to the person implementing the specific operator. In the specific case of Postgres, database cursors are iterable and can be applied to iteratively fetch and upload chunks of results. However, this is an implementation detail out of scope for this book. To start, keep it simple and assume the intermediate result fits within the resource boundaries of the Airflow instance.</text:p>
      <text:p text:style-name="Preformatted_20_Text"/>
      <text:p text:style-name="Preformatted_20_Text">A very minimal implementation of a PostgresToS3Operator could look as follows:</text:p>
      <text:p text:style-name="Preformatted_20_Text">Listing 7.11 Example implementation of a PostgresToS3Operator…</text:p>
      <text:p text:style-name="Preformatted_20_Text"/>
      <text:p text:style-name="Preformatted_20_Text">def execute(self, context):</text:p>
      <text:p text:style-name="Preformatted_20_Text"><text:s text:c="3"/>postgres_hook = PostgresHook(postgres_conn_id=self._postgres_conn_id)</text:p>
      <text:p text:style-name="Preformatted_20_Text"><text:s text:c="3"/>s3_hook = S3Hook(aws_conn_id=self._s3_conn_id)</text:p>
      <text:p text:style-name="Preformatted_20_Text"><text:s/></text:p>
      <text:p text:style-name="Preformatted_20_Text"><text:s text:c="3"/>results = postgres_hook.get_records(self._query) #A</text:p>
      <text:p text:style-name="Preformatted_20_Text"><text:s text:c="3"/>s3_hook.load_string(string_data=str(results), bucket_name=self._s3_bucket, key=self._s3_key) #B</text:p>
      <text:p text:style-name="Preformatted_20_Text"/>
      <text:p text:style-name="Preformatted_20_Text">copy</text:p>
      <text:p text:style-name="Preformatted_20_Text"/>
      <text:p text:style-name="Preformatted_20_Text"><text:soft-page-break/>#A Fetch records from the PostgreSQL database</text:p>
      <text:p text:style-name="Preformatted_20_Text"/>
      <text:p text:style-name="Preformatted_20_Text">#B Upload records to S3 object</text:p>
      <text:p text:style-name="Preformatted_20_Text"/>
      <text:p text:style-name="Preformatted_20_Text">Let’s inspect this code. The initialization of both hooks is straight-forward; we initialize them providing the name of the connection id, provided by the user. While it is not necessary to use keyword arguments, you might notice the S3Hook takes an argument “aws_conn_id” (and not “s3_conn_id” as you might expect). During the development of such an operator, and usage of such hooks, it is inevitable to sometimes dive into the source code or carefully read the documentation, to view all available arguments and understand how things are propagated down into classes. In the case of the S3Hook, it subclasses the AwsHook and inherits several methods and attributes, such as the aws_conn_id.</text:p>
      <text:p text:style-name="Preformatted_20_Text"/>
      <text:p text:style-name="Preformatted_20_Text">The PostgresHook is also a subclass, namely of the DbApiHook. By doing so, it inherits several methods such as get_records(), which executes a given query and returns the results. The return type is a sequence of sequences (more precisely; a list of tuples[33]). We then stringify the results and call load_string() which writes encoded data to the given bucket/key on AWS S3. You might think this is not very practical; in which you are correct. Although this is a minimal flow to run a query on Postgres and write the result to AWS S3, the list of tuples would be “stringified”, which no data processing framework would be able to interpret as an ordinary file format such as CSV or JSON:</text:p>
      <text:p text:style-name="Preformatted_20_Text">Figure 7.14 Exporting data from a Postgres database to stringified tuples</text:p>
      <text:p text:style-name="Preformatted_20_Text"/>
      <text:p text:style-name="Preformatted_20_Text">The tricky part of developing data pipelines is often not the orchestration of jobs with Airflow, but ensuring all bits and pieces of various jobs are configured correctly and fit together like a puzzle piece. So, let’s write the results to CSV, this will allow data processing frameworks such as Apache Pandas and Spark to easily interpret the output data.</text:p>
      <text:p text:style-name="Preformatted_20_Text"/>
      <text:p text:style-name="Preformatted_20_Text">For uploading data to S3, the S3Hook provides various convenience methods. For file-like objects[34], we can apply load_file_obj():</text:p>
      <text:p text:style-name="Preformatted_20_Text">Listing 7.12 In-memory conversion of Postgres query results to CSV, and uploading to S3</text:p>
      <text:p text:style-name="Preformatted_20_Text"/>
      <text:p text:style-name="Preformatted_20_Text">def execute(self, context):</text:p>
      <text:p text:style-name="Preformatted_20_Text"><text:s text:c="3"/>postgres_hook = PostgresHook(postgres_conn_id=self._postgres_conn_id)</text:p>
      <text:p text:style-name="Preformatted_20_Text"><text:s text:c="3"/>s3_hook = S3Hook(aws_conn_id=self._s3_conn_id)</text:p>
      <text:p text:style-name="Preformatted_20_Text"><text:s/></text:p>
      <text:p text:style-name="Preformatted_20_Text"><text:s text:c="3"/>results = postgres_hook.get_records(self.query)</text:p>
      <text:p text:style-name="Preformatted_20_Text"><text:s/></text:p>
      <text:p text:style-name="Preformatted_20_Text"><text:s text:c="3"/>data_buffer = io.StringIO() #A</text:p>
      <text:p text:style-name="Preformatted_20_Text"><text:s text:c="3"/>csv_writer = csv.writer(data_buffer, lineterminator=os.linesep)</text:p>
      <text:p text:style-name="Preformatted_20_Text"><text:s text:c="3"/>csv_writer.writerows(results)</text:p>
      <text:p text:style-name="Preformatted_20_Text"><text:s text:c="3"/>data_buffer_binary = io.BytesIO(data_buffer.getvalue().encode())</text:p>
      <text:p text:style-name="Preformatted_20_Text"><text:s text:c="3"/>s3_hook.load_file_obj(</text:p>
      <text:p text:style-name="Preformatted_20_Text"><text:s text:c="7"/>file_obj=data_buffer_binary, #B</text:p>
      <text:p text:style-name="Preformatted_20_Text"><text:s text:c="7"/>bucket_name=self._s3_bucket,</text:p>
      <text:p text:style-name="Preformatted_20_Text"><text:s text:c="7"/>key=self._s3_key,</text:p>
      <text:p text:style-name="Preformatted_20_Text"><text:s text:c="7"/>replace=True, #C</text:p>
      <text:p text:style-name="Preformatted_20_Text"><text:s text:c="3"/>)</text:p>
      <text:p text:style-name="Preformatted_20_Text"/>
      <text:p text:style-name="Preformatted_20_Text">copy</text:p>
      <text:p text:style-name="Preformatted_20_Text"/>
      <text:p text:style-name="Preformatted_20_Text">#A For convenience, we first create a string buffer which is like a file in memory to which we can write strings. After writing, we convert it to binary.</text:p>
      <text:p text:style-name="Preformatted_20_Text"/>
      <text:p text:style-name="Preformatted_20_Text">#B It requires a file-like-object in binary mode</text:p>
      <text:p text:style-name="Preformatted_20_Text"/>
      <text:p text:style-name="Preformatted_20_Text">#C Ensure idempotency by replacing files if they already exist</text:p>
      <text:p text:style-name="Preformatted_20_Text"/>
      <text:p text:style-name="Preformatted_20_Text">Buffers live in memory, which can be convenient because it leaves no remaining files on the filesystem after processing. However, we must realise the output of <text:soft-page-break/>the Postgres query must fit into memory. The key here to ensure idempotency is setting replace=True. This ensures existing files are overwritten. Say we would rerun our pipeline after e.g. a code change, then the pipeline would fail without replace=True because of the existing file.</text:p>
      <text:p text:style-name="Preformatted_20_Text"/>
      <text:p text:style-name="Preformatted_20_Text">With these few extra lines, we can now store CSV files on S3. Let’s see it in practice:</text:p>
      <text:p text:style-name="Preformatted_20_Text">Listing 7.13 Running the PostgresToS3Operator</text:p>
      <text:p text:style-name="Preformatted_20_Text"/>
      <text:p text:style-name="Preformatted_20_Text">download_from_postgres = PostgresToS3Operator(</text:p>
      <text:p text:style-name="Preformatted_20_Text"><text:s text:c="3"/>task_id="download_from_postgres",</text:p>
      <text:p text:style-name="Preformatted_20_Text"><text:s text:c="3"/>postgres_conn_id="inside_airbnb",</text:p>
      <text:p text:style-name="Preformatted_20_Text"><text:s text:c="3"/>query="SELECT * FROM listings WHERE download_date={{ ds }}",</text:p>
      <text:p text:style-name="Preformatted_20_Text"><text:s text:c="3"/>s3_conn_id="s3",</text:p>
      <text:p text:style-name="Preformatted_20_Text"><text:s text:c="3"/>s3_bucket="inside_airbnb",</text:p>
      <text:p text:style-name="Preformatted_20_Text"><text:s text:c="3"/>s3_key="listing-{{ ds }}.csv",</text:p>
      <text:p text:style-name="Preformatted_20_Text"><text:s text:c="3"/>dag=dag,</text:p>
      <text:p text:style-name="Preformatted_20_Text">)</text:p>
      <text:p text:style-name="Preformatted_20_Text"/>
      <text:p text:style-name="Preformatted_20_Text">copy</text:p>
      <text:p text:style-name="Preformatted_20_Text"/>
      <text:p text:style-name="Preformatted_20_Text">With this code, we now have a convenient operator which makes querying Postgres and writing the result to CSV on S3 an exercise filling in the blanks.</text:p>
      <text:p text:style-name="Preformatted_20_Text">7.2.2 <text:s text:c="2"/>Outsourcing the heavy work?</text:p>
      <text:p text:style-name="Preformatted_20_Text"/>
      <text:p text:style-name="Preformatted_20_Text">A common discussion in the Airflow community is whether or not to view Airflow as not only a task orchestration system but also a task execution system since many DAGs are written with the BashOperator and PythonOperator, which execute work within the same Python runtime as Airflow is running in. Opponents of this mindset argue to view Airflow only as a “task-triggering-system,” and no actual work should be done inside Airflow itself. The actual work should be offloaded to a system intended for dealing with data, such as Apache Spark.</text:p>
      <text:p text:style-name="Preformatted_20_Text"/>
      <text:p text:style-name="Preformatted_20_Text">Now let’s imagine we have a very large job that would take all resources on the machine Airflow is running on. In this case, it’s better to run the job elsewhere, Airflow will only start the job and wait for it to complete. The idea is that there should be a strong separation between orchestration and execution, which we would achieve by Airflow starting the job and waiting for completion, and a data processing framework such as Spark performing the actual work.</text:p>
      <text:p text:style-name="Preformatted_20_Text"/>
      <text:p text:style-name="Preformatted_20_Text">For Spark, there are various ways to start a job[35]. Key to working with any operator in Airflow is reading the documentation and figuring out which arguments to provide. Let’s look at the DockerOperator which starts the Docker container to process the inside-airbnb data using Pandas:</text:p>
      <text:p text:style-name="Preformatted_20_Text">Listing 7.14 Running a Docker container with the DockerOperator</text:p>
      <text:p text:style-name="Preformatted_20_Text"/>
      <text:p text:style-name="Preformatted_20_Text">crunch_numbers = DockerOperator(</text:p>
      <text:p text:style-name="Preformatted_20_Text"><text:s text:c="3"/>task_id="crunch_numbers",</text:p>
      <text:p text:style-name="Preformatted_20_Text"><text:s text:c="3"/>image="airflowbook/numbercruncher",</text:p>
      <text:p text:style-name="Preformatted_20_Text"><text:s text:c="3"/>api_version="auto",</text:p>
      <text:p text:style-name="Preformatted_20_Text"><text:s text:c="3"/>auto_remove=True,</text:p>
      <text:p text:style-name="Preformatted_20_Text"><text:s text:c="3"/>docker_url="unix://var/run/docker.sock",</text:p>
      <text:p text:style-name="Preformatted_20_Text"><text:s text:c="3"/>network_mode="host",</text:p>
      <text:p text:style-name="Preformatted_20_Text"><text:s text:c="3"/>environment={</text:p>
      <text:p text:style-name="Preformatted_20_Text"><text:s text:c="7"/>"S3_ENDPOINT": "localhost:9000",</text:p>
      <text:p text:style-name="Preformatted_20_Text"><text:s text:c="7"/>"S3_ACCESS_KEY": "[insert access key]",</text:p>
      <text:p text:style-name="Preformatted_20_Text"><text:s text:c="7"/>"S3_SECRET_KEY": "[insert secret key]",</text:p>
      <text:p text:style-name="Preformatted_20_Text"><text:s text:c="3"/>},</text:p>
      <text:p text:style-name="Preformatted_20_Text"><text:s text:c="3"/>dag=dag,</text:p>
      <text:p text:style-name="Preformatted_20_Text">)</text:p>
      <text:p text:style-name="Preformatted_20_Text"/>
      <text:p text:style-name="Preformatted_20_Text">copy</text:p>
      <text:p text:style-name="Preformatted_20_Text"/>
      <text:p text:style-name="Preformatted_20_Text">#A Remove the container after completion</text:p>
      <text:p text:style-name="Preformatted_20_Text"><text:soft-page-break/></text:p>
      <text:p text:style-name="Preformatted_20_Text">#B To connect to other services on the host machine via http://localhost, we must share the host network namespace by using host network mode</text:p>
      <text:p text:style-name="Preformatted_20_Text"/>
      <text:p text:style-name="Preformatted_20_Text">The DockerOperator wraps around the Python Docker client and, given a list of arguments, enables starting of Docker containers. In Listing 7.14, the docker_url is set to a Unix socket, which requires Docker running on the local machine. It starts the Docker image airflowbook/numbercruncher which contains a Pandas script loading the Inside-Airbnb data from S3, processing it, and writing back the results to S3:</text:p>
      <text:p text:style-name="Preformatted_20_Text">Listing 7.15 Sample results from the numbercruncher script</text:p>
      <text:p text:style-name="Preformatted_20_Text"/>
      <text:p text:style-name="Preformatted_20_Text">15</text:p>
      <text:p text:style-name="Preformatted_20_Text">16</text:p>
      <text:p text:style-name="Preformatted_20_Text">17</text:p>
      <text:p text:style-name="Preformatted_20_Text">18</text:p>
      <text:p text:style-name="Preformatted_20_Text">19</text:p>
      <text:p text:style-name="Preformatted_20_Text">[</text:p>
      <text:p text:style-name="Preformatted_20_Text"><text:s text:c="2"/>{</text:p>
      <text:p text:style-name="Preformatted_20_Text"><text:s text:c="4"/>"id": 5530273,</text:p>
      <text:p text:style-name="Preformatted_20_Text"><text:s text:c="4"/>"download_date_min": 1428192000000,</text:p>
      <text:p text:style-name="Preformatted_20_Text"><text:s text:c="4"/>"download_date_max": 1441238400000,</text:p>
      <text:p text:style-name="Preformatted_20_Text"><text:s text:c="4"/>"oldest_price": 48,</text:p>
      <text:p text:style-name="Preformatted_20_Text"><text:s text:c="4"/>"latest_price": 350,</text:p>
      <text:p text:style-name="Preformatted_20_Text"><text:s text:c="4"/>"price_diff_per_day": 2</text:p>
      <text:p text:style-name="Preformatted_20_Text"><text:s text:c="2"/>},</text:p>
      <text:p text:style-name="Preformatted_20_Text"><text:s text:c="2"/>{</text:p>
      <text:p text:style-name="Preformatted_20_Text"><text:s text:c="4"/>"id": 5411434,</text:p>
      <text:p text:style-name="Preformatted_20_Text"><text:s text:c="4"/>"download_date_min": 1428192000000,</text:p>
      <text:p text:style-name="Preformatted_20_Text"><text:s text:c="4"/>"download_date_max": 1441238400000,</text:p>
      <text:p text:style-name="Preformatted_20_Text"><text:s text:c="4"/>"oldest_price": 48,</text:p>
      <text:p text:style-name="Preformatted_20_Text"><text:s text:c="4"/>"latest_price": 250,</text:p>
      <text:p text:style-name="Preformatted_20_Text"><text:s text:c="4"/>"price_diff_per_day": 1.3377483444</text:p>
      <text:p text:style-name="Preformatted_20_Text"><text:s text:c="2"/>},</text:p>
      <text:p text:style-name="Preformatted_20_Text"><text:s text:c="2"/>...</text:p>
      <text:p text:style-name="Preformatted_20_Text">]</text:p>
      <text:p text:style-name="Preformatted_20_Text"/>
      <text:p text:style-name="Preformatted_20_Text">copy</text:p>
      <text:p text:style-name="Preformatted_20_Text"/>
      <text:p text:style-name="Preformatted_20_Text">Airflow manages the starting of the container, fetching logs, and eventually removing the container if required. Key here is to ensure no state is left behind, such that your tasks can run idempotently, and no remainders are left behind.</text:p>
      <text:p text:style-name="Preformatted_20_Text">7.3 <text:s text:c="5"/>Summary</text:p>
      <text:p text:style-name="Preformatted_20_Text"/>
      <text:p text:style-name="Preformatted_20_Text"><text:s text:c="4"/>Operators for external systems expose functionality by calling the client for a given system.</text:p>
      <text:p text:style-name="Preformatted_20_Text"><text:s text:c="4"/>Sometimes these operators are merely passing through arguments to the Python client.</text:p>
      <text:p text:style-name="Preformatted_20_Text"><text:s text:c="4"/>Other times they provide additional functionality, such as the SageMakerTrainingOperator which continuously polls AWS and blocks until completion.</text:p>
      <text:p text:style-name="Preformatted_20_Text"><text:s text:c="4"/>If access to external services from the local machine is possible, we can test tasks with airflow tasks test.</text:p>
      <text:p text:style-name="Preformatted_20_Text"/>
      <text:p text:style-name="Preformatted_20_Text"/>
      <text:p text:style-name="Preformatted_20_Text"/>
      <text:p text:style-name="Preformatted_20_Text"/>
      <text:p text:style-name="Preformatted_20_Text"/>
      <text:p text:style-name="Preformatted_20_Text">CHAPTER 8 Building Custom Components</text:p>
      <text:p text:style-name="Preformatted_20_Text">This chapter covers:</text:p>
      <text:p text:style-name="Preformatted_20_Text"/>
      <text:p text:style-name="Preformatted_20_Text"><text:s text:c="4"/>Making your DAGs more modular and succinct by implementing custom components for interacting with (remote) systems.</text:p>
      <text:p text:style-name="Preformatted_20_Text"><text:soft-page-break/><text:s text:c="4"/>Implementing a custom hook and how to use this hook to interact with an external system.</text:p>
      <text:p text:style-name="Preformatted_20_Text"><text:s text:c="4"/>Designing and implementing your own custom operator to perform a specific task.</text:p>
      <text:p text:style-name="Preformatted_20_Text"><text:s text:c="4"/>Designing and implementing your own custom sensor.</text:p>
      <text:p text:style-name="Preformatted_20_Text"><text:s text:c="4"/>Distributing your custom components as a basic Python library.</text:p>
      <text:p text:style-name="Preformatted_20_Text"/>
      <text:p text:style-name="Preformatted_20_Text">One strong feature of Airflow is that it can be easily extended to coordinate jobs across many different types of systems. We have already seen some of this functionality in earlier chapters, where we were able to execute a job on for training a machine learning model on Amazon’s Sagemaker service using the S3CopyObjectOperator, but you can (for example) also use Airflow to run jobs on an ECS (Elastic Container Services) cluster in AWS using the EcsOperator, to perform queries on a Postgres database using the PostgresOperator, and much more.</text:p>
      <text:p text:style-name="Preformatted_20_Text"/>
      <text:p text:style-name="Preformatted_20_Text">However, at some point, you may run into the issue that you want to execute a task on a system that is not supported by Airflow. Or you may have a task that you can implement using the PythonOperator, but requires a lot of boilerplate code which prevents others from easily reusing your code across different DAGs. How should you go about this?</text:p>
      <text:p text:style-name="Preformatted_20_Text"/>
      <text:p text:style-name="Preformatted_20_Text">Fortunately, Airflow allows you to easily create new operators for implementing your custom operations. This allows you to run jobs on otherwise unsupported systems, or just to make common operations easy to apply across DAGs. In fact, this is exactly how many of the operators in Airflow were implemented - someone needed to run a job on a certain system and simply built an operator for it.</text:p>
      <text:p text:style-name="Preformatted_20_Text"/>
      <text:p text:style-name="Preformatted_20_Text">In this chapter, we will show you how you can build your own operators and use these in your DAGs. Besides this, we will also explore how you can package your custom components into a Python package, making them easy to install and reuse across environments.</text:p>
      <text:p text:style-name="Preformatted_20_Text">8.1 <text:s text:c="5"/>Starting with a PythonOperator</text:p>
      <text:p text:style-name="Preformatted_20_Text"/>
      <text:p text:style-name="Preformatted_20_Text">Before building any custom components, let’s first try solving our problem using the (by now familiar) PythonOperator. In this case, we’re interested in building a recommender system which will recommend which new movie(s) to watch depending on our view history. However, as an initial pilot project, we decide to focus on simply getting in our data, which concerns past ratings of users for a given set of movies and recommending the movies which seem to be most popular overall based on their ratings.</text:p>
      <text:p text:style-name="Preformatted_20_Text"/>
      <text:p text:style-name="Preformatted_20_Text">The movie ratings data will be supplied via an API, which we can use to obtain movie ratings given by users in a certain time period. This allows us, for example, to fetch new ratings daily and to use this for training our recommender. For our pilot, we want to set up this daily import process and create a ranking of the most popular movies on that day. This ranking will be used downstream to start recommending popular movies to people (Figure 8.1).</text:p>
      <text:p text:style-name="Preformatted_20_Text">Figure 8.1 Building a simple pilot MVP for movie recommender project.</text:p>
      <text:p text:style-name="Preformatted_20_Text">8.1.1 <text:s text:c="2"/>Simulating a movie rating API</text:p>
      <text:p text:style-name="Preformatted_20_Text"/>
      <text:p text:style-name="Preformatted_20_Text">To simulate data for this use case, we use data from the 25M MovieLens dataset[36], which is a freely available dataset containing 25 million ratings for 62.000 movies by 162.000 different users. As the dataset itself is provided as a flat-file, we built a small REST API using Flask[37], which serves up parts of the dataset at different endpoints.</text:p>
      <text:p text:style-name="Preformatted_20_Text"/>
      <text:p text:style-name="Preformatted_20_Text">To start serving the API, we’ve provided a smaller docker-compose file that creates two containers: one for Airflow (which we will use for running our DAGs) and one for our REST API. You can start both containers using the following commands:</text:p>
      <text:p text:style-name="Preformatted_20_Text"/>
      <text:p text:style-name="Preformatted_20_Text">1</text:p>
      <text:p text:style-name="Preformatted_20_Text">2</text:p>
      <text:p text:style-name="Preformatted_20_Text"><text:soft-page-break/>cd chapter08</text:p>
      <text:p text:style-name="Preformatted_20_Text">docker-compose up</text:p>
      <text:p text:style-name="Preformatted_20_Text"/>
      <text:p text:style-name="Preformatted_20_Text">copy</text:p>
      <text:p text:style-name="Preformatted_20_Text"/>
      <text:p text:style-name="Preformatted_20_Text">After both containers have finished starting up, you should be able to access our movie rating API at port 5000 on localhost (http://localhost:5000). Visiting this URL should show you a ‘Hello world’ from our movie rating API (Figure 8.2)</text:p>
      <text:p text:style-name="Preformatted_20_Text">Figure 8.2 Hello world from the Movie Rating API.</text:p>
      <text:p text:style-name="Preformatted_20_Text"/>
      <text:p text:style-name="Preformatted_20_Text">For this use case, we are mainly interested in obtaining movie ratings, which are provided by the /ratings endpoint of the API. To access this endpoint, visit http://localhost:5000/ratings. This should result in an authentication prompt (Figure 8.3), as this part of the API returns data that could contain (potentially) sensitive user information. By default, we use airflow/airflow as a username and password combination.</text:p>
      <text:p text:style-name="Preformatted_20_Text">Figure 8.3 Authenticating to the ratings endpoint.</text:p>
      <text:p text:style-name="Preformatted_20_Text"/>
      <text:p text:style-name="Preformatted_20_Text">After you enter the credentials, you should get you an initial list of ratings (Figure 8.4). As you can see, the ratings are returned in a JSON format. In this JSON, the actual ratings are contained in the result key, whilst two additional fields limit and offset indicate that we are only looking at a single page of the results (the first 100 ratings) and that there are potentially more ratings available (indicated by the total field, which describes the total number of records available for a query).</text:p>
      <text:p text:style-name="Preformatted_20_Text"/>
      <text:p text:style-name="Preformatted_20_Text">To step through the paginated result of a query, you can use the offset parameter of the API. For example, to fetch the next set of 100 records, we can add the offset parameter with a value of 100:</text:p>
      <text:p text:style-name="Preformatted_20_Text"/>
      <text:p text:style-name="Preformatted_20_Text">http://localhost:5000/ratings?offset=100</text:p>
      <text:p text:style-name="Preformatted_20_Text"/>
      <text:p text:style-name="Preformatted_20_Text">copy</text:p>
      <text:p text:style-name="Preformatted_20_Text"/>
      <text:p text:style-name="Preformatted_20_Text">Besides this, we can also increase the number of records retrieved in a single query using the limit parameter:</text:p>
      <text:p text:style-name="Preformatted_20_Text"/>
      <text:p text:style-name="Preformatted_20_Text">http://localhost:5000/ratings?limit=1000</text:p>
      <text:p text:style-name="Preformatted_20_Text"/>
      <text:p text:style-name="Preformatted_20_Text">copy</text:p>
      <text:p text:style-name="Preformatted_20_Text">Figure 8.4 Ratings returned by the ratings endpoint of the API.</text:p>
      <text:p text:style-name="Preformatted_20_Text"/>
      <text:p text:style-name="Preformatted_20_Text">By default, the ratings endpoint returns all ratings available in the API. To fetch ratings for a specific time period, we can select ratings between a given start/end date using the start_date and end_date parameters[38]:</text:p>
      <text:p text:style-name="Preformatted_20_Text"/>
      <text:p text:style-name="Preformatted_20_Text">http://localhost:5000/ratings?start_date=2019-01-01&amp;end_date=2019-01-02</text:p>
      <text:p text:style-name="Preformatted_20_Text"/>
      <text:p text:style-name="Preformatted_20_Text">copy</text:p>
      <text:p text:style-name="Preformatted_20_Text"/>
      <text:p text:style-name="Preformatted_20_Text">This nice filtering functionality of the API will allow us to load data from the API on an incremental (daily) basis, without having to do a full load of the dataset.</text:p>
      <text:p text:style-name="Preformatted_20_Text">8.1.2 <text:s text:c="2"/>Fetching ratings from the API</text:p>
      <text:p text:style-name="Preformatted_20_Text"/>
      <text:p text:style-name="Preformatted_20_Text">Now that we've seen the basics of the Movielens API, we want to start fetching ratings programmatically so that we can (later) automate this fetching using Airflow.</text:p>
      <text:p text:style-name="Preformatted_20_Text"/>
      <text:p text:style-name="Preformatted_20_Text">For accessing our API from Python, we can use requests[39], which is a popular and easy-to-use library for performing HTTP requests in Python. To start firing requests at our API, we first need to create a requests session using the Session class:</text:p>
      <text:p text:style-name="Preformatted_20_Text"/>
      <text:p text:style-name="Preformatted_20_Text"><text:soft-page-break/>1</text:p>
      <text:p text:style-name="Preformatted_20_Text">2</text:p>
      <text:p text:style-name="Preformatted_20_Text">import requests</text:p>
      <text:p text:style-name="Preformatted_20_Text">session = requests.Session()</text:p>
      <text:p text:style-name="Preformatted_20_Text"/>
      <text:p text:style-name="Preformatted_20_Text">copy</text:p>
      <text:p text:style-name="Preformatted_20_Text"/>
      <text:p text:style-name="Preformatted_20_Text">This session will then allow us to fetch ratings from our API by using its get method, which performs a GET HTTP request on our API:</text:p>
      <text:p text:style-name="Preformatted_20_Text"/>
      <text:p text:style-name="Preformatted_20_Text">1</text:p>
      <text:p text:style-name="Preformatted_20_Text">response = session.get("http://localhost:5000/ratings")</text:p>
      <text:p text:style-name="Preformatted_20_Text"/>
      <text:p text:style-name="Preformatted_20_Text">copy</text:p>
      <text:p text:style-name="Preformatted_20_Text"/>
      <text:p text:style-name="Preformatted_20_Text">Besides the request URL, get also allows us to pass extra arguments such as parameters to include in the query. This allows to include parameters such as the start/end date as part of our query to the API:</text:p>
      <text:p text:style-name="Preformatted_20_Text"/>
      <text:p text:style-name="Preformatted_20_Text">6</text:p>
      <text:p text:style-name="Preformatted_20_Text">7</text:p>
      <text:p text:style-name="Preformatted_20_Text">response = session.get(</text:p>
      <text:p text:style-name="Preformatted_20_Text"><text:s text:c="3"/>"http://localhost:5000/ratings",</text:p>
      <text:p text:style-name="Preformatted_20_Text"><text:s text:c="3"/>params={</text:p>
      <text:p text:style-name="Preformatted_20_Text"><text:s text:c="7"/>"start_date": "2019-01-01",</text:p>
      <text:p text:style-name="Preformatted_20_Text"><text:s text:c="7"/>"end_date": "2019-01-02",</text:p>
      <text:p text:style-name="Preformatted_20_Text"><text:s text:c="3"/>},</text:p>
      <text:p text:style-name="Preformatted_20_Text">)</text:p>
      <text:p text:style-name="Preformatted_20_Text"/>
      <text:p text:style-name="Preformatted_20_Text">copy</text:p>
      <text:p text:style-name="Preformatted_20_Text"/>
      <text:p text:style-name="Preformatted_20_Text">Our call to get will return a Response object, representing the result of the request. This response object can be used to check whether the query was successful using the raise_for_status method, which raises an exception if the query returned an unexpected status code. Besides this, we can also access the result of the query using the content attribute or, in this case, using the json method (as we know that our API returns JSON):</text:p>
      <text:p text:style-name="Preformatted_20_Text"/>
      <text:p text:style-name="Preformatted_20_Text">response.raise_for_status()</text:p>
      <text:p text:style-name="Preformatted_20_Text">response.json()</text:p>
      <text:p text:style-name="Preformatted_20_Text"/>
      <text:p text:style-name="Preformatted_20_Text">copy</text:p>
      <text:p text:style-name="Preformatted_20_Text"/>
      <text:p text:style-name="Preformatted_20_Text">If we actually perform this query, we should see that our requests fail as we forgot to include any authentication in our request. Seeing our API is using basic HTTP authentication, we can configure our session to include our authentication details as follows:</text:p>
      <text:p text:style-name="Preformatted_20_Text"/>
      <text:p text:style-name="Preformatted_20_Text">movielens_user = "airflow"</text:p>
      <text:p text:style-name="Preformatted_20_Text">movielens_password = "airflow"</text:p>
      <text:p text:style-name="Preformatted_20_Text"><text:s/></text:p>
      <text:p text:style-name="Preformatted_20_Text">session.auth = (movielens_user, movielens_password)</text:p>
      <text:p text:style-name="Preformatted_20_Text"/>
      <text:p text:style-name="Preformatted_20_Text">copy</text:p>
      <text:p text:style-name="Preformatted_20_Text"/>
      <text:p text:style-name="Preformatted_20_Text">This will make sure that the requests session includes our username/password authentication with its requests.</text:p>
      <text:p text:style-name="Preformatted_20_Text"/>
      <text:p text:style-name="Preformatted_20_Text">Let’s encapsulate this functionality in a _get_session function, which will handle setting up the session together with authentication so that we don’t have to worry about this in other parts of our code. We’ll also let this function return the base URL of the API so that this is also defined in a single place:</text:p>
      <text:p text:style-name="Preformatted_20_Text">Listing 8.1 Function that builds the API HTTP session.</text:p>
      <text:p text:style-name="Preformatted_20_Text"/>
      <text:p text:style-name="Preformatted_20_Text"><text:soft-page-break/>def _get_session():</text:p>
      <text:p text:style-name="Preformatted_20_Text"><text:s text:c="3"/>"""Builds a requests Session for the Movielens API."""</text:p>
      <text:p text:style-name="Preformatted_20_Text"><text:s/></text:p>
      <text:p text:style-name="Preformatted_20_Text"><text:s text:c="3"/># Setup our requests session.</text:p>
      <text:p text:style-name="Preformatted_20_Text"><text:s text:c="3"/>session = requests.Session() #A</text:p>
      <text:p text:style-name="Preformatted_20_Text"><text:s text:c="3"/>session.auth = ("airflow", "airflow") #B</text:p>
      <text:p text:style-name="Preformatted_20_Text"><text:s/></text:p>
      <text:p text:style-name="Preformatted_20_Text"><text:s text:c="3"/># Define API base URL from connection details.</text:p>
      <text:p text:style-name="Preformatted_20_Text"><text:s text:c="3"/>base_url = "http://localhost:5000"</text:p>
      <text:p text:style-name="Preformatted_20_Text"><text:s text:c="3"/>return session, base_url <text:s/>#C</text:p>
      <text:p text:style-name="Preformatted_20_Text"/>
      <text:p text:style-name="Preformatted_20_Text">copy</text:p>
      <text:p text:style-name="Preformatted_20_Text"/>
      <text:p text:style-name="Preformatted_20_Text">#A Create a requests session.</text:p>
      <text:p text:style-name="Preformatted_20_Text"/>
      <text:p text:style-name="Preformatted_20_Text">#B Configure the session for Basic HTTP authentication with this user name and password.</text:p>
      <text:p text:style-name="Preformatted_20_Text"/>
      <text:p text:style-name="Preformatted_20_Text">#C Return the session together with the API’s base URL, so we also know where to reach the API.</text:p>
      <text:p text:style-name="Preformatted_20_Text"/>
      <text:p text:style-name="Preformatted_20_Text">To make this a bit more configurable, we can also specify our username/password and the different parts of our URL using environment variables:</text:p>
      <text:p text:style-name="Preformatted_20_Text">Listing 8.2 Making _get_session configurable (dags/01_python).</text:p>
      <text:p text:style-name="Preformatted_20_Text"/>
      <text:p text:style-name="Preformatted_20_Text">MOVIELENS_HOST = os.environ.get("MOVIELENS_HOST", "movielens") #A</text:p>
      <text:p text:style-name="Preformatted_20_Text">MOVIELENS_SCHEMA = os.environ.get("MOVIELENS_SCHEMA", "http")</text:p>
      <text:p text:style-name="Preformatted_20_Text">MOVIELENS_PORT = os.environ.get("MOVIELENS_PORT", "5000")</text:p>
      <text:p text:style-name="Preformatted_20_Text"><text:s/></text:p>
      <text:p text:style-name="Preformatted_20_Text">MOVIELENS_USER = os.environ["MOVIELENS_USER"] #B</text:p>
      <text:p text:style-name="Preformatted_20_Text">MOVIELENS_PASSWORD = os.environ["MOVIELENS_PASSWORD"]</text:p>
      <text:p text:style-name="Preformatted_20_Text"><text:s/></text:p>
      <text:p text:style-name="Preformatted_20_Text">def _get_session():</text:p>
      <text:p text:style-name="Preformatted_20_Text"><text:s text:c="3"/>"""Builds a requests Session for the Movielens API."""</text:p>
      <text:p text:style-name="Preformatted_20_Text"><text:s/></text:p>
      <text:p text:style-name="Preformatted_20_Text"><text:s text:c="3"/># Setup our requests session.</text:p>
      <text:p text:style-name="Preformatted_20_Text"><text:s text:c="3"/>session = requests.Session()</text:p>
      <text:p text:style-name="Preformatted_20_Text"><text:s text:c="3"/>session.auth = (MOVIELENS_USER, MOVIELENS_PASSWORD) #C</text:p>
      <text:p text:style-name="Preformatted_20_Text"><text:s text:c="3"/># Define API base URL from connection details.</text:p>
      <text:p text:style-name="Preformatted_20_Text"><text:s text:c="3"/>base_url = f"{MOVIELENS_SCHEMA}://{MOVIELENS_HOST}:{MOVIELENS_PORT}" #D</text:p>
      <text:p text:style-name="Preformatted_20_Text"><text:s/></text:p>
      <text:p text:style-name="Preformatted_20_Text"><text:s text:c="3"/>return session, base_url</text:p>
      <text:p text:style-name="Preformatted_20_Text"><text:s/></text:p>
      <text:p text:style-name="Preformatted_20_Text"># Building a session.</text:p>
      <text:p text:style-name="Preformatted_20_Text">session, base_url = _get_session()</text:p>
      <text:p text:style-name="Preformatted_20_Text"/>
      <text:p text:style-name="Preformatted_20_Text">copy</text:p>
      <text:p text:style-name="Preformatted_20_Text"/>
      <text:p text:style-name="Preformatted_20_Text">#A Retrieve the API configuration details from optional environment variables.</text:p>
      <text:p text:style-name="Preformatted_20_Text"/>
      <text:p text:style-name="Preformatted_20_Text">#B Fetch the username/password from two required environment variables.</text:p>
      <text:p text:style-name="Preformatted_20_Text"/>
      <text:p text:style-name="Preformatted_20_Text">#C, #D Use the retrieved configuration to build our session and base URL.</text:p>
      <text:p text:style-name="Preformatted_20_Text"/>
      <text:p text:style-name="Preformatted_20_Text">This will later allow us to easily change these parameters when running our script by defining values for these environment variables.</text:p>
      <text:p text:style-name="Preformatted_20_Text"/>
      <text:p text:style-name="Preformatted_20_Text">Now that we have a rudimentary setup setting up our requests session, we need to implement some functionality that will transparently handle the pagination of the API. One way to do so is to wrap our call to session.get with some code that inspects the API response and keeps on requesting new pages until we reach the total number of rating records:</text:p>
      <text:p text:style-name="Preformatted_20_Text">Listing 8.3 Helper function for handling pagination (dags/01_python).</text:p>
      <text:p text:style-name="Preformatted_20_Text"/>
      <text:p text:style-name="Preformatted_20_Text"><text:soft-page-break/>15</text:p>
      <text:p text:style-name="Preformatted_20_Text">16</text:p>
      <text:p text:style-name="Preformatted_20_Text">17</text:p>
      <text:p text:style-name="Preformatted_20_Text">18</text:p>
      <text:p text:style-name="Preformatted_20_Text">19</text:p>
      <text:p text:style-name="Preformatted_20_Text">def _get_with_pagination(session, url, params, batch_size=100):</text:p>
      <text:p text:style-name="Preformatted_20_Text"><text:s text:c="3"/>"""</text:p>
      <text:p text:style-name="Preformatted_20_Text"><text:s text:c="3"/>Fetches records using a GET request with given URL/params,</text:p>
      <text:p text:style-name="Preformatted_20_Text"><text:s text:c="3"/>taking pagination into account.</text:p>
      <text:p text:style-name="Preformatted_20_Text"><text:s text:c="3"/>"""</text:p>
      <text:p text:style-name="Preformatted_20_Text"><text:s/></text:p>
      <text:p text:style-name="Preformatted_20_Text"><text:s text:c="3"/>offset = 0</text:p>
      <text:p text:style-name="Preformatted_20_Text"><text:s text:c="3"/>total = None</text:p>
      <text:p text:style-name="Preformatted_20_Text"><text:s text:c="3"/>while total is None or offset &lt; total:</text:p>
      <text:p text:style-name="Preformatted_20_Text"><text:s text:c="7"/>response = session.get(</text:p>
      <text:p text:style-name="Preformatted_20_Text"><text:s text:c="11"/>url, params={**params, **{"offset": offset, "limit": batch_size}}</text:p>
      <text:p text:style-name="Preformatted_20_Text"><text:s text:c="7"/>)</text:p>
      <text:p text:style-name="Preformatted_20_Text"><text:s text:c="7"/>response.raise_for_status()</text:p>
      <text:p text:style-name="Preformatted_20_Text"><text:s text:c="7"/>response_json = response.json()</text:p>
      <text:p text:style-name="Preformatted_20_Text"><text:s/></text:p>
      <text:p text:style-name="Preformatted_20_Text"><text:s text:c="7"/>yield from response_json["result"]</text:p>
      <text:p text:style-name="Preformatted_20_Text"><text:s/></text:p>
      <text:p text:style-name="Preformatted_20_Text"><text:s text:c="7"/>offset += batch_size</text:p>
      <text:p text:style-name="Preformatted_20_Text"><text:s text:c="7"/>total = response_json["total"]</text:p>
      <text:p text:style-name="Preformatted_20_Text"/>
      <text:p text:style-name="Preformatted_20_Text">copy</text:p>
      <text:p text:style-name="Preformatted_20_Text"/>
      <text:p text:style-name="Preformatted_20_Text">#A, #B Keep track of how many records we’ve retrieved and how many we should expect.</text:p>
      <text:p text:style-name="Preformatted_20_Text"/>
      <text:p text:style-name="Preformatted_20_Text">#C Keep looping until we’ve retrieved all records. Note that the None check is for the first loop, as the total number of records is unknown until after the first loop.</text:p>
      <text:p text:style-name="Preformatted_20_Text"/>
      <text:p text:style-name="Preformatted_20_Text">#D Fetch a new page, starting from the given offset.</text:p>
      <text:p text:style-name="Preformatted_20_Text"/>
      <text:p text:style-name="Preformatted_20_Text">#E, #F Check the result status and parse the result JSON.</text:p>
      <text:p text:style-name="Preformatted_20_Text"/>
      <text:p text:style-name="Preformatted_20_Text">#G Yield any retrieved records to the caller.</text:p>
      <text:p text:style-name="Preformatted_20_Text"/>
      <text:p text:style-name="Preformatted_20_Text">#H, #I Update our current offset and the total number of records.</text:p>
      <text:p text:style-name="Preformatted_20_Text"/>
      <text:p text:style-name="Preformatted_20_Text">By using yield from to return our results, this function effectively returns a generator of individual rating records, meaning that we don’t have to worry about pages of results any more[40].</text:p>
      <text:p text:style-name="Preformatted_20_Text"/>
      <text:p text:style-name="Preformatted_20_Text">The only thing missing is a function that ties this all together and allows us to perform queries to the ratings endpoint whilst specifying start and end dates for the desired date range:</text:p>
      <text:p text:style-name="Preformatted_20_Text">Listing 8.4 Tying things together in _get_ratings (dags/01_python).</text:p>
      <text:p text:style-name="Preformatted_20_Text"/>
      <text:p text:style-name="Preformatted_20_Text">11</text:p>
      <text:p text:style-name="Preformatted_20_Text">12</text:p>
      <text:p text:style-name="Preformatted_20_Text">13</text:p>
      <text:p text:style-name="Preformatted_20_Text">def _get_ratings(start_date, end_date, batch_size=100):</text:p>
      <text:p text:style-name="Preformatted_20_Text"><text:s text:c="3"/>session, base_url = _get_session()</text:p>
      <text:p text:style-name="Preformatted_20_Text"><text:s/></text:p>
      <text:p text:style-name="Preformatted_20_Text"><text:s text:c="3"/>yield from _get_with_pagination(</text:p>
      <text:p text:style-name="Preformatted_20_Text"><text:s text:c="7"/>session=session,</text:p>
      <text:p text:style-name="Preformatted_20_Text"><text:s text:c="7"/>url=base_url + "/ratings",</text:p>
      <text:p text:style-name="Preformatted_20_Text"><text:s text:c="7"/>params={"start_date": start_date, "end_date": end_date},</text:p>
      <text:p text:style-name="Preformatted_20_Text"><text:s text:c="7"/>batch_size=batch_size,</text:p>
      <text:p text:style-name="Preformatted_20_Text"><text:s text:c="3"/>)</text:p>
      <text:p text:style-name="Preformatted_20_Text"><text:s/></text:p>
      <text:p text:style-name="Preformatted_20_Text"><text:soft-page-break/>ratings = _get_ratings(session, base_url + "/ratings")</text:p>
      <text:p text:style-name="Preformatted_20_Text">next(ratings) <text:s text:c="2"/># Fetch a single record.</text:p>
      <text:p text:style-name="Preformatted_20_Text">list(ratings) <text:s text:c="2"/># Or fetch the entire batch.</text:p>
      <text:p text:style-name="Preformatted_20_Text"/>
      <text:p text:style-name="Preformatted_20_Text">copy</text:p>
      <text:p text:style-name="Preformatted_20_Text"/>
      <text:p text:style-name="Preformatted_20_Text">#A Get the requests session (with authentication) + base URL for the API.</text:p>
      <text:p text:style-name="Preformatted_20_Text"/>
      <text:p text:style-name="Preformatted_20_Text">#B Use our pagination function to transparently fetch a collection of records.</text:p>
      <text:p text:style-name="Preformatted_20_Text"/>
      <text:p text:style-name="Preformatted_20_Text">#C Make sure we’re using the ratings endpoint.</text:p>
      <text:p text:style-name="Preformatted_20_Text"/>
      <text:p text:style-name="Preformatted_20_Text">#D Fetch records between the given start/end dates.</text:p>
      <text:p text:style-name="Preformatted_20_Text"/>
      <text:p text:style-name="Preformatted_20_Text">#E Limit pages to a specific batch size.</text:p>
      <text:p text:style-name="Preformatted_20_Text"/>
      <text:p text:style-name="Preformatted_20_Text">#F Example usage of the _get_ratings function.</text:p>
      <text:p text:style-name="Preformatted_20_Text"/>
      <text:p text:style-name="Preformatted_20_Text">This provides us with a nice, concise function for fetching ratings, which we can start using in our DAG.</text:p>
      <text:p text:style-name="Preformatted_20_Text">8.1.3 <text:s text:c="2"/>Building the actual DAG</text:p>
      <text:p text:style-name="Preformatted_20_Text"/>
      <text:p text:style-name="Preformatted_20_Text">Now we have our _get_ratings function, we can call this function using the PythonOperator to fetch ratings for each schedule interval. Once we have the ratings, we can dump the results into a JSON output file, partitioned by date so that we can easily re-run fetches if needed.</text:p>
      <text:p text:style-name="Preformatted_20_Text"/>
      <text:p text:style-name="Preformatted_20_Text">We can implement this functionality by writing a small wrapper function that takes care of supplying the start/end dates and writing the ratings to an output function:</text:p>
      <text:p text:style-name="Preformatted_20_Text">Listing 8.5 Using the _get_ratings function (dags/01_python).</text:p>
      <text:p text:style-name="Preformatted_20_Text"/>
      <text:p text:style-name="Preformatted_20_Text">31</text:p>
      <text:p text:style-name="Preformatted_20_Text">32</text:p>
      <text:p text:style-name="Preformatted_20_Text">33</text:p>
      <text:p text:style-name="Preformatted_20_Text">34</text:p>
      <text:p text:style-name="Preformatted_20_Text">35</text:p>
      <text:p text:style-name="Preformatted_20_Text">def _fetch_ratings(templates_dict, batch_size=1000, **_):</text:p>
      <text:p text:style-name="Preformatted_20_Text"><text:s text:c="3"/>logger = logging.getLogger(__name__)</text:p>
      <text:p text:style-name="Preformatted_20_Text"><text:s/></text:p>
      <text:p text:style-name="Preformatted_20_Text"><text:s text:c="3"/>start_date = templates_dict["start_date"]</text:p>
      <text:p text:style-name="Preformatted_20_Text"><text:s text:c="3"/>end_date = templates_dict["end_date"]</text:p>
      <text:p text:style-name="Preformatted_20_Text"><text:s text:c="3"/>output_path = templates_dict["output_path"]</text:p>
      <text:p text:style-name="Preformatted_20_Text"><text:s/></text:p>
      <text:p text:style-name="Preformatted_20_Text"><text:s text:c="3"/>logger.info(f"Fetching ratings for {start_date} to {end_date}")</text:p>
      <text:p text:style-name="Preformatted_20_Text"><text:s text:c="3"/>ratings = list(</text:p>
      <text:p text:style-name="Preformatted_20_Text"><text:s text:c="7"/>_get_ratings(</text:p>
      <text:p text:style-name="Preformatted_20_Text"><text:s text:c="11"/>start_date=start_date,</text:p>
      <text:p text:style-name="Preformatted_20_Text"><text:s text:c="11"/>end_date=end_date,</text:p>
      <text:p text:style-name="Preformatted_20_Text"><text:s text:c="11"/>batch_size=batch_size,</text:p>
      <text:p text:style-name="Preformatted_20_Text"><text:s text:c="7"/>)</text:p>
      <text:p text:style-name="Preformatted_20_Text"><text:s text:c="3"/>)</text:p>
      <text:p text:style-name="Preformatted_20_Text"><text:s text:c="3"/>logger.info(f"Fetched {len(ratings)} ratings")</text:p>
      <text:p text:style-name="Preformatted_20_Text"><text:s/></text:p>
      <text:p text:style-name="Preformatted_20_Text"><text:s text:c="3"/>logger.info(f"Writing ratings to {output_path}")</text:p>
      <text:p text:style-name="Preformatted_20_Text"><text:s/></text:p>
      <text:p text:style-name="Preformatted_20_Text"><text:s text:c="3"/># Make sure the output directory exists.</text:p>
      <text:p text:style-name="Preformatted_20_Text"><text:s text:c="3"/>output_dir = os.path.dirname(output_path)</text:p>
      <text:p text:style-name="Preformatted_20_Text"><text:s text:c="3"/>os.makedirs(output_dir, exist_ok=True)</text:p>
      <text:p text:style-name="Preformatted_20_Text"><text:s/></text:p>
      <text:p text:style-name="Preformatted_20_Text"><text:s text:c="3"/>with open(output_path, "w") as file_:</text:p>
      <text:p text:style-name="Preformatted_20_Text"><text:s text:c="7"/>json.dump(ratings, fp=file_)</text:p>
      <text:p text:style-name="Preformatted_20_Text"><text:s/></text:p>
      <text:p text:style-name="Preformatted_20_Text">fetch_ratings = PythonOperator(</text:p>
      <text:p text:style-name="Preformatted_20_Text"><text:soft-page-break/><text:s text:c="3"/>task_id="fetch_ratings",</text:p>
      <text:p text:style-name="Preformatted_20_Text"><text:s text:c="3"/>python_callable=_fetch_ratings,</text:p>
      <text:p text:style-name="Preformatted_20_Text"><text:s text:c="3"/>templates_dict={</text:p>
      <text:p text:style-name="Preformatted_20_Text"><text:s text:c="7"/>"start_date": "{{ds}}",</text:p>
      <text:p text:style-name="Preformatted_20_Text"><text:s text:c="7"/>"end_date": "{{next_ds}}",</text:p>
      <text:p text:style-name="Preformatted_20_Text"><text:s text:c="7"/>"output_path": "/data/python/ratings/{{ds}}.json",</text:p>
      <text:p text:style-name="Preformatted_20_Text"><text:s text:c="3"/>},</text:p>
      <text:p text:style-name="Preformatted_20_Text">)</text:p>
      <text:p text:style-name="Preformatted_20_Text"/>
      <text:p text:style-name="Preformatted_20_Text">copy</text:p>
      <text:p text:style-name="Preformatted_20_Text"/>
      <text:p text:style-name="Preformatted_20_Text">#A Use logging to provide some useful feedback about what the function is doing.</text:p>
      <text:p text:style-name="Preformatted_20_Text"/>
      <text:p text:style-name="Preformatted_20_Text">#B Extract the templated start/end dates and output path.</text:p>
      <text:p text:style-name="Preformatted_20_Text"/>
      <text:p text:style-name="Preformatted_20_Text">#C Use the _get_ratings function to fetch rating records.</text:p>
      <text:p text:style-name="Preformatted_20_Text"/>
      <text:p text:style-name="Preformatted_20_Text">#D Create the output directory if it doesn’t exist.</text:p>
      <text:p text:style-name="Preformatted_20_Text"/>
      <text:p text:style-name="Preformatted_20_Text">#E Write output data as JSON.</text:p>
      <text:p text:style-name="Preformatted_20_Text"/>
      <text:p text:style-name="Preformatted_20_Text">#F Create the task using the PythonOperator.</text:p>
      <text:p text:style-name="Preformatted_20_Text"/>
      <text:p text:style-name="Preformatted_20_Text">Note that the start_date/end_date/output_path parameters are passed using templates_dict, which allows us to reference context variables such as the execution date in their values.</text:p>
      <text:p text:style-name="Preformatted_20_Text"/>
      <text:p text:style-name="Preformatted_20_Text">After fetching our ratings, we include another step rank_movies to produce our rankings. This step uses the PythonOperator to apply our rank_movies_by_rating function, which ranks movies by their average rating, optionally filtering for a minimum number of ratings:</text:p>
      <text:p text:style-name="Preformatted_20_Text">Listing 8.6 Helper function for ranking movies (dags/custom/ranking.py).</text:p>
      <text:p text:style-name="Preformatted_20_Text"/>
      <text:p text:style-name="Preformatted_20_Text">import pandas as pd</text:p>
      <text:p text:style-name="Preformatted_20_Text">def rank_movies_by_rating(ratings, min_ratings=2):</text:p>
      <text:p text:style-name="Preformatted_20_Text"><text:s text:c="3"/>ranking = (</text:p>
      <text:p text:style-name="Preformatted_20_Text"><text:s text:c="7"/>ratings.groupby("movieId")</text:p>
      <text:p text:style-name="Preformatted_20_Text"><text:s text:c="7"/>.agg( #A</text:p>
      <text:p text:style-name="Preformatted_20_Text"><text:s text:c="11"/>avg_rating=pd.NamedAgg(column="rating", aggfunc="mean"),</text:p>
      <text:p text:style-name="Preformatted_20_Text"><text:s text:c="11"/>num_ratings=pd.NamedAgg(column="userId", aggfunc="nunique"),</text:p>
      <text:p text:style-name="Preformatted_20_Text"><text:s text:c="7"/>)</text:p>
      <text:p text:style-name="Preformatted_20_Text"><text:s text:c="7"/>.loc[lambda df: df["num_ratings"] &gt; min_ratings] #B</text:p>
      <text:p text:style-name="Preformatted_20_Text"><text:s text:c="7"/>.sort_values(["avg_rating", "num_ratings"], ascending=False) #C</text:p>
      <text:p text:style-name="Preformatted_20_Text"><text:s text:c="3"/>)</text:p>
      <text:p text:style-name="Preformatted_20_Text"><text:s text:c="3"/>return ranking</text:p>
      <text:p text:style-name="Preformatted_20_Text"/>
      <text:p text:style-name="Preformatted_20_Text">copy</text:p>
      <text:p text:style-name="Preformatted_20_Text"/>
      <text:p text:style-name="Preformatted_20_Text">#A Calculate the average rating and the total number of ratings.</text:p>
      <text:p text:style-name="Preformatted_20_Text"/>
      <text:p text:style-name="Preformatted_20_Text">#B Filter for the minimum number required ratings.</text:p>
      <text:p text:style-name="Preformatted_20_Text"/>
      <text:p text:style-name="Preformatted_20_Text">#C Sort by average rating.</text:p>
      <text:p text:style-name="Preformatted_20_Text">Listing 8.7 Adding the rank_movies task (dags/01_python.py).</text:p>
      <text:p text:style-name="Preformatted_20_Text"/>
      <text:p text:style-name="Preformatted_20_Text">def _rank_movies(templates_dict, min_ratings=2, **_):</text:p>
      <text:p text:style-name="Preformatted_20_Text"><text:s text:c="3"/>input_path = templates_dict["input_path"]</text:p>
      <text:p text:style-name="Preformatted_20_Text"><text:s text:c="3"/>output_path = templates_dict["output_path"]</text:p>
      <text:p text:style-name="Preformatted_20_Text"><text:s text:c="2"/></text:p>
      <text:p text:style-name="Preformatted_20_Text"><text:s text:c="3"/>ratings = pd.read_json(input_path) #A</text:p>
      <text:p text:style-name="Preformatted_20_Text"><text:s text:c="3"/>ranking = rank_movies_by_rating(ratings, min_ratings=min_ratings) #B</text:p>
      <text:p text:style-name="Preformatted_20_Text"><text:s/></text:p>
      <text:p text:style-name="Preformatted_20_Text"><text:s text:c="3"/># Make sure the output directory exists.</text:p>
      <text:p text:style-name="Preformatted_20_Text"><text:s text:c="3"/>output_dir = os.path.dirname(output_path) #C</text:p>
      <text:p text:style-name="Preformatted_20_Text"><text:soft-page-break/><text:s text:c="3"/>os.makedirs(output_dir, exist_ok=True)</text:p>
      <text:p text:style-name="Preformatted_20_Text"><text:s text:c="2"/></text:p>
      <text:p text:style-name="Preformatted_20_Text"><text:s text:c="3"/>ranking.to_csv(output_path, index=True) #D</text:p>
      <text:p text:style-name="Preformatted_20_Text"><text:s/></text:p>
      <text:p text:style-name="Preformatted_20_Text">rank_movies = PythonOperator( #E</text:p>
      <text:p text:style-name="Preformatted_20_Text"><text:s text:c="3"/>task_id="rank_movies",</text:p>
      <text:p text:style-name="Preformatted_20_Text"><text:s text:c="3"/>python_callable=_rank_movies,</text:p>
      <text:p text:style-name="Preformatted_20_Text"><text:s text:c="3"/>templates_dict={</text:p>
      <text:p text:style-name="Preformatted_20_Text"><text:s text:c="7"/>"input_path": "/data/python/ratings/{{ds}}.json",</text:p>
      <text:p text:style-name="Preformatted_20_Text"><text:s text:c="7"/>"output_path": "/data/python/rankings/{{ds}}.csv",</text:p>
      <text:p text:style-name="Preformatted_20_Text"><text:s text:c="3"/>},</text:p>
      <text:p text:style-name="Preformatted_20_Text">)</text:p>
      <text:p text:style-name="Preformatted_20_Text">fetch_ratings &gt;&gt; rank_movies #F</text:p>
      <text:p text:style-name="Preformatted_20_Text"/>
      <text:p text:style-name="Preformatted_20_Text">copy</text:p>
      <text:p text:style-name="Preformatted_20_Text"/>
      <text:p text:style-name="Preformatted_20_Text">#A Read ratings from the given (templated) input path.</text:p>
      <text:p text:style-name="Preformatted_20_Text"/>
      <text:p text:style-name="Preformatted_20_Text">#B Use the helper function to rank movies.</text:p>
      <text:p text:style-name="Preformatted_20_Text"/>
      <text:p text:style-name="Preformatted_20_Text">#C Create the output directory if it doesn’t exist.</text:p>
      <text:p text:style-name="Preformatted_20_Text"/>
      <text:p text:style-name="Preformatted_20_Text">#D Write ranked movies to CSV.</text:p>
      <text:p text:style-name="Preformatted_20_Text"/>
      <text:p text:style-name="Preformatted_20_Text">#E Use the _rank_movies function within a PythonOperator.</text:p>
      <text:p text:style-name="Preformatted_20_Text"/>
      <text:p text:style-name="Preformatted_20_Text">#F Connect the fetch and rank tasks.</text:p>
      <text:p text:style-name="Preformatted_20_Text"/>
      <text:p text:style-name="Preformatted_20_Text">Altogether this results in a DAG comprising two steps, one for fetching ratings and the second for actually ranking movies. As such, by scheduling this DAG to run daily, our DAG would provide a daily ranking of the most popular movies for that day. (Of course, a smarter algorithm might take some history into account, but we have to start somewhere, right?)</text:p>
      <text:p text:style-name="Preformatted_20_Text">8.2 <text:s text:c="5"/>Building a custom hook</text:p>
      <text:p text:style-name="Preformatted_20_Text"/>
      <text:p text:style-name="Preformatted_20_Text">As you can see, it takes quite some effort (and code) to actually start fetching ratings from our API and to use them for our ranking. Interestingly, the majority of our code concerns the interaction with the API, in which we have to (a) get our API address + authentication details, (b) set up a session for interacting with the API, and (c) include extra functionality for handling details of the API such as pagination.</text:p>
      <text:p text:style-name="Preformatted_20_Text"/>
      <text:p text:style-name="Preformatted_20_Text">One way for dealing with the complexity of interacting with the API is to encapsulate all this code into a reusable Airflow hook. By doing so, we can keep all the API-specific code in one place and simply use this hook in different places in our DAGs. This would allow us to reduce the effort of fetching ratings to something like this: <text:s text:c="3"/></text:p>
      <text:p text:style-name="Preformatted_20_Text">Listing 8.8 Using a MovielensHook for fetching ratings.……...…………....… <text:s text:c="2"/></text:p>
      <text:p text:style-name="Preformatted_20_Text"/>
      <text:p text:style-name="Preformatted_20_Text">1</text:p>
      <text:p text:style-name="Preformatted_20_Text">2</text:p>
      <text:p text:style-name="Preformatted_20_Text">3</text:p>
      <text:p text:style-name="Preformatted_20_Text">hook = MovielensHook(conn_id="movielens")</text:p>
      <text:p text:style-name="Preformatted_20_Text">ratings = hook.get_ratings(start_date, end_date)</text:p>
      <text:p text:style-name="Preformatted_20_Text">hook.close()</text:p>
      <text:p text:style-name="Preformatted_20_Text"/>
      <text:p text:style-name="Preformatted_20_Text">copy</text:p>
      <text:p text:style-name="Preformatted_20_Text"/>
      <text:p text:style-name="Preformatted_20_Text">#A Create the hook.</text:p>
      <text:p text:style-name="Preformatted_20_Text"/>
      <text:p text:style-name="Preformatted_20_Text">#A Use the hook to do some work.</text:p>
      <text:p text:style-name="Preformatted_20_Text"/>
      <text:p text:style-name="Preformatted_20_Text">#C Close the hook, freeing any used resources.</text:p>
      <text:p text:style-name="Preformatted_20_Text"/>
      <text:p text:style-name="Preformatted_20_Text"><text:soft-page-break/>Besides offering more concise and reusable code, hooks also allow us to leverage Airflow’s functionality for managing connection credentials via the database and UI, meaning that we don’t have to supply our API credentials manually to our DAG.</text:p>
      <text:p text:style-name="Preformatted_20_Text"/>
      <text:p text:style-name="Preformatted_20_Text">In the next few sections, we’ll explore how to write a custom hook and set about building a hook for our movie API.</text:p>
      <text:p text:style-name="Preformatted_20_Text">8.2.1 <text:s text:c="2"/>Designing a custom hook</text:p>
      <text:p text:style-name="Preformatted_20_Text"/>
      <text:p text:style-name="Preformatted_20_Text">In Airflow, all hooks are created as subclasses of the abstract BaseHook class:</text:p>
      <text:p text:style-name="Preformatted_20_Text">Listing 8.9 Skeleton for a custom hook.</text:p>
      <text:p text:style-name="Preformatted_20_Text"/>
      <text:p text:style-name="Preformatted_20_Text">from airflow.hooks.base_hook import BaseHook</text:p>
      <text:p text:style-name="Preformatted_20_Text"><text:s/></text:p>
      <text:p text:style-name="Preformatted_20_Text">class MovielensHook(BaseHook):</text:p>
      <text:p text:style-name="Preformatted_20_Text"><text:s text:c="3"/>...</text:p>
      <text:p text:style-name="Preformatted_20_Text"/>
      <text:p text:style-name="Preformatted_20_Text">copy</text:p>
      <text:p text:style-name="Preformatted_20_Text"/>
      <text:p text:style-name="Preformatted_20_Text">To start building a hook, we need to define an init method that specifies which connection the hook uses (if applicable) and any other extra arguments that our hook might need. In this case, we do want our hook to get it’s connection details from a specific connection, but don’t need any extra arguments for now:</text:p>
      <text:p text:style-name="Preformatted_20_Text">Listing 8.10 Start of the MovielensHook class (dags/custom/hooks.py).</text:p>
      <text:p text:style-name="Preformatted_20_Text"/>
      <text:p text:style-name="Preformatted_20_Text">from airflow.hooks.base_hook import BaseHook</text:p>
      <text:p text:style-name="Preformatted_20_Text"><text:s/></text:p>
      <text:p text:style-name="Preformatted_20_Text">class MovielensHook(BaseHook):</text:p>
      <text:p text:style-name="Preformatted_20_Text"><text:s text:c="3"/>def __init__(self, conn_id): #A</text:p>
      <text:p text:style-name="Preformatted_20_Text"><text:s text:c="5"/>super().__init__() #B</text:p>
      <text:p text:style-name="Preformatted_20_Text"><text:s text:c="5"/>self._conn_id = conn_id #C</text:p>
      <text:p text:style-name="Preformatted_20_Text"/>
      <text:p text:style-name="Preformatted_20_Text">copy</text:p>
      <text:p text:style-name="Preformatted_20_Text"/>
      <text:p text:style-name="Preformatted_20_Text">#A The parameter conn_id tells the Hook which connection to use.</text:p>
      <text:p text:style-name="Preformatted_20_Text"/>
      <text:p text:style-name="Preformatted_20_Text">#B Call the constructor of the BaseHook class[41].</text:p>
      <text:p text:style-name="Preformatted_20_Text"/>
      <text:p text:style-name="Preformatted_20_Text">#C Don’t forget to store our connection ID.</text:p>
      <text:p text:style-name="Preformatted_20_Text"/>
      <text:p text:style-name="Preformatted_20_Text">Besides this, most Airflow hooks are expected to define a get_conn method, which is responsible for setting up a connection to an external system. In our case, this means that we can re-use most of our previously defined _get_session function, which already provides us with a pre-configured session for the movie API. That means a naive implementation of get_conn could look something like this:</text:p>
      <text:p text:style-name="Preformatted_20_Text">Listing 8.11 Initial implementation of the get_conn method.</text:p>
      <text:p text:style-name="Preformatted_20_Text"/>
      <text:p text:style-name="Preformatted_20_Text">15</text:p>
      <text:p text:style-name="Preformatted_20_Text">16</text:p>
      <text:p text:style-name="Preformatted_20_Text">17</text:p>
      <text:p text:style-name="Preformatted_20_Text">class MovielensHook(BaseHook):</text:p>
      <text:p text:style-name="Preformatted_20_Text"><text:s text:c="2"/></text:p>
      <text:p text:style-name="Preformatted_20_Text"><text:s text:c="4"/>...</text:p>
      <text:p text:style-name="Preformatted_20_Text"><text:s/></text:p>
      <text:p text:style-name="Preformatted_20_Text"><text:s text:c="4"/>def get_conn(self):</text:p>
      <text:p text:style-name="Preformatted_20_Text"><text:s text:c="7"/># Setup our requests session.</text:p>
      <text:p text:style-name="Preformatted_20_Text"><text:s text:c="7"/>session = requests.Session()</text:p>
      <text:p text:style-name="Preformatted_20_Text"><text:s text:c="7"/>session.auth = (MOVIELENS_USER, MOVIELENS_PASSWORD)</text:p>
      <text:p text:style-name="Preformatted_20_Text"><text:s/></text:p>
      <text:p text:style-name="Preformatted_20_Text"><text:s text:c="7"/># Define API base url from connection details.</text:p>
      <text:p text:style-name="Preformatted_20_Text"><text:s text:c="7"/>schema = MOVIELENS_SCHEMA</text:p>
      <text:p text:style-name="Preformatted_20_Text"><text:s text:c="7"/>host = MOVIELENS_HOST</text:p>
      <text:p text:style-name="Preformatted_20_Text"><text:s text:c="7"/>port = MOVIELENS_PORT</text:p>
      <text:p text:style-name="Preformatted_20_Text"><text:soft-page-break/><text:s/></text:p>
      <text:p text:style-name="Preformatted_20_Text"><text:s text:c="7"/>base_url = f"{schema}://{host}:{port}"</text:p>
      <text:p text:style-name="Preformatted_20_Text"><text:s/></text:p>
      <text:p text:style-name="Preformatted_20_Text"><text:s text:c="7"/>return session, base_url</text:p>
      <text:p text:style-name="Preformatted_20_Text"/>
      <text:p text:style-name="Preformatted_20_Text">copy</text:p>
      <text:p text:style-name="Preformatted_20_Text"/>
      <text:p text:style-name="Preformatted_20_Text">However, instead of hardcoding our credentials, we would prefer to fetch them from the Airflow credentials store, which is more secure and easier to manage. To do so, we first need to add our connection to the Airflow metastore, which we can do by opening the ‘Admin &gt; Connections’ section using the Airflow web UI and clicking ‘Create’ to add a new connection.</text:p>
      <text:p text:style-name="Preformatted_20_Text">Figure 8.5 Adding our Movie API connection in the Airflow web UI.</text:p>
      <text:p text:style-name="Preformatted_20_Text"/>
      <text:p text:style-name="Preformatted_20_Text">In the connection create screen (Figure 8.5), we need to fill in the connection details of our API. In this case, we’ll call the connection ‘movielens’. We’ll use this ID later in our code to actually refer to the connection. Under connection type we select HTTP for our rest API. Under host, we need to refer to the hostname of the API in our docker-compose setup, which is ‘movielens’. Next, we can (optionally) indicate what schema we’ll use for the connection (HTTP) and add the required login credentials (user ‘airflow’, password ‘airflow’). Finally, we need to say under which port our API will be available, which is port 5000 in our docker-compose setup (as we saw earlier when manually accessing the API).</text:p>
      <text:p text:style-name="Preformatted_20_Text"/>
      <text:p text:style-name="Preformatted_20_Text">Now that we have our connection, we need to modify our get_conn to fetch the connection details from the metastore. <text:s/>To do so, the BaseHook class provides a convenience method called get_connection, which can retrieve the connection details for a given connection ID from the metastore:</text:p>
      <text:p text:style-name="Preformatted_20_Text"/>
      <text:p text:style-name="Preformatted_20_Text">config = self.get_connection(self._conn_id)</text:p>
      <text:p text:style-name="Preformatted_20_Text"/>
      <text:p text:style-name="Preformatted_20_Text">copy</text:p>
      <text:p text:style-name="Preformatted_20_Text"/>
      <text:p text:style-name="Preformatted_20_Text">This connection configuration object has fields that map to the different details that we just filled in when creating our connection. As such, we can use the config object to start determining the host/port and user/password for our API. First, we use the schema, host, and port fields to determine our API URL as done before:</text:p>
      <text:p text:style-name="Preformatted_20_Text"/>
      <text:p text:style-name="Preformatted_20_Text">schema = config.schema or self.DEFAULT_SCHEMA</text:p>
      <text:p text:style-name="Preformatted_20_Text">host = config.host or self.DEFAULT_HOST</text:p>
      <text:p text:style-name="Preformatted_20_Text">port = config.port or self.DEFAULT_PORT</text:p>
      <text:p text:style-name="Preformatted_20_Text"><text:s/></text:p>
      <text:p text:style-name="Preformatted_20_Text">base_url = f"{schema}://{host}:{port}/"</text:p>
      <text:p text:style-name="Preformatted_20_Text"/>
      <text:p text:style-name="Preformatted_20_Text">copy</text:p>
      <text:p text:style-name="Preformatted_20_Text"/>
      <text:p text:style-name="Preformatted_20_Text">Note that we define default values in our class (similar to the constants we defined before) in case these fields are not specified in the connection. If we want to require them to be specified in the connection itself, we could also raise an error instead of supplying defaults.</text:p>
      <text:p text:style-name="Preformatted_20_Text"/>
      <text:p text:style-name="Preformatted_20_Text">Now we have obtained our base URL from the metastore, we only need to configure authentication details on our session:</text:p>
      <text:p text:style-name="Preformatted_20_Text"/>
      <text:p text:style-name="Preformatted_20_Text">if config.login:</text:p>
      <text:p text:style-name="Preformatted_20_Text"><text:s text:c="3"/>session.auth = (config.login, config.password)</text:p>
      <text:p text:style-name="Preformatted_20_Text"/>
      <text:p text:style-name="Preformatted_20_Text">copy</text:p>
      <text:p text:style-name="Preformatted_20_Text"/>
      <text:p text:style-name="Preformatted_20_Text">Altogether, this gives us the following new implementation for get_conn:</text:p>
      <text:p text:style-name="Preformatted_20_Text">Listing 8.12 Making get_conn configurable (dags/custom/hooks.py).</text:p>
      <text:p text:style-name="Preformatted_20_Text"/>
      <text:p text:style-name="Preformatted_20_Text"><text:soft-page-break/>class MovielensHook(BaseHook):</text:p>
      <text:p text:style-name="Preformatted_20_Text"><text:s text:c="3"/>DEFAULT_HOST = "movielens" #A</text:p>
      <text:p text:style-name="Preformatted_20_Text"><text:s text:c="3"/>DEFAULT_SCHEMA = "http"</text:p>
      <text:p text:style-name="Preformatted_20_Text"><text:s text:c="3"/>DEFAULT_PORT = 5000</text:p>
      <text:p text:style-name="Preformatted_20_Text"><text:s/></text:p>
      <text:p text:style-name="Preformatted_20_Text"><text:s text:c="3"/>def __init__(self, conn_id):</text:p>
      <text:p text:style-name="Preformatted_20_Text"><text:s text:c="7"/>super().__init__()</text:p>
      <text:p text:style-name="Preformatted_20_Text"><text:s text:c="7"/>self._conn_id = conn_id</text:p>
      <text:p text:style-name="Preformatted_20_Text"><text:s/></text:p>
      <text:p text:style-name="Preformatted_20_Text"><text:s text:c="3"/>def get_conn(self):</text:p>
      <text:p text:style-name="Preformatted_20_Text"><text:s text:c="7"/>config = self.get_connection(self._conn_id) #B</text:p>
      <text:p text:style-name="Preformatted_20_Text"><text:s/></text:p>
      <text:p text:style-name="Preformatted_20_Text"><text:s text:c="8"/># Define API base url.</text:p>
      <text:p text:style-name="Preformatted_20_Text"><text:s text:c="7"/>schema = config.schema or self.DEFAULT_SCHEMA #C</text:p>
      <text:p text:style-name="Preformatted_20_Text"><text:s text:c="7"/>host = config.host or self.DEFAULT_HOST</text:p>
      <text:p text:style-name="Preformatted_20_Text"><text:s text:c="7"/>port = config.port or self.DEFAULT_PORT</text:p>
      <text:p text:style-name="Preformatted_20_Text"><text:s/></text:p>
      <text:p text:style-name="Preformatted_20_Text"><text:s text:c="7"/>base_url = f"{schema}://{host}:{port}"</text:p>
      <text:p text:style-name="Preformatted_20_Text"><text:s/></text:p>
      <text:p text:style-name="Preformatted_20_Text"><text:s text:c="7"/># Build requests session.</text:p>
      <text:p text:style-name="Preformatted_20_Text"><text:s text:c="7"/>session = requests.Session() #D</text:p>
      <text:p text:style-name="Preformatted_20_Text"><text:s/></text:p>
      <text:p text:style-name="Preformatted_20_Text"><text:s text:c="7"/>if config.login:</text:p>
      <text:p text:style-name="Preformatted_20_Text"><text:s text:c="11"/>session.auth = (config.login, config.password)</text:p>
      <text:p text:style-name="Preformatted_20_Text"><text:s text:c="9"/></text:p>
      <text:p text:style-name="Preformatted_20_Text"><text:s text:c="7"/>return session, base_url #E</text:p>
      <text:p text:style-name="Preformatted_20_Text"/>
      <text:p text:style-name="Preformatted_20_Text">copy</text:p>
      <text:p text:style-name="Preformatted_20_Text"/>
      <text:p text:style-name="Preformatted_20_Text">#A Default connection values, as stored class variables for convenience.</text:p>
      <text:p text:style-name="Preformatted_20_Text"/>
      <text:p text:style-name="Preformatted_20_Text">#B Fetching the connection configuration using the given ID.</text:p>
      <text:p text:style-name="Preformatted_20_Text"/>
      <text:p text:style-name="Preformatted_20_Text">#C Building the base URL using the connection config + defaults.</text:p>
      <text:p text:style-name="Preformatted_20_Text"/>
      <text:p text:style-name="Preformatted_20_Text">#D Creating the requests session using login/password from the connection config.</text:p>
      <text:p text:style-name="Preformatted_20_Text"/>
      <text:p text:style-name="Preformatted_20_Text">#E Returning the requests session + base URL.</text:p>
      <text:p text:style-name="Preformatted_20_Text"/>
      <text:p text:style-name="Preformatted_20_Text">One drawback of this implementation is that each call to get_conn will result in a call to the Airflow metastore, as get_conn needs to fetch the credentials from the database. We can avoid this limitation by also caching session and base_url on our instance as protected variables:</text:p>
      <text:p text:style-name="Preformatted_20_Text">Listing 8.13 Adding caching for the API session (dags/custom/hooks.py).</text:p>
      <text:p text:style-name="Preformatted_20_Text"/>
      <text:p text:style-name="Preformatted_20_Text">21</text:p>
      <text:p text:style-name="Preformatted_20_Text">22</text:p>
      <text:p text:style-name="Preformatted_20_Text">class MovielensHook(BaseHook):</text:p>
      <text:p text:style-name="Preformatted_20_Text"><text:s/></text:p>
      <text:p text:style-name="Preformatted_20_Text"><text:s text:c="3"/>def __init__(self, conn_id, retry=3):</text:p>
      <text:p text:style-name="Preformatted_20_Text"><text:s text:c="7"/>...</text:p>
      <text:p text:style-name="Preformatted_20_Text"><text:s text:c="7"/>self._session = None</text:p>
      <text:p text:style-name="Preformatted_20_Text"><text:s text:c="7"/>self._base_url = None</text:p>
      <text:p text:style-name="Preformatted_20_Text"><text:s/></text:p>
      <text:p text:style-name="Preformatted_20_Text"><text:s text:c="3"/>def get_conn(self):</text:p>
      <text:p text:style-name="Preformatted_20_Text"><text:s text:c="7"/>"""</text:p>
      <text:p text:style-name="Preformatted_20_Text"><text:s text:c="7"/>Returns the connection used by the hook for querying data.</text:p>
      <text:p text:style-name="Preformatted_20_Text"><text:s text:c="7"/>Should in principle not be used directly.</text:p>
      <text:p text:style-name="Preformatted_20_Text"><text:s text:c="7"/>"""</text:p>
      <text:p text:style-name="Preformatted_20_Text"><text:s/></text:p>
      <text:p text:style-name="Preformatted_20_Text"><text:s text:c="7"/>if self._session is None:</text:p>
      <text:p text:style-name="Preformatted_20_Text"><text:s text:c="11"/>config = self.get_connection(self._conn_id)</text:p>
      <text:p text:style-name="Preformatted_20_Text"><text:s text:c="13"/>...</text:p>
      <text:p text:style-name="Preformatted_20_Text"><text:soft-page-break/><text:s text:c="11"/>self._base_url = f"{schema}://{config.host}:{port}"</text:p>
      <text:p text:style-name="Preformatted_20_Text"><text:s/></text:p>
      <text:p text:style-name="Preformatted_20_Text"><text:s text:c="11"/>self._session = requests.Session()</text:p>
      <text:p text:style-name="Preformatted_20_Text"><text:s text:c="13"/>...</text:p>
      <text:p text:style-name="Preformatted_20_Text"><text:s/></text:p>
      <text:p text:style-name="Preformatted_20_Text"><text:s text:c="7"/>return self._session, self._base_url</text:p>
      <text:p text:style-name="Preformatted_20_Text"/>
      <text:p text:style-name="Preformatted_20_Text">copy</text:p>
      <text:p text:style-name="Preformatted_20_Text"/>
      <text:p text:style-name="Preformatted_20_Text">#A Two extra instance variables, used for caching the session and base URL.</text:p>
      <text:p text:style-name="Preformatted_20_Text"/>
      <text:p text:style-name="Preformatted_20_Text">#B Check if we already have an active session before creating one.</text:p>
      <text:p text:style-name="Preformatted_20_Text"/>
      <text:p text:style-name="Preformatted_20_Text">This way, the first time get_conn gets called self._session is None, so we end up fetching our connection details from the metastore and setting up our base URL and session. By storing these objects in the _session and _base_url instance variables, we make sure that these objects are cached for later calls. As such, a second call to get_conn will see that self._session no longer is None and as such will return the cached session and base URL.</text:p>
      <text:p text:style-name="Preformatted_20_Text"/>
      <text:p text:style-name="Preformatted_20_Text">NOTE The (mis)use of get_conn Personally, we’re not fans of using the get_conn method directly outside of the hook, even though it is publicly exposed. The main reason for this is that this method exposes the internal details of how your hook accesses the external system, breaking encapsulation. This will give you substantial headaches if you ever want to change this internal detail, as your code will be strongly coupled to the internal connection type. This has been an issue in the Airflow codebase as well, for example in the case of the HdfsHook, where the implementation of the hook was tightly coupled to a Python 2.7-only library (snakebite).</text:p>
      <text:p text:style-name="Preformatted_20_Text"/>
      <text:p text:style-name="Preformatted_20_Text">Now that we have completed our implementation of get_conn, we are now able to build an authenticated connection to our API. This means we can finally start building some useful methods into our hook, which we can then use to do something useful with our API.</text:p>
      <text:p text:style-name="Preformatted_20_Text"/>
      <text:p text:style-name="Preformatted_20_Text">For fetching ratings, we can re-use the code from our previous implementation, which retrieved ratings from the /ratings endpoint of the API and used our get_with_pagination function to handle pagination. The only main difference compared to the previous version, is that we now use get_conn within the pagination function to get our API session:</text:p>
      <text:p text:style-name="Preformatted_20_Text">Listing 8.14 Adding a get_ratings method (dags/custom/hooks.py).</text:p>
      <text:p text:style-name="Preformatted_20_Text"/>
      <text:p text:style-name="Preformatted_20_Text">class MovielensHook(BaseHook):</text:p>
      <text:p text:style-name="Preformatted_20_Text"><text:s text:c="4"/>...</text:p>
      <text:p text:style-name="Preformatted_20_Text"><text:s/></text:p>
      <text:p text:style-name="Preformatted_20_Text"><text:s text:c="2"/>def get_ratings(self, start_date=None, end_date=None, batch_size=100): #A</text:p>
      <text:p text:style-name="Preformatted_20_Text"><text:s text:c="7"/>"""</text:p>
      <text:p text:style-name="Preformatted_20_Text"><text:s text:c="7"/>Fetches ratings between the given start/end date.</text:p>
      <text:p text:style-name="Preformatted_20_Text"><text:s/></text:p>
      <text:p text:style-name="Preformatted_20_Text"><text:s text:c="7"/>Parameters</text:p>
      <text:p text:style-name="Preformatted_20_Text"><text:s text:c="7"/>—————</text:p>
      <text:p text:style-name="Preformatted_20_Text"><text:s text:c="7"/>start_date : str</text:p>
      <text:p text:style-name="Preformatted_20_Text"><text:s text:c="11"/>Start date to start fetching ratings from (inclusive). Expected</text:p>
      <text:p text:style-name="Preformatted_20_Text"><text:s text:c="11"/>format is YYYY-MM-DD (equal to Airflow"s ds formats).</text:p>
      <text:p text:style-name="Preformatted_20_Text"><text:s text:c="7"/>end_date : str</text:p>
      <text:p text:style-name="Preformatted_20_Text"><text:s text:c="11"/>End date to fetching ratings up to (exclusive). Expected</text:p>
      <text:p text:style-name="Preformatted_20_Text"><text:s text:c="11"/>format is YYYY-MM-DD (equal to Airflow"s ds formats).</text:p>
      <text:p text:style-name="Preformatted_20_Text"><text:s text:c="7"/>batch_size : int</text:p>
      <text:p text:style-name="Preformatted_20_Text"><text:s text:c="11"/>Size of the batches (pages) to fetch from the API. Larger values</text:p>
      <text:p text:style-name="Preformatted_20_Text"><text:s text:c="11"/>mean less requests, but more data transferred per request.</text:p>
      <text:p text:style-name="Preformatted_20_Text"><text:s text:c="7"/>"""</text:p>
      <text:p text:style-name="Preformatted_20_Text"><text:s/></text:p>
      <text:p text:style-name="Preformatted_20_Text"><text:s text:c="7"/>yield from self._get_with_pagination(</text:p>
      <text:p text:style-name="Preformatted_20_Text"><text:s text:c="11"/>endpoint="/ratings",</text:p>
      <text:p text:style-name="Preformatted_20_Text"><text:soft-page-break/><text:s text:c="11"/>params={"start_date": start_date, "end_date": end_date},</text:p>
      <text:p text:style-name="Preformatted_20_Text"><text:s text:c="11"/>batch_size=batch_size,</text:p>
      <text:p text:style-name="Preformatted_20_Text"><text:s text:c="7"/>)</text:p>
      <text:p text:style-name="Preformatted_20_Text"><text:s/></text:p>
      <text:p text:style-name="Preformatted_20_Text"><text:s text:c="3"/>def _get_with_pagination(self, endpoint, params, batch_size=100): #B</text:p>
      <text:p text:style-name="Preformatted_20_Text"><text:s text:c="7"/>"""</text:p>
      <text:p text:style-name="Preformatted_20_Text"><text:s text:c="7"/>Fetches records using a get request with given url/params,</text:p>
      <text:p text:style-name="Preformatted_20_Text"><text:s text:c="7"/>taking pagination into account.</text:p>
      <text:p text:style-name="Preformatted_20_Text"><text:s text:c="7"/>"""</text:p>
      <text:p text:style-name="Preformatted_20_Text"><text:s/></text:p>
      <text:p text:style-name="Preformatted_20_Text"><text:s text:c="7"/>session, base_url = self.get_conn()</text:p>
      <text:p text:style-name="Preformatted_20_Text"><text:s/></text:p>
      <text:p text:style-name="Preformatted_20_Text"><text:s text:c="7"/>offset = 0</text:p>
      <text:p text:style-name="Preformatted_20_Text"><text:s text:c="7"/>total = None</text:p>
      <text:p text:style-name="Preformatted_20_Text"><text:s text:c="7"/>while total is None or offset &lt; total:</text:p>
      <text:p text:style-name="Preformatted_20_Text"><text:s text:c="11"/>response = session.get(</text:p>
      <text:p text:style-name="Preformatted_20_Text"><text:s text:c="15"/>url, params={**params, **{"offset": offset, "limit": batch_size}}</text:p>
      <text:p text:style-name="Preformatted_20_Text"><text:s text:c="11"/>)</text:p>
      <text:p text:style-name="Preformatted_20_Text"><text:s text:c="11"/>response.raise_for_status()</text:p>
      <text:p text:style-name="Preformatted_20_Text"><text:s text:c="11"/>response_json = response.json()</text:p>
      <text:p text:style-name="Preformatted_20_Text"><text:s/></text:p>
      <text:p text:style-name="Preformatted_20_Text"><text:s text:c="11"/>yield from response_json["result"]</text:p>
      <text:p text:style-name="Preformatted_20_Text"><text:s/></text:p>
      <text:p text:style-name="Preformatted_20_Text"><text:s text:c="11"/>offset += batch_size</text:p>
      <text:p text:style-name="Preformatted_20_Text"><text:s text:c="11"/>total = response_json["total"]</text:p>
      <text:p text:style-name="Preformatted_20_Text"/>
      <text:p text:style-name="Preformatted_20_Text">copy</text:p>
      <text:p text:style-name="Preformatted_20_Text"/>
      <text:p text:style-name="Preformatted_20_Text">#A Public method that will be called by users of the hook.</text:p>
      <text:p text:style-name="Preformatted_20_Text"/>
      <text:p text:style-name="Preformatted_20_Text">#B Our internal helper method that handles pagination (same implementation as before).</text:p>
      <text:p text:style-name="Preformatted_20_Text"/>
      <text:p text:style-name="Preformatted_20_Text">Altogether, this now gives us a basic Airflow hook which handles connections to the Movielens API. Adding extra functionality (besides just fetching ratings) can be done easily by adding extra methods to the hook.</text:p>
      <text:p text:style-name="Preformatted_20_Text"/>
      <text:p text:style-name="Preformatted_20_Text">Although it may seem like a lot of effort to build a hook, most of the work we did was just shifting around the functions we wrote before into a single, consolidated hook class. An advantage of our new hook is that it provides nice encapsulation of the Movielens API logic in a single class, which is easy to use across different DAGs.</text:p>
      <text:p text:style-name="Preformatted_20_Text">8.2.2 <text:s text:c="2"/>Building our DAG with the Movielens hook</text:p>
      <text:p text:style-name="Preformatted_20_Text"/>
      <text:p text:style-name="Preformatted_20_Text">So now that we have our hook, we can start using it to actually fetch ratings in our DAG. However, before we can use it we need to save our hook class somewhere from where we can import it into our DAG. One way for doing so is to create a package in the same directory as our DAGs folder[42] and save our hook in a hooks.py module inside this package:</text:p>
      <text:p text:style-name="Preformatted_20_Text">Listing 8.15 Structure for a DAG directory with a custom package.</text:p>
      <text:p text:style-name="Preformatted_20_Text"/>
      <text:p text:style-name="Preformatted_20_Text">chapter08</text:p>
      <text:p text:style-name="Preformatted_20_Text">├── dags</text:p>
      <text:p text:style-name="Preformatted_20_Text">│ <text:s text:c="2"/>├── custom #A</text:p>
      <text:p text:style-name="Preformatted_20_Text">│ <text:s text:c="2"/>│ <text:s text:c="2"/>├── __init__.py</text:p>
      <text:p text:style-name="Preformatted_20_Text">│ <text:s text:c="2"/>│ <text:s text:c="2"/>└── hooks.py #B</text:p>
      <text:p text:style-name="Preformatted_20_Text">│ <text:s text:c="2"/>├── 01_python.py</text:p>
      <text:p text:style-name="Preformatted_20_Text">│ <text:s text:c="2"/>└── 02_hook.py</text:p>
      <text:p text:style-name="Preformatted_20_Text">├── docker-compose.yml</text:p>
      <text:p text:style-name="Preformatted_20_Text">└── ...</text:p>
      <text:p text:style-name="Preformatted_20_Text"/>
      <text:p text:style-name="Preformatted_20_Text">copy</text:p>
      <text:p text:style-name="Preformatted_20_Text"/>
      <text:p text:style-name="Preformatted_20_Text">#A Example package named ‘custom’.</text:p>
      <text:p text:style-name="Preformatted_20_Text"><text:soft-page-break/></text:p>
      <text:p text:style-name="Preformatted_20_Text">#B Module containing the custom hook code.</text:p>
      <text:p text:style-name="Preformatted_20_Text"/>
      <text:p text:style-name="Preformatted_20_Text">Once we have this package, we can import our hook from the new custom package, which contains our custom hook code:</text:p>
      <text:p text:style-name="Preformatted_20_Text"/>
      <text:p text:style-name="Preformatted_20_Text">1</text:p>
      <text:p text:style-name="Preformatted_20_Text">from custom.hooks import MovielensHook</text:p>
      <text:p text:style-name="Preformatted_20_Text"/>
      <text:p text:style-name="Preformatted_20_Text">copy</text:p>
      <text:p text:style-name="Preformatted_20_Text"/>
      <text:p text:style-name="Preformatted_20_Text">After importing the hook, fetching ratings becomes quite simple. We only need to instantiate the hook with the proper connection ID, and then call the hooks get_ratings method with the desired start/end dates:</text:p>
      <text:p text:style-name="Preformatted_20_Text">Listing 8.16 Using our MovielensHook to fetch ratings.</text:p>
      <text:p text:style-name="Preformatted_20_Text"/>
      <text:p text:style-name="Preformatted_20_Text">6</text:p>
      <text:p text:style-name="Preformatted_20_Text">hook = MovielensHook(conn_id=conn_id)</text:p>
      <text:p text:style-name="Preformatted_20_Text">ratings = hook.get_ratings(</text:p>
      <text:p text:style-name="Preformatted_20_Text"><text:s text:c="3"/>start_date=start_date,</text:p>
      <text:p text:style-name="Preformatted_20_Text"><text:s text:c="3"/>end_date=end_date,</text:p>
      <text:p text:style-name="Preformatted_20_Text"><text:s text:c="3"/>batch_size=batch_size</text:p>
      <text:p text:style-name="Preformatted_20_Text">)</text:p>
      <text:p text:style-name="Preformatted_20_Text"/>
      <text:p text:style-name="Preformatted_20_Text">copy</text:p>
      <text:p text:style-name="Preformatted_20_Text"/>
      <text:p text:style-name="Preformatted_20_Text">This gives back a generator of rating records which we then write to an output (JSON) file.</text:p>
      <text:p text:style-name="Preformatted_20_Text"/>
      <text:p text:style-name="Preformatted_20_Text">To use the hook in our DAG, we still need to wrap this code in a PythonOperator that takes care of supplying the correct start/end dates for the given DAG run, as well as actually writing the ratings to the desired output file. For this, we can essentially use the same _fetch_ratings function we defined for our initial DAG, changing the call to _get_ratings with the call to our new hook:</text:p>
      <text:p text:style-name="Preformatted_20_Text">Listing 8.17 Using the MovielensHook in the DAG (dags/02_hook.py).</text:p>
      <text:p text:style-name="Preformatted_20_Text"/>
      <text:p text:style-name="Preformatted_20_Text">31</text:p>
      <text:p text:style-name="Preformatted_20_Text">32</text:p>
      <text:p text:style-name="Preformatted_20_Text">33</text:p>
      <text:p text:style-name="Preformatted_20_Text">34</text:p>
      <text:p text:style-name="Preformatted_20_Text">35</text:p>
      <text:p text:style-name="Preformatted_20_Text">def _fetch_ratings(conn_id, templates_dict, batch_size=1000, **_):</text:p>
      <text:p text:style-name="Preformatted_20_Text"><text:s text:c="3"/>logger = logging.getLogger(__name__)</text:p>
      <text:p text:style-name="Preformatted_20_Text"><text:s/></text:p>
      <text:p text:style-name="Preformatted_20_Text"><text:s text:c="3"/>start_date = templates_dict["start_date"]</text:p>
      <text:p text:style-name="Preformatted_20_Text"><text:s text:c="3"/>end_date = templates_dict["end_date"]</text:p>
      <text:p text:style-name="Preformatted_20_Text"><text:s text:c="3"/>output_path = templates_dict["output_path"]</text:p>
      <text:p text:style-name="Preformatted_20_Text"><text:s/></text:p>
      <text:p text:style-name="Preformatted_20_Text"><text:s text:c="3"/>logger.info(f"Fetching ratings for {start_date} to {end_date}")</text:p>
      <text:p text:style-name="Preformatted_20_Text"><text:s text:c="3"/>hook = MovielensHook(conn_id=conn_id)</text:p>
      <text:p text:style-name="Preformatted_20_Text"><text:s text:c="3"/>ratings = list(</text:p>
      <text:p text:style-name="Preformatted_20_Text"><text:s text:c="7"/>hook.get_ratings(</text:p>
      <text:p text:style-name="Preformatted_20_Text"><text:s text:c="11"/>start_date=start_date, end_date=end_date, batch_size=batch_size</text:p>
      <text:p text:style-name="Preformatted_20_Text"><text:s text:c="7"/>)</text:p>
      <text:p text:style-name="Preformatted_20_Text"><text:s text:c="3"/>)</text:p>
      <text:p text:style-name="Preformatted_20_Text"><text:s text:c="3"/>logger.info(f"Fetched {len(ratings)} ratings")</text:p>
      <text:p text:style-name="Preformatted_20_Text"><text:s/></text:p>
      <text:p text:style-name="Preformatted_20_Text"><text:s text:c="3"/>logger.info(f"Writing ratings to {output_path}")</text:p>
      <text:p text:style-name="Preformatted_20_Text"><text:s/></text:p>
      <text:p text:style-name="Preformatted_20_Text"><text:s text:c="3"/># Make sure the output directory exists.</text:p>
      <text:p text:style-name="Preformatted_20_Text"><text:s text:c="3"/>output_dir = os.path.dirname(output_path)</text:p>
      <text:p text:style-name="Preformatted_20_Text"><text:s text:c="3"/>os.makedirs(output_dir, exist_ok=True)</text:p>
      <text:p text:style-name="Preformatted_20_Text"><text:s/></text:p>
      <text:p text:style-name="Preformatted_20_Text"><text:s text:c="3"/>with open(output_path, "w") as file_:</text:p>
      <text:p text:style-name="Preformatted_20_Text"><text:soft-page-break/><text:s text:c="7"/>json.dump(ratings, fp=file_)</text:p>
      <text:p text:style-name="Preformatted_20_Text"><text:s/></text:p>
      <text:p text:style-name="Preformatted_20_Text">PythonOperator(</text:p>
      <text:p text:style-name="Preformatted_20_Text"><text:s text:c="3"/>task_id="fetch_ratings",</text:p>
      <text:p text:style-name="Preformatted_20_Text"><text:s text:c="3"/>python_callable=_fetch_ratings,</text:p>
      <text:p text:style-name="Preformatted_20_Text"><text:s text:c="3"/>op_kwargs={"conn_id": "movielens"},</text:p>
      <text:p text:style-name="Preformatted_20_Text"><text:s text:c="3"/>templates_dict={</text:p>
      <text:p text:style-name="Preformatted_20_Text"><text:s text:c="7"/>"start_date": "{{ds}}",</text:p>
      <text:p text:style-name="Preformatted_20_Text"><text:s text:c="7"/>"end_date": "{{next_ds}}",</text:p>
      <text:p text:style-name="Preformatted_20_Text"><text:s text:c="7"/>"output_path": "/data/custom_hook/{{ds}}.json",</text:p>
      <text:p text:style-name="Preformatted_20_Text"><text:s text:c="3"/>},</text:p>
      <text:p text:style-name="Preformatted_20_Text">)</text:p>
      <text:p text:style-name="Preformatted_20_Text"/>
      <text:p text:style-name="Preformatted_20_Text">copy</text:p>
      <text:p text:style-name="Preformatted_20_Text"/>
      <text:p text:style-name="Preformatted_20_Text">#A Create an instance of the MovielensHook with the appropriate connection ID.</text:p>
      <text:p text:style-name="Preformatted_20_Text"/>
      <text:p text:style-name="Preformatted_20_Text">#B Use the hook to fetch ratings from the API.</text:p>
      <text:p text:style-name="Preformatted_20_Text"/>
      <text:p text:style-name="Preformatted_20_Text">#C Right the fetched ratings like before.</text:p>
      <text:p text:style-name="Preformatted_20_Text"/>
      <text:p text:style-name="Preformatted_20_Text">#D Specify which connection to use.</text:p>
      <text:p text:style-name="Preformatted_20_Text"/>
      <text:p text:style-name="Preformatted_20_Text">Note that we added the parameter conn_id to fetch_ratings which specifies the connection to use for the hook. As such, we also need to include this parameter when calling _fetch_ratings from the PythonOperator.</text:p>
      <text:p text:style-name="Preformatted_20_Text"/>
      <text:p text:style-name="Preformatted_20_Text">Altogether, this gives us the same behavior as before, but with a much simpler and smaller DAG file, as most of the complexity surrounding the Movielens API is now outsourced to the Movielens hook.</text:p>
      <text:p text:style-name="Preformatted_20_Text">8.3 <text:s text:c="5"/>Building a custom operator</text:p>
      <text:p text:style-name="Preformatted_20_Text"/>
      <text:p text:style-name="Preformatted_20_Text">Although building a MovielensHook has allowed us to move a lot of complexity from our DAG into the hook, we still have to write a considerable amount of boilerplate code for defining start/end dates and writing the ratings to an output file. This means that, if we want to reuse this functionality in multiple DAGs, we will still have some considerable code duplication + extra effort to do for each new DAG.</text:p>
      <text:p text:style-name="Preformatted_20_Text"/>
      <text:p text:style-name="Preformatted_20_Text">Fortunately, Airflow also allows us to build custom operators, which can be used to perform repetitive tasks with a minimal amount of boilerplate code. In this case, we could for example use this functionality to build a MovielensFetchRatingsOperator, which would allow us to fetch movie ratings using a specialized operator class.</text:p>
      <text:p text:style-name="Preformatted_20_Text">8.3.1 <text:s text:c="2"/>Defining a custom operator</text:p>
      <text:p text:style-name="Preformatted_20_Text"/>
      <text:p text:style-name="Preformatted_20_Text">In Airflow, all operators are built as subclasses of the BaseOperator class:</text:p>
      <text:p text:style-name="Preformatted_20_Text">Listing 8.18 Skeleton for a custom operator.</text:p>
      <text:p text:style-name="Preformatted_20_Text"/>
      <text:p text:style-name="Preformatted_20_Text">from airflow.models import BaseOperator</text:p>
      <text:p text:style-name="Preformatted_20_Text">from airflow.utils.decorators import apply_defaults</text:p>
      <text:p text:style-name="Preformatted_20_Text"><text:s/></text:p>
      <text:p text:style-name="Preformatted_20_Text"><text:s/></text:p>
      <text:p text:style-name="Preformatted_20_Text">class MyCustomOperator(BaseOperator): #A</text:p>
      <text:p text:style-name="Preformatted_20_Text"><text:s text:c="3"/>@apply_defaults #B</text:p>
      <text:p text:style-name="Preformatted_20_Text"><text:s text:c="3"/>def __init__(self, conn_id, **kwargs): #C</text:p>
      <text:p text:style-name="Preformatted_20_Text"><text:s text:c="7"/>super.__init__(self, **kwargs)</text:p>
      <text:p text:style-name="Preformatted_20_Text"><text:s text:c="7"/>self._conn_id = conn_id</text:p>
      <text:p text:style-name="Preformatted_20_Text"><text:s text:c="7"/>...</text:p>
      <text:p text:style-name="Preformatted_20_Text"/>
      <text:p text:style-name="Preformatted_20_Text">copy</text:p>
      <text:p text:style-name="Preformatted_20_Text"/>
      <text:p text:style-name="Preformatted_20_Text">#A Inherit from the BaseOperator class.</text:p>
      <text:p text:style-name="Preformatted_20_Text"/>
      <text:p text:style-name="Preformatted_20_Text"><text:soft-page-break/>#B Decorator that makes sure default DAG arguments are passed to our Operator.</text:p>
      <text:p text:style-name="Preformatted_20_Text"/>
      <text:p text:style-name="Preformatted_20_Text">#C Pass any extra keyword arguments to the BaseOperator constructor.</text:p>
      <text:p text:style-name="Preformatted_20_Text"/>
      <text:p text:style-name="Preformatted_20_Text">Any arguments specific to your operator (such as conn_id in the above example) can be specified explicitly in the __init__ of the constructor. How you use these arguments is of course up to you. Operator-specific arguments vary highly between different operators, but typically include connection IDs (for operators involving remote systems) and any details required for the operation (such as start/end dates, queries, etc.).</text:p>
      <text:p text:style-name="Preformatted_20_Text"/>
      <text:p text:style-name="Preformatted_20_Text">Besides operator-specific arguments, the BaseOperator class takes a large number of (mostly optional) generic arguments that define the basic behavior of the operator. Examples of generic arguments include the task_id of the task created by the operator, but also many arguments such as retries and retry_delay, that affect the scheduling of the resulting task. To avoid having to list all these generic tasks explicitly, we use Python’s **kwargs syntax to forward these generic arguments to the __init__ of the BaseOperator class.</text:p>
      <text:p text:style-name="Preformatted_20_Text"/>
      <text:p text:style-name="Preformatted_20_Text">Thinking back to earlier DAGs in this book, you may remember that Airflow also provides the option of defining certain arguments as default arguments for the entire DAG. This is done using the default_args parameter to the DAG object itself:</text:p>
      <text:p text:style-name="Preformatted_20_Text">Listing 8.19 Applying default arguments to operators</text:p>
      <text:p text:style-name="Preformatted_20_Text"/>
      <text:p text:style-name="Preformatted_20_Text">default_args = {</text:p>
      <text:p text:style-name="Preformatted_20_Text"><text:s text:c="3"/>"retries": 1,</text:p>
      <text:p text:style-name="Preformatted_20_Text"><text:s text:c="3"/>"retry_delay": timedelta(minutes=5),</text:p>
      <text:p text:style-name="Preformatted_20_Text">}</text:p>
      <text:p text:style-name="Preformatted_20_Text"><text:s/></text:p>
      <text:p text:style-name="Preformatted_20_Text">with DAG(</text:p>
      <text:p text:style-name="Preformatted_20_Text"><text:s text:c="3"/>...</text:p>
      <text:p text:style-name="Preformatted_20_Text"><text:s text:c="3"/>default_args=default_args</text:p>
      <text:p text:style-name="Preformatted_20_Text">) as dag:</text:p>
      <text:p text:style-name="Preformatted_20_Text"><text:s text:c="3"/>MyCustomOperator(</text:p>
      <text:p text:style-name="Preformatted_20_Text"><text:s text:c="7"/>...</text:p>
      <text:p text:style-name="Preformatted_20_Text"><text:s text:c="3"/>)</text:p>
      <text:p text:style-name="Preformatted_20_Text"/>
      <text:p text:style-name="Preformatted_20_Text">copy</text:p>
      <text:p text:style-name="Preformatted_20_Text"/>
      <text:p text:style-name="Preformatted_20_Text">To ensure that these default arguments are applied to your custom operator, Airflow supplies the apply_defaults decorator, which is applied to the __init__ method of your operator (as shown in our initial example). In practice, this means that you should always include the apply_defaults decorator when defining custom operators, otherwise you will inadvertently break this behavior of Airflow for your operator.</text:p>
      <text:p text:style-name="Preformatted_20_Text"/>
      <text:p text:style-name="Preformatted_20_Text">Now we have our basic custom operator class, we still need to define what our operator actually does. This behavior of the operator is defined using the execute method, which is the main method that Airflow calls when the operator is actually being executed as part of a DAG run:</text:p>
      <text:p text:style-name="Preformatted_20_Text">Listing 8.20 The operator’s execute method.</text:p>
      <text:p text:style-name="Preformatted_20_Text"/>
      <text:p text:style-name="Preformatted_20_Text">class MyCustomOperator(BaseOperator):</text:p>
      <text:p text:style-name="Preformatted_20_Text"><text:s text:c="3"/>...</text:p>
      <text:p text:style-name="Preformatted_20_Text"><text:s/></text:p>
      <text:p text:style-name="Preformatted_20_Text"><text:s text:c="3"/>def execute(self, context): #A</text:p>
      <text:p text:style-name="Preformatted_20_Text"><text:s text:c="7"/>...</text:p>
      <text:p text:style-name="Preformatted_20_Text"/>
      <text:p text:style-name="Preformatted_20_Text">copy</text:p>
      <text:p text:style-name="Preformatted_20_Text"/>
      <text:p text:style-name="Preformatted_20_Text">#A Main method called when executing our operator.</text:p>
      <text:p text:style-name="Preformatted_20_Text"/>
      <text:p text:style-name="Preformatted_20_Text">As you can see, the execute method takes a single parameter context, which is a <text:soft-page-break/>dict containing all the Airflow context variables. The method can then continue to perform whatever function the operator was designed to do, taking variables from the Airflow context (such as execution dates, etc.) into account.</text:p>
      <text:p text:style-name="Preformatted_20_Text">8.3.2 <text:s text:c="2"/>Building an operator for fetching ratings</text:p>
      <text:p text:style-name="Preformatted_20_Text"/>
      <text:p text:style-name="Preformatted_20_Text">Now that we know the basics of building an operator, let’s see how we can start building a custom operator for fetching ratings. The idea is that this operator fetches ratings from the Movielens API between a given start/end date and writes these ratings to a JSON file, similar to what our _fetch_ratings function was doing in our previous DAG.</text:p>
      <text:p text:style-name="Preformatted_20_Text"/>
      <text:p text:style-name="Preformatted_20_Text">We can start by filling in the required parameters for the operator in its __init__ method, which include the start/end dates, which connection to use, and an output path to write to:</text:p>
      <text:p text:style-name="Preformatted_20_Text">Listing 8.21 Start of the custom operator (dags/custom/operators.py).</text:p>
      <text:p text:style-name="Preformatted_20_Text"/>
      <text:p text:style-name="Preformatted_20_Text">class MovielensFetchRatingsOperator(BaseOperator):</text:p>
      <text:p text:style-name="Preformatted_20_Text"><text:s text:c="3"/>"""</text:p>
      <text:p text:style-name="Preformatted_20_Text"><text:s text:c="3"/>Operator that fetches ratings from the Movielens API.</text:p>
      <text:p text:style-name="Preformatted_20_Text"><text:s/></text:p>
      <text:p text:style-name="Preformatted_20_Text"><text:s text:c="3"/>Parameters</text:p>
      <text:p text:style-name="Preformatted_20_Text"><text:s text:c="3"/>—————</text:p>
      <text:p text:style-name="Preformatted_20_Text"><text:s text:c="3"/>conn_id : str</text:p>
      <text:p text:style-name="Preformatted_20_Text"><text:s text:c="7"/>ID of the connection to use to connect to the Movielens API. Connection</text:p>
      <text:p text:style-name="Preformatted_20_Text"><text:s text:c="7"/>is expected to include authentication details (login/password) and the</text:p>
      <text:p text:style-name="Preformatted_20_Text"><text:s text:c="7"/>host that is serving the API.</text:p>
      <text:p text:style-name="Preformatted_20_Text"><text:s text:c="3"/>output_path : str</text:p>
      <text:p text:style-name="Preformatted_20_Text"><text:s text:c="7"/>Path to write the fetched ratings to.</text:p>
      <text:p text:style-name="Preformatted_20_Text"><text:s text:c="3"/>start_date : str</text:p>
      <text:p text:style-name="Preformatted_20_Text"><text:s text:c="7"/>(Templated) start date to start fetching ratings from (inclusive).</text:p>
      <text:p text:style-name="Preformatted_20_Text"><text:s text:c="7"/>Expected format is YYYY-MM-DD (equal to Airflow"s ds formats).</text:p>
      <text:p text:style-name="Preformatted_20_Text"><text:s text:c="3"/>end_date : str</text:p>
      <text:p text:style-name="Preformatted_20_Text"><text:s text:c="7"/>(Templated) end date to fetching ratings up to (exclusive).</text:p>
      <text:p text:style-name="Preformatted_20_Text"><text:s text:c="7"/>Expected format is YYYY-MM-DD (equal to Airflow"s ds formats).</text:p>
      <text:p text:style-name="Preformatted_20_Text"><text:s text:c="3"/>"""</text:p>
      <text:p text:style-name="Preformatted_20_Text"><text:s/></text:p>
      <text:p text:style-name="Preformatted_20_Text"><text:s text:c="3"/>@apply_defaults</text:p>
      <text:p text:style-name="Preformatted_20_Text"><text:s text:c="3"/>def __init__(</text:p>
      <text:p text:style-name="Preformatted_20_Text"><text:s text:c="7"/>self, conn_id, output_path, start_date, end_date, **kwargs,</text:p>
      <text:p text:style-name="Preformatted_20_Text"><text:s text:c="3"/>):</text:p>
      <text:p text:style-name="Preformatted_20_Text"><text:s text:c="7"/>super(MovielensFetchRatingsOperator, self).__init__(**kwargs)</text:p>
      <text:p text:style-name="Preformatted_20_Text"><text:s/></text:p>
      <text:p text:style-name="Preformatted_20_Text"><text:s text:c="7"/>self._conn_id = conn_id</text:p>
      <text:p text:style-name="Preformatted_20_Text"><text:s text:c="7"/>self._output_path = output_path</text:p>
      <text:p text:style-name="Preformatted_20_Text"><text:s text:c="7"/>self._start_date = start_date</text:p>
      <text:p text:style-name="Preformatted_20_Text"><text:s text:c="7"/>self._end_date = end_date</text:p>
      <text:p text:style-name="Preformatted_20_Text"/>
      <text:p text:style-name="Preformatted_20_Text">copy</text:p>
      <text:p text:style-name="Preformatted_20_Text"/>
      <text:p text:style-name="Preformatted_20_Text">Next, we have to implement the body of the operator, which actually fetches the ratings and writes them to an output file. To do so, we can essentially fill in the execute method of the operator with a modified version of our implementation for _fetch_ratings:</text:p>
      <text:p text:style-name="Preformatted_20_Text">Listing 8.22 Adding the execute method (dags/custom/operators.py).</text:p>
      <text:p text:style-name="Preformatted_20_Text"/>
      <text:p text:style-name="Preformatted_20_Text">class MovielensFetchRatingsOperator(BaseOperator):</text:p>
      <text:p text:style-name="Preformatted_20_Text"><text:s text:c="3"/>...</text:p>
      <text:p text:style-name="Preformatted_20_Text"><text:s/></text:p>
      <text:p text:style-name="Preformatted_20_Text"><text:s text:c="3"/>def execute(self, context):</text:p>
      <text:p text:style-name="Preformatted_20_Text"><text:s text:c="7"/>hook = MovielensHook(self._conn_id) #A</text:p>
      <text:p text:style-name="Preformatted_20_Text"><text:s/></text:p>
      <text:p text:style-name="Preformatted_20_Text"><text:s text:c="7"/>try:</text:p>
      <text:p text:style-name="Preformatted_20_Text"><text:s text:c="11"/>self.log.info(</text:p>
      <text:p text:style-name="Preformatted_20_Text"><text:s text:c="15"/>f"Fetching ratings for {self._start_date} to {self._end_date}"</text:p>
      <text:p text:style-name="Preformatted_20_Text"><text:soft-page-break/><text:s text:c="11"/>)</text:p>
      <text:p text:style-name="Preformatted_20_Text"><text:s text:c="11"/>ratings = list( #B</text:p>
      <text:p text:style-name="Preformatted_20_Text"><text:s text:c="15"/>hook.get_ratings(</text:p>
      <text:p text:style-name="Preformatted_20_Text"><text:s text:c="19"/>start_date=self._start_date,</text:p>
      <text:p text:style-name="Preformatted_20_Text"><text:s text:c="19"/>end_date=self._end_date,</text:p>
      <text:p text:style-name="Preformatted_20_Text"><text:s text:c="15"/>)</text:p>
      <text:p text:style-name="Preformatted_20_Text"><text:s text:c="11"/>)</text:p>
      <text:p text:style-name="Preformatted_20_Text"><text:s text:c="11"/>self.log.info(f"Fetched {len(ratings)} ratings")</text:p>
      <text:p text:style-name="Preformatted_20_Text"><text:s text:c="7"/>finally:</text:p>
      <text:p text:style-name="Preformatted_20_Text"><text:s text:c="11"/># Make sure we always close our hook's session.</text:p>
      <text:p text:style-name="Preformatted_20_Text"><text:s text:c="11"/>hook.close() #C</text:p>
      <text:p text:style-name="Preformatted_20_Text"><text:s/></text:p>
      <text:p text:style-name="Preformatted_20_Text"><text:s text:c="7"/>self.log.info(f"Writing ratings to {self._output_path}")</text:p>
      <text:p text:style-name="Preformatted_20_Text"><text:s text:c="6"/></text:p>
      <text:p text:style-name="Preformatted_20_Text"><text:s text:c="7"/># Make sure the output directory exists.</text:p>
      <text:p text:style-name="Preformatted_20_Text"><text:s text:c="7"/>output_dir = os.path.dirname(self._output_path) #D</text:p>
      <text:p text:style-name="Preformatted_20_Text"><text:s text:c="7"/>os.makedirs(output_dir, exist_ok=True)</text:p>
      <text:p text:style-name="Preformatted_20_Text"><text:s text:c="7"/># Write output as JSON.</text:p>
      <text:p text:style-name="Preformatted_20_Text"><text:s text:c="7"/>with open(self._output_path, "w") as file_: #E</text:p>
      <text:p text:style-name="Preformatted_20_Text"><text:s text:c="11"/>json.dump(ratings, fp=file_)</text:p>
      <text:p text:style-name="Preformatted_20_Text"/>
      <text:p text:style-name="Preformatted_20_Text">copy</text:p>
      <text:p text:style-name="Preformatted_20_Text"/>
      <text:p text:style-name="Preformatted_20_Text">#A Create an instance of the MovielensHook.</text:p>
      <text:p text:style-name="Preformatted_20_Text"/>
      <text:p text:style-name="Preformatted_20_Text">#B Use the hook to fetch ratings.</text:p>
      <text:p text:style-name="Preformatted_20_Text"/>
      <text:p text:style-name="Preformatted_20_Text">#C Close the hook to release any resources.</text:p>
      <text:p text:style-name="Preformatted_20_Text"/>
      <text:p text:style-name="Preformatted_20_Text">#D Create the output directory if it doesn’t exist.</text:p>
      <text:p text:style-name="Preformatted_20_Text"/>
      <text:p text:style-name="Preformatted_20_Text">#E Write out the results.</text:p>
      <text:p text:style-name="Preformatted_20_Text"/>
      <text:p text:style-name="Preformatted_20_Text">As you can see, porting our code to a custom operator required relatively few changes to our code. <text:s/>Similar to the _fetch_ratings function, this execute method starts by creating an instance of our MovielensHook and using this hook to fetch ratings between the given start/end dates. One difference is that the code now takes its parameters from self, making sure to use the values passed when instantiating the operator. Besides this, we also switched our logging calls to use the logger provided by the BaseOperator class, which is available in the self.log property. Finally, we added some exception handling to make sure that our hook is always closed properly, even if the call to get_ratings fails for some reason. This way, we don’t waste any resources by forgetting to close our API sessions etc., which is good practice when implementing code that uses hooks.</text:p>
      <text:p text:style-name="Preformatted_20_Text"/>
      <text:p text:style-name="Preformatted_20_Text">Using this operator is relatively straightforward, as we can simply instantiate the operator and include it in our DAG:</text:p>
      <text:p text:style-name="Preformatted_20_Text">Listing 8.23 Using the MovielensFetchRatingsOperator.</text:p>
      <text:p text:style-name="Preformatted_20_Text"/>
      <text:p text:style-name="Preformatted_20_Text">fetch_ratings = MovielensFetchRatingsOperator(</text:p>
      <text:p text:style-name="Preformatted_20_Text"><text:s text:c="3"/>task_id="fetch_ratings",</text:p>
      <text:p text:style-name="Preformatted_20_Text"><text:s text:c="3"/>conn_id="movielens",</text:p>
      <text:p text:style-name="Preformatted_20_Text"><text:s text:c="3"/>start_date="2020-01-01",</text:p>
      <text:p text:style-name="Preformatted_20_Text"><text:s text:c="3"/>end_date="2020-01-02",</text:p>
      <text:p text:style-name="Preformatted_20_Text"><text:s text:c="3"/>output_path="/data/2020-01-01.json"</text:p>
      <text:p text:style-name="Preformatted_20_Text">)</text:p>
      <text:p text:style-name="Preformatted_20_Text"/>
      <text:p text:style-name="Preformatted_20_Text">copy</text:p>
      <text:p text:style-name="Preformatted_20_Text"/>
      <text:p text:style-name="Preformatted_20_Text">A drawback of this implementation is that it takes predefined dates for which the operator will fetch ratings. As such, the operator will only fetch ratings for a single hardcoded time period, without taking the execution date into account.</text:p>
      <text:p text:style-name="Preformatted_20_Text"><text:soft-page-break/></text:p>
      <text:p text:style-name="Preformatted_20_Text">Fortunately, Airflow also allows us to make certain operator variables template-able, meaning that they can refer to context variables such as the execution date. To make instance variables template-able, we need to tell Airflow to template them using the templates_field class variable:</text:p>
      <text:p text:style-name="Preformatted_20_Text">Listing 8.24 Adding template fields (dags/custom/operators.py).</text:p>
      <text:p text:style-name="Preformatted_20_Text"/>
      <text:p text:style-name="Preformatted_20_Text">class MovielensFetchRatingsOperator(BaseOperator):</text:p>
      <text:p text:style-name="Preformatted_20_Text"><text:s text:c="3"/>...</text:p>
      <text:p text:style-name="Preformatted_20_Text"><text:s text:c="3"/>template_fields = ("_start_date", "_end_date", "_output_path") #A</text:p>
      <text:p text:style-name="Preformatted_20_Text"><text:s text:c="3"/>...</text:p>
      <text:p text:style-name="Preformatted_20_Text"><text:s/></text:p>
      <text:p text:style-name="Preformatted_20_Text"><text:s text:c="3"/>@apply_defaults</text:p>
      <text:p text:style-name="Preformatted_20_Text"><text:s text:c="3"/>def __init__(</text:p>
      <text:p text:style-name="Preformatted_20_Text"><text:s text:c="7"/>self,</text:p>
      <text:p text:style-name="Preformatted_20_Text"><text:s text:c="7"/>conn_id,</text:p>
      <text:p text:style-name="Preformatted_20_Text"><text:s text:c="7"/>output_path,</text:p>
      <text:p text:style-name="Preformatted_20_Text"><text:s text:c="7"/>start_date="{{ds}}",</text:p>
      <text:p text:style-name="Preformatted_20_Text"><text:s text:c="7"/>end_date="{{next_ds}}",</text:p>
      <text:p text:style-name="Preformatted_20_Text"><text:s text:c="7"/>**kwargs,</text:p>
      <text:p text:style-name="Preformatted_20_Text"><text:s text:c="3"/>):</text:p>
      <text:p text:style-name="Preformatted_20_Text"><text:s text:c="7"/>super(MovielensFetchRatingsOperator, self).__init__(**kwargs)</text:p>
      <text:p text:style-name="Preformatted_20_Text"><text:s/></text:p>
      <text:p text:style-name="Preformatted_20_Text"><text:s text:c="7"/>self._conn_id = conn_id</text:p>
      <text:p text:style-name="Preformatted_20_Text"><text:s text:c="7"/>self._output_path = output_path</text:p>
      <text:p text:style-name="Preformatted_20_Text"><text:s text:c="7"/>self._start_date = start_date</text:p>
      <text:p text:style-name="Preformatted_20_Text"><text:s text:c="7"/>self._end_date = end_date</text:p>
      <text:p text:style-name="Preformatted_20_Text"/>
      <text:p text:style-name="Preformatted_20_Text">copy</text:p>
      <text:p text:style-name="Preformatted_20_Text"/>
      <text:p text:style-name="Preformatted_20_Text">#A Tell Airflow to template these instance variables on our operator.</text:p>
      <text:p text:style-name="Preformatted_20_Text"/>
      <text:p text:style-name="Preformatted_20_Text">This effectively tells Airflow that the variables _start_date, _end_date, and _output_path (which are created in our __init__) are available for templating. This means that if we use any jinja templating in these string parameters, Airflow will make sure that these values are templated before our execute method is called. As a result, we can now use our operator with template-able arguments as follows:</text:p>
      <text:p text:style-name="Preformatted_20_Text">Listing 8.25 Using templating in the operator (dags/03_operator.py).</text:p>
      <text:p text:style-name="Preformatted_20_Text"/>
      <text:p text:style-name="Preformatted_20_Text">from custom.operators import MovielensFetchRatingsOperator</text:p>
      <text:p text:style-name="Preformatted_20_Text"><text:s/></text:p>
      <text:p text:style-name="Preformatted_20_Text">fetch_ratings = MovielensFetchRatingsOperator(</text:p>
      <text:p text:style-name="Preformatted_20_Text"><text:s text:c="3"/>task_id="fetch_ratings",</text:p>
      <text:p text:style-name="Preformatted_20_Text"><text:s text:c="3"/>conn_id="movielens",</text:p>
      <text:p text:style-name="Preformatted_20_Text"><text:s text:c="3"/>start_date="{{ds}}",</text:p>
      <text:p text:style-name="Preformatted_20_Text"><text:s text:c="3"/>end_date="{{next_ds}}",</text:p>
      <text:p text:style-name="Preformatted_20_Text"><text:s text:c="3"/>output_path="/data/custom_operator/{{ds}}.json"</text:p>
      <text:p text:style-name="Preformatted_20_Text">)</text:p>
      <text:p text:style-name="Preformatted_20_Text"/>
      <text:p text:style-name="Preformatted_20_Text">copy</text:p>
      <text:p text:style-name="Preformatted_20_Text"/>
      <text:p text:style-name="Preformatted_20_Text">This way, Airflow will fill in the values of the start of the execution window (ds) for the start date, the end of the execution window (next_ds) for the end date, and make sure the output is written to a file tagged with the start of the execution window (ds).</text:p>
      <text:p text:style-name="Preformatted_20_Text">8.4 <text:s text:c="5"/>Building custom sensors</text:p>
      <text:p text:style-name="Preformatted_20_Text"/>
      <text:p text:style-name="Preformatted_20_Text">With all this talk about operators, you may be wondering how much effort it takes to build a custom sensor. In case you may have skipped over them in previous chapters, sensors are a special type of operator that can be used to wait for a certain condition to be fulfilled, before executing any downstream tasks in the DAG. For example, you may want to use a sensor for checking if certain files or data are available in a source system, before trying to use the <text:soft-page-break/>data in any downstream analysis.</text:p>
      <text:p text:style-name="Preformatted_20_Text"/>
      <text:p text:style-name="Preformatted_20_Text">Regarding their implementation, sensors are very similar to operators, except that they inherit from the BaseSensorOperator class instead of the BaseOperator:</text:p>
      <text:p text:style-name="Preformatted_20_Text">Listing 8.26 Skeleton for a custom sensor.8……...............…………………....…</text:p>
      <text:p text:style-name="Preformatted_20_Text"/>
      <text:p text:style-name="Preformatted_20_Text">from airflow.sensors.base import BaseSensorOperator</text:p>
      <text:p text:style-name="Preformatted_20_Text"><text:s/></text:p>
      <text:p text:style-name="Preformatted_20_Text">class MyCustomSensor(BaseSensorOperator):</text:p>
      <text:p text:style-name="Preformatted_20_Text"><text:s text:c="4"/>...</text:p>
      <text:p text:style-name="Preformatted_20_Text"/>
      <text:p text:style-name="Preformatted_20_Text">copy</text:p>
      <text:p text:style-name="Preformatted_20_Text"/>
      <text:p text:style-name="Preformatted_20_Text">As the name suggests, this shows that sensors are in fact a special type of operator. The BaseSensorOperator class provides the basic functionality for a sensor, and requires sensors to implement a special poke method, rather than the execute method:</text:p>
      <text:p text:style-name="Preformatted_20_Text">Listing 8.27 The sensor’s poke method.8</text:p>
      <text:p text:style-name="Preformatted_20_Text"/>
      <text:p text:style-name="Preformatted_20_Text">class MyCustomSensor(BaseSensorOperator):</text:p>
      <text:p text:style-name="Preformatted_20_Text"><text:s/></text:p>
      <text:p text:style-name="Preformatted_20_Text"><text:s text:c="3"/>def poke(self, context):</text:p>
      <text:p text:style-name="Preformatted_20_Text"><text:s text:c="7"/>...</text:p>
      <text:p text:style-name="Preformatted_20_Text"/>
      <text:p text:style-name="Preformatted_20_Text">copy</text:p>
      <text:p text:style-name="Preformatted_20_Text"/>
      <text:p text:style-name="Preformatted_20_Text">The signature of the poke method is similar to execute, in that it takes a single argument containing the Airflow context. However, in contrast to the execute method, poke is expected to return a boolean value, indicating whether the sensor condition is true or not. If the condition is true, the sensor finishes its execution, allowing downstream tasks to start executing. If the condition is false, the sensor sleeps for several seconds before checking the condition again. This process repeats until the condition becomes true, or the sensor hits its time out.</text:p>
      <text:p text:style-name="Preformatted_20_Text"/>
      <text:p text:style-name="Preformatted_20_Text">Although Airflow has many built-in sensors, you can essentially build your own custom to check any type of condition. For example, in our use case, we may want to implement a sensor that first checks if rating data is available for a given date before continuing with the execution of our DAG.</text:p>
      <text:p text:style-name="Preformatted_20_Text"/>
      <text:p text:style-name="Preformatted_20_Text">To start off building our MovielensRatingsSensor, we first need to define the __init__ of our custom sensor class, which should take a connection id (that species which connection details to use for the API) and a range of start/end dates, which specifies for which date range we want to check if there are ratings. This would look something like this:</text:p>
      <text:p text:style-name="Preformatted_20_Text">Listing 8.28 Start of the sensor class (dags/custom/sensors.py)....…....… .</text:p>
      <text:p text:style-name="Preformatted_20_Text"/>
      <text:p text:style-name="Preformatted_20_Text">from airflow.sensors.base import BaseSensorOperator</text:p>
      <text:p text:style-name="Preformatted_20_Text">from airflow.utils.decorators import apply_defaults</text:p>
      <text:p text:style-name="Preformatted_20_Text"><text:s/></text:p>
      <text:p text:style-name="Preformatted_20_Text">class MovielensRatingsSensor(BaseSensorOperator):</text:p>
      <text:p text:style-name="Preformatted_20_Text"><text:s text:c="3"/>"""</text:p>
      <text:p text:style-name="Preformatted_20_Text"><text:s text:c="3"/>Sensor that waits for the Movielens API to have ratings for a time period.</text:p>
      <text:p text:style-name="Preformatted_20_Text"><text:s/></text:p>
      <text:p text:style-name="Preformatted_20_Text"><text:s text:c="3"/>start_date : str</text:p>
      <text:p text:style-name="Preformatted_20_Text"><text:s text:c="7"/>(Templated) start date of the time period to check for (inclusive).</text:p>
      <text:p text:style-name="Preformatted_20_Text"><text:s text:c="7"/>Expected format is YYYY-MM-DD (equal to Airflow"s ds formats).</text:p>
      <text:p text:style-name="Preformatted_20_Text"><text:s text:c="3"/>end_date : str</text:p>
      <text:p text:style-name="Preformatted_20_Text"><text:s text:c="7"/>(Templated) end date of the time period to check for (exclusive).</text:p>
      <text:p text:style-name="Preformatted_20_Text"><text:s text:c="7"/>Expected format is YYYY-MM-DD (equal to Airflow"s ds formats).</text:p>
      <text:p text:style-name="Preformatted_20_Text"><text:s text:c="3"/>"""</text:p>
      <text:p text:style-name="Preformatted_20_Text"><text:s/></text:p>
      <text:p text:style-name="Preformatted_20_Text"><text:s text:c="3"/>template_fields = ("_start_date", "_end_date")</text:p>
      <text:p text:style-name="Preformatted_20_Text"><text:s/></text:p>
      <text:p text:style-name="Preformatted_20_Text"><text:soft-page-break/><text:s text:c="3"/>@apply_defaults</text:p>
      <text:p text:style-name="Preformatted_20_Text"><text:s text:c="3"/>def __init__(self, conn_id, start_date="{{ds}}", end_date="{{next_ds}}", **kwargs):</text:p>
      <text:p text:style-name="Preformatted_20_Text"><text:s text:c="7"/>super().__init__(**kwargs)</text:p>
      <text:p text:style-name="Preformatted_20_Text"><text:s text:c="7"/>self._conn_id = conn_id</text:p>
      <text:p text:style-name="Preformatted_20_Text"><text:s text:c="7"/>self._start_date = start_date</text:p>
      <text:p text:style-name="Preformatted_20_Text"><text:s text:c="7"/>self._end_date = end_date</text:p>
      <text:p text:style-name="Preformatted_20_Text"/>
      <text:p text:style-name="Preformatted_20_Text">copy</text:p>
      <text:p text:style-name="Preformatted_20_Text"/>
      <text:p text:style-name="Preformatted_20_Text">#A, #B, #C Since sensors are a special type of operator, we can use the same basic setup as we used for implementing an operator.</text:p>
      <text:p text:style-name="Preformatted_20_Text"/>
      <text:p text:style-name="Preformatted_20_Text">After specifying the constructor, the only thing we need to implement is our poke method. In this method, we can check if there are ratings for a specific date range by simply requesting ratings between the given start/end dates and returning true if there are any records. Note that this does not require to fetch all rating records, we only need to demonstrate that there is at least one record in the range.</text:p>
      <text:p text:style-name="Preformatted_20_Text"/>
      <text:p text:style-name="Preformatted_20_Text">Using our MovielensHook, implementing this algorithm is pretty straightforward. First, we instantiate the hook and then call get_ratings to start fetching records. As we are only interested in seeing if there is at least one record, we can try calling next on the generator returned by get_ratings, which will raise a StopIteration if the generator is empty. As such, we can test for the exception using try/except, returning True if no exception is raised and False if it is (indicating that there were no records):</text:p>
      <text:p text:style-name="Preformatted_20_Text">Listing 8.29 Implementing the poke method (dags/custom/sensors.py</text:p>
      <text:p text:style-name="Preformatted_20_Text"/>
      <text:p text:style-name="Preformatted_20_Text">31</text:p>
      <text:p text:style-name="Preformatted_20_Text">class MovielensRatingsSensor(BaseSensorOperator):</text:p>
      <text:p text:style-name="Preformatted_20_Text"><text:s text:c="3"/>def poke(self, context):</text:p>
      <text:p text:style-name="Preformatted_20_Text"><text:s text:c="7"/>hook = MovielensHook(self._conn_id)</text:p>
      <text:p text:style-name="Preformatted_20_Text"><text:s/></text:p>
      <text:p text:style-name="Preformatted_20_Text"><text:s text:c="7"/>try:</text:p>
      <text:p text:style-name="Preformatted_20_Text"><text:s text:c="11"/>next(</text:p>
      <text:p text:style-name="Preformatted_20_Text"><text:s text:c="15"/>hook.get_ratings(</text:p>
      <text:p text:style-name="Preformatted_20_Text"><text:s text:c="19"/>start_date=self._start_date,</text:p>
      <text:p text:style-name="Preformatted_20_Text"><text:s text:c="19"/>end_date=self._end_date,</text:p>
      <text:p text:style-name="Preformatted_20_Text"><text:s text:c="19"/>batch_size=1</text:p>
      <text:p text:style-name="Preformatted_20_Text"><text:s text:c="15"/>)</text:p>
      <text:p text:style-name="Preformatted_20_Text"><text:s text:c="11"/>)</text:p>
      <text:p text:style-name="Preformatted_20_Text"><text:s text:c="11"/># If no StopIteration is raised, the request returned at least</text:p>
      <text:p text:style-name="Preformatted_20_Text"><text:s text:c="11"/># one record. This means that there are records for the given</text:p>
      <text:p text:style-name="Preformatted_20_Text"><text:s text:c="11"/># period, which we indicate to Airflow by returning True.</text:p>
      <text:p text:style-name="Preformatted_20_Text"><text:s text:c="11"/>self.log.info(</text:p>
      <text:p text:style-name="Preformatted_20_Text"><text:s text:c="15"/>f"Found ratings for {self._start_date} to {self._end_date}"</text:p>
      <text:p text:style-name="Preformatted_20_Text"><text:s text:c="11"/>)</text:p>
      <text:p text:style-name="Preformatted_20_Text"><text:s text:c="11"/>return True</text:p>
      <text:p text:style-name="Preformatted_20_Text"><text:s text:c="7"/>except StopIteration:</text:p>
      <text:p text:style-name="Preformatted_20_Text"><text:s text:c="11"/>self.log.info(</text:p>
      <text:p text:style-name="Preformatted_20_Text"><text:s text:c="15"/>f"Didn't find any ratings for {self._start_date} "</text:p>
      <text:p text:style-name="Preformatted_20_Text"><text:s text:c="15"/>f"to {self._end_date}, waiting..."</text:p>
      <text:p text:style-name="Preformatted_20_Text"><text:s text:c="11"/>)</text:p>
      <text:p text:style-name="Preformatted_20_Text"><text:s text:c="11"/># If StopIteration is raised, we know that the request did not find</text:p>
      <text:p text:style-name="Preformatted_20_Text"><text:s text:c="11"/># any records. This means that there were no ratings for the time</text:p>
      <text:p text:style-name="Preformatted_20_Text"><text:s text:c="11"/># period, so we should return False.</text:p>
      <text:p text:style-name="Preformatted_20_Text"><text:s text:c="11"/>return False</text:p>
      <text:p text:style-name="Preformatted_20_Text"><text:s text:c="7"/>finally:</text:p>
      <text:p text:style-name="Preformatted_20_Text"><text:s text:c="11"/># Make sure we always close our hook"s session.</text:p>
      <text:p text:style-name="Preformatted_20_Text"><text:s text:c="11"/>hook.close()</text:p>
      <text:p text:style-name="Preformatted_20_Text"/>
      <text:p text:style-name="Preformatted_20_Text">copy</text:p>
      <text:p text:style-name="Preformatted_20_Text"/>
      <text:p text:style-name="Preformatted_20_Text"><text:soft-page-break/>#A Try to fetch one record from the hook (using next to fetch the first record).</text:p>
      <text:p text:style-name="Preformatted_20_Text"/>
      <text:p text:style-name="Preformatted_20_Text">#B If this succeeds, we have at least one record, so return True. </text:p>
      <text:p text:style-name="Preformatted_20_Text"/>
      <text:p text:style-name="Preformatted_20_Text">#C, #D If this fails with a StopIteration, the collection of records is empty, so return False.</text:p>
      <text:p text:style-name="Preformatted_20_Text"/>
      <text:p text:style-name="Preformatted_20_Text">#E Makes sure to close the hook to free resources.</text:p>
      <text:p text:style-name="Preformatted_20_Text"/>
      <text:p text:style-name="Preformatted_20_Text">Note that the reuse of our Movielens hook makes this code relatively short and succinct, demonstrating the power of containing the details of interacting with the Movielens API within the hook class.</text:p>
      <text:p text:style-name="Preformatted_20_Text"/>
      <text:p text:style-name="Preformatted_20_Text">This sensor class can now be used to make the DAG check and wait for new ratings to come in, before continuing with the execution of the rest of the DAG:</text:p>
      <text:p text:style-name="Preformatted_20_Text">Listing 8.30 Using the sensor to wait for ratings (dags/04_sensor.py).……</text:p>
      <text:p text:style-name="Preformatted_20_Text"/>
      <text:p text:style-name="Preformatted_20_Text">25</text:p>
      <text:p text:style-name="Preformatted_20_Text">26</text:p>
      <text:p text:style-name="Preformatted_20_Text">27</text:p>
      <text:p text:style-name="Preformatted_20_Text">28</text:p>
      <text:p text:style-name="Preformatted_20_Text">29</text:p>
      <text:p text:style-name="Preformatted_20_Text">...</text:p>
      <text:p text:style-name="Preformatted_20_Text"><text:s/></text:p>
      <text:p text:style-name="Preformatted_20_Text">from custom.operators import MovielensFetchRatingsOperator</text:p>
      <text:p text:style-name="Preformatted_20_Text">from custom.sensors import MovielensRatingsSensor</text:p>
      <text:p text:style-name="Preformatted_20_Text"><text:s/></text:p>
      <text:p text:style-name="Preformatted_20_Text">with DAG(</text:p>
      <text:p text:style-name="Preformatted_20_Text"><text:s text:c="3"/>dag_id="04_sensor",</text:p>
      <text:p text:style-name="Preformatted_20_Text"><text:s text:c="3"/>description="Fetches ratings from the Movielens API, with a custom sensor.",</text:p>
      <text:p text:style-name="Preformatted_20_Text"><text:s text:c="3"/>start_date=airflow_utils.dates.days_ago(7),</text:p>
      <text:p text:style-name="Preformatted_20_Text"><text:s text:c="3"/>schedule_interval="@daily",</text:p>
      <text:p text:style-name="Preformatted_20_Text">) as dag:</text:p>
      <text:p text:style-name="Preformatted_20_Text"><text:s text:c="3"/>wait_for_ratings = MovielensRatingsSensor(</text:p>
      <text:p text:style-name="Preformatted_20_Text"><text:s text:c="7"/>task_id="wait_for_ratings",</text:p>
      <text:p text:style-name="Preformatted_20_Text"><text:s text:c="7"/>conn_id="movielens",</text:p>
      <text:p text:style-name="Preformatted_20_Text"><text:s text:c="7"/>start_date="{{ds}}",</text:p>
      <text:p text:style-name="Preformatted_20_Text"><text:s text:c="7"/>end_date="{{next_ds}}",</text:p>
      <text:p text:style-name="Preformatted_20_Text"><text:s text:c="3"/>)</text:p>
      <text:p text:style-name="Preformatted_20_Text"><text:s/></text:p>
      <text:p text:style-name="Preformatted_20_Text"><text:s text:c="3"/>fetch_ratings = MovielensFetchRatingsOperator(</text:p>
      <text:p text:style-name="Preformatted_20_Text"><text:s text:c="7"/>task_id="fetch_ratings",</text:p>
      <text:p text:style-name="Preformatted_20_Text"><text:s text:c="7"/>conn_id="movielens",</text:p>
      <text:p text:style-name="Preformatted_20_Text"><text:s text:c="7"/>start_date="{{ds}}",</text:p>
      <text:p text:style-name="Preformatted_20_Text"><text:s text:c="7"/>end_date="{{next_ds}}",</text:p>
      <text:p text:style-name="Preformatted_20_Text"><text:s text:c="7"/>output_path="/data/custom_sensor/{{ds}}.json"</text:p>
      <text:p text:style-name="Preformatted_20_Text"><text:s text:c="3"/>)</text:p>
      <text:p text:style-name="Preformatted_20_Text"><text:s/></text:p>
      <text:p text:style-name="Preformatted_20_Text"><text:s text:c="3"/>...</text:p>
      <text:p text:style-name="Preformatted_20_Text"><text:s text:c="2"/></text:p>
      <text:p text:style-name="Preformatted_20_Text"><text:s text:c="3"/>wait_for_ratings &gt;&gt; fetch_ratings &gt;&gt; rank_movies</text:p>
      <text:p text:style-name="Preformatted_20_Text"/>
      <text:p text:style-name="Preformatted_20_Text">copy</text:p>
      <text:p text:style-name="Preformatted_20_Text"/>
      <text:p text:style-name="Preformatted_20_Text">#A Sensor that waits for records to be available.</text:p>
      <text:p text:style-name="Preformatted_20_Text"/>
      <text:p text:style-name="Preformatted_20_Text">#B Operator that fetches records once the sensor has completed.</text:p>
      <text:p text:style-name="Preformatted_20_Text">8.5 <text:s text:c="5"/>Packaging your components</text:p>
      <text:p text:style-name="Preformatted_20_Text"/>
      <text:p text:style-name="Preformatted_20_Text">Up to now, we’ve relied on including our custom components in a sub-package within the DAGs directory to make them importable by our DAGs. However, this approach is not necessarily ideal if you want to be able to use these components in other projects, want to share them with other people, or if you want to perform more rigorous testing, etc., on these components.</text:p>
      <text:p text:style-name="Preformatted_20_Text"><text:soft-page-break/></text:p>
      <text:p text:style-name="Preformatted_20_Text">A better approach for distributing your components is to package your code into a Python package. Although this requires a bit of extra overhead in terms of setup, it gives you the benefit of being able to install your components into your Airflow environment as any other packages. Moreover, keeping the code separate from your DAGs allows you to set up a proper CI/CD process for your custom code and makes it easier to share/collaborate on the code with others.</text:p>
      <text:p text:style-name="Preformatted_20_Text">8.5.1 <text:s text:c="2"/>Bootstrapping a Python package</text:p>
      <text:p text:style-name="Preformatted_20_Text"/>
      <text:p text:style-name="Preformatted_20_Text">Packaging can unfortunately be a complicated topic in Python. In this case, we’ll focus on the most basic example of Python packaging, which involves using setuptools to create a basic Python package[43]. Using this approach, we aim to create a small package called airflow_movielens, which will contain the hook, operator, and sensor classes written in the previous sections.</text:p>
      <text:p text:style-name="Preformatted_20_Text"/>
      <text:p text:style-name="Preformatted_20_Text">To start building our package, lets first create a directory for our package:</text:p>
      <text:p text:style-name="Preformatted_20_Text"/>
      <text:p text:style-name="Preformatted_20_Text">1</text:p>
      <text:p text:style-name="Preformatted_20_Text">2</text:p>
      <text:p text:style-name="Preformatted_20_Text">$ mkdir -p airflow-movielens</text:p>
      <text:p text:style-name="Preformatted_20_Text">$ cd airflow-movielens</text:p>
      <text:p text:style-name="Preformatted_20_Text"/>
      <text:p text:style-name="Preformatted_20_Text">copy</text:p>
      <text:p text:style-name="Preformatted_20_Text"/>
      <text:p text:style-name="Preformatted_20_Text">Next, let’s start including our code by creating the base of our package. To do so, we’ll contain a src subdirectory in our airflow-movielens directory and create a directory airflow_movielens (the name of our package) inside this src directory. To make airflow_movielens into a package, we also create an __init__.py file inside the directory[44]:</text:p>
      <text:p text:style-name="Preformatted_20_Text"/>
      <text:p text:style-name="Preformatted_20_Text">1</text:p>
      <text:p text:style-name="Preformatted_20_Text">2</text:p>
      <text:p text:style-name="Preformatted_20_Text">$ mkdir -p src/airflow_movielens</text:p>
      <text:p text:style-name="Preformatted_20_Text">$ touch src/airflow_movielens/__init__.py</text:p>
      <text:p text:style-name="Preformatted_20_Text"/>
      <text:p text:style-name="Preformatted_20_Text">copy</text:p>
      <text:p text:style-name="Preformatted_20_Text"/>
      <text:p text:style-name="Preformatted_20_Text">Next, we can start including our code by creating the files hooks.py, sensors.py, and operators.py in the airflow_movielens directory and copying the implementations of our custom hook, sensor, and operator classes into their respective files. Once done, you should end up with a result that looks something like this:</text:p>
      <text:p text:style-name="Preformatted_20_Text"/>
      <text:p text:style-name="Preformatted_20_Text">$ tree airflow-movielens/</text:p>
      <text:p text:style-name="Preformatted_20_Text">airflow-movielens/</text:p>
      <text:p text:style-name="Preformatted_20_Text">└── src</text:p>
      <text:p text:style-name="Preformatted_20_Text"><text:s text:c="3"/>└── airflow_movielens</text:p>
      <text:p text:style-name="Preformatted_20_Text"><text:s text:c="7"/>├── __init__.py</text:p>
      <text:p text:style-name="Preformatted_20_Text"><text:s text:c="7"/>├── hooks.py</text:p>
      <text:p text:style-name="Preformatted_20_Text"><text:s text:c="7"/>├── operators.py</text:p>
      <text:p text:style-name="Preformatted_20_Text"><text:s text:c="7"/>└── sensors.py</text:p>
      <text:p text:style-name="Preformatted_20_Text"/>
      <text:p text:style-name="Preformatted_20_Text">copy</text:p>
      <text:p text:style-name="Preformatted_20_Text"/>
      <text:p text:style-name="Preformatted_20_Text">Now we have the basic structure of our package, all we need to do to turn this into a package is to include a setup.py file, which tells setuptools how to install our package. A basic setup.py file typically looks something like this:</text:p>
      <text:p text:style-name="Preformatted_20_Text">Listing 8.31 Example setup.py file (package/airflow-movielens/setup.py).</text:p>
      <text:p text:style-name="Preformatted_20_Text"/>
      <text:p text:style-name="Preformatted_20_Text">#!/usr/bin/env python</text:p>
      <text:p text:style-name="Preformatted_20_Text">import setuptools</text:p>
      <text:p text:style-name="Preformatted_20_Text"><text:s/></text:p>
      <text:p text:style-name="Preformatted_20_Text">requirements = ["apache-airflow", "requests"] #A</text:p>
      <text:p text:style-name="Preformatted_20_Text"><text:s/></text:p>
      <text:p text:style-name="Preformatted_20_Text"><text:soft-page-break/>setuptools.setup(</text:p>
      <text:p text:style-name="Preformatted_20_Text"><text:s text:c="3"/>name="airflow_movielens", #B</text:p>
      <text:p text:style-name="Preformatted_20_Text"><text:s text:c="3"/>version="0.1.0", #C</text:p>
      <text:p text:style-name="Preformatted_20_Text"><text:s text:c="3"/>description="Hooks, sensors and operators for the Movielens API.", #D</text:p>
      <text:p text:style-name="Preformatted_20_Text"><text:s text:c="3"/>author="Anonymous", #E</text:p>
      <text:p text:style-name="Preformatted_20_Text"><text:s text:c="3"/>author_email="anonymous@example.com", #F</text:p>
      <text:p text:style-name="Preformatted_20_Text"><text:s text:c="3"/>install_requires=requirements, #G</text:p>
      <text:p text:style-name="Preformatted_20_Text"><text:s text:c="3"/>packages=setuptools.find_packages("src"), #H</text:p>
      <text:p text:style-name="Preformatted_20_Text"><text:s text:c="3"/>package_dir={"": "src"}, #I</text:p>
      <text:p text:style-name="Preformatted_20_Text"><text:s text:c="3"/>url="https://github.com/example-repo/airflow_movielens", #J</text:p>
      <text:p text:style-name="Preformatted_20_Text"><text:s text:c="3"/>license="MIT license", #K</text:p>
      <text:p text:style-name="Preformatted_20_Text">)</text:p>
      <text:p text:style-name="Preformatted_20_Text"/>
      <text:p text:style-name="Preformatted_20_Text">copy</text:p>
      <text:p text:style-name="Preformatted_20_Text"/>
      <text:p text:style-name="Preformatted_20_Text">#A List of Python packages that our package depends on.</text:p>
      <text:p text:style-name="Preformatted_20_Text"/>
      <text:p text:style-name="Preformatted_20_Text">#B, #C, #D Name, version, and description of our package.</text:p>
      <text:p text:style-name="Preformatted_20_Text"/>
      <text:p text:style-name="Preformatted_20_Text">#E, #F Author details (metadata).</text:p>
      <text:p text:style-name="Preformatted_20_Text"/>
      <text:p text:style-name="Preformatted_20_Text">#G Informs setuptools about our dependencies.</text:p>
      <text:p text:style-name="Preformatted_20_Text"/>
      <text:p text:style-name="Preformatted_20_Text">#H Tells setuptools where to look for our package’s Python files.</text:p>
      <text:p text:style-name="Preformatted_20_Text"/>
      <text:p text:style-name="Preformatted_20_Text">#J Package home page.</text:p>
      <text:p text:style-name="Preformatted_20_Text"/>
      <text:p text:style-name="Preformatted_20_Text">#K License of the code.</text:p>
      <text:p text:style-name="Preformatted_20_Text"/>
      <text:p text:style-name="Preformatted_20_Text">The most important part of this file is the call to setuptools.setup, which gives setuptools detailed metadata about our package. The most important fields in this call are:</text:p>
      <text:p text:style-name="Preformatted_20_Text"/>
      <text:p text:style-name="Preformatted_20_Text"><text:s text:c="4"/>name - Defines the name of your package (what it will be called when installed).</text:p>
      <text:p text:style-name="Preformatted_20_Text"><text:s text:c="4"/>version - The version number of your package, used for versioning.</text:p>
      <text:p text:style-name="Preformatted_20_Text"><text:s text:c="4"/>install_requires - A list of dependencies required by your package.</text:p>
      <text:p text:style-name="Preformatted_20_Text"><text:s text:c="4"/>packages / package_dir - Tells setuptools which packages to include when installing and where to look for these packages. In this case, we use a src directory layout for our Python package[45].</text:p>
      <text:p text:style-name="Preformatted_20_Text"/>
      <text:p text:style-name="Preformatted_20_Text">Besides this, setuptools allows you to include many optional fields[46] for describing your package, including:</text:p>
      <text:p text:style-name="Preformatted_20_Text"/>
      <text:p text:style-name="Preformatted_20_Text"><text:s text:c="4"/>author - The name of the package author (you).</text:p>
      <text:p text:style-name="Preformatted_20_Text"><text:s text:c="4"/>author_email - Contact details for the author.</text:p>
      <text:p text:style-name="Preformatted_20_Text"><text:s text:c="4"/>description - A short, readable description of your package (typically one line). A longer description can be given using the long_description argument.</text:p>
      <text:p text:style-name="Preformatted_20_Text"><text:s text:c="4"/>URL - Where to find your package online.</text:p>
      <text:p text:style-name="Preformatted_20_Text"><text:s text:c="4"/>license - The license under which your package code is released (if any).</text:p>
      <text:p text:style-name="Preformatted_20_Text"/>
      <text:p text:style-name="Preformatted_20_Text">Looking at the setup.py implementation above, this means that we tell setuptools that our dependencies include apache-airflow and requests, that our package should be called airflow_movielens with a version of 0.1, and that it should include files from the airflow_movielens package situated in the src directory, whilst including some extra details about ourselves and the package description license.</text:p>
      <text:p text:style-name="Preformatted_20_Text"/>
      <text:p text:style-name="Preformatted_20_Text">Once we have finished writing our setup.py, our package should look like this:</text:p>
      <text:p text:style-name="Preformatted_20_Text"/>
      <text:p text:style-name="Preformatted_20_Text">$ tree airflow-movielens</text:p>
      <text:p text:style-name="Preformatted_20_Text">airflow-movielens</text:p>
      <text:p text:style-name="Preformatted_20_Text">├── setup.py</text:p>
      <text:p text:style-name="Preformatted_20_Text">└── src</text:p>
      <text:p text:style-name="Preformatted_20_Text"><text:soft-page-break/><text:s text:c="3"/>└── airflow_movielens</text:p>
      <text:p text:style-name="Preformatted_20_Text"><text:s text:c="7"/>├── __init__.py</text:p>
      <text:p text:style-name="Preformatted_20_Text"><text:s text:c="7"/>├── hooks.py</text:p>
      <text:p text:style-name="Preformatted_20_Text"><text:s text:c="7"/>├── operators.py</text:p>
      <text:p text:style-name="Preformatted_20_Text"><text:s text:c="7"/>└── sensors.py</text:p>
      <text:p text:style-name="Preformatted_20_Text"/>
      <text:p text:style-name="Preformatted_20_Text">copy</text:p>
      <text:p text:style-name="Preformatted_20_Text"/>
      <text:p text:style-name="Preformatted_20_Text">Altogether, this means we now have a setup for our basic airflow_movielens Python package, which we can try installing in the next section.</text:p>
      <text:p text:style-name="Preformatted_20_Text"/>
      <text:p text:style-name="Preformatted_20_Text">Of course, more elaborate packages will typically include tests, documentation, etc., which we don’t describe here. If you want to see extensive setups for Python packaging, we would recommend checking out the many templates that are available online[47], which provide excellent starting points for bootstrapping Python package development.</text:p>
      <text:p text:style-name="Preformatted_20_Text">8.5.2 <text:s text:c="2"/>Installing your package</text:p>
      <text:p text:style-name="Preformatted_20_Text"/>
      <text:p text:style-name="Preformatted_20_Text">Now that we have our basic package, we should be able to install airflow_movielens into our Python environment. You can try this by running pip to install the package in your active environment:</text:p>
      <text:p text:style-name="Preformatted_20_Text"/>
      <text:p text:style-name="Preformatted_20_Text">$ python -m pip install ./airflow-movielens</text:p>
      <text:p text:style-name="Preformatted_20_Text">Looking in indexes: https://pypi.org/simple</text:p>
      <text:p text:style-name="Preformatted_20_Text">Processing ./airflow-movielens</text:p>
      <text:p text:style-name="Preformatted_20_Text">Collecting apache-airflow</text:p>
      <text:p text:style-name="Preformatted_20_Text">...</text:p>
      <text:p text:style-name="Preformatted_20_Text">Successfully installed ... airflow-movielens-0.1.0 ...</text:p>
      <text:p text:style-name="Preformatted_20_Text"/>
      <text:p text:style-name="Preformatted_20_Text">copy</text:p>
      <text:p text:style-name="Preformatted_20_Text"/>
      <text:p text:style-name="Preformatted_20_Text">Once pip is done installing your package and dependencies, you can check whether your package was installed by starting python and trying to import one of the classes from your package:</text:p>
      <text:p text:style-name="Preformatted_20_Text"/>
      <text:p text:style-name="Preformatted_20_Text">$ python</text:p>
      <text:p text:style-name="Preformatted_20_Text">Python 3.7.3 | packaged by conda-forge | (default, Jul <text:s/>1 2019, 14:38:56)</text:p>
      <text:p text:style-name="Preformatted_20_Text">[Clang 4.0.1 (tags/RELEASE_401/final)] :: Anaconda, Inc. on darwin</text:p>
      <text:p text:style-name="Preformatted_20_Text">Type "help", "copyright", "credits" or "license" for more information.</text:p>
      <text:p text:style-name="Preformatted_20_Text">&gt;&gt;&gt; from airflow_movielens.hooks import MovielensHook</text:p>
      <text:p text:style-name="Preformatted_20_Text">&gt;&gt;&gt; MovielensHook</text:p>
      <text:p text:style-name="Preformatted_20_Text">&lt;class 'airflow_movielens.hooks.MovielensHook'&gt;</text:p>
      <text:p text:style-name="Preformatted_20_Text"/>
      <text:p text:style-name="Preformatted_20_Text">copy</text:p>
      <text:p text:style-name="Preformatted_20_Text"/>
      <text:p text:style-name="Preformatted_20_Text">Deploying your package to your Airflow environment shouldn’t require much more effort than installing your package in Airflow’s Python environment. However, depending on your setup, you should make sure that your package and all its dependencies are installed in all of the environments used by Airflow (that is: the scheduler, web server, and worker environments).</text:p>
      <text:p text:style-name="Preformatted_20_Text"/>
      <text:p text:style-name="Preformatted_20_Text">Distribution of your package can be handled by either installing directly from a git repository:</text:p>
      <text:p text:style-name="Preformatted_20_Text"/>
      <text:p text:style-name="Preformatted_20_Text">1</text:p>
      <text:p text:style-name="Preformatted_20_Text">$ pip install git+https://github.com/...</text:p>
      <text:p text:style-name="Preformatted_20_Text"/>
      <text:p text:style-name="Preformatted_20_Text">copy</text:p>
      <text:p text:style-name="Preformatted_20_Text"/>
      <text:p text:style-name="Preformatted_20_Text">or by using a pip package feed such as PyPI (or a private feed):</text:p>
      <text:p text:style-name="Preformatted_20_Text"/>
      <text:p text:style-name="Preformatted_20_Text">1</text:p>
      <text:p text:style-name="Preformatted_20_Text">$ pip install airflow_movielens</text:p>
      <text:p text:style-name="Preformatted_20_Text"/>
      <text:p text:style-name="Preformatted_20_Text"><text:soft-page-break/>copy</text:p>
      <text:p text:style-name="Preformatted_20_Text"/>
      <text:p text:style-name="Preformatted_20_Text">or by installing from a file-based location (as we did initially here). In the latter case, you do need to make sure that the Airflow environment can access the directory from which you want to install the package.</text:p>
      <text:p text:style-name="Preformatted_20_Text">8.6 <text:s text:c="5"/>Summary</text:p>
      <text:p text:style-name="Preformatted_20_Text"/>
      <text:p text:style-name="Preformatted_20_Text"><text:s text:c="4"/>Extend Airflow’s built-in functionality by building custom components that fit your specific use cases. In our experience, two use cases in which custom operators are particularly powerful are:</text:p>
      <text:p text:style-name="Preformatted_20_Text"><text:s text:c="8"/>o Running tasks on systems that are not natively supported by Airflow (e.g. new cloud services, databases, etc.).</text:p>
      <text:p text:style-name="Preformatted_20_Text"><text:s text:c="8"/>o Providing operators/sensors/hooks for commonly performed operations, such that these are easy to implement by people in your team across DAGs.</text:p>
      <text:p text:style-name="Preformatted_20_Text"><text:s text:c="8"/>o Of course, this is by no means an exhaustive list and there may be many other situations in which you would want to build your own components.</text:p>
      <text:p text:style-name="Preformatted_20_Text"><text:s text:c="8"/>A drawback of custom components is that they do require you to install these components together with their dependencies on your Airflow cluster before they can be used. This can be tricky if you do not have permission to install software on the cluster, or if you have software with conflicting dependencies.</text:p>
      <text:p text:style-name="Preformatted_20_Text"><text:s text:c="8"/>Some people prefer to rely on generic operators such as the built-in DockerOperator and the KubernetesPodOperator to execute their tasks. An advantage of this approach is that you can keep your Airflow installation super-lean, as Airflow is only coordinating containerized jobs - you can keep all dependencies of specific tasks with the container. We’ll focus this approach further in a future chapter.</text:p>
      <text:p text:style-name="Preformatted_20_Text"><text:s text:c="8"/>Custom hooks allow you to interact with systems that do not have support built into Airflow.</text:p>
      <text:p text:style-name="Preformatted_20_Text"><text:s text:c="8"/>Custom operators can be created to perform tasks that are specific to your workflows and are not covered by built-in operators.</text:p>
      <text:p text:style-name="Preformatted_20_Text"><text:s text:c="8"/>Besides operators, you can also implement custom sensors to wait on (external) events.</text:p>
      <text:p text:style-name="Preformatted_20_Text"><text:s text:c="8"/>Code containing custom operators, hooks, sensors, etc. can be structured by implementing them in a (distributable) Python library.</text:p>
      <text:p text:style-name="Preformatted_20_Text"/>
      <text:p text:style-name="Preformatted_20_Text"/>
      <text:p text:style-name="Preformatted_20_Text"/>
      <text:p text:style-name="Preformatted_20_Text"/>
      <text:p text:style-name="Preformatted_20_Text">CHAPTER 9 Testing</text:p>
      <text:p text:style-name="Preformatted_20_Text">This chapter covers:</text:p>
      <text:p text:style-name="Preformatted_20_Text"/>
      <text:p text:style-name="Preformatted_20_Text"><text:s text:c="4"/>Testing Airflow tasks in a CI/CD pipeline</text:p>
      <text:p text:style-name="Preformatted_20_Text"><text:s text:c="4"/>Structuring a project for testing with pytest</text:p>
      <text:p text:style-name="Preformatted_20_Text"><text:s text:c="4"/>Mimicking a DAG run to test tasks which apply templating</text:p>
      <text:p text:style-name="Preformatted_20_Text"><text:s text:c="4"/>Faking requests and responses to external systems with mocking to keep tests self-contained</text:p>
      <text:p text:style-name="Preformatted_20_Text"><text:s text:c="4"/>Testing behavior in external systems with containers</text:p>
      <text:p text:style-name="Preformatted_20_Text"/>
      <text:p text:style-name="Preformatted_20_Text">In all previous chapters, we focused on various parts of developing Airflow. So how do you ensure the code you’ve written is valid before deploying it into a production system? Testing is an integral part of software development, and nobody wants to write code, take it through a deployment process, and keep their fingers crossed for all to be okay. Such a way of development is obviously inefficient and provides no guarantees on the correct functioning of the software, both in valid and invalid situations.</text:p>
      <text:p text:style-name="Preformatted_20_Text"/>
      <text:p text:style-name="Preformatted_20_Text">This chapter will dive into the gray area of testing Airflow, which is often regarded as a tricky subject. This is because of Airflow’s nature of communicating with many external systems and the fact it’s an orchestration system, which starts and stops tasks performing logic, while Airflow itself (often) does not perform any logic.</text:p>
      <text:p text:style-name="Preformatted_20_Text">9.1 <text:s text:c="5"/>Getting Started with Testing</text:p>
      <text:p text:style-name="Preformatted_20_Text"/>
      <text:p text:style-name="Preformatted_20_Text">Tests can be applied on various levels. Small individual units of work (i.e., <text:soft-page-break/>single functions) can be tested with unit tests. While such tests might validate the correct behavior, they do not validate the behavior of a system composed of multiple such units altogether. For this purpose, we write integration tests, which validate the behavior of multiple components together. In testing literature, the next used level of testing is acceptance testing (evaluating fit with business requirements), which does not apply to this chapter. We will dive into unit and integration testing.</text:p>
      <text:p text:style-name="Preformatted_20_Text"/>
      <text:p text:style-name="Preformatted_20_Text">Throughout this chapter, we demonstrate various code snippets written with pytest[48]. While Python has a built-in framework for testing named unittest, pytest is one of the most popular 3rd party testing frameworks for various features such as fixtures which we’ll take advantage of in this chapter. No prior knowledge of pytest is assumed.</text:p>
      <text:p text:style-name="Preformatted_20_Text"/>
      <text:p text:style-name="Preformatted_20_Text">Since the supporting code with this book lives in GitHub, we’ll demonstrate a CI/CD pipeline running tests with GitHub Actions[49], the CI/CD system that integrates with GitHub. With the ideas and code from the GitHub Actions examples, you should be able to get your CI/CD pipeline running in any system. All popular CI/CD systems such as GitLab, Bitbucket, CircleCI, Travis CI, etc. work by defining the pipeline in YAML format in the root of the project directory, which we’ll also do in the GitHub Actions examples.</text:p>
      <text:p text:style-name="Preformatted_20_Text">9.1.1 <text:s text:c="2"/>Integrity testing all DAGs</text:p>
      <text:p text:style-name="Preformatted_20_Text"/>
      <text:p text:style-name="Preformatted_20_Text">In the context of Airflow, the first step for testing is generally a “DAG integrity test,” a term made known by a blog post named “Data’s Inferno: 7 Circles of Data Testing Hell with Airflow”[50]. Such a test verifies all your DAGs for their “integrity”, i.e. the correctness of the DAG, for example validating if the DAGs do not contain cycles, if the task IDs in the DAG are unique, etc. The DAG integrity test often filters out simple mistakes. For example, a mistake is often made when generating tasks in a for-loop with a fixed task id instead of a dynamically set task id, resulting in each generated task having the same id. Upon loading DAGs, Airflow also performs such checks itself and will display an error if found. To avoid going through a deployment cycle to discover in the end your DAG contains a simple mistake, it is wise to perform DAG integrity tests in your test suite.</text:p>
      <text:p text:style-name="Preformatted_20_Text"/>
      <text:p text:style-name="Preformatted_20_Text">The following DAG would display an error in the UI because there is a cycle between t1 —&gt; t2 —&gt; t3 —&gt; back to t1. This violates the property that a DAG should have finite start and end nodes:</text:p>
      <text:p text:style-name="Preformatted_20_Text">Listing 9.1 Example cycle in DAG, resulting in an error</text:p>
      <text:p text:style-name="Preformatted_20_Text"/>
      <text:p text:style-name="Preformatted_20_Text">t1 = DummyOperator(task_id="t1", dag=dag)</text:p>
      <text:p text:style-name="Preformatted_20_Text">t2 = DummyOperator(task_id="t2", dag=dag)</text:p>
      <text:p text:style-name="Preformatted_20_Text">t3 = DummyOperator(task_id="t3", dag=dag)</text:p>
      <text:p text:style-name="Preformatted_20_Text"><text:s/></text:p>
      <text:p text:style-name="Preformatted_20_Text">t1 &gt;&gt; t2 &gt;&gt; t3 &gt;&gt; t1</text:p>
      <text:p text:style-name="Preformatted_20_Text"/>
      <text:p text:style-name="Preformatted_20_Text">copy</text:p>
      <text:p text:style-name="Preformatted_20_Text">Figure 9.1 DAG cycle error displayed by Airflow</text:p>
      <text:p text:style-name="Preformatted_20_Text"/>
      <text:p text:style-name="Preformatted_20_Text">Now let’s catch this error in a DAG integrity test. First, let’s install pytest:</text:p>
      <text:p text:style-name="Preformatted_20_Text">Listing 9.2 Installing pytest</text:p>
      <text:p text:style-name="Preformatted_20_Text"/>
      <text:p text:style-name="Preformatted_20_Text">6</text:p>
      <text:p text:style-name="Preformatted_20_Text">pip install pytest</text:p>
      <text:p text:style-name="Preformatted_20_Text"><text:s/></text:p>
      <text:p text:style-name="Preformatted_20_Text">Collecting pytest</text:p>
      <text:p text:style-name="Preformatted_20_Text">................</text:p>
      <text:p text:style-name="Preformatted_20_Text">Installing collected packages: pytest</text:p>
      <text:p text:style-name="Preformatted_20_Text">Successfully installed pytest-5.2.2</text:p>
      <text:p text:style-name="Preformatted_20_Text"/>
      <text:p text:style-name="Preformatted_20_Text">copy</text:p>
      <text:p text:style-name="Preformatted_20_Text"/>
      <text:p text:style-name="Preformatted_20_Text">This gives us a pytest CLI utility. To see all available options, run pytest --<text:soft-page-break/>help. For now, there’s no need to know all the options, knowing you can run tests with pytest [file/directory] (where the directory contains test files) is enough. So let’s create such a file. A convention is a create a tests/ folder at the root of the project holding all the tests, and mirroring the same directory structure as in the rest of the project[51]. So if your project structure is as follows:</text:p>
      <text:p text:style-name="Preformatted_20_Text">Figure 9.2 Example Python package structure</text:p>
      <text:p text:style-name="Preformatted_20_Text"/>
      <text:p text:style-name="Preformatted_20_Text">.</text:p>
      <text:p text:style-name="Preformatted_20_Text">├── dags</text:p>
      <text:p text:style-name="Preformatted_20_Text">│ <text:s text:c="2"/>├── dag1.py</text:p>
      <text:p text:style-name="Preformatted_20_Text">│ <text:s text:c="2"/>├── dag2.py</text:p>
      <text:p text:style-name="Preformatted_20_Text">│ <text:s text:c="2"/>└── dag3.py</text:p>
      <text:p text:style-name="Preformatted_20_Text">└── mypackage</text:p>
      <text:p text:style-name="Preformatted_20_Text"><text:s text:c="4"/>├── airflow</text:p>
      <text:p text:style-name="Preformatted_20_Text"><text:s text:c="4"/>│ <text:s text:c="2"/>├── hooks</text:p>
      <text:p text:style-name="Preformatted_20_Text"><text:s text:c="4"/>│ <text:s text:c="2"/>│ <text:s text:c="2"/>├── __init__.py</text:p>
      <text:p text:style-name="Preformatted_20_Text"><text:s text:c="4"/>│ <text:s text:c="2"/>│ <text:s text:c="2"/>└── movielens_hook.py</text:p>
      <text:p text:style-name="Preformatted_20_Text"><text:s text:c="4"/>│ <text:s text:c="2"/>├── operators</text:p>
      <text:p text:style-name="Preformatted_20_Text"><text:s text:c="4"/>│ <text:s text:c="2"/>│ <text:s text:c="2"/>├── __init__.py</text:p>
      <text:p text:style-name="Preformatted_20_Text"><text:s text:c="4"/>│ <text:s text:c="2"/>│ <text:s text:c="2"/>└── movielens_operator.py</text:p>
      <text:p text:style-name="Preformatted_20_Text"><text:s text:c="4"/>│ <text:s text:c="2"/>└── sensors</text:p>
      <text:p text:style-name="Preformatted_20_Text"><text:s text:c="4"/>│ <text:s text:c="6"/>├── __init__.py</text:p>
      <text:p text:style-name="Preformatted_20_Text"><text:s text:c="4"/>│ <text:s text:c="6"/>└── movielens_sensors.py</text:p>
      <text:p text:style-name="Preformatted_20_Text"><text:s text:c="4"/>└── movielens</text:p>
      <text:p text:style-name="Preformatted_20_Text"><text:s text:c="8"/>├── __init__.py</text:p>
      <text:p text:style-name="Preformatted_20_Text"><text:s text:c="8"/>└── utils.py</text:p>
      <text:p text:style-name="Preformatted_20_Text"/>
      <text:p text:style-name="Preformatted_20_Text">copy</text:p>
      <text:p text:style-name="Preformatted_20_Text"/>
      <text:p text:style-name="Preformatted_20_Text">Then the tests/ directory structure would look as follows:</text:p>
      <text:p text:style-name="Preformatted_20_Text">Figure 9.3 test directory structure following the structure as in Figure 9.2</text:p>
      <text:p text:style-name="Preformatted_20_Text"/>
      <text:p text:style-name="Preformatted_20_Text">.</text:p>
      <text:p text:style-name="Preformatted_20_Text">├── dags</text:p>
      <text:p text:style-name="Preformatted_20_Text">├── mypackage</text:p>
      <text:p text:style-name="Preformatted_20_Text">└── tests</text:p>
      <text:p text:style-name="Preformatted_20_Text"><text:s text:c="4"/>├── dags</text:p>
      <text:p text:style-name="Preformatted_20_Text"><text:s text:c="4"/>│ <text:s text:c="2"/>└── test_dag_integrity.py</text:p>
      <text:p text:style-name="Preformatted_20_Text"><text:s text:c="4"/>└── mypackage</text:p>
      <text:p text:style-name="Preformatted_20_Text"><text:s text:c="8"/>├── airflow</text:p>
      <text:p text:style-name="Preformatted_20_Text"><text:s text:c="8"/>│ <text:s text:c="2"/>├── hooks</text:p>
      <text:p text:style-name="Preformatted_20_Text"><text:s text:c="8"/>│ <text:s text:c="2"/>│ <text:s text:c="2"/>└── test_movielens_hook.py</text:p>
      <text:p text:style-name="Preformatted_20_Text"><text:s text:c="8"/>│ <text:s text:c="2"/>├── operators</text:p>
      <text:p text:style-name="Preformatted_20_Text"><text:s text:c="8"/>│ <text:s text:c="2"/>│ <text:s text:c="2"/>└── test_movielens_operator.py</text:p>
      <text:p text:style-name="Preformatted_20_Text"><text:s text:c="8"/>│ <text:s text:c="2"/>└── sensors</text:p>
      <text:p text:style-name="Preformatted_20_Text"><text:s text:c="8"/>│ <text:s text:c="6"/>└── test_movielens_sensor.py</text:p>
      <text:p text:style-name="Preformatted_20_Text"><text:s text:c="8"/>└── movielens</text:p>
      <text:p text:style-name="Preformatted_20_Text"><text:s text:c="12"/>└── test_utils.py</text:p>
      <text:p text:style-name="Preformatted_20_Text"/>
      <text:p text:style-name="Preformatted_20_Text">copy</text:p>
      <text:p text:style-name="Preformatted_20_Text"/>
      <text:p text:style-name="Preformatted_20_Text">Note all test files mirror the filenames that are (presumably) being tested, prefixed with test_. Again, while mirroring the name of the file to test is not required, is it an evident convention to tell something about the contents of the file. Tests that overlap multiple files or provide other sorts of tests (such as the DAG integrity test) are conventionally placed in files named according to whatever they’re testing. The test_ prefix here is however required, pytest scans through given directories and searches for files prefixed with test_ or suffixed with _test[52]. Also, note there are no __init__.py files in the tests/ directory; the directories are not modules, and tests should be able to run independently of each other without importing each other. Pytest scans directories and files and auto-discovers tests, there’s no need to create modules with __init__.py files.</text:p>
      <text:p text:style-name="Preformatted_20_Text"><text:soft-page-break/></text:p>
      <text:p text:style-name="Preformatted_20_Text">Let’s create a file named tests/dags/test_dag_integrity.py:</text:p>
      <text:p text:style-name="Preformatted_20_Text">Listing 9.3 DAG integrity test</text:p>
      <text:p text:style-name="Preformatted_20_Text"/>
      <text:p text:style-name="Preformatted_20_Text">25</text:p>
      <text:p text:style-name="Preformatted_20_Text">import glob</text:p>
      <text:p text:style-name="Preformatted_20_Text">import importlib.util</text:p>
      <text:p text:style-name="Preformatted_20_Text">import os</text:p>
      <text:p text:style-name="Preformatted_20_Text"><text:s/></text:p>
      <text:p text:style-name="Preformatted_20_Text">import pytest</text:p>
      <text:p text:style-name="Preformatted_20_Text">from airflow.models import DAG</text:p>
      <text:p text:style-name="Preformatted_20_Text"><text:s/></text:p>
      <text:p text:style-name="Preformatted_20_Text">DAG_PATH = os.path.join(os.path.dirname(__file__), "..", "..", "dags/**/*.py")</text:p>
      <text:p text:style-name="Preformatted_20_Text">DAG_FILES = glob.glob(DAG_PATH, recursive=True)</text:p>
      <text:p text:style-name="Preformatted_20_Text"><text:s/></text:p>
      <text:p text:style-name="Preformatted_20_Text"><text:s/></text:p>
      <text:p text:style-name="Preformatted_20_Text">@pytest.mark.parametrize("dag_file", DAG_FILES)</text:p>
      <text:p text:style-name="Preformatted_20_Text">def test_dag_integrity(dag_file):</text:p>
      <text:p text:style-name="Preformatted_20_Text"><text:s text:c="3"/>module_name, _ = os.path.splitext(dag_file)</text:p>
      <text:p text:style-name="Preformatted_20_Text"><text:s text:c="3"/>module_path = os.path.join(DAG_PATH, dag_file)</text:p>
      <text:p text:style-name="Preformatted_20_Text"><text:s text:c="3"/>mod_spec = importlib.util.spec_from_file_location(module_name, module_path)</text:p>
      <text:p text:style-name="Preformatted_20_Text"><text:s text:c="3"/>module = importlib.util.module_from_spec(mod_spec)</text:p>
      <text:p text:style-name="Preformatted_20_Text"><text:s text:c="3"/>mod_spec.loader.exec_module(module)</text:p>
      <text:p text:style-name="Preformatted_20_Text"><text:s/></text:p>
      <text:p text:style-name="Preformatted_20_Text"><text:s text:c="3"/>dag_objects = [var for var in vars(module).values() if isinstance(var, DAG)]</text:p>
      <text:p text:style-name="Preformatted_20_Text"><text:s/></text:p>
      <text:p text:style-name="Preformatted_20_Text"><text:s text:c="3"/>assert dag_objects</text:p>
      <text:p text:style-name="Preformatted_20_Text"><text:s/></text:p>
      <text:p text:style-name="Preformatted_20_Text"><text:s text:c="3"/>for dag in dag_objects:</text:p>
      <text:p text:style-name="Preformatted_20_Text"><text:s text:c="7"/>dag.test_cycle()</text:p>
      <text:p text:style-name="Preformatted_20_Text"/>
      <text:p text:style-name="Preformatted_20_Text">copy</text:p>
      <text:p text:style-name="Preformatted_20_Text"/>
      <text:p text:style-name="Preformatted_20_Text">Here we see one function named test_dag_integrity which performs the test. The code might look a little obscure at first sight, so let’s break it down. Remember the folder structure explained above? There’s a dags/ folder which holds all DAG files, and this file test_dag_integrity.py which lives in tests/dags/test_dag_integrity.py. This DAG integrity test is pointed to a folder holding all DAG files, in which it then searches recursively for *.py files:</text:p>
      <text:p text:style-name="Preformatted_20_Text">Figure 9.4 DAG_PATH points to the directory holding all DAG files</text:p>
      <text:p text:style-name="Preformatted_20_Text"/>
      <text:p text:style-name="Preformatted_20_Text">The dirname() returns the directory of test_dag_integrity.py, then we browse 2 directories up, first to tests/, second to the root, and from there search for anything matching the pattern dags/**/*.py. “**” will search recursively, so DAG files in e.g. dags/dir1/dir2/dir3/mydag.py will also be found. Finally, the variable DAG_FILES holds a list of files found in dags/ ending in .py. Next, the decorator @pytest.mark.parametrize runs the test for every found Python file:</text:p>
      <text:p text:style-name="Preformatted_20_Text">Figure 9.5 A parameterized test runs a test for every dag_file</text:p>
      <text:p text:style-name="Preformatted_20_Text"/>
      <text:p text:style-name="Preformatted_20_Text">The first part of the test is a little obscure and we won’t go into details, but it boils down to loading and executing the file just like Python itself would do, and extracting the DAG objects from it:</text:p>
      <text:p text:style-name="Preformatted_20_Text">Listing 9.4 The DAG integrity test tries to instantiate every DAG object found</text:p>
      <text:p text:style-name="Preformatted_20_Text"/>
      <text:p text:style-name="Preformatted_20_Text">6</text:p>
      <text:p text:style-name="Preformatted_20_Text">7</text:p>
      <text:p text:style-name="Preformatted_20_Text">module_name, _ = os.path.splitext(dag_file)</text:p>
      <text:p text:style-name="Preformatted_20_Text">module_path = os.path.join(DAG_PATH, dag_file)</text:p>
      <text:p text:style-name="Preformatted_20_Text">mod_spec = importlib.util.spec_from_file_location(module_name, module_path)</text:p>
      <text:p text:style-name="Preformatted_20_Text">module = importlib.util.module_from_spec(mod_spec)</text:p>
      <text:p text:style-name="Preformatted_20_Text">mod_spec.loader.exec_module(module)</text:p>
      <text:p text:style-name="Preformatted_20_Text"><text:s/></text:p>
      <text:p text:style-name="Preformatted_20_Text">dag_objects = [var for var in vars(module).values() if isinstance(var, DAG)]</text:p>
      <text:p text:style-name="Preformatted_20_Text"/>
      <text:p text:style-name="Preformatted_20_Text"><text:soft-page-break/>copy</text:p>
      <text:p text:style-name="Preformatted_20_Text"/>
      <text:p text:style-name="Preformatted_20_Text">#A Load file</text:p>
      <text:p text:style-name="Preformatted_20_Text"/>
      <text:p text:style-name="Preformatted_20_Text">#B All objects of class DAG found in file</text:p>
      <text:p text:style-name="Preformatted_20_Text"/>
      <text:p text:style-name="Preformatted_20_Text">Now that the DAG objects are extracted from the file, we can apply certain checks on it. In the code above we applied two checks. First an assertion: assert dag_objects, checking if the object dag_objects is filled and thus succeeding if DAG objects were found in the file, and failing if not. Adding this assertion validates for all Python files found in /dags if they contain at least one DAG object. Scripts e.g. utility functions stored in /dags, in which no DAG objects are instantiated would therefore fail. Whether or not this is desirable is up to yourself but having one directory holding only DAG files and nothing else does provide a clear separation of duties.</text:p>
      <text:p text:style-name="Preformatted_20_Text"/>
      <text:p text:style-name="Preformatted_20_Text">The second check (for dag in dag_objects: dag.test_cycle()) validates whether or not there are no cycles in the DAG objects. This is called explicitly for a reason. Before Airflow 1.10.0, DAGs were checked for cycles with every change to the structure of the DAG. This check becomes computationally heavier as more and more tasks are added. For DAGs with a large number of tasks, this became a burden because for every new task a DAG cycle check was performed, causing long reading times. Therefore, the DAG cycle check was moved to the point where DAGs are parsed and cached by Airflow (into a structure called the DagBag), such that the cycle check is performed only once after parsing the complete DAG, reducing reading time. As a result, it’s perfectly fine to declare t1 &gt;&gt; t2 &gt;&gt; t1 and evaluate it. Only once a live running Airflow instance will read your script, will it complain about the cycle. So to avoid going through a deployment cycle, we call test_cycle() explicitly on each DAG found in the test.</text:p>
      <text:p text:style-name="Preformatted_20_Text"/>
      <text:p text:style-name="Preformatted_20_Text">These are two example checks, but you can add your own of course. If, say, you want each DAG name to start with “import” or “export”, you can check the dag_ids:</text:p>
      <text:p text:style-name="Preformatted_20_Text"/>
      <text:p text:style-name="Preformatted_20_Text">assert dag.dag_id.startswith(("import", "export"))</text:p>
      <text:p text:style-name="Preformatted_20_Text"/>
      <text:p text:style-name="Preformatted_20_Text">copy</text:p>
      <text:p text:style-name="Preformatted_20_Text"/>
      <text:p text:style-name="Preformatted_20_Text">Now let’s run the DAG integrity test. On the command line, run pytest (optionally hinting pytest where to search with pytest tests/ to avoid scanning other directories):</text:p>
      <text:p text:style-name="Preformatted_20_Text">Listing 9.5 Output of running pytest</text:p>
      <text:p text:style-name="Preformatted_20_Text"/>
      <text:p text:style-name="Preformatted_20_Text">$ pytest tests/</text:p>
      <text:p text:style-name="Preformatted_20_Text">================================== test session starts ==================================</text:p>
      <text:p text:style-name="Preformatted_20_Text">....</text:p>
      <text:p text:style-name="Preformatted_20_Text">collected 1 item</text:p>
      <text:p text:style-name="Preformatted_20_Text"><text:s/></text:p>
      <text:p text:style-name="Preformatted_20_Text">tests/dags/test_dag_integrity.py F <text:s text:c="47"/>[100%]</text:p>
      <text:p text:style-name="Preformatted_20_Text"><text:s/></text:p>
      <text:p text:style-name="Preformatted_20_Text">======================================== FAILURES ========================================</text:p>
      <text:p text:style-name="Preformatted_20_Text">_________________________ test_dag_integrity[..../dag_cycle.py] _________________________</text:p>
      <text:p text:style-name="Preformatted_20_Text"><text:s/></text:p>
      <text:p text:style-name="Preformatted_20_Text">dag_file = '..../dag_cycle.py'</text:p>
      <text:p text:style-name="Preformatted_20_Text"><text:s/></text:p>
      <text:p text:style-name="Preformatted_20_Text"><text:s text:c="4"/>@pytest.mark.parametrize("dag_file", DAG_FILES)</text:p>
      <text:p text:style-name="Preformatted_20_Text"><text:s text:c="4"/>def test_dag_integrity(dag_file):</text:p>
      <text:p text:style-name="Preformatted_20_Text"><text:s text:c="8"/>"""Import DAG files and check for DAG."""</text:p>
      <text:p text:style-name="Preformatted_20_Text"><text:s text:c="8"/>module_name, _ = os.path.splitext(dag_file)</text:p>
      <text:p text:style-name="Preformatted_20_Text"><text:s text:c="8"/>module_path = os.path.join(DAG_PATH, dag_file)</text:p>
      <text:p text:style-name="Preformatted_20_Text"><text:soft-page-break/><text:s text:c="8"/>mod_spec = importlib.util.spec_from_file_location(module_name, module_path)</text:p>
      <text:p text:style-name="Preformatted_20_Text"><text:s text:c="8"/>module = importlib.util.module_from_spec(mod_spec)</text:p>
      <text:p text:style-name="Preformatted_20_Text"><text:s text:c="8"/>mod_spec.loader.exec_module(module)</text:p>
      <text:p text:style-name="Preformatted_20_Text"><text:s/></text:p>
      <text:p text:style-name="Preformatted_20_Text"><text:s text:c="8"/>dag_objects = [var for var in vars(module).values() if isinstance(var, DAG)]</text:p>
      <text:p text:style-name="Preformatted_20_Text"><text:s/></text:p>
      <text:p text:style-name="Preformatted_20_Text"><text:s text:c="8"/>assert dag_objects</text:p>
      <text:p text:style-name="Preformatted_20_Text"><text:s/></text:p>
      <text:p text:style-name="Preformatted_20_Text"><text:s text:c="8"/>for dag in dag_objects:</text:p>
      <text:p text:style-name="Preformatted_20_Text"><text:s text:c="12"/># Test cycles</text:p>
      <text:p text:style-name="Preformatted_20_Text">&gt; <text:s text:c="10"/>dag.test_cycle()</text:p>
      <text:p text:style-name="Preformatted_20_Text"><text:s/></text:p>
      <text:p text:style-name="Preformatted_20_Text">tests/dags/test_dag_integrity.py:29:</text:p>
      <text:p text:style-name="Preformatted_20_Text">_ _ _ _ _ _ _ _ _ _ _ _ _ _ _ _ _ _ _ _ _ _ _ _ _ _ _ _ _ _ _ _ _ _ _ _ _ _ _ _ _ _ _ _ _</text:p>
      <text:p text:style-name="Preformatted_20_Text">.../site-packages/airflow/models/dag.py:1427: in test_cycle</text:p>
      <text:p text:style-name="Preformatted_20_Text"><text:s text:c="4"/>self._test_cycle_helper(visit_map, task_id)</text:p>
      <text:p text:style-name="Preformatted_20_Text">.../site-packages/airflow/models/dag.py:1449: in _test_cycle_helper</text:p>
      <text:p text:style-name="Preformatted_20_Text"><text:s text:c="4"/>self._test_cycle_helper(visit_map, descendant_id)</text:p>
      <text:p text:style-name="Preformatted_20_Text">.../site-packages/airflow/models/dag.py:1449: in _test_cycle_helper</text:p>
      <text:p text:style-name="Preformatted_20_Text"><text:s text:c="4"/>self._test_cycle_helper(visit_map, descendant_id)</text:p>
      <text:p text:style-name="Preformatted_20_Text">_ _ _ _ _ _ _ _ _ _ _ _ _ _ _ _ _ _ _ _ _ _ _ _ _ _ _ _ _ _ _ _ _ _ _ _ _ _ _ _ _ _ _ _ _</text:p>
      <text:p text:style-name="Preformatted_20_Text"><text:s/></text:p>
      <text:p text:style-name="Preformatted_20_Text">self = &lt;DAG: chapter8_dag_cycle&gt;, visit_map = defaultdict(&lt;class 'int'&gt;, {'t1': 1, 't2': 1, 't3': 1}), task_id = 't3'</text:p>
      <text:p text:style-name="Preformatted_20_Text"><text:s/></text:p>
      <text:p text:style-name="Preformatted_20_Text"><text:s text:c="4"/>def _test_cycle_helper(self, visit_map, task_id):</text:p>
      <text:p text:style-name="Preformatted_20_Text"><text:s text:c="8"/>"""</text:p>
      <text:p text:style-name="Preformatted_20_Text"><text:s text:c="8"/>Checks if a cycle exists from the input task using DFS traversal</text:p>
      <text:p text:style-name="Preformatted_20_Text"><text:s text:c="8"/>"""</text:p>
      <text:p text:style-name="Preformatted_20_Text"><text:s text:c="8"/>from airflow.models.dagbag import DagBag <text:s/># Avoid circular imports</text:p>
      <text:p text:style-name="Preformatted_20_Text"><text:s/></text:p>
      <text:p text:style-name="Preformatted_20_Text"><text:s text:c="8"/># print('Inspecting %s' % task_id)</text:p>
      <text:p text:style-name="Preformatted_20_Text"><text:s text:c="8"/>if visit_map[task_id] == DagBag.CYCLE_DONE:</text:p>
      <text:p text:style-name="Preformatted_20_Text"><text:s text:c="12"/>return False</text:p>
      <text:p text:style-name="Preformatted_20_Text"><text:s/></text:p>
      <text:p text:style-name="Preformatted_20_Text"><text:s text:c="8"/>visit_map[task_id] = DagBag.CYCLE_IN_PROGRESS</text:p>
      <text:p text:style-name="Preformatted_20_Text"><text:s/></text:p>
      <text:p text:style-name="Preformatted_20_Text"><text:s text:c="8"/>task = self.task_dict[task_id]</text:p>
      <text:p text:style-name="Preformatted_20_Text"><text:s text:c="8"/>for descendant_id in task.get_direct_relative_ids():</text:p>
      <text:p text:style-name="Preformatted_20_Text"><text:s text:c="12"/>if visit_map[descendant_id] == DagBag.CYCLE_IN_PROGRESS:</text:p>
      <text:p text:style-name="Preformatted_20_Text"><text:s text:c="16"/>msg = "Cycle detected in DAG. Faulty task: {0} to {1}".format(</text:p>
      <text:p text:style-name="Preformatted_20_Text"><text:s text:c="20"/>task_id, descendant_id)</text:p>
      <text:p text:style-name="Preformatted_20_Text">&gt; <text:s text:c="14"/>raise AirflowDagCycleException(msg)</text:p>
      <text:p text:style-name="Preformatted_20_Text">E <text:s text:c="14"/>airflow.exceptions.AirflowDagCycleException: Cycle detected in DAG. Faulty task: t3 to t1</text:p>
      <text:p text:style-name="Preformatted_20_Text"><text:s/></text:p>
      <text:p text:style-name="Preformatted_20_Text">..../airflow/models/dag.py:1447: AirflowDagCycleException</text:p>
      <text:p text:style-name="Preformatted_20_Text">=================================== 1 failed in 0.21s ===================================</text:p>
      <text:p text:style-name="Preformatted_20_Text"/>
      <text:p text:style-name="Preformatted_20_Text">copy</text:p>
      <text:p text:style-name="Preformatted_20_Text"/>
      <text:p text:style-name="Preformatted_20_Text">The result of the test is quite lengthy, but typically you search for answers at the top and bottom. Near the top you find which test failed and at the bottom you typically find answers why the test failed. In this case:</text:p>
      <text:p text:style-name="Preformatted_20_Text">Listing 9.6 Exception reason found in Listing 9.5</text:p>
      <text:p text:style-name="Preformatted_20_Text"/>
      <text:p text:style-name="Preformatted_20_Text">airflow.exceptions.AirflowDagCycleException: Cycle detected in DAG. Faulty task: t3 to t1</text:p>
      <text:p text:style-name="Preformatted_20_Text"/>
      <text:p text:style-name="Preformatted_20_Text"><text:soft-page-break/>copy</text:p>
      <text:p text:style-name="Preformatted_20_Text"/>
      <text:p text:style-name="Preformatted_20_Text">Shows us (as expected) a cycle was detected from t3 to t1. Upon instantiation of DAGs and operators, several other checks will be performed out of the box. Say you are using a BashOperator but forgot to add the (required) bash_command argument. The DAG integrity test will evaluate all statements in the script and fail when evaluating the BashOperator:</text:p>
      <text:p text:style-name="Preformatted_20_Text">Listing 9.7 A faulty instantiation of a BashOperator</text:p>
      <text:p text:style-name="Preformatted_20_Text"/>
      <text:p text:style-name="Preformatted_20_Text">BashOperator(task_id="this_should_fail", dag=dag)</text:p>
      <text:p text:style-name="Preformatted_20_Text"/>
      <text:p text:style-name="Preformatted_20_Text">copy</text:p>
      <text:p text:style-name="Preformatted_20_Text"/>
      <text:p text:style-name="Preformatted_20_Text">The DAG integrity test will encounter an exception and fail:</text:p>
      <text:p text:style-name="Preformatted_20_Text">Listing 9.8 Exception raised by the faulty instantiation in Listing 9.7</text:p>
      <text:p text:style-name="Preformatted_20_Text"/>
      <text:p text:style-name="Preformatted_20_Text">airflow.exceptions.AirflowException: Argument ['bash_command'] is required</text:p>
      <text:p text:style-name="Preformatted_20_Text"/>
      <text:p text:style-name="Preformatted_20_Text">copy</text:p>
      <text:p text:style-name="Preformatted_20_Text"/>
      <text:p text:style-name="Preformatted_20_Text">With the DAG integrity test in place, let’s run it automatically in a CI/CD pipeline.</text:p>
      <text:p text:style-name="Preformatted_20_Text">9.1.2 <text:s text:c="2"/>Setting up a CI/CD pipeline</text:p>
      <text:p text:style-name="Preformatted_20_Text"/>
      <text:p text:style-name="Preformatted_20_Text">In a one-liner, a CI/CD pipeline is a system that runs predefined scripts when you make a change to your code repository. The Continuous Integration (CI) denotes checking and validating the changed code to ensure it complies with coding standards and a test suite. For example, upon pushing code you could check for Flake8[53], Pylint[54], Black[55], and run a series of tests. The Continuous Deployment (CD) indicates automatically deploying the code into production systems, completely automated, and without human interference. The goal is to maximize coding productivity, without having to deal with manually validating and deploying the code.</text:p>
      <text:p text:style-name="Preformatted_20_Text"/>
      <text:p text:style-name="Preformatted_20_Text">There is a wide range of CI/CD systems. In this chapter we will cover GitHub Actions[56]; the general ideas should apply to any CI/CD system. Most CI/CD systems start with a YAML configuration file in which a pipeline is defined; a series of steps to execute upon changing code. Each step should complete successfully to complete the pipeline successfully. In the Git repository, we can then enforce rules such as “only merge to master with a successful pipeline”.</text:p>
      <text:p text:style-name="Preformatted_20_Text"/>
      <text:p text:style-name="Preformatted_20_Text">The pipeline definitions typically live in the root of your project, GitHub Actions requires YAML files stored in a directory .github/workflows. With GitHub Actions, the named of the YAML doesn’t matter, so we could create a file named airflow-tests.yaml with the following content:</text:p>
      <text:p text:style-name="Preformatted_20_Text">Listing 9.9 Example GitHub Actions pipeline for Airflow project</text:p>
      <text:p text:style-name="Preformatted_20_Text"/>
      <text:p text:style-name="Preformatted_20_Text">name: Python static checks and tests</text:p>
      <text:p text:style-name="Preformatted_20_Text"><text:s/></text:p>
      <text:p text:style-name="Preformatted_20_Text">on: [push]</text:p>
      <text:p text:style-name="Preformatted_20_Text"><text:s/></text:p>
      <text:p text:style-name="Preformatted_20_Text">jobs:</text:p>
      <text:p text:style-name="Preformatted_20_Text"><text:s/>testing:</text:p>
      <text:p text:style-name="Preformatted_20_Text"><text:s text:c="3"/>runs-on: ubuntu-18.04</text:p>
      <text:p text:style-name="Preformatted_20_Text"><text:s text:c="3"/>steps:</text:p>
      <text:p text:style-name="Preformatted_20_Text"><text:s text:c="5"/>- uses: actions/checkout@v1</text:p>
      <text:p text:style-name="Preformatted_20_Text"><text:s text:c="5"/>- name: Setup Python</text:p>
      <text:p text:style-name="Preformatted_20_Text"><text:s text:c="7"/>uses: actions/setup-python@v1</text:p>
      <text:p text:style-name="Preformatted_20_Text"><text:s text:c="7"/>with:</text:p>
      <text:p text:style-name="Preformatted_20_Text"><text:s text:c="9"/>python-version: 3.6.9</text:p>
      <text:p text:style-name="Preformatted_20_Text"><text:s text:c="9"/>architecture: x64</text:p>
      <text:p text:style-name="Preformatted_20_Text"><text:s/></text:p>
      <text:p text:style-name="Preformatted_20_Text"><text:s text:c="5"/>- name: Install Flake8</text:p>
      <text:p text:style-name="Preformatted_20_Text"><text:soft-page-break/><text:s text:c="7"/>run: pip install flake8</text:p>
      <text:p text:style-name="Preformatted_20_Text"><text:s text:c="5"/>- name: Run Flake8</text:p>
      <text:p text:style-name="Preformatted_20_Text"><text:s text:c="7"/>run: flake8</text:p>
      <text:p text:style-name="Preformatted_20_Text"><text:s/></text:p>
      <text:p text:style-name="Preformatted_20_Text"><text:s text:c="5"/>- name: Install Pylint</text:p>
      <text:p text:style-name="Preformatted_20_Text"><text:s text:c="7"/>run: pip install pylint</text:p>
      <text:p text:style-name="Preformatted_20_Text"><text:s text:c="5"/>- name: Run Pylint</text:p>
      <text:p text:style-name="Preformatted_20_Text"><text:s text:c="7"/>run: find . -name "*.py" | xargs pylint --output-format=colorized</text:p>
      <text:p text:style-name="Preformatted_20_Text"><text:s/></text:p>
      <text:p text:style-name="Preformatted_20_Text"><text:s text:c="5"/>- name: Install Black</text:p>
      <text:p text:style-name="Preformatted_20_Text"><text:s text:c="7"/>run: pip install black</text:p>
      <text:p text:style-name="Preformatted_20_Text"><text:s text:c="5"/>- name: Run Black</text:p>
      <text:p text:style-name="Preformatted_20_Text"><text:s text:c="7"/>run: find . -name "*.py" | xargs black --check</text:p>
      <text:p text:style-name="Preformatted_20_Text"><text:s/></text:p>
      <text:p text:style-name="Preformatted_20_Text"><text:s text:c="5"/>- name: Install dependencies</text:p>
      <text:p text:style-name="Preformatted_20_Text"><text:s text:c="7"/>run: pip install apache-airflow pytest</text:p>
      <text:p text:style-name="Preformatted_20_Text"><text:s/></text:p>
      <text:p text:style-name="Preformatted_20_Text"><text:s text:c="5"/>- name: Test DAG integrity</text:p>
      <text:p text:style-name="Preformatted_20_Text"><text:s text:c="7"/>run: pytest tests/</text:p>
      <text:p text:style-name="Preformatted_20_Text"/>
      <text:p text:style-name="Preformatted_20_Text">copy</text:p>
      <text:p text:style-name="Preformatted_20_Text"/>
      <text:p text:style-name="Preformatted_20_Text">The keywords shown in this YAML file are unique to GitHub Actions, although the general ideas apply to other CI/CD systems too. Important things to note are the tasks in GitHub Actions defined under “steps”. Each step runs a piece of code. For example, flake8 performs static code analysis and will fail in case any issues are encountered, such as an unused import. On row #3, we state “on: [push]” which tells GitHub to run the complete CI/CD pipeline every time it receives a push. In a completely automated CD system, it would contain filters for steps on specific branches such as master, to only run steps and deploy code if the pipeline succeeds on that branch.</text:p>
      <text:p text:style-name="Preformatted_20_Text">9.1.3 <text:s text:c="2"/>Writing unit tests</text:p>
      <text:p text:style-name="Preformatted_20_Text"/>
      <text:p text:style-name="Preformatted_20_Text">Now that we have a CI/CD pipeline up and running which initially checks the validity of all DAGs in the project, it’s time to dive a bit deeper into the Airflow code and start unit testing individual bits and pieces.</text:p>
      <text:p text:style-name="Preformatted_20_Text"/>
      <text:p text:style-name="Preformatted_20_Text">Looking at the custom components demonstrated in Chapter 8, there are several things we could test to validate correct behavior. After all, the saying goes “never trust user input”, so we’d like to be certain our code works correctly in both valid and invalid situations. Take for example the MovielensHook, which holds a method get_ratings(). The method accepts several arguments; one of them is batch_size, which controls the size of batches requested from the API. You can imagine valid input would be any positive number (maybe with some upper limit). But what if the user provides a negative number, e.g. -3? Maybe the API handles the invalid batch size correctly and returns an HTTP error, such as 400 or 422, but how does the MovielensHook respond to that? Sensible options might be input value handling before even sending the request, or proper error handling if the API returns an error. This behavior is what we want to check.</text:p>
      <text:p text:style-name="Preformatted_20_Text"/>
      <text:p text:style-name="Preformatted_20_Text">Let’s continue on the work of Chapter 8, and implement a MovielensPopularityOperator, which is an operator returning the top N popular movies between two given dates:</text:p>
      <text:p text:style-name="Preformatted_20_Text">Listing 9.10 Example operator MovielensPopularityOperator</text:p>
      <text:p text:style-name="Preformatted_20_Text"/>
      <text:p text:style-name="Preformatted_20_Text">class MovielensPopularityOperator(BaseOperator):</text:p>
      <text:p text:style-name="Preformatted_20_Text"><text:s text:c="3"/>def __init__(self, conn_id, start_date, end_date, min_ratings=4, top_n=5, **kwargs):</text:p>
      <text:p text:style-name="Preformatted_20_Text"><text:s text:c="7"/>super().__init__(**kwargs)</text:p>
      <text:p text:style-name="Preformatted_20_Text"><text:s text:c="7"/>self._conn_id = conn_id</text:p>
      <text:p text:style-name="Preformatted_20_Text"><text:s text:c="7"/>self._start_date = start_date</text:p>
      <text:p text:style-name="Preformatted_20_Text"><text:s text:c="7"/>self._end_date = end_date</text:p>
      <text:p text:style-name="Preformatted_20_Text"><text:s text:c="7"/>self._min_ratings = min_ratings</text:p>
      <text:p text:style-name="Preformatted_20_Text"><text:s text:c="7"/>self._top_n = top_n</text:p>
      <text:p text:style-name="Preformatted_20_Text"><text:soft-page-break/><text:s/></text:p>
      <text:p text:style-name="Preformatted_20_Text"><text:s text:c="3"/>def execute(self, context):</text:p>
      <text:p text:style-name="Preformatted_20_Text"><text:s text:c="7"/>with MovielensHook(self._conn_id) as hook:</text:p>
      <text:p text:style-name="Preformatted_20_Text"><text:s text:c="11"/>ratings = hook.get_ratings(start_date=self._start_date, end_date=self._end_date)</text:p>
      <text:p text:style-name="Preformatted_20_Text"><text:s/></text:p>
      <text:p text:style-name="Preformatted_20_Text"><text:s text:c="11"/>rating_sums = defaultdict(Counter)</text:p>
      <text:p text:style-name="Preformatted_20_Text"><text:s text:c="11"/>for rating in ratings:</text:p>
      <text:p text:style-name="Preformatted_20_Text"><text:s text:c="15"/>rating_sums[rating["movieId"]].update(count=1, rating=rating["rating"])</text:p>
      <text:p text:style-name="Preformatted_20_Text"><text:s/></text:p>
      <text:p text:style-name="Preformatted_20_Text"><text:s text:c="11"/>averages = {</text:p>
      <text:p text:style-name="Preformatted_20_Text"><text:s text:c="15"/>movie_id: (rating_counter["rating"] / rating_counter["count"], rating_counter["count"])</text:p>
      <text:p text:style-name="Preformatted_20_Text"><text:s text:c="15"/>for movie_id, rating_counter in rating_sums.items()</text:p>
      <text:p text:style-name="Preformatted_20_Text"><text:s text:c="15"/>if rating_counter["count"] &gt;= self._min_ratings</text:p>
      <text:p text:style-name="Preformatted_20_Text"><text:s text:c="11"/>}</text:p>
      <text:p text:style-name="Preformatted_20_Text"><text:s text:c="11"/>return sorted(averages.items(), key=lambda x: x[1], reverse=True)[: self._top_n]</text:p>
      <text:p text:style-name="Preformatted_20_Text"/>
      <text:p text:style-name="Preformatted_20_Text">copy</text:p>
      <text:p text:style-name="Preformatted_20_Text"/>
      <text:p text:style-name="Preformatted_20_Text">#A Get raw ratings</text:p>
      <text:p text:style-name="Preformatted_20_Text"/>
      <text:p text:style-name="Preformatted_20_Text">#B Sum up ratings per movieId</text:p>
      <text:p text:style-name="Preformatted_20_Text"/>
      <text:p text:style-name="Preformatted_20_Text">#C Filter min_ratings and calculate mean rating per movieId</text:p>
      <text:p text:style-name="Preformatted_20_Text"/>
      <text:p text:style-name="Preformatted_20_Text">#D Return top_n ratings sorted by mean ratings and # of ratings</text:p>
      <text:p text:style-name="Preformatted_20_Text"/>
      <text:p text:style-name="Preformatted_20_Text">So how do we test the correctness of this MovielensPopularityOperator? First, we could test it as a whole by simply running the operator with some given values and check if the result is as expected. To do so, we require a couple of pytest components to run the operator by itself, outside a live Airflow system, and inside a unit test. That allows us to run the operator under different circumstances and validate whether or not it behaves correctly.</text:p>
      <text:p text:style-name="Preformatted_20_Text">9.1.4 <text:s text:c="2"/>pytest project structure</text:p>
      <text:p text:style-name="Preformatted_20_Text"/>
      <text:p text:style-name="Preformatted_20_Text">With pytest, a test script requires to be prefixed with “test_”. Just like the directory structure, we also mimic the filenames, so a test for code in movielens_operator.py would be stored in a file named test_movielens_operator.py. Inside this file, we create a function to be called as a test. For example:</text:p>
      <text:p text:style-name="Preformatted_20_Text">Listing 9.11 Example test function testing the BashOperator</text:p>
      <text:p text:style-name="Preformatted_20_Text"/>
      <text:p text:style-name="Preformatted_20_Text">def test_example():</text:p>
      <text:p text:style-name="Preformatted_20_Text"><text:s text:c="3"/>task = BashOperator(task_id="test", bash_command="echo 'hello!'", xcom_push=True)</text:p>
      <text:p text:style-name="Preformatted_20_Text"><text:s text:c="3"/>result = task.execute(context={})</text:p>
      <text:p text:style-name="Preformatted_20_Text"><text:s text:c="3"/>assert result == "hello!"</text:p>
      <text:p text:style-name="Preformatted_20_Text"/>
      <text:p text:style-name="Preformatted_20_Text">copy</text:p>
      <text:p text:style-name="Preformatted_20_Text"/>
      <text:p text:style-name="Preformatted_20_Text">In this example, we instantiate the BashOperator and call the execute() function, given an empty context (empty dict). When Airflow runs your operator in a live setting, several things happen before and after, such as rendering templated variables and setting up the task instance context and providing it to the operator. In this test, we are not running in a live setting but calling the execute() method directly. This is the “lowest” level function you can call to run an operator, which is the method every operator implements with the functionality to perform. We don’t need any task instance context to run the BashOperator above, therefore we provide it an empty context. In case the test would depend on processing something from the task instance context, we could fill it with the required keys and values[57].</text:p>
      <text:p text:style-name="Preformatted_20_Text"><text:soft-page-break/></text:p>
      <text:p text:style-name="Preformatted_20_Text">Let’s run this test:</text:p>
      <text:p text:style-name="Preformatted_20_Text">Listing 9.12 Output of running the test in Listing 9.11</text:p>
      <text:p text:style-name="Preformatted_20_Text"/>
      <text:p text:style-name="Preformatted_20_Text">$ pytest tests/dags/chapter9/custom/test_operators.py::test_example</text:p>
      <text:p text:style-name="Preformatted_20_Text">=================================== test session starts ==================================</text:p>
      <text:p text:style-name="Preformatted_20_Text">platform darwin -- Python 3.6.7, pytest-5.2.2, py-1.8.0, pluggy-0.13.0</text:p>
      <text:p text:style-name="Preformatted_20_Text">rootdir: .../data-pipelines-with-apache-airflow</text:p>
      <text:p text:style-name="Preformatted_20_Text">collected 1 item <text:s text:c="31"/></text:p>
      <text:p text:style-name="Preformatted_20_Text"><text:s/></text:p>
      <text:p text:style-name="Preformatted_20_Text">tests/dags/chapter9/custom/test_operators.py .</text:p>
      <text:p text:style-name="Preformatted_20_Text"/>
      <text:p text:style-name="Preformatted_20_Text">copy</text:p>
      <text:p text:style-name="Preformatted_20_Text"/>
      <text:p text:style-name="Preformatted_20_Text">Now let’s apply this to the MovielensPopularityOperator:</text:p>
      <text:p text:style-name="Preformatted_20_Text">Listing 9.13 Example test function testing the MovielensPopularityOperator</text:p>
      <text:p text:style-name="Preformatted_20_Text"/>
      <text:p text:style-name="Preformatted_20_Text">def test_movielenspopularityoperator():</text:p>
      <text:p text:style-name="Preformatted_20_Text"><text:s text:c="3"/>task = MovielensPopularityOperator(</text:p>
      <text:p text:style-name="Preformatted_20_Text"><text:s text:c="7"/>task_id="test_id",</text:p>
      <text:p text:style-name="Preformatted_20_Text"><text:s text:c="7"/>start_date="2015-01-01",</text:p>
      <text:p text:style-name="Preformatted_20_Text"><text:s text:c="7"/>end_date="2015-01-03",</text:p>
      <text:p text:style-name="Preformatted_20_Text"><text:s text:c="7"/>top_n=5,</text:p>
      <text:p text:style-name="Preformatted_20_Text"><text:s text:c="3"/>)</text:p>
      <text:p text:style-name="Preformatted_20_Text"><text:s text:c="3"/>result = task.execute(context={})</text:p>
      <text:p text:style-name="Preformatted_20_Text"><text:s text:c="3"/>assert len(result) == 5</text:p>
      <text:p text:style-name="Preformatted_20_Text"/>
      <text:p text:style-name="Preformatted_20_Text">copy</text:p>
      <text:p text:style-name="Preformatted_20_Text"/>
      <text:p text:style-name="Preformatted_20_Text">The first thing that appears will be red text telling us the operator is missing a required argument:</text:p>
      <text:p text:style-name="Preformatted_20_Text">Listing 9.14 Output of running the test in Listing 9.13</text:p>
      <text:p text:style-name="Preformatted_20_Text"/>
      <text:p text:style-name="Preformatted_20_Text">$ pytest tests/dags/chapter9/custom/test_operators.py::test_movielenspopularityoperator</text:p>
      <text:p text:style-name="Preformatted_20_Text">================================= test session starts ==================================</text:p>
      <text:p text:style-name="Preformatted_20_Text">platform darwin -- Python 3.6.7, pytest-5.2.2, py-1.8.0, pluggy-0.13.0</text:p>
      <text:p text:style-name="Preformatted_20_Text">rootdir: /.../data-pipelines-with-apache-airflow</text:p>
      <text:p text:style-name="Preformatted_20_Text">collected 1 item <text:s text:c="78"/></text:p>
      <text:p text:style-name="Preformatted_20_Text"><text:s/></text:p>
      <text:p text:style-name="Preformatted_20_Text">tests/dags/chapter9/custom/test_operators.py F <text:s text:c="41"/>[100%]</text:p>
      <text:p text:style-name="Preformatted_20_Text"><text:s/></text:p>
      <text:p text:style-name="Preformatted_20_Text">======================================== FAILURES ========================================</text:p>
      <text:p text:style-name="Preformatted_20_Text">____________________________ test_movielenspopularityoperator ____________________________</text:p>
      <text:p text:style-name="Preformatted_20_Text"><text:s/></text:p>
      <text:p text:style-name="Preformatted_20_Text">mocker = &lt;pytest_mock.plugin.MockFixture object at 0x10fb2ea90&gt;</text:p>
      <text:p text:style-name="Preformatted_20_Text"><text:s/></text:p>
      <text:p text:style-name="Preformatted_20_Text"><text:s text:c="4"/>def test_movielenspopularityoperator(mocker: MockFixture):</text:p>
      <text:p text:style-name="Preformatted_20_Text"><text:s text:c="8"/>task = MovielensPopularityOperator(</text:p>
      <text:p text:style-name="Preformatted_20_Text">&gt; <text:s text:c="10"/>task_id="test_id", start_date="2015-01-01", end_date="2015-01-03", top_n=5</text:p>
      <text:p text:style-name="Preformatted_20_Text"><text:s text:c="8"/>)</text:p>
      <text:p text:style-name="Preformatted_20_Text">E <text:s text:c="6"/>TypeError: __init__() missing 1 required positional argument: 'conn_id'</text:p>
      <text:p text:style-name="Preformatted_20_Text"><text:s/></text:p>
      <text:p text:style-name="Preformatted_20_Text">tests/dags/chapter9/custom/test_operators.py:30: TypeError</text:p>
      <text:p text:style-name="Preformatted_20_Text">=================================== 1 failed in 0.10s ===================================</text:p>
      <text:p text:style-name="Preformatted_20_Text"/>
      <text:p text:style-name="Preformatted_20_Text">copy</text:p>
      <text:p text:style-name="Preformatted_20_Text"><text:soft-page-break/></text:p>
      <text:p text:style-name="Preformatted_20_Text">Now we see the test failed because we’re missing the required argument “conn_id”, which points to the connection id in the metastore. But how do you provide this in a test? Tests should be isolated from each other, tests should not be able to influence the results of other tests so a database shared between tests is not an ideal situation. In this case, mocking comes to the rescue.</text:p>
      <text:p text:style-name="Preformatted_20_Text"/>
      <text:p text:style-name="Preformatted_20_Text">Mocking is “faking” certain operations or objects. For example the call to a database which is expected to exist in a production setting but not while testing, could be faked, or mocked, by telling Python to return a certain value instead of making the actual call to the (non-existent during testing) database. This allows you to develop and run tests without requiring a connection to external systems. It requires insight into the internals of whatever it is you’re testing, and thus sometimes requires you to dive into 3rd party code.</text:p>
      <text:p text:style-name="Preformatted_20_Text"/>
      <text:p text:style-name="Preformatted_20_Text">Pytest has a set of supporting plugins (not officially by pytest) which ease the usage of concepts such as mocking. For this we can install the pytest-mock Python package:</text:p>
      <text:p text:style-name="Preformatted_20_Text"/>
      <text:p text:style-name="Preformatted_20_Text">pip install pytest-mock</text:p>
      <text:p text:style-name="Preformatted_20_Text"/>
      <text:p text:style-name="Preformatted_20_Text">copy</text:p>
      <text:p text:style-name="Preformatted_20_Text"/>
      <text:p text:style-name="Preformatted_20_Text">Pytest-mock is a Python package which provides a tiny convenience wrapper around the builtin mock package. To use it, pass an argument named “mocker”[58] to your test function, which is the entrypoint for using anything in the pytest-mock package:</text:p>
      <text:p text:style-name="Preformatted_20_Text">Listing 9.15 Mocking an object in a test</text:p>
      <text:p text:style-name="Preformatted_20_Text"/>
      <text:p text:style-name="Preformatted_20_Text">15</text:p>
      <text:p text:style-name="Preformatted_20_Text">def test_movielenspopularityoperator(mocker):</text:p>
      <text:p text:style-name="Preformatted_20_Text"><text:s text:c="3"/>mocker.patch.object(</text:p>
      <text:p text:style-name="Preformatted_20_Text"><text:s text:c="7"/>MovielensHook,</text:p>
      <text:p text:style-name="Preformatted_20_Text"><text:s text:c="7"/>"get_connection",</text:p>
      <text:p text:style-name="Preformatted_20_Text"><text:s text:c="7"/>return_value=Connection(conn_id="test", login="airflow", password="airflow"),</text:p>
      <text:p text:style-name="Preformatted_20_Text"><text:s text:c="3"/>)</text:p>
      <text:p text:style-name="Preformatted_20_Text"><text:s text:c="3"/>task = MovielensPopularityOperator(</text:p>
      <text:p text:style-name="Preformatted_20_Text"><text:s text:c="7"/>task_id="test_id",</text:p>
      <text:p text:style-name="Preformatted_20_Text"><text:s text:c="7"/>conn_id="test",</text:p>
      <text:p text:style-name="Preformatted_20_Text"><text:s text:c="7"/>start_date="2015-01-01",</text:p>
      <text:p text:style-name="Preformatted_20_Text"><text:s text:c="7"/>end_date="2015-01-03",</text:p>
      <text:p text:style-name="Preformatted_20_Text"><text:s text:c="7"/>top_n=5,</text:p>
      <text:p text:style-name="Preformatted_20_Text"><text:s text:c="3"/>)</text:p>
      <text:p text:style-name="Preformatted_20_Text"><text:s text:c="3"/>result = task.execute(context=None)</text:p>
      <text:p text:style-name="Preformatted_20_Text"><text:s text:c="3"/>assert len(result) == 5</text:p>
      <text:p text:style-name="Preformatted_20_Text"/>
      <text:p text:style-name="Preformatted_20_Text">copy</text:p>
      <text:p text:style-name="Preformatted_20_Text"/>
      <text:p text:style-name="Preformatted_20_Text">With this code, the get_connection() call on the MovielensHook is monkey patched (substituting its functionality at runtime to return the given object instead of querying the Airflow metastore) and the MovielensHook.get_connection() won’t fail when running the test since no call to the non-existent database during testing is made, but instead the pre-defined, expected, Connection object is returned:</text:p>
      <text:p text:style-name="Preformatted_20_Text">Listing 9.16 Substituting a call to an external system in a test</text:p>
      <text:p text:style-name="Preformatted_20_Text"/>
      <text:p text:style-name="Preformatted_20_Text">def test_movielenspopularityoperator(mocker): #A</text:p>
      <text:p text:style-name="Preformatted_20_Text"><text:s text:c="3"/>mock_get = mocker.patch.object( #B</text:p>
      <text:p text:style-name="Preformatted_20_Text"><text:s text:c="7"/>MovielensHook, #C</text:p>
      <text:p text:style-name="Preformatted_20_Text"><text:s text:c="7"/>"get_connection", #D</text:p>
      <text:p text:style-name="Preformatted_20_Text"><text:s text:c="7"/>return_value=Connection(conn_id="test", login="airflow", password="airflow"), #E</text:p>
      <text:p text:style-name="Preformatted_20_Text"><text:s text:c="3"/>)</text:p>
      <text:p text:style-name="Preformatted_20_Text"><text:soft-page-break/><text:s text:c="3"/>task = MovielensPopularityOperator(...)</text:p>
      <text:p text:style-name="Preformatted_20_Text"/>
      <text:p text:style-name="Preformatted_20_Text">copy</text:p>
      <text:p text:style-name="Preformatted_20_Text"/>
      <text:p text:style-name="Preformatted_20_Text">#A The mocker object “magically” exists at runtime, no import required</text:p>
      <text:p text:style-name="Preformatted_20_Text"/>
      <text:p text:style-name="Preformatted_20_Text">#B Patch an attribute on an object with a mock object</text:p>
      <text:p text:style-name="Preformatted_20_Text"/>
      <text:p text:style-name="Preformatted_20_Text">#C The object to patch</text:p>
      <text:p text:style-name="Preformatted_20_Text"/>
      <text:p text:style-name="Preformatted_20_Text">#D The function to patch</text:p>
      <text:p text:style-name="Preformatted_20_Text"/>
      <text:p text:style-name="Preformatted_20_Text">#E The value to return</text:p>
      <text:p text:style-name="Preformatted_20_Text"/>
      <text:p text:style-name="Preformatted_20_Text">This example shows how to substitute a call to an external system (the Airflow metastore) at test-time by returning a predefined Connection object. What if you want to validate the call is actually made in your test? We can assign the patched object to a variable that holds several properties collected when calling the patched object. Say we would like to ensure the get_connection() method is called once and only once, and the conn_id argument provided to get_connection() holds the same value as provided to the MovielensPopularityOperator:</text:p>
      <text:p text:style-name="Preformatted_20_Text">Listing 9.17 Validating the behavior of a mocked function</text:p>
      <text:p text:style-name="Preformatted_20_Text"/>
      <text:p text:style-name="Preformatted_20_Text">copy</text:p>
      <text:p text:style-name="Preformatted_20_Text"/>
      <text:p text:style-name="Preformatted_20_Text">mock_get = mocker.patch.object( #A <text:s text:c="4"/>MovielensHook, <text:s text:c="4"/>"get_connection", <text:s text:c="4"/>return_value=Connection(...), ) task = MovielensPopularityOperator(..., conn_id="testconn") task.execute(...) <text:s text:c="2"/>assert mock_get.call_count == 1 #B mock_get.assert_called_with("testconn") #C</text:p>
      <text:p text:style-name="Preformatted_20_Text"/>
      <text:p text:style-name="Preformatted_20_Text">#A Assign mock to variable to capture behavior</text:p>
      <text:p text:style-name="Preformatted_20_Text"/>
      <text:p text:style-name="Preformatted_20_Text">#B Assert it was called only once</text:p>
      <text:p text:style-name="Preformatted_20_Text"/>
      <text:p text:style-name="Preformatted_20_Text">#C Assert it was called with the expected conn_id</text:p>
      <text:p text:style-name="Preformatted_20_Text"/>
      <text:p text:style-name="Preformatted_20_Text">Assigning the return value of mocker.patch.object to a variable named mock_get will “capture” all calls made to the mocked object and gives us the possibility to verify the given input, number of calls, and more. In the example above, we assert if call_count is indeed one, to verify if the MovielensPopularityOperator doesn’t accidentally make multiple calls to the Airflow metastore in a live setting. Also, since we provide the conn_id “testconn” to the MovielensPopularityOperator, we expect this conn_id to be requested from the Airflow metastore, which we validate with assert_called_with()[59]. The mock_get object holds more properties to verify, e.g. a “called” property to simply assert whether or not the object was called (any number of times):</text:p>
      <text:p text:style-name="Preformatted_20_Text">Figure 9.6 mock_get contains several properties that can be used to validate the behavior. Screenshot taken using Python debugger in PyCharm.</text:p>
      <text:p text:style-name="Preformatted_20_Text"/>
      <text:p text:style-name="Preformatted_20_Text">One of the biggest pitfalls with mocking in Python is mocking the incorrect object. In the example code above, we are mocking the get_connection() method. This method is called on the MovielensHook, which inherits from the BaseHook (airflow.hooks.base package). The get_connection() method is defined on the BaseHook. Intuitively, therefore would probably mock BaseHook.get_connection(). However, this is incorrect!</text:p>
      <text:p text:style-name="Preformatted_20_Text"/>
      <text:p text:style-name="Preformatted_20_Text">The correct way to mock in Python is to mock the location where it is being called. And not where it is defined[60]. Let’s illustrate this in code:</text:p>
      <text:p text:style-name="Preformatted_20_Text">Listing 9.18 Pay attention to the correct import location when mocking in Python</text:p>
      <text:p text:style-name="Preformatted_20_Text"/>
      <text:p text:style-name="Preformatted_20_Text">from airflowbook.operators.movielens_operator import ( #B</text:p>
      <text:p text:style-name="Preformatted_20_Text"><text:s text:c="3"/>MovielensPopularityOperator, #B</text:p>
      <text:p text:style-name="Preformatted_20_Text"><text:s text:c="3"/>MovielensHook, #B</text:p>
      <text:p text:style-name="Preformatted_20_Text"><text:soft-page-break/>) #B</text:p>
      <text:p text:style-name="Preformatted_20_Text"><text:s/></text:p>
      <text:p text:style-name="Preformatted_20_Text"><text:s/></text:p>
      <text:p text:style-name="Preformatted_20_Text">def test_movielenspopularityoperator(mocker):</text:p>
      <text:p text:style-name="Preformatted_20_Text"><text:s text:c="3"/>mock_get = mocker.patch.object(</text:p>
      <text:p text:style-name="Preformatted_20_Text"><text:s text:c="7"/>MovielensHook,</text:p>
      <text:p text:style-name="Preformatted_20_Text"><text:s text:c="7"/>"get_connection",</text:p>
      <text:p text:style-name="Preformatted_20_Text"><text:s text:c="7"/>return_value=Connection(...),</text:p>
      <text:p text:style-name="Preformatted_20_Text"><text:s text:c="3"/>)</text:p>
      <text:p text:style-name="Preformatted_20_Text"><text:s text:c="3"/>task = MovielensPopularityOperator(...) #A</text:p>
      <text:p text:style-name="Preformatted_20_Text"/>
      <text:p text:style-name="Preformatted_20_Text">copy</text:p>
      <text:p text:style-name="Preformatted_20_Text"/>
      <text:p text:style-name="Preformatted_20_Text">#A Inside the MovielensPopularityOperator code, MovielensHook.get_connection() is called</text:p>
      <text:p text:style-name="Preformatted_20_Text"/>
      <text:p text:style-name="Preformatted_20_Text">#B Therefore we must import it from that location</text:p>
      <text:p text:style-name="Preformatted_20_Text">9.1.5 <text:s text:c="2"/>Testing with files on disk</text:p>
      <text:p text:style-name="Preformatted_20_Text"/>
      <text:p text:style-name="Preformatted_20_Text">Consider an operator which reads one file holding a list of JSONs, and writes these to CSV format. So:</text:p>
      <text:p text:style-name="Preformatted_20_Text">Figure 9.7 Converting JSON to CSV format</text:p>
      <text:p text:style-name="Preformatted_20_Text"/>
      <text:p text:style-name="Preformatted_20_Text">The operator for this operation could look as follows:</text:p>
      <text:p text:style-name="Preformatted_20_Text">Listing 9.19 Example operator using local disk</text:p>
      <text:p text:style-name="Preformatted_20_Text"/>
      <text:p text:style-name="Preformatted_20_Text">15</text:p>
      <text:p text:style-name="Preformatted_20_Text">16</text:p>
      <text:p text:style-name="Preformatted_20_Text">17</text:p>
      <text:p text:style-name="Preformatted_20_Text">18</text:p>
      <text:p text:style-name="Preformatted_20_Text">19</text:p>
      <text:p text:style-name="Preformatted_20_Text">class JsonToCsvOperator(BaseOperator):</text:p>
      <text:p text:style-name="Preformatted_20_Text"><text:s text:c="3"/>def __init__(self, input_path, output_path, **kwargs):</text:p>
      <text:p text:style-name="Preformatted_20_Text"><text:s text:c="7"/>super().__init__(**kwargs)</text:p>
      <text:p text:style-name="Preformatted_20_Text"><text:s text:c="7"/>self._input_path = input_path</text:p>
      <text:p text:style-name="Preformatted_20_Text"><text:s text:c="7"/>self._output_path = output_path</text:p>
      <text:p text:style-name="Preformatted_20_Text"><text:s/></text:p>
      <text:p text:style-name="Preformatted_20_Text"><text:s text:c="3"/>def execute(self, context):</text:p>
      <text:p text:style-name="Preformatted_20_Text"><text:s text:c="7"/># Read input CSV</text:p>
      <text:p text:style-name="Preformatted_20_Text"><text:s text:c="7"/>with open(self._input_path, "r") as json_file:</text:p>
      <text:p text:style-name="Preformatted_20_Text"><text:s text:c="11"/>data = json.load(json_file)</text:p>
      <text:p text:style-name="Preformatted_20_Text"><text:s/></text:p>
      <text:p text:style-name="Preformatted_20_Text"><text:s text:c="7"/># Get columns</text:p>
      <text:p text:style-name="Preformatted_20_Text"><text:s text:c="7"/>columns = {key for row in data for key in row.keys()}</text:p>
      <text:p text:style-name="Preformatted_20_Text"><text:s/></text:p>
      <text:p text:style-name="Preformatted_20_Text"><text:s text:c="7"/># Write output JSON</text:p>
      <text:p text:style-name="Preformatted_20_Text"><text:s text:c="7"/>with open(self._output_path, mode="w") as csv_file:</text:p>
      <text:p text:style-name="Preformatted_20_Text"><text:s text:c="11"/>writer = csv.DictWriter(csv_file, fieldnames=columns)</text:p>
      <text:p text:style-name="Preformatted_20_Text"><text:s text:c="11"/>writer.writeheader()</text:p>
      <text:p text:style-name="Preformatted_20_Text"><text:s text:c="11"/>writer.writerows(data)</text:p>
      <text:p text:style-name="Preformatted_20_Text"/>
      <text:p text:style-name="Preformatted_20_Text">copy</text:p>
      <text:p text:style-name="Preformatted_20_Text"/>
      <text:p text:style-name="Preformatted_20_Text">This JsonToCsvOperator takes two input arguments: the input (CSV) path and the output (JSON) path. To test this operator, we could store a static file in our test directory to use as input for the test, but where do we store the output file?</text:p>
      <text:p text:style-name="Preformatted_20_Text"/>
      <text:p text:style-name="Preformatted_20_Text">In Python, we have the tempfile module for tasks involving temporary storage. It leaves no remainders on your file system since the directory and its contents it wiped after the test. Once again, pytest provides a convenient access point to this module named tmp_dir (gives os.path object) and tmp_path (gives pathlib object). Let’s view an example using tmp_path:</text:p>
      <text:p text:style-name="Preformatted_20_Text">Listing 9.20 Testing using temporary paths</text:p>
      <text:p text:style-name="Preformatted_20_Text"><text:soft-page-break/></text:p>
      <text:p text:style-name="Preformatted_20_Text">31</text:p>
      <text:p text:style-name="Preformatted_20_Text">import csv</text:p>
      <text:p text:style-name="Preformatted_20_Text">import json</text:p>
      <text:p text:style-name="Preformatted_20_Text">from pathlib import Path</text:p>
      <text:p text:style-name="Preformatted_20_Text"><text:s/></text:p>
      <text:p text:style-name="Preformatted_20_Text">from airflowbook.operators.json_to_csv_operator import JsonToCsvOperator</text:p>
      <text:p text:style-name="Preformatted_20_Text"><text:s/></text:p>
      <text:p text:style-name="Preformatted_20_Text"><text:s/></text:p>
      <text:p text:style-name="Preformatted_20_Text">def test_json_to_csv_operator(tmp_path: Path):</text:p>
      <text:p text:style-name="Preformatted_20_Text"><text:s text:c="3"/>input_path = tmp_path / "input.json"</text:p>
      <text:p text:style-name="Preformatted_20_Text"><text:s text:c="3"/>output_path = tmp_path / "output.csv"</text:p>
      <text:p text:style-name="Preformatted_20_Text"><text:s/></text:p>
      <text:p text:style-name="Preformatted_20_Text"><text:s text:c="3"/>input_data = [</text:p>
      <text:p text:style-name="Preformatted_20_Text"><text:s text:c="7"/>{"name": "bob", "age": "41", "sex": "M"},</text:p>
      <text:p text:style-name="Preformatted_20_Text"><text:s text:c="7"/>{"name": "alice", "age": "24", "sex": "F"},</text:p>
      <text:p text:style-name="Preformatted_20_Text"><text:s text:c="7"/>{"name": "carol", "age": "60", "sex": "F"},</text:p>
      <text:p text:style-name="Preformatted_20_Text"><text:s text:c="3"/>]</text:p>
      <text:p text:style-name="Preformatted_20_Text"><text:s text:c="3"/>with open(input_path, "w") as f:</text:p>
      <text:p text:style-name="Preformatted_20_Text"><text:s text:c="7"/>f.write(json.dumps(input_data))</text:p>
      <text:p text:style-name="Preformatted_20_Text"><text:s/></text:p>
      <text:p text:style-name="Preformatted_20_Text"><text:s text:c="3"/>operator = JsonToCsvOperator(</text:p>
      <text:p text:style-name="Preformatted_20_Text"><text:s text:c="7"/>task_id="test",</text:p>
      <text:p text:style-name="Preformatted_20_Text"><text:s text:c="7"/>input_path=input_path,</text:p>
      <text:p text:style-name="Preformatted_20_Text"><text:s text:c="7"/>output_path=output_path,</text:p>
      <text:p text:style-name="Preformatted_20_Text"><text:s text:c="3"/>)</text:p>
      <text:p text:style-name="Preformatted_20_Text"><text:s text:c="3"/>operator.execute(context={})</text:p>
      <text:p text:style-name="Preformatted_20_Text"><text:s/></text:p>
      <text:p text:style-name="Preformatted_20_Text"><text:s text:c="3"/>with open(output_path, "r") as f:</text:p>
      <text:p text:style-name="Preformatted_20_Text"><text:s text:c="7"/>reader = csv.DictReader(f)</text:p>
      <text:p text:style-name="Preformatted_20_Text"><text:s text:c="7"/>result = [dict(row) for row in reader]</text:p>
      <text:p text:style-name="Preformatted_20_Text"><text:s/></text:p>
      <text:p text:style-name="Preformatted_20_Text"><text:s text:c="3"/>assert result == input_data</text:p>
      <text:p text:style-name="Preformatted_20_Text"/>
      <text:p text:style-name="Preformatted_20_Text">copy</text:p>
      <text:p text:style-name="Preformatted_20_Text"/>
      <text:p text:style-name="Preformatted_20_Text">#A Use tmp_path fixture</text:p>
      <text:p text:style-name="Preformatted_20_Text"/>
      <text:p text:style-name="Preformatted_20_Text">#B Define paths</text:p>
      <text:p text:style-name="Preformatted_20_Text"/>
      <text:p text:style-name="Preformatted_20_Text">#C Save input file</text:p>
      <text:p text:style-name="Preformatted_20_Text"/>
      <text:p text:style-name="Preformatted_20_Text">#D Execute JsonToCsvOperator</text:p>
      <text:p text:style-name="Preformatted_20_Text"/>
      <text:p text:style-name="Preformatted_20_Text">#E Read output file</text:p>
      <text:p text:style-name="Preformatted_20_Text"/>
      <text:p text:style-name="Preformatted_20_Text">#F Assert content</text:p>
      <text:p text:style-name="Preformatted_20_Text"/>
      <text:p text:style-name="Preformatted_20_Text">#G After the test, the tmp_path and its contents are removed</text:p>
      <text:p text:style-name="Preformatted_20_Text"/>
      <text:p text:style-name="Preformatted_20_Text">Upon starting the test, a temporary directory is created. The tmp_path argument actually refers to a function, which is executed for each test it is called in. In pytest, these are called fixtures[61]. While fixtures bear some resemblance with unittest’s setUp() and tearDown() methods, they allow for greater flexibility because fixtures can be mixed and matched, e.g. one fixture could initialize a temporary directory for all tests in a class while another fixture only initializes for a single test[62]. The default scope of fixtures is every test function. We can see this by printing the path and running different tests, or even the same test twice:</text:p>
      <text:p text:style-name="Preformatted_20_Text"/>
      <text:p text:style-name="Preformatted_20_Text">print(tmp_path.as_posix())</text:p>
      <text:p text:style-name="Preformatted_20_Text"/>
      <text:p text:style-name="Preformatted_20_Text">copy</text:p>
      <text:p text:style-name="Preformatted_20_Text"/>
      <text:p text:style-name="Preformatted_20_Text"><text:soft-page-break/>Will print respectively:</text:p>
      <text:p text:style-name="Preformatted_20_Text"/>
      <text:p text:style-name="Preformatted_20_Text"><text:s text:c="4"/>/private/var/folders/n3/g5l6d1j10gxfsdkphhgkgn4w0000gn/T/pytest-of-basharenslak/pytest-19/test_json_to_csv_operator0</text:p>
      <text:p text:style-name="Preformatted_20_Text"><text:s text:c="4"/>/private/var/folders/n3/g5l6d1j10gxfsdkphhgkgn4w0000gn/T/pytest-of-basharenslak/pytest-20/test_json_to_csv_operator0</text:p>
      <text:p text:style-name="Preformatted_20_Text"/>
      <text:p text:style-name="Preformatted_20_Text">There are other fixtures to use and Pytest fixtures have many features which are out of scope for this book. If you’re serious about all Pytest features, it helps to go over the documentation.</text:p>
      <text:p text:style-name="Preformatted_20_Text">9.2 <text:s text:c="5"/>Working with DAGs and task context in tests</text:p>
      <text:p text:style-name="Preformatted_20_Text"/>
      <text:p text:style-name="Preformatted_20_Text">Some operators require more context to execute (e.g., templating of variables) or usage of the task instance context. We cannot simply run operator.execute(context={}) as in the examples above, because we provide no task context to the operator, which it needs to perform its code.</text:p>
      <text:p text:style-name="Preformatted_20_Text"/>
      <text:p text:style-name="Preformatted_20_Text">In these cases, we would like to run the operator in a more realistic scenario, as if Airflow were to actually run a task in a live system, and thus create a task instance context, would template all variables, etc. Skipping unrelated details, this is what happens when a task is executed in Airflow[63]:</text:p>
      <text:p text:style-name="Preformatted_20_Text">Figure 9.8 Running an operator involves several steps. In Section 9.1 we only test step 5 and manually provide runtime task context to operator.execute() if needed.</text:p>
      <text:p text:style-name="Preformatted_20_Text"/>
      <text:p text:style-name="Preformatted_20_Text">As you can see, only step 5 is what we’ve run in the examples above (Listings 9.15, 9.17, and 9.20). If running a live Airflow system, a lot more steps are performed when executing an operator, some of which we need to run to test e.g. correct templating.</text:p>
      <text:p text:style-name="Preformatted_20_Text"/>
      <text:p text:style-name="Preformatted_20_Text">Say we implemented an operator which pulls movie ratings between two given dates, which the user can provide via templated variables:</text:p>
      <text:p text:style-name="Preformatted_20_Text">Listing 9.21 Example operator using templated variables</text:p>
      <text:p text:style-name="Preformatted_20_Text"/>
      <text:p text:style-name="Preformatted_20_Text">class MovielensDownloadOperator(BaseOperator):</text:p>
      <text:p text:style-name="Preformatted_20_Text"><text:s text:c="3"/>template_fields = ("_start_date", "_end_date", "_output_path")</text:p>
      <text:p text:style-name="Preformatted_20_Text"><text:s/></text:p>
      <text:p text:style-name="Preformatted_20_Text"><text:s text:c="3"/>def __init__(self, conn_id, start_date, end_date, output_path, **kwargs):</text:p>
      <text:p text:style-name="Preformatted_20_Text"><text:s text:c="7"/>super().__init__(**kwargs)</text:p>
      <text:p text:style-name="Preformatted_20_Text"><text:s text:c="7"/>self._conn_id = conn_id</text:p>
      <text:p text:style-name="Preformatted_20_Text"><text:s text:c="7"/>self._start_date = start_date</text:p>
      <text:p text:style-name="Preformatted_20_Text"><text:s text:c="7"/>self._end_date = end_date</text:p>
      <text:p text:style-name="Preformatted_20_Text"><text:s text:c="7"/>self._output_path = output_path</text:p>
      <text:p text:style-name="Preformatted_20_Text"><text:s/></text:p>
      <text:p text:style-name="Preformatted_20_Text"><text:s text:c="3"/>def execute(self, context):</text:p>
      <text:p text:style-name="Preformatted_20_Text"><text:s text:c="7"/>with MovielensHook(self._conn_id) as hook:</text:p>
      <text:p text:style-name="Preformatted_20_Text"><text:s text:c="11"/>ratings = hook.get_ratings(start_date=self._start_date, end_date=self._end_date)</text:p>
      <text:p text:style-name="Preformatted_20_Text"><text:s/></text:p>
      <text:p text:style-name="Preformatted_20_Text"><text:s text:c="7"/>with open(self._output_path, "w") as f:</text:p>
      <text:p text:style-name="Preformatted_20_Text"><text:s text:c="11"/>f.write(json.dumps(ratings))</text:p>
      <text:p text:style-name="Preformatted_20_Text"/>
      <text:p text:style-name="Preformatted_20_Text">copy</text:p>
      <text:p text:style-name="Preformatted_20_Text"/>
      <text:p text:style-name="Preformatted_20_Text">This operator is not testable as in the examples above, since it (potentially) requires task instance context to execute. For example the output_path argument could be provided as “/output/{{ ds }}.json”, and the ds variable is not available when testing with operator.execute(context={}).</text:p>
      <text:p text:style-name="Preformatted_20_Text"/>
      <text:p text:style-name="Preformatted_20_Text">So, for this, we’ll call the actual method Airflow itself also uses to start a task, which is operator.run() (a method on the BaseOperator class). To use it, the operator must be assigned to a DAG! So while the previous example could be run as-is, without creating a DAG for testing purposes, in order to use run() we need to provide a DAG to the operator. The reason for this is when Airflow runs <text:soft-page-break/>a task, it refers back to the DAG object on several occasions. For example, while building up the task instance context.</text:p>
      <text:p text:style-name="Preformatted_20_Text"/>
      <text:p text:style-name="Preformatted_20_Text">We could define a DAG as following in our tests:</text:p>
      <text:p text:style-name="Preformatted_20_Text">Listing 9.22 DAG with default arguments for testing purposes</text:p>
      <text:p text:style-name="Preformatted_20_Text"/>
      <text:p text:style-name="Preformatted_20_Text">dag = DAG(</text:p>
      <text:p text:style-name="Preformatted_20_Text"><text:s text:c="3"/>"test_dag",</text:p>
      <text:p text:style-name="Preformatted_20_Text"><text:s text:c="3"/>default_args={"owner": "airflow", "start_date": datetime.datetime(2019, 1, 1)},</text:p>
      <text:p text:style-name="Preformatted_20_Text"><text:s text:c="3"/>schedule_interval="@daily",</text:p>
      <text:p text:style-name="Preformatted_20_Text">)</text:p>
      <text:p text:style-name="Preformatted_20_Text"/>
      <text:p text:style-name="Preformatted_20_Text">copy</text:p>
      <text:p text:style-name="Preformatted_20_Text"/>
      <text:p text:style-name="Preformatted_20_Text">The values we provide to the test DAG don’t matter, but we’ll refer to these while asserting the results of the operator. Next, we can define our task and run it:</text:p>
      <text:p text:style-name="Preformatted_20_Text">Listing 9.23 Testing with a DAG to render templated variables</text:p>
      <text:p text:style-name="Preformatted_20_Text"/>
      <text:p text:style-name="Preformatted_20_Text">def test_movielens_operator(tmp_path, mocker):</text:p>
      <text:p text:style-name="Preformatted_20_Text"><text:s text:c="3"/>mocker.patch.object(</text:p>
      <text:p text:style-name="Preformatted_20_Text"><text:s text:c="7"/>MovielensHook,</text:p>
      <text:p text:style-name="Preformatted_20_Text"><text:s text:c="7"/>"get_connection",</text:p>
      <text:p text:style-name="Preformatted_20_Text"><text:s text:c="7"/>return_value=Connection(conn_id="test", login="airflow", password="airflow"),</text:p>
      <text:p text:style-name="Preformatted_20_Text"><text:s text:c="3"/>)</text:p>
      <text:p text:style-name="Preformatted_20_Text"><text:s/></text:p>
      <text:p text:style-name="Preformatted_20_Text"><text:s text:c="3"/>dag = DAG(</text:p>
      <text:p text:style-name="Preformatted_20_Text"><text:s text:c="7"/>"test_dag",</text:p>
      <text:p text:style-name="Preformatted_20_Text"><text:s text:c="7"/>default_args={"owner": "airflow", "start_date": datetime.datetime(2019, 1, 1)},</text:p>
      <text:p text:style-name="Preformatted_20_Text"><text:s text:c="7"/>schedule_interval="@daily",</text:p>
      <text:p text:style-name="Preformatted_20_Text"><text:s text:c="3"/>)</text:p>
      <text:p text:style-name="Preformatted_20_Text"><text:s/></text:p>
      <text:p text:style-name="Preformatted_20_Text"><text:s text:c="3"/>task = MovielensDownloadOperator(</text:p>
      <text:p text:style-name="Preformatted_20_Text"><text:s text:c="7"/>task_id="test",</text:p>
      <text:p text:style-name="Preformatted_20_Text"><text:s text:c="7"/>conn_id="testconn",</text:p>
      <text:p text:style-name="Preformatted_20_Text"><text:s text:c="7"/>start_date="{{ prev_ds }}",</text:p>
      <text:p text:style-name="Preformatted_20_Text"><text:s text:c="7"/>end_date="{{ ds }}",</text:p>
      <text:p text:style-name="Preformatted_20_Text"><text:s text:c="7"/>output_path=str(tmp_path / "{{ ds }}.json"),</text:p>
      <text:p text:style-name="Preformatted_20_Text"><text:s text:c="7"/>dag=dag,</text:p>
      <text:p text:style-name="Preformatted_20_Text"><text:s text:c="3"/>)</text:p>
      <text:p text:style-name="Preformatted_20_Text"><text:s/></text:p>
      <text:p text:style-name="Preformatted_20_Text"><text:s text:c="3"/>task.run(start_date=dag.default_args["start_date"], end_date=dag.default_args["start_date"])</text:p>
      <text:p text:style-name="Preformatted_20_Text"/>
      <text:p text:style-name="Preformatted_20_Text">copy</text:p>
      <text:p text:style-name="Preformatted_20_Text"/>
      <text:p text:style-name="Preformatted_20_Text">If you run the test as we’ve defined it now, you will probably encounter an error similar to this:</text:p>
      <text:p text:style-name="Preformatted_20_Text">Listing 9.24 First time running a test including a DAG</text:p>
      <text:p text:style-name="Preformatted_20_Text"/>
      <text:p text:style-name="Preformatted_20_Text">.../site-packages/sqlalchemy/engine/default.py:580: OperationalError</text:p>
      <text:p text:style-name="Preformatted_20_Text"><text:s/></text:p>
      <text:p text:style-name="Preformatted_20_Text">The above exception was the direct cause of the following exception:</text:p>
      <text:p text:style-name="Preformatted_20_Text"><text:s/></text:p>
      <text:p text:style-name="Preformatted_20_Text">&gt; task.run(start_date=dag.default_args["start_date"], end_date=dag.default_args["start_date"])</text:p>
      <text:p text:style-name="Preformatted_20_Text"><text:s/></text:p>
      <text:p text:style-name="Preformatted_20_Text">...</text:p>
      <text:p text:style-name="Preformatted_20_Text"><text:s/></text:p>
      <text:p text:style-name="Preformatted_20_Text">self = &lt;sqlalchemy.dialects.sqlite.pysqlite.SQLiteDialect_pysqlite object at 0x110b2dba8&gt;</text:p>
      <text:p text:style-name="Preformatted_20_Text"><text:soft-page-break/>cursor = &lt;sqlite3.Cursor object at 0x1110fae30&gt;</text:p>
      <text:p text:style-name="Preformatted_20_Text">statement = 'SELECT task_instance.try_number AS task_instance_try_number, task_instance.task_id AS task_instance_task_id, task_ins...\nWHERE task_instance.dag_id = ? AND task_instance.task_id = ? AND task_instance.execution_date = ?\n LIMIT ? OFFSET ?'</text:p>
      <text:p text:style-name="Preformatted_20_Text">parameters = ('test_dag', 'test', '2015-01-01 00:00:00.000000', 1, 0)</text:p>
      <text:p text:style-name="Preformatted_20_Text">context = &lt;sqlalchemy.dialects.sqlite.base.SQLiteExecutionContext object at 0x11114c908&gt;</text:p>
      <text:p text:style-name="Preformatted_20_Text"><text:s/></text:p>
      <text:p text:style-name="Preformatted_20_Text"><text:s text:c="4"/>def do_execute(self, cursor, statement, parameters, context=None):</text:p>
      <text:p text:style-name="Preformatted_20_Text">&gt; <text:s text:c="6"/>cursor.execute(statement, parameters)</text:p>
      <text:p text:style-name="Preformatted_20_Text">E <text:s text:c="6"/>sqlalchemy.exc.OperationalError: (sqlite3.OperationalError) no such column: task_instance.max_tries</text:p>
      <text:p text:style-name="Preformatted_20_Text">E <text:s text:c="6"/>[SQL: SELECT task_instance.try_number AS task_instance_try_number, task_instance.task_id AS task_instance_task_id, task_instance.dag_id AS task_instance_dag_id, task_instance.execution_date AS task_instance_execution_date, task_instance.start_date AS task_instance_start_date, task_instance.end_date AS task_instance_end_date, task_instance.duration AS task_instance_duration, task_instance.state AS task_instance_state, task_instance.max_tries AS task_instance_max_tries, task_instance.hostname AS task_instance_hostname, task_instance.unixname AS task_instance_unixname, task_instance.job_id AS task_instance_job_id, task_instance.pool AS task_instance_pool, task_instance.queue AS task_instance_queue, task_instance.priority_weight AS task_instance_priority_weight, task_instance.operator AS task_instance_operator, task_instance.queued_dttm AS task_instance_queued_dttm, task_instance.pid AS task_instance_pid, task_instance.executor_config AS task_instance_executor_config</text:p>
      <text:p text:style-name="Preformatted_20_Text">E <text:s text:c="6"/>FROM task_instance</text:p>
      <text:p text:style-name="Preformatted_20_Text">E <text:s text:c="6"/>WHERE task_instance.dag_id = ? AND task_instance.task_id = ? AND task_instance.execution_date = ?</text:p>
      <text:p text:style-name="Preformatted_20_Text">E <text:s text:c="7"/>LIMIT ? OFFSET ?]</text:p>
      <text:p text:style-name="Preformatted_20_Text">E <text:s text:c="6"/>[parameters: ('test_dag', 'test', '2015-01-01 00:00:00.000000', 1, 0)]</text:p>
      <text:p text:style-name="Preformatted_20_Text">E <text:s text:c="6"/>(Background on this error at: http://sqlalche.me/e/e3q8)</text:p>
      <text:p text:style-name="Preformatted_20_Text"/>
      <text:p text:style-name="Preformatted_20_Text">copy</text:p>
      <text:p text:style-name="Preformatted_20_Text"/>
      <text:p text:style-name="Preformatted_20_Text">As you might tell from the error message, there’s something wrong in the Airflow metastore. To run a task, Airflow queries the database for several pieces of information, such as previous task instances with the same execution date as we’re providing it now. But, if you haven’t initialized the Airflow database (airflow db init) in the path AIRFLOW_HOME is set to (or ~/airflow if not set), or configured Airflow to a running database, then Airflow will have no database to read or write. Also for testing, we will need to run code that makes calls to metastore. There are several approaches to deal with the metastore during testing.</text:p>
      <text:p text:style-name="Preformatted_20_Text"/>
      <text:p text:style-name="Preformatted_20_Text">First, hypothetically, we could mock out every single database call as shown before when querying for connection credentials. While this is possible, it would be very cumbersome to mock out every single database call Airflow makes under the hood. A more practical approach would be to run a real metastore that Airflow can query while running the tests.</text:p>
      <text:p text:style-name="Preformatted_20_Text"/>
      <text:p text:style-name="Preformatted_20_Text">To do this, you run airflow db init, which initializes the database. Without any configuration, the database will be a SQLite database, stored in ~/airflow/airflow.db. If you set the AIRFLOW_HOME environment variable, Airflow will store the database in that given directory. Ensure that while running tests, you provide the same AIRFLOW_HOME value so that Airflow can find your metastore[64].</text:p>
      <text:p text:style-name="Preformatted_20_Text"/>
      <text:p text:style-name="Preformatted_20_Text">Now, once you’ve set up a metastore for Airflow to query, we can run the test and see it succeed. Also, we can now see a row was written to the Airflow metastore during the test[65]:</text:p>
      <text:p text:style-name="Preformatted_20_Text">Figure 9.9 Calling task.run() writes task run details to the database</text:p>
      <text:p text:style-name="Preformatted_20_Text"><text:soft-page-break/></text:p>
      <text:p text:style-name="Preformatted_20_Text">There are two things to point out in this test. If you have multiple tests using a DAG, there is a neat way to reuse it with pytest. We’ve covered pytest fixtures above, and these can be reused over multiple files in (sub-)directories using a file named conftest.py. This file can hold a fixture for instantiating a DAG:</text:p>
      <text:p text:style-name="Preformatted_20_Text">Listing 9.25 Example pytest fixture to reuse DAG throughout tests.</text:p>
      <text:p text:style-name="Preformatted_20_Text"/>
      <text:p text:style-name="Preformatted_20_Text">import datetime</text:p>
      <text:p text:style-name="Preformatted_20_Text"><text:s/></text:p>
      <text:p text:style-name="Preformatted_20_Text">import pytest</text:p>
      <text:p text:style-name="Preformatted_20_Text">from airflow.models import DAG</text:p>
      <text:p text:style-name="Preformatted_20_Text"><text:s/></text:p>
      <text:p text:style-name="Preformatted_20_Text"><text:s/></text:p>
      <text:p text:style-name="Preformatted_20_Text">@pytest.fixture</text:p>
      <text:p text:style-name="Preformatted_20_Text">def test_dag():</text:p>
      <text:p text:style-name="Preformatted_20_Text"><text:s text:c="3"/>return DAG(</text:p>
      <text:p text:style-name="Preformatted_20_Text"><text:s text:c="7"/>"test_dag",</text:p>
      <text:p text:style-name="Preformatted_20_Text"><text:s text:c="7"/>default_args={"owner": "airflow", "start_date": datetime.datetime(2019, 1, 1)},</text:p>
      <text:p text:style-name="Preformatted_20_Text"><text:s text:c="7"/>schedule_interval="@daily",</text:p>
      <text:p text:style-name="Preformatted_20_Text"><text:s text:c="3"/>)</text:p>
      <text:p text:style-name="Preformatted_20_Text"/>
      <text:p text:style-name="Preformatted_20_Text">copy</text:p>
      <text:p text:style-name="Preformatted_20_Text"/>
      <text:p text:style-name="Preformatted_20_Text">Now, every test requiring a DAG object can simply instantiate it by adding test_dag as an argument to the test, which executes the test_dag() function at the start of the test:</text:p>
      <text:p text:style-name="Preformatted_20_Text">Listing 9.26 Including fixtures with a test creates required objects.</text:p>
      <text:p text:style-name="Preformatted_20_Text"/>
      <text:p text:style-name="Preformatted_20_Text">15</text:p>
      <text:p text:style-name="Preformatted_20_Text">16</text:p>
      <text:p text:style-name="Preformatted_20_Text">17</text:p>
      <text:p text:style-name="Preformatted_20_Text">def test_movielens_operator(tmp_path, mocker, test_dag):</text:p>
      <text:p text:style-name="Preformatted_20_Text"><text:s text:c="3"/>mocker.patch.object(</text:p>
      <text:p text:style-name="Preformatted_20_Text"><text:s text:c="7"/>MovielensHook,</text:p>
      <text:p text:style-name="Preformatted_20_Text"><text:s text:c="7"/>"get_connection",</text:p>
      <text:p text:style-name="Preformatted_20_Text"><text:s text:c="7"/>return_value=Connection(conn_id="test", login="airflow", password="airflow"),</text:p>
      <text:p text:style-name="Preformatted_20_Text"><text:s text:c="3"/>)</text:p>
      <text:p text:style-name="Preformatted_20_Text"><text:s/></text:p>
      <text:p text:style-name="Preformatted_20_Text"><text:s text:c="3"/>task = MovielensDownloadOperator(</text:p>
      <text:p text:style-name="Preformatted_20_Text"><text:s text:c="7"/>task_id="test",</text:p>
      <text:p text:style-name="Preformatted_20_Text"><text:s text:c="7"/>conn_id="testconn",</text:p>
      <text:p text:style-name="Preformatted_20_Text"><text:s text:c="7"/>start_date="{{ prev_ds }}",</text:p>
      <text:p text:style-name="Preformatted_20_Text"><text:s text:c="7"/>end_date="{{ ds }}",</text:p>
      <text:p text:style-name="Preformatted_20_Text"><text:s text:c="7"/>output_path=str(tmp_path / "{{ ds }}.json"),</text:p>
      <text:p text:style-name="Preformatted_20_Text"><text:s text:c="7"/>dag=test_dag,</text:p>
      <text:p text:style-name="Preformatted_20_Text"><text:s text:c="3"/>)</text:p>
      <text:p text:style-name="Preformatted_20_Text"><text:s/></text:p>
      <text:p text:style-name="Preformatted_20_Text"><text:s text:c="3"/>task.run(start_date=dag.default_args["start_date"], end_date=dag.default_args["start_date"])</text:p>
      <text:p text:style-name="Preformatted_20_Text"/>
      <text:p text:style-name="Preformatted_20_Text">copy</text:p>
      <text:p text:style-name="Preformatted_20_Text"/>
      <text:p text:style-name="Preformatted_20_Text">Next, a small explanation of task.run(), which is a method on the BaseOperator. run() takes two dates and given the DAG’s schedule_interval, computes instances of the task to run between the two given dates. Since we provide the same two dates (the DAG’s starting date), there will be only one single task instance to execute.</text:p>
      <text:p text:style-name="Preformatted_20_Text">9.2.1 <text:s text:c="2"/>Working with external systems</text:p>
      <text:p text:style-name="Preformatted_20_Text"/>
      <text:p text:style-name="Preformatted_20_Text">Now assume we’re working with an operator that connects to a database. Say a MovielensToPostgresOperator, which reads Movielens ratings and writes the <text:soft-page-break/>results to a Postgres database. This is an often seen use case, when a source only provides data as it is at the time of requesting, but cannot provide historical data, and people would like to build up history of the source. For example, if you queried the Movielens API today where John rated The Avengers with 4 stars yesterday, but today he changed his rating to 5 stars, the API would only return his 5-star rating. An Airflow job could once a day fetch all data and store the daily export, together with the time of writing.</text:p>
      <text:p text:style-name="Preformatted_20_Text"/>
      <text:p text:style-name="Preformatted_20_Text">The operator for such an operation could look as follows:</text:p>
      <text:p text:style-name="Preformatted_20_Text">Listing 9.27 Example operator connecting with a PostgreSQL database</text:p>
      <text:p text:style-name="Preformatted_20_Text"/>
      <text:p text:style-name="Preformatted_20_Text">25</text:p>
      <text:p text:style-name="Preformatted_20_Text">26</text:p>
      <text:p text:style-name="Preformatted_20_Text">27</text:p>
      <text:p text:style-name="Preformatted_20_Text">from airflow.hooks.postgres_hook import PostgresHook</text:p>
      <text:p text:style-name="Preformatted_20_Text">from airflow.models import BaseOperator</text:p>
      <text:p text:style-name="Preformatted_20_Text"><text:s/></text:p>
      <text:p text:style-name="Preformatted_20_Text">from airflowbook.hooks.movielens_hook import MovielensHook</text:p>
      <text:p text:style-name="Preformatted_20_Text"><text:s/></text:p>
      <text:p text:style-name="Preformatted_20_Text"><text:s/></text:p>
      <text:p text:style-name="Preformatted_20_Text">class MovielensToPostgresOperator(BaseOperator):</text:p>
      <text:p text:style-name="Preformatted_20_Text"><text:s text:c="3"/>template_fields = ("_start_date", "_end_date", "_insert_query")</text:p>
      <text:p text:style-name="Preformatted_20_Text"><text:s/></text:p>
      <text:p text:style-name="Preformatted_20_Text"><text:s text:c="3"/>def __init__(self, movielens_conn_id, start_date, end_date, postgres_conn_id, insert_query, **kwargs):</text:p>
      <text:p text:style-name="Preformatted_20_Text"><text:s text:c="7"/>super().__init__(**kwargs)</text:p>
      <text:p text:style-name="Preformatted_20_Text"><text:s text:c="7"/>self._movielens_conn_id = movielens_conn_id</text:p>
      <text:p text:style-name="Preformatted_20_Text"><text:s text:c="7"/>self._start_date = start_date</text:p>
      <text:p text:style-name="Preformatted_20_Text"><text:s text:c="7"/>self._end_date = end_date</text:p>
      <text:p text:style-name="Preformatted_20_Text"><text:s text:c="7"/>self._postgres_conn_id = postgres_conn_id</text:p>
      <text:p text:style-name="Preformatted_20_Text"><text:s text:c="7"/>self._insert_query = insert_query</text:p>
      <text:p text:style-name="Preformatted_20_Text"><text:s/></text:p>
      <text:p text:style-name="Preformatted_20_Text"><text:s text:c="3"/>def execute(self, context):</text:p>
      <text:p text:style-name="Preformatted_20_Text"><text:s text:c="7"/>with MovielensHook(self._movielens_conn_id) as movielens_hook:</text:p>
      <text:p text:style-name="Preformatted_20_Text"><text:s text:c="11"/>ratings = list(movielens_hook.get_ratings(start_date=self._start_date, end_date=self._end_date))</text:p>
      <text:p text:style-name="Preformatted_20_Text"><text:s/></text:p>
      <text:p text:style-name="Preformatted_20_Text"><text:s text:c="7"/>postgres_hook = PostgresHook(postgres_conn_id=self._postgres_conn_id)</text:p>
      <text:p text:style-name="Preformatted_20_Text"><text:s text:c="7"/>insert_queries = [</text:p>
      <text:p text:style-name="Preformatted_20_Text"><text:s text:c="11"/>self._insert_query.format(",".join([str(_[1]) for _ in sorted(rating.items())]))</text:p>
      <text:p text:style-name="Preformatted_20_Text"><text:s text:c="11"/>for rating in ratings</text:p>
      <text:p text:style-name="Preformatted_20_Text"><text:s text:c="7"/>]</text:p>
      <text:p text:style-name="Preformatted_20_Text"><text:s text:c="7"/>postgres_hook.run(insert_queries)</text:p>
      <text:p text:style-name="Preformatted_20_Text"/>
      <text:p text:style-name="Preformatted_20_Text">copy</text:p>
      <text:p text:style-name="Preformatted_20_Text"/>
      <text:p text:style-name="Preformatted_20_Text">Let’s break down the execute() method. It connects the Movielens API and Postgres database by fetching data and transforming the results into queries for Postgres:</text:p>
      <text:p text:style-name="Preformatted_20_Text">Figure 9.10 Breakdown of converting JSON data to Postgres queries</text:p>
      <text:p text:style-name="Preformatted_20_Text"/>
      <text:p text:style-name="Preformatted_20_Text">Now how do we test this, assuming we cannot access our production Postgres database from our laptops? Luckily, it’s easy to spin up a local Postgres database for testing with Docker. Several Python packages exist that provide convenient functions for controlling Docker containers within the scope of pytest tests. For the following example, we’ll use pytest-docker-tools[66]. This package provides a set of convenient helper functions with which we can spin up and initialize a Docker container for testing.</text:p>
      <text:p text:style-name="Preformatted_20_Text"/>
      <text:p text:style-name="Preformatted_20_Text">We won’t go into all details of the package but will demonstrate how to create a sample Postgres container for writing Movielens results. If the operator above works correctly, we should have results written to the Postgres database in the <text:soft-page-break/>container at the end of the test. Testing with Docker containers allows us to use the “real” methods of hooks, without having to mock out calls, with the aim of testing as realistic as possible.</text:p>
      <text:p text:style-name="Preformatted_20_Text"/>
      <text:p text:style-name="Preformatted_20_Text">First, install pytest-docker-tools in your environment with pip install pytest_docker_tools. This provides us a few helper functions, such as fetch and container. First, we will “fetch” the container:</text:p>
      <text:p text:style-name="Preformatted_20_Text">Listing 9.28 Fetching a Docker image for testing with pytest_docker_tools</text:p>
      <text:p text:style-name="Preformatted_20_Text"/>
      <text:p text:style-name="Preformatted_20_Text">from pytest_docker_tools import fetch</text:p>
      <text:p text:style-name="Preformatted_20_Text"><text:s/></text:p>
      <text:p text:style-name="Preformatted_20_Text">postgres_image = fetch(repository="postgres:11.1-alpine")</text:p>
      <text:p text:style-name="Preformatted_20_Text"/>
      <text:p text:style-name="Preformatted_20_Text">copy</text:p>
      <text:p text:style-name="Preformatted_20_Text"/>
      <text:p text:style-name="Preformatted_20_Text">The fetch function triggers docker pull on the machine it’s running on (and therefore requires Docker to be installed) and returns the pulled image. Note the fetch function itself is a pytest fixture, which means we cannot call it directly but must provide it as a parameter to a test:</text:p>
      <text:p text:style-name="Preformatted_20_Text">Listing 9.29 Using a Docker image in a test with pytest_docker_tools fixtures</text:p>
      <text:p text:style-name="Preformatted_20_Text"/>
      <text:p text:style-name="Preformatted_20_Text">from pytest_docker_tools import fetch</text:p>
      <text:p text:style-name="Preformatted_20_Text"><text:s/></text:p>
      <text:p text:style-name="Preformatted_20_Text">postgres_image = fetch(repository="postgres:11.1-alpine")</text:p>
      <text:p text:style-name="Preformatted_20_Text"><text:s/></text:p>
      <text:p text:style-name="Preformatted_20_Text">def test_call_fixture(postgres_image):</text:p>
      <text:p text:style-name="Preformatted_20_Text"><text:s text:c="3"/>print(postgres_image.id)</text:p>
      <text:p text:style-name="Preformatted_20_Text"/>
      <text:p text:style-name="Preformatted_20_Text">copy</text:p>
      <text:p text:style-name="Preformatted_20_Text"/>
      <text:p text:style-name="Preformatted_20_Text">Running this test will print:</text:p>
      <text:p text:style-name="Preformatted_20_Text"/>
      <text:p text:style-name="Preformatted_20_Text">Fetching postgres:11.1-alpine</text:p>
      <text:p text:style-name="Preformatted_20_Text">PASSED <text:s text:c="20"/>[100%]</text:p>
      <text:p text:style-name="Preformatted_20_Text">sha256:b43856647ab572f271decd1f8de88b590e157bfd816599362fe162e8f37fb1ec</text:p>
      <text:p text:style-name="Preformatted_20_Text"/>
      <text:p text:style-name="Preformatted_20_Text">copy</text:p>
      <text:p text:style-name="Preformatted_20_Text"/>
      <text:p text:style-name="Preformatted_20_Text">We can now use this image id to configure and start a Postgres container:</text:p>
      <text:p text:style-name="Preformatted_20_Text">Listing 9.30 Starting a Docker container for a test with pytest_docker_tools fixtures</text:p>
      <text:p text:style-name="Preformatted_20_Text"/>
      <text:p text:style-name="Preformatted_20_Text">from pytest_docker_tools import container</text:p>
      <text:p text:style-name="Preformatted_20_Text"><text:s/></text:p>
      <text:p text:style-name="Preformatted_20_Text">postgres_container = container(</text:p>
      <text:p text:style-name="Preformatted_20_Text"><text:s text:c="3"/>image="{postgres_image.id}",</text:p>
      <text:p text:style-name="Preformatted_20_Text"><text:s text:c="3"/>ports={"5432/tcp": None},</text:p>
      <text:p text:style-name="Preformatted_20_Text">)</text:p>
      <text:p text:style-name="Preformatted_20_Text"><text:s/></text:p>
      <text:p text:style-name="Preformatted_20_Text">def test_call_fixture(postgres_container):</text:p>
      <text:p text:style-name="Preformatted_20_Text"><text:s text:c="3"/>print(</text:p>
      <text:p text:style-name="Preformatted_20_Text"><text:s text:c="7"/>f"Running Postgres container named {postgres_container.name} "</text:p>
      <text:p text:style-name="Preformatted_20_Text"><text:s text:c="7"/>f"on port {postgres_container.ports['5432/tcp'][0]}."</text:p>
      <text:p text:style-name="Preformatted_20_Text"><text:s text:c="3"/>)</text:p>
      <text:p text:style-name="Preformatted_20_Text"/>
      <text:p text:style-name="Preformatted_20_Text">copy</text:p>
      <text:p text:style-name="Preformatted_20_Text"/>
      <text:p text:style-name="Preformatted_20_Text">The container function in pytest_docker_tools is also a fixture, so that too can only be called by providing it as an argument to a test. It takes several arguments that configure the container to start. In this case, the image id which was returned from the fetch() fixture, and the ports to expose. Just like running Docker containers on the command line, we could also configure environment variables, volumes, and more.</text:p>
      <text:p text:style-name="Preformatted_20_Text"/>
      <text:p text:style-name="Preformatted_20_Text"><text:soft-page-break/>The ports configuration requires a bit of explanation. You typically map a container port to the same port on the host system (i.e. docker run -p 5432:5432 postgres). A container for tests is not meant to be a container running till infinity, and we also don’t want to conflict with any other ports in use on the host system.</text:p>
      <text:p text:style-name="Preformatted_20_Text"/>
      <text:p text:style-name="Preformatted_20_Text">Providing a dict to the ports keyword where keys are container ports and values map to the host system, and leaving the values to None, will map the host port to a random, open port on the host (just like running docker run -P). Providing the fixture to a test will execute the fixture (i.e. run the container), and pytest-docker-tools then internally maps the assigned ports on the host system to a “ports” attribute on the fixture itself. postgres_container.ports['5432/tcp'][0] gives us the assigned port number on the host, which we can then use in the test to connect to.</text:p>
      <text:p text:style-name="Preformatted_20_Text"/>
      <text:p text:style-name="Preformatted_20_Text">In order to mimic a “real” database as much as possible, we’d like to set a username and password on the database, and initialize it with a schema and data to query. We can provide both to the container fixture:</text:p>
      <text:p text:style-name="Preformatted_20_Text">Listing 9.31 Initializing a Postgres container for testing against a real database</text:p>
      <text:p text:style-name="Preformatted_20_Text"/>
      <text:p text:style-name="Preformatted_20_Text">postgres_image = fetch(repository="postgres:11.1-alpine")</text:p>
      <text:p text:style-name="Preformatted_20_Text">postgres = container(</text:p>
      <text:p text:style-name="Preformatted_20_Text"><text:s text:c="3"/>image="{postgres_image.id}",</text:p>
      <text:p text:style-name="Preformatted_20_Text"><text:s text:c="3"/>environment={</text:p>
      <text:p text:style-name="Preformatted_20_Text"><text:s text:c="7"/>"POSTGRES_USER": "testuser",</text:p>
      <text:p text:style-name="Preformatted_20_Text"><text:s text:c="7"/>"POSTGRES_PASSWORD": "testpass",</text:p>
      <text:p text:style-name="Preformatted_20_Text"><text:s text:c="3"/>},</text:p>
      <text:p text:style-name="Preformatted_20_Text"><text:s text:c="3"/>ports={"5432/tcp": None},</text:p>
      <text:p text:style-name="Preformatted_20_Text"><text:s text:c="3"/>volumes={</text:p>
      <text:p text:style-name="Preformatted_20_Text"><text:s text:c="7"/>os.path.join(os.path.dirname(__file__), "postgres-init.sql"): {</text:p>
      <text:p text:style-name="Preformatted_20_Text"><text:s text:c="11"/>"bind": "/docker-entrypoint-initdb.d/postgres-init.sql"</text:p>
      <text:p text:style-name="Preformatted_20_Text"><text:s text:c="7"/>}</text:p>
      <text:p text:style-name="Preformatted_20_Text"><text:s text:c="3"/>},</text:p>
      <text:p text:style-name="Preformatted_20_Text">)</text:p>
      <text:p text:style-name="Preformatted_20_Text"/>
      <text:p text:style-name="Preformatted_20_Text">copy</text:p>
      <text:p text:style-name="Preformatted_20_Text"/>
      <text:p text:style-name="Preformatted_20_Text">And the content of postgres-init.sql:</text:p>
      <text:p text:style-name="Preformatted_20_Text">Listing 9.32 Initializing a schema for the test database</text:p>
      <text:p text:style-name="Preformatted_20_Text"/>
      <text:p text:style-name="Preformatted_20_Text">SET SCHEMA 'public';</text:p>
      <text:p text:style-name="Preformatted_20_Text">CREATE TABLE movielens (</text:p>
      <text:p text:style-name="Preformatted_20_Text"><text:s text:c="3"/>movieId integer,</text:p>
      <text:p text:style-name="Preformatted_20_Text"><text:s text:c="3"/>rating float,</text:p>
      <text:p text:style-name="Preformatted_20_Text"><text:s text:c="3"/>ratingTimestamp integer,</text:p>
      <text:p text:style-name="Preformatted_20_Text"><text:s text:c="3"/>userId integer,</text:p>
      <text:p text:style-name="Preformatted_20_Text"><text:s text:c="3"/>scrapeTime timestamp</text:p>
      <text:p text:style-name="Preformatted_20_Text">);</text:p>
      <text:p text:style-name="Preformatted_20_Text"/>
      <text:p text:style-name="Preformatted_20_Text">copy</text:p>
      <text:p text:style-name="Preformatted_20_Text"/>
      <text:p text:style-name="Preformatted_20_Text">In the container fixture, we provide a Postgres username and password via environment variables. This is a feature of the Postgres Docker image; it allows us to configure several settings via environment variables. Read the Postgres Docker image documentation for all environment variables. Another feature of the Docker image is the ability to initialize a container with a startup script, by placing a file with extension *.sql, *.sql.gz or *.sh in the directory /docker-entrypoint-initdb.d. These are executed while booting the container, before starting the actual Postgres service, and we can use these to initialize our test container with a table to query.</text:p>
      <text:p text:style-name="Preformatted_20_Text"/>
      <text:p text:style-name="Preformatted_20_Text">In Listing 9.31, we mount a file named postgres-init.sql to the container with the volumes keyword to the container fixture:</text:p>
      <text:p text:style-name="Preformatted_20_Text"><text:soft-page-break/></text:p>
      <text:p text:style-name="Preformatted_20_Text">volumes={</text:p>
      <text:p text:style-name="Preformatted_20_Text"><text:s text:c="7"/>os.path.join(os.path.dirname(__file__), "postgres-init.sql"): {</text:p>
      <text:p text:style-name="Preformatted_20_Text"><text:s text:c="11"/>"bind": "/docker-entrypoint-initdb.d/postgres-init.sql"</text:p>
      <text:p text:style-name="Preformatted_20_Text"><text:s text:c="7"/>}</text:p>
      <text:p text:style-name="Preformatted_20_Text"><text:s text:c="3"/>}</text:p>
      <text:p text:style-name="Preformatted_20_Text"/>
      <text:p text:style-name="Preformatted_20_Text">copy</text:p>
      <text:p text:style-name="Preformatted_20_Text"/>
      <text:p text:style-name="Preformatted_20_Text">We provide it a dict where the keys show the (absolute) location on the host system. In this case, we saved a file named postgres-init.sql in the same directory as our test script, so os.path.join(os.path.dirname(__file__), "postgres-init.sql") will give us the absolute path to it. The values are also a dict where the key indicates the mount type (bind) and the value the location inside the container, which should be in /docker-entrypoint-initdb.d in order to run the *.sql script at boot-time of the container.</text:p>
      <text:p text:style-name="Preformatted_20_Text"/>
      <text:p text:style-name="Preformatted_20_Text">Now put all this together in a script and we can finally test against a real Postgres database:</text:p>
      <text:p text:style-name="Preformatted_20_Text">Listing 9.33 Complete test using a Docker container for testing external systems</text:p>
      <text:p text:style-name="Preformatted_20_Text"/>
      <text:p text:style-name="Preformatted_20_Text">import os</text:p>
      <text:p text:style-name="Preformatted_20_Text"><text:s/></text:p>
      <text:p text:style-name="Preformatted_20_Text">import pytest</text:p>
      <text:p text:style-name="Preformatted_20_Text">from airflow.models import Connection</text:p>
      <text:p text:style-name="Preformatted_20_Text">from pytest_docker_tools import fetch, container</text:p>
      <text:p text:style-name="Preformatted_20_Text"><text:s/></text:p>
      <text:p text:style-name="Preformatted_20_Text">from airflowbook.operators.movielens_operator import MovielensHook, MovielensToPostgresOperator, PostgresHook</text:p>
      <text:p text:style-name="Preformatted_20_Text"><text:s/></text:p>
      <text:p text:style-name="Preformatted_20_Text">postgres_image = fetch(repository="postgres:11.1-alpine")</text:p>
      <text:p text:style-name="Preformatted_20_Text">postgres = container(</text:p>
      <text:p text:style-name="Preformatted_20_Text"><text:s text:c="3"/>image="{postgres_image.id}",</text:p>
      <text:p text:style-name="Preformatted_20_Text"><text:s text:c="3"/>environment={"POSTGRES_USER": "testuser", "POSTGRES_PASSWORD": "testpass"},</text:p>
      <text:p text:style-name="Preformatted_20_Text"><text:s text:c="3"/>ports={"5432/tcp": None},</text:p>
      <text:p text:style-name="Preformatted_20_Text"><text:s text:c="3"/>volumes={</text:p>
      <text:p text:style-name="Preformatted_20_Text"><text:s text:c="7"/>os.path.join(os.path.dirname(__file__), "postgres-init.sql"): {</text:p>
      <text:p text:style-name="Preformatted_20_Text"><text:s text:c="11"/>"bind": "/docker-entrypoint-initdb.d/postgres-init.sql"</text:p>
      <text:p text:style-name="Preformatted_20_Text"><text:s text:c="7"/>}</text:p>
      <text:p text:style-name="Preformatted_20_Text"><text:s text:c="3"/>},</text:p>
      <text:p text:style-name="Preformatted_20_Text">)</text:p>
      <text:p text:style-name="Preformatted_20_Text"><text:s/></text:p>
      <text:p text:style-name="Preformatted_20_Text"><text:s/></text:p>
      <text:p text:style-name="Preformatted_20_Text">def test_movielens_to_postgres_operator(mocker, test_dag, postgres):</text:p>
      <text:p text:style-name="Preformatted_20_Text"><text:s text:c="3"/>mocker.patch.object(</text:p>
      <text:p text:style-name="Preformatted_20_Text"><text:s text:c="7"/>MovielensHook,</text:p>
      <text:p text:style-name="Preformatted_20_Text"><text:s text:c="7"/>"get_connection",</text:p>
      <text:p text:style-name="Preformatted_20_Text"><text:s text:c="7"/>return_value=Connection(conn_id="test", login="airflow", password="airflow"),</text:p>
      <text:p text:style-name="Preformatted_20_Text"><text:s text:c="3"/>)</text:p>
      <text:p text:style-name="Preformatted_20_Text"><text:s text:c="3"/>mocker.patch.object(</text:p>
      <text:p text:style-name="Preformatted_20_Text"><text:s text:c="7"/>PostgresHook,</text:p>
      <text:p text:style-name="Preformatted_20_Text"><text:s text:c="7"/>"get_connection",</text:p>
      <text:p text:style-name="Preformatted_20_Text"><text:s text:c="7"/>return_value=Connection(</text:p>
      <text:p text:style-name="Preformatted_20_Text"><text:s text:c="11"/>conn_id="postgres",</text:p>
      <text:p text:style-name="Preformatted_20_Text"><text:s text:c="11"/>conn_type="postgres",</text:p>
      <text:p text:style-name="Preformatted_20_Text"><text:s text:c="11"/>host="localhost",</text:p>
      <text:p text:style-name="Preformatted_20_Text"><text:s text:c="11"/>login="testuser",</text:p>
      <text:p text:style-name="Preformatted_20_Text"><text:s text:c="11"/>password="testpass",</text:p>
      <text:p text:style-name="Preformatted_20_Text"><text:s text:c="11"/>port=postgres.ports["5432/tcp"][0],</text:p>
      <text:p text:style-name="Preformatted_20_Text"><text:s text:c="7"/>),</text:p>
      <text:p text:style-name="Preformatted_20_Text"><text:s text:c="3"/>)</text:p>
      <text:p text:style-name="Preformatted_20_Text"><text:s/></text:p>
      <text:p text:style-name="Preformatted_20_Text"><text:s text:c="3"/>task = MovielensToPostgresOperator(</text:p>
      <text:p text:style-name="Preformatted_20_Text"><text:soft-page-break/><text:s text:c="7"/>task_id="test",</text:p>
      <text:p text:style-name="Preformatted_20_Text"><text:s text:c="7"/>movielens_conn_id="movielens_id",</text:p>
      <text:p text:style-name="Preformatted_20_Text"><text:s text:c="7"/>start_date="{{ prev_ds }}",</text:p>
      <text:p text:style-name="Preformatted_20_Text"><text:s text:c="7"/>end_date="{{ ds }}",</text:p>
      <text:p text:style-name="Preformatted_20_Text"><text:s text:c="7"/>postgres_conn_id="postgres_id",</text:p>
      <text:p text:style-name="Preformatted_20_Text"><text:s text:c="7"/>insert_query=(</text:p>
      <text:p text:style-name="Preformatted_20_Text"><text:s text:c="11"/>"INSERT INTO movielens (movieId,rating,ratingTimestamp,userId,scrapeTime) "</text:p>
      <text:p text:style-name="Preformatted_20_Text"><text:s text:c="11"/>"VALUES ({0}, '{{ macros.datetime.now() }}')"</text:p>
      <text:p text:style-name="Preformatted_20_Text"><text:s text:c="7"/>),</text:p>
      <text:p text:style-name="Preformatted_20_Text"><text:s text:c="7"/>dag=test_dag,</text:p>
      <text:p text:style-name="Preformatted_20_Text"><text:s text:c="3"/>)</text:p>
      <text:p text:style-name="Preformatted_20_Text"><text:s/></text:p>
      <text:p text:style-name="Preformatted_20_Text"><text:s text:c="3"/>pg_hook = PostgresHook()</text:p>
      <text:p text:style-name="Preformatted_20_Text"><text:s/></text:p>
      <text:p text:style-name="Preformatted_20_Text"><text:s text:c="3"/>row_count = pg_hook.get_first("SELECT COUNT(*) FROM movielens")[0]</text:p>
      <text:p text:style-name="Preformatted_20_Text"><text:s text:c="3"/>assert row_count == 0</text:p>
      <text:p text:style-name="Preformatted_20_Text"><text:s/></text:p>
      <text:p text:style-name="Preformatted_20_Text"><text:s text:c="3"/>task.run(start_date=test_dag.default_args["start_date"], end_date=test_dag.default_args["start_date"])</text:p>
      <text:p text:style-name="Preformatted_20_Text"><text:s/></text:p>
      <text:p text:style-name="Preformatted_20_Text"><text:s text:c="3"/>row_count = pg_hook.get_first("SELECT COUNT(*) FROM movielens")[0]</text:p>
      <text:p text:style-name="Preformatted_20_Text"><text:s text:c="3"/>assert row_count &gt; 0</text:p>
      <text:p text:style-name="Preformatted_20_Text"/>
      <text:p text:style-name="Preformatted_20_Text">copy</text:p>
      <text:p text:style-name="Preformatted_20_Text"/>
      <text:p text:style-name="Preformatted_20_Text">The full test turns out a bit lengthy because of the container initialization and mocking of connections we have to do. After this, we instantiate a PostgresHook (which uses the same mocked get_connection() as in the MovielensToPostgresOperator and thus connects to the Docker Postgres container). We first assert if the number of rows is 0, run the operator, and finally test if any data was inserted by asserting if there are more than 0 rows.</text:p>
      <text:p text:style-name="Preformatted_20_Text"/>
      <text:p text:style-name="Preformatted_20_Text">Outside the test logic itself, what happens? During test startup, pytest figures out which tests use a fixture, and only if the given fixture is used, will it execute:</text:p>
      <text:p text:style-name="Preformatted_20_Text">Figure 9.11 Process of running a test with pytest-docker-tools. Running Docker containers during tests enables testing against real systems. The lifecycle of the Docker container is managed by pytest-docker-tools, and the user must implement the test.</text:p>
      <text:p text:style-name="Preformatted_20_Text"/>
      <text:p text:style-name="Preformatted_20_Text">At the time pytest decides to start the container fixture, it will fetch, run, and initialize the container. This takes a couple of seconds so there will be a small delay of a few seconds in the test suite. After the tests finish, the fixtures are terminated. pytest-docker-tools provides a small wrapper around the Python Docker client, providing a couple of convenient constructs and fixtures to use in tests.</text:p>
      <text:p text:style-name="Preformatted_20_Text">9.3 <text:s text:c="5"/>Using tests for development</text:p>
      <text:p text:style-name="Preformatted_20_Text"/>
      <text:p text:style-name="Preformatted_20_Text">Tests not only help for verifying the correctness of your code. They are also very helpful during development because they allow you to run a small snippet of code without having to run it in a live system. Let’s see how they can help us while developing workflows. We will show a couple of screenshots of PyCharm, but any modern IDE will allow us to set breakpoints and debug.</text:p>
      <text:p text:style-name="Preformatted_20_Text"/>
      <text:p text:style-name="Preformatted_20_Text">Let’s go back to the MovielensPopularityOperator shown in Section 9.1.3. In the execute() method, it runs a series of statements and we would like to know halfway the method what the state is. With PyCharm, we can do this by placing a breakpoint and running a test that hits the line of code the breakpoint is set to.</text:p>
      <text:p text:style-name="Preformatted_20_Text">Figure 9.12 Setting a breakpoint in an IDE. This screenshot was taken in PyCharm, but any IDE allows you to set breakpoints and debug.</text:p>
      <text:p text:style-name="Preformatted_20_Text"/>
      <text:p text:style-name="Preformatted_20_Text">Now run the test_movielenspopularityoperator test, and start it in debug mode:</text:p>
      <text:p text:style-name="Preformatted_20_Text"><text:soft-page-break/>Figure 9.13 Starting a test in debug mode so that it stops at breakpoints</text:p>
      <text:p text:style-name="Preformatted_20_Text"/>
      <text:p text:style-name="Preformatted_20_Text">Once the test reaches the line of code to which you’ve set a breakpoint, you can inspect the current state of variables, but also execute code at that moment. Here we can e.g. inspect the task instance context halfway through the execute() method:</text:p>
      <text:p text:style-name="Preformatted_20_Text">Figure 9.14 Debugging allows us to inspect the state of your program at the set breakpoint. Here we inspect the values of the context.</text:p>
      <text:p text:style-name="Preformatted_20_Text"/>
      <text:p text:style-name="Preformatted_20_Text">Sometimes your code works locally but returns an error on a production machine. So how would we debug on a production machine? There is a way to debug remotely but that’s beyond the scope of this book. It allows you to connect your local PyCharm (or other IDE) debugger to a remote running Python process. Search for “PyCharm remote debugging” for more information.</text:p>
      <text:p text:style-name="Preformatted_20_Text"/>
      <text:p text:style-name="Preformatted_20_Text">Another alternative, if for whatever reason you cannot use a real debugger, is to resort to a command line debugger (for this you need access to the command line on the remote machine). Python has a built-in debugger named pdb (Python Debugger). It works by adding this line of code on the location you want to debug[67]:</text:p>
      <text:p text:style-name="Preformatted_20_Text">Listing 9.34 Setting a breakpoint in code</text:p>
      <text:p text:style-name="Preformatted_20_Text"/>
      <text:p text:style-name="Preformatted_20_Text">import pdb; pdb.set_trace()</text:p>
      <text:p text:style-name="Preformatted_20_Text"/>
      <text:p text:style-name="Preformatted_20_Text">copy</text:p>
      <text:p text:style-name="Preformatted_20_Text"/>
      <text:p text:style-name="Preformatted_20_Text">Now you can start your code from the command line, either by running a test with pytest or by starting an Airflow task in a DAG with the CLI, by running:</text:p>
      <text:p text:style-name="Preformatted_20_Text"/>
      <text:p text:style-name="Preformatted_20_Text">1</text:p>
      <text:p text:style-name="Preformatted_20_Text">airflow test [dagid] [taskid] [execution date]</text:p>
      <text:p text:style-name="Preformatted_20_Text"/>
      <text:p text:style-name="Preformatted_20_Text">copy</text:p>
      <text:p text:style-name="Preformatted_20_Text"/>
      <text:p text:style-name="Preformatted_20_Text">For example:</text:p>
      <text:p text:style-name="Preformatted_20_Text"/>
      <text:p text:style-name="Preformatted_20_Text">1</text:p>
      <text:p text:style-name="Preformatted_20_Text">airflow test movielens_download fetch_data 2019-01-01T12:00:00</text:p>
      <text:p text:style-name="Preformatted_20_Text"/>
      <text:p text:style-name="Preformatted_20_Text">copy</text:p>
      <text:p text:style-name="Preformatted_20_Text"/>
      <text:p text:style-name="Preformatted_20_Text">airflow test runs the task without registering any records in the metastore. It’s useful for running and testing individual tasks in a production setting. Once the pdb breakpoint is reached, you can execute code, and control the debugger with certain keys such as “n” for executing the statement and going to the next line, and “l” for displaying the surrounding lines. See the full list of commands by searching for “pdb cheat sheet” on the internet.</text:p>
      <text:p text:style-name="Preformatted_20_Text">Figure 9.15 Debugging on the command line with PDB</text:p>
      <text:p text:style-name="Preformatted_20_Text">9.3.1 <text:s text:c="2"/>Testing complete DAGs</text:p>
      <text:p text:style-name="Preformatted_20_Text"/>
      <text:p text:style-name="Preformatted_20_Text">Up to this point, we’ve focussed on various aspects of testing individual operators: testing with and without task instance context, operators using the local filesystem, and operators using external systems with the help of Docker. But all these focussed on testing a single operator. A large and important aspect of the development of workflows is ensuring all building blocks fit together nicely. While one operator might run correctly from a logical point of view, it could for example transform data in an unexpected way, which makes the subsequent operator fail. So how do we ensure all operators in a DAG work together as expected?</text:p>
      <text:p text:style-name="Preformatted_20_Text"/>
      <text:p text:style-name="Preformatted_20_Text">Unfortunately, this is not an easy question to answer. Mimicking a “real” environment is not always possible for various reasons. For example, with a DTAP (Development, Test, Acceptance, Production) separated system we often cannot create a perfect replica of Production in the Development environment because of <text:soft-page-break/>privacy regulations or the size of the data. Say the production environment holds a petabyte of data, then it would be impractical (to say the least) to keep the data in sync on all four environments. Therefore, people have been creating “as real as possible” production environments, which we can use for developing and validating the software. With Airflow, this is no different, and we’ve seen several approaches to this problem which we’ll cover in this section.</text:p>
      <text:p text:style-name="Preformatted_20_Text">9.3.2 <text:s text:c="2"/>Emulate production environments with Whirl</text:p>
      <text:p text:style-name="Preformatted_20_Text"/>
      <text:p text:style-name="Preformatted_20_Text">One approach to recreating a production environment is a project named Whirl[68]. Its idea is to simulate all components of your production environment in Docker containers and manage all these with Docker Compose. Whirl comes with a CLI utility to easily control these environments. While Docker is a great tool for development, one downside is that not everything is available as a Docker image. For example, there is no Google Cloud Storage available as a Docker image.</text:p>
      <text:p text:style-name="Preformatted_20_Text">9.3.3 <text:s text:c="2"/>Create DTAP environments</text:p>
      <text:p text:style-name="Preformatted_20_Text"/>
      <text:p text:style-name="Preformatted_20_Text">Simulating your production environment locally with Docker, or working with a tool such as Whirl, is not always possible. One reason for that is security, e.g. it’s sometimes not possible to connect your local Dockerized setup with an FTP server used in your production DAGs because the FTP server is IP whitelisted.</text:p>
      <text:p text:style-name="Preformatted_20_Text"/>
      <text:p text:style-name="Preformatted_20_Text">One approach which often is more negotiable with a security officer is to set up isolated Development, Test, Acceptance, Production environments. Four fully-fledged environments are sometimes cumbersome to set up and manage, so in smaller projects with few people sometimes just two (Development &amp; Production) are used. Each environment can have specific requirements, such as dummy data in the Development and Test environments. The implementation of such a DTAP street is often very specific to the project and infrastructure so out of scope for this book.</text:p>
      <text:p text:style-name="Preformatted_20_Text"/>
      <text:p text:style-name="Preformatted_20_Text">In the context of an Airflow project, it is wise to create one dedicated branch in your Git repository per environment. So Development environment -&gt; development branch, Production environment -&gt; production/master, etc. That way you can develop locally in branches, first merge into the development branch, and run DAGs on the development environment. Once happy with the results, you would then merge your changes into the next following branch, say master, and run the workflows in the corresponding environment.</text:p>
      <text:p text:style-name="Preformatted_20_Text">9.4 <text:s text:c="5"/>Summary</text:p>
      <text:p text:style-name="Preformatted_20_Text"/>
      <text:p text:style-name="Preformatted_20_Text"><text:s text:c="4"/>A DAG integrity test filters out basic errors in your DAGs.</text:p>
      <text:p text:style-name="Preformatted_20_Text"><text:s text:c="4"/>Unit testing verifies the correctness of individual operators.</text:p>
      <text:p text:style-name="Preformatted_20_Text"><text:s text:c="4"/>Pytest and plugins provide several useful constructs for testing such as temporary directories and plugins for managing Docker containers during tests.</text:p>
      <text:p text:style-name="Preformatted_20_Text"><text:s text:c="4"/>Operators that don’t use task instance context can simply run with execute().</text:p>
      <text:p text:style-name="Preformatted_20_Text"><text:s text:c="4"/>Operators that do use task instance context must run together with a DAG.</text:p>
      <text:p text:style-name="Preformatted_20_Text"><text:s text:c="4"/>For integration testing, you are required to replicate your production environment to simulate production as closely as possibl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CHAPTER 10 Running tasks in containers</text:p>
      <text:p text:style-name="Preformatted_20_Text">This chapter covers:</text:p>
      <text:p text:style-name="Preformatted_20_Text"/>
      <text:p text:style-name="Preformatted_20_Text"><text:s text:c="4"/>Identifying some challenges involved in managing Airflow deployments that use many different operators, complex dependencies, etc.</text:p>
      <text:p text:style-name="Preformatted_20_Text"><text:s text:c="4"/>Examining how containerized approaches can help simplify Airflow deployments by providing a uniform way of building and running tasks, whilst also <text:soft-page-break/>simplifying dependency management.</text:p>
      <text:p text:style-name="Preformatted_20_Text"><text:s text:c="4"/>Running containerized tasks in Airflow on Docker using the DockerOperator and on Kubernetes clusters using the KubernetesPodOperator.</text:p>
      <text:p text:style-name="Preformatted_20_Text"><text:s text:c="4"/>Establishing a high-level overview of the workflows involved in developing containerized DAGs based on Docker and Kubernetes.</text:p>
      <text:p text:style-name="Preformatted_20_Text"/>
      <text:p text:style-name="Preformatted_20_Text">In previous chapters, we have implemented several DAGs using different Airflow operators, each specialized to perform a specific type of task. In this chapter, we touch upon some of the drawbacks of using many different operators, especially with an eye on creating Airflow DAGs that are easy to build, deploy, and maintain. In light of these issues, we take a look at how we can use Airflow to run tasks in containers using Docker and Kubernetes and some of the benefits that this containerized approach can bring.</text:p>
      <text:p text:style-name="Preformatted_20_Text">10.1 <text:s/>Challenges of many different operators</text:p>
      <text:p text:style-name="Preformatted_20_Text"/>
      <text:p text:style-name="Preformatted_20_Text">Operators are arguably one of the strong features of Airflow, as they provide great flexibility to coordinate jobs across many different types of systems. However, creating and managing DAGs with many different operators can be quite challenging due to the complexity involved.</text:p>
      <text:p text:style-name="Preformatted_20_Text"/>
      <text:p text:style-name="Preformatted_20_Text">To see why, consider the DAG in Figure 10.1, which is based on our recommender use case from Chapter 8. The DAG consists of three different tasks: (1) fetching movie recommendations from our movie API, (2) ranking movies based on the fetched recommendations, and (3) pushing these movies to a MySQL database for further usage downstream. Note that this relatively simple DAG already uses three different operators: an HttpOperator (or some other API operator) for accessing the API, a PythonOperator for executing the Python recommender function, and a MySQLOperator for storing the results.</text:p>
      <text:p text:style-name="Preformatted_20_Text">Figure 10.1. Illustration of our movie recommender DAG. The DAG fetches movie recommendations, uses them to rank movies, and stores the result in a database. Each of these three steps involves a different operator, thus adding complexity to the development and maintenance of the DAG.</text:p>
      <text:p text:style-name="Preformatted_20_Text">10.1.1 <text:s text:c="3"/>Operator interfaces and implementations</text:p>
      <text:p text:style-name="Preformatted_20_Text"/>
      <text:p text:style-name="Preformatted_20_Text">A drawback of using different operators for each of these tasks is that we need to familiarize ourselves with the interfaces and inner workings of each of these operators to use them effectively. Additionally, if we were to encounter bugs in any of the operators[69], we would need to spend valuable time and resources on tracking down the underlying issues and fixing them. Whilst these efforts may seem tractable for this small example, imagine maintaining an Airflow deployment with many different DAGs, which together use a multitude of different operators. In such a scenario, working with all these operators may seem a bit more daunting.</text:p>
      <text:p text:style-name="Preformatted_20_Text">10.1.2 <text:s text:c="3"/>Complex and conflicting dependencies</text:p>
      <text:p text:style-name="Preformatted_20_Text"/>
      <text:p text:style-name="Preformatted_20_Text">Besides usability issues, another challenge in using many different operators is that each of these operators generally requires its own set of dependencies (Python or otherwise). For example, the HttpOperator depends on the Python library requests for doing HTTP requests, whilst the MySQLOperator depends on Python-level and/or system-level dependencies for talking to MySQL. Similarly, the recommender code being called by the PythonOperator is likely to have its own slew of dependencies (such as pandas, scikit-learn, etc. if machine learning were involved).</text:p>
      <text:p text:style-name="Preformatted_20_Text"/>
      <text:p text:style-name="Preformatted_20_Text">Because of the way that Airflow is set up, all of these dependencies need to be installed in the environment that runs the Airflow scheduler, as well as the Airflow workers themselves. When using many different operators, this requires many dependencies to be installed[70], leading to potential conflicts (Figure 10.2) and a great deal of complexity in setting up and maintaining these environments (not to mention the potential security risks with installing so many different software packages). Conflicts are particularly a problem in Python environments, as Python does not provide any mechanism for installing multiple versions of the same package in the same environment. </text:p>
      <text:p text:style-name="Preformatted_20_Text">Figure 10.2 - Complex and conflicting dependencies between Airflow tasks or <text:soft-page-break/>DAGs. Running many DAGs in a single environment can lead to conflicts when DAGs depend on different versions of the same (or related) packages. Python in particular does not support installing different versions of the same package in the same environment. This means that any conflicts in packages (right-side) would need to be resolved by re-writing the DAGs (or their dependencies) to use the same package versions.</text:p>
      <text:p text:style-name="Preformatted_20_Text">10.1.3 <text:s text:c="3"/>Moving towards a generic operator</text:p>
      <text:p text:style-name="Preformatted_20_Text"/>
      <text:p text:style-name="Preformatted_20_Text">Because of these challenges in using and maintaining many different operators and their dependencies, some have argued that it would be better to focus on using a single, generic operator for running Airflow tasks.</text:p>
      <text:p text:style-name="Preformatted_20_Text"/>
      <text:p text:style-name="Preformatted_20_Text">An upside of this approach is that we only have to be familiar with one kind of operator, which means that our many different Airflow DAGs suddenly become much easier to understand - as they only consist of one type of task. Moreover, if everyone uses the same operator to run their tasks, we can be ensured that we are less likely to run into bugs in this heavily used operator. Finally, having only one operator means we only have to worry about one set of Airflow dependencies - those required for this single operator.</text:p>
      <text:p text:style-name="Preformatted_20_Text"/>
      <text:p text:style-name="Preformatted_20_Text">But where would we find such a generic operator, which is capable of running many different tasks, but at the same time doesn’t require us to install and manage dependencies for each of these tasks? That’s where containers come in.</text:p>
      <text:p text:style-name="Preformatted_20_Text">10.2 <text:s/>Introducing containers</text:p>
      <text:p text:style-name="Preformatted_20_Text"/>
      <text:p text:style-name="Preformatted_20_Text">Containers have been touted as one of the major recent developments that allow developers to easily package their applications together with the required dependencies, allowing applications to be easily deployed in different environments uniformly. Before going into how we can use containers within Airflow, we’ll first give a short[71] introduction to containers to make sure we’re all on the same page. If you’re already familiar with Docker and the concepts behind containers, feel free to skip ahead to Section 10.3.</text:p>
      <text:p text:style-name="Preformatted_20_Text">10.2.1 <text:s text:c="3"/>What are containers?</text:p>
      <text:p text:style-name="Preformatted_20_Text"/>
      <text:p text:style-name="Preformatted_20_Text">Historically, one of the biggest challenges in developing software applications has been their deployment (.e., ensuring that your application(s) can run correctly and stably on the target machine(s).)This typically involves juggling and accounting for many different factors, including differences between operating systems, variation in installed dependencies and libraries, differing hardware, etc.</text:p>
      <text:p text:style-name="Preformatted_20_Text"/>
      <text:p text:style-name="Preformatted_20_Text">One approach to managing this complexity is to use virtualization, in which applications are installed into a virtual machine (VM) that is running on top of the client’s operating host operating system (Figure 10.3). Using this type of approach, applications only ever see the virtual machine’s operating system (OS), meaning that we only have to ensure that the virtual OS meets the requirements of our application, rather than modifying the host OS. As such, to deploy our application we can simply install our application together with any required dependencies into the virtual OS, which we can then ship to our clients.</text:p>
      <text:p text:style-name="Preformatted_20_Text"/>
      <text:p text:style-name="Preformatted_20_Text">A drawback of VMs is that they are quite heavyweight because they require running an entire operating system (the virtual or ‘guest’ OS) on top of the host operating system. Moreover, every new VM will be running its own guest operating system, meaning that considerable resources are required to run multiple applications in VMs on a single machine.</text:p>
      <text:p text:style-name="Preformatted_20_Text"/>
      <text:p text:style-name="Preformatted_20_Text">This limitation of VMs led to the development of container-based virtualization, which is a much more lightweight approach than VMs (Figure 10.3). In contrast to VMs, container-based virtualization approaches use kernel-level functionality in the host operating system to virtualize applications. This means containers can segregate applications and their dependencies in the same fashion as VMs, but without requiring each application to run its own operating system - they can simply leverage this functionality from the host OS.</text:p>
      <text:p text:style-name="Preformatted_20_Text"><text:soft-page-break/>Figure 10.3 - Comparison between virtual machines (VMs) and containers. Note that containers are much more lightweight as they don’t require running a full guest OS for each application.</text:p>
      <text:p text:style-name="Preformatted_20_Text"/>
      <text:p text:style-name="Preformatted_20_Text">Interaction between containers and the host operating system is often managed by a service called the container engine, which provides an API for managing and running the different application containers and their images. This service often also provides command-line tooling that helps users build and interact with their containers. The most well-known container engine is Docker, which has gained a lot of popularity over the years due to its relative ease of use and large community.</text:p>
      <text:p text:style-name="Preformatted_20_Text">10.2.2 <text:s text:c="3"/>Running our first Docker container</text:p>
      <text:p text:style-name="Preformatted_20_Text"/>
      <text:p text:style-name="Preformatted_20_Text">To explore the lifecycle of building and running a container, let’s try to build a small first container using Docker. This will hopefully give you a bit more feeling for working with containers and the involved development workflow. Before getting started, make sure you have Docker installed. You can find instructions for installing Docker Desktop at https://www.docker.com/get-started.</text:p>
      <text:p text:style-name="Preformatted_20_Text"/>
      <text:p text:style-name="Preformatted_20_Text">Once you have Docker installed and running, we can run our first container using the following command in your terminal:</text:p>
      <text:p text:style-name="Preformatted_20_Text">Listing 10.1 Running a docker container.</text:p>
      <text:p text:style-name="Preformatted_20_Text"/>
      <text:p text:style-name="Preformatted_20_Text">$ docker run debian:buster-slim echo Hello, world!</text:p>
      <text:p text:style-name="Preformatted_20_Text"/>
      <text:p text:style-name="Preformatted_20_Text">copy</text:p>
      <text:p text:style-name="Preformatted_20_Text"/>
      <text:p text:style-name="Preformatted_20_Text">Running this command should give you something like the following output:</text:p>
      <text:p text:style-name="Preformatted_20_Text"/>
      <text:p text:style-name="Preformatted_20_Text">Unable to find image 'debian:buster-slim' locally</text:p>
      <text:p text:style-name="Preformatted_20_Text">latest: Pulling from library/debian</text:p>
      <text:p text:style-name="Preformatted_20_Text">...</text:p>
      <text:p text:style-name="Preformatted_20_Text">Digest: sha256:76c15066d7db315b42dc247b6d439779d2c6466f7dc2a47c2728220e288fc680</text:p>
      <text:p text:style-name="Preformatted_20_Text">Status: Downloaded newer image for debian:buster-slim</text:p>
      <text:p text:style-name="Preformatted_20_Text">Hello, world!</text:p>
      <text:p text:style-name="Preformatted_20_Text"/>
      <text:p text:style-name="Preformatted_20_Text">copy</text:p>
      <text:p text:style-name="Preformatted_20_Text"/>
      <text:p text:style-name="Preformatted_20_Text">So, what just happened when we ran this command? In short, Docker performed the following steps for us:</text:p>
      <text:p text:style-name="Preformatted_20_Text"/>
      <text:p text:style-name="Preformatted_20_Text"><text:s text:c="4"/>The docker client contacted the Docker daemon (the container service, running on our local machine).</text:p>
      <text:p text:style-name="Preformatted_20_Text"><text:s text:c="4"/>The Docker daemon pulled a Debian Docker image, which contains the base Debian binaries and libraries, from the Docker hub registry (an online service for storing Docker images).</text:p>
      <text:p text:style-name="Preformatted_20_Text"><text:s text:c="4"/>The Docker daemon created a new container using that image.</text:p>
      <text:p text:style-name="Preformatted_20_Text"><text:s text:c="4"/>The container executed our command ‘echo Hello world’ inside the container.</text:p>
      <text:p text:style-name="Preformatted_20_Text"><text:s text:c="4"/>The Docker daemon streamed the output from the command to the Docker client, showing it on our terminal.</text:p>
      <text:p text:style-name="Preformatted_20_Text"/>
      <text:p text:style-name="Preformatted_20_Text">All-in-all, this means that we were able to execute our command echo Hello world inside an Ubuntu container on our local machine, independent of our host operating system. Pretty cool huh!</text:p>
      <text:p text:style-name="Preformatted_20_Text"/>
      <text:p text:style-name="Preformatted_20_Text">Similarly, we can run commands in Python using the following command:</text:p>
      <text:p text:style-name="Preformatted_20_Text">Listing 10.2 Running a command inside a Python container.</text:p>
      <text:p text:style-name="Preformatted_20_Text"/>
      <text:p text:style-name="Preformatted_20_Text">$ docker run python:3.8 python -c 'import sys; print(sys.version)'</text:p>
      <text:p text:style-name="Preformatted_20_Text"/>
      <text:p text:style-name="Preformatted_20_Text">copy</text:p>
      <text:p text:style-name="Preformatted_20_Text"/>
      <text:p text:style-name="Preformatted_20_Text">This effectively runs our Python command inside the Python container. Note that <text:soft-page-break/>here we specify a specific ‘tag’ for the image (3.8), which in this case makes sure that we use a version of the Python image that contains Python 3.8.</text:p>
      <text:p text:style-name="Preformatted_20_Text">10.2.3 <text:s text:c="3"/>Creating a Docker image</text:p>
      <text:p text:style-name="Preformatted_20_Text"/>
      <text:p text:style-name="Preformatted_20_Text">Although running an existing image is pretty straightforward, what if we want to include our own application in an image so that we can run it using Docker? Let’s illustrate the process with a small example.</text:p>
      <text:p text:style-name="Preformatted_20_Text"/>
      <text:p text:style-name="Preformatted_20_Text">Exercise 1</text:p>
      <text:p text:style-name="Preformatted_20_Text"/>
      <text:p text:style-name="Preformatted_20_Text">In this example, we have a small script (fetch_weather.py) that fetches weather predictions from the wttr.in API[72] and writes the output of this API to an output file. This script has a couple of dependencies (Python + the Python packages click and requests), so we would like to package the entire as a Docker image so that it is easy to run for end users.</text:p>
      <text:p text:style-name="Preformatted_20_Text"/>
      <text:p text:style-name="Preformatted_20_Text">We can start building a Docker image by creating a Dockerfile, which is essentially a text-based file that describes to Docker how to build the image. The basic structure of a Dockerfile is something like this:</text:p>
      <text:p text:style-name="Preformatted_20_Text">Listing 10.3 Dockerfile for fetching weather from the wttr API.</text:p>
      <text:p text:style-name="Preformatted_20_Text"/>
      <text:p text:style-name="Preformatted_20_Text">FROM python:3.8-slim</text:p>
      <text:p text:style-name="Preformatted_20_Text"><text:s/></text:p>
      <text:p text:style-name="Preformatted_20_Text">COPY requirements.txt /tmp/requirements.txt</text:p>
      <text:p text:style-name="Preformatted_20_Text">RUN pip install -r /tmp/requirements.txt</text:p>
      <text:p text:style-name="Preformatted_20_Text"><text:s/></text:p>
      <text:p text:style-name="Preformatted_20_Text">COPY scripts/fetch_weather.py /usr/local/bin/fetch-weather</text:p>
      <text:p text:style-name="Preformatted_20_Text">RUN chmod +x /usr/local/bin/fetch-weather</text:p>
      <text:p text:style-name="Preformatted_20_Text"><text:s/></text:p>
      <text:p text:style-name="Preformatted_20_Text">ENTRYPOINT [ "/usr/local/bin/fetch-weather" ]</text:p>
      <text:p text:style-name="Preformatted_20_Text">CMD [ "--help" ]</text:p>
      <text:p text:style-name="Preformatted_20_Text"/>
      <text:p text:style-name="Preformatted_20_Text">copy</text:p>
      <text:p text:style-name="Preformatted_20_Text"/>
      <text:p text:style-name="Preformatted_20_Text">#A Tell docker which image to use as a base for building our image.</text:p>
      <text:p text:style-name="Preformatted_20_Text"/>
      <text:p text:style-name="Preformatted_20_Text">#B Copy requirements file and run pip to install the requirements.</text:p>
      <text:p text:style-name="Preformatted_20_Text"/>
      <text:p text:style-name="Preformatted_20_Text">#C Copy our script and make sure it's executable.</text:p>
      <text:p text:style-name="Preformatted_20_Text"/>
      <text:p text:style-name="Preformatted_20_Text">#D Tell Docker which command to run when starting the container.</text:p>
      <text:p text:style-name="Preformatted_20_Text"/>
      <text:p text:style-name="Preformatted_20_Text">#E Tell Docker which default arguments to include with the command.</text:p>
      <text:p text:style-name="Preformatted_20_Text"/>
      <text:p text:style-name="Preformatted_20_Text">Each line of the Dockerfile is essentially an instruction that tells Docker to perform a specific task when building the image. Most Dockerfiles start with a FROM instruction that tells Docker which base image to use as a starting point for your image. Starting from this base image, the remaining instructions (COPY, ADD, ENV, etc.) then tell Docker how to add extra ‘layers’ to the base image that contains your application and its dependencies.</text:p>
      <text:p text:style-name="Preformatted_20_Text"/>
      <text:p text:style-name="Preformatted_20_Text">To actually build an image using this Dockerfile, we can use the following docker build command:</text:p>
      <text:p text:style-name="Preformatted_20_Text">Listing 10.4 Building a Docker image using the Docker file.</text:p>
      <text:p text:style-name="Preformatted_20_Text"/>
      <text:p text:style-name="Preformatted_20_Text">1</text:p>
      <text:p text:style-name="Preformatted_20_Text">$ docker build --tag manning-airflow/wttr-example .</text:p>
      <text:p text:style-name="Preformatted_20_Text"/>
      <text:p text:style-name="Preformatted_20_Text">copy</text:p>
      <text:p text:style-name="Preformatted_20_Text"/>
      <text:p text:style-name="Preformatted_20_Text">This effectively tells Docker to build a Docker image using the current directory (.) as a build context for the build. Docker will then look inside this directory for the Dockerfile and also search this directory for any files included in ADD/COPY statements (such as our script and the requirements file). <text:soft-page-break/>Besides this, the --tag argument tells Docker which name to assign to the built image (in this case manning-airflow/wttr-example).</text:p>
      <text:p text:style-name="Preformatted_20_Text"/>
      <text:p text:style-name="Preformatted_20_Text">Running this build command will give something like the following output:</text:p>
      <text:p text:style-name="Preformatted_20_Text"/>
      <text:p text:style-name="Preformatted_20_Text">Sending build context to Docker daemon <text:s text:c="2"/>5.12kB</text:p>
      <text:p text:style-name="Preformatted_20_Text">Step 1/7 : FROM python:3.8-slim</text:p>
      <text:p text:style-name="Preformatted_20_Text"><text:s/>---&gt; 9935a3c58eae</text:p>
      <text:p text:style-name="Preformatted_20_Text">Step 2/7 : COPY requirements.txt /tmp/requirements.txt</text:p>
      <text:p text:style-name="Preformatted_20_Text"><text:s/>---&gt; 598f16e2f9f6</text:p>
      <text:p text:style-name="Preformatted_20_Text">Step 3/7 : RUN pip install -r /tmp/requirements.txt</text:p>
      <text:p text:style-name="Preformatted_20_Text"><text:s/>---&gt; Running in c86b8e396c98</text:p>
      <text:p text:style-name="Preformatted_20_Text">Collecting click</text:p>
      <text:p text:style-name="Preformatted_20_Text">...</text:p>
      <text:p text:style-name="Preformatted_20_Text">Removing intermediate container c86b8e396c98</text:p>
      <text:p text:style-name="Preformatted_20_Text"><text:s/>---&gt; 102aae5e3412</text:p>
      <text:p text:style-name="Preformatted_20_Text">Step 4/7 : COPY scripts/fetch_weather.py /usr/local/bin/fetch-weather</text:p>
      <text:p text:style-name="Preformatted_20_Text"><text:s/>---&gt; 7380766da370</text:p>
      <text:p text:style-name="Preformatted_20_Text">Step 5/7 : RUN chmod +x /usr/local/bin/fetch-weather</text:p>
      <text:p text:style-name="Preformatted_20_Text"><text:s/>---&gt; Running in 7d5bf4d184b5</text:p>
      <text:p text:style-name="Preformatted_20_Text">Removing intermediate container 7d5bf4d184b5</text:p>
      <text:p text:style-name="Preformatted_20_Text"><text:s/>---&gt; cae6f678e8f8</text:p>
      <text:p text:style-name="Preformatted_20_Text">Step 6/7 : ENTRYPOINT [ "/usr/local/bin/fetch-weather" ]</text:p>
      <text:p text:style-name="Preformatted_20_Text"><text:s/>---&gt; Running in 785fe602e3fa</text:p>
      <text:p text:style-name="Preformatted_20_Text">Removing intermediate container 785fe602e3fa</text:p>
      <text:p text:style-name="Preformatted_20_Text"><text:s/>---&gt; 3a0b247507af</text:p>
      <text:p text:style-name="Preformatted_20_Text">Step 7/7 : CMD [ "--help" ]</text:p>
      <text:p text:style-name="Preformatted_20_Text"><text:s/>---&gt; Running in bad0ef960f30</text:p>
      <text:p text:style-name="Preformatted_20_Text">Removing intermediate container bad0ef960f30</text:p>
      <text:p text:style-name="Preformatted_20_Text"><text:s/>---&gt; ffabdb642077</text:p>
      <text:p text:style-name="Preformatted_20_Text">Successfully built ffabdb642077</text:p>
      <text:p text:style-name="Preformatted_20_Text">Successfully tagged wttr-example:latest</text:p>
      <text:p text:style-name="Preformatted_20_Text"/>
      <text:p text:style-name="Preformatted_20_Text">copy</text:p>
      <text:p text:style-name="Preformatted_20_Text"/>
      <text:p text:style-name="Preformatted_20_Text">This essentially shows the entire build process involved in creating our image, starting with the Python base image (Step 1) up until our final CMD instruction (Step 8), finished up by Docker stating that it tagged the built image with the provided name.</text:p>
      <text:p text:style-name="Preformatted_20_Text"/>
      <text:p text:style-name="Preformatted_20_Text">To do a test run of the built image, we can use the following command:</text:p>
      <text:p text:style-name="Preformatted_20_Text">Listing 10.5 Running a Docker container using the wttr image.</text:p>
      <text:p text:style-name="Preformatted_20_Text"/>
      <text:p text:style-name="Preformatted_20_Text">$ docker run manning-airflow/wttr-example:latest</text:p>
      <text:p text:style-name="Preformatted_20_Text"/>
      <text:p text:style-name="Preformatted_20_Text">copy</text:p>
      <text:p text:style-name="Preformatted_20_Text"/>
      <text:p text:style-name="Preformatted_20_Text">This should print the following help message from our script inside the container:</text:p>
      <text:p text:style-name="Preformatted_20_Text"/>
      <text:p text:style-name="Preformatted_20_Text">Usage: fetch-weather [OPTIONS] CITY</text:p>
      <text:p text:style-name="Preformatted_20_Text"><text:s/></text:p>
      <text:p text:style-name="Preformatted_20_Text"><text:s text:c="2"/>CLI application for fetching weather forecasts from wttr.in.</text:p>
      <text:p text:style-name="Preformatted_20_Text"><text:s/></text:p>
      <text:p text:style-name="Preformatted_20_Text">Options:</text:p>
      <text:p text:style-name="Preformatted_20_Text"><text:s text:c="2"/>--output_path FILE <text:s/>Optional file to write output to.</text:p>
      <text:p text:style-name="Preformatted_20_Text"><text:s text:c="2"/>--help <text:s text:c="17"/>Show this message and exit.</text:p>
      <text:p text:style-name="Preformatted_20_Text"/>
      <text:p text:style-name="Preformatted_20_Text">copy</text:p>
      <text:p text:style-name="Preformatted_20_Text"/>
      <text:p text:style-name="Preformatted_20_Text">Now we have our container image, we can start using it to fetch weather forecasts from the wttr API in the next section.</text:p>
      <text:p text:style-name="Preformatted_20_Text">10.2.4 <text:s text:c="3"/>Persisting data using volumes</text:p>
      <text:p text:style-name="Preformatted_20_Text"/>
      <text:p text:style-name="Preformatted_20_Text"><text:soft-page-break/>We can run the wttr-example image we built in the previous section to fetch the weather for a city like Amsterdam using the following Docker command:</text:p>
      <text:p text:style-name="Preformatted_20_Text">Listing 10.6 Running the wttr container for a specific city</text:p>
      <text:p text:style-name="Preformatted_20_Text"/>
      <text:p text:style-name="Preformatted_20_Text">$ docker run wttr-example:latest Amsterdam</text:p>
      <text:p text:style-name="Preformatted_20_Text"/>
      <text:p text:style-name="Preformatted_20_Text">copy</text:p>
      <text:p text:style-name="Preformatted_20_Text"/>
      <text:p text:style-name="Preformatted_20_Text">Assuming everything goes correctly, this should print some weather forecasts for Amsterdam in the terminal, together with some fancy graphs (Figure 10.4).</text:p>
      <text:p text:style-name="Preformatted_20_Text">Figure 10.4. Example output from the wttr-example container for Amsterdam.</text:p>
      <text:p text:style-name="Preformatted_20_Text"/>
      <text:p text:style-name="Preformatted_20_Text">To build up some history of weather forecasts, we may also want to write the forecasts to some output file(s) that we can use for future reference or analysis. Fortunately, our CLI script includes an extra argument --output_path which allows us to specify an output file path to write the forecasts to, instead of writing them to the console.</text:p>
      <text:p text:style-name="Preformatted_20_Text"/>
      <text:p text:style-name="Preformatted_20_Text">However, if you try to run this command with a local file path, you will see that it doesn’t actually create any JSON output on your local file system:</text:p>
      <text:p text:style-name="Preformatted_20_Text"/>
      <text:p text:style-name="Preformatted_20_Text">$ docker run wttr-example:latest Amsterdam --output_path amsterdam.json</text:p>
      <text:p text:style-name="Preformatted_20_Text">$ ls amsterdam.json</text:p>
      <text:p text:style-name="Preformatted_20_Text">ls: amsterdam.json: No such file or directory</text:p>
      <text:p text:style-name="Preformatted_20_Text"/>
      <text:p text:style-name="Preformatted_20_Text">copy</text:p>
      <text:p text:style-name="Preformatted_20_Text"/>
      <text:p text:style-name="Preformatted_20_Text">This is because your container environment is isolated from your host operating system, which means that it (among other things) has an isolated file system, separated from the host file system.</text:p>
      <text:p text:style-name="Preformatted_20_Text"/>
      <text:p text:style-name="Preformatted_20_Text">To share files with your container you either need to make sure that the files are available in a file system that your container has access to. One commonly used option is to read/write files using storage that can be accessed via the internet (such as Amazon’s S3 storage) or the local network. Alternatively, you can mount files or folders from your host system into the container to make them accessible from within the container.</text:p>
      <text:p text:style-name="Preformatted_20_Text"/>
      <text:p text:style-name="Preformatted_20_Text">To mount a file or folder into your container, you need to supply a --volume argument to docker run that specifies the file/folder to mount and the desired path inside the container:</text:p>
      <text:p text:style-name="Preformatted_20_Text">Listing 10.7 Mounting a volume when running a container.</text:p>
      <text:p text:style-name="Preformatted_20_Text"/>
      <text:p text:style-name="Preformatted_20_Text">$ docker run --volume `pwd`/data:/data wttr-example ... #A</text:p>
      <text:p text:style-name="Preformatted_20_Text"/>
      <text:p text:style-name="Preformatted_20_Text">copy</text:p>
      <text:p text:style-name="Preformatted_20_Text"/>
      <text:p text:style-name="Preformatted_20_Text">#A Mount the local directory ‘data’ (left) in the container under /data.</text:p>
      <text:p text:style-name="Preformatted_20_Text"/>
      <text:p text:style-name="Preformatted_20_Text">This effectively tells Docker to mount the local folder data under the path /data within the container. This means that we can now write our weather output to the mounted data volume using the following command:</text:p>
      <text:p text:style-name="Preformatted_20_Text">Listing 10.8 Persisting output from the wttr container.</text:p>
      <text:p text:style-name="Preformatted_20_Text"/>
      <text:p text:style-name="Preformatted_20_Text">$ docker run --rm --volume `pwd`/data:/data wttr-example Amsterdam --output_path /data/amsterdam.json #A</text:p>
      <text:p text:style-name="Preformatted_20_Text"/>
      <text:p text:style-name="Preformatted_20_Text">copy</text:p>
      <text:p text:style-name="Preformatted_20_Text"/>
      <text:p text:style-name="Preformatted_20_Text">#A Pass extra arguments ‘Amsterdam’ and ‘--output_path’ to the container. <text:s/></text:p>
      <text:p text:style-name="Preformatted_20_Text"/>
      <text:p text:style-name="Preformatted_20_Text">We can verify that everything worked by checking if the text file indeed exists after our container finished running:</text:p>
      <text:p text:style-name="Preformatted_20_Text"/>
      <text:p text:style-name="Preformatted_20_Text"><text:soft-page-break/>$ ls data/amsterdam.json data/amsterdam.json</text:p>
      <text:p text:style-name="Preformatted_20_Text"/>
      <text:p text:style-name="Preformatted_20_Text">copy</text:p>
      <text:p text:style-name="Preformatted_20_Text"/>
      <text:p text:style-name="Preformatted_20_Text">When you’re done with running containers, you can use the following command to check if any containers are still secretly running:</text:p>
      <text:p text:style-name="Preformatted_20_Text"/>
      <text:p text:style-name="Preformatted_20_Text">$ docker ps</text:p>
      <text:p text:style-name="Preformatted_20_Text"/>
      <text:p text:style-name="Preformatted_20_Text">copy</text:p>
      <text:p text:style-name="Preformatted_20_Text"/>
      <text:p text:style-name="Preformatted_20_Text">You can stop any running containers with Docker’s stop command, using the container IDs obtained from the previous command to reference the running containers:</text:p>
      <text:p text:style-name="Preformatted_20_Text"/>
      <text:p text:style-name="Preformatted_20_Text">$ docker stop &lt;container_id&gt;</text:p>
      <text:p text:style-name="Preformatted_20_Text"/>
      <text:p text:style-name="Preformatted_20_Text">copy</text:p>
      <text:p text:style-name="Preformatted_20_Text"/>
      <text:p text:style-name="Preformatted_20_Text">Stopped docker containers still hang around in a suspended state in the background in case you want to start them again at a later point in time. If you don’t need the container anymore, you can fully remove the container using Docker’s rm command:</text:p>
      <text:p text:style-name="Preformatted_20_Text"/>
      <text:p text:style-name="Preformatted_20_Text">1</text:p>
      <text:p text:style-name="Preformatted_20_Text">$ docker rm &lt;container_id&gt;</text:p>
      <text:p text:style-name="Preformatted_20_Text"/>
      <text:p text:style-name="Preformatted_20_Text">copy</text:p>
      <text:p text:style-name="Preformatted_20_Text"/>
      <text:p text:style-name="Preformatted_20_Text">Note that stopped containers aren’t visible by default when using Docker’s ps command to look for running containers. You can view stopped containers by including the -a flag when running the ps command:</text:p>
      <text:p text:style-name="Preformatted_20_Text"/>
      <text:p text:style-name="Preformatted_20_Text">1</text:p>
      <text:p text:style-name="Preformatted_20_Text">$ docker ps -a</text:p>
      <text:p text:style-name="Preformatted_20_Text"/>
      <text:p text:style-name="Preformatted_20_Text">copy</text:p>
      <text:p text:style-name="Preformatted_20_Text">10.3 <text:s/>Containers and Airflow</text:p>
      <text:p text:style-name="Preformatted_20_Text"/>
      <text:p text:style-name="Preformatted_20_Text">Now we have a basic understanding of what Docker containers are and how they can be used, let’s turn back to Airflow. In this section, we’ll dive into how containers can be used within Airflow and what potential benefits they can bring.</text:p>
      <text:p text:style-name="Preformatted_20_Text">10.3.1 <text:s text:c="3"/>Tasks in containers</text:p>
      <text:p text:style-name="Preformatted_20_Text"/>
      <text:p text:style-name="Preformatted_20_Text">Besides running Airflow itself in containers, Airflow allows you to run your tasks as containers. In practice, this means that you can use container-based operators (such as the DockerOperator and the KubernetesPodOperators) to define tasks. These operators will, when executed, start running a container and wait for the container to finish running whatever it was supposed to do (similar to docker run).</text:p>
      <text:p text:style-name="Preformatted_20_Text"/>
      <text:p text:style-name="Preformatted_20_Text">The result of each task depends on the executed command and the software contained inside the container image. As an example, consider our recommender DAG (Figure 10.1). The original example uses three operators to perform three different tasks, namely fetching ratings (using the HttpOperator), ranking movies (using the PythonOperator), and posting the results (using a MySQL based operator). Using a Docker-based approach (Figure 10.5), we could replace these different tasks using the DockerOperator and use this operator to execute commands in three different Docker containers containing the appropriate dependencies.</text:p>
      <text:p text:style-name="Preformatted_20_Text"/>
      <text:p text:style-name="Preformatted_20_Text">Figure 10.5 - Dockerized version of the recommender DAG from Figure 10.1</text:p>
      <text:p text:style-name="Preformatted_20_Text">10.3.2 <text:s text:c="3"/>Why use containers?</text:p>
      <text:p text:style-name="Preformatted_20_Text"><text:soft-page-break/></text:p>
      <text:p text:style-name="Preformatted_20_Text">Of course, this kind of container-based approach does require building images for each of the tasks. (Although sometimes you might be able to share images between related or similar tasks.) As such, you might wonder why you would go through all of the hassle of building and maintaining these Docker images, compared to just implementing everything in a few scripts or Python functions.</text:p>
      <text:p text:style-name="Preformatted_20_Text">10.3.3 <text:s text:c="3"/>Easier dependency management</text:p>
      <text:p text:style-name="Preformatted_20_Text"/>
      <text:p text:style-name="Preformatted_20_Text">One of the biggest advantages of using (Docker) containers is that containers provide an easier approach for managing dependencies. By creating different images for different tasks, you can install the exact dependencies required by each of the tasks into their respective image. As tasks then run in isolation within these images, you no longer have to deal with conflicts in dependencies between tasks (Figure 10.6). As an additional advantage, you also don’t have to install any task dependencies in the Airflow worker environment (only in Docker), as the tasks are no longer run directly on the workers.</text:p>
      <text:p text:style-name="Preformatted_20_Text">Figure 10.6 - Managing dependencies across different tasks using containers.</text:p>
      <text:p text:style-name="Preformatted_20_Text">10.3.4 <text:s text:c="3"/>Uniform approach for running different tasks</text:p>
      <text:p text:style-name="Preformatted_20_Text"/>
      <text:p text:style-name="Preformatted_20_Text">An additional advantage of using containers for tasks is that each containerized task has the same interface, as they’re all effectively the same operation (running a container) executed by the same operator (e.g. the DockerOperator). The only differences between tasks are the involved images, together with some slight variation in their configuration and executed command. This uniformity makes it easier to develop DAGs, as you only have to learn one operator. Besides this, if any operator-related issues pop up, we only have to debug and fix issues in this one operator, instead of having to be intimately familiar with many different operators.</text:p>
      <text:p text:style-name="Preformatted_20_Text">10.3.5 <text:s text:c="3"/>Improved testability</text:p>
      <text:p text:style-name="Preformatted_20_Text"/>
      <text:p text:style-name="Preformatted_20_Text">Finally, another benefit of using container images is that these images can be developed and maintained separately from the Airflow DAG in which they run. This means that each image can have its own development life cycle and can be subjected to a dedicated test suite (e.g., running on mock data), which verifies whether the software in the image does what we expect. The separation into containers makes this testing easier than for example using the PythonOperator, which often involves tasks that are tightly coupled to the DAG itself, thus making it hard to test the functions separate from Airflow’s orchestration layer.</text:p>
      <text:p text:style-name="Preformatted_20_Text">10.4 <text:s/>Running tasks in Docker</text:p>
      <text:p text:style-name="Preformatted_20_Text"/>
      <text:p text:style-name="Preformatted_20_Text">After this introduction, it’s time to actually implement a part of our recommender DAG in containers. In this section, we’ll dive into how to run the existing DAG in containers using Docker.</text:p>
      <text:p text:style-name="Preformatted_20_Text">10.4.1 <text:s text:c="3"/>Introducing the DockerOperator</text:p>
      <text:p text:style-name="Preformatted_20_Text"/>
      <text:p text:style-name="Preformatted_20_Text">The easiest way to run a task in a container with Airflow is to use the DockerOperator, which is available in the apache-airflow-providers-docker[73] providers package. As the name of the operator insinuates, the DockerOperator allows you to run tasks in containers using Docker. The basic API of the operator looks like this:</text:p>
      <text:p text:style-name="Preformatted_20_Text">Listing 10.9 Example use of the DockerOperator.</text:p>
      <text:p text:style-name="Preformatted_20_Text"/>
      <text:p text:style-name="Preformatted_20_Text">11</text:p>
      <text:p text:style-name="Preformatted_20_Text">12</text:p>
      <text:p text:style-name="Preformatted_20_Text">rank_movies = DockerOperator(</text:p>
      <text:p text:style-name="Preformatted_20_Text"><text:s text:c="7"/>task_id="rank_movies",</text:p>
      <text:p text:style-name="Preformatted_20_Text"><text:s text:c="7"/>image="manning-airflow/movielens-ranking",</text:p>
      <text:p text:style-name="Preformatted_20_Text"><text:s text:c="7"/>command=[</text:p>
      <text:p text:style-name="Preformatted_20_Text"><text:s text:c="11"/>"rank_movies.py",</text:p>
      <text:p text:style-name="Preformatted_20_Text"><text:s text:c="11"/>"--input_path",</text:p>
      <text:p text:style-name="Preformatted_20_Text"><text:s text:c="11"/>"/data/ratings/{{ds}}.json",</text:p>
      <text:p text:style-name="Preformatted_20_Text"><text:s text:c="11"/>"--output_path",</text:p>
      <text:p text:style-name="Preformatted_20_Text"><text:s text:c="11"/>"/data/rankings/{{ds}}.csv",</text:p>
      <text:p text:style-name="Preformatted_20_Text"><text:soft-page-break/><text:s text:c="7"/>],</text:p>
      <text:p text:style-name="Preformatted_20_Text"><text:s text:c="7"/>volumes=["/tmp/airflow/data:/data"],</text:p>
      <text:p text:style-name="Preformatted_20_Text"><text:s text:c="3"/>)</text:p>
      <text:p text:style-name="Preformatted_20_Text"/>
      <text:p text:style-name="Preformatted_20_Text">copy</text:p>
      <text:p text:style-name="Preformatted_20_Text"/>
      <text:p text:style-name="Preformatted_20_Text">#A Tell the DockerOperator which image to use.</text:p>
      <text:p text:style-name="Preformatted_20_Text"/>
      <text:p text:style-name="Preformatted_20_Text">#B Specify which command to run in the container.</text:p>
      <text:p text:style-name="Preformatted_20_Text"/>
      <text:p text:style-name="Preformatted_20_Text">#C Define which volumes to mount inside the container (format: host_path: container_path).</text:p>
      <text:p text:style-name="Preformatted_20_Text"/>
      <text:p text:style-name="Preformatted_20_Text">The idea behind the DockerOperator is that it performs the equivalent of a docker run command (as shown in the previous section) to run a specified container image with some specific arguments and wait for the container to finish doing its work. In this case, we’re telling Airflow to run the rank_movies.py script inside the manning-airflow/movielens-ranking Docker image, with some extra arguments indicating where the script should read/write its data. Note that we also provide an extra volumes argument that mounts a data directory into the container, so that we can provide input data to the container and also keep the results after the task/container finishes.</text:p>
      <text:p text:style-name="Preformatted_20_Text"/>
      <text:p text:style-name="Preformatted_20_Text">So what happens when this operator is actually executed? In essence, what happens is illustrated in Figure 10.7. First, Airflow tells a worker to execute the task by scheduling it (1). Next, the DockerOperator executes a docker run command on the Worker machine with the appropriate arguments (2). Then, if needed, the docker daemon fetches the required Docker image from the Docker registry (3). Finally, Docker creates a container running the image (4) and mounts the local volume into the container (5). As soon as the command finishes, the container is terminated and the DockerOperator retrieves the results in the Airflow worker.</text:p>
      <text:p text:style-name="Preformatted_20_Text"/>
      <text:p text:style-name="Preformatted_20_Text"><text:s/></text:p>
      <text:p text:style-name="Preformatted_20_Text"/>
      <text:p text:style-name="Preformatted_20_Text">Figure 10.7 - Illustration of what happens when a task is executed using the DockerOperator. The image registry stores a collection of Docker images This can be a private registry (containing our own images) or a public registry like DockerHub (which is used by default by Docker when fetching images). Images are cached locally when fetched so that you only have to fetch an image once (barring any updates to the image).</text:p>
      <text:p text:style-name="Preformatted_20_Text">10.4.2 <text:s text:c="3"/>Creating container images for tasks</text:p>
      <text:p text:style-name="Preformatted_20_Text"/>
      <text:p text:style-name="Preformatted_20_Text">Before we can run tasks using the DockerOperator, we need to build any required Docker images for the various tasks. To build an image for any given task, we need to determine exactly which software (and corresponding dependencies) are required to execute the task. Once this is clear, we can start creating a Dockerfile (together with any supporting files) and use docker build to actually create the required image.</text:p>
      <text:p text:style-name="Preformatted_20_Text"/>
      <text:p text:style-name="Preformatted_20_Text">As an example, let’s look at the first task in our movie recommender DAG: the task for fetching ratings (Figure 10.1). This task needs to contact an external API to fetch movie ratings from users for a given range of dates so that we can use these ratings as input for our recommender model in the next task.</text:p>
      <text:p text:style-name="Preformatted_20_Text"/>
      <text:p text:style-name="Preformatted_20_Text">To be able to run this process within a container, we first need to convert the code that we wrote for fetching ratings in Chapter 8 into a script that can easily be run inside the container. The first step towards building this script is to start with a small scaffold for creating a CLI script in Python, which we can then fill in with the required functionality. Using the popular click Python library[74], such a scaffold could look something like this:</text:p>
      <text:p text:style-name="Preformatted_20_Text">Listing 10.10 Skeleton for a Python CLI script, based on the click library..</text:p>
      <text:p text:style-name="Preformatted_20_Text"/>
      <text:p text:style-name="Preformatted_20_Text">#!/usr/bin/env python</text:p>
      <text:p text:style-name="Preformatted_20_Text"><text:soft-page-break/><text:s/></text:p>
      <text:p text:style-name="Preformatted_20_Text">import logging</text:p>
      <text:p text:style-name="Preformatted_20_Text">import click</text:p>
      <text:p text:style-name="Preformatted_20_Text">logging.basicConfig(level=logging.INFO)</text:p>
      <text:p text:style-name="Preformatted_20_Text">@click.command()</text:p>
      <text:p text:style-name="Preformatted_20_Text">@click.option(</text:p>
      <text:p text:style-name="Preformatted_20_Text"><text:s text:c="3"/>"--start_date",</text:p>
      <text:p text:style-name="Preformatted_20_Text"><text:s text:c="3"/>type=click.DateTime(formats=["%Y-%m-%d"]),</text:p>
      <text:p text:style-name="Preformatted_20_Text"><text:s text:c="3"/>required=True,</text:p>
      <text:p text:style-name="Preformatted_20_Text"><text:s text:c="3"/>help="Start date for ratings.",</text:p>
      <text:p text:style-name="Preformatted_20_Text">)</text:p>
      <text:p text:style-name="Preformatted_20_Text">@click.option(</text:p>
      <text:p text:style-name="Preformatted_20_Text"><text:s text:c="3"/>...</text:p>
      <text:p text:style-name="Preformatted_20_Text">)</text:p>
      <text:p text:style-name="Preformatted_20_Text">@click.option(</text:p>
      <text:p text:style-name="Preformatted_20_Text"><text:s text:c="3"/>...</text:p>
      <text:p text:style-name="Preformatted_20_Text">)</text:p>
      <text:p text:style-name="Preformatted_20_Text">...</text:p>
      <text:p text:style-name="Preformatted_20_Text">def main(start_date, ...):</text:p>
      <text:p text:style-name="Preformatted_20_Text"><text:s text:c="3"/>"""CLI script for fetching ratings from the movielens API."""</text:p>
      <text:p text:style-name="Preformatted_20_Text"><text:s text:c="3"/>...</text:p>
      <text:p text:style-name="Preformatted_20_Text">if __name__ == "__main__":</text:p>
      <text:p text:style-name="Preformatted_20_Text"><text:s text:c="3"/>main()</text:p>
      <text:p text:style-name="Preformatted_20_Text"/>
      <text:p text:style-name="Preformatted_20_Text">copy</text:p>
      <text:p text:style-name="Preformatted_20_Text"/>
      <text:p text:style-name="Preformatted_20_Text">#A Shebang telling Linux to execute this script using Python.</text:p>
      <text:p text:style-name="Preformatted_20_Text"/>
      <text:p text:style-name="Preformatted_20_Text">#B Setup logging to provide feedback to the user.</text:p>
      <text:p text:style-name="Preformatted_20_Text"/>
      <text:p text:style-name="Preformatted_20_Text">#C Converts the main function to a click CLI command.</text:p>
      <text:p text:style-name="Preformatted_20_Text"/>
      <text:p text:style-name="Preformatted_20_Text">#D Adds an option to the CLI command, with corresponding types and annotations.</text:p>
      <text:p text:style-name="Preformatted_20_Text"/>
      <text:p text:style-name="Preformatted_20_Text">#E Adds further options needed for the command.</text:p>
      <text:p text:style-name="Preformatted_20_Text"/>
      <text:p text:style-name="Preformatted_20_Text">#F The above options are passed as keyword arguments to the main function and can be used from thereon.</text:p>
      <text:p text:style-name="Preformatted_20_Text"/>
      <text:p text:style-name="Preformatted_20_Text">#G Python's way of ensuring that the main function/command is called when this script is executed.</text:p>
      <text:p text:style-name="Preformatted_20_Text"/>
      <text:p text:style-name="Preformatted_20_Text">In this scaffold, we define one main function main, which is executed when our script is run and should therefore implement our rating fetching functionality. Besides this, we use the click.command decorator to convert the main function into a click CLI command, which will take care of parsing any arguments from the command line and presenting useful feedback to the user. The click.option decorators are used to tell click which arguments are CLI should accept and what types of values to expect. The nice thing about this is that click will also handle parsing and validation of arguments for us, meaning that we don’t have to handle this type of logic ourselves.</text:p>
      <text:p text:style-name="Preformatted_20_Text"/>
      <text:p text:style-name="Preformatted_20_Text">Using the scaffold, we can start filling in the main function with the same logic that we started with in Chapter 8[75]:</text:p>
      <text:p text:style-name="Preformatted_20_Text">Listing 10.11 Script for fetching ratings (docker/images/movielens-fetch/scripts/fetch_ratings.py).</text:p>
      <text:p text:style-name="Preformatted_20_Text"/>
      <text:p text:style-name="Preformatted_20_Text">31</text:p>
      <text:p text:style-name="Preformatted_20_Text">32</text:p>
      <text:p text:style-name="Preformatted_20_Text">33</text:p>
      <text:p text:style-name="Preformatted_20_Text">34</text:p>
      <text:p text:style-name="Preformatted_20_Text">35</text:p>
      <text:p text:style-name="Preformatted_20_Text">...</text:p>
      <text:p text:style-name="Preformatted_20_Text">from pathlib import Path</text:p>
      <text:p text:style-name="Preformatted_20_Text"><text:soft-page-break/><text:s/></text:p>
      <text:p text:style-name="Preformatted_20_Text">@click.command()</text:p>
      <text:p text:style-name="Preformatted_20_Text">@click.option(...)</text:p>
      <text:p text:style-name="Preformatted_20_Text">...</text:p>
      <text:p text:style-name="Preformatted_20_Text">def main(start_date, end_date, output_path, host, user, password, batch_size):</text:p>
      <text:p text:style-name="Preformatted_20_Text"><text:s text:c="3"/>"""CLI script for fetching ratings from the movielens API."""</text:p>
      <text:p text:style-name="Preformatted_20_Text"><text:s/></text:p>
      <text:p text:style-name="Preformatted_20_Text"><text:s text:c="3"/># Setup session.</text:p>
      <text:p text:style-name="Preformatted_20_Text"><text:s text:c="3"/>session = requests.Session()</text:p>
      <text:p text:style-name="Preformatted_20_Text"><text:s text:c="3"/>session.auth = (user, password)</text:p>
      <text:p text:style-name="Preformatted_20_Text"><text:s/></text:p>
      <text:p text:style-name="Preformatted_20_Text"><text:s text:c="3"/># Fetch ratings.</text:p>
      <text:p text:style-name="Preformatted_20_Text"><text:s text:c="3"/>logging.info("Fetching ratings from %s (user: %s)", host, user)</text:p>
      <text:p text:style-name="Preformatted_20_Text"><text:s text:c="3"/>ratings = list(</text:p>
      <text:p text:style-name="Preformatted_20_Text"><text:s text:c="7"/>_get_ratings(</text:p>
      <text:p text:style-name="Preformatted_20_Text"><text:s text:c="11"/>session=session,</text:p>
      <text:p text:style-name="Preformatted_20_Text"><text:s text:c="11"/>host=host,</text:p>
      <text:p text:style-name="Preformatted_20_Text"><text:s text:c="11"/>start_date=start_date,</text:p>
      <text:p text:style-name="Preformatted_20_Text"><text:s text:c="11"/>end_date=end_date,</text:p>
      <text:p text:style-name="Preformatted_20_Text"><text:s text:c="11"/>batch_size=batch_size,</text:p>
      <text:p text:style-name="Preformatted_20_Text"><text:s text:c="7"/>)</text:p>
      <text:p text:style-name="Preformatted_20_Text"><text:s text:c="3"/>)</text:p>
      <text:p text:style-name="Preformatted_20_Text"><text:s text:c="3"/>logging.info("Retrieved %d ratings!", len(ratings))</text:p>
      <text:p text:style-name="Preformatted_20_Text"><text:s/></text:p>
      <text:p text:style-name="Preformatted_20_Text"><text:s text:c="3"/># Write output.</text:p>
      <text:p text:style-name="Preformatted_20_Text"><text:s text:c="3"/>output_path = Path(output_path)</text:p>
      <text:p text:style-name="Preformatted_20_Text"><text:s/></text:p>
      <text:p text:style-name="Preformatted_20_Text"><text:s text:c="3"/>output_dir = output_path.parent</text:p>
      <text:p text:style-name="Preformatted_20_Text"><text:s text:c="3"/>output_dir.mkdir(parents=True, exist_ok=True)</text:p>
      <text:p text:style-name="Preformatted_20_Text"><text:s/></text:p>
      <text:p text:style-name="Preformatted_20_Text"><text:s text:c="3"/>logging.info("Writing to %s", output_path)</text:p>
      <text:p text:style-name="Preformatted_20_Text"><text:s text:c="3"/>with output_path.open("w") as file_:</text:p>
      <text:p text:style-name="Preformatted_20_Text"><text:s text:c="7"/>json.dump(ratings, file_)</text:p>
      <text:p text:style-name="Preformatted_20_Text"/>
      <text:p text:style-name="Preformatted_20_Text">copy</text:p>
      <text:p text:style-name="Preformatted_20_Text"/>
      <text:p text:style-name="Preformatted_20_Text">#A Define the different CLI arguments for click. Omitted here for brevity, full implementation is available in the code samples.</text:p>
      <text:p text:style-name="Preformatted_20_Text"/>
      <text:p text:style-name="Preformatted_20_Text">#B Sets up the requests session for performing HTTP requests, with the correct authentication details.</text:p>
      <text:p text:style-name="Preformatted_20_Text"/>
      <text:p text:style-name="Preformatted_20_Text">#C Logging is used to provide feedback to the user.</text:p>
      <text:p text:style-name="Preformatted_20_Text"/>
      <text:p text:style-name="Preformatted_20_Text">#D Uses our _get_ratings function (omitted for brevity) for fetching ratings using the provided session.</text:p>
      <text:p text:style-name="Preformatted_20_Text"/>
      <text:p text:style-name="Preformatted_20_Text">#E Makes sure the output directory exists.</text:p>
      <text:p text:style-name="Preformatted_20_Text"/>
      <text:p text:style-name="Preformatted_20_Text">#F Writes the output as JSON to the output directory.</text:p>
      <text:p text:style-name="Preformatted_20_Text"/>
      <text:p text:style-name="Preformatted_20_Text">In short, this code starts with setting up a requests session for performing HTTP requests and then uses the _get_ratings function[76] to retrieve ratings for the defined time period from the API. The result from this function call is a list of records (as dicts), which is then written to the output path in JSON format. Besides this, we also use some logging statements in between to provide feedback to the user.</text:p>
      <text:p text:style-name="Preformatted_20_Text"/>
      <text:p text:style-name="Preformatted_20_Text">Now we have our script, we can start building the Docker image. To do so, we need to create a Dockerfile that installs the dependencies for our script (click + requests), copies our script into the image, and makes sure that this script is in our PATH[77]. Altogether, this should give us something like the following Dockerfile:</text:p>
      <text:p text:style-name="Preformatted_20_Text">Listing 10.12 Embedding the fetch_ratings.py script in a Docker image <text:soft-page-break/>(docker/images/movielens-fetch/Dockerfile). .</text:p>
      <text:p text:style-name="Preformatted_20_Text"/>
      <text:p text:style-name="Preformatted_20_Text">FROM python:3.8-slim</text:p>
      <text:p text:style-name="Preformatted_20_Text">RUN pip install click==7.1.1 requests==2.23.0</text:p>
      <text:p text:style-name="Preformatted_20_Text">COPY scripts/fetch_ratings.py /usr/bin/local/fetch-ratings</text:p>
      <text:p text:style-name="Preformatted_20_Text">RUN chmod +x /usr/bin/local/fetch-ratings</text:p>
      <text:p text:style-name="Preformatted_20_Text">ENV PATH="/usr/local/bin:${PATH}"</text:p>
      <text:p text:style-name="Preformatted_20_Text"/>
      <text:p text:style-name="Preformatted_20_Text">copy</text:p>
      <text:p text:style-name="Preformatted_20_Text"/>
      <text:p text:style-name="Preformatted_20_Text">#A Install the required dependencies.</text:p>
      <text:p text:style-name="Preformatted_20_Text"/>
      <text:p text:style-name="Preformatted_20_Text">#B Copy the fetch_ratings script and make it executable.</text:p>
      <text:p text:style-name="Preformatted_20_Text"/>
      <text:p text:style-name="Preformatted_20_Text">#C Ensure the script is on the PATH (so it can be run without having to specify the full path to the script).</text:p>
      <text:p text:style-name="Preformatted_20_Text"/>
      <text:p text:style-name="Preformatted_20_Text">Note that this assumes that we put our script fetch_ratings.py in a scripts directory next to our Dockerfile. Our dependencies are installed by specifying them directly in the Dockerfile, although you may also want to use a requirements.txt file instead, which you copy into the image before running pip:</text:p>
      <text:p text:style-name="Preformatted_20_Text">Listing 10.13 Installing dependencies using requirements.txt (docker/images/movielens-fetch-reqs/Dockerfile). <text:s/></text:p>
      <text:p text:style-name="Preformatted_20_Text"/>
      <text:p text:style-name="Preformatted_20_Text">COPY requirements.txt /tmp/requirements.txt</text:p>
      <text:p text:style-name="Preformatted_20_Text">RUN pip install -r /tmp/requirements.txt</text:p>
      <text:p text:style-name="Preformatted_20_Text"/>
      <text:p text:style-name="Preformatted_20_Text">copy</text:p>
      <text:p text:style-name="Preformatted_20_Text"/>
      <text:p text:style-name="Preformatted_20_Text">With this Dockerfile, we can finally build our image for fetching ratings:</text:p>
      <text:p text:style-name="Preformatted_20_Text"/>
      <text:p text:style-name="Preformatted_20_Text">$ docker build -t manning-airflow/movielens-fetch .</text:p>
      <text:p text:style-name="Preformatted_20_Text"/>
      <text:p text:style-name="Preformatted_20_Text">copy</text:p>
      <text:p text:style-name="Preformatted_20_Text"/>
      <text:p text:style-name="Preformatted_20_Text">To test the built image, we can try executing it with docker run:</text:p>
      <text:p text:style-name="Preformatted_20_Text"/>
      <text:p text:style-name="Preformatted_20_Text">$ docker run --rm manning-airflow/movielens-fetch fetch-ratings --help</text:p>
      <text:p text:style-name="Preformatted_20_Text"/>
      <text:p text:style-name="Preformatted_20_Text">copy</text:p>
      <text:p text:style-name="Preformatted_20_Text"/>
      <text:p text:style-name="Preformatted_20_Text">This command should print the help message from our script, which looks something like this:</text:p>
      <text:p text:style-name="Preformatted_20_Text"/>
      <text:p text:style-name="Preformatted_20_Text">Usage: fetch-ratings [OPTIONS]</text:p>
      <text:p text:style-name="Preformatted_20_Text"><text:s/></text:p>
      <text:p text:style-name="Preformatted_20_Text"><text:s text:c="2"/>CLI script for fetching movie ratings from the movielens API.</text:p>
      <text:p text:style-name="Preformatted_20_Text"><text:s/></text:p>
      <text:p text:style-name="Preformatted_20_Text">Options:</text:p>
      <text:p text:style-name="Preformatted_20_Text"><text:s text:c="2"/>--start_date [%Y-%m-%d] <text:s/>Start date for ratings. <text:s/>[required]</text:p>
      <text:p text:style-name="Preformatted_20_Text"><text:s text:c="2"/>--end_date [%Y-%m-%d] <text:s text:c="2"/>End date for ratings. <text:s/>[required]</text:p>
      <text:p text:style-name="Preformatted_20_Text"><text:s text:c="2"/>--output_path FILE <text:s text:c="5"/>Output file path. <text:s/>[required]</text:p>
      <text:p text:style-name="Preformatted_20_Text"><text:s text:c="2"/>--host TEXT <text:s text:c="12"/>Movielens API URL.</text:p>
      <text:p text:style-name="Preformatted_20_Text"><text:s text:c="2"/>--user TEXT <text:s text:c="12"/>Movielens API user. <text:s/>[required]</text:p>
      <text:p text:style-name="Preformatted_20_Text"><text:s text:c="2"/>--password TEXT <text:s text:c="8"/>Movielens API password. <text:s/>[required]</text:p>
      <text:p text:style-name="Preformatted_20_Text"><text:s text:c="2"/>--batch_size INTEGER <text:s text:c="3"/>Batch size for retrieving records.</text:p>
      <text:p text:style-name="Preformatted_20_Text"><text:s text:c="2"/>--help <text:s text:c="17"/>Show this message and exit.</text:p>
      <text:p text:style-name="Preformatted_20_Text"/>
      <text:p text:style-name="Preformatted_20_Text">copy</text:p>
      <text:p text:style-name="Preformatted_20_Text"/>
      <text:p text:style-name="Preformatted_20_Text">Altogether, this now means that we now have a container image for our first task! We can use a similar approach to build different images for each of the other tasks as well. Depending on the amount of shared code, you may also want to create images that are shared between tasks but can run with different <text:soft-page-break/>arguments or even using different scripts. How you organize this is up to you!</text:p>
      <text:p text:style-name="Preformatted_20_Text">10.4.3 <text:s text:c="3"/>Building a DAG with dockerized tasks</text:p>
      <text:p text:style-name="Preformatted_20_Text"/>
      <text:p text:style-name="Preformatted_20_Text">Now we know how to build docker images for each of our tasks, we can start building the DAG for running the dockerized tasks. The process for building such a Docker-based DAG is relatively simple: we only need to replace our existing tasks with DockerOperators and make sure that each DockerOperator runs its task with the correct arguments. Besides this, we also need to think about how to exchange data between tasks, as the Docker containers filesystems will not exist past the duration of the task.</text:p>
      <text:p text:style-name="Preformatted_20_Text"/>
      <text:p text:style-name="Preformatted_20_Text">Starting with the fetching of the ratings, the first part of our DAG is simply a DockerOperator that calls the fetch-ratings script inside the manning-airflow/movielens-fetch container, which we built in the previous section:</text:p>
      <text:p text:style-name="Preformatted_20_Text">Listing 10.14 Running the fetch container (docker/dags/01_docker.py)</text:p>
      <text:p text:style-name="Preformatted_20_Text"/>
      <text:p text:style-name="Preformatted_20_Text">31</text:p>
      <text:p text:style-name="Preformatted_20_Text">32</text:p>
      <text:p text:style-name="Preformatted_20_Text">33</text:p>
      <text:p text:style-name="Preformatted_20_Text">34</text:p>
      <text:p text:style-name="Preformatted_20_Text">35</text:p>
      <text:p text:style-name="Preformatted_20_Text">36</text:p>
      <text:p text:style-name="Preformatted_20_Text">import datetime as dt</text:p>
      <text:p text:style-name="Preformatted_20_Text"><text:s/></text:p>
      <text:p text:style-name="Preformatted_20_Text">from airflow import DAG</text:p>
      <text:p text:style-name="Preformatted_20_Text">from airflow.providers.docker.operators.docker import DockerOperator</text:p>
      <text:p text:style-name="Preformatted_20_Text"><text:s/></text:p>
      <text:p text:style-name="Preformatted_20_Text">with DAG(</text:p>
      <text:p text:style-name="Preformatted_20_Text"><text:s text:c="3"/>dag_id="01_docker",</text:p>
      <text:p text:style-name="Preformatted_20_Text"><text:s text:c="3"/>description="Fetches ratings from the Movielens API using Docker.",</text:p>
      <text:p text:style-name="Preformatted_20_Text"><text:s text:c="3"/>start_date=dt.datetime(2019, 1, 1),</text:p>
      <text:p text:style-name="Preformatted_20_Text"><text:s text:c="3"/>end_date=dt.datetime(2019, 1, 3),</text:p>
      <text:p text:style-name="Preformatted_20_Text"><text:s text:c="3"/>schedule_interval="@daily",</text:p>
      <text:p text:style-name="Preformatted_20_Text">) as dag:</text:p>
      <text:p text:style-name="Preformatted_20_Text"><text:s text:c="3"/>fetch_ratings = DockerOperator(</text:p>
      <text:p text:style-name="Preformatted_20_Text"><text:s text:c="7"/>task_id="fetch_ratings",</text:p>
      <text:p text:style-name="Preformatted_20_Text"><text:s text:c="7"/>image="manning-airflow/movielens-fetch",</text:p>
      <text:p text:style-name="Preformatted_20_Text"><text:s text:c="7"/>command=[</text:p>
      <text:p text:style-name="Preformatted_20_Text"><text:s text:c="11"/>"fetch-ratings",</text:p>
      <text:p text:style-name="Preformatted_20_Text"><text:s text:c="11"/>"--start_date",</text:p>
      <text:p text:style-name="Preformatted_20_Text"><text:s text:c="11"/>"{{ds}}",</text:p>
      <text:p text:style-name="Preformatted_20_Text"><text:s text:c="11"/>"--end_date",</text:p>
      <text:p text:style-name="Preformatted_20_Text"><text:s text:c="11"/>"{{next_ds}}",</text:p>
      <text:p text:style-name="Preformatted_20_Text"><text:s text:c="11"/>"--output_path",</text:p>
      <text:p text:style-name="Preformatted_20_Text"><text:s text:c="11"/>"/data/ratings/{{ds}}.json",</text:p>
      <text:p text:style-name="Preformatted_20_Text"><text:s text:c="11"/>"--user",</text:p>
      <text:p text:style-name="Preformatted_20_Text"><text:s text:c="11"/>os.environ["MOVIELENS_USER"],</text:p>
      <text:p text:style-name="Preformatted_20_Text"><text:s text:c="11"/>"--password",</text:p>
      <text:p text:style-name="Preformatted_20_Text"><text:s text:c="11"/>os.environ["MOVIELENS_PASSWORD"],</text:p>
      <text:p text:style-name="Preformatted_20_Text"><text:s text:c="11"/>"--host",</text:p>
      <text:p text:style-name="Preformatted_20_Text"><text:s text:c="11"/>os.environ["MOVIELENS_HOST"],</text:p>
      <text:p text:style-name="Preformatted_20_Text"><text:s text:c="7"/>],</text:p>
      <text:p text:style-name="Preformatted_20_Text"><text:s text:c="7"/># Note: this host path is on the HOST,</text:p>
      <text:p text:style-name="Preformatted_20_Text"><text:s text:c="7"/># not the Airflow container.</text:p>
      <text:p text:style-name="Preformatted_20_Text"><text:s text:c="7"/>volumes=["/tmp/airflow/data:/data"],</text:p>
      <text:p text:style-name="Preformatted_20_Text"><text:s text:c="7"/># Make sure we use the same network as the API host.</text:p>
      <text:p text:style-name="Preformatted_20_Text"><text:s text:c="7"/>network_mode="airflow",</text:p>
      <text:p text:style-name="Preformatted_20_Text">)</text:p>
      <text:p text:style-name="Preformatted_20_Text"/>
      <text:p text:style-name="Preformatted_20_Text">copy</text:p>
      <text:p text:style-name="Preformatted_20_Text"/>
      <text:p text:style-name="Preformatted_20_Text">#A Tell the DockerOperator to use the movielens-fetch image.</text:p>
      <text:p text:style-name="Preformatted_20_Text"/>
      <text:p text:style-name="Preformatted_20_Text"><text:soft-page-break/>#B Run the fetch-ratings script in the container with the required arguments.</text:p>
      <text:p text:style-name="Preformatted_20_Text"/>
      <text:p text:style-name="Preformatted_20_Text">#C Provide host and authentication details for our API.</text:p>
      <text:p text:style-name="Preformatted_20_Text"/>
      <text:p text:style-name="Preformatted_20_Text">#D Mount a volume to store data.</text:p>
      <text:p text:style-name="Preformatted_20_Text"/>
      <text:p text:style-name="Preformatted_20_Text">#E Make sure the container is attached to the airflow Docker network so that it can reach the API (which is running on the same network).</text:p>
      <text:p text:style-name="Preformatted_20_Text"/>
      <text:p text:style-name="Preformatted_20_Text">When running the container from the operator, we make sure to include arguments that tell the operator how to connect to the movielens API (host, user, password), which range of dates to fetch ratings for (start_date/end_date), and where to write the retrieved ratings to (output_path).</text:p>
      <text:p text:style-name="Preformatted_20_Text"/>
      <text:p text:style-name="Preformatted_20_Text">Besides our script arguments, we also tell Docker to mount a host file system path into the container under /data, so that we can persist the fetched ratings outside of the container. Additionally, we also tell Docker to run the container on a specific (Docker) network called airflow, which is where our Movielens API container is running if you’re using our docker-compose templates to run Airflow[78].</text:p>
      <text:p text:style-name="Preformatted_20_Text"/>
      <text:p text:style-name="Preformatted_20_Text">For our second movie ranking task, we can follow a similar approach to build a Docker container for the task, which we can then run using the DockerOperator:</text:p>
      <text:p text:style-name="Preformatted_20_Text">Listing 10.15 Adding the ranking task to the DAG (docker/dags/01_docker.py).</text:p>
      <text:p text:style-name="Preformatted_20_Text"/>
      <text:p text:style-name="Preformatted_20_Text">rank_movies = DockerOperator(</text:p>
      <text:p text:style-name="Preformatted_20_Text"><text:s text:c="7"/>task_id="rank_movies",</text:p>
      <text:p text:style-name="Preformatted_20_Text"><text:s text:c="7"/>image="manning-airflow/movielens-ranking", #A</text:p>
      <text:p text:style-name="Preformatted_20_Text"><text:s text:c="7"/>command=[</text:p>
      <text:p text:style-name="Preformatted_20_Text"><text:s text:c="11"/>"rank-movies", #B</text:p>
      <text:p text:style-name="Preformatted_20_Text"><text:s text:c="11"/>"--input_path",</text:p>
      <text:p text:style-name="Preformatted_20_Text"><text:s text:c="11"/>"/data/ratings/{{ds}}.json",</text:p>
      <text:p text:style-name="Preformatted_20_Text"><text:s text:c="11"/>"--output_path",</text:p>
      <text:p text:style-name="Preformatted_20_Text"><text:s text:c="11"/>"/data/rankings/{{ds}}.csv",</text:p>
      <text:p text:style-name="Preformatted_20_Text"><text:s text:c="7"/>],</text:p>
      <text:p text:style-name="Preformatted_20_Text"><text:s text:c="7"/>volumes=["/tmp/airflow/data:/data"],</text:p>
      <text:p text:style-name="Preformatted_20_Text"><text:s text:c="3"/>)</text:p>
      <text:p text:style-name="Preformatted_20_Text"><text:s text:c="3"/>fetch_ratings &gt;&gt; rank_movies</text:p>
      <text:p text:style-name="Preformatted_20_Text"/>
      <text:p text:style-name="Preformatted_20_Text">copy</text:p>
      <text:p text:style-name="Preformatted_20_Text"/>
      <text:p text:style-name="Preformatted_20_Text">#A Use the movielens-ranking image.</text:p>
      <text:p text:style-name="Preformatted_20_Text"/>
      <text:p text:style-name="Preformatted_20_Text">#B Call the rank-movies script with the required input/output paths.</text:p>
      <text:p text:style-name="Preformatted_20_Text"/>
      <text:p text:style-name="Preformatted_20_Text">Here you can also see one of the big advantages of using the DockerOperator: even though these tasks do different things, the interface for running the tasks is the same (save for the command arguments that are passed to the container). As such, this task now runs the rank-movies command inside the manning-airflow/movielens-ranking image, making sure to read and write data to the same host path mount as the previous task. This allows the ranking task to read the output from the fetch ratings task and persist the ranked movies in the same directory structure.</text:p>
      <text:p text:style-name="Preformatted_20_Text"/>
      <text:p text:style-name="Preformatted_20_Text">Now we have our first two tasks[79] in the DAG, we can try running the DAG from within Airflow. To do so, open the Airflow web UI and activate the DAG. After waiting for the DAG to finish running, you should see a couple of successful runs for the past few days (Figure 10.8).</text:p>
      <text:p text:style-name="Preformatted_20_Text"/>
      <text:p text:style-name="Preformatted_20_Text"><text:s/></text:p>
      <text:p text:style-name="Preformatted_20_Text"/>
      <text:p text:style-name="Preformatted_20_Text">Figure 10.8. The Docker-based DAG in the Airflow UI.</text:p>
      <text:p text:style-name="Preformatted_20_Text"/>
      <text:p text:style-name="Preformatted_20_Text">You can check the result of the run by clicking on the task and then opening the <text:soft-page-break/>logs by clicking on ‘View logs’. For the fetch_ratings task, this should show something like the following log entries, in which you can see that the DockerOperator started our image and logged the output logs from the container:</text:p>
      <text:p text:style-name="Preformatted_20_Text">Listing 10.16 Log output from the fetch_ratings task.</text:p>
      <text:p text:style-name="Preformatted_20_Text"/>
      <text:p text:style-name="Preformatted_20_Text">[2020-04-13 11:32:56,780] {docker.py:194} INFO - Starting docker container from image manning-airflow/movielens-fetch</text:p>
      <text:p text:style-name="Preformatted_20_Text">[2020-04-13 11:32:58,214] {docker.py:244} INFO - INFO:root:Fetching ratings from http://movielens:5000 (user: airflow)</text:p>
      <text:p text:style-name="Preformatted_20_Text">[2020-04-13 11:33:01,977] {docker.py:244} INFO - INFO:root:Retrieved 3299 ratings!</text:p>
      <text:p text:style-name="Preformatted_20_Text">[2020-04-13 11:33:01,979] {docker.py:244} INFO - INFO:root:Writing to /data/ratings/2020-04-12.json</text:p>
      <text:p text:style-name="Preformatted_20_Text"/>
      <text:p text:style-name="Preformatted_20_Text">copy</text:p>
      <text:p text:style-name="Preformatted_20_Text"/>
      <text:p text:style-name="Preformatted_20_Text">You can also check the output files from DAG run by looking at the output files, which (in our example) were written to the /tmp/airflow/data directory on the Docker host:</text:p>
      <text:p text:style-name="Preformatted_20_Text">Listing 10.17 Movie ranking output from the DAG</text:p>
      <text:p text:style-name="Preformatted_20_Text"/>
      <text:p text:style-name="Preformatted_20_Text">$ head /tmp/airflow/data/rankings/*.csv | head</text:p>
      <text:p text:style-name="Preformatted_20_Text">==&gt; /tmp/airflow/data/rankings/2020-04-10.csv &lt;==</text:p>
      <text:p text:style-name="Preformatted_20_Text">movieId,avg_rating,num_ratings</text:p>
      <text:p text:style-name="Preformatted_20_Text">912,4.833333333333333,6</text:p>
      <text:p text:style-name="Preformatted_20_Text">38159,4.833333333333333,3</text:p>
      <text:p text:style-name="Preformatted_20_Text">48516,4.833333333333333,3</text:p>
      <text:p text:style-name="Preformatted_20_Text">4979,4.75,4</text:p>
      <text:p text:style-name="Preformatted_20_Text">7153,4.75,4</text:p>
      <text:p text:style-name="Preformatted_20_Text"/>
      <text:p text:style-name="Preformatted_20_Text">copy</text:p>
      <text:p text:style-name="Preformatted_20_Text">10.4.4 <text:s text:c="3"/>Docker-based workflow</text:p>
      <text:p text:style-name="Preformatted_20_Text"/>
      <text:p text:style-name="Preformatted_20_Text">As we have seen, the workflow for building DAGs using Docker containers is a bit different than the approach we have used for other DAGs. The biggest difference in the Docker-based approach is that you first need to create Docker containers for your different tasks. As such, the overall workflow for developing a Docker-based DAG typically consists of several steps (illustrated in Figure 10.9):</text:p>
      <text:p text:style-name="Preformatted_20_Text">Figure 10.9 - Common workflow for working with Docker images in Airflow.</text:p>
      <text:p text:style-name="Preformatted_20_Text"/>
      <text:p text:style-name="Preformatted_20_Text"><text:s text:c="4"/>A developer creates Dockerfile(s) for the required image(s), which install the required software and dependencies. The developer (or a CI/CD process) then tells Docker to build the image(s) using the Dockerfile(s).</text:p>
      <text:p text:style-name="Preformatted_20_Text"><text:s text:c="4"/>The Docker daemon builds the corresponding image(s) on the development machine (or a machine in the CI/CD environment).</text:p>
      <text:p text:style-name="Preformatted_20_Text"><text:s text:c="4"/>The Docker daemon pushes the built image(s) to a container registry to expose the image for further use downstream.</text:p>
      <text:p text:style-name="Preformatted_20_Text"><text:s text:c="4"/>A developer creates the DAG using DockerOperators that reference the built image(s).</text:p>
      <text:p text:style-name="Preformatted_20_Text"><text:s text:c="4"/>After the DAG is activated, Airflow starts running the DAG and scheduling DockerOperator tasks for the respective runs.</text:p>
      <text:p text:style-name="Preformatted_20_Text"><text:s text:c="4"/>Airflow workers pick up the DockerOperator task(s) and pull the required image(s) from the container registry.</text:p>
      <text:p text:style-name="Preformatted_20_Text"><text:s text:c="4"/>For each task, the Airflow worker runs a container with the corresponding image + arguments using the Docker daemon installed on the worker.</text:p>
      <text:p text:style-name="Preformatted_20_Text"/>
      <text:p text:style-name="Preformatted_20_Text">One nice benefit of this approach is that it effectively decouples the development of the software for running the task, which is now stored inside the Docker image, from the development of the overall DAG. This allows the development of the images to occur within their own life cycle and allows you to test the images separate from the DAG itself.</text:p>
      <text:p text:style-name="Preformatted_20_Text">10.5 <text:s/>Running tasks in Kubernetes</text:p>
      <text:p text:style-name="Preformatted_20_Text"/>
      <text:p text:style-name="Preformatted_20_Text">Although Docker provides a convenient approach for running containerized tasks <text:soft-page-break/>on a single machine, it does not help you with orchestrating and distributing the work over multiple machines, thus limiting the scalability of the approach. This limitation of Docker has led to the development of container-orchestration systems such as Kubernetes, which help scale containerized applications across computer clusters.</text:p>
      <text:p text:style-name="Preformatted_20_Text"/>
      <text:p text:style-name="Preformatted_20_Text">In this section, we’ll show how you can run your containerized tasks on Kubernetes instead of Docker and illustrate some of the benefits and drawbacks of using Kubernetes on top of Docker.</text:p>
      <text:p text:style-name="Preformatted_20_Text">10.5.1 <text:s text:c="3"/>Introducing Kubernetes</text:p>
      <text:p text:style-name="Preformatted_20_Text"/>
      <text:p text:style-name="Preformatted_20_Text">As Kubernetes is an entire subject in itself, we won’t give a full account of what Kubernetes is but aim to give you a high-level understanding of what Kubernetes can do for you[80].</text:p>
      <text:p text:style-name="Preformatted_20_Text"/>
      <text:p text:style-name="Preformatted_20_Text">Kubernetes is an open-source container orchestration platform, which focuses on the deployment, scaling, and management of containerized applications. Compared to ‘vanilla’ Docker, Kubernetes helps you scale your containers by managing their deployment across multiple worker nodes, whilst also taking things like required resources (CPU and/or memory), storage, and special hardware requirements (e.g. GPU access) into account when scheduling containers onto nodes.</text:p>
      <text:p text:style-name="Preformatted_20_Text"/>
      <text:p text:style-name="Preformatted_20_Text">Kubernetes is essentially organized into two main components: the Kubernetes master (or ‘control plane’) and the Kubernetes nodes (Figure 10.10). The Kubernetes master is responsible for running many of the different Kubernetes components including the Kubernetes API server, the Kubernetes scheduler, and other services responsible for managing deployments, storage, etc. The Kubernetes API server is used by clients such as kubectl (Kubernetes’s main CLI interface) or the Kubernetes Python SDK to query Kubernetes and run commands to initiate deployments etc. Altogether this makes the Kubernetes master the main contact point for managing your containerized applications on a Kubernetes cluster.</text:p>
      <text:p text:style-name="Preformatted_20_Text"/>
      <text:p text:style-name="Preformatted_20_Text">The Kubernetes worker nodes are responsible for running the container applications that are assigned to them by the Kubernetes scheduler. In Kubernetes, these applications are referred to as ‘pods’, which can contain one or multiple containers that need to be run together on a single machine. For now, all you need to know is that a pod is the smallest unit of work inside Kubernetes. In the context of Airflow, each task will run as a container inside a single pod.</text:p>
      <text:p text:style-name="Preformatted_20_Text"/>
      <text:p text:style-name="Preformatted_20_Text"><text:s/></text:p>
      <text:p text:style-name="Preformatted_20_Text"/>
      <text:p text:style-name="Preformatted_20_Text">Figure 10.10 - High-level overview of Kubernetes.</text:p>
      <text:p text:style-name="Preformatted_20_Text"/>
      <text:p text:style-name="Preformatted_20_Text">Besides orchestrating the running of pods across the different worker nodes, Kubernetes also provides built-in functionality for managing secrets and storage. In essence, this means that we can, for example, request a storage volume from the Kubernetes master and mount this volume as persistent storage inside the container. As such, these storage volumes function similarly to the Docker volume mounts we saw in the previous section but are managed by Kubernetes. This means that we don’t have to worry about where the storage comes from (unless you are responsible for operating the cluster of course), but can simply request and use the volume provided by Kubernetes.</text:p>
      <text:p text:style-name="Preformatted_20_Text">10.5.2 <text:s text:c="3"/>Setting up Kubernetes</text:p>
      <text:p text:style-name="Preformatted_20_Text"/>
      <text:p text:style-name="Preformatted_20_Text">Before we dive into adjusting our DAG to run in Kubernetes, let’s start with setting up the required resources that we need in Kubernetes. First, make sure that you have access to a Kubernetes cluster and have the kubectl client installed locally. The easiest way to get access to a Kubernetes cluster is to install one locally (using for example Docker for Mac/Windows or Minikube) or to set up a Kubernetes cluster in one of the cloud providers.</text:p>
      <text:p text:style-name="Preformatted_20_Text"/>
      <text:p text:style-name="Preformatted_20_Text"><text:soft-page-break/>Once you have Kubernetes setup properly, you can verify if your setup is functioning by running:</text:p>
      <text:p text:style-name="Preformatted_20_Text"/>
      <text:p text:style-name="Preformatted_20_Text">1</text:p>
      <text:p text:style-name="Preformatted_20_Text">$ kubectl cluster-info</text:p>
      <text:p text:style-name="Preformatted_20_Text"/>
      <text:p text:style-name="Preformatted_20_Text">copy</text:p>
      <text:p text:style-name="Preformatted_20_Text"/>
      <text:p text:style-name="Preformatted_20_Text">When using Docker for Mac, this should return something like the following output:</text:p>
      <text:p text:style-name="Preformatted_20_Text"/>
      <text:p text:style-name="Preformatted_20_Text">1</text:p>
      <text:p text:style-name="Preformatted_20_Text">2</text:p>
      <text:p text:style-name="Preformatted_20_Text">Kubernetes master is running at https://kubernetes.docker.internal:6443</text:p>
      <text:p text:style-name="Preformatted_20_Text">KubeDNS is running at https://kubernetes.docker.internal:6443/api/v1/namespaces/kube-system/services/kube-dns:dns/proxy</text:p>
      <text:p text:style-name="Preformatted_20_Text"/>
      <text:p text:style-name="Preformatted_20_Text">copy</text:p>
      <text:p text:style-name="Preformatted_20_Text"/>
      <text:p text:style-name="Preformatted_20_Text">If your Kubernetes cluster is up-and-running, we can continue with creating some resources. First of all, we need to create a Kubernetes namespace that will contain all of our Airflow-related resources and task pods:</text:p>
      <text:p text:style-name="Preformatted_20_Text">Listing 10.18 Creating a Kubernetes namespace</text:p>
      <text:p text:style-name="Preformatted_20_Text"/>
      <text:p text:style-name="Preformatted_20_Text">1</text:p>
      <text:p text:style-name="Preformatted_20_Text">2</text:p>
      <text:p text:style-name="Preformatted_20_Text">$ kubectl create namespace airflow</text:p>
      <text:p text:style-name="Preformatted_20_Text">namespace/airflow created</text:p>
      <text:p text:style-name="Preformatted_20_Text"/>
      <text:p text:style-name="Preformatted_20_Text">copy</text:p>
      <text:p text:style-name="Preformatted_20_Text"/>
      <text:p text:style-name="Preformatted_20_Text">Next, we’re going to create some storage resources for our Airflow DAG, which will allow us to store the results of our tasks. These resources are defined as follows using Kubernetes’ YAML syntax for specifying resources:</text:p>
      <text:p text:style-name="Preformatted_20_Text">Listing 10.19 YAML specification for our DAG’s storage resources (kubernetes/resources/data-volume.yml)</text:p>
      <text:p text:style-name="Preformatted_20_Text"/>
      <text:p text:style-name="Preformatted_20_Text">25</text:p>
      <text:p text:style-name="Preformatted_20_Text">26</text:p>
      <text:p text:style-name="Preformatted_20_Text">apiVersion: v1</text:p>
      <text:p text:style-name="Preformatted_20_Text">kind: PersistentVolume</text:p>
      <text:p text:style-name="Preformatted_20_Text">metadata:</text:p>
      <text:p text:style-name="Preformatted_20_Text"><text:s/>name: data-volume</text:p>
      <text:p text:style-name="Preformatted_20_Text"><text:s/>Labels:</text:p>
      <text:p text:style-name="Preformatted_20_Text"><text:s text:c="3"/>type: local</text:p>
      <text:p text:style-name="Preformatted_20_Text">Spec:</text:p>
      <text:p text:style-name="Preformatted_20_Text"><text:s/>storageClassName: manual</text:p>
      <text:p text:style-name="Preformatted_20_Text"><text:s/>capacity:</text:p>
      <text:p text:style-name="Preformatted_20_Text"><text:s text:c="3"/>storage: 1Gi</text:p>
      <text:p text:style-name="Preformatted_20_Text"><text:s/>accessModes:</text:p>
      <text:p text:style-name="Preformatted_20_Text"><text:s text:c="3"/>- ReadWriteOnce</text:p>
      <text:p text:style-name="Preformatted_20_Text"><text:s/>hostPath:</text:p>
      <text:p text:style-name="Preformatted_20_Text"><text:s text:c="3"/>path: "/tmp/data"</text:p>
      <text:p text:style-name="Preformatted_20_Text">---</text:p>
      <text:p text:style-name="Preformatted_20_Text">apiVersion: v1</text:p>
      <text:p text:style-name="Preformatted_20_Text">kind: PersistentVolumeClaim</text:p>
      <text:p text:style-name="Preformatted_20_Text">metadata:</text:p>
      <text:p text:style-name="Preformatted_20_Text"><text:s/>name: data-volume</text:p>
      <text:p text:style-name="Preformatted_20_Text">spec:</text:p>
      <text:p text:style-name="Preformatted_20_Text"><text:s/>storageClassName: manual</text:p>
      <text:p text:style-name="Preformatted_20_Text"><text:s/>accessModes:</text:p>
      <text:p text:style-name="Preformatted_20_Text"><text:s text:c="3"/>- ReadWriteOnce</text:p>
      <text:p text:style-name="Preformatted_20_Text"><text:s/>resources:</text:p>
      <text:p text:style-name="Preformatted_20_Text"><text:s text:c="3"/>requests:</text:p>
      <text:p text:style-name="Preformatted_20_Text"><text:soft-page-break/><text:s text:c="5"/>storage: 1Gi</text:p>
      <text:p text:style-name="Preformatted_20_Text"/>
      <text:p text:style-name="Preformatted_20_Text">copy</text:p>
      <text:p text:style-name="Preformatted_20_Text"/>
      <text:p text:style-name="Preformatted_20_Text">#A Kubernetes specification for defining a persistent volume, a virtual disk that provides space for pods to store data.</text:p>
      <text:p text:style-name="Preformatted_20_Text"/>
      <text:p text:style-name="Preformatted_20_Text">#B Name to assign to the volume.</text:p>
      <text:p text:style-name="Preformatted_20_Text"/>
      <text:p text:style-name="Preformatted_20_Text">#C Size for the volume.</text:p>
      <text:p text:style-name="Preformatted_20_Text"/>
      <text:p text:style-name="Preformatted_20_Text">#D Allow read/write access, by one container at a time.</text:p>
      <text:p text:style-name="Preformatted_20_Text"/>
      <text:p text:style-name="Preformatted_20_Text">#E Specify the file path on the host where this storage will be kept.</text:p>
      <text:p text:style-name="Preformatted_20_Text"/>
      <text:p text:style-name="Preformatted_20_Text">#F Kubernetes specification for a persistent volume claim, which represents a “reservation” of some of the storage in the specified volume.</text:p>
      <text:p text:style-name="Preformatted_20_Text"/>
      <text:p text:style-name="Preformatted_20_Text">#G The name of the volume to claim storage space on.</text:p>
      <text:p text:style-name="Preformatted_20_Text"/>
      <text:p text:style-name="Preformatted_20_Text">#H Allowed access modes for the storage claim.</text:p>
      <text:p text:style-name="Preformatted_20_Text"/>
      <text:p text:style-name="Preformatted_20_Text">#I The amount of storage to claim.</text:p>
      <text:p text:style-name="Preformatted_20_Text"/>
      <text:p text:style-name="Preformatted_20_Text">In essence, this specification defines two resources used for storage. The first defines a Kubernetes volume, the second defines a storage claim, which essentially tells Kubernetes that we need some storage to be used for our containers. This storage claim can be used by any of the Kubernetes pods run by Airflow (as we’ll see in the next section) to store data.</text:p>
      <text:p text:style-name="Preformatted_20_Text"/>
      <text:p text:style-name="Preformatted_20_Text">Using this YAML, we can create the required storage resources using:</text:p>
      <text:p text:style-name="Preformatted_20_Text">Listing 10.20 Deploying the storage resources using kubectl</text:p>
      <text:p text:style-name="Preformatted_20_Text"/>
      <text:p text:style-name="Preformatted_20_Text">$ kubectl --namespace airflow apply -f resources/data-volume.yml</text:p>
      <text:p text:style-name="Preformatted_20_Text">persistentvolumeclaim/data-volume created</text:p>
      <text:p text:style-name="Preformatted_20_Text">persistentvolume/data-volume created</text:p>
      <text:p text:style-name="Preformatted_20_Text"/>
      <text:p text:style-name="Preformatted_20_Text">copy</text:p>
      <text:p text:style-name="Preformatted_20_Text"/>
      <text:p text:style-name="Preformatted_20_Text">Besides the storage resources, we also need to create a deployment of our Movielens API, which we will be querying using our DAG. The following YAML allows us to create deployment and service resources for the Movielens API, which tell Kubernetes how to start running our API service:</text:p>
      <text:p text:style-name="Preformatted_20_Text">Listing 10.21 YAML specification for deploying the movielens API (kubernetes/resources/api.yml).</text:p>
      <text:p text:style-name="Preformatted_20_Text"/>
      <text:p text:style-name="Preformatted_20_Text">apiVersion: apps/v1</text:p>
      <text:p text:style-name="Preformatted_20_Text">kind: Deployment #A</text:p>
      <text:p text:style-name="Preformatted_20_Text">metadata:</text:p>
      <text:p text:style-name="Preformatted_20_Text"><text:s/>name: movielens-deployment #B</text:p>
      <text:p text:style-name="Preformatted_20_Text"><text:s/>labels:</text:p>
      <text:p text:style-name="Preformatted_20_Text"><text:s text:c="3"/>app: movielens #C</text:p>
      <text:p text:style-name="Preformatted_20_Text">spec:</text:p>
      <text:p text:style-name="Preformatted_20_Text"><text:s/>replicas: 1</text:p>
      <text:p text:style-name="Preformatted_20_Text"><text:s/>selector:</text:p>
      <text:p text:style-name="Preformatted_20_Text"><text:s text:c="3"/>matchLabels:</text:p>
      <text:p text:style-name="Preformatted_20_Text"><text:s text:c="5"/>app: movielens</text:p>
      <text:p text:style-name="Preformatted_20_Text"><text:s/>template:</text:p>
      <text:p text:style-name="Preformatted_20_Text"><text:s text:c="3"/>metadata:</text:p>
      <text:p text:style-name="Preformatted_20_Text"><text:s text:c="5"/>Labels:</text:p>
      <text:p text:style-name="Preformatted_20_Text"><text:s text:c="7"/>app: movielens</text:p>
      <text:p text:style-name="Preformatted_20_Text"><text:s text:c="3"/>spec:</text:p>
      <text:p text:style-name="Preformatted_20_Text"><text:s text:c="5"/>containers: #D</text:p>
      <text:p text:style-name="Preformatted_20_Text"><text:s text:c="5"/>- name: movielens</text:p>
      <text:p text:style-name="Preformatted_20_Text"><text:soft-page-break/><text:s text:c="7"/>image: manning-airflow/movielens-api #E</text:p>
      <text:p text:style-name="Preformatted_20_Text"><text:s text:c="7"/>ports:</text:p>
      <text:p text:style-name="Preformatted_20_Text"><text:s text:c="7"/>- containerPort: 5000</text:p>
      <text:p text:style-name="Preformatted_20_Text"><text:s text:c="7"/>env:</text:p>
      <text:p text:style-name="Preformatted_20_Text"><text:s text:c="7"/>- name: API_USER</text:p>
      <text:p text:style-name="Preformatted_20_Text"><text:s text:c="9"/>value: airflow</text:p>
      <text:p text:style-name="Preformatted_20_Text"><text:s text:c="7"/>- name: API_PASSWORD</text:p>
      <text:p text:style-name="Preformatted_20_Text"><text:s text:c="9"/>value: airflow</text:p>
      <text:p text:style-name="Preformatted_20_Text">---</text:p>
      <text:p text:style-name="Preformatted_20_Text">apiVersion: v1 #F</text:p>
      <text:p text:style-name="Preformatted_20_Text">kind: Service</text:p>
      <text:p text:style-name="Preformatted_20_Text">metadata:</text:p>
      <text:p text:style-name="Preformatted_20_Text"><text:s/>name: movielens</text:p>
      <text:p text:style-name="Preformatted_20_Text">spec:</text:p>
      <text:p text:style-name="Preformatted_20_Text"><text:s/>selector: #G</text:p>
      <text:p text:style-name="Preformatted_20_Text"><text:s text:c="3"/>app: movielens</text:p>
      <text:p text:style-name="Preformatted_20_Text"><text:s/>ports:</text:p>
      <text:p text:style-name="Preformatted_20_Text"><text:s text:c="3"/>- protocol: TCP #H</text:p>
      <text:p text:style-name="Preformatted_20_Text"><text:s text:c="5"/>port: 80</text:p>
      <text:p text:style-name="Preformatted_20_Text"><text:s text:c="5"/>targetPort: 5000</text:p>
      <text:p text:style-name="Preformatted_20_Text"/>
      <text:p text:style-name="Preformatted_20_Text">copy</text:p>
      <text:p text:style-name="Preformatted_20_Text"/>
      <text:p text:style-name="Preformatted_20_Text">#A Kubernetes specification for creating a deployment of a container.</text:p>
      <text:p text:style-name="Preformatted_20_Text"/>
      <text:p text:style-name="Preformatted_20_Text">#B Name of the deployment.</text:p>
      <text:p text:style-name="Preformatted_20_Text"/>
      <text:p text:style-name="Preformatted_20_Text">#C Labels for the deployment (which are matched below in the service).</text:p>
      <text:p text:style-name="Preformatted_20_Text"/>
      <text:p text:style-name="Preformatted_20_Text">#D Specify which containers to include in the deployment, together with their respective ports, environment variables, etc.</text:p>
      <text:p text:style-name="Preformatted_20_Text"/>
      <text:p text:style-name="Preformatted_20_Text">#E Tell Kubernetes to use the latest version of the movielens-api image. (Latest is the default image tag used by Docker/Kubernetes if no specific version tag is specified.)</text:p>
      <text:p text:style-name="Preformatted_20_Text"/>
      <text:p text:style-name="Preformatted_20_Text">#F Kubernetes specification for creating a service, which allows us to connect to a given deployment.</text:p>
      <text:p text:style-name="Preformatted_20_Text"/>
      <text:p text:style-name="Preformatted_20_Text">#G Selector that matches the labels of the deployment above, linking this service to the deployment.</text:p>
      <text:p text:style-name="Preformatted_20_Text"/>
      <text:p text:style-name="Preformatted_20_Text">#H Mapping that maps the service port (80) to the port exposed by the container in the deployment (5000).</text:p>
      <text:p text:style-name="Preformatted_20_Text"/>
      <text:p text:style-name="Preformatted_20_Text">We can create the service in the same manner as we used for the storage resources:</text:p>
      <text:p text:style-name="Preformatted_20_Text">Listing 10.22 Deploying the movielens API</text:p>
      <text:p text:style-name="Preformatted_20_Text"/>
      <text:p text:style-name="Preformatted_20_Text">$ kubectl --namespace airflow apply -f resources/api.yml</text:p>
      <text:p text:style-name="Preformatted_20_Text">deployment.apps/movielens-deployment created</text:p>
      <text:p text:style-name="Preformatted_20_Text">service/movielens created</text:p>
      <text:p text:style-name="Preformatted_20_Text"/>
      <text:p text:style-name="Preformatted_20_Text">copy</text:p>
      <text:p text:style-name="Preformatted_20_Text"/>
      <text:p text:style-name="Preformatted_20_Text">After waiting for a couple of seconds, you should see the pods for the API coming online:</text:p>
      <text:p text:style-name="Preformatted_20_Text"/>
      <text:p text:style-name="Preformatted_20_Text">$ kubectl --namespace airflow get pods <text:s text:c="50"/></text:p>
      <text:p text:style-name="Preformatted_20_Text">NAME <text:s text:c="38"/>READY <text:s text:c="2"/>STATUS <text:s text:c="2"/>RESTARTS <text:s text:c="2"/>AGE</text:p>
      <text:p text:style-name="Preformatted_20_Text">movielens-deployment-6d99f98494-8nksb <text:s text:c="2"/>1/1 <text:s text:c="8"/>Running <text:s text:c="2"/>0 <text:s text:c="5"/>11s</text:p>
      <text:p text:style-name="Preformatted_20_Text"/>
      <text:p text:style-name="Preformatted_20_Text">copy</text:p>
      <text:p text:style-name="Preformatted_20_Text"/>
      <text:p text:style-name="Preformatted_20_Text"><text:soft-page-break/>You can check if the API service is working by running:</text:p>
      <text:p text:style-name="Preformatted_20_Text"/>
      <text:p text:style-name="Preformatted_20_Text">$ kubectl --namespace airflow port-forward svc/movielens 8000:80</text:p>
      <text:p text:style-name="Preformatted_20_Text"/>
      <text:p text:style-name="Preformatted_20_Text">copy</text:p>
      <text:p text:style-name="Preformatted_20_Text"/>
      <text:p text:style-name="Preformatted_20_Text">and then opening http://localhost:8000 in a browser. If everything is working correctly, you should now see the hello world from the API displayed in your browser.</text:p>
      <text:p text:style-name="Preformatted_20_Text">10.5.3 <text:s text:c="3"/>Using the KubernetesPodOperator</text:p>
      <text:p text:style-name="Preformatted_20_Text"/>
      <text:p text:style-name="Preformatted_20_Text">After creating the required Kubernetes resources, we can now start adjusting our Docker-based recommender DAG to use the Kubernetes cluster instead of Docker.</text:p>
      <text:p text:style-name="Preformatted_20_Text"/>
      <text:p text:style-name="Preformatted_20_Text">To start running our tasks on Kubernetes, we need to replace our DockerOperators with instances of the KubernetesPodOperator, which is available in the apache-airflow-providers-cncf-kubernetes providers package[81]. As the name of the operator implies, the KubernetesPodOperator runs tasks within pods on a Kubernetes cluster. The basic API of the operator is as follows:</text:p>
      <text:p text:style-name="Preformatted_20_Text">Listing 10.23 Fetching ratings using the KubernetesPodOperator (kubernetes/dags/02_kubernetes.py)..</text:p>
      <text:p text:style-name="Preformatted_20_Text"/>
      <text:p text:style-name="Preformatted_20_Text">fetch_ratings = KubernetesPodOperator(</text:p>
      <text:p text:style-name="Preformatted_20_Text"><text:s text:c="7"/>task_id="fetch_ratings",</text:p>
      <text:p text:style-name="Preformatted_20_Text"><text:s text:c="7"/>image="manning-airflow/movielens-fetch", #A</text:p>
      <text:p text:style-name="Preformatted_20_Text"><text:s text:c="7"/>cmds=["fetch-ratings"], #B</text:p>
      <text:p text:style-name="Preformatted_20_Text"><text:s text:c="7"/>arguments=[ #C</text:p>
      <text:p text:style-name="Preformatted_20_Text"><text:s text:c="11"/>"--start_date",</text:p>
      <text:p text:style-name="Preformatted_20_Text"><text:s text:c="11"/>"{{ds}}",</text:p>
      <text:p text:style-name="Preformatted_20_Text"><text:s text:c="11"/>"--end_date",</text:p>
      <text:p text:style-name="Preformatted_20_Text"><text:s text:c="11"/>"{{next_ds}}",</text:p>
      <text:p text:style-name="Preformatted_20_Text"><text:s text:c="11"/>"--output_path",</text:p>
      <text:p text:style-name="Preformatted_20_Text"><text:s text:c="11"/>"/data/ratings/{{ds}}.json",</text:p>
      <text:p text:style-name="Preformatted_20_Text"><text:s text:c="11"/>"--user",</text:p>
      <text:p text:style-name="Preformatted_20_Text"><text:s text:c="11"/>os.environ["MOVIELENS_USER"],</text:p>
      <text:p text:style-name="Preformatted_20_Text"><text:s text:c="11"/>"--password",</text:p>
      <text:p text:style-name="Preformatted_20_Text"><text:s text:c="11"/>os.environ["MOVIELENS_PASSWORD"],</text:p>
      <text:p text:style-name="Preformatted_20_Text"><text:s text:c="11"/>"--host",</text:p>
      <text:p text:style-name="Preformatted_20_Text"><text:s text:c="11"/>os.environ["MOVIELENS_HOST"],</text:p>
      <text:p text:style-name="Preformatted_20_Text"><text:s text:c="7"/>],</text:p>
      <text:p text:style-name="Preformatted_20_Text"><text:s text:c="7"/>namespace="airflow", #D</text:p>
      <text:p text:style-name="Preformatted_20_Text"><text:s text:c="7"/>name="fetch-ratings", #E</text:p>
      <text:p text:style-name="Preformatted_20_Text"><text:s text:c="7"/>cluster_context="docker-desktop", #F</text:p>
      <text:p text:style-name="Preformatted_20_Text"><text:s text:c="7"/>in_cluster=False, #G</text:p>
      <text:p text:style-name="Preformatted_20_Text"><text:s text:c="7"/>volumes=[volume], #H</text:p>
      <text:p text:style-name="Preformatted_20_Text"><text:s text:c="7"/>volume_mounts=[volume_mount], #I</text:p>
      <text:p text:style-name="Preformatted_20_Text"><text:s text:c="7"/>image_pull_policy="Never", #J</text:p>
      <text:p text:style-name="Preformatted_20_Text"><text:s text:c="7"/>is_delete_operator_pod=True, #K</text:p>
      <text:p text:style-name="Preformatted_20_Text"><text:s text:c="3"/>)</text:p>
      <text:p text:style-name="Preformatted_20_Text"/>
      <text:p text:style-name="Preformatted_20_Text">copy</text:p>
      <text:p text:style-name="Preformatted_20_Text"/>
      <text:p text:style-name="Preformatted_20_Text">#A Which image to use.</text:p>
      <text:p text:style-name="Preformatted_20_Text"/>
      <text:p text:style-name="Preformatted_20_Text">#B The executable to run inside the container.</text:p>
      <text:p text:style-name="Preformatted_20_Text"/>
      <text:p text:style-name="Preformatted_20_Text">#C Arguments to pass to the executable. (Specified separately here, in contrast to the DockerOperator).</text:p>
      <text:p text:style-name="Preformatted_20_Text"/>
      <text:p text:style-name="Preformatted_20_Text">#D Kubernetes namespace to run the pod in.</text:p>
      <text:p text:style-name="Preformatted_20_Text"/>
      <text:p text:style-name="Preformatted_20_Text">#E Name to use for the pod.</text:p>
      <text:p text:style-name="Preformatted_20_Text"/>
      <text:p text:style-name="Preformatted_20_Text">#F Name of the cluster to use (in case you have multiple Kubernetes clusters <text:soft-page-break/>registered).</text:p>
      <text:p text:style-name="Preformatted_20_Text"/>
      <text:p text:style-name="Preformatted_20_Text">#G Specifies that we’re not running Airflow itself inside Kubernetes.</text:p>
      <text:p text:style-name="Preformatted_20_Text"/>
      <text:p text:style-name="Preformatted_20_Text">#H,#I Volumes and volume mounts to use in the pod.</text:p>
      <text:p text:style-name="Preformatted_20_Text"/>
      <text:p text:style-name="Preformatted_20_Text">#J Specify an image pull policy that requires Airflow to use our locally built images, rather than trying to pull images from Docker Hub.</text:p>
      <text:p text:style-name="Preformatted_20_Text"/>
      <text:p text:style-name="Preformatted_20_Text">#K Automatically delete pods when they finish running.</text:p>
      <text:p text:style-name="Preformatted_20_Text"/>
      <text:p text:style-name="Preformatted_20_Text">Similar to the DockerOperator, the first few arguments tell the KubernetesPodOperator how to run our task as a container: the image argument tells Kubernetes which Docker image to use, whilst the cmds and arguments parameters define which executable to run (fetch-ratings) and which arguments to pass to the executable. The remaining arguments tell Kubernetes which cluster to use (cluster_context), in which namespace to run the pod (namespace), and what name to use for the container (name).</text:p>
      <text:p text:style-name="Preformatted_20_Text"/>
      <text:p text:style-name="Preformatted_20_Text">Besides these arguments, we also supply two extra arguments, volumes and volume_mounts, which specify how the volumes we created in the previous section should be mounted into the tasks Kubernetes pod. These configuration values are created using two config classes from the Kubernetes Python SDK - V1Volume and V1VolumeMount:</text:p>
      <text:p text:style-name="Preformatted_20_Text">Listing 10.24 Specifying volumes and volume mounts (kubernetes/dags/02_kubernetes.py)</text:p>
      <text:p text:style-name="Preformatted_20_Text"/>
      <text:p text:style-name="Preformatted_20_Text">15</text:p>
      <text:p text:style-name="Preformatted_20_Text">16</text:p>
      <text:p text:style-name="Preformatted_20_Text">17</text:p>
      <text:p text:style-name="Preformatted_20_Text">from kubernetes.client import models as k8s</text:p>
      <text:p text:style-name="Preformatted_20_Text"><text:s/></text:p>
      <text:p text:style-name="Preformatted_20_Text">...</text:p>
      <text:p text:style-name="Preformatted_20_Text"><text:s/></text:p>
      <text:p text:style-name="Preformatted_20_Text">volume_claim = k8s.V1PersistentVolumeClaimVolumeSource(</text:p>
      <text:p text:style-name="Preformatted_20_Text"><text:s text:c="3"/>claim_name="data-volume"</text:p>
      <text:p text:style-name="Preformatted_20_Text">)</text:p>
      <text:p text:style-name="Preformatted_20_Text">volume = k8s.V1Volume(</text:p>
      <text:p text:style-name="Preformatted_20_Text"><text:s text:c="3"/>name="data-volume",</text:p>
      <text:p text:style-name="Preformatted_20_Text"><text:s text:c="3"/>persistent_volume_claim=volume_claim</text:p>
      <text:p text:style-name="Preformatted_20_Text">)</text:p>
      <text:p text:style-name="Preformatted_20_Text">volume_mount = k8s.V1VolumeMount(</text:p>
      <text:p text:style-name="Preformatted_20_Text"><text:s text:c="3"/>name="data-volume",</text:p>
      <text:p text:style-name="Preformatted_20_Text"><text:s text:c="3"/>mount_path="/data",</text:p>
      <text:p text:style-name="Preformatted_20_Text"><text:s text:c="3"/>sub_path=None,</text:p>
      <text:p text:style-name="Preformatted_20_Text"><text:s text:c="3"/>read_only=False,</text:p>
      <text:p text:style-name="Preformatted_20_Text">)</text:p>
      <text:p text:style-name="Preformatted_20_Text"/>
      <text:p text:style-name="Preformatted_20_Text">copy</text:p>
      <text:p text:style-name="Preformatted_20_Text"/>
      <text:p text:style-name="Preformatted_20_Text">#A,#B References to the previously created storage volume and claim.</text:p>
      <text:p text:style-name="Preformatted_20_Text"/>
      <text:p text:style-name="Preformatted_20_Text">#C Where to mount the volume.</text:p>
      <text:p text:style-name="Preformatted_20_Text"/>
      <text:p text:style-name="Preformatted_20_Text">#D Mount the volume as writable.</text:p>
      <text:p text:style-name="Preformatted_20_Text"/>
      <text:p text:style-name="Preformatted_20_Text">Here, we first create a V1Volume configuration object, which references the persistent volume claim data-volume, which we created as a Kubernetes resource in the previous section. Next, we create a V1VolumeMount configuration object, which refers to the volume configuration we just created (data-volume) and specifies where this volume should be mounted within the pod’s container. These configuration objects can then be passed to the KubernetesPodOperators using the volumes and volume_mounts arguments.</text:p>
      <text:p text:style-name="Preformatted_20_Text"/>
      <text:p text:style-name="Preformatted_20_Text"><text:soft-page-break/>Now, the only thing remaining is to create a second task for the movie ranking task:</text:p>
      <text:p text:style-name="Preformatted_20_Text">Listing 10.25 Adding the movie ranking task (kubernetes/dags/02_kubernetes.py)</text:p>
      <text:p text:style-name="Preformatted_20_Text"/>
      <text:p text:style-name="Preformatted_20_Text"/>
      <text:p text:style-name="Preformatted_20_Text">rank_movies = KubernetesPodOperator(</text:p>
      <text:p text:style-name="Preformatted_20_Text"><text:s text:c="7"/>task_id="rank_movies",</text:p>
      <text:p text:style-name="Preformatted_20_Text"><text:s text:c="7"/>image="manning-airflow/movielens-rank",</text:p>
      <text:p text:style-name="Preformatted_20_Text"><text:s text:c="7"/>cmds=["rank-movies"],</text:p>
      <text:p text:style-name="Preformatted_20_Text"><text:s text:c="7"/>arguments=[</text:p>
      <text:p text:style-name="Preformatted_20_Text"><text:s text:c="11"/>"--input_path",</text:p>
      <text:p text:style-name="Preformatted_20_Text"><text:s text:c="11"/>"/data/ratings/{{ds}}.json",</text:p>
      <text:p text:style-name="Preformatted_20_Text"><text:s text:c="11"/>"--output_path",</text:p>
      <text:p text:style-name="Preformatted_20_Text"><text:s text:c="11"/>"/data/rankings/{{ds}}.csv",</text:p>
      <text:p text:style-name="Preformatted_20_Text"><text:s text:c="7"/>],</text:p>
      <text:p text:style-name="Preformatted_20_Text"><text:s text:c="7"/>namespace="airflow",</text:p>
      <text:p text:style-name="Preformatted_20_Text"><text:s text:c="7"/>name="fetch-ratings",</text:p>
      <text:p text:style-name="Preformatted_20_Text"><text:s text:c="7"/>cluster_context="docker-desktop",</text:p>
      <text:p text:style-name="Preformatted_20_Text"><text:s text:c="7"/>in_cluster=False,</text:p>
      <text:p text:style-name="Preformatted_20_Text"><text:s text:c="7"/>volumes=[volume],</text:p>
      <text:p text:style-name="Preformatted_20_Text"><text:s text:c="7"/>volume_mounts=[volume_mount],</text:p>
      <text:p text:style-name="Preformatted_20_Text"><text:s text:c="7"/>image_pull_policy="Never",</text:p>
      <text:p text:style-name="Preformatted_20_Text"><text:s text:c="7"/>is_delete_operator_pod=True,</text:p>
      <text:p text:style-name="Preformatted_20_Text"><text:s text:c="3"/>)</text:p>
      <text:p text:style-name="Preformatted_20_Text"/>
      <text:p text:style-name="Preformatted_20_Text">copy</text:p>
      <text:p text:style-name="Preformatted_20_Text"/>
      <text:p text:style-name="Preformatted_20_Text">and tie this all together into the final DAG:</text:p>
      <text:p text:style-name="Preformatted_20_Text">Listing 10.26 Implementing the overall DAG (kubernetes/dags/02_kubernetes.py)</text:p>
      <text:p text:style-name="Preformatted_20_Text"/>
      <text:p text:style-name="Preformatted_20_Text">import datetime as dt</text:p>
      <text:p text:style-name="Preformatted_20_Text">import os</text:p>
      <text:p text:style-name="Preformatted_20_Text"><text:s/></text:p>
      <text:p text:style-name="Preformatted_20_Text">from kubernetes.client import models as k8s</text:p>
      <text:p text:style-name="Preformatted_20_Text"><text:s/></text:p>
      <text:p text:style-name="Preformatted_20_Text">from airflow import DAG</text:p>
      <text:p text:style-name="Preformatted_20_Text">from airflow.providers.cncf.kubernetes.operators.kubernetes_pod import (</text:p>
      <text:p text:style-name="Preformatted_20_Text"><text:s text:c="3"/>KubernetesPodOperator,</text:p>
      <text:p text:style-name="Preformatted_20_Text">)</text:p>
      <text:p text:style-name="Preformatted_20_Text"><text:s/></text:p>
      <text:p text:style-name="Preformatted_20_Text">with DAG(</text:p>
      <text:p text:style-name="Preformatted_20_Text"><text:s text:c="3"/>dag_id="02_kubernetes",</text:p>
      <text:p text:style-name="Preformatted_20_Text"><text:s text:c="3"/>description="Fetches ratings from the Movielens API using kubernetes.",</text:p>
      <text:p text:style-name="Preformatted_20_Text"><text:s text:c="3"/>start_date=dt.datetime(2019, 1, 1),</text:p>
      <text:p text:style-name="Preformatted_20_Text"><text:s text:c="3"/>end_date=dt.datetime(2019, 1, 3),</text:p>
      <text:p text:style-name="Preformatted_20_Text"><text:s text:c="3"/>schedule_interval="@daily",</text:p>
      <text:p text:style-name="Preformatted_20_Text">) as dag:</text:p>
      <text:p text:style-name="Preformatted_20_Text"><text:s text:c="3"/>volume_claim = k8s.V1PersistentVolumeClaimVolumeSource(...)</text:p>
      <text:p text:style-name="Preformatted_20_Text"><text:s text:c="3"/>volume = k8s.V1Volume(...)</text:p>
      <text:p text:style-name="Preformatted_20_Text"><text:s text:c="3"/>volume_mount = k8s.V1VolumeMount(...)</text:p>
      <text:p text:style-name="Preformatted_20_Text"><text:s/></text:p>
      <text:p text:style-name="Preformatted_20_Text"><text:s text:c="3"/>fetch_ratings = KubernetesPodOperator(...)</text:p>
      <text:p text:style-name="Preformatted_20_Text"><text:s text:c="3"/>rank_movies = KubernetesPodOperator(...)</text:p>
      <text:p text:style-name="Preformatted_20_Text"><text:s text:c="3"/>fetch_ratings &gt;&gt; rank_movies</text:p>
      <text:p text:style-name="Preformatted_20_Text"/>
      <text:p text:style-name="Preformatted_20_Text">copy</text:p>
      <text:p text:style-name="Preformatted_20_Text"/>
      <text:p text:style-name="Preformatted_20_Text">After finishing the DAG, we can start running our DAG by enabling it from the Airflow web UI. After waiting a few moments, we should see Airflow starting to schedule and run our tasks (Figure 10.11). For more detail, you can open the log of an individual task instance by clicking on the task and then clicking ‘View logs’. This shows you the output of the task, which should look something like this:</text:p>
      <text:p text:style-name="Preformatted_20_Text">Listing 10.27 Logs from the Kubernetes-based fetch_ratings task.</text:p>
      <text:p text:style-name="Preformatted_20_Text"><text:soft-page-break/></text:p>
      <text:p text:style-name="Preformatted_20_Text">...</text:p>
      <text:p text:style-name="Preformatted_20_Text">[2020-04-13 20:28:45,067] {logging_mixin.py:95} INFO - [[34m2020-04-13 20:28:45,067[0m] {[34mpod_launcher.py:[0m122} INFO[0m - Event: [1mfetch-ratings-0a31c089[0m had an event of type [1mPending[0m[0m</text:p>
      <text:p text:style-name="Preformatted_20_Text">[2020-04-13 20:28:46,072] {logging_mixin.py:95} INFO - [[34m2020-04-13 20:28:46,072[0m] {[34mpod_launcher.py:[0m122} INFO[0m - Event: [1mfetch-ratings-0a31c089[0m had an event of type [1mRunning[0m[0m</text:p>
      <text:p text:style-name="Preformatted_20_Text">[2020-04-13 20:28:48,926] {logging_mixin.py:95} INFO - [[34m2020-04-13 20:28:48,926[0m] {[34mpod_launcher.py:[0m105} INFO[0m - b'Fetching ratings from http://movielens.airflow.svc.cluster.local:80 (user: airflow)\n'[0m</text:p>
      <text:p text:style-name="Preformatted_20_Text">[2020-04-13 20:28:48,926] {logging_mixin.py:95} INFO - [[34m2020-04-13 20:28:48,926[0m] {[34mpod_launcher.py:[0m105} INFO[0m - b'Retrieved 3372 ratings!\n'[0m</text:p>
      <text:p text:style-name="Preformatted_20_Text">[2020-04-13 20:28:48,927] {logging_mixin.py:95} INFO - [[34m2020-04-13 20:28:48,927[0m] {[34mpod_launcher.py:[0m105} INFO[0m - b'Writing to /data/ratings/2020-04-10.json\n'[0m</text:p>
      <text:p text:style-name="Preformatted_20_Text">[2020-04-13 20:28:49,958] {logging_mixin.py:95} INFO - [[34m2020-04-13 20:28:49,958[0m] {[34mpod_launcher.py:[0m122} INFO[0m - Event: [1mfetch-ratings-0a31c089[0m had an event of type [1mSucceeded[0m[0m</text:p>
      <text:p text:style-name="Preformatted_20_Text">...</text:p>
      <text:p text:style-name="Preformatted_20_Text"/>
      <text:p text:style-name="Preformatted_20_Text">copy</text:p>
      <text:p text:style-name="Preformatted_20_Text">Figure 10.11 - Several successful runs of the recommender DAG based on the KubernetesPodOperator.</text:p>
      <text:p text:style-name="Preformatted_20_Text">10.5.4 <text:s text:c="3"/>Diagnosing Kubernetes-related issues</text:p>
      <text:p text:style-name="Preformatted_20_Text"/>
      <text:p text:style-name="Preformatted_20_Text">If you’re unlucky, you may see that your tasks get stuck in the running state instead of finishing correctly. This usually happens because Kubernetes is unable to schedule the tasks pod, which means that the pod will be stuck in the ‘pending’ state, rather than being run on the cluster. To check if this is indeed the case, you can look at the logs of the corresponding task(s), which can tell you more about the state of the pods on the cluster:</text:p>
      <text:p text:style-name="Preformatted_20_Text">Listing 10.28 Log output showing a task stuck in a pending state</text:p>
      <text:p text:style-name="Preformatted_20_Text"/>
      <text:p text:style-name="Preformatted_20_Text">[2020-04-13 20:27:01,301] {logging_mixin.py:95} INFO - [[34m2020-04-13 20:27:01,301[0m] {[34mpod_launcher.py:[0m122} INFO[0m - Event: [1mfetch-ratings-0a31c089[0m had an event of type [1mPending[0m[0m</text:p>
      <text:p text:style-name="Preformatted_20_Text">[2020-04-13 20:27:02,308] {logging_mixin.py:95} INFO - [[34m2020-04-13 20:27:02,308[0m] {[34mpod_launcher.py:[0m122} INFO[0m - Event: [1mfetch-ratings-0a31c089[0m had an event of type [1mPending[0m[0m</text:p>
      <text:p text:style-name="Preformatted_20_Text">[2020-04-13 20:27:03,315] {logging_mixin.py:95} INFO - [[34m2020-04-13 20:27:03,315[0m] {[34mpod_launcher.py:[0m122} INFO[0m - Event: [1mfetch-ratings-0a31c089[0m had an event of type [1mPending[0m[0m</text:p>
      <text:p text:style-name="Preformatted_20_Text">...</text:p>
      <text:p text:style-name="Preformatted_20_Text"/>
      <text:p text:style-name="Preformatted_20_Text">copy</text:p>
      <text:p text:style-name="Preformatted_20_Text"/>
      <text:p text:style-name="Preformatted_20_Text">Here, you can see that the pods are indeed still pending on the cluster.</text:p>
      <text:p text:style-name="Preformatted_20_Text"/>
      <text:p text:style-name="Preformatted_20_Text">To diagnose the underlying issue, you can look up the task pods using:</text:p>
      <text:p text:style-name="Preformatted_20_Text"/>
      <text:p text:style-name="Preformatted_20_Text">$ kubectl --namespace airflow get pods</text:p>
      <text:p text:style-name="Preformatted_20_Text"/>
      <text:p text:style-name="Preformatted_20_Text">copy</text:p>
      <text:p text:style-name="Preformatted_20_Text"/>
      <text:p text:style-name="Preformatted_20_Text">Once you have identified the name of the corresponding pod, you can ask Kubernetes for more details on the state of the pod using the describe subcommand in kubectl:</text:p>
      <text:p text:style-name="Preformatted_20_Text">Listing 10.29 Describing a specific pod to identify any issues</text:p>
      <text:p text:style-name="Preformatted_20_Text"/>
      <text:p text:style-name="Preformatted_20_Text">$ kubectl --namespace describe pod [NAME-OF-POD]</text:p>
      <text:p text:style-name="Preformatted_20_Text">...</text:p>
      <text:p text:style-name="Preformatted_20_Text">Events:</text:p>
      <text:p text:style-name="Preformatted_20_Text"><text:soft-page-break/><text:s text:c="2"/>Type <text:s text:c="2"/>Reason <text:s text:c="10"/>Age <text:s text:c="2"/>From <text:s text:c="15"/>Message</text:p>
      <text:p text:style-name="Preformatted_20_Text"><text:s text:c="2"/>---- <text:s text:c="2"/>------ <text:s text:c="10"/>---- <text:s/>---- <text:s text:c="15"/>-------</text:p>
      <text:p text:style-name="Preformatted_20_Text"><text:s text:c="2"/>Warning <text:s/>FailedScheduling <text:s/>82s <text:s text:c="2"/>default-scheduler <text:s/>persistentvolumeclaim "data-volume" not found</text:p>
      <text:p text:style-name="Preformatted_20_Text"/>
      <text:p text:style-name="Preformatted_20_Text">copy</text:p>
      <text:p text:style-name="Preformatted_20_Text"/>
      <text:p text:style-name="Preformatted_20_Text">This command produces a great amount of detail about the corresponding pod, including recent events (in the ‘Events’ section, shown above). Here, we can see that our pod was not being scheduled because the required persistent volume claim was not created properly.</text:p>
      <text:p text:style-name="Preformatted_20_Text"/>
      <text:p text:style-name="Preformatted_20_Text">To fix this, we can try fixing the resources by properly applying our resource specification (which we probably forgot to do) and then checking for new events:</text:p>
      <text:p text:style-name="Preformatted_20_Text">Listing 10.29 Fixing the issue by creating the missing resources</text:p>
      <text:p text:style-name="Preformatted_20_Text"/>
      <text:p text:style-name="Preformatted_20_Text">$ kubectl --namespace airflow apply -f resources/data-volume.yml</text:p>
      <text:p text:style-name="Preformatted_20_Text">persistentvolumeclaim/data-volume created</text:p>
      <text:p text:style-name="Preformatted_20_Text">persistentvolume/data-volume created</text:p>
      <text:p text:style-name="Preformatted_20_Text"><text:s/></text:p>
      <text:p text:style-name="Preformatted_20_Text">$ kubectl --namespace describe pod [NAME-OF-POD]</text:p>
      <text:p text:style-name="Preformatted_20_Text">...</text:p>
      <text:p text:style-name="Preformatted_20_Text">Events:</text:p>
      <text:p text:style-name="Preformatted_20_Text"><text:s text:c="2"/>Type <text:s text:c="2"/>Reason <text:s text:c="10"/>Age <text:s text:c="12"/>From <text:s text:c="21"/>Message</text:p>
      <text:p text:style-name="Preformatted_20_Text"><text:s text:c="2"/>---- <text:s text:c="2"/>------ <text:s text:c="10"/>---- <text:s text:c="11"/>---- <text:s text:c="21"/>-------</text:p>
      <text:p text:style-name="Preformatted_20_Text"><text:s text:c="2"/>Warning <text:s/>FailedScheduling <text:s/>33s (x2 over 115s) <text:s/>default-scheduler <text:s text:c="11"/>persistentvolumeclaim "data-volume" not found</text:p>
      <text:p text:style-name="Preformatted_20_Text"><text:s text:c="2"/>Warning <text:s/>FailedScheduling <text:s/>6s (x3 over 8s) <text:s text:c="7"/>default-scheduler <text:s text:c="8"/>pod has unbound immediate PersistentVolumeClaims</text:p>
      <text:p text:style-name="Preformatted_20_Text"><text:s text:c="2"/>Normal <text:s text:c="2"/>Scheduled <text:s text:c="4"/>3s <text:s text:c="13"/>default-scheduler <text:s text:c="8"/>Successfully assigned airflow/fetch-ratings-0a31c089 to docker-desktop</text:p>
      <text:p text:style-name="Preformatted_20_Text"><text:s text:c="2"/>Normal <text:s text:c="2"/>Pulled <text:s text:c="7"/>2s <text:s text:c="13"/>kubelet, docker-desktop <text:s/>Container image "manning-airflow/movielens-fetch" already present on machine</text:p>
      <text:p text:style-name="Preformatted_20_Text"><text:s text:c="2"/>Normal <text:s text:c="2"/>Created <text:s text:c="6"/>2s <text:s text:c="13"/>kubelet, docker-desktop <text:s/>Created container base</text:p>
      <text:p text:style-name="Preformatted_20_Text"><text:s text:c="2"/>Normal <text:s text:c="2"/>Started <text:s text:c="6"/>2s <text:s text:c="13"/>kubelet, docker-desktop <text:s/>Started container base</text:p>
      <text:p text:style-name="Preformatted_20_Text"/>
      <text:p text:style-name="Preformatted_20_Text">copy</text:p>
      <text:p text:style-name="Preformatted_20_Text"/>
      <text:p text:style-name="Preformatted_20_Text">This shows that Kubernetes was indeed able to schedule our pod after creating the required volume claim, thus fixing our previous issue.</text:p>
      <text:p text:style-name="Preformatted_20_Text"/>
      <text:p text:style-name="Preformatted_20_Text">Note: Diagnosing issues In general, we recommend that you start diagnosing any issues by first checking the Airflow logs for any useful feedback. If you see anything that looks like scheduling issues, kubectl is your best hope for identifying any issues with your Kubernetes cluster or configuration.</text:p>
      <text:p text:style-name="Preformatted_20_Text"/>
      <text:p text:style-name="Preformatted_20_Text">Although far from comprehensive, this example hopefully gives you some idea of the approaches you can use for debugging Kubernetes-related issues when using the KubernetesPodOperator.</text:p>
      <text:p text:style-name="Preformatted_20_Text">10.5.5 <text:s text:c="3"/>Differences with Docker-based workflows</text:p>
      <text:p text:style-name="Preformatted_20_Text"/>
      <text:p text:style-name="Preformatted_20_Text">Altogether, the Kubernetes-based workflow (Figure 10.12) is relatively similar to that of the Docker-based approach (Figure 10.9). However, besides having to set up and maintain a Kubernetes cluster (which is not necessarily trivial), there are also some other differences to keep in mind.</text:p>
      <text:p text:style-name="Preformatted_20_Text"/>
      <text:p text:style-name="Preformatted_20_Text">One big difference compared to the Docker approach, is that the task containers are no longer executed on the Airflow worker node, but on a separate (Kubernetes) node within the Kubernetes cluster. This means that any resources used on the worker are fairly minimal, and you can in fact use functionality in Kubernetes to make sure that your task is deployed to a node with the correct resources (e.g. CPU, memory, GPU).</text:p>
      <text:p text:style-name="Preformatted_20_Text"><text:soft-page-break/></text:p>
      <text:p text:style-name="Preformatted_20_Text">Second, any storage will no longer be accessed from the Airflow worker, but needs to be made available to the Kubernetes pod. Typically this means using storage provided via Kubernetes (as we have shown with Kubernetes volumes and storage claims), however, you can also use different types of network/cloud storage, as long as the pod has the appropriate access to the storage.</text:p>
      <text:p text:style-name="Preformatted_20_Text"/>
      <text:p text:style-name="Preformatted_20_Text">Overall, Kubernetes provides considerable advantages over Docker, especially w.r.t. scalability, flexibility (e.g. providing different resources/nodes for different workloads), and management of other resources such as storage, secrets, etc. Additionally, Airflow itself can also be run on top of Kubernetes, meaning that you can have your entire Airflow setup running on a single, scalable container-based infrastructure.</text:p>
      <text:p text:style-name="Preformatted_20_Text">Figure 10.12 - Workflow for building DAGs using the KubernetesPodOperator.</text:p>
      <text:p text:style-name="Preformatted_20_Text">10.6 <text:s/>Summary</text:p>
      <text:p text:style-name="Preformatted_20_Text"/>
      <text:p text:style-name="Preformatted_20_Text"><text:s text:c="4"/>Airflow deployments can be difficult to manage if they involve many different operators, as this requires knowledge of the different APIs and complicates debugging and dependency management.</text:p>
      <text:p text:style-name="Preformatted_20_Text"><text:s text:c="4"/>One way of tackling this issue is to use container technologies such as Docker to encapsulate your tasks inside container images and run these images from within Airflow.</text:p>
      <text:p text:style-name="Preformatted_20_Text"><text:s text:c="4"/>This containerized approach has several advantages, including easier dependency management, providing a uniform interface for running tasks, and improved testability of your tasks.</text:p>
      <text:p text:style-name="Preformatted_20_Text"><text:s text:c="4"/>Using the DockerOperator, you can run tasks in container images directly using Docker, similar to the docker run CLI command.</text:p>
      <text:p text:style-name="Preformatted_20_Text"><text:s text:c="4"/>Besides the DockerOperater, you can use the KubernetesPodOperator to run containerized tasks in pods on a Kubernetes cluster.</text:p>
      <text:p text:style-name="Preformatted_20_Text"><text:s text:c="4"/>Kubernetes allows you to scale your containerized tasks across a compute cluster, which provides (among other things) greater scalability and more flexibility in terms of compute resources.</text:p>
      <text:p text:style-name="Preformatted_20_Text"/>
      <text:p text:style-name="Preformatted_20_Text"/>
      <text:p text:style-name="Preformatted_20_Text"/>
      <text:p text:style-name="Preformatted_20_Text"/>
      <text:p text:style-name="Preformatted_20_Text"/>
      <text:p text:style-name="Preformatted_20_Text">CHAPTER 11 Best practices</text:p>
      <text:p text:style-name="Preformatted_20_Text">This chapter covers:</text:p>
      <text:p text:style-name="Preformatted_20_Text"/>
      <text:p text:style-name="Preformatted_20_Text"><text:s text:c="4"/>Writing clean, understandable DAGs using style conventions.</text:p>
      <text:p text:style-name="Preformatted_20_Text"><text:s text:c="4"/>Using consistent approaches for managing credentials and configuration options.</text:p>
      <text:p text:style-name="Preformatted_20_Text"><text:s text:c="4"/>Efficiently generating repeated DAGs and task structures using factory functions and DAG/task configurations.</text:p>
      <text:p text:style-name="Preformatted_20_Text"><text:s text:c="4"/>Designing reproducible tasks by enforcing idempotency and determinism constraints, optionally using approaches inspired by functional programming.</text:p>
      <text:p text:style-name="Preformatted_20_Text"><text:s text:c="4"/>Handling data efficiently by limiting the amount of data processed in your DAG, as well as using efficient approaches for handling/storing (intermediate) datasets.</text:p>
      <text:p text:style-name="Preformatted_20_Text"><text:s text:c="4"/>Effectively managing the resources of your (big) data processes by processing data in the most appropriate systems, whilst managing concurrency using resource pools.</text:p>
      <text:p text:style-name="Preformatted_20_Text"/>
      <text:p text:style-name="Preformatted_20_Text">In previous chapters, we have described most of the basic elements that go into building and designing data processes using Airflow DAGs. In this chapter, we dive a bit deeper into some best practices that can help you write well-architected DAGs that are both easy-to-understand and efficient in terms of how they handle your data and resources.</text:p>
      <text:p text:style-name="Preformatted_20_Text">11.1 <text:s/>Writing clean DAGs</text:p>
      <text:p text:style-name="Preformatted_20_Text"/>
      <text:p text:style-name="Preformatted_20_Text">Writing DAGs can quickly become a messy business. For example, DAG code can quickly become overly complicated or difficult to read - especially if DAGs are written by team members with very different styles of programming. In this <text:soft-page-break/>section, we touch upon some tips to help you structure and style your DAG code, hopefully providing some (often well-needed) clarity for your intricate data processes. </text:p>
      <text:p text:style-name="Preformatted_20_Text">11.1.1 <text:s text:c="3"/>Use style conventions</text:p>
      <text:p text:style-name="Preformatted_20_Text"/>
      <text:p text:style-name="Preformatted_20_Text">As in all programming exercises, one of the first steps to writing clean and consistent DAGs is to adopt a common, clean programming style and apply this style consistently across all of your DAGs. Although a thorough exploration of clean coding practices is well outside the scope of this book, we can provide several tips as starting points.</text:p>
      <text:p text:style-name="Preformatted_20_Text"/>
      <text:p text:style-name="Preformatted_20_Text">Following style guides</text:p>
      <text:p text:style-name="Preformatted_20_Text"/>
      <text:p text:style-name="Preformatted_20_Text">The easiest way to make your code cleaner and easier to understand is to use a commonly used coding style when writing your code. There are multiple style guides available in the community including the widely known PEP8 style guide[82] and guides from companies such as Google[83]. These guides generally include recommendations for indentation, maximum line lengths, naming styles for variables/classes/functions, etc. By following these guides, your code is likely to be more readable by other programmers, as they will generally be used to reading code written this way, making it easier for others to understand your work.</text:p>
      <text:p text:style-name="Preformatted_20_Text">Listing 11.1 Examples of PEP8-compliant and non-PEP8-compliant code.…</text:p>
      <text:p text:style-name="Preformatted_20_Text"/>
      <text:p text:style-name="Preformatted_20_Text"># Not PEP8-compliant:</text:p>
      <text:p text:style-name="Preformatted_20_Text">spam( ham[ 1 ], { eggs: 2 } )</text:p>
      <text:p text:style-name="Preformatted_20_Text">i=i+1</text:p>
      <text:p text:style-name="Preformatted_20_Text">submitted +=1</text:p>
      <text:p text:style-name="Preformatted_20_Text">my_list = [</text:p>
      <text:p text:style-name="Preformatted_20_Text"><text:s text:c="4"/>1, 2, 3,</text:p>
      <text:p text:style-name="Preformatted_20_Text"><text:s text:c="4"/>4, 5, 6,</text:p>
      <text:p text:style-name="Preformatted_20_Text"><text:s text:c="4"/>]</text:p>
      <text:p text:style-name="Preformatted_20_Text"><text:s/></text:p>
      <text:p text:style-name="Preformatted_20_Text"># PEP8-compliant:</text:p>
      <text:p text:style-name="Preformatted_20_Text">spam(ham[1], {eggs: 2}) #A</text:p>
      <text:p text:style-name="Preformatted_20_Text">i = i + 1 #B</text:p>
      <text:p text:style-name="Preformatted_20_Text">submitted += 1 #C</text:p>
      <text:p text:style-name="Preformatted_20_Text">my_list = [ #D</text:p>
      <text:p text:style-name="Preformatted_20_Text"><text:s text:c="4"/>1, 2, 3,</text:p>
      <text:p text:style-name="Preformatted_20_Text"><text:s text:c="4"/>4, 5, 6,</text:p>
      <text:p text:style-name="Preformatted_20_Text">]</text:p>
      <text:p text:style-name="Preformatted_20_Text"/>
      <text:p text:style-name="Preformatted_20_Text">copy</text:p>
      <text:p text:style-name="Preformatted_20_Text"/>
      <text:p text:style-name="Preformatted_20_Text">#A Less unnecessary whitespace.</text:p>
      <text:p text:style-name="Preformatted_20_Text"/>
      <text:p text:style-name="Preformatted_20_Text">#B, #C Consistent whitespace around operators.</text:p>
      <text:p text:style-name="Preformatted_20_Text"/>
      <text:p text:style-name="Preformatted_20_Text">#D More readable indenting around list brackets.</text:p>
      <text:p text:style-name="Preformatted_20_Text"/>
      <text:p text:style-name="Preformatted_20_Text">Using static checkers to check code quality</text:p>
      <text:p text:style-name="Preformatted_20_Text"/>
      <text:p text:style-name="Preformatted_20_Text">Besides guidelines, the Python community has also produced a plethora of software tools that can be used to check whether your code follows proper coding conventions and/or styles. Two popular tools are pylint[84] and flake8[85], which both function as static code checkers, meaning that you can run them over your code to get a report of how well (or not) your code adheres to their envisioned standards.</text:p>
      <text:p text:style-name="Preformatted_20_Text"/>
      <text:p text:style-name="Preformatted_20_Text">For example, to run flake8 over your code, you can install it using pip and run flake8 by pointing it at your codebase:</text:p>
      <text:p text:style-name="Preformatted_20_Text">Listing 11.2 Installing and running flake8</text:p>
      <text:p text:style-name="Preformatted_20_Text"/>
      <text:p text:style-name="Preformatted_20_Text">1</text:p>
      <text:p text:style-name="Preformatted_20_Text"><text:soft-page-break/>2</text:p>
      <text:p text:style-name="Preformatted_20_Text">pip install flake8</text:p>
      <text:p text:style-name="Preformatted_20_Text">flake8 dags/*.py</text:p>
      <text:p text:style-name="Preformatted_20_Text"/>
      <text:p text:style-name="Preformatted_20_Text">copy</text:p>
      <text:p text:style-name="Preformatted_20_Text"/>
      <text:p text:style-name="Preformatted_20_Text">This command will run flake8 on all of the Python files in the dags folder, giving you a report on the perceived code quality of these DAG files. The report will typically look something like this:</text:p>
      <text:p text:style-name="Preformatted_20_Text">Listing 11.3 Example output from flake8</text:p>
      <text:p text:style-name="Preformatted_20_Text"/>
      <text:p text:style-name="Preformatted_20_Text">1</text:p>
      <text:p text:style-name="Preformatted_20_Text">2</text:p>
      <text:p text:style-name="Preformatted_20_Text">3</text:p>
      <text:p text:style-name="Preformatted_20_Text">$ flake8 chapter08/dags/</text:p>
      <text:p text:style-name="Preformatted_20_Text">chapter08/dags/04_sensor.py:2:1: F401 'airflow.operators.python.PythonOperator' imported but unused</text:p>
      <text:p text:style-name="Preformatted_20_Text">chapter08/dags/03_operator.py:2:1: F401 'airflow.operators.python.PythonOperator' imported but unused</text:p>
      <text:p text:style-name="Preformatted_20_Text"/>
      <text:p text:style-name="Preformatted_20_Text">copy</text:p>
      <text:p text:style-name="Preformatted_20_Text"/>
      <text:p text:style-name="Preformatted_20_Text">Both flake8 and pylint are used widely within the community, although pylint is generally considered to have a more extensive set of checks than flake8 in its default configuration[86]. Of course, both tools can be configured to enable/disable certain checks depending on your preferences and can be combined to provide comprehensive feedback from both tools. For more details, we would like to refer you to the respective websites of both tools.</text:p>
      <text:p text:style-name="Preformatted_20_Text"/>
      <text:p text:style-name="Preformatted_20_Text">Using code formatters to enforce common formatting</text:p>
      <text:p text:style-name="Preformatted_20_Text"/>
      <text:p text:style-name="Preformatted_20_Text">Although static checkers give you feedback on the quality of your code, tools such as pylint/flake8 do not impose overly strict requirements on how you format your code (i.e., when to start a new line, how to indent your function headers, etc.). As such, Python code written by different people can still follow very different formatting styles depending on the preferences of the author.</text:p>
      <text:p text:style-name="Preformatted_20_Text"/>
      <text:p text:style-name="Preformatted_20_Text">One approach to reducing the heterogeneity of code formatting within teams is to use a code formatter to format your code. The idea behind code formatters is to essentially surrender the control (and worry) you may have about formatting your code to the formatting tool, which will ensure that your code is reformatted according to its guidelines. As such, applying a formatter consistently across your project will ensure that all code follows one, consistent formatting style - the style implemented by the formatter.</text:p>
      <text:p text:style-name="Preformatted_20_Text"/>
      <text:p text:style-name="Preformatted_20_Text">Two commonly used code Python formatters are YAPF[87] and Black[88]. Both tools adopt a similar style of taking your Python code and reformatting it to their formatting styles, with slight differences in the styles enforced by both tools. As such, the choice between Black and YAPF may depend on personal preference, although Black has gained much popularity within the Python community over the past years.</text:p>
      <text:p text:style-name="Preformatted_20_Text"/>
      <text:p text:style-name="Preformatted_20_Text">To show a small example, consider the following (contrived) example of an ugly function:</text:p>
      <text:p text:style-name="Preformatted_20_Text">Listing 11.4 Code example before black formatting</text:p>
      <text:p text:style-name="Preformatted_20_Text"/>
      <text:p text:style-name="Preformatted_20_Text">6</text:p>
      <text:p text:style-name="Preformatted_20_Text">7</text:p>
      <text:p text:style-name="Preformatted_20_Text">8</text:p>
      <text:p text:style-name="Preformatted_20_Text">def my_function(</text:p>
      <text:p text:style-name="Preformatted_20_Text"><text:s text:c="3"/>arg1, arg2,</text:p>
      <text:p text:style-name="Preformatted_20_Text"><text:s text:c="3"/>arg3):</text:p>
      <text:p text:style-name="Preformatted_20_Text"><text:s text:c="3"/>"""Function to demonstrate black."""</text:p>
      <text:p text:style-name="Preformatted_20_Text"><text:s text:c="3"/>str_a = 'abc'</text:p>
      <text:p text:style-name="Preformatted_20_Text"><text:soft-page-break/><text:s text:c="3"/>str_b = "def"</text:p>
      <text:p text:style-name="Preformatted_20_Text"><text:s text:c="3"/>return str_a + \</text:p>
      <text:p text:style-name="Preformatted_20_Text"><text:s text:c="7"/>str_b</text:p>
      <text:p text:style-name="Preformatted_20_Text"/>
      <text:p text:style-name="Preformatted_20_Text">copy</text:p>
      <text:p text:style-name="Preformatted_20_Text"/>
      <text:p text:style-name="Preformatted_20_Text">Applying black to this function will give you the following (cleaner) result:</text:p>
      <text:p text:style-name="Preformatted_20_Text">Listing 11.5 The same code example after black formatting</text:p>
      <text:p text:style-name="Preformatted_20_Text"/>
      <text:p text:style-name="Preformatted_20_Text">def my_function(arg1, arg2, arg3):</text:p>
      <text:p text:style-name="Preformatted_20_Text"><text:s text:c="3"/>"""Function to demonstrate black."""</text:p>
      <text:p text:style-name="Preformatted_20_Text"><text:s text:c="3"/>str_a = "abc"</text:p>
      <text:p text:style-name="Preformatted_20_Text"><text:s text:c="3"/>str_b = "def"</text:p>
      <text:p text:style-name="Preformatted_20_Text"><text:s text:c="3"/>return str_a + str_b</text:p>
      <text:p text:style-name="Preformatted_20_Text"/>
      <text:p text:style-name="Preformatted_20_Text">copy</text:p>
      <text:p text:style-name="Preformatted_20_Text"/>
      <text:p text:style-name="Preformatted_20_Text">#A More consistent indenting for arguments.</text:p>
      <text:p text:style-name="Preformatted_20_Text"/>
      <text:p text:style-name="Preformatted_20_Text">#B, #C Consistent use of double-quotes.</text:p>
      <text:p text:style-name="Preformatted_20_Text"/>
      <text:p text:style-name="Preformatted_20_Text">#D Removed unnecessary line break.</text:p>
      <text:p text:style-name="Preformatted_20_Text"/>
      <text:p text:style-name="Preformatted_20_Text">To run black yourself, install black using pip and apply it to your Python files using:</text:p>
      <text:p text:style-name="Preformatted_20_Text">Listing 11.6 Installing and running black.</text:p>
      <text:p text:style-name="Preformatted_20_Text"/>
      <text:p text:style-name="Preformatted_20_Text">1</text:p>
      <text:p text:style-name="Preformatted_20_Text">2</text:p>
      <text:p text:style-name="Preformatted_20_Text">pip install black</text:p>
      <text:p text:style-name="Preformatted_20_Text">black dags/</text:p>
      <text:p text:style-name="Preformatted_20_Text"/>
      <text:p text:style-name="Preformatted_20_Text">copy</text:p>
      <text:p text:style-name="Preformatted_20_Text"/>
      <text:p text:style-name="Preformatted_20_Text">This should give you something like the following output, indicating whether black reformatted any Python files for you or not:</text:p>
      <text:p text:style-name="Preformatted_20_Text">Listing 11.7 Example output from black</text:p>
      <text:p text:style-name="Preformatted_20_Text"/>
      <text:p text:style-name="Preformatted_20_Text">1</text:p>
      <text:p text:style-name="Preformatted_20_Text">2</text:p>
      <text:p text:style-name="Preformatted_20_Text">3</text:p>
      <text:p text:style-name="Preformatted_20_Text">reformatted dags/example_dag.py</text:p>
      <text:p text:style-name="Preformatted_20_Text">All done! ✨ 🍰 ✨</text:p>
      <text:p text:style-name="Preformatted_20_Text">1 file reformatted.</text:p>
      <text:p text:style-name="Preformatted_20_Text"/>
      <text:p text:style-name="Preformatted_20_Text">copy</text:p>
      <text:p text:style-name="Preformatted_20_Text"/>
      <text:p text:style-name="Preformatted_20_Text">Note that you can also perform a dry-run of black using the --check flag, which will cause black to only indicate whether it would reformat any files, rather than doing any actual reformatting.</text:p>
      <text:p text:style-name="Preformatted_20_Text"/>
      <text:p text:style-name="Preformatted_20_Text">Besides running tools like Black/YAPF manually to reformat your code, many editors (such as Visual Studio Code, Pycharm) support integration with these tools, allowing you to reformat your code from within your editor. For details on how to configure this type of integration, see the documentation of the respective editor.</text:p>
      <text:p text:style-name="Preformatted_20_Text"/>
      <text:p text:style-name="Preformatted_20_Text">Airflow-specific style conventions</text:p>
      <text:p text:style-name="Preformatted_20_Text"/>
      <text:p text:style-name="Preformatted_20_Text">Besides generic Python coding styles, it’s also a good idea to agree on style conventions for your Airflow code, particularly in cases where Airflow provides multiple ways to achieve the same results.</text:p>
      <text:p text:style-name="Preformatted_20_Text"/>
      <text:p text:style-name="Preformatted_20_Text">For example, Airflow provides two different styles for defining DAGs:</text:p>
      <text:p text:style-name="Preformatted_20_Text"><text:soft-page-break/>Listing 11.8 Two styles for defining DAGs</text:p>
      <text:p text:style-name="Preformatted_20_Text"/>
      <text:p text:style-name="Preformatted_20_Text"># Using a context manager:</text:p>
      <text:p text:style-name="Preformatted_20_Text">with DAG(...) as dag:</text:p>
      <text:p text:style-name="Preformatted_20_Text"><text:s text:c="3"/>task1 = PythonOperator(...)</text:p>
      <text:p text:style-name="Preformatted_20_Text"><text:s text:c="3"/>task2 = PythonOperator(...)</text:p>
      <text:p text:style-name="Preformatted_20_Text"><text:s/></text:p>
      <text:p text:style-name="Preformatted_20_Text"># Without a context manager:</text:p>
      <text:p text:style-name="Preformatted_20_Text">dag = DAG(...)</text:p>
      <text:p text:style-name="Preformatted_20_Text">task1 = PythonOperator(..., dag=dag)</text:p>
      <text:p text:style-name="Preformatted_20_Text">task2 = PythonOperator(..., dag=dag)</text:p>
      <text:p text:style-name="Preformatted_20_Text"/>
      <text:p text:style-name="Preformatted_20_Text">copy</text:p>
      <text:p text:style-name="Preformatted_20_Text"/>
      <text:p text:style-name="Preformatted_20_Text">In principle, both these DAG definitions do the same thing, meaning that there is no real reason to choose one over the other, outside of style preferences. However, within your team it may be a good idea to choose one of the two styles and follow the same style throughout your codebase, keeping things more consistent and understandable.</text:p>
      <text:p text:style-name="Preformatted_20_Text"/>
      <text:p text:style-name="Preformatted_20_Text">This consistency is even more important when defining dependencies between tasks, as Airflow provides several different ways for defining the same task dependency:</text:p>
      <text:p text:style-name="Preformatted_20_Text">Listing 11.9 Different styles for defining task dependencies.</text:p>
      <text:p text:style-name="Preformatted_20_Text"/>
      <text:p text:style-name="Preformatted_20_Text">task1 &gt;&gt; task2</text:p>
      <text:p text:style-name="Preformatted_20_Text">task1 &lt;&lt; task2</text:p>
      <text:p text:style-name="Preformatted_20_Text">[task1] &gt;&gt; task2</text:p>
      <text:p text:style-name="Preformatted_20_Text">task1.set_downstream(task2)</text:p>
      <text:p text:style-name="Preformatted_20_Text">task2.set_upstream(task1)</text:p>
      <text:p text:style-name="Preformatted_20_Text"/>
      <text:p text:style-name="Preformatted_20_Text">copy</text:p>
      <text:p text:style-name="Preformatted_20_Text"/>
      <text:p text:style-name="Preformatted_20_Text">Although these different definitions have their own merits, combining different styles of dependency definitions within a single DAG can be utmost confusing. For example, few people will find something like this:</text:p>
      <text:p text:style-name="Preformatted_20_Text">Listing 11.10 Mixing different task dependency styles can be confusing.</text:p>
      <text:p text:style-name="Preformatted_20_Text"/>
      <text:p text:style-name="Preformatted_20_Text">task1 &gt;&gt; task2</text:p>
      <text:p text:style-name="Preformatted_20_Text">task2 &lt;&lt; task3</text:p>
      <text:p text:style-name="Preformatted_20_Text">task5.set_upstream(task3)</text:p>
      <text:p text:style-name="Preformatted_20_Text">task3.set_downstream(task4)</text:p>
      <text:p text:style-name="Preformatted_20_Text"/>
      <text:p text:style-name="Preformatted_20_Text">copy</text:p>
      <text:p text:style-name="Preformatted_20_Text"/>
      <text:p text:style-name="Preformatted_20_Text">More readable than this more consistent version of the same dependencies:</text:p>
      <text:p text:style-name="Preformatted_20_Text">Listing 11.11 Using a consistent style for defining task dependencies.…….</text:p>
      <text:p text:style-name="Preformatted_20_Text"/>
      <text:p text:style-name="Preformatted_20_Text">1</text:p>
      <text:p text:style-name="Preformatted_20_Text">task1 &gt;&gt; task2 &gt;&gt; task3 &gt;&gt; [task4, task5]</text:p>
      <text:p text:style-name="Preformatted_20_Text"/>
      <text:p text:style-name="Preformatted_20_Text">copy</text:p>
      <text:p text:style-name="Preformatted_20_Text"/>
      <text:p text:style-name="Preformatted_20_Text">As before, we don’t necessarily have a clear preference for any given style, just make sure that you pick one that you (and your team) likes and apply it consistently.</text:p>
      <text:p text:style-name="Preformatted_20_Text">11.1.2 <text:s text:c="3"/>Manage credentials centrally</text:p>
      <text:p text:style-name="Preformatted_20_Text"/>
      <text:p text:style-name="Preformatted_20_Text">In DAGs that interact with many different systems, you may find yourself juggling with many different types of credentials - for databases, compute clusters, cloud storage, etc. As we’ve seen in previous chapters, Airflow allows you to maintain these credentials in its connection store, which ensures that your credentials are maintained in a secure fashion[89] in a central location.</text:p>
      <text:p text:style-name="Preformatted_20_Text"/>
      <text:p text:style-name="Preformatted_20_Text"><text:soft-page-break/>Although the connection store is the easiest place to store credentials for built-in operators, it can be tempting to store secrets for your custom PythonOperator functions etc. in less secure places, for ease of accessibility. For example, we have seen quite a few DAG implementations with security keys etc. hardcoded into the DAG itself or in external configuration files.</text:p>
      <text:p text:style-name="Preformatted_20_Text"/>
      <text:p text:style-name="Preformatted_20_Text">Fortunately, it is relatively easy to use the Airflow connections store to maintain credentials for your custom code too, by retrieving the connection details from the store in your custom code and using the obtained credentials to do your work:</text:p>
      <text:p text:style-name="Preformatted_20_Text">Listing 11.12 Fetching credentials from the Airflow metastore.</text:p>
      <text:p text:style-name="Preformatted_20_Text"/>
      <text:p text:style-name="Preformatted_20_Text">11</text:p>
      <text:p text:style-name="Preformatted_20_Text">from airflow.hooks.base_hook import BaseHook</text:p>
      <text:p text:style-name="Preformatted_20_Text"><text:s/></text:p>
      <text:p text:style-name="Preformatted_20_Text">def _fetch_data(conn_id, **context)</text:p>
      <text:p text:style-name="Preformatted_20_Text"><text:s text:c="3"/>credentials = BaseHook.get_connection(conn_id)</text:p>
      <text:p text:style-name="Preformatted_20_Text"><text:s text:c="3"/># Do something with credentials to actually fetch the data.</text:p>
      <text:p text:style-name="Preformatted_20_Text"><text:s/></text:p>
      <text:p text:style-name="Preformatted_20_Text">fetch_data = PythonOperator(</text:p>
      <text:p text:style-name="Preformatted_20_Text"><text:s text:c="3"/>task_id="fetch_data",</text:p>
      <text:p text:style-name="Preformatted_20_Text"><text:s text:c="3"/>op_kwargs={"conn_id": "my_conn_id"},</text:p>
      <text:p text:style-name="Preformatted_20_Text"><text:s text:c="3"/>dag=dag</text:p>
      <text:p text:style-name="Preformatted_20_Text">)</text:p>
      <text:p text:style-name="Preformatted_20_Text"/>
      <text:p text:style-name="Preformatted_20_Text">copy</text:p>
      <text:p text:style-name="Preformatted_20_Text"/>
      <text:p text:style-name="Preformatted_20_Text">#A Fetching credentials using the given ID.</text:p>
      <text:p text:style-name="Preformatted_20_Text"/>
      <text:p text:style-name="Preformatted_20_Text">An advantage of this approach is that it uses the same method of storing credentials as all other Airflow operators, meaning that credentials are managed in one single place. As a consequence, you only have to worry about securing and maintaining credentials in this one, central database.</text:p>
      <text:p text:style-name="Preformatted_20_Text"/>
      <text:p text:style-name="Preformatted_20_Text">Of course, depending on your deployment you may want to maintain your secrets in other external systems (e.g. Kubernetes secrets, cloud secret stores) before passing them into Airflow. In this case, it is generally still a good idea to make sure these credentials are passed into Airflow (using environment variables for example) and that your code accesses the credentials using the Airflow connection store.</text:p>
      <text:p text:style-name="Preformatted_20_Text">11.1.3 <text:s text:c="3"/>Specify configuration details consistently</text:p>
      <text:p text:style-name="Preformatted_20_Text"/>
      <text:p text:style-name="Preformatted_20_Text">Besides credentials, you may have other parameters that you need to pass in as configuration to your DAG, such as file paths, table names, etc. Being written in Python, Airflow DAGs provide you with many different options for providing configuration options, including global variables (within the DAG), configuration files (e.g. YAML, INI, JSON), environment variables, Python-based configuration modules, etc. Besides this, Airflow also allows you to store configuration in the Airflow metastore using Variables[90].</text:p>
      <text:p text:style-name="Preformatted_20_Text"/>
      <text:p text:style-name="Preformatted_20_Text">For example, to load some configuration options from a YAML file[91] you might use something like the following:</text:p>
      <text:p text:style-name="Preformatted_20_Text">Listing 11.13 Loading configuration options from a YAML file.</text:p>
      <text:p text:style-name="Preformatted_20_Text"/>
      <text:p text:style-name="Preformatted_20_Text">import yaml</text:p>
      <text:p text:style-name="Preformatted_20_Text">with open("config.yaml") as config_file:</text:p>
      <text:p text:style-name="Preformatted_20_Text"><text:s text:c="4"/>config = yaml.load(config_file) #A</text:p>
      <text:p text:style-name="Preformatted_20_Text">...</text:p>
      <text:p text:style-name="Preformatted_20_Text">fetch_data = PythonOperator(</text:p>
      <text:p text:style-name="Preformatted_20_Text"><text:s text:c="3"/>task_id="fetch_data",</text:p>
      <text:p text:style-name="Preformatted_20_Text"><text:s text:c="3"/>op_kwargs={</text:p>
      <text:p text:style-name="Preformatted_20_Text"><text:s text:c="6"/>"input_path": config["input_path"],</text:p>
      <text:p text:style-name="Preformatted_20_Text"><text:s text:c="6"/>"output_path": config["output_path"],</text:p>
      <text:p text:style-name="Preformatted_20_Text"><text:s text:c="3"/>},</text:p>
      <text:p text:style-name="Preformatted_20_Text"><text:soft-page-break/><text:s text:c="3"/>...</text:p>
      <text:p text:style-name="Preformatted_20_Text">)</text:p>
      <text:p text:style-name="Preformatted_20_Text"/>
      <text:p text:style-name="Preformatted_20_Text">copy</text:p>
      <text:p text:style-name="Preformatted_20_Text"/>
      <text:p text:style-name="Preformatted_20_Text">#A Read config file using PyYAML.</text:p>
      <text:p text:style-name="Preformatted_20_Text">Listing 11.14 Example YAML configuration file</text:p>
      <text:p text:style-name="Preformatted_20_Text"/>
      <text:p text:style-name="Preformatted_20_Text">input_path: /data</text:p>
      <text:p text:style-name="Preformatted_20_Text">output_path: /output</text:p>
      <text:p text:style-name="Preformatted_20_Text"/>
      <text:p text:style-name="Preformatted_20_Text">copy</text:p>
      <text:p text:style-name="Preformatted_20_Text"/>
      <text:p text:style-name="Preformatted_20_Text">Similarly, you could also load the config using Airflow Variables, which is essentially an Airflow feature for storing (global) variables in the Airflow metastore[92]:</text:p>
      <text:p text:style-name="Preformatted_20_Text">Listing 11.15 Storing configuration options in Airflow Variables.</text:p>
      <text:p text:style-name="Preformatted_20_Text"/>
      <text:p text:style-name="Preformatted_20_Text">from airflow.models import Variable</text:p>
      <text:p text:style-name="Preformatted_20_Text">input_path = Variable.get("dag1_input_path") #A</text:p>
      <text:p text:style-name="Preformatted_20_Text">output_path = Variable.get("dag1_output_path")</text:p>
      <text:p text:style-name="Preformatted_20_Text">fetch_data = PythonOperator(</text:p>
      <text:p text:style-name="Preformatted_20_Text"><text:s text:c="3"/>task_id="fetch_data",</text:p>
      <text:p text:style-name="Preformatted_20_Text"><text:s text:c="3"/>op_kwargs={</text:p>
      <text:p text:style-name="Preformatted_20_Text"><text:s text:c="7"/>"input_path": input_path,</text:p>
      <text:p text:style-name="Preformatted_20_Text"><text:s text:c="7"/>"output_path": output_path,</text:p>
      <text:p text:style-name="Preformatted_20_Text"><text:s text:c="3"/>},</text:p>
      <text:p text:style-name="Preformatted_20_Text"><text:s text:c="3"/>...</text:p>
      <text:p text:style-name="Preformatted_20_Text">)</text:p>
      <text:p text:style-name="Preformatted_20_Text"/>
      <text:p text:style-name="Preformatted_20_Text">copy</text:p>
      <text:p text:style-name="Preformatted_20_Text"/>
      <text:p text:style-name="Preformatted_20_Text">#A Fetching global variables using Airflow’s Variable mechanism.</text:p>
      <text:p text:style-name="Preformatted_20_Text"/>
      <text:p text:style-name="Preformatted_20_Text">Note that fetching Variables in the global scope like this can be a bad idea, as this means Airflow will re-fetch them from the database every time the scheduler reads your DAG definition. For more details, see the next subsection.</text:p>
      <text:p text:style-name="Preformatted_20_Text"/>
      <text:p text:style-name="Preformatted_20_Text">In general, we don’t have any real preference for how you store your config, as long as you are consistent about it. For example, if you store your configuration for one DAG as a YAML file, it makes sense to follow the same convention to do so for other DAGs as well.</text:p>
      <text:p text:style-name="Preformatted_20_Text"/>
      <text:p text:style-name="Preformatted_20_Text">For configuration that is shared across DAGs, it is highly recommended to specify the configuration values in a single location (e.g, a shared YAML file), following the DRY (don’t repeat yourself) principle. This way, you will be less likely to run into issues where you change a configuration parameter in one place and forget to change it in another.</text:p>
      <text:p text:style-name="Preformatted_20_Text"/>
      <text:p text:style-name="Preformatted_20_Text">Finally, it is good to realize that configuration options may be loaded in different contexts depending on where they are referenced within your DAG. For example, if you load a config file in the main part of your DAG:</text:p>
      <text:p text:style-name="Preformatted_20_Text">Listing 11.16 Loading configuration options in the DAG definition (inefficient).</text:p>
      <text:p text:style-name="Preformatted_20_Text"/>
      <text:p text:style-name="Preformatted_20_Text">import yaml</text:p>
      <text:p text:style-name="Preformatted_20_Text">with open("config.yaml") as config_file:</text:p>
      <text:p text:style-name="Preformatted_20_Text"><text:s text:c="3"/>config = yaml.load(config_file) #A</text:p>
      <text:p text:style-name="Preformatted_20_Text"><text:s/></text:p>
      <text:p text:style-name="Preformatted_20_Text">fetch_data = PythonOperator(...)</text:p>
      <text:p text:style-name="Preformatted_20_Text"/>
      <text:p text:style-name="Preformatted_20_Text">copy</text:p>
      <text:p text:style-name="Preformatted_20_Text"/>
      <text:p text:style-name="Preformatted_20_Text">#A In the global scope, this config will be loaded on the scheduler.</text:p>
      <text:p text:style-name="Preformatted_20_Text"/>
      <text:p text:style-name="Preformatted_20_Text"><text:soft-page-break/>the ‘config.yaml’ file is loaded from the local file system of the machine(s) running the Airflow webserver and/or scheduler. This means that both these machines should have access to the config file path. In contrast, you can also load the config file as part of a (Python) task:</text:p>
      <text:p text:style-name="Preformatted_20_Text">Listing 11.17 Loading configuration options within a task (more efficient)..</text:p>
      <text:p text:style-name="Preformatted_20_Text"/>
      <text:p text:style-name="Preformatted_20_Text">import yaml</text:p>
      <text:p text:style-name="Preformatted_20_Text">def _fetch_data(config_path, **context):</text:p>
      <text:p text:style-name="Preformatted_20_Text"><text:s text:c="3"/>with open(config_path) as config_file:</text:p>
      <text:p text:style-name="Preformatted_20_Text"><text:s text:c="7"/>config = yaml.load(config_file) #A</text:p>
      <text:p text:style-name="Preformatted_20_Text"><text:s text:c="3"/>...</text:p>
      <text:p text:style-name="Preformatted_20_Text"><text:s/></text:p>
      <text:p text:style-name="Preformatted_20_Text">fetch_data = PythonOperator(</text:p>
      <text:p text:style-name="Preformatted_20_Text"><text:s text:c="3"/>op_kwargs={"config_path": "config.yaml"},</text:p>
      <text:p text:style-name="Preformatted_20_Text"><text:s text:c="3"/>...</text:p>
      <text:p text:style-name="Preformatted_20_Text">)</text:p>
      <text:p text:style-name="Preformatted_20_Text"/>
      <text:p text:style-name="Preformatted_20_Text">copy</text:p>
      <text:p text:style-name="Preformatted_20_Text"/>
      <text:p text:style-name="Preformatted_20_Text">#A In task scope, this config will be loaded on the worker.</text:p>
      <text:p text:style-name="Preformatted_20_Text"/>
      <text:p text:style-name="Preformatted_20_Text">In this case, the config file won’t be loaded until your function is executed by an Airflow worker, meaning that the config is loaded in the context of the Airflow worker. Depending on how you set up your Airflow deployment, this may be an entirely different environment (with access to different file systems, etc.), leading to erroneous results or failures. Similar situations may occur with other configuration approaches as well.</text:p>
      <text:p text:style-name="Preformatted_20_Text"/>
      <text:p text:style-name="Preformatted_20_Text">As such, it’s good to avoid these types of situations by choosing one configuration approach that works well for you and sticking with the same approach across DAGs. Besides this, be mindful of where different parts of your DAG are executed when loading configuration options and preferably use approaches that are accessible to all Airflow components (i.e., non-local file systems, etc.).</text:p>
      <text:p text:style-name="Preformatted_20_Text">11.1.4 <text:s text:c="3"/>Avoid doing any computation in your DAG definition</text:p>
      <text:p text:style-name="Preformatted_20_Text"/>
      <text:p text:style-name="Preformatted_20_Text">Airflow DAGs are written in Python, which gives you a great deal of flexibility when writing your DAGs. However, a drawback of this Python-based approach is that Airflow needs to execute your Python DAG file to derive the corresponding DAG. Moreover, to pick up any changes you may have made to your DAG, Airflow has to re-read your DAG file at regular intervals and sync any changes to its internal state.</text:p>
      <text:p text:style-name="Preformatted_20_Text"/>
      <text:p text:style-name="Preformatted_20_Text">As you can imagine, this repeated parsing of your DAG files can lead to problems if any of your DAG files take a long time to load. This can for example happen if you do any long-running or heavy computations when defining your DAG:</text:p>
      <text:p text:style-name="Preformatted_20_Text">Listing 11.18 Performing computations in the DAG definition (inefficient)..</text:p>
      <text:p text:style-name="Preformatted_20_Text"/>
      <text:p text:style-name="Preformatted_20_Text">...</text:p>
      <text:p text:style-name="Preformatted_20_Text">task1 = PythonOperator(...)</text:p>
      <text:p text:style-name="Preformatted_20_Text">my_value = do_some_long_computation() #A</text:p>
      <text:p text:style-name="Preformatted_20_Text">task2 = PythonOperator(op_kwargs={"my_value": my_value})</text:p>
      <text:p text:style-name="Preformatted_20_Text">...</text:p>
      <text:p text:style-name="Preformatted_20_Text"/>
      <text:p text:style-name="Preformatted_20_Text">copy</text:p>
      <text:p text:style-name="Preformatted_20_Text"/>
      <text:p text:style-name="Preformatted_20_Text">#A This long computation will be computed every time the DAG is parsed.</text:p>
      <text:p text:style-name="Preformatted_20_Text"/>
      <text:p text:style-name="Preformatted_20_Text">This kind of implementation will cause Airflow to execute do_some_long_computation every time the DAG file is loaded, blocking the entire DAG parsing process until the computation has finished.</text:p>
      <text:p text:style-name="Preformatted_20_Text"/>
      <text:p text:style-name="Preformatted_20_Text">One way to avoid this issue to postpone the computation to the execution of the task that requires the computed value:</text:p>
      <text:p text:style-name="Preformatted_20_Text"><text:soft-page-break/>Listing 11.19 Performing computations within tasks (more efficient). ...….</text:p>
      <text:p text:style-name="Preformatted_20_Text"/>
      <text:p text:style-name="Preformatted_20_Text"># This will cause calc_expensive_value to be called</text:p>
      <text:p text:style-name="Preformatted_20_Text"># every time the DAG is parsed.</text:p>
      <text:p text:style-name="Preformatted_20_Text">def _my_not_so_efficient_task(value, ...):</text:p>
      <text:p text:style-name="Preformatted_20_Text"><text:s text:c="3"/>...</text:p>
      <text:p text:style-name="Preformatted_20_Text"><text:s/></text:p>
      <text:p text:style-name="Preformatted_20_Text">PythonOperator(</text:p>
      <text:p text:style-name="Preformatted_20_Text"><text:s text:c="3"/>task_id="my_not_so_efficient_task",</text:p>
      <text:p text:style-name="Preformatted_20_Text"><text:s text:c="3"/>...</text:p>
      <text:p text:style-name="Preformatted_20_Text"><text:s text:c="3"/>op_kwargs={</text:p>
      <text:p text:style-name="Preformatted_20_Text"><text:s text:c="7"/>"value": calc_expensive_value() #A</text:p>
      <text:p text:style-name="Preformatted_20_Text"><text:s text:c="3"/>}</text:p>
      <text:p text:style-name="Preformatted_20_Text">)</text:p>
      <text:p text:style-name="Preformatted_20_Text"># In contrast, here calc_expensive_value is only</text:p>
      <text:p text:style-name="Preformatted_20_Text"># called when the task is actually executed.</text:p>
      <text:p text:style-name="Preformatted_20_Text">def _my_more_efficient_task(...):</text:p>
      <text:p text:style-name="Preformatted_20_Text"><text:s text:c="3"/>value = calc_expensive_value()</text:p>
      <text:p text:style-name="Preformatted_20_Text"><text:s text:c="3"/>...</text:p>
      <text:p text:style-name="Preformatted_20_Text">PythonOperator(</text:p>
      <text:p text:style-name="Preformatted_20_Text"><text:s text:c="3"/>task_id="my_more_efficient_task",</text:p>
      <text:p text:style-name="Preformatted_20_Text"><text:s text:c="3"/>python_callable=_my_more_efficient_task, #B</text:p>
      <text:p text:style-name="Preformatted_20_Text"><text:s text:c="3"/>...</text:p>
      <text:p text:style-name="Preformatted_20_Text">)</text:p>
      <text:p text:style-name="Preformatted_20_Text"/>
      <text:p text:style-name="Preformatted_20_Text">copy</text:p>
      <text:p text:style-name="Preformatted_20_Text"/>
      <text:p text:style-name="Preformatted_20_Text">#A Here, the value will be computed every time the DAG is parsed.</text:p>
      <text:p text:style-name="Preformatted_20_Text"/>
      <text:p text:style-name="Preformatted_20_Text">#B By moving the computation into the task, the value will only be calculated when the task is executed.</text:p>
      <text:p text:style-name="Preformatted_20_Text"/>
      <text:p text:style-name="Preformatted_20_Text">Another approach would be to write our own hook/operator, which only fetches credentials when needed for execution, but this may require a bit more work.</text:p>
      <text:p text:style-name="Preformatted_20_Text"/>
      <text:p text:style-name="Preformatted_20_Text">Something similar may occur in more subtle cases, in which configuration is loaded from an external data source or file system in your main DAG file. For example, we may want to load credentials from the Airflow metastore and share these credentials across a few tasks by doing something like this:</text:p>
      <text:p text:style-name="Preformatted_20_Text">Listing 11.20 Fetching credentials from the Airflow metastore in the DAG definition (inefficient)..</text:p>
      <text:p text:style-name="Preformatted_20_Text"/>
      <text:p text:style-name="Preformatted_20_Text">from airflow.hooks.base_hook import BaseHook</text:p>
      <text:p text:style-name="Preformatted_20_Text">api_config = BaseHook.get_connection("my_api_conn") #A</text:p>
      <text:p text:style-name="Preformatted_20_Text">api_key = api_config.login</text:p>
      <text:p text:style-name="Preformatted_20_Text">api_secret = api_config.password</text:p>
      <text:p text:style-name="Preformatted_20_Text"><text:s/></text:p>
      <text:p text:style-name="Preformatted_20_Text">task1 = PythonOperator(</text:p>
      <text:p text:style-name="Preformatted_20_Text"><text:s text:c="3"/>op_kwargs={"api_key": api_key, "api_secret": api_secret},</text:p>
      <text:p text:style-name="Preformatted_20_Text"><text:s text:c="3"/>...</text:p>
      <text:p text:style-name="Preformatted_20_Text">)</text:p>
      <text:p text:style-name="Preformatted_20_Text">...</text:p>
      <text:p text:style-name="Preformatted_20_Text"/>
      <text:p text:style-name="Preformatted_20_Text">copy</text:p>
      <text:p text:style-name="Preformatted_20_Text"/>
      <text:p text:style-name="Preformatted_20_Text"># A This call will hit the database every time the DAG is parsed.</text:p>
      <text:p text:style-name="Preformatted_20_Text"/>
      <text:p text:style-name="Preformatted_20_Text">However, a drawback of this approach is that it fetches credentials from the database every time that our DAG is parsed, instead of only when the DAG is executed. As such, we will see repeated queries every 30 seconds or so (depending on the Airflow config) against our database, simply for retrieving these credentials.</text:p>
      <text:p text:style-name="Preformatted_20_Text"/>
      <text:p text:style-name="Preformatted_20_Text">These types of performance issues can generally also be avoid by postponing the <text:soft-page-break/>fetching of credentials to the execution of the task function:</text:p>
      <text:p text:style-name="Preformatted_20_Text">Listing 11.21 Fetching credentials within a task (more efficient)</text:p>
      <text:p text:style-name="Preformatted_20_Text"/>
      <text:p text:style-name="Preformatted_20_Text">from airflow.hooks.base_hook import BaseHook</text:p>
      <text:p text:style-name="Preformatted_20_Text">def _task1(conn_id, **context):</text:p>
      <text:p text:style-name="Preformatted_20_Text"><text:s text:c="3"/>api_config = BaseHook.get_connection(conn_id) #A</text:p>
      <text:p text:style-name="Preformatted_20_Text"><text:s text:c="3"/>api_key = api_config.login</text:p>
      <text:p text:style-name="Preformatted_20_Text"><text:s text:c="3"/>api_secret = api_config.password</text:p>
      <text:p text:style-name="Preformatted_20_Text"><text:s text:c="3"/>...</text:p>
      <text:p text:style-name="Preformatted_20_Text"><text:s/></text:p>
      <text:p text:style-name="Preformatted_20_Text">task1 = PythonOperator(op_kwargs={"conn_id": "my_api_conn"})</text:p>
      <text:p text:style-name="Preformatted_20_Text"/>
      <text:p text:style-name="Preformatted_20_Text">copy</text:p>
      <text:p text:style-name="Preformatted_20_Text"/>
      <text:p text:style-name="Preformatted_20_Text">#A This call will only hit the database when the task is executed.</text:p>
      <text:p text:style-name="Preformatted_20_Text"/>
      <text:p text:style-name="Preformatted_20_Text">This way, credentials are only fetched when the task is actually executed, making our DAG much more efficient. This type of ‘computation creep’, in which you accidentally include computations in your DAG definitions can be subtle and requires some vigilance to avoid. Also, some cases may be worse than others: you may not mind repeatedly loading a configuration file from a local file system but repeatedly loading from cloud storage or database may be less preferable.</text:p>
      <text:p text:style-name="Preformatted_20_Text">11.1.5 <text:s text:c="3"/>Use factories to generate common patterns</text:p>
      <text:p text:style-name="Preformatted_20_Text"/>
      <text:p text:style-name="Preformatted_20_Text">In some cases, you may find yourself writing variations of the same DAG over-and-over again. This often occurs in situations where you are ingesting data from related data sources, with only small variations in source paths and any transformations applied to the data. Similarly, you may have common data processes within your company that require many of the same steps/transformations, which as a result are repeated across many different DAGs.</text:p>
      <text:p text:style-name="Preformatted_20_Text"/>
      <text:p text:style-name="Preformatted_20_Text">One effective way to speed up the process of generating these common DAG structures is to write a factory function. The idea behind such a factory function is that it takes any required configuration for the respective steps and generates the corresponding DAG or set of tasks (thus producing it, like a factory). For example, if we have a common process that involves fetching some data from an external API and pre-processing this data using a given script, we could write a factory function that looks a bit like follows:</text:p>
      <text:p text:style-name="Preformatted_20_Text">Listing 11.22 Generating sets of tasks with a factory function (dags/01_task_factory.py). .</text:p>
      <text:p text:style-name="Preformatted_20_Text"/>
      <text:p text:style-name="Preformatted_20_Text">def generate_tasks(dataset_name, raw_dir, processed_dir, preprocess_script, output_dir, dag): #A</text:p>
      <text:p text:style-name="Preformatted_20_Text"><text:s text:c="3"/>raw_path = os.path.join(raw_dir, dataset_name, "{ds_nodash}.json") #B</text:p>
      <text:p text:style-name="Preformatted_20_Text"><text:s text:c="3"/>processed_path = os.path.join(processed_dir, dataset_name, "{ds_nodash}.json")</text:p>
      <text:p text:style-name="Preformatted_20_Text"><text:s text:c="3"/>output_path = os.path.join(output_dir, dataset_name, "{ds_nodash}.json")</text:p>
      <text:p text:style-name="Preformatted_20_Text"><text:s/></text:p>
      <text:p text:style-name="Preformatted_20_Text"><text:s text:c="3"/>fetch_task = BashOperator( #C</text:p>
      <text:p text:style-name="Preformatted_20_Text"><text:s text:c="7"/>task_id=f"fetch_{dataset_name}",</text:p>
      <text:p text:style-name="Preformatted_20_Text"><text:s text:c="7"/>bash_command=f"echo 'curl http://example.com/{dataset_name}.json &gt; {raw_path}.json'",</text:p>
      <text:p text:style-name="Preformatted_20_Text"><text:s text:c="7"/>dag=dag,</text:p>
      <text:p text:style-name="Preformatted_20_Text"><text:s text:c="3"/>)</text:p>
      <text:p text:style-name="Preformatted_20_Text"><text:s/></text:p>
      <text:p text:style-name="Preformatted_20_Text"><text:s text:c="3"/>preprocess_task = BashOperator(</text:p>
      <text:p text:style-name="Preformatted_20_Text"><text:s text:c="7"/>task_id=f"preprocess_{dataset_name}",</text:p>
      <text:p text:style-name="Preformatted_20_Text"><text:s text:c="7"/>bash_command=f"echo '{preprocess_script} {raw_path} {processed_path}'",</text:p>
      <text:p text:style-name="Preformatted_20_Text"><text:s text:c="7"/>dag=dag,</text:p>
      <text:p text:style-name="Preformatted_20_Text"><text:s text:c="3"/>)</text:p>
      <text:p text:style-name="Preformatted_20_Text"><text:s/></text:p>
      <text:p text:style-name="Preformatted_20_Text"><text:s text:c="3"/>export_task = BashOperator(</text:p>
      <text:p text:style-name="Preformatted_20_Text"><text:s text:c="7"/>task_id=f"export_{dataset_name}",</text:p>
      <text:p text:style-name="Preformatted_20_Text"><text:soft-page-break/><text:s text:c="7"/>bash_command=f"echo 'cp {processed_path} {output_path}'",</text:p>
      <text:p text:style-name="Preformatted_20_Text"><text:s text:c="7"/>dag=dag,</text:p>
      <text:p text:style-name="Preformatted_20_Text"><text:s text:c="3"/>)</text:p>
      <text:p text:style-name="Preformatted_20_Text"><text:s text:c="3"/>fetch_task &gt;&gt; preprocess_task &gt;&gt; export_task #D</text:p>
      <text:p text:style-name="Preformatted_20_Text"><text:s text:c="3"/># Return first and last task</text:p>
      <text:p text:style-name="Preformatted_20_Text"><text:s text:c="3"/>return fetch_task, export_task <text:s/>#E</text:p>
      <text:p text:style-name="Preformatted_20_Text"/>
      <text:p text:style-name="Preformatted_20_Text">copy</text:p>
      <text:p text:style-name="Preformatted_20_Text"/>
      <text:p text:style-name="Preformatted_20_Text">#A Parameters that configure the tasks that will be created by the factory function.</text:p>
      <text:p text:style-name="Preformatted_20_Text"/>
      <text:p text:style-name="Preformatted_20_Text">#B File paths used by the different tasks.</text:p>
      <text:p text:style-name="Preformatted_20_Text"/>
      <text:p text:style-name="Preformatted_20_Text">#C, #D Creating the tasks and their dependencies.</text:p>
      <text:p text:style-name="Preformatted_20_Text"/>
      <text:p text:style-name="Preformatted_20_Text">#E Return the first and last tasks in the chain so that we can connect them to other tasks in the larger graph (if needed).</text:p>
      <text:p text:style-name="Preformatted_20_Text"/>
      <text:p text:style-name="Preformatted_20_Text">We could then use this factory function to ingest multiple datasets like this:</text:p>
      <text:p text:style-name="Preformatted_20_Text">Listing 11.23 Applying the task factory function (dags/01_task_factory.py).</text:p>
      <text:p text:style-name="Preformatted_20_Text"/>
      <text:p text:style-name="Preformatted_20_Text">15</text:p>
      <text:p text:style-name="Preformatted_20_Text">16</text:p>
      <text:p text:style-name="Preformatted_20_Text">17</text:p>
      <text:p text:style-name="Preformatted_20_Text">import airflow.utils.dates</text:p>
      <text:p text:style-name="Preformatted_20_Text">from airflow import DAG</text:p>
      <text:p text:style-name="Preformatted_20_Text"><text:s/></text:p>
      <text:p text:style-name="Preformatted_20_Text">with DAG(</text:p>
      <text:p text:style-name="Preformatted_20_Text"><text:s text:c="3"/>dag_id="01_task_factory",</text:p>
      <text:p text:style-name="Preformatted_20_Text"><text:s text:c="3"/>start_date=airflow.utils.dates.days_ago(5),</text:p>
      <text:p text:style-name="Preformatted_20_Text"><text:s text:c="3"/>schedule_interval="@daily",</text:p>
      <text:p text:style-name="Preformatted_20_Text">) as dag:</text:p>
      <text:p text:style-name="Preformatted_20_Text"><text:s text:c="3"/>for dataset in ["sales", "customers"]:</text:p>
      <text:p text:style-name="Preformatted_20_Text"><text:s text:c="7"/>generate_tasks(</text:p>
      <text:p text:style-name="Preformatted_20_Text"><text:s text:c="11"/>dataset_name=dataset,</text:p>
      <text:p text:style-name="Preformatted_20_Text"><text:s text:c="11"/>raw_dir="/data/raw",</text:p>
      <text:p text:style-name="Preformatted_20_Text"><text:s text:c="11"/>processed_dir="/data/processed",</text:p>
      <text:p text:style-name="Preformatted_20_Text"><text:s text:c="11"/>output_dir="/data/output",</text:p>
      <text:p text:style-name="Preformatted_20_Text"><text:s text:c="11"/>preprocess_script=f"preprocess_{dataset}.py",</text:p>
      <text:p text:style-name="Preformatted_20_Text"><text:s text:c="11"/>dag=dag,</text:p>
      <text:p text:style-name="Preformatted_20_Text"><text:s text:c="7"/>)</text:p>
      <text:p text:style-name="Preformatted_20_Text"/>
      <text:p text:style-name="Preformatted_20_Text">copy</text:p>
      <text:p text:style-name="Preformatted_20_Text"/>
      <text:p text:style-name="Preformatted_20_Text">#A Creating sets of tasks with different configuration values.</text:p>
      <text:p text:style-name="Preformatted_20_Text"/>
      <text:p text:style-name="Preformatted_20_Text">#B Passing the DAG instance to connect the tasks to the DAG.</text:p>
      <text:p text:style-name="Preformatted_20_Text"/>
      <text:p text:style-name="Preformatted_20_Text">which should give us similar to the DAG shown in Figure 11.1. Of course, for independent datasets, it would probably not make sense to ingest the two datasets in a single DAG. You can however easily split the tasks across multiple DAGs by calling the generate_tasks factory method from different DAG files.</text:p>
      <text:p text:style-name="Preformatted_20_Text">Figure 11.1 Generating repeated patterns of tasks using factory methods. Example DAG containing multiple sets of almost identical tasks, which were generated from a configuration object using a task factory method.</text:p>
      <text:p text:style-name="Preformatted_20_Text"/>
      <text:p text:style-name="Preformatted_20_Text">Besides generating sets of tasks, you can also write factory methods for generating entire DAGs:</text:p>
      <text:p text:style-name="Preformatted_20_Text">Listing 11.24 Generating DAGs with a factory function (dags/02_dag_factory.py)...</text:p>
      <text:p text:style-name="Preformatted_20_Text"/>
      <text:p text:style-name="Preformatted_20_Text">15</text:p>
      <text:p text:style-name="Preformatted_20_Text">def generate_dag(dataset_name, raw_dir, processed_dir, preprocess_script):</text:p>
      <text:p text:style-name="Preformatted_20_Text"><text:soft-page-break/><text:s text:c="3"/>with DAG(</text:p>
      <text:p text:style-name="Preformatted_20_Text"><text:s text:c="7"/>dag_id=f"02_dag_factory_{dataset_name}",</text:p>
      <text:p text:style-name="Preformatted_20_Text"><text:s text:c="7"/>start_date=airflow.utils.dates.days_ago(5),</text:p>
      <text:p text:style-name="Preformatted_20_Text"><text:s text:c="7"/>schedule_interval="@daily",</text:p>
      <text:p text:style-name="Preformatted_20_Text"><text:s text:c="3"/>) as dag:</text:p>
      <text:p text:style-name="Preformatted_20_Text"><text:s text:c="7"/>raw_file_path = ...</text:p>
      <text:p text:style-name="Preformatted_20_Text"><text:s text:c="7"/>processed_file_path = ...</text:p>
      <text:p text:style-name="Preformatted_20_Text"><text:s/></text:p>
      <text:p text:style-name="Preformatted_20_Text"><text:s text:c="7"/>fetch_task = BashOperator(...)</text:p>
      <text:p text:style-name="Preformatted_20_Text"><text:s text:c="7"/>preprocess_task = BashOperator(...)</text:p>
      <text:p text:style-name="Preformatted_20_Text"><text:s/></text:p>
      <text:p text:style-name="Preformatted_20_Text"><text:s text:c="7"/>fetch_task &gt;&gt; preprocess_task</text:p>
      <text:p text:style-name="Preformatted_20_Text"><text:s/></text:p>
      <text:p text:style-name="Preformatted_20_Text"><text:s text:c="4"/>return dag</text:p>
      <text:p text:style-name="Preformatted_20_Text"/>
      <text:p text:style-name="Preformatted_20_Text">copy</text:p>
      <text:p text:style-name="Preformatted_20_Text"/>
      <text:p text:style-name="Preformatted_20_Text">#A Generating the DAG instance within the factory function.</text:p>
      <text:p text:style-name="Preformatted_20_Text"/>
      <text:p text:style-name="Preformatted_20_Text">This would allow you to generate a DAG using the following, very minimalistic DAG file:</text:p>
      <text:p text:style-name="Preformatted_20_Text">Listing 11.25 Applying the DAG factory function..</text:p>
      <text:p text:style-name="Preformatted_20_Text"/>
      <text:p text:style-name="Preformatted_20_Text">...</text:p>
      <text:p text:style-name="Preformatted_20_Text">dag = generate_dag( #A</text:p>
      <text:p text:style-name="Preformatted_20_Text"><text:s text:c="7"/>dataset_name="sales",</text:p>
      <text:p text:style-name="Preformatted_20_Text"><text:s text:c="7"/>raw_dir="/data/raw",</text:p>
      <text:p text:style-name="Preformatted_20_Text"><text:s text:c="7"/>processed_dir="/data/processed",</text:p>
      <text:p text:style-name="Preformatted_20_Text"><text:s text:c="7"/>preprocess_script="preprocess_sales.py",</text:p>
      <text:p text:style-name="Preformatted_20_Text">)</text:p>
      <text:p text:style-name="Preformatted_20_Text"/>
      <text:p text:style-name="Preformatted_20_Text">copy</text:p>
      <text:p text:style-name="Preformatted_20_Text"/>
      <text:p text:style-name="Preformatted_20_Text">#A Creating the DAG using the factory function.</text:p>
      <text:p text:style-name="Preformatted_20_Text"/>
      <text:p text:style-name="Preformatted_20_Text">You can also use this kind of approach to generate multiple DAGs using a DAG file:</text:p>
      <text:p text:style-name="Preformatted_20_Text">Listing 11.26 Generating multiple DAGs with the factory function (dags/02_dag_factory.py)..</text:p>
      <text:p text:style-name="Preformatted_20_Text"/>
      <text:p text:style-name="Preformatted_20_Text">...</text:p>
      <text:p text:style-name="Preformatted_20_Text"><text:s/></text:p>
      <text:p text:style-name="Preformatted_20_Text">for dataset in ["sales", "customers"]:</text:p>
      <text:p text:style-name="Preformatted_20_Text"><text:s text:c="3"/>globals()[f"02_dag_factory_{dataset}"] = generate_dag( #A</text:p>
      <text:p text:style-name="Preformatted_20_Text"><text:s text:c="7"/>dataset_name=dataset,</text:p>
      <text:p text:style-name="Preformatted_20_Text"><text:s text:c="7"/>raw_dir="/data/raw",</text:p>
      <text:p text:style-name="Preformatted_20_Text"><text:s text:c="7"/>processed_dir="/data/processed",</text:p>
      <text:p text:style-name="Preformatted_20_Text"><text:s text:c="7"/>preprocess_script=f"preprocess_{dataset}.py",</text:p>
      <text:p text:style-name="Preformatted_20_Text"><text:s text:c="3"/>)</text:p>
      <text:p text:style-name="Preformatted_20_Text"/>
      <text:p text:style-name="Preformatted_20_Text">copy</text:p>
      <text:p text:style-name="Preformatted_20_Text"/>
      <text:p text:style-name="Preformatted_20_Text">#A Generating multiple DAGs with different configurations. Note we have to assign each DAG a unique name in the global namespace (using the globals trick) to make sure they don’t overwrite each other.</text:p>
      <text:p text:style-name="Preformatted_20_Text"/>
      <text:p text:style-name="Preformatted_20_Text">This loop effectively generates multiple DAG objects in the global scope of your DAG file, which are picked up as separate DAGs by Airflow (Figure 11.2). Note that the DAGs objects need to have different variable names to prevent them from overwriting each other, as otherwise Airflow will only see a single DAG instance (the last one generated by the loop).</text:p>
      <text:p text:style-name="Preformatted_20_Text"/>
      <text:p text:style-name="Preformatted_20_Text">We would recommend some caution when generating multiple DAGs from a single DAG file, as it can be confusing if you’re not expecting it. (The more general use <text:soft-page-break/>pattern is to have one DAG file for each DAG.) As such, this pattern is best used sparingly when it provides significant benefits.</text:p>
      <text:p text:style-name="Preformatted_20_Text">Figure 11.2 Multiple DAGs generated from a single file using a DAG factory. Screenshot from the Airflow UI, showing multiple DAGs that were generated from a single DAG file using a DAG factory function.</text:p>
      <text:p text:style-name="Preformatted_20_Text"/>
      <text:p text:style-name="Preformatted_20_Text">Task or DAG factory methods can be particularly powerful when combined with configuration files or other forms of external configuration. This allows you to, for example, build a factory function that takes a YAML file as input and generates a DAG based on the configuration defined in that file. This way, you can configure repetitive ETL processes using a bunch of relatively simple configuration files, which can also be edited by users who have little knowledge of Airflow.</text:p>
      <text:p text:style-name="Preformatted_20_Text">11.1.6 <text:s text:c="3"/>Grouping related tasks using task groups</text:p>
      <text:p text:style-name="Preformatted_20_Text"/>
      <text:p text:style-name="Preformatted_20_Text">Complex Airflow DAGs, particularly those generated using factory methods, can often become difficult to understand due to complex DAG structures or the sheer number of tasks involved. To help organize these complex DAG structures, Airflow 2 introduces a new feature called task groups. Task groups effectively allow you to (visually) group sets of tasks into smaller groups, making your DAG structure easier to oversee and comprehend.</text:p>
      <text:p text:style-name="Preformatted_20_Text"/>
      <text:p text:style-name="Preformatted_20_Text">You can create task groups using the TaskGroup context manager. For example, taking our previous task factory example from the previous section, we can group the tasks generated for each dataset as follows:</text:p>
      <text:p text:style-name="Preformatted_20_Text">Listing 11.27 Using TaskGroups to visually group tasks (dags/03_task_groups.py)..</text:p>
      <text:p text:style-name="Preformatted_20_Text"/>
      <text:p text:style-name="Preformatted_20_Text">...</text:p>
      <text:p text:style-name="Preformatted_20_Text"><text:s text:c="3"/>for dataset in ["sales", "customers"]:</text:p>
      <text:p text:style-name="Preformatted_20_Text"><text:s text:c="7"/>with TaskGroup(dataset, tooltip=f"Tasks for processing {dataset}"):</text:p>
      <text:p text:style-name="Preformatted_20_Text"><text:s text:c="11"/>generate_tasks(</text:p>
      <text:p text:style-name="Preformatted_20_Text"><text:s text:c="15"/>dataset_name=dataset,</text:p>
      <text:p text:style-name="Preformatted_20_Text"><text:s text:c="15"/>raw_dir="/data/raw",</text:p>
      <text:p text:style-name="Preformatted_20_Text"><text:s text:c="15"/>processed_dir="/data/processed",</text:p>
      <text:p text:style-name="Preformatted_20_Text"><text:s text:c="15"/>output_dir="/data/output",</text:p>
      <text:p text:style-name="Preformatted_20_Text"><text:s text:c="15"/>preprocess_script=f"preprocess_{dataset}.py",</text:p>
      <text:p text:style-name="Preformatted_20_Text"><text:s text:c="15"/>dag=dag,</text:p>
      <text:p text:style-name="Preformatted_20_Text"><text:s text:c="11"/>)</text:p>
      <text:p text:style-name="Preformatted_20_Text"/>
      <text:p text:style-name="Preformatted_20_Text">copy</text:p>
      <text:p text:style-name="Preformatted_20_Text"/>
      <text:p text:style-name="Preformatted_20_Text">This effectively groups the set of tasks generated for the sales and customers datasets into two task groups, one for each dataset. As a result, the grouped tasks are shown as a single condensed task group in the web interface, which can be expanded by clicking on the respective group (Figure 11.3).</text:p>
      <text:p text:style-name="Preformatted_20_Text">Figure 11.3 Task groups can help organize DAGs by grouping related tasks. Initially, task groups are depicted as single nodes in the DAG, as shown for the customers task group in this figure. By clicking on a task group you can expand it and view the tasks within the group, as shown here for the sales task group. Note that task groups can be nested, meaning that you can have task groups within task groups.</text:p>
      <text:p text:style-name="Preformatted_20_Text"/>
      <text:p text:style-name="Preformatted_20_Text">Although this is a relatively simple example, the task group feature can be quite effective in reducing the amount of visual noise in more complex cases. For example, in our DAG for training machine learning models in Chapter 5, we created a considerable number of tasks for fetching and cleaning weather and sales data from different systems. Task groups allow us to reduce the apparent complexity of this DAG by grouping the sales- and weather-related tasks into their respective task groups. This allows us to hide the complexity of the dataset fetching tasks by default but still zoom in on the individual tasks when needed (Figure 11.4).</text:p>
      <text:p text:style-name="Preformatted_20_Text">Figure 11.4 Using task groups to organize the Umbrella DAG from Chapter 5. Here, grouping the tasks for fetching and cleaning the weather and sales datasets <text:soft-page-break/>helps greatly simplify the complex task structures involved in these processes. (Code example is given in dags/04_task_groups_umbrella.py.)</text:p>
      <text:p text:style-name="Preformatted_20_Text">11.1.7 <text:s text:c="3"/>Create new DAGs for big changes</text:p>
      <text:p text:style-name="Preformatted_20_Text"/>
      <text:p text:style-name="Preformatted_20_Text">Once you’ve started running a DAG, the scheduler database contains instances of the runs of that DAG. Big changes to the DAG, such as changing the start date and/or schedule interval may confuse the scheduler because of the changed interval or the changed start date, which suddenly no longer fits with previous DAG runs. Similarly, removing or renaming tasks will prevent you from accessing the history of those tasks from the UI, as they will no longer match the current state of the DAG and will therefore no longer be displayed.</text:p>
      <text:p text:style-name="Preformatted_20_Text"/>
      <text:p text:style-name="Preformatted_20_Text">The best way to avoid these issues is to create a new version of the DAG whenever you decide to make big changes to existing DAGs, as Airflow does not support versioned DAGs at this time. You can do so by creating a new versioned copy of the DAG (i.e. dag_v1, dag_v2) before making the desired changes. This way, you can avoid confusing the scheduler, whilst also keeping historical information about the old version of the DAG available. Support for versioned DAGs may be added in the future, as there is a strong desire in the community to do so.</text:p>
      <text:p text:style-name="Preformatted_20_Text">11.2 <text:s/>Designing reproducible tasks</text:p>
      <text:p text:style-name="Preformatted_20_Text"/>
      <text:p text:style-name="Preformatted_20_Text">Aside from your DAG code, one of the biggest challenges in writing a good Airflow DAG is designing your tasks to be reproducible, meaning that you can easily re-run a task and expect the same result - even if the task is run at different points in time. In this section, we revisit some key ideas and offer some advice on ensuring your tasks fit into this paradigm.</text:p>
      <text:p text:style-name="Preformatted_20_Text">11.2.1 <text:s text:c="3"/>Always require tasks to be idempotent</text:p>
      <text:p text:style-name="Preformatted_20_Text"/>
      <text:p text:style-name="Preformatted_20_Text">As briefly discussed in Chapter 3, one of the key requirements for a good Airflow task is that the task is idempotent, meaning that re-running the same task multiple times gives the same overall result (assuming the task itself has not changed).</text:p>
      <text:p text:style-name="Preformatted_20_Text"/>
      <text:p text:style-name="Preformatted_20_Text">Idempotency is an important characteristic because there are many situations in which you or Airflow may re-run a task. For example, you yourself may want to re-run some DAG runs after changing some code, leading to the re-execution of a given task. In other cases, Airflow itself may re-run a failed task using its retry mechanism, even though the given task did manage to write some results before failing. In both cases, you want to avoid introducing multiple copies of the same data in your environment or running into other undesirable side effects.</text:p>
      <text:p text:style-name="Preformatted_20_Text"/>
      <text:p text:style-name="Preformatted_20_Text">Idempotency can typically be enforced by requiring that any output data is overwritten when a task is re-run, as this ensures that any data written by a previous run is overwritten by the new result. Similarly, you should carefully consider any other side effects of a task (such as sending notifications, etc.) and determine whether these side effects violate the idempotency of your task in any detrimental way.</text:p>
      <text:p text:style-name="Preformatted_20_Text">11.2.2 <text:s text:c="3"/>Task results should be deterministic</text:p>
      <text:p text:style-name="Preformatted_20_Text"/>
      <text:p text:style-name="Preformatted_20_Text">Besides idempotency, tasks can only be reproducible if they are deterministic. This means that a task should always return the same output for a given input. In contrast, non-deterministic tasks prevent us from building reproducible DAGs, as every run of the task may give us a different result, even for the same input data.</text:p>
      <text:p text:style-name="Preformatted_20_Text"/>
      <text:p text:style-name="Preformatted_20_Text">Non-deterministic behavior can be introduced in various ways, including:</text:p>
      <text:p text:style-name="Preformatted_20_Text"/>
      <text:p text:style-name="Preformatted_20_Text"><text:s text:c="4"/>Relying on the implicit ordering of your data or data structures inside the function (e.g. the implicit ordering of a Python dict, or the order of rows in which a dataset is returned from a database, without any specific ordering).</text:p>
      <text:p text:style-name="Preformatted_20_Text"><text:s text:c="4"/>Using external state within a function, including random values, global variables, external data stored on disk (not passed as input to the function), <text:soft-page-break/>etc.</text:p>
      <text:p text:style-name="Preformatted_20_Text"><text:s text:c="4"/>Performing data processing in parallel (across multiple processes/threads), without doing any explicit ordering on the result.</text:p>
      <text:p text:style-name="Preformatted_20_Text"><text:s text:c="4"/>Race conditions within multi-threaded code.</text:p>
      <text:p text:style-name="Preformatted_20_Text"><text:s text:c="4"/>Improper exception handling.</text:p>
      <text:p text:style-name="Preformatted_20_Text"/>
      <text:p text:style-name="Preformatted_20_Text">In general, issues with non-deterministic functions can be avoided by carefully thinking about sources of non-determinism that may occur within your function. For example, you can avoid non-determinism in the ordering of your dataset by applying an explicit sort to your dataset. Similarly, any issues with algorithms that include randomness can be avoided by setting the random seed before performing the corresponding operation.</text:p>
      <text:p text:style-name="Preformatted_20_Text">11.2.3 <text:s text:c="3"/>Design tasks using functional paradigms</text:p>
      <text:p text:style-name="Preformatted_20_Text"/>
      <text:p text:style-name="Preformatted_20_Text">One approach that may help in creating your tasks is to design them according to the paradigm of functional programming. Functional programming is an approach to building computer programs that essentially treats computation as the application of mathematical functions, whilst avoiding changing state and mutable data. Additionally, functions in functional programming languages are typically required to be pure, meaning that they may return a result but do otherwise not have any side effects.</text:p>
      <text:p text:style-name="Preformatted_20_Text"/>
      <text:p text:style-name="Preformatted_20_Text">One of the advantages of this approach is that the result of a pure function in a functional programming language should always be the same for a given input. As such, pure functions are generally both idempotent and deterministic - exactly what we are trying to achieve for our tasks in Airflow functions. Therefore, proponents of the functional paradigm have argued that similar approaches can be applied to data processing applications - introducing the ‘functional data engineering’ paradigm.</text:p>
      <text:p text:style-name="Preformatted_20_Text"/>
      <text:p text:style-name="Preformatted_20_Text">Functional data engineering approaches essentially aim to apply the same functional concepts from functional programming languages to data engineering tasks. This includes requiring tasks to not have any side effects and to always have the same result when applied to the same input dataset. The main advantage of enforcing these constraints is that they go a long way to achieving our ideals of idempotent and deterministic tasks, thus making our DAGs and tasks reproducible.</text:p>
      <text:p text:style-name="Preformatted_20_Text"/>
      <text:p text:style-name="Preformatted_20_Text">For more details, we would like to refer you to a blogpost[93] by Maxime Beauchemin (one of the key people behind Airflow), who provides an excellent introduction to the concept of functional data engineering for data pipelines in Airflow.</text:p>
      <text:p text:style-name="Preformatted_20_Text">11.3 <text:s/>Handling data efficiently</text:p>
      <text:p text:style-name="Preformatted_20_Text"/>
      <text:p text:style-name="Preformatted_20_Text">DAGs that are meant to handle large amounts of data should be carefully designed to do so in the most efficient manner possible. In this section, we’ll discuss a couple of tips on how to handle large data volumes efficiently.</text:p>
      <text:p text:style-name="Preformatted_20_Text">11.3.1 <text:s text:c="3"/>Limit the amount of data being processed</text:p>
      <text:p text:style-name="Preformatted_20_Text"/>
      <text:p text:style-name="Preformatted_20_Text">Although this may sound a bit trivial, the best way to efficiently handle data is to limit your processing to the minimal data required to obtain the desired result. After all, processing data that is going to be discarded anyway is a waste of both time and resources.</text:p>
      <text:p text:style-name="Preformatted_20_Text"/>
      <text:p text:style-name="Preformatted_20_Text">In practice, this means carefully thinking about your data sources and determining if all these data sources are really required. For the datasets that are needed, you can try to see if you can reduce the size of the required datasets by discarding rows/columns that aren’t used. Performing aggregations early on can also substantially increase performance, as the right aggregation can greatly reduce the size of an intermediate dataset - thus decreasing the amount of work that needs to be done downstream.</text:p>
      <text:p text:style-name="Preformatted_20_Text"/>
      <text:p text:style-name="Preformatted_20_Text">To give an example, imagine a data process in which we are interested in calculating the monthly sales volumes of our products among a particular <text:soft-page-break/>customer base (Figure 11.5). In this example, we can calculate the aggregate sales by first joining the two datasets, followed by an aggregation + filtering step in which we aggregate our sales to the required granularity then filtered for the required customers. A drawback of this approach is that we are joining two potentially large datasets to get our result, which may take considerable time and resources.</text:p>
      <text:p text:style-name="Preformatted_20_Text"/>
      <text:p text:style-name="Preformatted_20_Text">A more efficient approach is to push the filtering/aggregation steps forward, allowing us to reduce the size of the customer and sales datasets before performing the join. This potentially allows us to greatly reduce the size of the joined dataset, making our computation much more efficient as a result.</text:p>
      <text:p text:style-name="Preformatted_20_Text">Figure 11.5 Example of an inefficient data process compared to a more efficient one. (A) One way to calculate the aggregate sales per customer is to first perform a full join of both datasets, followed by a second step in which we aggregate sales to the required granularity and filter for the customers of interest. Although this may give the desired result, it is not very efficient due to the potentially large size of the joined table. <text:s/>(B) A more efficient approach is to first filter/aggregate the sales and customer tables down to the minimum required granularity, allowing us to perform the join with two smaller datasets.</text:p>
      <text:p text:style-name="Preformatted_20_Text"/>
      <text:p text:style-name="Preformatted_20_Text">Although this example may be a bit abstract, we have encountered many similar cases where smart aggregation or filtering of datasets (both in terms of rows and columns!) greatly increased the performance of the involved data processes. As such, it may be beneficial to carefully look at your DAGs and see if they are processing more data than needed.</text:p>
      <text:p text:style-name="Preformatted_20_Text">11.3.2 <text:s text:c="3"/>Incremental loading/processing</text:p>
      <text:p text:style-name="Preformatted_20_Text"/>
      <text:p text:style-name="Preformatted_20_Text">In many cases, you may not be able to reduce the size of your dataset using clever aggregation or filtering. However, especially for time-series datasets, you can often also limit the amount of processing that you need to do in each run of your processing using incremental processing of your data.</text:p>
      <text:p text:style-name="Preformatted_20_Text"/>
      <text:p text:style-name="Preformatted_20_Text">The main idea behind incremental processing (which we touched on before in Chapter 3) is to split your data into (time-based) partitions and process these partitions individually in each of your DAG runs. This way, you limit the amount of data being processed in each DAG run to the size of the corresponding partition, which is usually much smaller than the size of the entire dataset. However, by adding each run’s results as increments to the output dataset, you’ll still build up the entire dataset over time (Figure 11.6).</text:p>
      <text:p text:style-name="Preformatted_20_Text">Figure 11.6 Illustration of ‘monolithic’ processing (A), in which the entire dataset is processed on every run), compared to incremental processing (B) in which the dataset is analyzed in incremental batches as data comes in.</text:p>
      <text:p text:style-name="Preformatted_20_Text"/>
      <text:p text:style-name="Preformatted_20_Text">An advantage of designing your process to be incremental is that any error in one of the runs won’t require you to re-do your analysis for the entire dataset - you can simply re-start the run that failed. Of course, in some cases, you may still have to do analyses on the entire dataset. However, you can still benefit from incremental processing by performing filtering/aggregation steps in the incremental part of your process and doing the large-scale analysis on the reduced result.</text:p>
      <text:p text:style-name="Preformatted_20_Text">11.3.3 <text:s text:c="3"/>Cache intermediate data</text:p>
      <text:p text:style-name="Preformatted_20_Text"/>
      <text:p text:style-name="Preformatted_20_Text">In most data processing workflows, DAGs consist of multiple steps which each perform additional operations on data coming from preceding steps. An advantage of this approach (as described earlier in this chapter) is that it breaks our DAG down into clear, atomic steps, which are easy to re-run if we encounter any errors during a run.</text:p>
      <text:p text:style-name="Preformatted_20_Text"/>
      <text:p text:style-name="Preformatted_20_Text">However, to be able to re-run any steps in such a DAG efficiently, we need to make sure that the data required for those steps are readily available (Figure 11.7). Otherwise, we wouldn’t be able to re-run any individual step without also re-running all its dependencies as well, which defeats part of the purpose of splitting our workflow into tasks in the first place.</text:p>
      <text:p text:style-name="Preformatted_20_Text"><text:soft-page-break/>Figure 11.7 Storing intermediate data from tasks ensures that each task can easily be re-run independently of other tasks. In this case, cloud storage (indicated by the bucket depiction) is used to store intermediate results of the fetch/preprocess tasks.</text:p>
      <text:p text:style-name="Preformatted_20_Text"/>
      <text:p text:style-name="Preformatted_20_Text">A drawback of caching intermediate data is that this may require excessive amounts of storage if you have several intermediate versions of large datasets. In this case, you may consider making a trade-off in which you only keep intermediate datasets for a limited amount of time, providing you with some time to re-run individual tasks should you encounter problems in recent runs.</text:p>
      <text:p text:style-name="Preformatted_20_Text"/>
      <text:p text:style-name="Preformatted_20_Text">Regardless, we would recommend always keeping the rawest version of your data available (for example, the data you just ingested from an external API). This ensures that you always have a copy of the data as it was at that point in time. This type of snapshot/versioning of data is often not available in source systems, such as databases (assuming no snapshots are made) or APIs. Keeping this raw copy of your data around ensures you can always re-process your data as needed, for example whenever you make changes to your code or if any problems occurred during the initial processing.</text:p>
      <text:p text:style-name="Preformatted_20_Text">11.3.4 <text:s text:c="3"/>Don’t store data on local file systems</text:p>
      <text:p text:style-name="Preformatted_20_Text"/>
      <text:p text:style-name="Preformatted_20_Text">When handling data within an Airflow job, it can be tempting to write intermediate data to a local file system. This is especially the case when using operators that run locally on the Airflow worker, such as the Bash and Python operators, as the local file system is easily accessible from within these operators.</text:p>
      <text:p text:style-name="Preformatted_20_Text"/>
      <text:p text:style-name="Preformatted_20_Text">However, a drawback of writing files to local file systems is that downstream tasks may not be able to access these files. This can happen because Airflow runs its tasks across multiple workers, which allows Airflow to run multiple tasks in parallel. Depending on your Airflow deployment, this can mean that two dependent tasks (i.e., one task expects data from the other) can run on two different workers, which do not have access to each other's file systems and are therefore not able to access each other's files.</text:p>
      <text:p text:style-name="Preformatted_20_Text"/>
      <text:p text:style-name="Preformatted_20_Text">The easiest way to avoid this issue is to use shared storage that can be accessed in the same manner from every Airflow worker. For example, a commonly used pattern is to write intermediate files to a shared cloud storage bucket, which can be accessed from each worker using the same file URLs and credentials. Similarly, shared databases or other storage systems can also be used to store data, depending on the type of data involved.</text:p>
      <text:p text:style-name="Preformatted_20_Text">11.3.5 <text:s text:c="3"/>Offload work to external/source systems</text:p>
      <text:p text:style-name="Preformatted_20_Text"/>
      <text:p text:style-name="Preformatted_20_Text">In general, Airflow really shines when it’s used as an orchestration tool rather than using the Airflow workers themselves to perform actual data processing. For example, with small datasets, you can typically still get away with loading data directly on the workers using the PythonOperator. However, for larger datasets, this can become problematic as bigger datasets will require you to run Airflow workers on increasingly large machines.</text:p>
      <text:p text:style-name="Preformatted_20_Text"/>
      <text:p text:style-name="Preformatted_20_Text">In these cases, you can get much more performance out of a small Airflow cluster by offloading your computations or queries to external systems that are best suited for that type of work. For example, when querying data from a database, you can make your work much more efficient by pushing any required filtering/aggregation to the database system itself, rather than fetching data locally and performing the computations in Python on your worker. Similarly, for big data applications, you can typically get much better performance by using Airflow to run your computation on an external Spark cluster.</text:p>
      <text:p text:style-name="Preformatted_20_Text"/>
      <text:p text:style-name="Preformatted_20_Text">The take-home message here is that Airflow was primarily designed as an orchestration tool, so you’ll get the best results if you use it that way. Other tools are generally better suited for performing the actual data processing, so be sure to use them for doing so, allowing the different tools to each play to their strengths.</text:p>
      <text:p text:style-name="Preformatted_20_Text"><text:soft-page-break/>11.4 <text:s/>Managing your resources</text:p>
      <text:p text:style-name="Preformatted_20_Text"/>
      <text:p text:style-name="Preformatted_20_Text">When working with large volumes of data, it can be easy to overwhelm your Airflow cluster or other systems used for processing the data. In this section, we’ll dive into a few tips for managing your resources effectively, hopefully providing some ideas for managing these kinds of problems.</text:p>
      <text:p text:style-name="Preformatted_20_Text">11.4.1 <text:s text:c="3"/>Manage concurrency using pools</text:p>
      <text:p text:style-name="Preformatted_20_Text"/>
      <text:p text:style-name="Preformatted_20_Text">When running many tasks in parallel, you may run into situations where multiple tasks need access to the same resource. This can quickly overwhelm said resource if it is not designed to handle this kind of concurrency. Examples can include shared resources like a database or GPU system, but can also include Spark clusters, etc., if you for example want to limit the number of jobs running on a given cluster.</text:p>
      <text:p text:style-name="Preformatted_20_Text"/>
      <text:p text:style-name="Preformatted_20_Text">Airflow allows you to control how many tasks have access to a given resource using resource pools. The idea behind resource pools is that each pool contains a fixed number of slots, which grant access to the corresponding resource. Individual tasks that need access to the resource can be assigned to the resource pool, effectively telling the Airflow scheduler that it needs to obtain a slot from the pool before it can schedule the corresponding task.</text:p>
      <text:p text:style-name="Preformatted_20_Text"/>
      <text:p text:style-name="Preformatted_20_Text">You can create a resource pool by going to the ‘Admin &gt; Pools’ section in the Airflow UI. This view will show you an overview of the pools that have been defined within Airflow (Figure 11.8). To create a new resource pool, click on ‘Create’. In the new screen (Figure 11.9), you can enter a name and description for the new resource pool, together with the number of slots that you want to assign to the resource pool. The number of slots defines the degree of concurrency for the resource pool. This means that a resource pool with 10 slots will allow 10 tasks to access the corresponding resource simultaneously.</text:p>
      <text:p text:style-name="Preformatted_20_Text">Figure 11.8 Overview of Airflow resource pools in the web UI. <text:s text:c="2"/></text:p>
      <text:p text:style-name="Preformatted_20_Text">Figure 11.9 Creating a new resource pool in the Airflow web UI.</text:p>
      <text:p text:style-name="Preformatted_20_Text"/>
      <text:p text:style-name="Preformatted_20_Text">To make your tasks use the new resource pool, you need to assign the resource pool when creating the task:</text:p>
      <text:p text:style-name="Preformatted_20_Text">Listing 11.28 Assigning a specific resource pool to a task</text:p>
      <text:p text:style-name="Preformatted_20_Text"/>
      <text:p text:style-name="Preformatted_20_Text">PythonOperator(</text:p>
      <text:p text:style-name="Preformatted_20_Text"><text:s text:c="4"/>task_id="my_task",</text:p>
      <text:p text:style-name="Preformatted_20_Text"><text:s text:c="4"/>...</text:p>
      <text:p text:style-name="Preformatted_20_Text"><text:s text:c="4"/>pool="my_resource_pool"</text:p>
      <text:p text:style-name="Preformatted_20_Text">)</text:p>
      <text:p text:style-name="Preformatted_20_Text"/>
      <text:p text:style-name="Preformatted_20_Text">copy</text:p>
      <text:p text:style-name="Preformatted_20_Text"/>
      <text:p text:style-name="Preformatted_20_Text">This way, Airflow will check to see if any slots are still available in my_resource_pool before scheduling the above task in a given run. If the pool still contains free slots, the scheduler will claim an empty slot (decreasing the number of available slots by one) and schedule the task for execution. If the pool does not contain any free slots, the scheduler will postpone scheduling the task until a slot becomes available.</text:p>
      <text:p text:style-name="Preformatted_20_Text">11.4.2 <text:s text:c="3"/>Detect long-running tasks using SLA’s and alerts</text:p>
      <text:p text:style-name="Preformatted_20_Text"/>
      <text:p text:style-name="Preformatted_20_Text">In some cases, your tasks or DAG runs may take longer than usual due to unforeseen issues in the data, limited resources etc. Airflow allows you to monitor the behaviour of your tasks using it’s SLA (Service Level Agreement) mechanism. This SLA functionality effectively allows you to assign SLA timeouts to your DAGs or tasks, in which case Airflow will warn you if any of your tasks or DAGs misses it’s SLA (i.e., takes longer to run than the specified SLA timeout).</text:p>
      <text:p text:style-name="Preformatted_20_Text"/>
      <text:p text:style-name="Preformatted_20_Text">At the DAG level, you can assign an SLA by passing the sla argument to the default_args of the DAG:</text:p>
      <text:p text:style-name="Preformatted_20_Text">Listing 11.29 Assigning an SLA to all tasks in the DAG (dags/05_sla_misses.py).</text:p>
      <text:p text:style-name="Preformatted_20_Text"><text:soft-page-break/></text:p>
      <text:p text:style-name="Preformatted_20_Text">11</text:p>
      <text:p text:style-name="Preformatted_20_Text">12</text:p>
      <text:p text:style-name="Preformatted_20_Text">from datetime import timedelta</text:p>
      <text:p text:style-name="Preformatted_20_Text">default_args = {</text:p>
      <text:p text:style-name="Preformatted_20_Text"><text:s text:c="3"/>"sla": timedelta(hours=2),</text:p>
      <text:p text:style-name="Preformatted_20_Text"><text:s text:c="3"/>...</text:p>
      <text:p text:style-name="Preformatted_20_Text">}</text:p>
      <text:p text:style-name="Preformatted_20_Text"><text:s/></text:p>
      <text:p text:style-name="Preformatted_20_Text">with DAG(</text:p>
      <text:p text:style-name="Preformatted_20_Text"><text:s text:c="3"/>dag_id="...",</text:p>
      <text:p text:style-name="Preformatted_20_Text"><text:s text:c="3"/>...</text:p>
      <text:p text:style-name="Preformatted_20_Text"><text:s text:c="3"/>default_args=default_args,</text:p>
      <text:p text:style-name="Preformatted_20_Text">) as dag:</text:p>
      <text:p text:style-name="Preformatted_20_Text"><text:s text:c="3"/>...</text:p>
      <text:p text:style-name="Preformatted_20_Text"/>
      <text:p text:style-name="Preformatted_20_Text">copy</text:p>
      <text:p text:style-name="Preformatted_20_Text"/>
      <text:p text:style-name="Preformatted_20_Text">By applying a DAG-level SLA, Airflow will examine the result of each task after it’s execution to determine whether the task’s start or end time exceeded the SLA (compared to the start time of the DAG). If the SLA was exceeded, Airflow will generate an SLA miss alert, notifying users that the SLA was missed. After generating the alert, Airflow will continue executing the rest of the DAG, generating similar alerts for other tasks that exceed the SLA.</text:p>
      <text:p text:style-name="Preformatted_20_Text"/>
      <text:p text:style-name="Preformatted_20_Text">By default, SLA misses are recorded in the Airflow metastore and can be viewed using the web UI under ‘Browse &gt; SLA misses’. Besides this, alert emails are sent to any email addresses defined on the DAG (using the email DAG argument), warning users that the SLA was exceeded for the corresponding task.</text:p>
      <text:p text:style-name="Preformatted_20_Text"/>
      <text:p text:style-name="Preformatted_20_Text">You can also define custom handlers for SLA misses by passing a handler function to the DAG using the sla_miss_callback parameter:</text:p>
      <text:p text:style-name="Preformatted_20_Text">Listing 11.30 Defining a custom callback for SLA misses (dags/05_sla_misses.py).</text:p>
      <text:p text:style-name="Preformatted_20_Text"/>
      <text:p text:style-name="Preformatted_20_Text">def sla_miss_callback(context):</text:p>
      <text:p text:style-name="Preformatted_20_Text"><text:s text:c="3"/>send_slack_message("Missed SLA!")</text:p>
      <text:p text:style-name="Preformatted_20_Text">...</text:p>
      <text:p text:style-name="Preformatted_20_Text"><text:s/></text:p>
      <text:p text:style-name="Preformatted_20_Text">with DAG(</text:p>
      <text:p text:style-name="Preformatted_20_Text"><text:s text:c="3"/>...</text:p>
      <text:p text:style-name="Preformatted_20_Text"><text:s text:c="3"/>sla_miss_callback=sla_miss_callback</text:p>
      <text:p text:style-name="Preformatted_20_Text">) as dag:</text:p>
      <text:p text:style-name="Preformatted_20_Text"><text:s text:c="3"/>...</text:p>
      <text:p text:style-name="Preformatted_20_Text"/>
      <text:p text:style-name="Preformatted_20_Text">copy</text:p>
      <text:p text:style-name="Preformatted_20_Text"/>
      <text:p text:style-name="Preformatted_20_Text">Besides DAG-level SLA’s, it’s also possible to specify task-level SLAs by passing an sla argument to a task’s operator:</text:p>
      <text:p text:style-name="Preformatted_20_Text">Listing 11.31 Assigning an SLA to specific tasks</text:p>
      <text:p text:style-name="Preformatted_20_Text"/>
      <text:p text:style-name="Preformatted_20_Text">PythonOperator(</text:p>
      <text:p text:style-name="Preformatted_20_Text"><text:s text:c="3"/>...</text:p>
      <text:p text:style-name="Preformatted_20_Text"><text:s text:c="3"/>sla=timedelta(hours=2)</text:p>
      <text:p text:style-name="Preformatted_20_Text">)</text:p>
      <text:p text:style-name="Preformatted_20_Text"/>
      <text:p text:style-name="Preformatted_20_Text">copy</text:p>
      <text:p text:style-name="Preformatted_20_Text"/>
      <text:p text:style-name="Preformatted_20_Text">This will only enforce the SLA for the corresponding tasks. However, it’s important to note that Airflow will still compare the end time of the task to the start time of the DAG when enforcing the SLA, rather than the start time of the task. This is because Airflow SLA’s are always defined relative to the start time of the DAG, not to individual tasks.</text:p>
      <text:p text:style-name="Preformatted_20_Text">11.5 <text:s/>Summary</text:p>
      <text:p text:style-name="Preformatted_20_Text"/>
      <text:p text:style-name="Preformatted_20_Text"><text:soft-page-break/>In this chapter, we described a number of best practices aimed at keeping your DAGs both easy-to-understand and efficient when handling potentially large volumes of data. Key takeaways include:</text:p>
      <text:p text:style-name="Preformatted_20_Text"/>
      <text:p text:style-name="Preformatted_20_Text"><text:s text:c="4"/>Adopting common style conventions together with supporting linting/formatting tools can greatly increase the readability of your DAG code.</text:p>
      <text:p text:style-name="Preformatted_20_Text"><text:s text:c="4"/>Factory methods allow you to efficiently generate recurring DAGs or task structures whilst capturing differences between instances in small configuration objects or files.</text:p>
      <text:p text:style-name="Preformatted_20_Text"><text:s text:c="4"/>Idempotent and deterministic tasks are key to building reproducible tasks and DAGs, which are easy to re-run and backfill from within Airflow. Concepts from functional programming can help you design tasks with these characteristics.</text:p>
      <text:p text:style-name="Preformatted_20_Text"><text:s text:c="4"/>Data processes can be implemented efficiently by carefully considering how data is handled (i.e. processing in the appropriate systems, limiting the amount of data that is loaded and using incremental loading) and by caching intermediate datasets in available file systems that are available across workers.</text:p>
      <text:p text:style-name="Preformatted_20_Text"><text:s text:c="4"/>You can manage/limit access to your resources in Airflow using resource pools.</text:p>
      <text:p text:style-name="Preformatted_20_Text"><text:s text:c="4"/>Long running tasks/DAGs can be detected and flagged using SLA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CHAPTER 12 Operating Airflow in production</text:p>
      <text:p text:style-name="Preformatted_20_Text">This chapter covers:</text:p>
      <text:p text:style-name="Preformatted_20_Text"/>
      <text:p text:style-name="Preformatted_20_Text"><text:s text:c="4"/>Dissecting the Airflow scheduler</text:p>
      <text:p text:style-name="Preformatted_20_Text"><text:s text:c="4"/>Configuring Airflow to scale horizontally using different executors</text:p>
      <text:p text:style-name="Preformatted_20_Text"><text:s text:c="4"/>Monitoring the status and performance of Airflow visually</text:p>
      <text:p text:style-name="Preformatted_20_Text"><text:s text:c="4"/>Sending out alerts in case of task failures</text:p>
      <text:p text:style-name="Preformatted_20_Text"/>
      <text:p text:style-name="Preformatted_20_Text">In most previous chapters, we focused on various parts of Airflow from a programmer’s perspective. In this chapter, we aim at exploring Airflow from an operations perspective. A general understanding of concepts such as (distributed) software architecture, logging, monitoring, and alerting is assumed. However, no specific technology is required.</text:p>
      <text:p text:style-name="Preformatted_20_Text"/>
      <text:p text:style-name="Preformatted_20_Text">NOTE Throughout this chapter, we often refer to the Airflow configuration. Configuration in Airflow is interpreted in this order of preference:</text:p>
      <text:p text:style-name="Preformatted_20_Text"/>
      <text:p text:style-name="Preformatted_20_Text"><text:s text:c="4"/>Environment variable (AIRFLOW__[SECTION]__[KEY])</text:p>
      <text:p text:style-name="Preformatted_20_Text"><text:s text:c="4"/>Command environment variable (AIRFLOW__[SECTION]__[KEY]_CMD)</text:p>
      <text:p text:style-name="Preformatted_20_Text"><text:s text:c="4"/>In airflow.cfg</text:p>
      <text:p text:style-name="Preformatted_20_Text"><text:s text:c="4"/>Command in airflow.cfg</text:p>
      <text:p text:style-name="Preformatted_20_Text"><text:s text:c="4"/>Default value</text:p>
      <text:p text:style-name="Preformatted_20_Text"/>
      <text:p text:style-name="Preformatted_20_Text">Whenever referring to configuration options, we will demonstrate option #1. For example, take the configuration item web_server_port in section webserver. This will be demonstrated as “AIRFLOW__WEBSERVER__WEB_SERVER_PORT”.</text:p>
      <text:p text:style-name="Preformatted_20_Text"/>
      <text:p text:style-name="Preformatted_20_Text">To find the current value of any configuration item, you can scroll down in the Connections page in the Airflow UI, menu Admin, down to the table “Running Configuration”. This table shows all configuration options, their current value, and from which of the five options above the configuration option was set.</text:p>
      <text:p text:style-name="Preformatted_20_Text">12.1 <text:s/>Airflow Architectures</text:p>
      <text:p text:style-name="Preformatted_20_Text"/>
      <text:p text:style-name="Preformatted_20_Text">At the very minimum, Airflow consists of three components:</text:p>
      <text:p text:style-name="Preformatted_20_Text"/>
      <text:p text:style-name="Preformatted_20_Text"><text:s text:c="4"/>Webserver</text:p>
      <text:p text:style-name="Preformatted_20_Text"><text:s text:c="4"/>Scheduler</text:p>
      <text:p text:style-name="Preformatted_20_Text"><text:soft-page-break/><text:s text:c="4"/>Database</text:p>
      <text:p text:style-name="Preformatted_20_Text"/>
      <text:p text:style-name="Preformatted_20_Text">Figure 12.1 The most basic Airflow architecture</text:p>
      <text:p text:style-name="Preformatted_20_Text"/>
      <text:p text:style-name="Preformatted_20_Text">The webserver and scheduler are both Airflow processes. The database is a separate service you have to provide to Airflow, for storing metadata from the webserver and scheduler. A folder with DAG definitions must be accessible by the scheduler.</text:p>
      <text:p text:style-name="Preformatted_20_Text"/>
      <text:p text:style-name="Preformatted_20_Text">NOTE In Airflow 1, the DAG files must be accessible to both the webserver and scheduler. This complicates deployment because sharing files between multiple machines or processes is not a trivial task.</text:p>
      <text:p text:style-name="Preformatted_20_Text"/>
      <text:p text:style-name="Preformatted_20_Text">In Airflow 2, DAGs are written in a serialized format in the database. The webserver reads this serialized format from the database, and does not require access to the DAG files.</text:p>
      <text:p text:style-name="Preformatted_20_Text"/>
      <text:p text:style-name="Preformatted_20_Text">Serialization of DAGs was possible since Airflow 1.10.10, although optional. To enable DAG serialization in Airflow 1 (≥1.10.10), you must configure:</text:p>
      <text:p text:style-name="Preformatted_20_Text"/>
      <text:p text:style-name="Preformatted_20_Text"><text:s text:c="4"/>AIRFLOW__CORE__STORE_DAG_CODE=True</text:p>
      <text:p text:style-name="Preformatted_20_Text"><text:s text:c="4"/>AIRFLOW__CORE__STORE_SERIALIZED_DAGS=True</text:p>
      <text:p text:style-name="Preformatted_20_Text"/>
      <text:p text:style-name="Preformatted_20_Text">The webserver’s responsibility is to visually display information about the current status of the pipelines and allow the user to perform certain actions, such as triggering a DAG.</text:p>
      <text:p text:style-name="Preformatted_20_Text"/>
      <text:p text:style-name="Preformatted_20_Text">The scheduler’s responsibility is twofold:</text:p>
      <text:p text:style-name="Preformatted_20_Text"/>
      <text:p text:style-name="Preformatted_20_Text"><text:s text:c="4"/>Parsing DAG files; i.e. reading DAG files, extracting bits and pieces, and storing these in the metastore</text:p>
      <text:p text:style-name="Preformatted_20_Text"><text:s text:c="4"/>Determine tasks to run, and placing these tasks on a queue</text:p>
      <text:p text:style-name="Preformatted_20_Text"/>
      <text:p text:style-name="Preformatted_20_Text">We will dive deeper into the scheduler’s responsibilities in Section 12.1.3. Airflow can be installed in various ways; from a single machine and low effort to set up, but not scalable, to multiple machines with more work to get up and running, but with horizontal scalability. In Airflow, the different execution modes are configured by the type of Executor. At the time of writing, there are four types of executors:</text:p>
      <text:p text:style-name="Preformatted_20_Text"/>
      <text:p text:style-name="Preformatted_20_Text"><text:s text:c="4"/>SequentialExecutor (default)</text:p>
      <text:p text:style-name="Preformatted_20_Text"><text:s text:c="4"/>LocalExecutor</text:p>
      <text:p text:style-name="Preformatted_20_Text"><text:s text:c="4"/>CeleryExecutor</text:p>
      <text:p text:style-name="Preformatted_20_Text"><text:s text:c="4"/>KubernetesExecutor</text:p>
      <text:p text:style-name="Preformatted_20_Text"/>
      <text:p text:style-name="Preformatted_20_Text">The type of executor is configurable by setting AIRFLOW__CORE__EXECUTOR to one of the executor types from the list above. Let’s take a look at how these four executors operate internally.</text:p>
      <text:p text:style-name="Preformatted_20_Text">12.1.1 <text:s text:c="3"/>Which executor is right for me?</text:p>
      <text:p text:style-name="Preformatted_20_Text"/>
      <text:p text:style-name="Preformatted_20_Text">The SequentialExecutor is the simplest of them all, and the executor you get out of the box with Airflow. As the name implies; it runs tasks sequentially, one after the other. It is mainly used for testing and demo purposes and will run tasks rather slow. It will only operate on a single machine.</text:p>
      <text:p text:style-name="Preformatted_20_Text"/>
      <text:p text:style-name="Preformatted_20_Text">The next step, while remaining on a single machine, is the LocalExecutor. The LocalExecutor is not limited to one single task at a time but can run multiple tasks in parallel. Internally, it registers tasks to execute in a Python FIFO (First In, First Out) queue, which worker processes read and execute. By default, the LocalExecutor can run up to 32 parallel processes (this number is configurable).</text:p>
      <text:p text:style-name="Preformatted_20_Text"/>
      <text:p text:style-name="Preformatted_20_Text">If you want to distribute your workloads over multiple machines, you have two options: (1) the CeleryExecutor and (2) the KubernetesExecutor. Distributing <text:soft-page-break/>work over multiple machines can be done for various reasons; you’re hitting the resource limits of a single machine, you want redundancy by running jobs on multiple machines, or you simply want to run workloads faster by distributing the work across multiple machines.</text:p>
      <text:p text:style-name="Preformatted_20_Text"/>
      <text:p text:style-name="Preformatted_20_Text">The CeleryExecutor internally applies Celery[94] as the mechanism for queueing tasks to run, and workers read and process tasks from the queue. From a user’s perspective, it works the same as the LocalExecutor by sending tasks to a queue and workers read tasks to process from the queue. However, the main difference is that all components can run on different machines, spreading the workload. Currently, Celery supports RabbitMQ, Redis, and AWS SQS for the queuing mechanism (called the broker in Celery terms). Celery also comes with a monitoring tool named Flower for inspecting the state of the Celery system. Celery is a Python library and thus nicely integrates with Airflow. For example, the CLI command “airflow worker” will actually start a Celery worker. The only real external dependency for this setup is the queuing mechanism.</text:p>
      <text:p text:style-name="Preformatted_20_Text"/>
      <text:p text:style-name="Preformatted_20_Text">Lastly, the KubernetesExecutor, as the name implies, runs workloads on Kubernetes[95]. It requires the setup and configuration of a Kubernetes cluster to run Airflow on, and the executor integrates with the Kubernetes APIs for distributing Airflow tasks. Kubernetes is the de-facto standard solution for running containerized workloads, which implies every task in an Airflow DAG is run in a Kubernetes pod. Kubernetes is highly configurable and scalable and is often already in use within an organization, and therefore many happily use Kubernetes in combination with Airflow.</text:p>
      <text:p text:style-name="Preformatted_20_Text">Table 12.1 Overview of the Airflow executor modes</text:p>
      <text:p text:style-name="Preformatted_20_Text"/>
      <text:p text:style-name="Preformatted_20_Text">Executor</text:p>
      <text:p text:style-name="Preformatted_20_Text"><text:tab/></text:p>
      <text:p text:style-name="Preformatted_20_Text"/>
      <text:p text:style-name="Preformatted_20_Text">Distributed</text:p>
      <text:p text:style-name="Preformatted_20_Text"><text:tab/></text:p>
      <text:p text:style-name="Preformatted_20_Text"/>
      <text:p text:style-name="Preformatted_20_Text">Easy of installation</text:p>
      <text:p text:style-name="Preformatted_20_Text"><text:tab/></text:p>
      <text:p text:style-name="Preformatted_20_Text"/>
      <text:p text:style-name="Preformatted_20_Text">Good fit</text:p>
      <text:p text:style-name="Preformatted_20_Text"/>
      <text:p text:style-name="Preformatted_20_Text">SequentialExecutor</text:p>
      <text:p text:style-name="Preformatted_20_Text"><text:tab/></text:p>
      <text:p text:style-name="Preformatted_20_Text"/>
      <text:p text:style-name="Preformatted_20_Text">No</text:p>
      <text:p text:style-name="Preformatted_20_Text"><text:tab/></text:p>
      <text:p text:style-name="Preformatted_20_Text"/>
      <text:p text:style-name="Preformatted_20_Text">Very easy</text:p>
      <text:p text:style-name="Preformatted_20_Text"><text:tab/></text:p>
      <text:p text:style-name="Preformatted_20_Text"/>
      <text:p text:style-name="Preformatted_20_Text">Demoing/testing</text:p>
      <text:p text:style-name="Preformatted_20_Text"/>
      <text:p text:style-name="Preformatted_20_Text">LocalExecutor</text:p>
      <text:p text:style-name="Preformatted_20_Text"><text:tab/></text:p>
      <text:p text:style-name="Preformatted_20_Text"/>
      <text:p text:style-name="Preformatted_20_Text">No</text:p>
      <text:p text:style-name="Preformatted_20_Text"><text:tab/></text:p>
      <text:p text:style-name="Preformatted_20_Text"/>
      <text:p text:style-name="Preformatted_20_Text">Easy</text:p>
      <text:p text:style-name="Preformatted_20_Text"><text:tab/></text:p>
      <text:p text:style-name="Preformatted_20_Text"/>
      <text:p text:style-name="Preformatted_20_Text">When running on a single machine is good enough</text:p>
      <text:p text:style-name="Preformatted_20_Text"/>
      <text:p text:style-name="Preformatted_20_Text">CeleryExecutor</text:p>
      <text:p text:style-name="Preformatted_20_Text"><text:tab/></text:p>
      <text:p text:style-name="Preformatted_20_Text"/>
      <text:p text:style-name="Preformatted_20_Text">Yes</text:p>
      <text:p text:style-name="Preformatted_20_Text"><text:soft-page-break/><text:tab/></text:p>
      <text:p text:style-name="Preformatted_20_Text"/>
      <text:p text:style-name="Preformatted_20_Text">Moderate</text:p>
      <text:p text:style-name="Preformatted_20_Text"><text:tab/></text:p>
      <text:p text:style-name="Preformatted_20_Text"/>
      <text:p text:style-name="Preformatted_20_Text">If you need to scale out over multiple machines</text:p>
      <text:p text:style-name="Preformatted_20_Text"/>
      <text:p text:style-name="Preformatted_20_Text">KubernetesExecutor</text:p>
      <text:p text:style-name="Preformatted_20_Text"><text:tab/></text:p>
      <text:p text:style-name="Preformatted_20_Text"/>
      <text:p text:style-name="Preformatted_20_Text">Yes</text:p>
      <text:p text:style-name="Preformatted_20_Text"><text:tab/></text:p>
      <text:p text:style-name="Preformatted_20_Text"/>
      <text:p text:style-name="Preformatted_20_Text">Complex</text:p>
      <text:p text:style-name="Preformatted_20_Text"><text:tab/></text:p>
      <text:p text:style-name="Preformatted_20_Text"/>
      <text:p text:style-name="Preformatted_20_Text">When you’re familiar with Kubernetes and prefer a containerized setup</text:p>
      <text:p text:style-name="Preformatted_20_Text">12.1.2 <text:s text:c="3"/>Configuring a metastore for Airflow</text:p>
      <text:p text:style-name="Preformatted_20_Text"/>
      <text:p text:style-name="Preformatted_20_Text">Everything that happens in Airflow is registered in a database, which we also refer to as the metastore in Airflow. A workflow script consists of several components, which the scheduler interprets and stores in the metastore. Airflow performs all database operations with the help of SQLAlchemy, a Python ORM (Object Relational Mapper) framework, for conveniently writing Python objects directly to a database without having to manually write out SQL queries. As a result of using SQLAlchemy internally, only databases supported by SQLAlchemy are supported by Airflow. From all supported databases, Airflow recommends using PostgreSQL or MySQL. SQLite is also supported, but only in combination with the SequentialExecutor as it does not support concurrent writes and is therefore not suitable for a production system. It is, however, very convenient for testing and development purposes due to its easy setup.</text:p>
      <text:p text:style-name="Preformatted_20_Text"/>
      <text:p text:style-name="Preformatted_20_Text">Without any configuration, running airflow db init creates a SQLite database in $AIRFLOW_HOME/airflow.db. In case you want to set up a production system and go with MySQL or Postgres, you must first create the database separately. Next, you must point Airflow to the database by setting AIRFLOW__CORE__SQL_ALCHEMY_CONN.</text:p>
      <text:p text:style-name="Preformatted_20_Text"/>
      <text:p text:style-name="Preformatted_20_Text">The value of this configuration item should be given in URI format (protocol://[username:password@]host[:port]/path), for example:</text:p>
      <text:p text:style-name="Preformatted_20_Text"/>
      <text:p text:style-name="Preformatted_20_Text"><text:s text:c="4"/>MySQL: mysql://username:password@localhost:3306/airflow</text:p>
      <text:p text:style-name="Preformatted_20_Text"><text:s text:c="4"/>PostgreSQL: postgres://username:password@localhost:5432/airflow</text:p>
      <text:p text:style-name="Preformatted_20_Text"/>
      <text:p text:style-name="Preformatted_20_Text">The Airflow CLI provides three commands for configuring the database:</text:p>
      <text:p text:style-name="Preformatted_20_Text"/>
      <text:p text:style-name="Preformatted_20_Text"><text:s text:c="4"/>airflow db init: Create the Airflow database schema on an empty database.</text:p>
      <text:p text:style-name="Preformatted_20_Text"><text:s text:c="4"/>airflow db reset: Wipe any existing database and create a new, empty, database. This is a destructive operation!</text:p>
      <text:p text:style-name="Preformatted_20_Text"><text:s text:c="4"/>airflow db upgrade: Apply missing database schema upgrades (if you’ve upgraded the Airflow version) to the database. Running db upgrade on an already upgraded database schema will result in no action, and is therefore safe to execute multiple times. In case no database has been initialized yet, will have the same effect as db init. Note however it does not create default connections as db init does.</text:p>
      <text:p text:style-name="Preformatted_20_Text"/>
      <text:p text:style-name="Preformatted_20_Text">Running any of the above three database commands will print something like:</text:p>
      <text:p text:style-name="Preformatted_20_Text">Listing 12.1 Initializing the Airflow metastore</text:p>
      <text:p text:style-name="Preformatted_20_Text"/>
      <text:p text:style-name="Preformatted_20_Text">6</text:p>
      <text:p text:style-name="Preformatted_20_Text">7</text:p>
      <text:p text:style-name="Preformatted_20_Text">8</text:p>
      <text:p text:style-name="Preformatted_20_Text">$ airflow db init</text:p>
      <text:p text:style-name="Preformatted_20_Text">DB: sqlite:////home/airflow/airflow.db</text:p>
      <text:p text:style-name="Preformatted_20_Text">[2020-03-20 08:39:17,456] {db.py:368} INFO - Creating tables</text:p>
      <text:p text:style-name="Preformatted_20_Text"><text:soft-page-break/>INFO <text:s/>[alembic.runtime.migration] Context impl SQLiteImpl.</text:p>
      <text:p text:style-name="Preformatted_20_Text">INFO <text:s/>[alembic.runtime.migration] Will assume non-transactional DDL.</text:p>
      <text:p text:style-name="Preformatted_20_Text">INFO <text:s/>[alembic.runtime.migration] Running upgrade <text:s/>-&gt; e3a246e0dc1, current schema</text:p>
      <text:p text:style-name="Preformatted_20_Text">INFO <text:s/>[alembic.runtime.migration] Running upgrade e3a246e0dc1 -&gt; 1507a7289a2f, create is_encrypted</text:p>
      <text:p text:style-name="Preformatted_20_Text">......</text:p>
      <text:p text:style-name="Preformatted_20_Text"/>
      <text:p text:style-name="Preformatted_20_Text">copy</text:p>
      <text:p text:style-name="Preformatted_20_Text"/>
      <text:p text:style-name="Preformatted_20_Text">What you see above is the output of Alembic, another Python database framework, for scripting database migrations. Each line in Listing 12.1 is the output of one single database migration. If you upgrade to a newer Airflow version that contains database migrations (whether or not a new version contains database upgrades is listed in the release notes), you must also upgrade the corresponding database. Running airflow db upgrade will check at which migration step your current database lives, and apply the migration steps which were added in the new release.</text:p>
      <text:p text:style-name="Preformatted_20_Text"/>
      <text:p text:style-name="Preformatted_20_Text">At this stage, you have a fully functional Airflow database and can run airflow webserver and airflow scheduler. When opening the webserver on http://localhost:8080, you will see many example_* DAGs and connections:</text:p>
      <text:p text:style-name="Preformatted_20_Text">Figure 12.2 By default, Airflow will load example DAGs (and connections, not displayed here)</text:p>
      <text:p text:style-name="Preformatted_20_Text"/>
      <text:p text:style-name="Preformatted_20_Text">These examples might come in handy during development but are likely not desirable for a production system. You can exclude example DAGs by setting AIRFLOW__CORE__LOAD_EXAMPLES=False.</text:p>
      <text:p text:style-name="Preformatted_20_Text"/>
      <text:p text:style-name="Preformatted_20_Text">However, upon restarting the scheduler and webserver; you will probably be surprised to still see the DAGs and connections. The reason is that setting load_examples to False tells Airflow to not load example DAGs (does not apply to connections!), and Airflow will not reload example DAGs. However, already loaded DAGs remain in the database and are not deleted. The same behaviour applies to default connections, which can be excluded by setting AIRFLOW__CORE__LOAD_DEFAULT_CONNECTIONS=False.</text:p>
      <text:p text:style-name="Preformatted_20_Text"/>
      <text:p text:style-name="Preformatted_20_Text">With this in mind, a “clean” (i.e., no examples) database is achieved by:</text:p>
      <text:p text:style-name="Preformatted_20_Text"/>
      <text:p text:style-name="Preformatted_20_Text"><text:s text:c="4"/>Install Airflow</text:p>
      <text:p text:style-name="Preformatted_20_Text"><text:s text:c="4"/>Set AIRFLOW__CORE__LOAD_EXAMPLES=False</text:p>
      <text:p text:style-name="Preformatted_20_Text"><text:s text:c="4"/>Set AIRFLOW__CORE__LOAD_DEFAULT_CONNECTIONS=False</text:p>
      <text:p text:style-name="Preformatted_20_Text"><text:s text:c="4"/>Run airflow db init</text:p>
      <text:p text:style-name="Preformatted_20_Text"/>
      <text:p text:style-name="Preformatted_20_Text">12.1.3 <text:s text:c="3"/>A closer look at the scheduler</text:p>
      <text:p text:style-name="Preformatted_20_Text"/>
      <text:p text:style-name="Preformatted_20_Text">To understand how and when tasks are executed, let’s take a closer look at the scheduler. The scheduler has multiple responsibilities:</text:p>
      <text:p text:style-name="Preformatted_20_Text"/>
      <text:p text:style-name="Preformatted_20_Text"><text:s text:c="4"/>Parsing DAG files and storing extracted information in the database</text:p>
      <text:p text:style-name="Preformatted_20_Text"><text:s text:c="4"/>Determine which tasks are ready to execute and place these in the queued state</text:p>
      <text:p text:style-name="Preformatted_20_Text"><text:s text:c="4"/>Fetching and executing tasks in the queued state</text:p>
      <text:p text:style-name="Preformatted_20_Text"/>
      <text:p text:style-name="Preformatted_20_Text">Airflow runs all tasks in DAGs within a “Job”. Although Job classes are internal to Airflow, you can view the running jobs in the Airflow UI. Besides tasks defined in DAGs, the scheduler also runs in a Job, albeit its own special Job, namely a “SchedulerJob”. All jobs can be inspected in the Airflow UI under Browse → Jobs:</text:p>
      <text:p text:style-name="Preformatted_20_Text">Figure 12.3 The scheduler, regular tasks, and backfill tasks are run within a Job in Airflow. All jobs can be viewed in the Airflow UI.</text:p>
      <text:p text:style-name="Preformatted_20_Text"/>
      <text:p text:style-name="Preformatted_20_Text">The SchedulerJob has three responsibilities. First, it’s responsible for parsing DAG files and storing extracted information in the database. Let’s inspect what <text:soft-page-break/>that entails.</text:p>
      <text:p text:style-name="Preformatted_20_Text"/>
      <text:p text:style-name="Preformatted_20_Text"><text:s text:c="4"/>The DAG processor</text:p>
      <text:p text:style-name="Preformatted_20_Text"/>
      <text:p text:style-name="Preformatted_20_Text">The Airflow scheduler periodically “processes” Python files in the DAGs directory (the directory set by AIRFLOW__CORE__DAGS_FOLDER). This means that even if no change was made to a DAG file[96], it periodically evaluates each DAG file, and persists the found DAGs in the Airflow metastore. The reason for this is the fact you can create dynamic DAGs in Airflow; DAGs which change structure based on an external source, while the code stays the same. For example, a DAG in which a YAML file is read and tasks are generated based on the content of the YAML file. In order to pick up changes in dynamic DAGs, the scheduler re-processes DAG files periodically.</text:p>
      <text:p text:style-name="Preformatted_20_Text"/>
      <text:p text:style-name="Preformatted_20_Text">Processing DAGs takes processing power. The more you re-process your DAG files, the faster changes will be picked up, but at the cost of taking more CPU power. If you know your DAGs do not change dynamically, it’s safe to raise the interval to a higher number to alleviate the CPU. In the worst case, saving a new DAG file and waiting for the scheduler to start and process a DAG the new file will then take 1 full processing interval. The interval of DAG processing is related to four configurations:</text:p>
      <text:p text:style-name="Preformatted_20_Text"/>
      <text:p text:style-name="Preformatted_20_Text">Configuration item</text:p>
      <text:p text:style-name="Preformatted_20_Text"><text:tab/></text:p>
      <text:p text:style-name="Preformatted_20_Text"/>
      <text:p text:style-name="Preformatted_20_Text">Description</text:p>
      <text:p text:style-name="Preformatted_20_Text"/>
      <text:p text:style-name="Preformatted_20_Text">AIRFLOW__SCHEDULER__ PROCESSOR_POLL_INTERVAL</text:p>
      <text:p text:style-name="Preformatted_20_Text"><text:tab/></text:p>
      <text:p text:style-name="Preformatted_20_Text"/>
      <text:p text:style-name="Preformatted_20_Text">The time to wait after completing a scheduler loop. Inside a scheduler loop (amongst other operations) DAGs are parsed, so the lower this number, the faster DAGs will be parsed.</text:p>
      <text:p text:style-name="Preformatted_20_Text"/>
      <text:p text:style-name="Preformatted_20_Text">AIRFLOW__SCHEDULER__ MIN_FILE_PROCESS_INTERVAL</text:p>
      <text:p text:style-name="Preformatted_20_Text"><text:tab/></text:p>
      <text:p text:style-name="Preformatted_20_Text"/>
      <text:p text:style-name="Preformatted_20_Text">The minimum interval for files to be processed (default 0). Note: no guarantee that files will be processed at this interval, it’s only a lower boundary, not an actual interval.</text:p>
      <text:p text:style-name="Preformatted_20_Text"/>
      <text:p text:style-name="Preformatted_20_Text">AIRFLOW__SCHEDULER__ DAG_DIR_LIST_INTERVAL</text:p>
      <text:p text:style-name="Preformatted_20_Text"><text:tab/></text:p>
      <text:p text:style-name="Preformatted_20_Text"/>
      <text:p text:style-name="Preformatted_20_Text">The minimum time to refresh the list of files in the DAGs folder (default 300). Already listed files are kept in memory and processed at a different interval. Note: lower boundary, not actual interval.</text:p>
      <text:p text:style-name="Preformatted_20_Text"/>
      <text:p text:style-name="Preformatted_20_Text">AIRFLOW__SCHEDULER__PARSING_PROCESSES</text:p>
      <text:p text:style-name="Preformatted_20_Text"><text:tab/></text:p>
      <text:p text:style-name="Preformatted_20_Text"/>
      <text:p text:style-name="Preformatted_20_Text">The maximum number of processes (not threads) to use for parsing all DAG files. Note: upper boundary, not the actual number of processes.</text:p>
      <text:p text:style-name="Preformatted_20_Text"/>
      <text:p text:style-name="Preformatted_20_Text">Table 12.2 Airflow configuration options related to DAG processing</text:p>
      <text:p text:style-name="Preformatted_20_Text"/>
      <text:p text:style-name="Preformatted_20_Text">An optimal configuration for your system depends on the number of DAGs, the size of your DAGs (i.e. how long it takes for the DAG processor to evaluate your DAG), and the available resources on the machine on which the scheduler is running. All intervals define a boundary for how often to perform a process - at times the interval value is compared, but it’s possible for example for the DAG_DIR_LIST_INTERVAL is checked after 305 seconds, while the value is set to 300 seconds.</text:p>
      <text:p text:style-name="Preformatted_20_Text"/>
      <text:p text:style-name="Preformatted_20_Text"><text:soft-page-break/>AIRFLOW__SCHEDULER__DAG_DIR_LIST_INTERVAL is particularly useful to lower; if you find yourself often adding new DAGs and waiting for them to appear, this issue can be reduced by lowering this value.</text:p>
      <text:p text:style-name="Preformatted_20_Text"/>
      <text:p text:style-name="Preformatted_20_Text">All DAG processing happens within a while True loop, in which Airflow loops over a series of steps for processing DAG files over and over. In the log files, you will see the output of DAG processing in /logs/dag_processor_manager/dag_processor_manager.log. For example:</text:p>
      <text:p text:style-name="Preformatted_20_Text">Listing 12.2 Example output of DAG processor manager</text:p>
      <text:p text:style-name="Preformatted_20_Text"/>
      <text:p text:style-name="Preformatted_20_Text">================================================================================</text:p>
      <text:p text:style-name="Preformatted_20_Text">DAG File Processing Stats</text:p>
      <text:p text:style-name="Preformatted_20_Text"><text:s/></text:p>
      <text:p text:style-name="Preformatted_20_Text">File Path <text:s text:c="23"/>PID <text:s/>Runtime <text:s text:c="5"/># DAGs <text:s text:c="3"/># Errors <text:s/>Last Runtime <text:s text:c="3"/>Last Run</text:p>
      <text:p text:style-name="Preformatted_20_Text">----------------------------- <text:s/>----- <text:s/>--------- <text:s/>-------- <text:s/>---------- <text:s/>-------------- <text:s/>-------------------</text:p>
      <text:p text:style-name="Preformatted_20_Text">.../dag_failure_callback.py <text:s text:c="27"/>1 <text:s text:c="10"/>0 <text:s/>0.09s <text:s text:c="10"/>2020-12-20T18:55:15</text:p>
      <text:p text:style-name="Preformatted_20_Text">.../dag_puller_dag.py <text:s text:c="33"/>1 <text:s text:c="10"/>0 <text:s/>0.09s <text:s text:c="10"/>2020-12-20T18:55:15</text:p>
      <text:p text:style-name="Preformatted_20_Text">.../task_failure_callback.py <text:s text:c="26"/>1 <text:s text:c="10"/>0 <text:s/>0.10s <text:s text:c="10"/>2020-12-20T18:55:15</text:p>
      <text:p text:style-name="Preformatted_20_Text">.../task_failure_email.py <text:s text:c="4"/>35908 <text:s/>0.00s <text:s text:c="12"/>1 <text:s text:c="10"/>0 <text:s/>0.08s <text:s text:c="10"/>2020-12-20T18:55:15</text:p>
      <text:p text:style-name="Preformatted_20_Text">.../task_sla.py <text:s text:c="14"/>35907 <text:s/>0.07s <text:s text:c="12"/>1 <text:s text:c="10"/>0 <text:s/>0.08s <text:s text:c="10"/>2020-12-20T18:55:15</text:p>
      <text:p text:style-name="Preformatted_20_Text">================================================================================</text:p>
      <text:p text:style-name="Preformatted_20_Text">[2020-12-20 18:55:22,255] {dag_processing.py:1062} INFO - Finding 'running' jobs without a recent heartbeat</text:p>
      <text:p text:style-name="Preformatted_20_Text">[2020-12-20 18:55:22,255] {dag_processing.py:1066} INFO - Failing jobs without heartbeat after 2020-12-20 18:50:22.255611+00:00</text:p>
      <text:p text:style-name="Preformatted_20_Text">[2020-12-20 18:55:32,267] {dag_processing.py:1062} INFO - Finding 'running' jobs without a recent heartbeat</text:p>
      <text:p text:style-name="Preformatted_20_Text">[2020-12-20 18:55:32,267] {dag_processing.py:1066} INFO - Failing jobs without heartbeat after 2020-12-20 18:50:32.267603+00:00</text:p>
      <text:p text:style-name="Preformatted_20_Text">[2020-12-20 18:55:42,320] {dag_processing.py:1062} INFO - Finding 'running' jobs without a recent heartbeat</text:p>
      <text:p text:style-name="Preformatted_20_Text">[2020-12-20 18:55:42,320] {dag_processing.py:1066} INFO - Failing jobs without heartbeat after 2020-12-20 18:50:42.320578+00:00</text:p>
      <text:p text:style-name="Preformatted_20_Text"/>
      <text:p text:style-name="Preformatted_20_Text">copy</text:p>
      <text:p text:style-name="Preformatted_20_Text"/>
      <text:p text:style-name="Preformatted_20_Text">Note these “File Processing Stats” are not printed with every iteration, but every X number of seconds that AIRFLOW__SCHEDULER__PRINT_STATS_INTERVAL is set to (default 30 seconds). Also note that the displayed statistics represent the information from the last run, not the results of the last number of “print_stats_interval” seconds.</text:p>
      <text:p text:style-name="Preformatted_20_Text"/>
      <text:p text:style-name="Preformatted_20_Text"><text:s text:c="4"/>The task scheduler</text:p>
      <text:p text:style-name="Preformatted_20_Text"/>
      <text:p text:style-name="Preformatted_20_Text">Second, the scheduler is responsible for determining which task instances may be executed. Within a while True loop it periodically checks for each task instance if a set of conditions are met; such as (amongst others) are all upstream dependencies satisfied, has the end of an interval been reached, is the task instance in the previous DAG run successful if depends_on_past=True, etc. Whenever a task instance meets all conditions, it is set to “scheduled” state. Once a task instance is in scheduled state, it means the scheduler decided it met all conditions and is okay to execute.</text:p>
      <text:p text:style-name="Preformatted_20_Text"/>
      <text:p text:style-name="Preformatted_20_Text">Next, another loop within the scheduler determines with yet another set of conditions which tasks go from “scheduled” to “queued” state. Here, conditions include (amongst others) if there are enough open slots, and if certain tasks have priority over others (given the priority_weight argument). Once all these <text:soft-page-break/>conditions have been met, the scheduler will push a command to a queue to run the task and set the state of the task instance to queued. This means once the task instance has been placed on a queue, it’s no longer the responsibility of the scheduler. At this point, tasks are now the responsibility of the executor to read the task instance from the queue and start the task on a worker.</text:p>
      <text:p text:style-name="Preformatted_20_Text"/>
      <text:p text:style-name="Preformatted_20_Text">NOTE The task scheduler is responsible for tasks up to the queued state. Once a task is given the queued state, it becomes the responsibility of the executor to run the task.</text:p>
      <text:p text:style-name="Preformatted_20_Text"/>
      <text:p text:style-name="Preformatted_20_Text">The type of queue and how a task instance is processed once it’s been placed on a queue is contained in the process named Executor. The executor part of the scheduler can be configured in various ways, from a single process on a single machine to multiple processes distributed over multiple machines, as elaborated in Section 12.1.1.</text:p>
      <text:p text:style-name="Preformatted_20_Text"/>
      <text:p text:style-name="Preformatted_20_Text"><text:s text:c="4"/>The task executor</text:p>
      <text:p text:style-name="Preformatted_20_Text"/>
      <text:p text:style-name="Preformatted_20_Text">In general, the task executor process will wait for the task scheduler process to place task instances to execute on a queue. Once placed on this queue, the executor will fetch the task instance from the queue, and execute the task instance. Airflow registers each state change in the metastore. The message placed on the queue contains several details of the task instance. Within the executor, “executing” tasks means creating a new process for the task to run in so that it doesn’t bring down Airflow if something fails. In the new process, it executes the CLI command airflow tasks run” to run a single task instance, for example (using the LocalExecutor):</text:p>
      <text:p text:style-name="Preformatted_20_Text">Listing 12.3 The command executed for any given task</text:p>
      <text:p text:style-name="Preformatted_20_Text"/>
      <text:p text:style-name="Preformatted_20_Text">airflow tasks run [dag_id] [task_id] [execution date] --local --pool [pool id] -sd [dag file path]</text:p>
      <text:p text:style-name="Preformatted_20_Text"/>
      <text:p text:style-name="Preformatted_20_Text">copy</text:p>
      <text:p text:style-name="Preformatted_20_Text"/>
      <text:p text:style-name="Preformatted_20_Text">For example:</text:p>
      <text:p text:style-name="Preformatted_20_Text"/>
      <text:p text:style-name="Preformatted_20_Text">airflow tasks run chapter12_task_sla sleeptask 2020-04-04T00:00:00+00:00 --local --pool default_pool -sd /....../dags/chapter12/task_sla.py</text:p>
      <text:p text:style-name="Preformatted_20_Text"/>
      <text:p text:style-name="Preformatted_20_Text">copy</text:p>
      <text:p text:style-name="Preformatted_20_Text"/>
      <text:p text:style-name="Preformatted_20_Text">Right before executing the command, Airflow registers the state of the task instance as “running” in the metastore. After this, it executes the task and periodically “checks in” by sending a heartbeat to the metastore. The heartbeat is yet another while True loop in which Airflow:</text:p>
      <text:p text:style-name="Preformatted_20_Text"/>
      <text:p text:style-name="Preformatted_20_Text"><text:s text:c="4"/>Checks if the task has finished</text:p>
      <text:p text:style-name="Preformatted_20_Text"><text:s text:c="4"/>If yes and exit code 0 → task is successful</text:p>
      <text:p text:style-name="Preformatted_20_Text"><text:s text:c="4"/>If yes and not exit code 0 → task failed</text:p>
      <text:p text:style-name="Preformatted_20_Text"><text:s text:c="4"/>If not →</text:p>
      <text:p text:style-name="Preformatted_20_Text"><text:s text:c="8"/>o Register heartbeat and wait X seconds, configured with AIRFLOW__SCHEDULER__JOB_HEARTBEAT_SEC (default 5)</text:p>
      <text:p text:style-name="Preformatted_20_Text"><text:s text:c="8"/>o Repeat</text:p>
      <text:p text:style-name="Preformatted_20_Text"/>
      <text:p text:style-name="Preformatted_20_Text">For a successful task, this process repeats a certain number of times, until the task is completed. If no error occurred, the state of the task is changed to “success”. The ideal flow of a task is therefore:</text:p>
      <text:p text:style-name="Preformatted_20_Text">Figure 12.4 The ideal flow of a task, and the task state for which the components of the scheduler are responsible. The dotted line represents the full scheduler responsibility. When running the SequentialExecutor/LocalExecutor mode, this is a single process. The CeleryExecutor and KubernetesExecutor run the task executor in separate processes, designed to scale out over multiple machines.</text:p>
      <text:p text:style-name="Preformatted_20_Text">12.2 <text:s/>Installing each executor</text:p>
      <text:p text:style-name="Preformatted_20_Text"><text:soft-page-break/></text:p>
      <text:p text:style-name="Preformatted_20_Text">There are many ways to install and configure Airflow, hence it’s impractical to elaborate on all ways in this book. However, we demonstrate the main items required for getting each executor up and running.</text:p>
      <text:p text:style-name="Preformatted_20_Text"/>
      <text:p text:style-name="Preformatted_20_Text">As explained in Section 12.1, the executor is part of Airflow’s scheduler. The DAG processor and task scheduler can only be run in one single way, by starting airflow scheduler. However, the task executor can be installed in different ways, from a single process on a single machine to multiple processes on multiple machines, for performance and/or redundancy.</text:p>
      <text:p text:style-name="Preformatted_20_Text"/>
      <text:p text:style-name="Preformatted_20_Text">The executor type is set in Airflow with AIRFLOW__CORE__EXECUTOR, where the value is one of the following:</text:p>
      <text:p text:style-name="Preformatted_20_Text"/>
      <text:p text:style-name="Preformatted_20_Text"><text:s text:c="4"/>SequentialExecutor (default)</text:p>
      <text:p text:style-name="Preformatted_20_Text"><text:s text:c="4"/>LocalExecutor</text:p>
      <text:p text:style-name="Preformatted_20_Text"><text:s text:c="4"/>CeleryExecutor</text:p>
      <text:p text:style-name="Preformatted_20_Text"><text:s text:c="4"/>KubernetesExecutor</text:p>
      <text:p text:style-name="Preformatted_20_Text"/>
      <text:p text:style-name="Preformatted_20_Text">You can validate the correct installation of any executor by running a DAG. If any task makes it to the running state, it means the task went through the cycle of being scheduled, queued, and running, which means the task is picked up by the executor.</text:p>
      <text:p text:style-name="Preformatted_20_Text">12.2.1 <text:s text:c="3"/>Setting up the SequentialExecutor</text:p>
      <text:p text:style-name="Preformatted_20_Text"/>
      <text:p text:style-name="Preformatted_20_Text">The default executor in Airflow is the SequentialExecutor. The task executor part of the scheduler is run in a single subprocess. Within this one single subprocess, tasks are run one-by-one and therefore it’s the slowest method of task execution. However, it is convenient for testing because it requires no configuration.</text:p>
      <text:p text:style-name="Preformatted_20_Text">Figure 12.5 With the SequentialExecutor, all components must run on the same machine.</text:p>
      <text:p text:style-name="Preformatted_20_Text"/>
      <text:p text:style-name="Preformatted_20_Text">The SequentialExecutor works with a SQLite database. Running airflow db init without any configuration will initialize a SQLite database in your $AIRFLOW_HOME directory, which is a single file named airflow.db. After that, start two processes:</text:p>
      <text:p text:style-name="Preformatted_20_Text"/>
      <text:p text:style-name="Preformatted_20_Text"><text:s text:c="4"/>airflow scheduler</text:p>
      <text:p text:style-name="Preformatted_20_Text"><text:s text:c="4"/>airflow webserver</text:p>
      <text:p text:style-name="Preformatted_20_Text"/>
      <text:p text:style-name="Preformatted_20_Text">12.2.2 <text:s text:c="3"/>Setting up the LocalExecutor</text:p>
      <text:p text:style-name="Preformatted_20_Text"/>
      <text:p text:style-name="Preformatted_20_Text">Setting up Airflow with the LocalExecutor is not much different from the SequentialExecutor setup as described in Section 12.5.1. Its architecture is similar to the SequentialExecutor but with multiple subprocesses, allowing to execute tasks in parallel, and thus to perform faster. Each subprocess executes one task and subprocesses can run in parallel.</text:p>
      <text:p text:style-name="Preformatted_20_Text"/>
      <text:p text:style-name="Preformatted_20_Text">Also, the SequentialExecutor is coupled to a SQLite database, while all other executors can work with more sophisticated databases such as MySQL and PostgreSQL, resulting in better performance.</text:p>
      <text:p text:style-name="Preformatted_20_Text">Figure 12.6 With the LocalExecutor all components can run on a separate machine. However, subprocesses created by the scheduler all run on one single machine.</text:p>
      <text:p text:style-name="Preformatted_20_Text"/>
      <text:p text:style-name="Preformatted_20_Text">To configure the LocalExecutor, set AIRFLOW__CORE__EXECUTOR to LocalExecutor. The scheduler can spawn up to a maximum number of subprocesses configured by AIRFLOW__CORE__PARALLELISM (default 32). Technically, these are not new processes but rather processes forked from the parent (scheduler) process.</text:p>
      <text:p text:style-name="Preformatted_20_Text"/>
      <text:p text:style-name="Preformatted_20_Text">Besides setting a maximum number of subprocesses, there are other ways to limit the number of parallel tasks, e.g. by lowering the default pool size, AIRFLOW__CORE__DAG_CONCURRENCY, or AIRFLOW__CORE__MAX_ACTIVE_RUNS_PER_DAG.</text:p>
      <text:p text:style-name="Preformatted_20_Text"/>
      <text:p text:style-name="Preformatted_20_Text"><text:soft-page-break/>Database-wise, ensure to install Airflow with the extra dependencies for the corresponding database system:</text:p>
      <text:p text:style-name="Preformatted_20_Text"/>
      <text:p text:style-name="Preformatted_20_Text"><text:s text:c="4"/>MySQL: pip install apache-airflow[mysql]</text:p>
      <text:p text:style-name="Preformatted_20_Text"><text:s text:c="4"/>PostgreSQL: pip install apache-airflow[postgres]</text:p>
      <text:p text:style-name="Preformatted_20_Text"/>
      <text:p text:style-name="Preformatted_20_Text">The LocalExecutor is easy to set up and can get you decent performance. The system is limited by the resources of the scheduler’s machine. Once the LocalExecutor doesn’t suffice anymore (e.g., in terms of performance or redundancy), the CeleryExecutor and KubernetesExecutor, which we install in respectively Section 12.2.3 and 12.2.4, are the logical next steps.</text:p>
      <text:p text:style-name="Preformatted_20_Text">12.2.3 <text:s text:c="3"/>Setting up the CeleryExecutor</text:p>
      <text:p text:style-name="Preformatted_20_Text"/>
      <text:p text:style-name="Preformatted_20_Text">The CeleryExecutor is built on top of the Celery[97] project. Celery provides a framework for distributing messages to workers via a queuing system:</text:p>
      <text:p text:style-name="Preformatted_20_Text">Figure 12.7 Running the CeleryExecutor, tasks are divided amongst multiple machines running Celery workers. The workers wait for tasks to arrive on a queue.</text:p>
      <text:p text:style-name="Preformatted_20_Text"/>
      <text:p text:style-name="Preformatted_20_Text">As you can see in Figure 12.7, both the scheduler and Celery workers require access to both the DAGs and the database. For the database, this is no problem since you can connect to it with a client. For the DAGs folder, this can be challenging to set up. The consideration to make is to either make the DAGs available to all machines via a shared file system or by building a containerized setup where the DAGs are built into an image together with Airflow. In the containerized setup, any change to DAG code will result in a redeployment of the software. More pros and cons of shared file system versus container deployment can be read in the next Section 12.2.4 about the KubernetesExecutor installation.</text:p>
      <text:p text:style-name="Preformatted_20_Text"/>
      <text:p text:style-name="Preformatted_20_Text">To get started with Celery, first install Airflow with the Celery extra dependencies, and configure the executor:</text:p>
      <text:p text:style-name="Preformatted_20_Text"/>
      <text:p text:style-name="Preformatted_20_Text"><text:s text:c="4"/>pip install apache-airflow[celery]</text:p>
      <text:p text:style-name="Preformatted_20_Text"><text:s text:c="4"/>AIRFLOW__CORE__EXECUTOR=CeleryExecutor</text:p>
      <text:p text:style-name="Preformatted_20_Text"><text:s text:c="4"/>The queueing system can be anything that Celery supports, which is Redis, RabbitMQ, and AWS SQS at the time of writing. Within Celery, the queue is called “broker”. Installing a broker is out of scope for this book, but after installation you must configure Airflow to the broker by setting AIRFLOW__CELERY__BROKER_URL, for example:</text:p>
      <text:p text:style-name="Preformatted_20_Text"><text:s text:c="4"/>Redis: AIRFLOW__CELERY__BROKER_URL=redis://localhost:6379/0</text:p>
      <text:p text:style-name="Preformatted_20_Text"><text:s text:c="4"/>RabbitMQ: AIRFLOW__CELERY__BROKER_URL=amqp://user:pass@localhost:5672//</text:p>
      <text:p text:style-name="Preformatted_20_Text"><text:s text:c="4"/>Check the documentation for your queueing system for the corresponding URI format. The CELERY_BROKER_URL allows the scheduler to send messages to the queue. For the Celery workers to communicate with the Airflow metastore, we must also configure AIRFLOW__CELERY__RESULT_BACKEND. Celery requires to prefix the URI with “db+” to indicate a database connection, for example:</text:p>
      <text:p text:style-name="Preformatted_20_Text"><text:s text:c="4"/>MySQL: AIRFLOW__CELERY__RESULT_BACKEND=db+mysql://user:pass@localhost/airflow</text:p>
      <text:p text:style-name="Preformatted_20_Text"><text:s text:c="4"/>PostgreSQL: AIRFLOW__CELERY__RESULT_BACKEND=db+postgresql://user:pass@localhost/airflow</text:p>
      <text:p text:style-name="Preformatted_20_Text"/>
      <text:p text:style-name="Preformatted_20_Text">Ensure the DAGs folder is also accessible on the worker machines on the same path as configured by AIRFLOW__CORE__DAGS_FOLDER. After this, we should be good to go:</text:p>
      <text:p text:style-name="Preformatted_20_Text"/>
      <text:p text:style-name="Preformatted_20_Text"><text:s text:c="4"/>Start airflow webserver</text:p>
      <text:p text:style-name="Preformatted_20_Text"><text:s text:c="4"/>Start airflow scheduler</text:p>
      <text:p text:style-name="Preformatted_20_Text"><text:s text:c="4"/>Start airflow celery worker</text:p>
      <text:p text:style-name="Preformatted_20_Text"><text:s text:c="4"/>airflow celery worker is a small wrapper command starting a Celery worker. All should be up and running now.</text:p>
      <text:p text:style-name="Preformatted_20_Text"/>
      <text:p text:style-name="Preformatted_20_Text">To validate the installation, you could manually trigger a DAG. If any task completes successfully, it will have gone through all components of the <text:soft-page-break/>CeleryExecutor setup, meaning everything works as intended.</text:p>
      <text:p text:style-name="Preformatted_20_Text"/>
      <text:p text:style-name="Preformatted_20_Text">To monitor the status of the system, we can set up Flower, a web-based monitoring tool for Celery in which we can inspect (amongst others) workers, tasks, and the status of the whole Celery system. The Airflow CLI also provides a convenience command to start Flower: airflow celery flower. By default, Flower runs on port 5555. After starting, browse to http://localhost:5555:</text:p>
      <text:p text:style-name="Preformatted_20_Text">Figure 12.8 The Flower dashboard shows the status of all Celery workers</text:p>
      <text:p text:style-name="Preformatted_20_Text"/>
      <text:p text:style-name="Preformatted_20_Text">In the first view of Flower, we see the number of registered Celery workers, their status, and some high-level information on the number of tasks each worker has processed. How to tell if the system is performing well? The most useful graphic in the Flower interface is the “Monitor” page in Figure 12.9, which shows the status of the system in a few graphs:</text:p>
      <text:p text:style-name="Preformatted_20_Text">Figure 12.9 The monitoring tab of Flower shows graphs to understand the performance of the Celery system</text:p>
      <text:p text:style-name="Preformatted_20_Text"/>
      <text:p text:style-name="Preformatted_20_Text">From the two distributed executor modes Airflow offers (Celery and Kubernetes), the CeleryExecutor is the easier of the two to set up from scratch, because you only need to set up one additional component: the queue. The Celery workers and Flower dashboard are integrated into Airflow, which makes it easy to set up and scale out the execution of tasks over multiple machines.</text:p>
      <text:p text:style-name="Preformatted_20_Text">12.2.4 <text:s text:c="3"/>Setting up the KubernetesExecutor</text:p>
      <text:p text:style-name="Preformatted_20_Text"/>
      <text:p text:style-name="Preformatted_20_Text">Last but not least, the KubernetesExecutor. Set AIRFLOW__CORE__EXECUTOR=KubernetesExecutor to use it. As the name implies, this executor type is coupled to Kubernetes, which is the most used system for running and managing software in containers. As many companies run their software on Kubernetes since containers provide an isolated environment that ensures what you develop on your computer runs the same on the production system, a strong desire came from the Airflow community to also run Airflow on Kubernetes. Architecturally, the KubernetesExecutor looks as follows:</text:p>
      <text:p text:style-name="Preformatted_20_Text">Figure 12.10 With the KubernetesExecutor, all tasks run in a pod in Kubernetes. While it is not necessary to run the webserver, scheduler, and database in Kubernetes, it is sensible to also run it there when using the KubernetesExecutor.</text:p>
      <text:p text:style-name="Preformatted_20_Text"/>
      <text:p text:style-name="Preformatted_20_Text">When working with the KubernetesExecutor, it helps to have prior knowledge of Kubernetes. However, while Kubernetes can be large and complex, the Airflow KubernetesExecutor only uses a small part of all available components on the Kubernetes platform. For now, it’s good to know a pod is the smallest unit of work in Kubernetes and can run one or more containers. In the context of Airflow, one task will run in one pod.</text:p>
      <text:p text:style-name="Preformatted_20_Text"/>
      <text:p text:style-name="Preformatted_20_Text">A pod is created every time a task is executed. When the scheduler decides to run a task, it sends a pod creation request to the Kubernetes API, which then creates a pod running an Airflow container, with a command “airflow tasks run ...” as shown in Listing 12.3 (disregarding several details). Kubernetes itself monitors the status of the pod.</text:p>
      <text:p text:style-name="Preformatted_20_Text"/>
      <text:p text:style-name="Preformatted_20_Text">With the other executor setups, there was a clear separation between physical machines. With Kubernetes, all processes run in pods, where pods can be distributed over multiple machines, although they might also be running on the same machine. From a user’s perspective, processes run in pods and the user does not know of underlying machines.</text:p>
      <text:p text:style-name="Preformatted_20_Text"/>
      <text:p text:style-name="Preformatted_20_Text">The most used way to deploy software on Kubernetes is with Helm, a package manager for Kubernetes. Various 3rd party Helm charts for Airflow are available on Helm Hub, the repository for Helm charts. At the time of writing, an “official” Airflow Helm chart is available on the master branch of the Airflow project. It is however not yet available on public Helm repositories at the time of writing. The minimal installation instructions are therefore (assuming a functioning Kubernetes cluster and Helm 3+):</text:p>
      <text:p text:style-name="Preformatted_20_Text">Listing 12.4 Airflow installation on Kubernetes with Helm chart</text:p>
      <text:p text:style-name="Preformatted_20_Text"><text:soft-page-break/></text:p>
      <text:p text:style-name="Preformatted_20_Text">$ curl -OL https://github.com/apache/airflow/archive/master.zip</text:p>
      <text:p text:style-name="Preformatted_20_Text">$ unzip master.zip</text:p>
      <text:p text:style-name="Preformatted_20_Text">$ kubectl create namespace airflow</text:p>
      <text:p text:style-name="Preformatted_20_Text">$ helm dep update ./airflow-master/chart</text:p>
      <text:p text:style-name="Preformatted_20_Text">$ helm install airflow ./airflow-master/chart --namespace airflow</text:p>
      <text:p text:style-name="Preformatted_20_Text"><text:s/></text:p>
      <text:p text:style-name="Preformatted_20_Text">NAME: airflow</text:p>
      <text:p text:style-name="Preformatted_20_Text">LAST DEPLOYED: Wed Jul 22 20:40:44 2020</text:p>
      <text:p text:style-name="Preformatted_20_Text">NAMESPACE: airflow</text:p>
      <text:p text:style-name="Preformatted_20_Text">STATUS: deployed</text:p>
      <text:p text:style-name="Preformatted_20_Text">REVISION: 1</text:p>
      <text:p text:style-name="Preformatted_20_Text">TEST SUITE: None</text:p>
      <text:p text:style-name="Preformatted_20_Text">NOTES:</text:p>
      <text:p text:style-name="Preformatted_20_Text">Thank you for installing Airflow!</text:p>
      <text:p text:style-name="Preformatted_20_Text"><text:s/></text:p>
      <text:p text:style-name="Preformatted_20_Text">Your release is named airflow.</text:p>
      <text:p text:style-name="Preformatted_20_Text"><text:s/></text:p>
      <text:p text:style-name="Preformatted_20_Text">You can now access your dashboard(s) by executing the following command(s) and visiting the corresponding port at localhost in your browser:</text:p>
      <text:p text:style-name="Preformatted_20_Text"><text:s/></text:p>
      <text:p text:style-name="Preformatted_20_Text">Airflow dashboard: <text:s text:c="7"/>kubectl port-forward svc/airflow-webserver 8080:8080 --namespace airflow</text:p>
      <text:p text:style-name="Preformatted_20_Text"/>
      <text:p text:style-name="Preformatted_20_Text">copy</text:p>
      <text:p text:style-name="Preformatted_20_Text"/>
      <text:p text:style-name="Preformatted_20_Text">#1 Download Airflow source code, containing the Helm chart</text:p>
      <text:p text:style-name="Preformatted_20_Text"/>
      <text:p text:style-name="Preformatted_20_Text">#2 Create an Airflow namespace in Kubernetes</text:p>
      <text:p text:style-name="Preformatted_20_Text"/>
      <text:p text:style-name="Preformatted_20_Text">#3 Download specified versions of dependant Helm charts</text:p>
      <text:p text:style-name="Preformatted_20_Text"/>
      <text:p text:style-name="Preformatted_20_Text">#4 Install the Airflow Helm chart</text:p>
      <text:p text:style-name="Preformatted_20_Text"/>
      <text:p text:style-name="Preformatted_20_Text">One of the trickier parts of setting up the KubernetesExecutor is determining how to distribute DAG files between Airflow processes. There are three methods to do so:</text:p>
      <text:p text:style-name="Preformatted_20_Text"/>
      <text:p text:style-name="Preformatted_20_Text"><text:s text:c="4"/>Share DAGs between pods with a PersistentVolume</text:p>
      <text:p text:style-name="Preformatted_20_Text"><text:s text:c="4"/>Pull the latest DAG code from a repository with a Git-sync init container</text:p>
      <text:p text:style-name="Preformatted_20_Text"><text:s text:c="4"/>Build the DAGs into the Docker image</text:p>
      <text:p text:style-name="Preformatted_20_Text"/>
      <text:p text:style-name="Preformatted_20_Text">First, let’s establish how to deploy Airflow DAG code without using containers. All Airflow processes must have access to a directory containing DAG files. On a single machine, this isn’t too hard: start all Airflow processes, and point to the directory on the machine holding the DAG code.</text:p>
      <text:p text:style-name="Preformatted_20_Text"/>
      <text:p text:style-name="Preformatted_20_Text">However, it becomes difficult when running Airflow processes on different machines. In that case, you need some way to make DAG code accessible by both machines, such as a shared file system:</text:p>
      <text:p text:style-name="Preformatted_20_Text">Figure 12.11 Without containers, a developer pushes code to a repository, after which the code should be made available to both Airflow processes.</text:p>
      <text:p text:style-name="Preformatted_20_Text"/>
      <text:p text:style-name="Preformatted_20_Text">However, getting code on a shared file system is not a trivial task. A file system is built for storing and retrieving files on a storage medium, not for providing an interface to the internet for easy file exchange. The exchange of files over the internet would be handled by an application running on the same machine as the file system is mounted to.</text:p>
      <text:p text:style-name="Preformatted_20_Text"/>
      <text:p text:style-name="Preformatted_20_Text">In more practical words, say you have a shared file system such as NFS (Network File System) to share files between the Airflow scheduler and worker machines. You develop code on your development machine, but cannot copy files directly to the NFS file system, because NFS does not have an interface to the internet. To copy your files onto the NFS, it must be mounted to a machine, and files must be <text:soft-page-break/>written onto the NFS via an application running on the machine, such as FTP:</text:p>
      <text:p text:style-name="Preformatted_20_Text">Figure 12.12 Files cannot be written directly to NFS because it provides no internet interface. For sending and receiving files over the internet we could use FTP, to store files on the same machine as the NFS is mounted to.</text:p>
      <text:p text:style-name="Preformatted_20_Text"/>
      <text:p text:style-name="Preformatted_20_Text">In Figure 12.12, a developer or CI/CD system can push Airflow code to the Airflow system via an FTP server, which runs on one of the Airflow machines. Via the FTP server, the NFS volume should be made accessible for the CI/CD system to push DAG files to and make it accessible to all Airflow machines.</text:p>
      <text:p text:style-name="Preformatted_20_Text"/>
      <text:p text:style-name="Preformatted_20_Text">What if a pushing mechanism from the CI/CD system is not an option? This is a common challenge for various reasons, such as security or network limitations. In that case, an often seen solution is to pull the code in from an Airflow machine, via a DAG named “the DAG puller DAG”:</text:p>
      <text:p text:style-name="Preformatted_20_Text">Listing 12.5 Pulling in the latest code with a DAG puller DAG</text:p>
      <text:p text:style-name="Preformatted_20_Text"/>
      <text:p text:style-name="Preformatted_20_Text">import datetime</text:p>
      <text:p text:style-name="Preformatted_20_Text"><text:s/></text:p>
      <text:p text:style-name="Preformatted_20_Text">from airflow.models import DAG</text:p>
      <text:p text:style-name="Preformatted_20_Text">from airflow.operators.bash import BashOperator</text:p>
      <text:p text:style-name="Preformatted_20_Text"><text:s/></text:p>
      <text:p text:style-name="Preformatted_20_Text">dag = DAG(</text:p>
      <text:p text:style-name="Preformatted_20_Text"><text:s text:c="3"/>dag_id="dag_puller",</text:p>
      <text:p text:style-name="Preformatted_20_Text"><text:s text:c="3"/>default_args={"depends_on_past": False}, #A</text:p>
      <text:p text:style-name="Preformatted_20_Text"><text:s text:c="3"/>start_date=datetime.datetime(2020, 1, 1),</text:p>
      <text:p text:style-name="Preformatted_20_Text"><text:s text:c="3"/>schedule_interval=datetime.timedelta(minutes=5), #B</text:p>
      <text:p text:style-name="Preformatted_20_Text"><text:s text:c="3"/>catchup=False, #A</text:p>
      <text:p text:style-name="Preformatted_20_Text">)</text:p>
      <text:p text:style-name="Preformatted_20_Text"><text:s/></text:p>
      <text:p text:style-name="Preformatted_20_Text">fetch_code = BashOperator(</text:p>
      <text:p text:style-name="Preformatted_20_Text"><text:s text:c="3"/>task_id="fetch_code",</text:p>
      <text:p text:style-name="Preformatted_20_Text"><text:s text:c="3"/>bash_command=(</text:p>
      <text:p text:style-name="Preformatted_20_Text"><text:s text:c="7"/>"cd /airflow/dags &amp;&amp; "</text:p>
      <text:p text:style-name="Preformatted_20_Text"><text:s text:c="7"/>"git reset --hard origin/master" #C</text:p>
      <text:p text:style-name="Preformatted_20_Text"><text:s text:c="3"/>),</text:p>
      <text:p text:style-name="Preformatted_20_Text"><text:s text:c="3"/>dag=dag,</text:p>
      <text:p text:style-name="Preformatted_20_Text">)</text:p>
      <text:p text:style-name="Preformatted_20_Text"/>
      <text:p text:style-name="Preformatted_20_Text">copy</text:p>
      <text:p text:style-name="Preformatted_20_Text"/>
      <text:p text:style-name="Preformatted_20_Text">#A Ignore all dependencies, always run tasks</text:p>
      <text:p text:style-name="Preformatted_20_Text"/>
      <text:p text:style-name="Preformatted_20_Text">#B Pull the latest code every five minutes</text:p>
      <text:p text:style-name="Preformatted_20_Text"/>
      <text:p text:style-name="Preformatted_20_Text">#C Requires Git to be installed and configured</text:p>
      <text:p text:style-name="Preformatted_20_Text"/>
      <text:p text:style-name="Preformatted_20_Text">With the above “DAG puller DAG” the latest code from the master branch is “pulled” onto the Airflow machine every five minutes. This obviously imposes a delay between the code on the master branch and the deployment of the code in Airflow, but it’s sometimes the most practical solution.</text:p>
      <text:p text:style-name="Preformatted_20_Text">Figure 12.13 With a “DAG puller DAG”, code will be pulled from an Airflow machine.</text:p>
      <text:p text:style-name="Preformatted_20_Text"/>
      <text:p text:style-name="Preformatted_20_Text">Now that we know the challenges and potential solutions for deploying DAGs running Airflow in a distributed setup, let’s see how to share DAGs between pods in Kubernetes:</text:p>
      <text:p text:style-name="Preformatted_20_Text"/>
      <text:p text:style-name="Preformatted_20_Text"><text:s text:c="4"/>Share DAGs between pods with a PersistentVolume</text:p>
      <text:p text:style-name="Preformatted_20_Text"><text:s text:c="4"/>PersistentVolumes are Kubernetes’ abstraction over storage, and allow mounting shared volumes to containers, without having to know the underlying storage technology, such as NFS, Azure File Storage, or AWS EBS. One of the trickier parts is to set up a CI/CD pipeline where DAG code is pushed to the shared volume, which typically does not provide out-of-the-box functionality for pushing directly to the shared volume. To enable sharing DAGs with a <text:soft-page-break/>PersistentVolume, set the configuration item AIRFLOW__KUBERNETES__DAGS_VOLUME_CLAIM to the name of the volume (“VolumeClaim” in Kubernetes) on the Airflow pod. DAG code must be copied to the volume, either with a pushing method as shown in Figure 12.12, or a pulling method as shown in Listing 12.5. The solution might depend on your chosen volume type, so refer to the Kubernetes documentation on Volumes for more information.</text:p>
      <text:p text:style-name="Preformatted_20_Text"><text:s text:c="4"/>Pull the latest DAG code from a repository with a Git-sync init container</text:p>
      <text:p text:style-name="Preformatted_20_Text"><text:s text:c="4"/>The Airflow configuration holds a list of items to fill for pulling a Git repository via a sidecar container before running an Airflow task (not complete):</text:p>
      <text:p text:style-name="Preformatted_20_Text"><text:s text:c="8"/>AIRFLOW_KUBERNETES_GIT_REPO = https://mycompany.com/repository/airflow</text:p>
      <text:p text:style-name="Preformatted_20_Text"><text:s text:c="8"/>AIRFLOW_KUBERNETES_GIT_BRANCH = master</text:p>
      <text:p text:style-name="Preformatted_20_Text"><text:s text:c="8"/>AIRFLOW_KUBERNETES_GIT_SUBPATH = dags</text:p>
      <text:p text:style-name="Preformatted_20_Text"><text:s text:c="8"/>AIRFLOW_KUBERNETES_GIT_USER = username</text:p>
      <text:p text:style-name="Preformatted_20_Text"><text:s text:c="8"/>AIRFLOW_KUBERNETES_GIT_PASSWORD = password</text:p>
      <text:p text:style-name="Preformatted_20_Text"><text:s text:c="8"/>AIRFLOW_KUBERNETES_GIT_SSH_KEY_SECRET_NAME = airflow-secrets</text:p>
      <text:p text:style-name="Preformatted_20_Text"><text:s text:c="8"/>AIRFLOW_KUBERNETES_GIT_DAGS_FOLDER_MOUNT_POINT = /opt/airflow/dags</text:p>
      <text:p text:style-name="Preformatted_20_Text"><text:s text:c="8"/>AIRFLOW_KUBERNETES_GIT_SYNC_CONTAINER_REPOSITORY = k8s.gcr.io/git-sync</text:p>
      <text:p text:style-name="Preformatted_20_Text"><text:s text:c="8"/>AIRFLOW_KUBERNETES_GIT_SYNC_CONTAINER_TAG = v3.1.2</text:p>
      <text:p text:style-name="Preformatted_20_Text"><text:s text:c="8"/>AIRFLOW_KUBERNETES_GIT_SYNC_INIT_CONTAINER_NAME = git-sync-clone</text:p>
      <text:p text:style-name="Preformatted_20_Text"><text:s text:c="8"/>While not all details are necessary to fill, setting the GIT_REPO and credentials (USER + PASSWORD, or GIT_SSH_KEY_SECRET_NAME) will enable the git sync. Airflow will create a “sync” container which pulls the code from the configured repository before starting a task.</text:p>
      <text:p text:style-name="Preformatted_20_Text"><text:s text:c="4"/>Build the DAGs into the Docker image</text:p>
      <text:p text:style-name="Preformatted_20_Text"><text:s text:c="4"/>Lastly, building the DAG files into the Airflow image is also a popular option for its “immutability”; any change to DAG files results in the build and deployment of a new Docker image so that you are always certain which version of your code you are running on. To tell the KubernetesExecutor you’ve built DAG files into the image, set AIRFLOW__KUBERNETES__DAGS_IN_IMAGE=True.</text:p>
      <text:p text:style-name="Preformatted_20_Text"/>
      <text:p text:style-name="Preformatted_20_Text">The build and deployment process becomes a little different:</text:p>
      <text:p text:style-name="Preformatted_20_Text">Figure 12.14 After a push to the version control system, a new Docker image is built</text:p>
      <text:p text:style-name="Preformatted_20_Text"/>
      <text:p text:style-name="Preformatted_20_Text">Building an Airflow image together with DAG code provides several benefits:</text:p>
      <text:p text:style-name="Preformatted_20_Text"/>
      <text:p text:style-name="Preformatted_20_Text"><text:s text:c="4"/>We are certain which version of the code is currently deployed</text:p>
      <text:p text:style-name="Preformatted_20_Text"><text:s text:c="4"/>We can run the same Airflow environment locally as on production</text:p>
      <text:p text:style-name="Preformatted_20_Text"><text:s text:c="4"/>Conflicts between new dependencies are found at build-time, not at run-time</text:p>
      <text:p text:style-name="Preformatted_20_Text"/>
      <text:p text:style-name="Preformatted_20_Text">Zooming in on the build, for performance it’s preferable to install Airflow and add your DAG code in two separate steps:</text:p>
      <text:p text:style-name="Preformatted_20_Text"/>
      <text:p text:style-name="Preformatted_20_Text"><text:s text:c="4"/>Installation dependencies</text:p>
      <text:p text:style-name="Preformatted_20_Text"><text:s text:c="4"/>Adding only DAG code</text:p>
      <text:p text:style-name="Preformatted_20_Text"/>
      <text:p text:style-name="Preformatted_20_Text">The reason for this split is that Airflow contains lots of dependencies, which takes in the order of minutes to build. You probably will not change dependencies too often during development, but will mostly change DAG code. To avoid reinstalling dependencies with every small change, copy your DAG code into the image in a separate step. If your CI/CD system caches Docker layers, this could be in a separate Docker statement, because the “base” layers will be fast to retrieve. If your CI/CD system does not, it’s wise to build one “base” image for Airflow and dependencies, and a second image for only adding the DAG code. Let’s illustrate how the latter option works with two Dockerfiles[98]. First, the “base” Dockerfile:</text:p>
      <text:p text:style-name="Preformatted_20_Text">Listing 12.6 Base Airflow Dockerfile example</text:p>
      <text:p text:style-name="Preformatted_20_Text"/>
      <text:p text:style-name="Preformatted_20_Text">FROM apache/airflow:2.0.0-python3.8 #A</text:p>
      <text:p text:style-name="Preformatted_20_Text"><text:s/></text:p>
      <text:p text:style-name="Preformatted_20_Text">COPY requirements.txt /opt/airflow/requirements.txt</text:p>
      <text:p text:style-name="Preformatted_20_Text"><text:s/></text:p>
      <text:p text:style-name="Preformatted_20_Text">USER root #B</text:p>
      <text:p text:style-name="Preformatted_20_Text"><text:soft-page-break/><text:s/></text:p>
      <text:p text:style-name="Preformatted_20_Text">RUN apt-get update &amp;&amp; \</text:p>
      <text:p text:style-name="Preformatted_20_Text"><text:s text:c="4"/>apt-get install -y gcc &amp;&amp; \</text:p>
      <text:p text:style-name="Preformatted_20_Text"><text:s text:c="4"/>pip install -r /opt/airflow/requirements.txt &amp;&amp; \</text:p>
      <text:p text:style-name="Preformatted_20_Text"><text:s text:c="4"/>apt-get autoremove -y &amp;&amp; \</text:p>
      <text:p text:style-name="Preformatted_20_Text"><text:s text:c="4"/>apt-get clean -y &amp;&amp; \</text:p>
      <text:p text:style-name="Preformatted_20_Text"><text:s text:c="4"/>rm -rf /var/lib/apt/lists/*</text:p>
      <text:p text:style-name="Preformatted_20_Text"><text:s/></text:p>
      <text:p text:style-name="Preformatted_20_Text">USER airflow #C</text:p>
      <text:p text:style-name="Preformatted_20_Text"/>
      <text:p text:style-name="Preformatted_20_Text">copy</text:p>
      <text:p text:style-name="Preformatted_20_Text"/>
      <text:p text:style-name="Preformatted_20_Text">#A Base on the official Airflow image</text:p>
      <text:p text:style-name="Preformatted_20_Text"/>
      <text:p text:style-name="Preformatted_20_Text">#B Default user is non-root user airflow, so switch to root for installation</text:p>
      <text:p text:style-name="Preformatted_20_Text"/>
      <text:p text:style-name="Preformatted_20_Text">#D And switch back to airflow after installation</text:p>
      <text:p text:style-name="Preformatted_20_Text"/>
      <text:p text:style-name="Preformatted_20_Text">This “base” Dockerfile starts with the official Airflow 2.0.0 Docker image and installs additional dependencies listed in requirements.txt. Having a separate file for additional dependencies simplifies the CI/CD pipeline since any change to requirements.txt should always trigger a rebuild of the base image. The base image can be built with ”docker build -f Dockerfile.base -t myrepo/airflow-base .”.</text:p>
      <text:p text:style-name="Preformatted_20_Text">Listing 12.7 Final Airflow Dockerfile example</text:p>
      <text:p text:style-name="Preformatted_20_Text"/>
      <text:p text:style-name="Preformatted_20_Text">FROM myrepo/airflow-base:1.2.3</text:p>
      <text:p text:style-name="Preformatted_20_Text"><text:s/></text:p>
      <text:p text:style-name="Preformatted_20_Text">COPY dags/ /opt/airflow/dags/</text:p>
      <text:p text:style-name="Preformatted_20_Text"/>
      <text:p text:style-name="Preformatted_20_Text">copy</text:p>
      <text:p text:style-name="Preformatted_20_Text"/>
      <text:p text:style-name="Preformatted_20_Text">Having a pre-built base image with all dependencies makes building the final image a very fast process since the only step required is to copy the DAG files. This can be built with “docker build -t myrepo/airflow .”. This image however will be built with every single change. Depending on the dependencies you’re installing, the difference in time between building the base and final image can be very large.</text:p>
      <text:p text:style-name="Preformatted_20_Text">Listing 12.8 Example requirements.txt</text:p>
      <text:p text:style-name="Preformatted_20_Text"/>
      <text:p text:style-name="Preformatted_20_Text">python-dotenv~=0.10.3</text:p>
      <text:p text:style-name="Preformatted_20_Text"/>
      <text:p text:style-name="Preformatted_20_Text">copy</text:p>
      <text:p text:style-name="Preformatted_20_Text"/>
      <text:p text:style-name="Preformatted_20_Text">By splitting the build process of an Airflow Docker image into either separate statements or separate images, we can greatly speed up the build time because only the files changed most often (the DAG scripts) are copied into the Docker image. A more time consuming full rebuild of the Docker image will only be performed when needed.</text:p>
      <text:p text:style-name="Preformatted_20_Text"/>
      <text:p text:style-name="Preformatted_20_Text">From the Kubernetes side, ensure your Airflow image tag is defined either in the YAML defined by AIRFLOW__KUBERNETES__POD_TEMPLATE_FILE, or AIRFLOW__KUBERNETES__WORKER_CONTAINER_TAG is set to the tag you want the worker pods to deploy. If using the Airflow Helm chart, you can update the deployed version with the Helm CLI, by setting the tag of the newly built image:</text:p>
      <text:p text:style-name="Preformatted_20_Text">Listing 12.9 Updating the deployed Airflow image with Helm</text:p>
      <text:p text:style-name="Preformatted_20_Text"/>
      <text:p text:style-name="Preformatted_20_Text">helm upgrade airflow ./airflow-master/chart \</text:p>
      <text:p text:style-name="Preformatted_20_Text"><text:s text:c="2"/>--set images.airflow.repository=yourcompany/airflow \</text:p>
      <text:p text:style-name="Preformatted_20_Text"><text:s text:c="2"/>--set images.airflow.tag=1234abc</text:p>
      <text:p text:style-name="Preformatted_20_Text"/>
      <text:p text:style-name="Preformatted_20_Text">copy</text:p>
      <text:p text:style-name="Preformatted_20_Text">12.3 <text:s/>Capturing logs of all Airflow processes</text:p>
      <text:p text:style-name="Preformatted_20_Text"/>
      <text:p text:style-name="Preformatted_20_Text"><text:soft-page-break/>How about logging? All systems produce some sort of output, and at times, we want to know what’s going on. In Airflow, there are three types of logs:</text:p>
      <text:p text:style-name="Preformatted_20_Text"/>
      <text:p text:style-name="Preformatted_20_Text"><text:s text:c="4"/>Webserver logs - these hold information on web activity, i.e. which requests are sent to the webserver.</text:p>
      <text:p text:style-name="Preformatted_20_Text"><text:s text:c="4"/>Scheduler logs - these hold information on all scheduler activity, which includes DAG parsing, scheduling tasks, and more.</text:p>
      <text:p text:style-name="Preformatted_20_Text"><text:s text:c="4"/>Task logs - where each log file holds the logs of one single task instance.</text:p>
      <text:p text:style-name="Preformatted_20_Text"/>
      <text:p text:style-name="Preformatted_20_Text">By default, logs are written in $AIRFLOW_HOME/logs on the local filesystem. Logging is configurable in various ways. In this section, we will demonstrate the default logging behavior, plus how to write logs to a remote storage system in Section 12.3.4.</text:p>
      <text:p text:style-name="Preformatted_20_Text">12.3.1 <text:s text:c="3"/>Capturing the webserver output</text:p>
      <text:p text:style-name="Preformatted_20_Text"/>
      <text:p text:style-name="Preformatted_20_Text">The webserver serves static files and every request to a file is displayed in the webserver output. For example:</text:p>
      <text:p text:style-name="Preformatted_20_Text"/>
      <text:p text:style-name="Preformatted_20_Text"><text:s text:c="4"/>127.0.0.1 - - [24/Mar/2020:16:50:45 +0100] "GET / HTTP/1.1" 302 221 "-" "Mozilla/5.0 (Macintosh; Intel Mac OS X 10_14_5) AppleWebKit/537.36 (KHTML, like Gecko) Chrome/80.0.3987.149 Safari/537.36"</text:p>
      <text:p text:style-name="Preformatted_20_Text"><text:s text:c="4"/>127.0.0.1 - - [24/Mar/2020:16:50:46 +0100] "GET /admin/ HTTP/1.1" 200 44414 "-" "Mozilla/5.0 (Macintosh; Intel Mac OS X 10_14_5) AppleWebKit/537.36 (KHTML, like Gecko) Chrome/80.0.3987.149 Safari/537.36"</text:p>
      <text:p text:style-name="Preformatted_20_Text"><text:s text:c="4"/>127.0.0.1 - - [24/Mar/2020:16:50:46 +0100] "GET /static/bootstrap-theme.css HTTP/1.1" 200 0 "http://localhost:8080/admin/" "Mozilla/5.0 (Macintosh; Intel Mac OS X 10_14_5) AppleWebKit/537.36 (KHTML, like Gecko) Chrome/80.0.3987.149 Safari/537.36"</text:p>
      <text:p text:style-name="Preformatted_20_Text"/>
      <text:p text:style-name="Preformatted_20_Text">When starting the webserver on the command line, you will see this output printed to stdout or stderr. So what if you want to preserve logs after the webserver shuts down? Within the webserver, there are two types of logs: (1) access logs, as shown above, and (2) error logs, which holds not only errors but also system information such as:</text:p>
      <text:p text:style-name="Preformatted_20_Text"/>
      <text:p text:style-name="Preformatted_20_Text"><text:s text:c="4"/>[2020-04-13 12:22:51 +0200] [90649] [INFO] Listening at: http://0.0.0.0:8080 (90649)</text:p>
      <text:p text:style-name="Preformatted_20_Text"><text:s text:c="4"/>[2020-04-13 12:22:51 +0200] [90649] [INFO] Using worker: sync</text:p>
      <text:p text:style-name="Preformatted_20_Text"><text:s text:c="4"/>[2020-04-13 12:22:51 +0200] [90652] [INFO] Booting worker with pid: 90652</text:p>
      <text:p text:style-name="Preformatted_20_Text"/>
      <text:p text:style-name="Preformatted_20_Text">Both types of logs can be written to a file by providing a flag when starting airflow webserver:</text:p>
      <text:p text:style-name="Preformatted_20_Text"/>
      <text:p text:style-name="Preformatted_20_Text"><text:s text:c="4"/>airflow webserver --access_logfile [filename]</text:p>
      <text:p text:style-name="Preformatted_20_Text"><text:s text:c="4"/>airflow webserver --error_logfile [filename]</text:p>
      <text:p text:style-name="Preformatted_20_Text"/>
      <text:p text:style-name="Preformatted_20_Text">Where the filename will be relative to AIRFLOW_HOME, so setting for example “accesslogs.log” as the filename will create a file /path/to/airflow/home/accesslogs.log.</text:p>
      <text:p text:style-name="Preformatted_20_Text">12.3.2 <text:s text:c="3"/>Capturing the scheduler output</text:p>
      <text:p text:style-name="Preformatted_20_Text"/>
      <text:p text:style-name="Preformatted_20_Text">The scheduler does write logs to file by default, as opposed to the webserver. Looking at the $AIRFLOW_HOME/logs directory again, we see various files related to scheduler logs:</text:p>
      <text:p text:style-name="Preformatted_20_Text">Listing 12.10 Log files generated by the scheduler</text:p>
      <text:p text:style-name="Preformatted_20_Text"/>
      <text:p text:style-name="Preformatted_20_Text">6</text:p>
      <text:p text:style-name="Preformatted_20_Text">7</text:p>
      <text:p text:style-name="Preformatted_20_Text">.</text:p>
      <text:p text:style-name="Preformatted_20_Text">├── dag_processor_manager</text:p>
      <text:p text:style-name="Preformatted_20_Text">│ <text:s text:c="2"/>└── dag_processor_manager.log</text:p>
      <text:p text:style-name="Preformatted_20_Text">└── scheduler</text:p>
      <text:p text:style-name="Preformatted_20_Text"><text:s text:c="4"/>└── 2020-04-14</text:p>
      <text:p text:style-name="Preformatted_20_Text"><text:s text:c="8"/>├── hello_world.py.log</text:p>
      <text:p text:style-name="Preformatted_20_Text"><text:soft-page-break/><text:s text:c="8"/>└── second_dag.py.log</text:p>
      <text:p text:style-name="Preformatted_20_Text"/>
      <text:p text:style-name="Preformatted_20_Text">copy</text:p>
      <text:p text:style-name="Preformatted_20_Text"/>
      <text:p text:style-name="Preformatted_20_Text">This directory tree is the result of processing two DAGs “hello_world” and “second_dag”. Every time the scheduler processes a DAG file, several lines are written to the respective DAG file. These lines are key to understanding how the scheduler operates. Let’s take a look at hello_world.py.log:</text:p>
      <text:p text:style-name="Preformatted_20_Text">Listing 12.11 With each scheduler iteration, DAG files are read and corresponding DAGs/tasks are created</text:p>
      <text:p text:style-name="Preformatted_20_Text"/>
      <text:p text:style-name="Preformatted_20_Text">11</text:p>
      <text:p text:style-name="Preformatted_20_Text">[2020-04-14 17:06:05,310] {scheduler_job.py:154} INFO - Started process (PID=46) to work on /opt/airflow/dags/hello_world.py</text:p>
      <text:p text:style-name="Preformatted_20_Text">[2020-04-14 17:06:05,314] {scheduler_job.py:1562} INFO - Processing file /opt/airflow/dags/hello_world.py for tasks to queue</text:p>
      <text:p text:style-name="Preformatted_20_Text">[2020-04-14 17:06:05,316] {logging_mixin.py:112} INFO - [2020-04-14 17:06:05,316] {dagbag.py:396} INFO - Filling up the DagBag from /opt/airflow/dags/hello_world.py</text:p>
      <text:p text:style-name="Preformatted_20_Text">[2020-04-14 17:06:05,347] {scheduler_job.py:1574} INFO - DAG(s) dict_keys(['hello_world']) retrieved from /opt/airflow/dags/hello_world.py</text:p>
      <text:p text:style-name="Preformatted_20_Text">[2020-04-14 17:06:05,471] {scheduler_job.py:1284} INFO - Processing hello_world</text:p>
      <text:p text:style-name="Preformatted_20_Text">[2020-04-14 17:06:05,533] {scheduler_job.py:1294} INFO - Created &lt;DagRun hello_world @ 2020-04-11 00:00:00+00:00: scheduled__2020-04-11T00:00:00+00:00, externally triggered: False&gt;</text:p>
      <text:p text:style-name="Preformatted_20_Text">[2020-04-14 17:06:05,541] {scheduler_job.py:759} INFO - Examining DAG run &lt;DagRun hello_world @ 2020-04-11 00:00:00+00:00: scheduled__2020-04-11T00:00:00+00:00, externally triggered: False&gt;</text:p>
      <text:p text:style-name="Preformatted_20_Text">[2020-04-14 17:06:05,584] {scheduler_job.py:447} INFO - Skipping SLA check for &lt;DAG: hello_world&gt; because no tasks in DAG have SLAs</text:p>
      <text:p text:style-name="Preformatted_20_Text">[2020-04-14 17:06:05,595] {scheduler_job.py:1640} INFO - Creating / updating &lt;TaskInstance: hello_world.hello 2020-04-11 00:00:00+00:00 [scheduled]&gt; in ORM</text:p>
      <text:p text:style-name="Preformatted_20_Text">[2020-04-14 17:06:05,617] {scheduler_job.py:1640} INFO - Creating / updating &lt;TaskInstance: hello_world.world 2020-04-11 00:00:00+00:00 [scheduled]&gt; in ORM</text:p>
      <text:p text:style-name="Preformatted_20_Text">[2020-04-14 17:06:05,636] {scheduler_job.py:162} INFO - Processing /opt/airflow/dags/hello_world.py took 0.327 seconds</text:p>
      <text:p text:style-name="Preformatted_20_Text"/>
      <text:p text:style-name="Preformatted_20_Text">copy</text:p>
      <text:p text:style-name="Preformatted_20_Text"/>
      <text:p text:style-name="Preformatted_20_Text">#A Start processing of this file</text:p>
      <text:p text:style-name="Preformatted_20_Text"/>
      <text:p text:style-name="Preformatted_20_Text">#B The DAG ‘hello_world’ was retrieved from the file</text:p>
      <text:p text:style-name="Preformatted_20_Text"/>
      <text:p text:style-name="Preformatted_20_Text">#C Check if DAG runs and corresponding task instances can be created given their schedule, plus check if any SLAs were missed</text:p>
      <text:p text:style-name="Preformatted_20_Text"/>
      <text:p text:style-name="Preformatted_20_Text">#D Created DagRun because the end of the interval has been reached</text:p>
      <text:p text:style-name="Preformatted_20_Text"/>
      <text:p text:style-name="Preformatted_20_Text">#E Check if any existing task instances should be set to running</text:p>
      <text:p text:style-name="Preformatted_20_Text"/>
      <text:p text:style-name="Preformatted_20_Text">#F Check if any missed SLA notifications should be sent</text:p>
      <text:p text:style-name="Preformatted_20_Text"/>
      <text:p text:style-name="Preformatted_20_Text">#G Checked for tasks to create and set to scheduled state</text:p>
      <text:p text:style-name="Preformatted_20_Text"/>
      <text:p text:style-name="Preformatted_20_Text">#H Processing of this file completed</text:p>
      <text:p text:style-name="Preformatted_20_Text"/>
      <text:p text:style-name="Preformatted_20_Text">These steps processing a DAG file, loading the DAG object from the file, checking if many conditions are met such as DAG schedules, are executed many times over and over and are part of the core functionality of the scheduler. From these logs we can derive whether or not the scheduler is working as intended.</text:p>
      <text:p text:style-name="Preformatted_20_Text"/>
      <text:p text:style-name="Preformatted_20_Text">Besides the files in the scheduler directory, there is also one single file named dag_processor_manager.log (log rotation is performed once it reaches <text:soft-page-break/>100MB), in which an aggregated view (default last 30 seconds) is displayed of which files the scheduler has processed (Listing 12.2).</text:p>
      <text:p text:style-name="Preformatted_20_Text">12.3.3 <text:s text:c="3"/>Capturing task logs</text:p>
      <text:p text:style-name="Preformatted_20_Text"/>
      <text:p text:style-name="Preformatted_20_Text">Lastly, we have task logs, where each file represents one attempt of one task:</text:p>
      <text:p text:style-name="Preformatted_20_Text">Listing 12.12 Log files generated upon task execution</text:p>
      <text:p text:style-name="Preformatted_20_Text"/>
      <text:p text:style-name="Preformatted_20_Text">15</text:p>
      <text:p text:style-name="Preformatted_20_Text">16</text:p>
      <text:p text:style-name="Preformatted_20_Text">.</text:p>
      <text:p text:style-name="Preformatted_20_Text">├── hello_world</text:p>
      <text:p text:style-name="Preformatted_20_Text">│ <text:s text:c="2"/>├── hello</text:p>
      <text:p text:style-name="Preformatted_20_Text">│ <text:s text:c="2"/>│ <text:s text:c="2"/>└── 2020-04-14T16:00:00+00:00</text:p>
      <text:p text:style-name="Preformatted_20_Text">│ <text:s text:c="2"/>│ <text:s text:c="6"/>├── 1.log</text:p>
      <text:p text:style-name="Preformatted_20_Text">│ <text:s text:c="2"/>│ <text:s text:c="6"/>└── 2.log</text:p>
      <text:p text:style-name="Preformatted_20_Text">│ <text:s text:c="2"/>├── world</text:p>
      <text:p text:style-name="Preformatted_20_Text">│ <text:s text:c="2"/>│ <text:s text:c="2"/>└── 2020-04-14T16:00:00+00:00</text:p>
      <text:p text:style-name="Preformatted_20_Text">│ <text:s text:c="2"/>│ <text:s text:c="6"/>├── 1.log</text:p>
      <text:p text:style-name="Preformatted_20_Text">│ <text:s text:c="2"/>│ <text:s text:c="6"/>└── 2.log</text:p>
      <text:p text:style-name="Preformatted_20_Text">└── second_dag</text:p>
      <text:p text:style-name="Preformatted_20_Text"><text:s text:c="4"/>└── print_context</text:p>
      <text:p text:style-name="Preformatted_20_Text"><text:s text:c="8"/>├── 2020-04-11T00:00:00+00:00</text:p>
      <text:p text:style-name="Preformatted_20_Text"><text:s text:c="8"/>│ <text:s text:c="2"/>└── 1.log</text:p>
      <text:p text:style-name="Preformatted_20_Text"><text:s text:c="8"/>└── 2020-04-12T00:00:00+00:00</text:p>
      <text:p text:style-name="Preformatted_20_Text"><text:s text:c="12"/>└── 1.log</text:p>
      <text:p text:style-name="Preformatted_20_Text"/>
      <text:p text:style-name="Preformatted_20_Text">copy</text:p>
      <text:p text:style-name="Preformatted_20_Text"/>
      <text:p text:style-name="Preformatted_20_Text">#A DAG name</text:p>
      <text:p text:style-name="Preformatted_20_Text"/>
      <text:p text:style-name="Preformatted_20_Text">#B task name</text:p>
      <text:p text:style-name="Preformatted_20_Text"/>
      <text:p text:style-name="Preformatted_20_Text">#C execution date</text:p>
      <text:p text:style-name="Preformatted_20_Text"/>
      <text:p text:style-name="Preformatted_20_Text">#D attempt number</text:p>
      <text:p text:style-name="Preformatted_20_Text"/>
      <text:p text:style-name="Preformatted_20_Text">The content of these files reflect what we see when opening a task in the webserver UI.</text:p>
      <text:p text:style-name="Preformatted_20_Text">12.3.4 <text:s text:c="3"/>Sending logs to remote storage</text:p>
      <text:p text:style-name="Preformatted_20_Text"/>
      <text:p text:style-name="Preformatted_20_Text">Depending on your Airflow setup, you might want to send logs elsewhere. For example, when running Airflow in ephemeral containers in which logs are gone when the container stops, or for archival purposes. Airflow holds a feature named “remote logging”, which allows us to ship logs to a remote system. At the time of writing, the following remote systems are supported:</text:p>
      <text:p text:style-name="Preformatted_20_Text"/>
      <text:p text:style-name="Preformatted_20_Text"><text:s text:c="4"/>AWS S3 (requires pip install apache-airflow[amazon])</text:p>
      <text:p text:style-name="Preformatted_20_Text"><text:s text:c="4"/>Azure Blob Storage (requires pip install apache-airflow[microsoft.azure])</text:p>
      <text:p text:style-name="Preformatted_20_Text"><text:s text:c="4"/>Elasticsearch (requires pip install apache-airflow[elasticsearch])</text:p>
      <text:p text:style-name="Preformatted_20_Text"><text:s text:c="4"/>Google Cloud Storage (requires pip install apache-airflow[google])</text:p>
      <text:p text:style-name="Preformatted_20_Text"/>
      <text:p text:style-name="Preformatted_20_Text">To configure Airflow for remote logging, set the following configurations:</text:p>
      <text:p text:style-name="Preformatted_20_Text"/>
      <text:p text:style-name="Preformatted_20_Text"><text:s text:c="4"/>AIRFLOW__CORE__REMOTE_LOGGING=True</text:p>
      <text:p text:style-name="Preformatted_20_Text"><text:s text:c="4"/>AIRFLOW__CORE__REMOTE_LOG_CONN_ID=...</text:p>
      <text:p text:style-name="Preformatted_20_Text"/>
      <text:p text:style-name="Preformatted_20_Text">Where the REMOTE_LOG_CONN_ID points to the id of the connection holding the credentials to your remote system. After this, each remote logging system can read configuration specific to that system. For example, the path to which logs should be written in Google Cloud Storage can be configured as AIRFLOW__CORE__REMOTE_BASE_LOG_FOLDER= gs://my-bucket/path/to/logs. Refer to the Airflow documentation for the details per system.</text:p>
      <text:p text:style-name="Preformatted_20_Text">12.4 <text:s/>Visualizing and monitoring Airflow metrics</text:p>
      <text:p text:style-name="Preformatted_20_Text"/>
      <text:p text:style-name="Preformatted_20_Text"><text:soft-page-break/>At some point in time, you might want to know more about the performance of your Airflow setup? In this section, we’ll elaborate on monitoring Airflow, in which we demonstrate how to visualize metrics and focus on various key metrics to help understand the functioning of the system.</text:p>
      <text:p text:style-name="Preformatted_20_Text"/>
      <text:p text:style-name="Preformatted_20_Text">In this section, we focus on numerical data about the status of the system, called “metrics”. For example, the number of seconds delay between queueing a task and the actual execution of the task. In monitoring literature, observability and full understanding of a system are achieved by a combination of three items: (1) logs, (2) metrics, and (3) traces. Logs (textual data) are covered in Section 12.3, we cover metrics in this section, and tracing is out of scope for this book.</text:p>
      <text:p text:style-name="Preformatted_20_Text"/>
      <text:p text:style-name="Preformatted_20_Text">Each Airflow setup has its own characteristics. Some installations are big, some are small. Some have few DAGs and many tasks, some have many DAGs with only a few tasks. It’s impractical to cover every possible situation in a book, so we demonstrate the main ideas for monitoring Airflow, which should apply to any installation. The end goal is to get started with collecting metrics about your setup and actively using these to your advantage, for example with a dashboard:</text:p>
      <text:p text:style-name="Preformatted_20_Text">Figure 12.15 An example visualization of the number of running tasks. Here, the parallelism had the default value of 32, to which we sometimes see the number of tasks spike.</text:p>
      <text:p text:style-name="Preformatted_20_Text">12.4.1 <text:s text:c="3"/>Collecting metrics from Airflow</text:p>
      <text:p text:style-name="Preformatted_20_Text"/>
      <text:p text:style-name="Preformatted_20_Text">Airflow is instrumented with StatsD[99]. What does it mean to be instrumented? Instrumented in the context of StatsD and Airflow means certain events in Airflow result in information about the event being sent somewhere, for it to be collected, aggregated, and visualized or reported about. For example, whenever a task fails, an event named "ti_failures" is sent with a value of 1, meaning one task failure occurred.</text:p>
      <text:p text:style-name="Preformatted_20_Text"/>
      <text:p text:style-name="Preformatted_20_Text">Pushing vs pulling</text:p>
      <text:p text:style-name="Preformatted_20_Text"/>
      <text:p text:style-name="Preformatted_20_Text">When comparing metrics systems, a common discussion is about pushing versus pulling, or the push vs pull model. With the push model, metrics are sent, or “pushed”, to a metrics collection system. With the pull model, metrics are exposed by the system to monitor on a certain endpoint, and a metrics collection system must fetch, or “pull”, metrics from the system to monitor from the given endpoint. One of the discussion points for either method is that pushing might result in overflowing the metrics collection system when many systems start pushing many metrics simultaneously to the metrics collection system.</text:p>
      <text:p text:style-name="Preformatted_20_Text"/>
      <text:p text:style-name="Preformatted_20_Text">StatsD works with the push model. So, when starting with monitoring in Airflow, we must first set up a metrics collection system to which StatsD can push its metrics, before being able to view the metrics.</text:p>
      <text:p text:style-name="Preformatted_20_Text"/>
      <text:p text:style-name="Preformatted_20_Text">Which metrics collection system?</text:p>
      <text:p text:style-name="Preformatted_20_Text"/>
      <text:p text:style-name="Preformatted_20_Text">StatsD is one of the many available metrics collection systems. Others are, for example, Prometheus and Graphite. StatsD consists of components of which the StatsD client is contained with Airflow. However, the server which will collect the metrics is something you would have to set up yourself. The StatsD client communicates metrics to the server in a certain format, and many metrics collection systems can interchange components by reading each other’s formats.</text:p>
      <text:p text:style-name="Preformatted_20_Text"/>
      <text:p text:style-name="Preformatted_20_Text">For example, Prometheus’ server can be used for storing metrics from Airflow. However, the metrics are sent in StatsD format, so a translation must be made for Prometheus to understand the metrics. Also, Prometheus applies the pull model, whereas StatsD applies the push model, so some intermediate must be installed to which StatsD can push and Prometheus can pull, because Airflow does not expose Prometheus’ metrics format, so Prometheus cannot pull metrics directly from Airflow.</text:p>
      <text:p text:style-name="Preformatted_20_Text"/>
      <text:p text:style-name="Preformatted_20_Text">Why the mixing and matching? Mainly because Prometheus is the tool of choice for <text:soft-page-break/>many developers, sysadmins, and more for monitoring. It is used at many companies and prevails over StatsD on many points such as its flexible data model, ease of operation, and integration with virtually any other system. Therefore, we also prefer Prometheus for dealing with metrics, and we demonstrate how to transform StatsD metrics into Prometheus metrics, after which we can visualize the collected metrics with Grafana. Grafana is a dashboarding tool for visualizing time series data for monitoring purposes.</text:p>
      <text:p text:style-name="Preformatted_20_Text"/>
      <text:p text:style-name="Preformatted_20_Text">The steps from Airflow to Grafana will look as follows:</text:p>
      <text:p text:style-name="Preformatted_20_Text">Figure 12.16 Software and steps required for collecting and visualizing metrics from Airflow. Prometheus collects metrics and Grafana visualizes metrics in dashboards. The Prometheus StatsD exporter translates StatsD metrics to Prometheus’ metrics format and exposes them for Prometheus to scrape.</text:p>
      <text:p text:style-name="Preformatted_20_Text"/>
      <text:p text:style-name="Preformatted_20_Text">Let’s set up this system from left (Airflow) to right (Grafana), to create a dashboard visualizing metrics from Airflow.</text:p>
      <text:p text:style-name="Preformatted_20_Text">12.4.2 <text:s text:c="3"/>Configuring Airflow to send metrics</text:p>
      <text:p text:style-name="Preformatted_20_Text"/>
      <text:p text:style-name="Preformatted_20_Text">To have Airflow push its StatsD metrics, we must install Airflow with the statsd extra dependency:</text:p>
      <text:p text:style-name="Preformatted_20_Text"/>
      <text:p text:style-name="Preformatted_20_Text">1</text:p>
      <text:p text:style-name="Preformatted_20_Text">pip install apache-airflow[statsd]</text:p>
      <text:p text:style-name="Preformatted_20_Text"/>
      <text:p text:style-name="Preformatted_20_Text">copy</text:p>
      <text:p text:style-name="Preformatted_20_Text"/>
      <text:p text:style-name="Preformatted_20_Text">Next, configure the location to which Airflow should push its metrics. At the moment there is no system to collect the metrics yet, but we’ll configure that next in Section 12.4.3.</text:p>
      <text:p text:style-name="Preformatted_20_Text"/>
      <text:p text:style-name="Preformatted_20_Text"><text:s text:c="4"/>AIRFLOW__METRICS__STATSD_ON=True</text:p>
      <text:p text:style-name="Preformatted_20_Text"><text:s text:c="4"/>AIRFLOW__METRICS__STATSD_HOST=localhost (= default value)</text:p>
      <text:p text:style-name="Preformatted_20_Text"><text:s text:c="4"/>AIRFLOW__METRICS__STATSD_PORT=9125</text:p>
      <text:p text:style-name="Preformatted_20_Text"><text:s text:c="4"/>AIRFLOW__METRICS__STATSD_PREFIX=airflow (= default value)</text:p>
      <text:p text:style-name="Preformatted_20_Text"/>
      <text:p text:style-name="Preformatted_20_Text">From the Airflow side, we are now done. With this configuration, Airflow will push events to port 9125 (over UDP).</text:p>
      <text:p text:style-name="Preformatted_20_Text">12.4.3 <text:s text:c="3"/>Configuring Prometheus to collect metrics</text:p>
      <text:p text:style-name="Preformatted_20_Text"/>
      <text:p text:style-name="Preformatted_20_Text">Prometheus is software for systems monitoring. It features a wide array of features, but at the core it’s a time series database, which can be queried with a language named PromQL. You cannot manually insert data into the database like an INSERT INTO … query with a relational database, but it works by pulling metrics into the database. Every X seconds, it pulls the latest metrics from targets configured by you. If Prometheus becomes too busy, it will automatically slow down on “scraping” the targets. However, to get Prometheus to slow down on scraping targets would require a huge number of metrics to process, so that’s not applicable for now.</text:p>
      <text:p text:style-name="Preformatted_20_Text"/>
      <text:p text:style-name="Preformatted_20_Text">First, we must install the Prometheus StatsD exporter, which translates Airflow’s StatsD metrics into Prometheus metrics. The easiest way to do so is with Docker:</text:p>
      <text:p text:style-name="Preformatted_20_Text">Listing 12.13 Running a StatsD exporter with Docker</text:p>
      <text:p text:style-name="Preformatted_20_Text"/>
      <text:p text:style-name="Preformatted_20_Text">docker run -d -p 9102:9102 -p 9125:9125/udp prom/statsd-exporter #A #B</text:p>
      <text:p text:style-name="Preformatted_20_Text"/>
      <text:p text:style-name="Preformatted_20_Text">copy</text:p>
      <text:p text:style-name="Preformatted_20_Text"/>
      <text:p text:style-name="Preformatted_20_Text">#A (this is for 9102:9102) Prometheus metrics will be shown on http://localhost:9102</text:p>
      <text:p text:style-name="Preformatted_20_Text"/>
      <text:p text:style-name="Preformatted_20_Text">#B (this is for 9125:9125) Ensure this port number aligns with the port set by AIRFLOW__SCHEDULER__STATSD_PORT</text:p>
      <text:p text:style-name="Preformatted_20_Text"/>
      <text:p text:style-name="Preformatted_20_Text"><text:soft-page-break/>Without Docker, you can download and run the Prometheus statsd-exporter from https://github.com/prometheus/statsd_exporter/releases.</text:p>
      <text:p text:style-name="Preformatted_20_Text"/>
      <text:p text:style-name="Preformatted_20_Text">To get started we can run the statsd-exporter without configuration. Browse to http://localhost:9102/metrics and you should see the first Airflow metrics:</text:p>
      <text:p text:style-name="Preformatted_20_Text">Listing 12.14 Sample Prometheus metrics, exposed using the StatsD exporter</text:p>
      <text:p text:style-name="Preformatted_20_Text"/>
      <text:p text:style-name="Preformatted_20_Text"># HELP airflow_collect_dags Metric autogenerated by statsd_exporter. #A</text:p>
      <text:p text:style-name="Preformatted_20_Text"># TYPE airflow_collect_dags gauge #B</text:p>
      <text:p text:style-name="Preformatted_20_Text">airflow_collect_dags 1.019871 #C</text:p>
      <text:p text:style-name="Preformatted_20_Text"># HELP airflow_dag_processing_processes Metric autogenerated by statsd_exporter.</text:p>
      <text:p text:style-name="Preformatted_20_Text"># TYPE airflow_dag_processing_processes counter</text:p>
      <text:p text:style-name="Preformatted_20_Text">airflow_dag_processing_processes 35001</text:p>
      <text:p text:style-name="Preformatted_20_Text"># HELP airflow_dag_processing_total_parse_time Metric autogenerated by statsd_exporter.</text:p>
      <text:p text:style-name="Preformatted_20_Text"># TYPE airflow_dag_processing_total_parse_time gauge</text:p>
      <text:p text:style-name="Preformatted_20_Text">airflow_dag_processing_total_parse_time 1.019871</text:p>
      <text:p text:style-name="Preformatted_20_Text"># HELP airflow_dagbag_import_errors Metric autogenerated by statsd_exporter.</text:p>
      <text:p text:style-name="Preformatted_20_Text"># TYPE airflow_dagbag_import_errors gauge</text:p>
      <text:p text:style-name="Preformatted_20_Text">airflow_dagbag_import_errors 0</text:p>
      <text:p text:style-name="Preformatted_20_Text"># HELP airflow_dagbag_size Metric autogenerated by statsd_exporter.</text:p>
      <text:p text:style-name="Preformatted_20_Text"># TYPE airflow_dagbag_size gauge</text:p>
      <text:p text:style-name="Preformatted_20_Text">airflow_dagbag_size 4</text:p>
      <text:p text:style-name="Preformatted_20_Text"/>
      <text:p text:style-name="Preformatted_20_Text">copy</text:p>
      <text:p text:style-name="Preformatted_20_Text"/>
      <text:p text:style-name="Preformatted_20_Text">#A Each metric comes with a default HELP message</text:p>
      <text:p text:style-name="Preformatted_20_Text"/>
      <text:p text:style-name="Preformatted_20_Text">#B Each metric has a type such as a gauge</text:p>
      <text:p text:style-name="Preformatted_20_Text"/>
      <text:p text:style-name="Preformatted_20_Text">#C The metric airflow_collect_dags currently has a value of 1.019871. Prometheus registers the scrape timestamp together with this value.</text:p>
      <text:p text:style-name="Preformatted_20_Text"/>
      <text:p text:style-name="Preformatted_20_Text">Now that we’ve made the metrics available on http://localhost:9102, we can install and configure Prometheus to scrape this endpoint. The easiest is once again to use a Docker container to run Prometheus. First, we must configure the StatsD-exporter as a target in Prometheus, so that Prometheus knows where to get the metrics from:</text:p>
      <text:p text:style-name="Preformatted_20_Text">Listing 12.15 Minimal Prometheus configuration</text:p>
      <text:p text:style-name="Preformatted_20_Text"/>
      <text:p text:style-name="Preformatted_20_Text">scrape_configs:</text:p>
      <text:p text:style-name="Preformatted_20_Text"><text:s text:c="2"/>- job_name: 'airflow' #A</text:p>
      <text:p text:style-name="Preformatted_20_Text"><text:s text:c="4"/>static_configs:</text:p>
      <text:p text:style-name="Preformatted_20_Text"><text:s text:c="4"/>- targets: ['localhost:9102'] #B</text:p>
      <text:p text:style-name="Preformatted_20_Text"/>
      <text:p text:style-name="Preformatted_20_Text">copy</text:p>
      <text:p text:style-name="Preformatted_20_Text"/>
      <text:p text:style-name="Preformatted_20_Text">#A Defines a Prometheus metrics scraping job</text:p>
      <text:p text:style-name="Preformatted_20_Text"/>
      <text:p text:style-name="Preformatted_20_Text">#B The target URL of the scraping job</text:p>
      <text:p text:style-name="Preformatted_20_Text"/>
      <text:p text:style-name="Preformatted_20_Text">Save the content of Listing 12.15 in a file, for example /tmp/prometheus.yml. Then, start Prometheus and mount the file:</text:p>
      <text:p text:style-name="Preformatted_20_Text">Listing 12.16 Running Prometheus with Docker to collect metrics</text:p>
      <text:p text:style-name="Preformatted_20_Text"/>
      <text:p text:style-name="Preformatted_20_Text">docker run -d -p 9090:9090 -v /tmp/prometheus.yml:/etc/prometheus/prometheus.yml prom/prometheus</text:p>
      <text:p text:style-name="Preformatted_20_Text"/>
      <text:p text:style-name="Preformatted_20_Text">copy</text:p>
      <text:p text:style-name="Preformatted_20_Text"/>
      <text:p text:style-name="Preformatted_20_Text">Prometheus is now up and running on http://localhost:9090. To verify, browse to http://localhost:9090/targets and ensure the “airflow” target is up:</text:p>
      <text:p text:style-name="Preformatted_20_Text">Figure 12.17 If all is configured correctly, the targets page in Prometheus should display the state of the “airflow” target as “UP”. If the target cannot <text:soft-page-break/>be reached, it is considered “unhealthy”.</text:p>
      <text:p text:style-name="Preformatted_20_Text"/>
      <text:p text:style-name="Preformatted_20_Text">An up and running target means metrics are being scraped by Prometheus and we can start visualizing the metrics in Grafana.</text:p>
      <text:p text:style-name="Preformatted_20_Text"/>
      <text:p text:style-name="Preformatted_20_Text">NOTE The data model of Prometheus identifies unique metrics by a name (for example “task_duration”) and a set of key-value labels (for example “dag_id=mydag” and “task_id=first_task”). This allows for great flexibility because you can select metrics with any desired combination of labels, for example “task_duration{task_id=”first_task”}” for selecting only the task_durations of tasks named “first_task”. An alternative data model seen in many other metrics systems such as StatsD is hierarchy-based, where metric names are stored dot-separated, for example:</text:p>
      <text:p text:style-name="Preformatted_20_Text"/>
      <text:p text:style-name="Preformatted_20_Text"><text:s text:c="4"/>task_duration.my_dag.first_task -&gt; 123</text:p>
      <text:p text:style-name="Preformatted_20_Text"><text:s text:c="4"/>task_duration.my_other_dag.first_task -&gt; 4</text:p>
      <text:p text:style-name="Preformatted_20_Text"/>
      <text:p text:style-name="Preformatted_20_Text">This is problematic when you want to select the metric “task_duration” of all tasks named “first_task”, which is one of the reasons why Prometheus gained popularity.</text:p>
      <text:p text:style-name="Preformatted_20_Text"/>
      <text:p text:style-name="Preformatted_20_Text">Prometheus’ statsd-exporter applies generic rules to the supplied metrics, to convert these from the hierarchical model used by StatsD to the label model used by Prometheus. Sometimes the default conversion rules work nicely, however, sometimes they do not and a StatsD-metric results in a unique metric name in Prometheus. For example in the metric “dag.&lt;dag_id&gt;.&lt;task_id&gt;.duration”, dag_id and task_id are not converted automatically to labels in Prometheus.</text:p>
      <text:p text:style-name="Preformatted_20_Text"/>
      <text:p text:style-name="Preformatted_20_Text">While technically still workable in Prometheus, this is not optimal. Therefore, the StatsD exporter can be configured to convert specific dot-separated metrics into Prometheus metrics, see Appendix #3 for such a configuration file. For more information, read the StatsD exporter documentation.</text:p>
      <text:p text:style-name="Preformatted_20_Text">12.4.4 <text:s text:c="3"/>Creating dashboards with Grafana</text:p>
      <text:p text:style-name="Preformatted_20_Text"/>
      <text:p text:style-name="Preformatted_20_Text">After collecting metrics with Prometheus, the last piece of the puzzle is to visualize these metrics in a dashboard. This should provide us a quick understanding of the functioning of the system. Grafana is the main tool for visualizing metrics. The easiest way to get Grafana up and running is once again with Docker:</text:p>
      <text:p text:style-name="Preformatted_20_Text">Listing 12.17 Running Grafana with Docker to visualize metrics</text:p>
      <text:p text:style-name="Preformatted_20_Text"/>
      <text:p text:style-name="Preformatted_20_Text">1</text:p>
      <text:p text:style-name="Preformatted_20_Text">docker run -d -p 3000:3000 grafana/grafana</text:p>
      <text:p text:style-name="Preformatted_20_Text"/>
      <text:p text:style-name="Preformatted_20_Text">copy</text:p>
      <text:p text:style-name="Preformatted_20_Text"/>
      <text:p text:style-name="Preformatted_20_Text">On http://localhost:3000, this is the first view of Grafana you will see:</text:p>
      <text:p text:style-name="Preformatted_20_Text">Figure 12.18 Grafana welcome screen</text:p>
      <text:p text:style-name="Preformatted_20_Text"/>
      <text:p text:style-name="Preformatted_20_Text">Click on “Add your first data source” to add Prometheus as a data source. You will see a list of available data sources. Click on Prometheus to configure it:</text:p>
      <text:p text:style-name="Preformatted_20_Text">Figure 12.19 In the “Add data source” page, select Prometheus to configure Prometheus as a source to read metrics from</text:p>
      <text:p text:style-name="Preformatted_20_Text"/>
      <text:p text:style-name="Preformatted_20_Text">In the next screen, provide the URL to Prometheus, which will be http://localhost:9090:</text:p>
      <text:p text:style-name="Preformatted_20_Text">Figure 12.20 Point Grafana to the Prometheus URL to read from it</text:p>
      <text:p text:style-name="Preformatted_20_Text"/>
      <text:p text:style-name="Preformatted_20_Text">With Prometheus configured as a data source in Grafana, it’s time to visualize the first metric. Create a new dashboard, and create a panel on the dashboard. Insert the following metric in the query field: airflow_dag_processing_total_parse_time (the number of seconds taken to process all DAGs). The visualization for this metric will now appear:</text:p>
      <text:p text:style-name="Preformatted_20_Text">Figure 12.21 Plot of the number of seconds to process all DAG files. We see two <text:soft-page-break/>change points at which more DAG files were added. A large spike in this graph could indicate a problem with the Airflow scheduler or a DAG file.</text:p>
      <text:p text:style-name="Preformatted_20_Text"/>
      <text:p text:style-name="Preformatted_20_Text">With Prometheus and Grafana in place, Airflow now pushes metrics to Prometheus’ statsd-exporter, which are eventually plotted in Grafana. There are two things to note in this setup. First, the metrics in Grafana are close to real-time, but not millisecond-real-time. Prometheus scrapes metrics in intervals (default 1 minute, can be lowered), which causes a one-minute delay in the worst case. Also, Grafana periodically queries Prometheus (query refresh off by default) so in Grafana we too have a slight delay. All in all, the delay between an event in Airflow and the graph in Grafana is at the minute-level at most, which is typically more than enough.</text:p>
      <text:p text:style-name="Preformatted_20_Text"/>
      <text:p text:style-name="Preformatted_20_Text">Second, this setup uses Prometheus, which is a system great for monitoring and alerting on metrics. It is however not a reporting system and does not store individual events. If you plan to report on individual events in Airflow, you might consider InfluxDB as a time series database as it is more geared towards event logging.</text:p>
      <text:p text:style-name="Preformatted_20_Text">12.4.5 <text:s text:c="3"/>What Should You Monitor?</text:p>
      <text:p text:style-name="Preformatted_20_Text"/>
      <text:p text:style-name="Preformatted_20_Text">Now that we have a monitoring setup, what should we monitor to understand the functioning of Airflow? Starting in general terms, when monitoring anything these are the basic four signals to monitor:</text:p>
      <text:p text:style-name="Preformatted_20_Text"/>
      <text:p text:style-name="Preformatted_20_Text">1. Latency</text:p>
      <text:p text:style-name="Preformatted_20_Text"/>
      <text:p text:style-name="Preformatted_20_Text">How long it takes to service requests? Think of how long it takes for the webserver to respond, or how long it takes the scheduler to move a task from queued to running state. These metrics are expressed as a duration (e.g., “average milliseconds to return a webserver request” or “average seconds to move tasks from queued to running state”).</text:p>
      <text:p text:style-name="Preformatted_20_Text"/>
      <text:p text:style-name="Preformatted_20_Text">2. Traffic</text:p>
      <text:p text:style-name="Preformatted_20_Text"/>
      <text:p text:style-name="Preformatted_20_Text">How much demand is being asked of the system? Think of how many tasks your Airflow system has to process, or how many open pool slots Airflow has available. These metrics are typically expressed as an average per duration (e.g. “number of tasks running per minute” or “open pool slots per second”).</text:p>
      <text:p text:style-name="Preformatted_20_Text"/>
      <text:p text:style-name="Preformatted_20_Text">3. Errors</text:p>
      <text:p text:style-name="Preformatted_20_Text"/>
      <text:p text:style-name="Preformatted_20_Text">Which errors were raised? In the context of Airflow, this can vary from “the number of zombie tasks” (running tasks where the underlying process has disappeared), “the number of non HTTP 200 responses in the webserver” or “the number of timed out tasks”.</text:p>
      <text:p text:style-name="Preformatted_20_Text"/>
      <text:p text:style-name="Preformatted_20_Text">4. Saturation</text:p>
      <text:p text:style-name="Preformatted_20_Text"/>
      <text:p text:style-name="Preformatted_20_Text">What part of the capacity of your system is utilized? Measuring the machine metrics that Airflow is running on can be a good indicator, for example, “the current CPU load” or “the number of currently running tasks”. To determine how “full” a system is you must know the upper boundary of your system, which is sometimes not trivial to determine.</text:p>
      <text:p text:style-name="Preformatted_20_Text"/>
      <text:p text:style-name="Preformatted_20_Text">Prometheus features a wide range of exporters, exposing all sorts of metrics about a system. Thus, start by installing several Prometheus exporters to learn more about all systems involved running Airflow:</text:p>
      <text:p text:style-name="Preformatted_20_Text"/>
      <text:p text:style-name="Preformatted_20_Text"><text:s text:c="4"/>The node exporter for monitoring the machines Airflow is running on (CPU, memory, disk I/O, network traffic)</text:p>
      <text:p text:style-name="Preformatted_20_Text"><text:s text:c="4"/>The PostgreSQL/MySQL server exporter for monitoring the database</text:p>
      <text:p text:style-name="Preformatted_20_Text"><text:s text:c="4"/>One of the several (unofficial) Celery exporters for monitoring Celery when using the CeleryExecutor</text:p>
      <text:p text:style-name="Preformatted_20_Text"><text:s text:c="4"/>If using Kubernetes, there are several (both official and unofficial) ways <text:soft-page-break/>to expose Prometheus metrics. Refer to the Kubernetes monitoring documentation.</text:p>
      <text:p text:style-name="Preformatted_20_Text"><text:s text:c="4"/>The Blackbox exporter will poll a given endpoint and check if a predefined HTTP code is returned</text:p>
      <text:p text:style-name="Preformatted_20_Text"/>
      <text:p text:style-name="Preformatted_20_Text">An overview of all available metrics is listed in the Airflow documentation, refer to that for your Airflow version. Some good metrics for getting to know the status of Airflow are:</text:p>
      <text:p text:style-name="Preformatted_20_Text"/>
      <text:p text:style-name="Preformatted_20_Text"><text:s text:c="4"/>For knowing the correct functioning of your DAGs:</text:p>
      <text:p text:style-name="Preformatted_20_Text"><text:s text:c="8"/>o dag_processing.import_errors: gives the number of errors encountered while processing DAGs. Anything above zero is not good.</text:p>
      <text:p text:style-name="Preformatted_20_Text"><text:s text:c="8"/>o dag_processing.total_parse_time: Sudden large increases after adding/changing DAGs is not good.</text:p>
      <text:p text:style-name="Preformatted_20_Text"><text:s text:c="8"/>o ti_failures: The number of failed task instances</text:p>
      <text:p text:style-name="Preformatted_20_Text"><text:s text:c="4"/>For understanding Airflow’s performance:</text:p>
      <text:p text:style-name="Preformatted_20_Text"><text:s text:c="8"/>o dag_processing.last_duration.[filename]: Time taken to process a DAG file. High values indicate something bad.</text:p>
      <text:p text:style-name="Preformatted_20_Text"><text:s text:c="8"/>o dag_processing.last_run.seconds_ago.[filename]: The number of seconds since the scheduler last checked on the file containing DAGs. The higher the value, the worse, it means the scheduler is too busy. Values should be in the order of a few seconds at most.</text:p>
      <text:p text:style-name="Preformatted_20_Text"><text:s text:c="8"/>o dagrun.schedule_delay.[dag_id]: the delay between the scheduled execution date and actual execution date of a DAG run[100]</text:p>
      <text:p text:style-name="Preformatted_20_Text"><text:s text:c="8"/>o executor.open_slots: The number of free executor slots</text:p>
      <text:p text:style-name="Preformatted_20_Text"><text:s text:c="8"/>o executor.queued_tasks: The number of tasks with queued state</text:p>
      <text:p text:style-name="Preformatted_20_Text"><text:s text:c="8"/>o executor.running_tasks: The number of tasks with running state</text:p>
      <text:p text:style-name="Preformatted_20_Text"/>
      <text:p text:style-name="Preformatted_20_Text">12.5 <text:s/>How to get notified of a failing task</text:p>
      <text:p text:style-name="Preformatted_20_Text"/>
      <text:p text:style-name="Preformatted_20_Text">When running any business-critical pipelines, we want to be notified of the incident the moment something goes wrong. Think of a failing task, or a task not finishing within an expected timeframe and delaying other processes. Let’s take a look at various options Airflow provides for both detecting conditions to alert on, and sending the actual alerts.</text:p>
      <text:p text:style-name="Preformatted_20_Text">12.5.1 <text:s text:c="3"/>Alerting within DAGs and operators</text:p>
      <text:p text:style-name="Preformatted_20_Text"/>
      <text:p text:style-name="Preformatted_20_Text">Within Airflow, there are several levels to configure alerts. First, within the definition of DAGs and operators, we can configure so-called callbacks (i.e. functions to call on certain events):</text:p>
      <text:p text:style-name="Preformatted_20_Text">Listing 12.18 Defining a failure callback function to execute on DAG failure</text:p>
      <text:p text:style-name="Preformatted_20_Text"/>
      <text:p text:style-name="Preformatted_20_Text">def send_error(): #A</text:p>
      <text:p text:style-name="Preformatted_20_Text"><text:s text:c="3"/>print("ERROR!")</text:p>
      <text:p text:style-name="Preformatted_20_Text"><text:s/></text:p>
      <text:p text:style-name="Preformatted_20_Text"><text:s/></text:p>
      <text:p text:style-name="Preformatted_20_Text">dag = DAG(</text:p>
      <text:p text:style-name="Preformatted_20_Text"><text:s text:c="3"/>dag_id="chapter12",</text:p>
      <text:p text:style-name="Preformatted_20_Text"><text:s text:c="3"/>on_failure_callback=send_error, #A</text:p>
      <text:p text:style-name="Preformatted_20_Text"><text:s text:c="3"/>...</text:p>
      <text:p text:style-name="Preformatted_20_Text">)</text:p>
      <text:p text:style-name="Preformatted_20_Text"/>
      <text:p text:style-name="Preformatted_20_Text">copy</text:p>
      <text:p text:style-name="Preformatted_20_Text"/>
      <text:p text:style-name="Preformatted_20_Text">#A send_error is executed when a DAG run fails</text:p>
      <text:p text:style-name="Preformatted_20_Text"/>
      <text:p text:style-name="Preformatted_20_Text">The on_failure_callback is an argument on the DAG, which is executed whenever a DAG run fails. Think of sending a Slack message to an #errors channel, a notification to an incident reporting system such as PagerDuty, or a plain old email. The function to execute is something you will need to implement yourself though.</text:p>
      <text:p text:style-name="Preformatted_20_Text"/>
      <text:p text:style-name="Preformatted_20_Text">On a task level, there are more options to configure. You likely do not want to configure every task individually, so we can propagate configuration with the DAG’s default_args down to all tasks:</text:p>
      <text:p text:style-name="Preformatted_20_Text"><text:soft-page-break/>Listing 12.19 Defining a failure callback function to execute on task failure</text:p>
      <text:p text:style-name="Preformatted_20_Text"/>
      <text:p text:style-name="Preformatted_20_Text">11</text:p>
      <text:p text:style-name="Preformatted_20_Text">12</text:p>
      <text:p text:style-name="Preformatted_20_Text">def send_error():</text:p>
      <text:p text:style-name="Preformatted_20_Text"><text:s text:c="3"/>print("ERROR!")</text:p>
      <text:p text:style-name="Preformatted_20_Text"><text:s/></text:p>
      <text:p text:style-name="Preformatted_20_Text"><text:s/></text:p>
      <text:p text:style-name="Preformatted_20_Text">dag = DAG(</text:p>
      <text:p text:style-name="Preformatted_20_Text"><text:s text:c="3"/>dag_id="chapter12_task_failure_callback",</text:p>
      <text:p text:style-name="Preformatted_20_Text"><text:s text:c="3"/>default_args={"on_failure_callback": send_error},</text:p>
      <text:p text:style-name="Preformatted_20_Text"><text:s text:c="3"/>on_failure_callback=send_error,</text:p>
      <text:p text:style-name="Preformatted_20_Text"><text:s text:c="3"/>...</text:p>
      <text:p text:style-name="Preformatted_20_Text">)</text:p>
      <text:p text:style-name="Preformatted_20_Text"><text:s/></text:p>
      <text:p text:style-name="Preformatted_20_Text">failing_task = BashOperator(task_id="failing_task", bash_command="exit 1", dag=dag)</text:p>
      <text:p text:style-name="Preformatted_20_Text"/>
      <text:p text:style-name="Preformatted_20_Text">copy</text:p>
      <text:p text:style-name="Preformatted_20_Text"/>
      <text:p text:style-name="Preformatted_20_Text">#A default_args propagates arguments down to tasks</text:p>
      <text:p text:style-name="Preformatted_20_Text"/>
      <text:p text:style-name="Preformatted_20_Text">#B Note two notifications will be sent here: 1 for task failure, 1 for DAG failure</text:p>
      <text:p text:style-name="Preformatted_20_Text"/>
      <text:p text:style-name="Preformatted_20_Text">#C This task will not return exit code 0 and therefore fail</text:p>
      <text:p text:style-name="Preformatted_20_Text"/>
      <text:p text:style-name="Preformatted_20_Text">The parent class of all operators (BaseOperator) holds an argument on_failure_callback, therefore all operators hold this argument. Setting on_failure_callback in the default_args will set the configured arguments on all tasks in the DAG, so all tasks will call send_error whenever an error occurs in Listing 12.19.</text:p>
      <text:p text:style-name="Preformatted_20_Text"/>
      <text:p text:style-name="Preformatted_20_Text">Besides on_failure_callback, it is also possible to set on_success_callback (in case of success), and on_retry_callback (in case a task is retried).</text:p>
      <text:p text:style-name="Preformatted_20_Text"/>
      <text:p text:style-name="Preformatted_20_Text">While you could send an email yourself inside the function called by on_failure_callback, Airflow provides a convenience argument email_on_failure, which sends an email without having to configure the message. You must however configure SMTP in the Airflow configuration, otherwise no emails can be sent. This configuration is specific to Gmail:</text:p>
      <text:p text:style-name="Preformatted_20_Text">Listing 12.20 Sample SMTP configuration for sending automated emails</text:p>
      <text:p text:style-name="Preformatted_20_Text"/>
      <text:p text:style-name="Preformatted_20_Text">AIRFLOW__SMTP__SMTP_HOST=smtp.gmail.com</text:p>
      <text:p text:style-name="Preformatted_20_Text">AIRFLOW__SMTP__SMTP_MAIL_FROM=myname@gmail.com</text:p>
      <text:p text:style-name="Preformatted_20_Text">AIRFLOW__SMTP__SMTP_PASSWORD=abcdefghijklmnop</text:p>
      <text:p text:style-name="Preformatted_20_Text">AIRFLOW__SMTP__SMTP_PORT=587</text:p>
      <text:p text:style-name="Preformatted_20_Text">AIRFLOW__SMTP__SMTP_SSL=False</text:p>
      <text:p text:style-name="Preformatted_20_Text">AIRFLOW__SMTP__SMTP_STARTTLS=True</text:p>
      <text:p text:style-name="Preformatted_20_Text">AIRFLOW__SMTP__SMTP_USER=myname@gmail.com</text:p>
      <text:p text:style-name="Preformatted_20_Text"/>
      <text:p text:style-name="Preformatted_20_Text">copy</text:p>
      <text:p text:style-name="Preformatted_20_Text"/>
      <text:p text:style-name="Preformatted_20_Text">In fact, Airflow is configured to send emails by default! Meaning, there is an argument email_on_failure on the BaseOperator which holds a default value of True. However, without the proper SMTP configuration, it will not email. Plus, a destination email address must also be set on the email argument of an operator:</text:p>
      <text:p text:style-name="Preformatted_20_Text">Listing 12.21 An email address must be configured to send emails on failure</text:p>
      <text:p text:style-name="Preformatted_20_Text"/>
      <text:p text:style-name="Preformatted_20_Text">dag = DAG(</text:p>
      <text:p text:style-name="Preformatted_20_Text"><text:s text:c="3"/>dag_id="task_failure_email",</text:p>
      <text:p text:style-name="Preformatted_20_Text"><text:s text:c="3"/>default_args={"email": "bob@work.com"},</text:p>
      <text:p text:style-name="Preformatted_20_Text"><text:s text:c="3"/>...</text:p>
      <text:p text:style-name="Preformatted_20_Text">)</text:p>
      <text:p text:style-name="Preformatted_20_Text"><text:soft-page-break/></text:p>
      <text:p text:style-name="Preformatted_20_Text">copy</text:p>
      <text:p text:style-name="Preformatted_20_Text"/>
      <text:p text:style-name="Preformatted_20_Text">With the correct SMTP configuration, and a destination email address configured, Airflow will now send an email notifying you of a failed task:</text:p>
      <text:p text:style-name="Preformatted_20_Text">Figure 12.22 Example email alert notification</text:p>
      <text:p text:style-name="Preformatted_20_Text"/>
      <text:p text:style-name="Preformatted_20_Text">The task logs will also tell us an email was sent:</text:p>
      <text:p text:style-name="Preformatted_20_Text"/>
      <text:p text:style-name="Preformatted_20_Text">INFO - Sent an alert email to ['bob@work.com']</text:p>
      <text:p text:style-name="Preformatted_20_Text"/>
      <text:p text:style-name="Preformatted_20_Text">copy</text:p>
      <text:p text:style-name="Preformatted_20_Text">12.5.2 <text:s text:c="3"/>Defining service level agreements</text:p>
      <text:p text:style-name="Preformatted_20_Text"/>
      <text:p text:style-name="Preformatted_20_Text">Besides calling a function on failure, Airflow also knows the concept of SLAs, short for Service Level Agreements. The general definition of an SLA is a certain standard to meet about a service or product. For example, your television provider guaranteeing 99.999% uptime of television, meaning it’s acceptable to have 5.26 minutes of downtime per year. Within Airflow, we can configure SLAs on task level to configure the latest acceptable date and time of completion of the task. If the SLA is not met, an email is sent, or a self-defined callback function is called. To configure a date and time deadline to complete a task with an SLA:</text:p>
      <text:p text:style-name="Preformatted_20_Text">Listing 12.22 Configuring an SLA</text:p>
      <text:p text:style-name="Preformatted_20_Text"/>
      <text:p text:style-name="Preformatted_20_Text">dag = DAG(</text:p>
      <text:p text:style-name="Preformatted_20_Text"><text:s text:c="4"/>dag_id="chapter12_task_sla",</text:p>
      <text:p text:style-name="Preformatted_20_Text"><text:s text:c="4"/>default_args={"email": "bob@work.com"},</text:p>
      <text:p text:style-name="Preformatted_20_Text"><text:s text:c="4"/>schedule_interval=datetime.timedelta(minutes=30), #A</text:p>
      <text:p text:style-name="Preformatted_20_Text"><text:s text:c="4"/>start_date=datetime.datetime(2020, 1, 1, 12),</text:p>
      <text:p text:style-name="Preformatted_20_Text"><text:s text:c="4"/>end_date=datetime.datetime(2020, 1, 1, 15),</text:p>
      <text:p text:style-name="Preformatted_20_Text">)</text:p>
      <text:p text:style-name="Preformatted_20_Text"><text:s/></text:p>
      <text:p text:style-name="Preformatted_20_Text">sleeptask = BashOperator(</text:p>
      <text:p text:style-name="Preformatted_20_Text"><text:s text:c="4"/>task_id="sleeptask",</text:p>
      <text:p text:style-name="Preformatted_20_Text"><text:s text:c="4"/>bash_command="sleep 60", #B</text:p>
      <text:p text:style-name="Preformatted_20_Text"><text:s text:c="4"/>sla=datetime.timedelta(minutes=2), #C</text:p>
      <text:p text:style-name="Preformatted_20_Text"><text:s text:c="4"/>dag=dag,</text:p>
      <text:p text:style-name="Preformatted_20_Text">)</text:p>
      <text:p text:style-name="Preformatted_20_Text"/>
      <text:p text:style-name="Preformatted_20_Text">copy</text:p>
      <text:p text:style-name="Preformatted_20_Text"/>
      <text:p text:style-name="Preformatted_20_Text">#A DAG triggers every 30 minutes, say 12:30</text:p>
      <text:p text:style-name="Preformatted_20_Text"/>
      <text:p text:style-name="Preformatted_20_Text">#B This task sleeps for 60 seconds</text:p>
      <text:p text:style-name="Preformatted_20_Text"/>
      <text:p text:style-name="Preformatted_20_Text">#C sla defines the maximum delta between scheduled DAG start and task completion, e.g. 12:32</text:p>
      <text:p text:style-name="Preformatted_20_Text"/>
      <text:p text:style-name="Preformatted_20_Text">SLAs function somewhat counter-intuitive. While you might expect it to function as a maximum runtime for the given task, it functions as the maximum time difference between the scheduled start of the DAG run and completion of the task.</text:p>
      <text:p text:style-name="Preformatted_20_Text"/>
      <text:p text:style-name="Preformatted_20_Text">So, if your DAG starts at 12:30, and you want your task to finish no later than 14:30, you would configure a timedelta of two hours, even if you expect the task to run for just five minutes. An example argument to make for this seemingly obscure behavior is when you want a report to be sent no later than a certain time, say 14:30. If the processing of data for the report takes longer than expected, the “send email with report” task would complete after the 14:30 deadline, and an SLA would be triggered. The SLA condition itself is triggered around the time of the deadline, instead of waiting for the completion of the task. If the task does not complete before the set deadline, an email is sent:</text:p>
      <text:p text:style-name="Preformatted_20_Text">Listing 12.23 Sample missed SLA email report</text:p>
      <text:p text:style-name="Preformatted_20_Text"><text:soft-page-break/></text:p>
      <text:p text:style-name="Preformatted_20_Text">copy</text:p>
      <text:p text:style-name="Preformatted_20_Text"/>
      <text:p text:style-name="Preformatted_20_Text">Here's a list of tasks that missed their SLAs:</text:p>
      <text:p text:style-name="Preformatted_20_Text"/>
      <text:p text:style-name="Preformatted_20_Text">sleeptask on 2020-01-01T12:30:00+00:00</text:p>
      <text:p text:style-name="Preformatted_20_Text"/>
      <text:p text:style-name="Preformatted_20_Text">copy</text:p>
      <text:p text:style-name="Preformatted_20_Text"/>
      <text:p text:style-name="Preformatted_20_Text">Blocking tasks:</text:p>
      <text:p text:style-name="Preformatted_20_Text"/>
      <text:p text:style-name="Preformatted_20_Text">=, <text:s text:c="12"/>.=</text:p>
      <text:p text:style-name="Preformatted_20_Text"><text:s text:c="5"/>=.| <text:s text:c="3"/>,---. <text:s text:c="3"/>|.=</text:p>
      <text:p text:style-name="Preformatted_20_Text"><text:s text:c="5"/>=.| "-(:::::)-" |.=</text:p>
      <text:p text:style-name="Preformatted_20_Text"><text:s text:c="6"/>\\__/`-.|.-'\__//</text:p>
      <text:p text:style-name="Preformatted_20_Text"><text:s text:c="7"/>`-| .::| .::|-' <text:s text:c="5"/>Pillendreher</text:p>
      <text:p text:style-name="Preformatted_20_Text"><text:s text:c="8"/>_|`-._|_.-'|_ <text:s text:c="6"/>(Scarabaeus sacer)</text:p>
      <text:p text:style-name="Preformatted_20_Text"><text:s text:c="6"/>/.-| <text:s text:c="3"/>| .::|-.\</text:p>
      <text:p text:style-name="Preformatted_20_Text"><text:s text:c="5"/>// ,| .::|::::|. \\</text:p>
      <text:p text:style-name="Preformatted_20_Text"><text:s text:c="4"/>|| //\::::|::' /\\ ||</text:p>
      <text:p text:style-name="Preformatted_20_Text"><text:s text:c="4"/>/'\|| `.__|__.' ||/'\</text:p>
      <text:p text:style-name="Preformatted_20_Text"><text:s text:c="3"/>^ <text:s text:c="3"/>\\ <text:s text:c="8"/>// <text:s text:c="3"/>^</text:p>
      <text:p text:style-name="Preformatted_20_Text"><text:s text:c="8"/>/'\ <text:s text:c="6"/>/'\</text:p>
      <text:p text:style-name="Preformatted_20_Text"><text:s text:c="7"/>^ <text:s text:c="12"/>^</text:p>
      <text:p text:style-name="Preformatted_20_Text"/>
      <text:p text:style-name="Preformatted_20_Text">copy</text:p>
      <text:p text:style-name="Preformatted_20_Text"/>
      <text:p text:style-name="Preformatted_20_Text">Yes, this ASCII art beetle is contained in the email! While the task sleeping 60 seconds in Listing 12.22 serves as an example, setting an SLA could be desirable to detect a drift in your job. For example, if the input data of your job suddenly grows five times in size, causing the job to take considerably longer, you might consider re-evaluating certain parameters of your job. The drift in data size and resulting job duration could be detected with the help of an SLA.</text:p>
      <text:p text:style-name="Preformatted_20_Text"/>
      <text:p text:style-name="Preformatted_20_Text">The SLA email only notifies you of a missed SLA, so you might consider something else than email, or your own format. This can be achieved with the sla_miss_callback argument. Confusingly, this is an argument on the DAG class, not on the BaseOperator class.</text:p>
      <text:p text:style-name="Preformatted_20_Text"/>
      <text:p text:style-name="Preformatted_20_Text">In case you’re looking for a maximum runtime of a task, configure the execution_timeout argument on your operator. If the duration of the task exceeds the configured execution_timeout, it fails.</text:p>
      <text:p text:style-name="Preformatted_20_Text">12.6 <text:s/>Scalability and performance</text:p>
      <text:p text:style-name="Preformatted_20_Text"/>
      <text:p text:style-name="Preformatted_20_Text">In Sections 12.1 and 12.2, we covered the executor types Airflow offers:</text:p>
      <text:p text:style-name="Preformatted_20_Text"/>
      <text:p text:style-name="Preformatted_20_Text"><text:s text:c="4"/>SequentialExecutor (default)</text:p>
      <text:p text:style-name="Preformatted_20_Text"><text:s text:c="4"/>LocalExecutor</text:p>
      <text:p text:style-name="Preformatted_20_Text"><text:s text:c="4"/>CeleryExecutor</text:p>
      <text:p text:style-name="Preformatted_20_Text"><text:s text:c="4"/>KubernetesExecutor</text:p>
      <text:p text:style-name="Preformatted_20_Text"/>
      <text:p text:style-name="Preformatted_20_Text">Let’s take a closer look at how to configure Airflow and these executor types for adequate scalability and performance. By performance, we refer to the ability to respond quickly to events, without delays and as little waiting as possible. By scalability, we refer to the ability to handle a large (increase in) load without impact on the service.</text:p>
      <text:p text:style-name="Preformatted_20_Text"/>
      <text:p text:style-name="Preformatted_20_Text">Before going into this section, we’d like to stress the importance of monitoring, as described in Section 12.4. Without measuring and knowing the status of your system, optimizing anything is a guess in the dark. By measuring what you’re doing you know if a change has a positive effect on your system.</text:p>
      <text:p text:style-name="Preformatted_20_Text">12.6.1 <text:s text:c="3"/>Controlling the maximum number of running tasks</text:p>
      <text:p text:style-name="Preformatted_20_Text"/>
      <text:p text:style-name="Preformatted_20_Text">The following Airflow configurations can control the number of tasks you can run <text:soft-page-break/>in parallel. Note the configuration items are somewhat oddly named, so read their description carefully.</text:p>
      <text:p text:style-name="Preformatted_20_Text"/>
      <text:p text:style-name="Preformatted_20_Text">Configuration item</text:p>
      <text:p text:style-name="Preformatted_20_Text"><text:tab/></text:p>
      <text:p text:style-name="Preformatted_20_Text"/>
      <text:p text:style-name="Preformatted_20_Text">Default value</text:p>
      <text:p text:style-name="Preformatted_20_Text"><text:tab/></text:p>
      <text:p text:style-name="Preformatted_20_Text"/>
      <text:p text:style-name="Preformatted_20_Text">Description</text:p>
      <text:p text:style-name="Preformatted_20_Text"/>
      <text:p text:style-name="Preformatted_20_Text">AIRFLOW__CORE__ DAG_CONCURRENCY</text:p>
      <text:p text:style-name="Preformatted_20_Text"><text:tab/></text:p>
      <text:p text:style-name="Preformatted_20_Text"/>
      <text:p text:style-name="Preformatted_20_Text">16</text:p>
      <text:p text:style-name="Preformatted_20_Text"><text:tab/></text:p>
      <text:p text:style-name="Preformatted_20_Text"/>
      <text:p text:style-name="Preformatted_20_Text">The maximum number of tasks to be in queued or running state, per DAG.</text:p>
      <text:p text:style-name="Preformatted_20_Text"/>
      <text:p text:style-name="Preformatted_20_Text">AIRFLOW__CORE__ MAX_ACTIVE_RUNS_PER_DAG</text:p>
      <text:p text:style-name="Preformatted_20_Text"><text:tab/></text:p>
      <text:p text:style-name="Preformatted_20_Text"/>
      <text:p text:style-name="Preformatted_20_Text">16</text:p>
      <text:p text:style-name="Preformatted_20_Text"><text:tab/></text:p>
      <text:p text:style-name="Preformatted_20_Text"/>
      <text:p text:style-name="Preformatted_20_Text">The maximum number of parallel DAG runs, per DAG.</text:p>
      <text:p text:style-name="Preformatted_20_Text"/>
      <text:p text:style-name="Preformatted_20_Text">AIRFLOW__CORE__ PARALLELISM</text:p>
      <text:p text:style-name="Preformatted_20_Text"><text:tab/></text:p>
      <text:p text:style-name="Preformatted_20_Text"/>
      <text:p text:style-name="Preformatted_20_Text">32</text:p>
      <text:p text:style-name="Preformatted_20_Text"><text:tab/></text:p>
      <text:p text:style-name="Preformatted_20_Text"/>
      <text:p text:style-name="Preformatted_20_Text">The maximum number of task instances to run in parallel, globally.</text:p>
      <text:p text:style-name="Preformatted_20_Text"/>
      <text:p text:style-name="Preformatted_20_Text">AIRFLOW__CELERY__ WORKER_CONCURRENCY</text:p>
      <text:p text:style-name="Preformatted_20_Text"><text:tab/></text:p>
      <text:p text:style-name="Preformatted_20_Text"/>
      <text:p text:style-name="Preformatted_20_Text">16</text:p>
      <text:p text:style-name="Preformatted_20_Text"><text:tab/></text:p>
      <text:p text:style-name="Preformatted_20_Text"/>
      <text:p text:style-name="Preformatted_20_Text">(only for Celery) the maximum number of tasks per Celery worker</text:p>
      <text:p text:style-name="Preformatted_20_Text"/>
      <text:p text:style-name="Preformatted_20_Text">Table 12.3 Overview of Airflow configurations related to running number of tasks</text:p>
      <text:p text:style-name="Preformatted_20_Text"/>
      <text:p text:style-name="Preformatted_20_Text">If you’re running a DAG with a large number of tasks, the default values limit your DAG to 16 parallel tasks due to dag_concurrency set to 16, even though parallelism is set to 32. A second DAG with a large number of tasks will also be limited at 16 parallel tasks, but together they will reach the global limit set by parallelism of 32.</text:p>
      <text:p text:style-name="Preformatted_20_Text"/>
      <text:p text:style-name="Preformatted_20_Text">Besides these configuration items, there is one more limiting factor to the global number of parallel tasks: by default, all tasks run in a Pool named “default_pool”, with 128 slots by default. dag_concurrency and parallelism will need to be increased before reaching the default_pool limit though.</text:p>
      <text:p text:style-name="Preformatted_20_Text"/>
      <text:p text:style-name="Preformatted_20_Text">Specifically for the CeleryExecutor, the setting AIRFLOW__CELERY__WORKER_CONCURRENCY controls the number of processes per worker that Celery will handle. In our experience Airflow can be quite resource consuming, therefore account for at least 200MB of RAM per process as a baseline for just having a worker with the configured concurrency number up and running. On top of that, estimate a worst-case scenario where your most resource consuming tasks will be running in parallel to estimate how many parallel tasks your Celery worker could handle.</text:p>
      <text:p text:style-name="Preformatted_20_Text"><text:soft-page-break/></text:p>
      <text:p text:style-name="Preformatted_20_Text">For specific DAGs, the default value max_active_runs_per_dag can be overridden with the concurrency argument on the DAG class.</text:p>
      <text:p text:style-name="Preformatted_20_Text"/>
      <text:p text:style-name="Preformatted_20_Text">On an individual task level, we can set the pool argument to run a specific task in a pool, where a pool has a limit to the number of tasks it can run. Pools can be applied for specific groups of tasks. For example, while it could be fine for your Airflow system to run 20 tasks querying a database and waiting for the result to return, it might be troublesome when 5 high-CPU tasks are started. To limit such high resource tasks, you could assign these a dedicated “high_resource” pool with a low maximum number of tasks.</text:p>
      <text:p text:style-name="Preformatted_20_Text"/>
      <text:p text:style-name="Preformatted_20_Text">Also, on a task level, we can set the task_concurrency argument, which provides an additional limit of the specific task over multiple runs of the task. This could again be useful in case of a resource-intensive task, which could claim all resources of the machine when running with many instances in parallel.</text:p>
      <text:p text:style-name="Preformatted_20_Text">Figure 12.23 task_concurrency can limit the number of parallel executions of a task</text:p>
      <text:p text:style-name="Preformatted_20_Text">12.6.2 <text:s text:c="3"/>System performance configurations</text:p>
      <text:p text:style-name="Preformatted_20_Text"/>
      <text:p text:style-name="Preformatted_20_Text">When running any considerable number of tasks, you might notice the load on the metastore rising. Airflow relies heavily on the database for storing all state. Every new Airflow version generally includes several performance-related improvements, so it helps to update regularly. Besides this, we can tune the number of queries performed on the database.</text:p>
      <text:p text:style-name="Preformatted_20_Text"/>
      <text:p text:style-name="Preformatted_20_Text">Raising the value of AIRFLOW__SCHEDULER__SCHEDULER_HEARTBEAT_SEC (default 5) can lower the number of “check-ins” Airflow performs on the scheduler job, resulting in fewer database queries. 60 seconds can be a reasonable value. The Airflow UI will display a warning once the last scheduler heartbeat was received more than 30 seconds ago, but this number is configurable with AIRFLOW__SCHEDULER__SCHEDULER_HEALTH_CHECK_THRESHOLD.</text:p>
      <text:p text:style-name="Preformatted_20_Text"/>
      <text:p text:style-name="Preformatted_20_Text">The value of AIRFLOW__SCHEDULER__PARSING_PROCESSES (default 2, fixed to 1 if using SQLite) controls how many processes the task scheduling part of the scheduler spins up simultaneously to process a DAG’s state; each process takes care of checking if new DAG runs should be created, new task instances should be scheduled or queued, etc. The higher this number, the more DAGs will be checked simultaneously, and the lower latency between tasks. Raising this value comes at the cost of more CPU usage, so increase and measure changes gently.</text:p>
      <text:p text:style-name="Preformatted_20_Text"/>
      <text:p text:style-name="Preformatted_20_Text">Lastly, from a user perspective, it might be interesting to configure AIRFLOW__SCHEDULER__DAG_DIR_LIST_INTERVAL (default 300 seconds). This setting determines how often the scheduler scans the DAG directory for new, previously unseen, files. If you happen to add new DAG files frequently, you will often find yourself waiting for it to appear in the Airflow UI. Lowering this value will make Airflow scan the DAGs directory for new files more often, but at the cost of more CPU usage, so also lower this value carefully.</text:p>
      <text:p text:style-name="Preformatted_20_Text">12.6.3 <text:s text:c="3"/>Running multiple schedulers</text:p>
      <text:p text:style-name="Preformatted_20_Text"/>
      <text:p text:style-name="Preformatted_20_Text">A highly anticipated feature of Airflow 2 is the possibility to horizontally scale out the scheduler - this feature does not exist in Airflow 1. With the scheduler being the heart and brains of Airflow, it was a long desire in the Airflow community to be able to run multiple instances of the scheduler, both for scalability and redundancy reasons.</text:p>
      <text:p text:style-name="Preformatted_20_Text"/>
      <text:p text:style-name="Preformatted_20_Text">Distributed systems are complex and most systems require the addition of a consensus algorithm to determine which process is the leader. In Airflow, the aim was to make system operations as simple as possible, and leadership was implemented by row-level locking (SELECT … FOR UPDATE) on the database level. As a result, multiple schedulers can run independently of each other, without requiring any additional tools for consensus. The only implications are that the database must support certain locking concepts. At the time of writing, the following databases and versions are tested and supported:</text:p>
      <text:p text:style-name="Preformatted_20_Text"><text:soft-page-break/></text:p>
      <text:p text:style-name="Preformatted_20_Text"><text:s text:c="4"/>PostgreSQL 9.6+</text:p>
      <text:p text:style-name="Preformatted_20_Text"><text:s text:c="4"/>MySQL 8+</text:p>
      <text:p text:style-name="Preformatted_20_Text"/>
      <text:p text:style-name="Preformatted_20_Text">To scale out the scheduler, simply start another scheduler process:</text:p>
      <text:p text:style-name="Preformatted_20_Text"/>
      <text:p text:style-name="Preformatted_20_Text">airflow scheduler</text:p>
      <text:p text:style-name="Preformatted_20_Text"/>
      <text:p text:style-name="Preformatted_20_Text">copy</text:p>
      <text:p text:style-name="Preformatted_20_Text"/>
      <text:p text:style-name="Preformatted_20_Text">Each scheduler instance will figure out which tasks (represented by rows in the database) are available for processing, based on a “first come first serve” principle, and no additional configuration is required. Once running multiple instances, if one of the machines on which one of the schedulers is running fails, it will no longer take down your Airflow since the other scheduler instances will remain running.</text:p>
      <text:p text:style-name="Preformatted_20_Text">12.7 <text:s/>Summary</text:p>
      <text:p text:style-name="Preformatted_20_Text"/>
      <text:p text:style-name="Preformatted_20_Text"><text:s text:c="4"/>The SequentialExecutor and LocalExecutor are limited to one single machine but easy to set up</text:p>
      <text:p text:style-name="Preformatted_20_Text"><text:s text:c="4"/>The CeleryExecutor and KubernetesExecutor take more work to set up but allow scaling out tasks over multiple machines</text:p>
      <text:p text:style-name="Preformatted_20_Text"><text:s text:c="4"/>Prometheus and Grafana can be used for storing and visualizing metrics from Airflow</text:p>
      <text:p text:style-name="Preformatted_20_Text"><text:s text:c="4"/>Failure callbacks and SLAs can send emails or custom notifications in case of certain events</text:p>
      <text:p text:style-name="Preformatted_20_Text"><text:s text:c="4"/>Deploying Airflow on multiple machines is not trivial because all Airflow components require access to the DAGs directory</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CHAPTER 13 Securing Airflow</text:p>
      <text:p text:style-name="Preformatted_20_Text">This chapter covers:</text:p>
      <text:p text:style-name="Preformatted_20_Text"/>
      <text:p text:style-name="Preformatted_20_Text"><text:s text:c="4"/>Examining and configuring the RBAC interface for controlling access</text:p>
      <text:p text:style-name="Preformatted_20_Text"><text:s text:c="4"/>Granting access to a central set of users by connecting with an LDAP service</text:p>
      <text:p text:style-name="Preformatted_20_Text"><text:s text:c="4"/>Configuring a Fernet key to encrypt secrets in the database</text:p>
      <text:p text:style-name="Preformatted_20_Text"><text:s text:c="4"/>Securing traffic between your browser and the webserver</text:p>
      <text:p text:style-name="Preformatted_20_Text"><text:s text:c="4"/>Fetching secrets from a central secret management system</text:p>
      <text:p text:style-name="Preformatted_20_Text"/>
      <text:p text:style-name="Preformatted_20_Text">Given the nature of Airflow, a spider in the web orchestrating series of tasks, it must connect with many systems and is therefore a desirable target to gain access to. To avoid unwanted access, we discuss the security of Airflow in this chapter. We cover various security-related use cases and elaborate on these with practical examples. Security is often deemed a topic of black magic, with a wide plethora of technologies, abbreviations, and intricate details to know. While this is not untrue, we wrote this chapter for a reader with little security knowledge in mind, and hence highlight various key points to avoid unwanted actions on your Airflow installation, which should serve as a starting point.</text:p>
      <text:p text:style-name="Preformatted_20_Text"/>
      <text:p text:style-name="Preformatted_20_Text">NOTE Airflow 1.* comes with two interfaces:</text:p>
      <text:p text:style-name="Preformatted_20_Text"/>
      <text:p text:style-name="Preformatted_20_Text"><text:s text:c="4"/>The “original” interface, developed on top of Flask-Admin</text:p>
      <text:p text:style-name="Preformatted_20_Text"><text:s text:c="4"/>The “RBAC” interface, developed on top of Flask-AppBuilder (FAB)</text:p>
      <text:p text:style-name="Preformatted_20_Text"/>
      <text:p text:style-name="Preformatted_20_Text"><text:soft-page-break/>Airflow initially shipped with the original interface, and first introduced the Role Based Access Control (RBAC) interface in Airflow 1.10.0. The RBAC interface provides a mechanism to restrict access to authorized users by defining roles with corresponding permissions and assigning users to these roles. The original interface is, by default, wide open to the world. The RBAC interface comes with more security features.</text:p>
      <text:p text:style-name="Preformatted_20_Text"/>
      <text:p text:style-name="Preformatted_20_Text">During writing this book, the original interface became deprecated and was announced to be removed in Airflow 2.0. The RBAC interface would become the one and only interface.</text:p>
      <text:p text:style-name="Preformatted_20_Text"/>
      <text:p text:style-name="Preformatted_20_Text">For these reasons, this chapter covers solely the RBAC interface. The original interface will not be covered. To enable the RBAC interface running Airflow 1.*, set AIRFLOW__WEBSERVER__RBAC=True.</text:p>
      <text:p text:style-name="Preformatted_20_Text">13.1 <text:s/>Securing the Airflow web interface</text:p>
      <text:p text:style-name="Preformatted_20_Text"/>
      <text:p text:style-name="Preformatted_20_Text">This section covers security features of the Airflow interface. In Airflow 1, users had a choice of two interfaces:</text:p>
      <text:p text:style-name="Preformatted_20_Text"/>
      <text:p text:style-name="Preformatted_20_Text"><text:s text:c="4"/>The “original” interface, developed on top of Flask-Admin</text:p>
      <text:p text:style-name="Preformatted_20_Text"><text:s text:c="4"/>The “RBAC” interface, developed on top of Flask-AppBuilder (FAB, only choice in Airflow 2)</text:p>
      <text:p text:style-name="Preformatted_20_Text"/>
      <text:p text:style-name="Preformatted_20_Text">Airflow initially shipped with the original interface, and first introduced the Role Based Access Control (RBAC) interface in Airflow 1.10.0. The RBAC interface provides a mechanism to restrict access to authorized users by defining roles with corresponding permissions and assigning users to these roles. The original interface is, by default, wide open to the world. The RBAC interface comes with more security features.</text:p>
      <text:p text:style-name="Preformatted_20_Text"/>
      <text:p text:style-name="Preformatted_20_Text">During the writing of this book, the original interface became deprecated and was announced to be removed in Airflow 2.0. The RBAC interface became the one and only interface in Airflow 2. For these reasons, this chapter covers solely the RBAC interface. The original interface is not covered. To enable the RBAC interface running Airflow 1.*, set AIRFLOW__WEBSERVER__RBAC=True.</text:p>
      <text:p text:style-name="Preformatted_20_Text"/>
      <text:p text:style-name="Preformatted_20_Text">Start the Airflow webserver by running airflow webserver, and browse to http://localhost:8080 to see a login screen:</text:p>
      <text:p text:style-name="Preformatted_20_Text">Figure 13.1 Home screen of the RBAC interface. Password authentication is enabled by default. No default user exists.</text:p>
      <text:p text:style-name="Preformatted_20_Text"/>
      <text:p text:style-name="Preformatted_20_Text">This is the very first view of the RBAC interface. At this point, the webserver is asking for a username and password, but there are no users yet.</text:p>
      <text:p text:style-name="Preformatted_20_Text">13.1.1 <text:s text:c="3"/>Adding users to the RBAC interface</text:p>
      <text:p text:style-name="Preformatted_20_Text"/>
      <text:p text:style-name="Preformatted_20_Text">To check out the RBAC interface, we’ll create an account for a user named Bob Smith:</text:p>
      <text:p text:style-name="Preformatted_20_Text">Listing 13.1 Registering a user for the RBAC interface</text:p>
      <text:p text:style-name="Preformatted_20_Text"/>
      <text:p text:style-name="Preformatted_20_Text">airflow users create \</text:p>
      <text:p text:style-name="Preformatted_20_Text">--role Admin \ #A</text:p>
      <text:p text:style-name="Preformatted_20_Text">--username bobsmith \</text:p>
      <text:p text:style-name="Preformatted_20_Text">--password topsecret \ #B</text:p>
      <text:p text:style-name="Preformatted_20_Text">--email bobsmith@company.com \</text:p>
      <text:p text:style-name="Preformatted_20_Text">--firstname Bob \</text:p>
      <text:p text:style-name="Preformatted_20_Text">--lastname Smith</text:p>
      <text:p text:style-name="Preformatted_20_Text"/>
      <text:p text:style-name="Preformatted_20_Text">copy</text:p>
      <text:p text:style-name="Preformatted_20_Text"/>
      <text:p text:style-name="Preformatted_20_Text">#A Admin role grants all permissions to this user</text:p>
      <text:p text:style-name="Preformatted_20_Text"/>
      <text:p text:style-name="Preformatted_20_Text">#B Leave out the --password flag to prompt for a password</text:p>
      <text:p text:style-name="Preformatted_20_Text"/>
      <text:p text:style-name="Preformatted_20_Text">This creates a user with a role named “Admin”. The RBAC model consists of users, <text:soft-page-break/>which are assigned to a (single) role and permissions (certain operations) assigned to roles, which apply to certain components of the webserver interface:</text:p>
      <text:p text:style-name="Preformatted_20_Text">Figure 13.2 RBAC permissions model</text:p>
      <text:p text:style-name="Preformatted_20_Text"/>
      <text:p text:style-name="Preformatted_20_Text">For example, in Listing 13.1, the user “bobsmith” was assigned the role “Admin”. Certain operations (for example “edit”) on certain Components (such as menus and specific pages, for example “Connections”) can then be assigned to a role. For example, having the “can edit on ConnectionModelView” permission allows us to edit connections.</text:p>
      <text:p text:style-name="Preformatted_20_Text"/>
      <text:p text:style-name="Preformatted_20_Text">There are five default roles of which the Admin role grants all permissions, including the Security view which we’ll show below. However, think wisely about which role to grant a user in a production system.</text:p>
      <text:p text:style-name="Preformatted_20_Text"/>
      <text:p text:style-name="Preformatted_20_Text">At this point, we can sign in with username bobsmith and password topsecret. The main screen will look just like the original interface, but in the top bar there are a few new items:</text:p>
      <text:p text:style-name="Preformatted_20_Text">Figure 13.3 Top bar displays menu items depending on the role and corresponding permissions your user has been granted</text:p>
      <text:p text:style-name="Preformatted_20_Text"/>
      <text:p text:style-name="Preformatted_20_Text">The Security view is the most interesting feature of the RBAC interface, opening the menu displays several options:</text:p>
      <text:p text:style-name="Preformatted_20_Text">Figure 13.4 Options under the Security tab</text:p>
      <text:p text:style-name="Preformatted_20_Text"/>
      <text:p text:style-name="Preformatted_20_Text">Click on “List Roles” to inspect all default roles:</text:p>
      <text:p text:style-name="Preformatted_20_Text">Figure 13.5 Default roles and corresponding permissions in Airflow. Several permissions are omitted for readability.</text:p>
      <text:p text:style-name="Preformatted_20_Text"/>
      <text:p text:style-name="Preformatted_20_Text">In the List Roles view, we see the five roles available to use by default. The default permissions for these roles are:</text:p>
      <text:p text:style-name="Preformatted_20_Text">Table 13.1 Airflow RBAC interface default role permissions</text:p>
      <text:p text:style-name="Preformatted_20_Text"/>
      <text:p text:style-name="Preformatted_20_Text">Role name</text:p>
      <text:p text:style-name="Preformatted_20_Text"><text:tab/></text:p>
      <text:p text:style-name="Preformatted_20_Text"/>
      <text:p text:style-name="Preformatted_20_Text">Intended users/usage</text:p>
      <text:p text:style-name="Preformatted_20_Text"><text:tab/></text:p>
      <text:p text:style-name="Preformatted_20_Text"/>
      <text:p text:style-name="Preformatted_20_Text">Default permissions</text:p>
      <text:p text:style-name="Preformatted_20_Text"/>
      <text:p text:style-name="Preformatted_20_Text">Admin</text:p>
      <text:p text:style-name="Preformatted_20_Text"><text:tab/></text:p>
      <text:p text:style-name="Preformatted_20_Text"/>
      <text:p text:style-name="Preformatted_20_Text">Only necessary when managing security permissions</text:p>
      <text:p text:style-name="Preformatted_20_Text"><text:tab/></text:p>
      <text:p text:style-name="Preformatted_20_Text"/>
      <text:p text:style-name="Preformatted_20_Text">All permissions</text:p>
      <text:p text:style-name="Preformatted_20_Text"/>
      <text:p text:style-name="Preformatted_20_Text">Public</text:p>
      <text:p text:style-name="Preformatted_20_Text"><text:tab/></text:p>
      <text:p text:style-name="Preformatted_20_Text"/>
      <text:p text:style-name="Preformatted_20_Text">Unauthenticated users</text:p>
      <text:p text:style-name="Preformatted_20_Text"><text:tab/></text:p>
      <text:p text:style-name="Preformatted_20_Text"/>
      <text:p text:style-name="Preformatted_20_Text">No permissions</text:p>
      <text:p text:style-name="Preformatted_20_Text"/>
      <text:p text:style-name="Preformatted_20_Text">Viewer</text:p>
      <text:p text:style-name="Preformatted_20_Text"><text:tab/></text:p>
      <text:p text:style-name="Preformatted_20_Text"/>
      <text:p text:style-name="Preformatted_20_Text">Read-only view of Airflow</text:p>
      <text:p text:style-name="Preformatted_20_Text"><text:tab/></text:p>
      <text:p text:style-name="Preformatted_20_Text"/>
      <text:p text:style-name="Preformatted_20_Text">Read access to DAGs</text:p>
      <text:p text:style-name="Preformatted_20_Text"/>
      <text:p text:style-name="Preformatted_20_Text"><text:soft-page-break/>User</text:p>
      <text:p text:style-name="Preformatted_20_Text"><text:tab/></text:p>
      <text:p text:style-name="Preformatted_20_Text"/>
      <text:p text:style-name="Preformatted_20_Text">Useful if you want a strict separation in your team between developers who can and cannot edit secrets (Connections, Variables, etc.). This role only grants permissions to create DAGs, not secrets.</text:p>
      <text:p text:style-name="Preformatted_20_Text"><text:tab/></text:p>
      <text:p text:style-name="Preformatted_20_Text"/>
      <text:p text:style-name="Preformatted_20_Text">Same as Viewer but with edit permissions (clear, trigger, pause, etc.) on DAGs</text:p>
      <text:p text:style-name="Preformatted_20_Text"/>
      <text:p text:style-name="Preformatted_20_Text">Op</text:p>
      <text:p text:style-name="Preformatted_20_Text"><text:tab/></text:p>
      <text:p text:style-name="Preformatted_20_Text"/>
      <text:p text:style-name="Preformatted_20_Text">All permissions required for developing Airflow DAGs</text:p>
      <text:p text:style-name="Preformatted_20_Text"><text:tab/></text:p>
      <text:p text:style-name="Preformatted_20_Text"/>
      <text:p text:style-name="Preformatted_20_Text">Same as User but with additional permissions to view and edit Connections, Pools, Variables, XComs, and Configuration</text:p>
      <text:p text:style-name="Preformatted_20_Text"/>
      <text:p text:style-name="Preformatted_20_Text">The just created “Bob Smith” user was assigned the Admin role, granting him all permissions (several permissions were omitted from Figure 13.5 for readability). You might note the Public role has no permissions. As the role name implies, all permissions attached to this role are public (i.e. you do not have to be logged in). Say you want to allow people without an Airflow account to view the Docs menu as such:</text:p>
      <text:p text:style-name="Preformatted_20_Text">Figure 13.6 Granting permissions to the Public role makes components of the UI available to everybody.</text:p>
      <text:p text:style-name="Preformatted_20_Text"/>
      <text:p text:style-name="Preformatted_20_Text">To enable access to these components, we must edit the Public role and add the correct permissions to it:</text:p>
      <text:p text:style-name="Preformatted_20_Text">Figure 13.7 Adding permissions to the Public role</text:p>
      <text:p text:style-name="Preformatted_20_Text"/>
      <text:p text:style-name="Preformatted_20_Text">The permissions are quite fine-grained; access to every single menu and menu item is controlled by a permission. For example, to make the Docs menu visible we must add the “menu access on Docs” permission. And to make the Documentation menu item within the Docs menu visible, we must add the “menu access on Documentation” permission. Finding the correct permissions can be cumbersome at times, easiest is to inspect the other roles to learn which permissions are available. Permissions are reflected by a string which in most cases should be self-explanatory about the access it provides.</text:p>
      <text:p text:style-name="Preformatted_20_Text">13.1.2 <text:s text:c="3"/>Configuring the RBAC interface</text:p>
      <text:p text:style-name="Preformatted_20_Text"/>
      <text:p text:style-name="Preformatted_20_Text">As noted before, the RBAC interface is developed on top of the Flask-AppBuilder (FAB) framework. When you first run the RBAC webserver, you will find a file named webserver_config.py in $AIRFLOW_HOME. FAB can be configured with a file named “config.py”, but for clarity this same file was named “webserver_config.py” in Airflow. So, this file contains configuration to FAB, the underlying framework of Airflow’s RBAC interface.</text:p>
      <text:p text:style-name="Preformatted_20_Text"/>
      <text:p text:style-name="Preformatted_20_Text">You can provide your own configuration to the RBAC interface by placing a webserver_config.py file in $AIRFLOW_HOME. If Airflow cannot find the file, it will generate a default one for you. For all details and available options in this file, refer to the Flask-AppBuilder documentation. It holds all configuration for the RBAC interface (not only security-related). For example, to configure a theme for your Airflow RBAC interface, set APP_THEME = "sandstone.css" in webserver_config.py. View the Flask-AppBuilder documentation for all available themes:</text:p>
      <text:p text:style-name="Preformatted_20_Text">Figure 13.8 RBAC interface configured with the sandstone theme</text:p>
      <text:p text:style-name="Preformatted_20_Text">13.2 <text:s/>Encrypting data at rest</text:p>
      <text:p text:style-name="Preformatted_20_Text"/>
      <text:p text:style-name="Preformatted_20_Text">The RBAC interface enforces users to exist in the database, with a username and password. While far from perfect, only allowing access with a username and password is one of the first issues you would want to solve, and does prevent anybody “just looking around” from having access to Airflow.</text:p>
      <text:p text:style-name="Preformatted_20_Text"><text:soft-page-break/></text:p>
      <text:p text:style-name="Preformatted_20_Text">Before diving into encryption, let’s look back at Airflow’s bare minimum architecture from Figure 12.1:</text:p>
      <text:p text:style-name="Preformatted_20_Text">Figure 13.9 The webserver and database expose a service and could offer a potential path for uninvited guests who may gain access to Airflow. Protecting these will lower the attack surface.</text:p>
      <text:p text:style-name="Preformatted_20_Text"/>
      <text:p text:style-name="Preformatted_20_Text">Airflow consists of several components. Every single piece of software is a potential threat since it serves as a path through which uninvited guests could gain access to your systems. Lowering the number of exposed “entrance points” (i.e. narrowing the attack surface), is therefore always a good idea. In case you must expose a service for practical reasons, such as the Airflow webserver, always ensure it’s not accessible publicly[101].</text:p>
      <text:p text:style-name="Preformatted_20_Text"/>
      <text:p text:style-name="Preformatted_20_Text">Besides lowering the access points to your systems, you also want to secure your data after an intruder managed to gain access. This can be done by applying encryption. Without encryption, secrets such as passwords would be stored in plain text in the database. With encryption, such secrets are stored encrypted in the database. Encrypted data is useless without the encryption key. In Airflow, this encryption key is called a “Fernet key”.</text:p>
      <text:p text:style-name="Preformatted_20_Text">13.2.1 <text:s text:c="3"/>Creating a Fernet key</text:p>
      <text:p text:style-name="Preformatted_20_Text"/>
      <text:p text:style-name="Preformatted_20_Text">Before creating any users and passwords, ensure encryption is enabled on your Airflow instance. Without encryption, passwords (and other secrets such as connections) would be stored unencrypted in the database. Anybody with access to the database could then also read the passwords. When encrypted, they are stored as a sequence of seemingly random characters, which is useless to a human. Airflow can encrypt and decrypt secrets using a so-called Fernet key:</text:p>
      <text:p text:style-name="Preformatted_20_Text">Figure 13.10 The Fernet key encrypts data before storing it in the database and decrypts data before reading it from the database. Without access to the fernet key, passwords are useless to an intruder. One key for both encryption and decryption is called symmetric encryption.</text:p>
      <text:p text:style-name="Preformatted_20_Text"/>
      <text:p text:style-name="Preformatted_20_Text">The Fernet key is a secret string, used for the encryption and decryption. If this key is somehow lost, encrypted messages cannot be decrypted anymore! To provide Airflow with a Fernet key, we can generate one:</text:p>
      <text:p text:style-name="Preformatted_20_Text">Listing 13.2 Creating a Fernet key</text:p>
      <text:p text:style-name="Preformatted_20_Text"/>
      <text:p text:style-name="Preformatted_20_Text">from cryptography.fernet import Fernet</text:p>
      <text:p text:style-name="Preformatted_20_Text"><text:s/></text:p>
      <text:p text:style-name="Preformatted_20_Text">fernet_key = Fernet.generate_key()</text:p>
      <text:p text:style-name="Preformatted_20_Text">print(fernet_key.decode())</text:p>
      <text:p text:style-name="Preformatted_20_Text"># YlCImzjge_TeZc7jPJ7Jz2pgOtb4yTssA1pVyqIADWg=</text:p>
      <text:p text:style-name="Preformatted_20_Text"/>
      <text:p text:style-name="Preformatted_20_Text">copy</text:p>
      <text:p text:style-name="Preformatted_20_Text"/>
      <text:p text:style-name="Preformatted_20_Text">And next provide it to Airflow by setting the AIRFLOW__CORE__FERNET_KEY configuration item:</text:p>
      <text:p text:style-name="Preformatted_20_Text"/>
      <text:p text:style-name="Preformatted_20_Text">1</text:p>
      <text:p text:style-name="Preformatted_20_Text">AIRFLOW__CORE__FERNET_KEY=YlCImzjge_TeZc7jPJ7Jz2pgOtb4yTssA1pVyqIADWg=</text:p>
      <text:p text:style-name="Preformatted_20_Text"/>
      <text:p text:style-name="Preformatted_20_Text">copy</text:p>
      <text:p text:style-name="Preformatted_20_Text"/>
      <text:p text:style-name="Preformatted_20_Text">Airflow will now use the given key to encrypt and decrypt secrets such as connections, variables, and user passwords. Now, we can create our first user and safely store his/her password. Keep this key safe and secret, since anybody with the key will be able to decrypt secrets, plus you will not be able to decrypt secrets if you ever lose it!</text:p>
      <text:p text:style-name="Preformatted_20_Text"/>
      <text:p text:style-name="Preformatted_20_Text">To avoid storing the Fernet key in plain text in an environment variable, you can configure Airflow to read the value from a Bash command (e.g. "cat /path/to/secret") instead. This way, the value will not be accessible from an environment variable. The command itself can be set in an environment variable: <text:soft-page-break/>AIRFLOW__CORE__FERNET_KEY_CMD=cat /path/to/secret. The file holding the secret value can then be made read-only to only the Airflow user.</text:p>
      <text:p text:style-name="Preformatted_20_Text">13.3 <text:s/>Connecting with an LDAP service</text:p>
      <text:p text:style-name="Preformatted_20_Text"/>
      <text:p text:style-name="Preformatted_20_Text">As demonstrated in Section 13.1, we can create and store users in Airflow itself. In most companies, however, there are typically existing systems in place for user management. Wouldn’t it be much more convenient to connect Airflow to such a user management system instead of managing your own set of users with yet another password?</text:p>
      <text:p text:style-name="Preformatted_20_Text"/>
      <text:p text:style-name="Preformatted_20_Text">A popular method for user management is via a service supporting the LDAP protocol (Lightweight Directory Access Protocol), such as Azure AD or OpenLDAP, which are called directory services.</text:p>
      <text:p text:style-name="Preformatted_20_Text"/>
      <text:p text:style-name="Preformatted_20_Text">NOTE Throughout this section, we will use the term “LDAP service” to indicate “a directory service supporting queries via the LDAP protocol”.</text:p>
      <text:p text:style-name="Preformatted_20_Text"/>
      <text:p text:style-name="Preformatted_20_Text">A directory service is a storage system, typically used for storing information about resources such as users and services. LDAP is the protocol via which most of these directory services can be queried.</text:p>
      <text:p text:style-name="Preformatted_20_Text"/>
      <text:p text:style-name="Preformatted_20_Text">When Airflow is connected to an LDAP service, user information is fetched from the LDAP service in the background upon logging in:</text:p>
      <text:p text:style-name="Preformatted_20_Text">Figure 13.11 Users are stored in a directory service such as Azure AD or OpenLDAP, which can be accessed with LDAP. This way, a user can be created only once within a company and connect to all applications without requiring multiple accounts.</text:p>
      <text:p text:style-name="Preformatted_20_Text"/>
      <text:p text:style-name="Preformatted_20_Text">We first give a small introduction into LDAP and corresponding technologies in Section 13.3.1, and next demonstrate how to connect Airflow to an LDAP service in Section 13.3.2.</text:p>
      <text:p text:style-name="Preformatted_20_Text">13.3.1 <text:s text:c="3"/>Understanding LDAP</text:p>
      <text:p text:style-name="Preformatted_20_Text"/>
      <text:p text:style-name="Preformatted_20_Text">The relationship between SQL and a relational database (e.g., PostgreSQL or MySQL) is similar to the relationship between LDAP and a directory service (e.g., Azure AD or OpenLDAP). Just like a relational database stores data and SQL is used to query the data, a directory service also stores data (albeit in a different structure), and LDAP is used to query the directory service.</text:p>
      <text:p text:style-name="Preformatted_20_Text"/>
      <text:p text:style-name="Preformatted_20_Text">Relational databases and directory services are built for different purposes though -- relational databases are designed for transactional usage on any data you desire to store, while directory services are designed for very high volumes of read operations, where the data follows a “phone book”-like structure (e.g., employees in a company or devices within a building). For example, a relational database is more suitable for supporting a payment system since payments are made often and analysis on the payments involves aggregating it in different ways. A directory service on the other hand would be more suitable for storage of user accounts since these are requested on many occasions but do not change too often[102].</text:p>
      <text:p text:style-name="Preformatted_20_Text"/>
      <text:p text:style-name="Preformatted_20_Text">In a directory service, entities (e.g., users, printers, or network shares) are stored in a hierarchical structure named a Directory Information Tree (DIT). Each entity is called an entry, which can hold some information about the entity, where the information is stored as key-value pairs named “attributes” and “values”. Also, each entry is uniquely identified by a Distinguished Name (DN). Visually, data is represented as follows in a directory service:</text:p>
      <text:p text:style-name="Preformatted_20_Text">Figure 13.12 Information in a directory service is stored in a hierarchical structure named DIT. Entries represent an entity such as a person and hold key-value attributes about the entity.</text:p>
      <text:p text:style-name="Preformatted_20_Text"/>
      <text:p text:style-name="Preformatted_20_Text">You might wonder why we demonstrate exactly this hierarchy? And what do the abbreviations dc, ou, and cn stand for?</text:p>
      <text:p text:style-name="Preformatted_20_Text"/>
      <text:p text:style-name="Preformatted_20_Text">While a directory service is a database in which you can theoretically store any <text:soft-page-break/>data, there are set requirements by the LDAP standard how exactly to store and structure data[103]. One of the conventions is to start the tree with a so-called domain component (dc), which we see in Figure 13.12 represented as dc=com and dc=apacheairflow. As the name suggests, these are components of the domain, so your company domain, split by the dots, for example: apacheairflow and com.</text:p>
      <text:p text:style-name="Preformatted_20_Text"/>
      <text:p text:style-name="Preformatted_20_Text">Next down the tree, we have ou=people and cn=bob. ou is short for Organizational Unit and cn is short for Common Name. While nothing is telling you how to structure your DIT, these are commonly used components.</text:p>
      <text:p text:style-name="Preformatted_20_Text"/>
      <text:p text:style-name="Preformatted_20_Text">The LDAP standard defines various “ObjectClasses”, which define a certain entity together with certain keys. For example, the ObjectClass Person defines a human being with keys such as sn (surname, required) and initials (optional). Because the LDAP standard defined such ObjectClasses, applications reading the LDAP service are certain to always find the surname of a person in the field named “sn”, and thus any application that can query an LDAP service knows where to find the desired information.</text:p>
      <text:p text:style-name="Preformatted_20_Text"/>
      <text:p text:style-name="Preformatted_20_Text">Now that we know the main components of a directory service and how information is stored inside, what exactly is LDAP and how does it connect with a directory service? Relating back to SQL -- just like SQL provides certain statements such as SELECT, INSERT, UPDATE, and DELETE -- the Lightweight Directory Access Protocol, or LDAP, provides a set of operations on a directory service:</text:p>
      <text:p text:style-name="Preformatted_20_Text"/>
      <text:p text:style-name="Preformatted_20_Text">LDAP Operation</text:p>
      <text:p text:style-name="Preformatted_20_Text"><text:tab/></text:p>
      <text:p text:style-name="Preformatted_20_Text"/>
      <text:p text:style-name="Preformatted_20_Text">Description</text:p>
      <text:p text:style-name="Preformatted_20_Text"/>
      <text:p text:style-name="Preformatted_20_Text">Abandon</text:p>
      <text:p text:style-name="Preformatted_20_Text"><text:tab/></text:p>
      <text:p text:style-name="Preformatted_20_Text"/>
      <text:p text:style-name="Preformatted_20_Text">Abort a previously requested operation</text:p>
      <text:p text:style-name="Preformatted_20_Text"/>
      <text:p text:style-name="Preformatted_20_Text">Add</text:p>
      <text:p text:style-name="Preformatted_20_Text"><text:tab/></text:p>
      <text:p text:style-name="Preformatted_20_Text"/>
      <text:p text:style-name="Preformatted_20_Text">Create a new entry</text:p>
      <text:p text:style-name="Preformatted_20_Text"/>
      <text:p text:style-name="Preformatted_20_Text">Bind</text:p>
      <text:p text:style-name="Preformatted_20_Text"><text:tab/></text:p>
      <text:p text:style-name="Preformatted_20_Text"/>
      <text:p text:style-name="Preformatted_20_Text">Authenticate as a given user. Technically, the first connection to a directory service is anonymous. The bind operation then changes the identity to a given user, which allows you to perform certain operations on the directory service.</text:p>
      <text:p text:style-name="Preformatted_20_Text"/>
      <text:p text:style-name="Preformatted_20_Text">Compare</text:p>
      <text:p text:style-name="Preformatted_20_Text"><text:tab/></text:p>
      <text:p text:style-name="Preformatted_20_Text"/>
      <text:p text:style-name="Preformatted_20_Text">Check if a given entry contains a given attribute value</text:p>
      <text:p text:style-name="Preformatted_20_Text"/>
      <text:p text:style-name="Preformatted_20_Text">Delete</text:p>
      <text:p text:style-name="Preformatted_20_Text"><text:tab/></text:p>
      <text:p text:style-name="Preformatted_20_Text"/>
      <text:p text:style-name="Preformatted_20_Text">Remove an entry</text:p>
      <text:p text:style-name="Preformatted_20_Text"/>
      <text:p text:style-name="Preformatted_20_Text">Extended</text:p>
      <text:p text:style-name="Preformatted_20_Text"><text:tab/></text:p>
      <text:p text:style-name="Preformatted_20_Text"/>
      <text:p text:style-name="Preformatted_20_Text">Request an operation not defined by the LDAP standard, but which is available on the directory service (depends on the type of directory service you’re connecting to).</text:p>
      <text:p text:style-name="Preformatted_20_Text"/>
      <text:p text:style-name="Preformatted_20_Text">Modify DN</text:p>
      <text:p text:style-name="Preformatted_20_Text"><text:soft-page-break/><text:tab/></text:p>
      <text:p text:style-name="Preformatted_20_Text"/>
      <text:p text:style-name="Preformatted_20_Text">Change the DN of an entry</text:p>
      <text:p text:style-name="Preformatted_20_Text"/>
      <text:p text:style-name="Preformatted_20_Text">Modify</text:p>
      <text:p text:style-name="Preformatted_20_Text"><text:tab/></text:p>
      <text:p text:style-name="Preformatted_20_Text"/>
      <text:p text:style-name="Preformatted_20_Text">Edit attributes of an entry</text:p>
      <text:p text:style-name="Preformatted_20_Text"/>
      <text:p text:style-name="Preformatted_20_Text">Search</text:p>
      <text:p text:style-name="Preformatted_20_Text"><text:tab/></text:p>
      <text:p text:style-name="Preformatted_20_Text"/>
      <text:p text:style-name="Preformatted_20_Text">Search and return entries that match given criteria</text:p>
      <text:p text:style-name="Preformatted_20_Text"/>
      <text:p text:style-name="Preformatted_20_Text">Unbind</text:p>
      <text:p text:style-name="Preformatted_20_Text"><text:tab/></text:p>
      <text:p text:style-name="Preformatted_20_Text"/>
      <text:p text:style-name="Preformatted_20_Text">Close the connection to a directory service</text:p>
      <text:p text:style-name="Preformatted_20_Text"/>
      <text:p text:style-name="Preformatted_20_Text">Table 13.2 Overview of LDAP operations</text:p>
      <text:p text:style-name="Preformatted_20_Text"/>
      <text:p text:style-name="Preformatted_20_Text">For only fetching user information, we will require Bind (to authenticate as a user with permissions to read users in the directory service), Search (to search for a given DN), and Unbind to close the connection.</text:p>
      <text:p text:style-name="Preformatted_20_Text"/>
      <text:p text:style-name="Preformatted_20_Text">A search query contains a set of filters, typically a DN selecting part of the DIT, plus several conditions the entries must meet, such as “uid=bsmith”. This is what any application querying an LDAP service does under the hood. For example[104]:</text:p>
      <text:p text:style-name="Preformatted_20_Text">Listing 13.3 Example LDAP searches</text:p>
      <text:p text:style-name="Preformatted_20_Text"/>
      <text:p text:style-name="Preformatted_20_Text"># This will list all entries under dc=apacheairflow,dc=com</text:p>
      <text:p text:style-name="Preformatted_20_Text">ldapsearch -b "dc=apacheairflow,dc=com"</text:p>
      <text:p text:style-name="Preformatted_20_Text"><text:s/></text:p>
      <text:p text:style-name="Preformatted_20_Text"># This will list all entries under dc=apacheairflow,dc=com where uid=bsmith</text:p>
      <text:p text:style-name="Preformatted_20_Text">ldapsearch -b "dc=apacheairflow,dc=com" "(uid=bsmith)"</text:p>
      <text:p text:style-name="Preformatted_20_Text"/>
      <text:p text:style-name="Preformatted_20_Text">copy</text:p>
      <text:p text:style-name="Preformatted_20_Text"/>
      <text:p text:style-name="Preformatted_20_Text">Applications communicating with an LDAP service will perform such searches to fetch and validate user information for authentication to the application.</text:p>
      <text:p text:style-name="Preformatted_20_Text">13.3.2 <text:s text:c="3"/>Fetching users from an LDAP service</text:p>
      <text:p text:style-name="Preformatted_20_Text"/>
      <text:p text:style-name="Preformatted_20_Text">LDAP authentication is supported via Flask-AppBuilder (FAB), therefore we must configure it in webserver_config.py (in $AIRFLOW_HOME). When configured correctly and upon logging in, FAB will search the LDAP service for the given username and password:</text:p>
      <text:p text:style-name="Preformatted_20_Text">Listing 13.4 Configuring LDAP synchronization in webserver_config.py</text:p>
      <text:p text:style-name="Preformatted_20_Text"/>
      <text:p text:style-name="Preformatted_20_Text">from flask_appbuilder.security.manager import AUTH_LDAP</text:p>
      <text:p text:style-name="Preformatted_20_Text"><text:s/></text:p>
      <text:p text:style-name="Preformatted_20_Text">AUTH_TYPE = AUTH_LDAP</text:p>
      <text:p text:style-name="Preformatted_20_Text">AUTH_USER_REGISTRATION = True</text:p>
      <text:p text:style-name="Preformatted_20_Text">AUTH_USER_REGISTRATION_ROLE = "User" #A</text:p>
      <text:p text:style-name="Preformatted_20_Text"><text:s/></text:p>
      <text:p text:style-name="Preformatted_20_Text">AUTH_LDAP_SERVER = "ldap://openldap:389"</text:p>
      <text:p text:style-name="Preformatted_20_Text">AUTH_LDAP_USE_TLS = False</text:p>
      <text:p text:style-name="Preformatted_20_Text">AUTH_LDAP_SEARCH = "dc=apacheairflow,dc=com" #B</text:p>
      <text:p text:style-name="Preformatted_20_Text">AUTH_LDAP_BIND_USER = "cn=admin,dc=apacheairflow,dc=com" #C</text:p>
      <text:p text:style-name="Preformatted_20_Text">AUTH_LDAP_BIND_PASSWORD = "admin" #C</text:p>
      <text:p text:style-name="Preformatted_20_Text">AUTH_LDAP_UID_FIELD = "uid" #D</text:p>
      <text:p text:style-name="Preformatted_20_Text"/>
      <text:p text:style-name="Preformatted_20_Text">copy</text:p>
      <text:p text:style-name="Preformatted_20_Text"/>
      <text:p text:style-name="Preformatted_20_Text"><text:soft-page-break/>#A The default role assigned to any user logging in</text:p>
      <text:p text:style-name="Preformatted_20_Text"/>
      <text:p text:style-name="Preformatted_20_Text">#B Section of the DIT to search in for users</text:p>
      <text:p text:style-name="Preformatted_20_Text"/>
      <text:p text:style-name="Preformatted_20_Text">#C User on the LDAP service to connect (bind) with and search</text:p>
      <text:p text:style-name="Preformatted_20_Text"/>
      <text:p text:style-name="Preformatted_20_Text">#D Name of the field in LDAP service to search for username</text:p>
      <text:p text:style-name="Preformatted_20_Text"/>
      <text:p text:style-name="Preformatted_20_Text">If found, FAB will allow the found user access to the role configured by AUTH_USER_REGISTRATION_ROLE. At the time of writing, no feature exists to map LDAP groups to Airflow RBAC roles[105].</text:p>
      <text:p text:style-name="Preformatted_20_Text"/>
      <text:p text:style-name="Preformatted_20_Text">With LDAP set up, you don’t have to manually create and maintain users in Airflow anymore. All users are stored in the LDAP service, which is the one and only system in a company in which user information will be stored, and all applications within a company (including Airflow) will be able to verify user credentials in the LDAP service without having to maintain their own.</text:p>
      <text:p text:style-name="Preformatted_20_Text">13.4 <text:s/>Encrypting traffic to the webserver</text:p>
      <text:p text:style-name="Preformatted_20_Text"/>
      <text:p text:style-name="Preformatted_20_Text">Data can be obtained by an intruder at various places in your system. One of these places is during the transfer of data between two systems, also known as “data in transit”. A man-in-the-middle attack (MITM) is an attack where two systems or people communicate with each other, while a third person intercepts the communication, reading (potentially containing passwords and such) the message, and forwarding it so that nobody notices the interception.</text:p>
      <text:p text:style-name="Preformatted_20_Text">Figure 13.13 A man-in-the-middle intercepts traffic between a user and the Airflow webserver. Traffic is read and forwarded so that the user does not notice the interception, while the attacker reads all traffic.</text:p>
      <text:p text:style-name="Preformatted_20_Text"/>
      <text:p text:style-name="Preformatted_20_Text">Having secrets intercepted by an unknown person is undesirable, so how do we secure Airflow such that data in transit is safe? The details about how a man-in-the-middle attack is performed are out of scope for this book, but we will discuss how to mitigate the impact of a man-in-the-middle attack.</text:p>
      <text:p text:style-name="Preformatted_20_Text">13.4.1 <text:s text:c="3"/>Understanding HTTPS</text:p>
      <text:p text:style-name="Preformatted_20_Text"/>
      <text:p text:style-name="Preformatted_20_Text">We can work with the Airflow webserver via a browser, which communicates with Airflow via the HTTP protocol. To communicate with the Airflow webserver securely, we must communicate over HTTPS (HTTP Secure). Before securing traffic to the webserver, let’s first understand the difference between HTTP and HTTPS. If you already know this, you can skip to Section 13.4.2.</text:p>
      <text:p text:style-name="Preformatted_20_Text"/>
      <text:p text:style-name="Preformatted_20_Text">So, what is different with HTTPS? To understand how HTTPS works and what the private key and certificate are for, let’s first establish how HTTP works:</text:p>
      <text:p text:style-name="Preformatted_20_Text">Figure 13.14 With HTTP, the validity of the caller is not checked, and data is transmitted in plain text.</text:p>
      <text:p text:style-name="Preformatted_20_Text"/>
      <text:p text:style-name="Preformatted_20_Text">When browsing to an HTTP website, no checks will be performed on either side (user’s browser or webserver) to verify the identity of the request. All modern browsers will display a warning of the insecure connection:</text:p>
      <text:p text:style-name="Preformatted_20_Text">Figure 13.15 Browsing to http://example.com in Google Chrome will display “Not Secure” because HTTP traffic is unsecured.</text:p>
      <text:p text:style-name="Preformatted_20_Text"/>
      <text:p text:style-name="Preformatted_20_Text">Now that we know HTTP traffic is insecure, how does HTTPS traffic help us? First, from a user’s perspective, modern browsers will display a lock or something green to indicate a valid certificate:</text:p>
      <text:p text:style-name="Preformatted_20_Text">Figure 13.16 Browsing to an HTTPS website in Google Chrome displays a lock (if the certificate is valid) to indicate a secure connection.</text:p>
      <text:p text:style-name="Preformatted_20_Text"/>
      <text:p text:style-name="Preformatted_20_Text">When your browser and a webserver communicate over HTTPS, the initial handshake involves more steps to verify the validity of the remote side:</text:p>
      <text:p text:style-name="Preformatted_20_Text">Figure 13.17 At the start of an HTTPS session, the browser and webserver agree on a mutual session key to encrypt and decrypt traffic between the two.</text:p>
      <text:p text:style-name="Preformatted_20_Text"/>
      <text:p text:style-name="Preformatted_20_Text">The encryption used in HTTPS is TLS (Transport Layer Security), which uses both <text:soft-page-break/>asymmetric encryption and symmetric encryption. Whereas symmetric encryption applies one single key for both encryption and decryption, asymmetric encryption consists of two keys: a public and a private key. The “magic” of asymmetric encryption is that data encrypted with the public key can only be decrypted with the private key (which only the webserver knows), and data encrypted with the private key can only be decrypted with the public key.</text:p>
      <text:p text:style-name="Preformatted_20_Text">Figure 13.18 Using symmetric encryption, a loss of the encryption key allows others to both encrypt and decrypt messages. With asymmetric encryption, a public key is shared with others, but a loss of the public key does not compromise the security.</text:p>
      <text:p text:style-name="Preformatted_20_Text"/>
      <text:p text:style-name="Preformatted_20_Text">At the start of an HTTPS session, the webserver first returns the certificate, which is a file including a publicly shareable key. The browser returns a randomly generated session key to the webserver, encrypted with the public key. Only the private key can decrypt this message, which only the webserver should have access to. For this reason, it’s important to never share the private key; anybody with this key would be able to decrypt the traffic.</text:p>
      <text:p text:style-name="Preformatted_20_Text">13.4.2 <text:s text:c="3"/>Configuring a certificate for HTTPS</text:p>
      <text:p text:style-name="Preformatted_20_Text"/>
      <text:p text:style-name="Preformatted_20_Text">Airflow consists of various components and you want to avoid attacks on and between all components, regardless if they’re being used externally (e.g., exposed on a URL such as the webserver) or internally (e.g., traffic between the scheduler and database). Detecting and avoiding a man-in-the-middle attack can be difficult. However, it is straightforward to render the data useless to an attacker by encrypting the traffic.</text:p>
      <text:p text:style-name="Preformatted_20_Text"/>
      <text:p text:style-name="Preformatted_20_Text">By default, we communicate with Airflow over HTTP. When browsing to Airflow, we can tell if the traffic is encrypted or not by the URL: http(s)://localhost:8080. All HTTP traffic is transferred in plain text - a man-in-the-middle reading the traffic could intercept and read passwords as they’re transmitted. HTTPS traffic means data is encrypted on one end, and decrypted on the other end. A man-in-the-middle reading HTTPS traffic will be unable to interpret the data because it’s encrypted.</text:p>
      <text:p text:style-name="Preformatted_20_Text"/>
      <text:p text:style-name="Preformatted_20_Text">Let’s view how to secure the one public endpoint in Airflow: the webserver. You will need two items:</text:p>
      <text:p text:style-name="Preformatted_20_Text"/>
      <text:p text:style-name="Preformatted_20_Text"><text:s text:c="4"/>A private key (keep this secret)</text:p>
      <text:p text:style-name="Preformatted_20_Text"><text:s text:c="4"/>A certificate (safe to share)</text:p>
      <text:p text:style-name="Preformatted_20_Text"/>
      <text:p text:style-name="Preformatted_20_Text">We will elaborate on what these items entail later. For now, it’s important to know the private key and certificate are both files provided by either a Certificate Authority or generated yourself in the form of a self-signed certificate (a certificate not signed by an official Certificate Authority). To generate a self-signed certificate:</text:p>
      <text:p text:style-name="Preformatted_20_Text">Listing 13.5 Creating a self-signed certificate</text:p>
      <text:p text:style-name="Preformatted_20_Text"/>
      <text:p text:style-name="Preformatted_20_Text">openssl req \</text:p>
      <text:p text:style-name="Preformatted_20_Text">-x509 \</text:p>
      <text:p text:style-name="Preformatted_20_Text">-newkey rsa:4096 \</text:p>
      <text:p text:style-name="Preformatted_20_Text">-sha256 \</text:p>
      <text:p text:style-name="Preformatted_20_Text">-nodes \</text:p>
      <text:p text:style-name="Preformatted_20_Text">-days 365 \ #A</text:p>
      <text:p text:style-name="Preformatted_20_Text">-keyout privatekey.pem \ #B</text:p>
      <text:p text:style-name="Preformatted_20_Text">-out certificate.pem \ #C</text:p>
      <text:p text:style-name="Preformatted_20_Text">-extensions san \ #D</text:p>
      <text:p text:style-name="Preformatted_20_Text">-config \ #D</text:p>
      <text:p text:style-name="Preformatted_20_Text"><text:s/>&lt;(echo "[req]"; #D</text:p>
      <text:p text:style-name="Preformatted_20_Text"><text:s text:c="3"/>echo distinguished_name=req; #D</text:p>
      <text:p text:style-name="Preformatted_20_Text"><text:s text:c="3"/>echo "[san]"; #D</text:p>
      <text:p text:style-name="Preformatted_20_Text"><text:s text:c="3"/>echo subjectAltName=DNS:localhost,IP:127.0.0.1 #D</text:p>
      <text:p text:style-name="Preformatted_20_Text"><text:s text:c="3"/>) \ #D</text:p>
      <text:p text:style-name="Preformatted_20_Text">-subj "/CN=localhost" #D</text:p>
      <text:p text:style-name="Preformatted_20_Text"/>
      <text:p text:style-name="Preformatted_20_Text"><text:soft-page-break/>copy</text:p>
      <text:p text:style-name="Preformatted_20_Text"/>
      <text:p text:style-name="Preformatted_20_Text">#A Generate key valid for one year</text:p>
      <text:p text:style-name="Preformatted_20_Text"/>
      <text:p text:style-name="Preformatted_20_Text">#B Filename of private key</text:p>
      <text:p text:style-name="Preformatted_20_Text"/>
      <text:p text:style-name="Preformatted_20_Text">#C Filename of certificate</text:p>
      <text:p text:style-name="Preformatted_20_Text"/>
      <text:p text:style-name="Preformatted_20_Text">#D Most browsers require the “SAN” extension for security reasons</text:p>
      <text:p text:style-name="Preformatted_20_Text"/>
      <text:p text:style-name="Preformatted_20_Text">Both the private key and certificate must be stored on a path available to Airflow, and Airflow must be run with:</text:p>
      <text:p text:style-name="Preformatted_20_Text"/>
      <text:p text:style-name="Preformatted_20_Text"><text:s text:c="4"/>AIRFLOW__WEBSERVER__WEB_SERVER_SSL_CERT=/path/to/certificate.pem</text:p>
      <text:p text:style-name="Preformatted_20_Text"><text:s text:c="4"/>AIRFLOW__WEBSERVER__WEB_SERVER_SSL_KEY=/path/to/privatekey.pem</text:p>
      <text:p text:style-name="Preformatted_20_Text"/>
      <text:p text:style-name="Preformatted_20_Text">Start the webserver and you will now find that http://localhost:8080 does not serve the webserver anymore. Instead, the webserver is served on https://localhost:8080:</text:p>
      <text:p text:style-name="Preformatted_20_Text">Figure 13.19 After providing a certificate and private key, the webserver is served on https://localhost:8080. Note no “official” certificate can be issued for localhost, therefore it must be self-signed. Self-signed certificates are untrusted by default, so you must add the certificate to your trusted certificates to trust it.</text:p>
      <text:p text:style-name="Preformatted_20_Text"/>
      <text:p text:style-name="Preformatted_20_Text">At this point, traffic between your browser and the Airflow webserver is encrypted. While the traffic can be intercepted by an attacker, it will be useless to him/her since it’s encrypted and thus unreadable. Only with the private key can the data be decrypted, that’s why it’s important to never share the private key and keep it in a safe place.</text:p>
      <text:p text:style-name="Preformatted_20_Text"/>
      <text:p text:style-name="Preformatted_20_Text">When using the self-signed certificate as generated in Listing 13.5, you will initially receive a warning (Chrome displayed here):</text:p>
      <text:p text:style-name="Preformatted_20_Text">Figure 13.20 Most browsers display warnings when using self-signed certificates because their validity cannot be checked.</text:p>
      <text:p text:style-name="Preformatted_20_Text"/>
      <text:p text:style-name="Preformatted_20_Text">Your computer holds a list of trusted certificates, their location depending on your operating system. In most Linux systems, the trusted certificates are stored in /etc/ssl/certs. These certificates are provided with your operating system and agreed upon by various authorities. These certificates enable you to browse to for example https://www.google.com, receive Google’s certificate, and verify it in your pre-trusted list of certificates because Google’s certificate is shipped with your operating system[106]. Whenever your browser is directed to a website that returns a certificate not in this list of trusted certificates, your browser will display a warning, as is the case when using our self-signed certificate. Therefore, we must tell our computer to trust our generated certificate, knowing we generated it ourselves and therefore trust it.</text:p>
      <text:p text:style-name="Preformatted_20_Text"/>
      <text:p text:style-name="Preformatted_20_Text">How to trust a certificate differs per operating system. For macOS, it involves opening Keychain Access and importing your certificate in the System keychain:</text:p>
      <text:p text:style-name="Preformatted_20_Text">Figure 13.21 Adding a self-signed certificate to the system certificates on macOS.</text:p>
      <text:p text:style-name="Preformatted_20_Text"/>
      <text:p text:style-name="Preformatted_20_Text">After this, the certificate is known to the system, but still not trusted yet. To trust it, we must explicitly instruct to trust SSL when encountering the self-signed certificate:</text:p>
      <text:p text:style-name="Preformatted_20_Text">Figure 13.22 Trusting SSL using the self-signed certificate enables trust between our computer and the Airflow webserver.</text:p>
      <text:p text:style-name="Preformatted_20_Text"/>
      <text:p text:style-name="Preformatted_20_Text">If you’re hosting Airflow on an address accessible by others (i.e., not localhost), everybody would have to go through the hassle of trusting the self-signed certificate. This is obviously undesirable; therefore, you issue certificates by a trusted authority that can be validated. For further reading, search the internet for “TLS certificate” (for purchasing a certificate), or <text:soft-page-break/>“Let’s Encrypt” (for generating DNS-validated certificates, providing you with encryption).</text:p>
      <text:p text:style-name="Preformatted_20_Text">13.5 <text:s/>Fetching credentials from secret management systems</text:p>
      <text:p text:style-name="Preformatted_20_Text"/>
      <text:p text:style-name="Preformatted_20_Text">Many companies apply a central secret storage system, enabling them to store secrets (passwords, certificates, keys, etc.) just once in one single system, and applications being able to request the secrets when needed without having to store their own. Examples include HashiCorp Vault, Azure Key Vault, AWS SSM, and GCP Secrets Manager. This avoids scattering secrets over various systems. Instead keeping secrets all in one single system, designed specifically for storing and managing secrets. Additionally, these systems provide features such as secret rotation and versioning, which you do not get in Airflow.</text:p>
      <text:p text:style-name="Preformatted_20_Text"/>
      <text:p text:style-name="Preformatted_20_Text">Secret values in Airflow can be stored in Variables and Connections. Wouldn’t it be convenient and secure to connect with one of these secret storage systems, instead of having to copy-paste secrets into Airflow? In Airflow 1.10.10, a new feature was introduced named the “Secrets Backend”, which provides a mechanism to fetch secrets from external storage systems, while still using the existing Variable and Connection classes.</text:p>
      <text:p text:style-name="Preformatted_20_Text"/>
      <text:p text:style-name="Preformatted_20_Text">At the time of writing this book, AWS SSM, GCP Secret Manager, and HashiCorp Vault are supported. The secrets backend provides a generic class that can be subclassed to implement and connect with your own desired secret storage system. Let’s view an example using HashiCorp Vault:</text:p>
      <text:p text:style-name="Preformatted_20_Text">Listing 13.5 Example operator fetching connection details from a configured secrets backend</text:p>
      <text:p text:style-name="Preformatted_20_Text"/>
      <text:p text:style-name="Preformatted_20_Text">15</text:p>
      <text:p text:style-name="Preformatted_20_Text">16</text:p>
      <text:p text:style-name="Preformatted_20_Text">17</text:p>
      <text:p text:style-name="Preformatted_20_Text">18</text:p>
      <text:p text:style-name="Preformatted_20_Text">import airflow.utils.dates</text:p>
      <text:p text:style-name="Preformatted_20_Text">from airflow.models import DAG</text:p>
      <text:p text:style-name="Preformatted_20_Text">from airflow.providers.http.operators.http import SimpleHttpOperator</text:p>
      <text:p text:style-name="Preformatted_20_Text"><text:s/></text:p>
      <text:p text:style-name="Preformatted_20_Text">dag = DAG(</text:p>
      <text:p text:style-name="Preformatted_20_Text"><text:s text:c="3"/>dag_id="secretsbackend_with_vault",</text:p>
      <text:p text:style-name="Preformatted_20_Text"><text:s text:c="3"/>start_date=airflow.utils.dates.days_ago(1),</text:p>
      <text:p text:style-name="Preformatted_20_Text"><text:s text:c="3"/>schedule_interval=None,</text:p>
      <text:p text:style-name="Preformatted_20_Text">)</text:p>
      <text:p text:style-name="Preformatted_20_Text"><text:s/></text:p>
      <text:p text:style-name="Preformatted_20_Text">call_api = SimpleHttpOperator(</text:p>
      <text:p text:style-name="Preformatted_20_Text"><text:s text:c="3"/>task_id="call_api",</text:p>
      <text:p text:style-name="Preformatted_20_Text"><text:s text:c="3"/>http_conn_id="secure_api",</text:p>
      <text:p text:style-name="Preformatted_20_Text"><text:s text:c="3"/>method="GET",</text:p>
      <text:p text:style-name="Preformatted_20_Text"><text:s text:c="3"/>endpoint="",</text:p>
      <text:p text:style-name="Preformatted_20_Text"><text:s text:c="3"/>log_response=True,</text:p>
      <text:p text:style-name="Preformatted_20_Text"><text:s text:c="3"/>dag=dag,</text:p>
      <text:p text:style-name="Preformatted_20_Text">)</text:p>
      <text:p text:style-name="Preformatted_20_Text"/>
      <text:p text:style-name="Preformatted_20_Text">copy</text:p>
      <text:p text:style-name="Preformatted_20_Text"/>
      <text:p text:style-name="Preformatted_20_Text">#A Refers to the secret id in Vault</text:p>
      <text:p text:style-name="Preformatted_20_Text"/>
      <text:p text:style-name="Preformatted_20_Text">As you can see in Listing 13.5, there is no explicit reference to HashiCorp Vault in your DAG code. The SimpleHttpOperator makes an HTTP request, in this case to the URL set in the connection. Before the existence of secrets backends, you’d save the URL in an Airflow connection. Now, we can save it in (amongst others) HashiCorp Vault. There are a couple of things to point out when doing this:</text:p>
      <text:p text:style-name="Preformatted_20_Text"/>
      <text:p text:style-name="Preformatted_20_Text"><text:s text:c="4"/>Secrets backends must be configured with AIRFLOW__SECRETS__BACKEND and AIRFLOW__SECRETS__BACKEND_KWARGS</text:p>
      <text:p text:style-name="Preformatted_20_Text"><text:s text:c="4"/>All secrets must have a common prefix</text:p>
      <text:p text:style-name="Preformatted_20_Text"><text:soft-page-break/><text:s text:c="4"/>All connections must be stored in a key named “conn_uri”</text:p>
      <text:p text:style-name="Preformatted_20_Text"><text:s text:c="4"/>All variables must be stored in a key named “value”</text:p>
      <text:p text:style-name="Preformatted_20_Text"/>
      <text:p text:style-name="Preformatted_20_Text">All secret managers have in common that the secret name is stored as a path, for example “secret/connections/secure_api”, where “secret” and “connections” can be seen as folders used for organization, and “secure_api” is the name identifying the actual secret.</text:p>
      <text:p text:style-name="Preformatted_20_Text"/>
      <text:p text:style-name="Preformatted_20_Text">NOTE The “secret” prefix is specific to the Vault Backend. Refer to the Airflow documentation for all details for your secret backend of choice.</text:p>
      <text:p text:style-name="Preformatted_20_Text"/>
      <text:p text:style-name="Preformatted_20_Text">The hierarchical organization of secrets in all secret management systems allows Airflow to provide a generic secrets backend to interface with such systems. In the Secrets Engines section in HashiCorp Vault, the secret would be stored as follows:</text:p>
      <text:p text:style-name="Preformatted_20_Text">Figure 13.23 Secrets in Vault are stored in “Secrets Engines”, which can store various types of secrets in various types of systems. By default, you get an engine named “secret” for storing key-value secrets.</text:p>
      <text:p text:style-name="Preformatted_20_Text"/>
      <text:p text:style-name="Preformatted_20_Text">Within a secret engine in Vault, we create a secret with the name “connections/secure_api”. While the prefix “connections/” is not necessary, Airflow’s secrets backend takes a prefix under which it can search for secrets, which is convenient for only searching within one part of the secret hierarchy in Vault.</text:p>
      <text:p text:style-name="Preformatted_20_Text">Figure 13.24 Saving Airflow connection details in Vault requires to set a key “conn_uri”.</text:p>
      <text:p text:style-name="Preformatted_20_Text"/>
      <text:p text:style-name="Preformatted_20_Text">Storing an Airflow connection in any secret backend requires setting a key named “conn_uri”, this is the key Airflow will request. The connection must be given in URI format. The URI will internally be passed to Airflow’s Connection class, where the proper details are extracted from the URI.</text:p>
      <text:p text:style-name="Preformatted_20_Text"/>
      <text:p text:style-name="Preformatted_20_Text">Say we have an API running on hostname “secure_api”, port 5000, and it requires a header with name “token” and value “supersecret” for authentication. To be parsed into an Airflow connection, the API details must be stored in URI format as displayed above in Figure 13.24: “http://secure_api:5000?token=supersecret”.</text:p>
      <text:p text:style-name="Preformatted_20_Text"/>
      <text:p text:style-name="Preformatted_20_Text">Within Airflow, we must set two configuration options to fetch the credentials. First, AIRFLOW__SECRETS__BACKEND must be set to the class reading the secrets:</text:p>
      <text:p text:style-name="Preformatted_20_Text"/>
      <text:p text:style-name="Preformatted_20_Text"><text:s text:c="4"/>HashiCorp Vault: airflow.providers.hashicorp.secrets.vault.VaultBackend</text:p>
      <text:p text:style-name="Preformatted_20_Text"><text:s text:c="4"/>AWS SSM: airflow.providers.amazon.aws.secrets.systems_manager.SystemsManagerParameterStoreBackend</text:p>
      <text:p text:style-name="Preformatted_20_Text"><text:s text:c="4"/>GCP Secret Manager: airflow.providers.google.cloud.secrets.secrets_manager.CloudSecretsManagerBackend</text:p>
      <text:p text:style-name="Preformatted_20_Text"/>
      <text:p text:style-name="Preformatted_20_Text">Next, various details specific to the chosen Secrets Backend must be configured in AIRFLOW__SECRETS__BACKEND_KWARGS. Refer to the Airflow documentation for all details of all secret backends. Take for example BACKEND_KWARGS for Vault: {"url":"http://vault:8200","token":"airflow","connections_path":"connections"}</text:p>
      <text:p text:style-name="Preformatted_20_Text"/>
      <text:p text:style-name="Preformatted_20_Text">Here, the “url” point to Vault’s URL, “token” refers to a token for authenticating against Vault, and “connections_path” refers to the prefix to query for all connections. Within the Vault Backend, the default prefix for all secrets (both connections and variables) is set to “secret”. As a result, the full search query given a conn_id “secure_api” becomes “secret/connections/secure_api”.</text:p>
      <text:p text:style-name="Preformatted_20_Text"/>
      <text:p text:style-name="Preformatted_20_Text">The secrets backend does not replace secrets stored in environment variables or the Airflow metastore. It’s an alternative location to store secrets. The order of fetching secrets becomes:</text:p>
      <text:p text:style-name="Preformatted_20_Text"/>
      <text:p text:style-name="Preformatted_20_Text"><text:soft-page-break/><text:s text:c="4"/>Secret Backend</text:p>
      <text:p text:style-name="Preformatted_20_Text"><text:s text:c="4"/>Environment variables (AIRFLOW_CONN_* and AIRFLOW_VAR_*)</text:p>
      <text:p text:style-name="Preformatted_20_Text"><text:s text:c="4"/>Airflow metastore</text:p>
      <text:p text:style-name="Preformatted_20_Text"/>
      <text:p text:style-name="Preformatted_20_Text">With a secret backend set up, we “outsourced” the storage and management of secret information into a system developed specifically for that purpose. Other systems besides Airflow can also connect to the secret management system so that you only store a secret value once, instead of distributing it over many systems, each with the potential for a breach. As a result, your attack surface becomes smaller.</text:p>
      <text:p text:style-name="Preformatted_20_Text"/>
      <text:p text:style-name="Preformatted_20_Text">Technically, the number of possibilities to breach into your systems are limitless. However, we’ve demonstrated various ways to secure data both inside and outside Airflow. All with the goal of limiting the number of options for an attacker, and safeguarding against some of the most common ways to gain unwanted access. On a final note, ensure you keep up to date with Airflow releases as these sometimes contain security fixes, closing bugs in older versions.</text:p>
      <text:p text:style-name="Preformatted_20_Text">13.6 <text:s/>Summary</text:p>
      <text:p text:style-name="Preformatted_20_Text"/>
      <text:p text:style-name="Preformatted_20_Text"><text:s text:c="4"/>In general, security does not focus on one item, but involves securing various levels of your application to limit the potential attack surface.</text:p>
      <text:p text:style-name="Preformatted_20_Text"><text:s text:c="4"/>The RBAC interface features a role-based security mechanism to allow certain actions to groups in which users are organized.</text:p>
      <text:p text:style-name="Preformatted_20_Text"><text:s text:c="4"/>Interception of traffic between the client and the Airflow webserver can be made useless by applying TLS encryption.</text:p>
      <text:p text:style-name="Preformatted_20_Text"><text:s text:c="4"/>Credentials in Airflow’s database can be made unreadable to an attacker by encrypting the secrets with a Fernet key.</text:p>
      <text:p text:style-name="Preformatted_20_Text"><text:s text:c="4"/>A secret management system such as HashiCorp Vault can be used to store and manage secrets, so that secrets are managed in one single location, and shared only when needed with applications such as Airflow.</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CHAPTER 14 Project: finding the fastest way to get around NYC</text:p>
      <text:p text:style-name="Preformatted_20_Text">This chapter covers:</text:p>
      <text:p text:style-name="Preformatted_20_Text"/>
      <text:p text:style-name="Preformatted_20_Text"><text:s text:c="4"/>Setting up an Airflow pipeline from scratch</text:p>
      <text:p text:style-name="Preformatted_20_Text"><text:s text:c="4"/>Structuring intermediate output data</text:p>
      <text:p text:style-name="Preformatted_20_Text"><text:s text:c="4"/>Developing idempotent tasks</text:p>
      <text:p text:style-name="Preformatted_20_Text"><text:s text:c="4"/>Implementing one operator to handle multiple similar transformations</text:p>
      <text:p text:style-name="Preformatted_20_Text"/>
      <text:p text:style-name="Preformatted_20_Text">Transportation in New York City (NYC) can be hectic. It’s always rush hour, but luckily there are more alternative ways of transportation than ever. In May 2013, Citi Bike started operating in New York City with 6000 bikes. Over the years, Citi Bike has grown and expanded and has become a popular method of transportation in NYC.</text:p>
      <text:p text:style-name="Preformatted_20_Text"/>
      <text:p text:style-name="Preformatted_20_Text">Another iconic method of transportation is the Yellow Taxi. Taxis were introduced in NYC in the late 1890s and have always been a popular method of transportation. However, in recent years the number of taxi drivers has plummeted and many drivers started driving for ride-sharing services such as Uber and Lyft.</text:p>
      <text:p text:style-name="Preformatted_20_Text"/>
      <text:p text:style-name="Preformatted_20_Text">Regardless of what type of transportation you choose in NYC, typically the goal is to go from A to B as fast as possible. Luckily the city of New York is very active in publishing data for the public, including rides from Citi Bikes and Yellow Taxis.</text:p>
      <text:p text:style-name="Preformatted_20_Text"/>
      <text:p text:style-name="Preformatted_20_Text">In this chapter, we try to answer: “If I were to go from A to B in New York <text:soft-page-break/>right now, which method of transportation is fastest?” We’ve created an Airflow mini-project to extract and load data, transform it into a usable format, and ask the data which method of transportation is faster, depending on the neighborhoods you’re traveling between and the time of the day[107].</text:p>
      <text:p text:style-name="Preformatted_20_Text"/>
      <text:p text:style-name="Preformatted_20_Text">To make this mini-project reproducible, a Docker Compose file was created running several services in Docker containers. This includes:</text:p>
      <text:p text:style-name="Preformatted_20_Text"/>
      <text:p text:style-name="Preformatted_20_Text"><text:s text:c="4"/>One REST API serving Citi Bike data</text:p>
      <text:p text:style-name="Preformatted_20_Text"><text:s text:c="4"/>One file share serving Yellow Taxi data</text:p>
      <text:p text:style-name="Preformatted_20_Text"><text:s text:c="4"/>MinIO, an object store which supports the S3 protocol</text:p>
      <text:p text:style-name="Preformatted_20_Text"><text:s text:c="4"/>PostgreSQL database for querying and storing data</text:p>
      <text:p text:style-name="Preformatted_20_Text"><text:s text:c="4"/>A Flask application displaying results</text:p>
      <text:p text:style-name="Preformatted_20_Text"/>
      <text:p text:style-name="Preformatted_20_Text">This gives us the following building blocks:</text:p>
      <text:p text:style-name="Preformatted_20_Text">Figure 14.1 Docker Compose file creates several services, our task is to load data from the REST API &amp; file share and transform it to eventually view the fastest method of transportation on the resulting webpage.</text:p>
      <text:p text:style-name="Preformatted_20_Text"/>
      <text:p text:style-name="Preformatted_20_Text">Our goal throughout this chapter is to use these “building blocks” to extract data from the REST API and file share and develop a data pipeline connecting these dots. We choose for MinIO since AWS S3 is often used for data storage, and MinIO supports the S3 protocol. The results of the analysis will be written to the PostgreSQL database, which the result webpage will query to display the results. To get started, ensure your current directory holds the docker-compose.yml file, and create all containers:</text:p>
      <text:p text:style-name="Preformatted_20_Text">Listing 14.1 Running use case building blocks in Docker containers using Docker Compose</text:p>
      <text:p text:style-name="Preformatted_20_Text"/>
      <text:p text:style-name="Preformatted_20_Text">$ docker-compose up -d</text:p>
      <text:p text:style-name="Preformatted_20_Text">Creating network "airflow-use-case_default" with the default driver</text:p>
      <text:p text:style-name="Preformatted_20_Text">Creating volume "airflow-use-case_logs" with default driver</text:p>
      <text:p text:style-name="Preformatted_20_Text">Creating volume "airflow-use-case_s3" with default driver</text:p>
      <text:p text:style-name="Preformatted_20_Text">Creating airflow-use-case_result_db_1 <text:s text:c="13"/>... done</text:p>
      <text:p text:style-name="Preformatted_20_Text">Creating airflow-use-case_citibike_db_1 <text:s text:c="11"/>... done</text:p>
      <text:p text:style-name="Preformatted_20_Text">Creating airflow-use-case_minio_1 <text:s text:c="17"/>... done</text:p>
      <text:p text:style-name="Preformatted_20_Text">Creating airflow-use-case_postgres_1 <text:s text:c="14"/>... done</text:p>
      <text:p text:style-name="Preformatted_20_Text">Creating airflow-use-case_nyc_transportation_api_1 ... done</text:p>
      <text:p text:style-name="Preformatted_20_Text">Creating airflow-use-case_taxi_db_1 <text:s text:c="15"/>... done</text:p>
      <text:p text:style-name="Preformatted_20_Text">Creating airflow-use-case_webserver_1 <text:s text:c="13"/>... done</text:p>
      <text:p text:style-name="Preformatted_20_Text">Creating airflow-use-case_initdb_adduser_1 <text:s text:c="8"/>... done</text:p>
      <text:p text:style-name="Preformatted_20_Text">Creating airflow-use-case_scheduler_1 <text:s text:c="13"/>... done</text:p>
      <text:p text:style-name="Preformatted_20_Text">Creating airflow-use-case_minio_init_1 <text:s text:c="12"/>... done</text:p>
      <text:p text:style-name="Preformatted_20_Text">Creating airflow-use-case_citibike_api_1 <text:s text:c="10"/>... done</text:p>
      <text:p text:style-name="Preformatted_20_Text">Creating airflow-use-case_taxi_fileserver_1 <text:s text:c="7"/>... done</text:p>
      <text:p text:style-name="Preformatted_20_Text"/>
      <text:p text:style-name="Preformatted_20_Text">copy</text:p>
      <text:p text:style-name="Preformatted_20_Text"/>
      <text:p text:style-name="Preformatted_20_Text">It exposes the following services on localhost:[port], with [username]/[password] given between parentheses:</text:p>
      <text:p text:style-name="Preformatted_20_Text"/>
      <text:p text:style-name="Preformatted_20_Text"><text:s text:c="4"/>5432: Airflow PostgreSQL metastore (airflow / airflow)</text:p>
      <text:p text:style-name="Preformatted_20_Text"><text:s text:c="4"/>5433: NYC Taxi Postgres DB (taxi / ridetlc)</text:p>
      <text:p text:style-name="Preformatted_20_Text"><text:s text:c="4"/>5434: Citi Bike Postgres DB (citi / cycling)</text:p>
      <text:p text:style-name="Preformatted_20_Text"><text:s text:c="4"/>5435: NYC Transportation results Postgres DB (nyc / tr4N5p0RT4TI0N)</text:p>
      <text:p text:style-name="Preformatted_20_Text"><text:s text:c="4"/>8080: Airflow webserver (airflow / airflow)</text:p>
      <text:p text:style-name="Preformatted_20_Text"><text:s text:c="4"/>8081: NYC Taxi static file server</text:p>
      <text:p text:style-name="Preformatted_20_Text"><text:s text:c="4"/>8082: Citi Bike API (citibike / cycling)</text:p>
      <text:p text:style-name="Preformatted_20_Text"><text:s text:c="4"/>8083: NYC Transportation webpage</text:p>
      <text:p text:style-name="Preformatted_20_Text"><text:s text:c="4"/>9000: MinIO (AKIAIOSFODNN7EXAMPLE / wJalrXUtnFEMI/K7MDENG/bPxRfiCYEXAMPLEKEY)</text:p>
      <text:p text:style-name="Preformatted_20_Text"/>
      <text:p text:style-name="Preformatted_20_Text">Data for both the Yellow Taxi and Citi Bikes rides has been made available in monthly batches:</text:p>
      <text:p text:style-name="Preformatted_20_Text"><text:soft-page-break/></text:p>
      <text:p text:style-name="Preformatted_20_Text"><text:s text:c="4"/>NYC Yellow Taxi: https://www1.nyc.gov/site/tlc/about/tlc-trip-record-data.page</text:p>
      <text:p text:style-name="Preformatted_20_Text"><text:s text:c="4"/>NYC Citi Bike: https://www.citibikenyc.com/system-data</text:p>
      <text:p text:style-name="Preformatted_20_Text"/>
      <text:p text:style-name="Preformatted_20_Text">The goal of this project is to demonstrate a “real” environment with several “real” challenges you might encounter, and how to deal with these in Airflow. The datasets are released once a month. One month intervals are quite long, and therefore we’ve created two APIs in the Docker Compose setup, which provide the same data but on intervals configurable down to one single minute. Also, the APIs mimic several “characteristics” of production systems such as authentication.</text:p>
      <text:p text:style-name="Preformatted_20_Text"/>
      <text:p text:style-name="Preformatted_20_Text">Let’s look at a map of NYC to develop an idea for determining the fastest method of transportation:</text:p>
      <text:p text:style-name="Preformatted_20_Text">Figure 14.2 NYC Yellow Taxi zones plotted together with Citi Bike station locations</text:p>
      <text:p text:style-name="Preformatted_20_Text"/>
      <text:p text:style-name="Preformatted_20_Text">We can clearly see that Citi Bike stations are only based in the centre of New York City. In order to give any meaningful advice about the fastest method of transportation, we are therefore limited to those zones where both Citi Bikes and Yellow Taxis are present. In Section 14.1, we will inspect the data and develop a plan of approach.</text:p>
      <text:p text:style-name="Preformatted_20_Text">14.1 <text:s/>Understanding the data</text:p>
      <text:p text:style-name="Preformatted_20_Text"/>
      <text:p text:style-name="Preformatted_20_Text">The Docker Compose file provides two endpoints providing the Yellow Taxi and Citi Bike data:</text:p>
      <text:p text:style-name="Preformatted_20_Text"/>
      <text:p text:style-name="Preformatted_20_Text"><text:s text:c="4"/>Yellow Taxi data on http://localhost:8081</text:p>
      <text:p text:style-name="Preformatted_20_Text"><text:s text:c="4"/>Citi Bike data on http://localhost:8082</text:p>
      <text:p text:style-name="Preformatted_20_Text"/>
      <text:p text:style-name="Preformatted_20_Text">Let’s examine how to query these endpoints and what data they return.</text:p>
      <text:p text:style-name="Preformatted_20_Text">14.1.1 <text:s text:c="3"/>Yellow Taxi file share</text:p>
      <text:p text:style-name="Preformatted_20_Text"/>
      <text:p text:style-name="Preformatted_20_Text">The Yellow Taxi data is available on http://localhost:8081. Data is served as static CSV files, where each CSV file contains taxi rides finished in the last 15 minutes. It will keep only one full hour of data - data older than one hour is automatically removed. It does not require any authentication:</text:p>
      <text:p text:style-name="Preformatted_20_Text">Listing 14.2 Sample request to the Yellow Taxi file share</text:p>
      <text:p text:style-name="Preformatted_20_Text"/>
      <text:p text:style-name="Preformatted_20_Text">6</text:p>
      <text:p text:style-name="Preformatted_20_Text">7</text:p>
      <text:p text:style-name="Preformatted_20_Text">$ curl http://localhost:8081</text:p>
      <text:p text:style-name="Preformatted_20_Text">[</text:p>
      <text:p text:style-name="Preformatted_20_Text"><text:s text:c="2"/>{ "name":"06-27-2020-16-15-00.csv", "type":"file", "mtime":"Sat, 27 Jun 2020 16:15:02 GMT", "size":16193 },</text:p>
      <text:p text:style-name="Preformatted_20_Text"><text:s text:c="2"/>{ "name":"06-27-2020-16-30-00.csv", "type":"file", "mtime":"Sat, 27 Jun 2020 16:30:01 GMT", "size":16580 },</text:p>
      <text:p text:style-name="Preformatted_20_Text"><text:s text:c="2"/>{ "name":"06-27-2020-16-45-00.csv", "type":"file", "mtime":"Sat, 27 Jun 2020 16:45:01 GMT", "size":13728 },</text:p>
      <text:p text:style-name="Preformatted_20_Text"><text:s text:c="2"/>{ "name":"06-27-2020-17-00-00.csv", "type":"file", "mtime":"Sat, 27 Jun 2020 17:00:01 GMT", "size":15919 }</text:p>
      <text:p text:style-name="Preformatted_20_Text">]</text:p>
      <text:p text:style-name="Preformatted_20_Text"/>
      <text:p text:style-name="Preformatted_20_Text">copy</text:p>
      <text:p text:style-name="Preformatted_20_Text"/>
      <text:p text:style-name="Preformatted_20_Text">The index returns a list of available files. Each is a CSV file holding the Yellow Taxi rides finished in the last 15 minutes, at the time given in the filename. For example:</text:p>
      <text:p text:style-name="Preformatted_20_Text">Listing 14.3 Sample snippet of Yellow Taxi file</text:p>
      <text:p text:style-name="Preformatted_20_Text"/>
      <text:p text:style-name="Preformatted_20_Text">$ curl http://localhost:8081/06-27-2020-17-00-00.csv</text:p>
      <text:p text:style-name="Preformatted_20_Text">pickup_datetime,dropoff_datetime,pickup_locationid,dropoff_locationid,trip_distance</text:p>
      <text:p text:style-name="Preformatted_20_Text"><text:soft-page-break/>2020-06-27 14:57:32,2020-06-27 16:58:41,87,138,11.24</text:p>
      <text:p text:style-name="Preformatted_20_Text">2020-06-27 14:47:40,2020-06-27 16:46:24,186,35,11.36</text:p>
      <text:p text:style-name="Preformatted_20_Text">2020-06-27 14:47:01,2020-06-27 16:54:39,231,138,14.10</text:p>
      <text:p text:style-name="Preformatted_20_Text">2020-06-27 15:39:34,2020-06-27 16:46:08,28,234,12.00</text:p>
      <text:p text:style-name="Preformatted_20_Text">2020-06-27 15:26:09,2020-06-27 16:55:22,186,1,20.89</text:p>
      <text:p text:style-name="Preformatted_20_Text">...</text:p>
      <text:p text:style-name="Preformatted_20_Text"/>
      <text:p text:style-name="Preformatted_20_Text">copy</text:p>
      <text:p text:style-name="Preformatted_20_Text"/>
      <text:p text:style-name="Preformatted_20_Text">We can see each line represents one taxi ride, with a start and end time, and start and end zone ids.</text:p>
      <text:p text:style-name="Preformatted_20_Text">14.1.2 <text:s text:c="3"/>Citi Bike REST API</text:p>
      <text:p text:style-name="Preformatted_20_Text"/>
      <text:p text:style-name="Preformatted_20_Text">The Citi Bike data is available on http://localhost:8082, which serves data via a REST API. This API enforces basic authentication, meaning we have to supply a username and password. The API returns Citi Bike rides finished within a configurable period of time. For example:</text:p>
      <text:p text:style-name="Preformatted_20_Text">Listing 14.4 Sample request to the Citi Bike REST API</text:p>
      <text:p text:style-name="Preformatted_20_Text"/>
      <text:p text:style-name="Preformatted_20_Text">31</text:p>
      <text:p text:style-name="Preformatted_20_Text">32</text:p>
      <text:p text:style-name="Preformatted_20_Text">33</text:p>
      <text:p text:style-name="Preformatted_20_Text">34</text:p>
      <text:p text:style-name="Preformatted_20_Text">$ date</text:p>
      <text:p text:style-name="Preformatted_20_Text">Sat 27 Jun 2020 18:41:07 CEST</text:p>
      <text:p text:style-name="Preformatted_20_Text"><text:s/></text:p>
      <text:p text:style-name="Preformatted_20_Text">$ curl --user citibike:cycling http://localhost:8082/recent/hour/1</text:p>
      <text:p text:style-name="Preformatted_20_Text"><text:s/></text:p>
      <text:p text:style-name="Preformatted_20_Text">[</text:p>
      <text:p text:style-name="Preformatted_20_Text"><text:s/>{</text:p>
      <text:p text:style-name="Preformatted_20_Text"><text:s text:c="2"/>"end_station_id": 3724,</text:p>
      <text:p text:style-name="Preformatted_20_Text"><text:s text:c="2"/>"end_station_latitude": 40.7667405590595,</text:p>
      <text:p text:style-name="Preformatted_20_Text"><text:s text:c="2"/>"end_station_longitude": -73.9790689945221,</text:p>
      <text:p text:style-name="Preformatted_20_Text"><text:s text:c="2"/>"end_station_name": "7 Ave &amp; Central Park South",</text:p>
      <text:p text:style-name="Preformatted_20_Text"><text:s text:c="2"/>"start_station_id": 3159,</text:p>
      <text:p text:style-name="Preformatted_20_Text"><text:s text:c="2"/>"start_station_latitude": 40.77492513,</text:p>
      <text:p text:style-name="Preformatted_20_Text"><text:s text:c="2"/>"start_station_longitude": -73.98266566,</text:p>
      <text:p text:style-name="Preformatted_20_Text"><text:s text:c="2"/>"start_station_name": "W 67 St &amp; Broadway",</text:p>
      <text:p text:style-name="Preformatted_20_Text"><text:s text:c="2"/>"starttime": "Sat, 27 Jun 2020 14:18:15 GMT",</text:p>
      <text:p text:style-name="Preformatted_20_Text"><text:s text:c="2"/>"stoptime": "Sat, 27 Jun 2020 15:32:59 GMT",</text:p>
      <text:p text:style-name="Preformatted_20_Text"><text:s text:c="2"/>"tripduration": 4483</text:p>
      <text:p text:style-name="Preformatted_20_Text"><text:s/>},</text:p>
      <text:p text:style-name="Preformatted_20_Text"><text:s/>{</text:p>
      <text:p text:style-name="Preformatted_20_Text"><text:s text:c="2"/>"end_station_id": 319,</text:p>
      <text:p text:style-name="Preformatted_20_Text"><text:s text:c="2"/>"end_station_latitude": 40.711066,</text:p>
      <text:p text:style-name="Preformatted_20_Text"><text:s text:c="2"/>"end_station_longitude": -74.009447,</text:p>
      <text:p text:style-name="Preformatted_20_Text"><text:s text:c="2"/>"end_station_name": "Fulton St &amp; Broadway",</text:p>
      <text:p text:style-name="Preformatted_20_Text"><text:s text:c="2"/>"start_station_id": 3440,</text:p>
      <text:p text:style-name="Preformatted_20_Text"><text:s text:c="2"/>"start_station_latitude": 40.692418292578466,</text:p>
      <text:p text:style-name="Preformatted_20_Text"><text:s text:c="2"/>"start_station_longitude": -73.98949474096298,</text:p>
      <text:p text:style-name="Preformatted_20_Text"><text:s text:c="2"/>"start_station_name": "Fulton St &amp; Adams St",</text:p>
      <text:p text:style-name="Preformatted_20_Text"><text:s text:c="2"/>"starttime": "Sat, 27 Jun 2020 10:47:18 GMT",</text:p>
      <text:p text:style-name="Preformatted_20_Text"><text:s text:c="2"/>"stoptime": "Sat, 27 Jun 2020 16:27:21 GMT",</text:p>
      <text:p text:style-name="Preformatted_20_Text"><text:s text:c="2"/>"tripduration": 20403</text:p>
      <text:p text:style-name="Preformatted_20_Text"><text:s/>},</text:p>
      <text:p text:style-name="Preformatted_20_Text"><text:s/>...</text:p>
      <text:p text:style-name="Preformatted_20_Text">]</text:p>
      <text:p text:style-name="Preformatted_20_Text"/>
      <text:p text:style-name="Preformatted_20_Text">copy</text:p>
      <text:p text:style-name="Preformatted_20_Text"/>
      <text:p text:style-name="Preformatted_20_Text">#A Request data from the last 1 hour</text:p>
      <text:p text:style-name="Preformatted_20_Text"/>
      <text:p text:style-name="Preformatted_20_Text">#B Each JSON object represents one single Citi Bike ride</text:p>
      <text:p text:style-name="Preformatted_20_Text"/>
      <text:p text:style-name="Preformatted_20_Text"><text:soft-page-break/>The query above requests the Citi Bike rides finished in the last one hour. Each record in the response represents one ride with a Citi Bike and provides latitude/longitude coordinates of the start and end location, and the start and end time. The endpoint can be configured to return rides at smaller or larger intervals:</text:p>
      <text:p text:style-name="Preformatted_20_Text"/>
      <text:p text:style-name="Preformatted_20_Text">http://localhost:8082/recent/&lt;period&gt;/&lt;amount&gt;</text:p>
      <text:p text:style-name="Preformatted_20_Text"/>
      <text:p text:style-name="Preformatted_20_Text">copy</text:p>
      <text:p text:style-name="Preformatted_20_Text"/>
      <text:p text:style-name="Preformatted_20_Text">Where &lt;period&gt; can be one of “minute”, “hour”, or “day”. The &lt;amount&gt; is an integer representing the number of given periods. So for example querying http://localhost:8082/recent/day/3 would return all Citi Bike rides finished in the last 3 days.</text:p>
      <text:p text:style-name="Preformatted_20_Text"/>
      <text:p text:style-name="Preformatted_20_Text">The API knows no limitations in terms of request size. In theory, we could request data for an infinite number of days. In practice, APIs often enforce limitations to limit compute power and data transfer size. For example, an API could limit the number of results to 1000. With such a limitation, you would have to know approximately how many bike rides are made within a certain time and make requests often enough to fetch all data while remaining under the maximum of 1000 results.</text:p>
      <text:p text:style-name="Preformatted_20_Text">14.1.3 <text:s text:c="3"/>Deciding on a plan of approach</text:p>
      <text:p text:style-name="Preformatted_20_Text"/>
      <text:p text:style-name="Preformatted_20_Text">Now that we’ve seen samples of the data in Listings 14.3 and 14.4, let’s lay out the facts and decide how to continue. To compare apples with apples, we must map locations in both datasets to something in common. The Taxi ride data provides taxi zone ids, the Citi Bike data provides latitude/longitude coordinates of the bike stations. Let’s make a simplification, enabling our use case but sacrificing a little on the accuracy, by mapping the latitude/longitude of Citi Bike stations to taxi zones:</text:p>
      <text:p text:style-name="Preformatted_20_Text">Figure 14.3 Mapping Citi Bike stations (dots) to Taxi zones enables comparing apples to apples but neglects the fact rides within one zone can vary in distance. Ride A is obviously shorter than ride B. By averaging all ride times from Greenwich Village South to East Village, you lose such information.</text:p>
      <text:p text:style-name="Preformatted_20_Text"/>
      <text:p text:style-name="Preformatted_20_Text">Since the taxi data is only provided for one hour on the file share, we must download and save it in our own systems. This way, we build up a collection of historical taxi data over time, and can always go back to the downloaded data in case we change our processing. As mentioned before, the Docker Compose file creates a MinIO service, which is an object storage service, so we’ll use that to store the extracted data.</text:p>
      <text:p text:style-name="Preformatted_20_Text">14.2 <text:s text:c="3"/>Extracting the data</text:p>
      <text:p text:style-name="Preformatted_20_Text"/>
      <text:p text:style-name="Preformatted_20_Text">When extracting multiple data sources, it is important to note the time intervals of the data. The Taxi data is available at 15-minute intervals, and the Citi Bike data interval is configurable. To make it easy for ourselves, let’s also request Citi Bike data at 15-minute intervals. This allows you to make two requests at the same interval, in the same DAG, and process all data in parallel. If we were to choose a different interval, we would have to align the processing of both datasets differently.</text:p>
      <text:p text:style-name="Preformatted_20_Text">Listing 14.5 DAG running every 15 minutes</text:p>
      <text:p text:style-name="Preformatted_20_Text"/>
      <text:p text:style-name="Preformatted_20_Text">import airflow.utils.dates</text:p>
      <text:p text:style-name="Preformatted_20_Text">from airflow.models import DAG</text:p>
      <text:p text:style-name="Preformatted_20_Text"><text:s/></text:p>
      <text:p text:style-name="Preformatted_20_Text">dag = DAG(</text:p>
      <text:p text:style-name="Preformatted_20_Text"><text:s text:c="3"/>dag_id="nyc_dag",</text:p>
      <text:p text:style-name="Preformatted_20_Text"><text:s text:c="3"/>schedule_interval="*/15 * * * *", #A</text:p>
      <text:p text:style-name="Preformatted_20_Text"><text:s text:c="3"/>start_date=airflow.utils.dates.days_ago(1),</text:p>
      <text:p text:style-name="Preformatted_20_Text"><text:s text:c="3"/>catchup=False,</text:p>
      <text:p text:style-name="Preformatted_20_Text">)</text:p>
      <text:p text:style-name="Preformatted_20_Text"/>
      <text:p text:style-name="Preformatted_20_Text">copy</text:p>
      <text:p text:style-name="Preformatted_20_Text"><text:soft-page-break/></text:p>
      <text:p text:style-name="Preformatted_20_Text">#A Run every 15 minutes</text:p>
      <text:p text:style-name="Preformatted_20_Text">14.2.1 <text:s text:c="3"/>Downloading Citi Bike data</text:p>
      <text:p text:style-name="Preformatted_20_Text"/>
      <text:p text:style-name="Preformatted_20_Text">Within Airflow, we have the SimpleHttpOperator to make HTTP calls. However, this quickly turns out to not suit our use case: the SimpleHttpOperator “simply” makes an HTTP request, but provides no functionality for storing the response anywhere[108]. In such a situation, you are quickly forced to implement your own functionality and call it with a PythonOperator.</text:p>
      <text:p text:style-name="Preformatted_20_Text"/>
      <text:p text:style-name="Preformatted_20_Text">Let’s see how to query the Citi Bike API and store the output on the MinIO object storage:</text:p>
      <text:p text:style-name="Preformatted_20_Text">Listing 14.6 <text:s/>Downloading data from the Citi Bike REST API onto MinIO storage</text:p>
      <text:p text:style-name="Preformatted_20_Text"/>
      <text:p text:style-name="Preformatted_20_Text">25</text:p>
      <text:p text:style-name="Preformatted_20_Text">import json</text:p>
      <text:p text:style-name="Preformatted_20_Text"><text:s/></text:p>
      <text:p text:style-name="Preformatted_20_Text">import requests</text:p>
      <text:p text:style-name="Preformatted_20_Text">from airflow.hooks.base import BaseHook</text:p>
      <text:p text:style-name="Preformatted_20_Text">from airflow.models import DAG</text:p>
      <text:p text:style-name="Preformatted_20_Text">from airflow.operators.python import PythonOperator</text:p>
      <text:p text:style-name="Preformatted_20_Text">from airflow.providers.amazon.aws.hooks.s3 import S3Hook</text:p>
      <text:p text:style-name="Preformatted_20_Text">from requests.auth import HTTPBasicAuth</text:p>
      <text:p text:style-name="Preformatted_20_Text"><text:s/></text:p>
      <text:p text:style-name="Preformatted_20_Text"><text:s/></text:p>
      <text:p text:style-name="Preformatted_20_Text">def _download_citi_bike_data(ts_nodash, **_):</text:p>
      <text:p text:style-name="Preformatted_20_Text"><text:s text:c="3"/>citibike_conn = BaseHook.get_connection(conn_id="citibike")</text:p>
      <text:p text:style-name="Preformatted_20_Text"><text:s/></text:p>
      <text:p text:style-name="Preformatted_20_Text"><text:s text:c="3"/>url = f"http://{citibike_conn.host}:{citibike_conn.port}/recent/minute/15"</text:p>
      <text:p text:style-name="Preformatted_20_Text"><text:s text:c="3"/>response = requests.get(url, auth=HTTPBasicAuth(citibike_conn.login, citibike_conn.password))</text:p>
      <text:p text:style-name="Preformatted_20_Text"><text:s text:c="3"/>data = response.json()</text:p>
      <text:p text:style-name="Preformatted_20_Text"><text:s/></text:p>
      <text:p text:style-name="Preformatted_20_Text"><text:s text:c="3"/>s3_hook = S3Hook(aws_conn_id="s3")</text:p>
      <text:p text:style-name="Preformatted_20_Text"><text:s text:c="3"/>s3_hook.load_string(</text:p>
      <text:p text:style-name="Preformatted_20_Text"><text:s text:c="7"/>string_data=json.dumps(data), key=f"raw/citibike/{ts_nodash}.json", #B bucket_name="datalake"</text:p>
      <text:p text:style-name="Preformatted_20_Text"><text:s text:c="3"/>)</text:p>
      <text:p text:style-name="Preformatted_20_Text"><text:s/></text:p>
      <text:p text:style-name="Preformatted_20_Text">download_citi_bike_data = PythonOperator(</text:p>
      <text:p text:style-name="Preformatted_20_Text"><text:s text:c="3"/>task_id="download_citi_bike_data", python_callable=_download_citi_bike_data, provide_context=True, dag=dag</text:p>
      <text:p text:style-name="Preformatted_20_Text">)</text:p>
      <text:p text:style-name="Preformatted_20_Text"/>
      <text:p text:style-name="Preformatted_20_Text">copy</text:p>
      <text:p text:style-name="Preformatted_20_Text"/>
      <text:p text:style-name="Preformatted_20_Text">#A Load citibike credentials from Airflow connection</text:p>
      <text:p text:style-name="Preformatted_20_Text"/>
      <text:p text:style-name="Preformatted_20_Text">#B Use timestamp of Airflow task in the resulting filename</text:p>
      <text:p text:style-name="Preformatted_20_Text"/>
      <text:p text:style-name="Preformatted_20_Text">#C Use S3Hook to communicate with MinIO</text:p>
      <text:p text:style-name="Preformatted_20_Text"/>
      <text:p text:style-name="Preformatted_20_Text">We have no Airflow operator to use for this specific HTTP-to-S3 operation, but we can apply Airflow hooks and connections. First, we must connect to the Citi Bike API (using the Python requests library) and MinIO storage (using the S3Hook). Since both require credentials to authenticate, we will store these in Airflow to be loaded at runtime:</text:p>
      <text:p text:style-name="Preformatted_20_Text">Listing 14.7 Setting connection details via environment variables</text:p>
      <text:p text:style-name="Preformatted_20_Text"/>
      <text:p text:style-name="Preformatted_20_Text">export AIRFLOW_CONN_CITIBIKE=http://citibike:cycling@citibike_api:5000</text:p>
      <text:p text:style-name="Preformatted_20_Text">export AIRFLOW_CONN_S3="s3://@?host=http://minio:9000&amp;aws_access_key_id=AKIAIOSFODNN7EXAMPLE&amp;aws_secret_access_key=wJalrXUtnFEMI/K7MDENG/bPxRfiCYEXAMPLEKEY" #A</text:p>
      <text:p text:style-name="Preformatted_20_Text"/>
      <text:p text:style-name="Preformatted_20_Text"><text:soft-page-break/>copy</text:p>
      <text:p text:style-name="Preformatted_20_Text"/>
      <text:p text:style-name="Preformatted_20_Text">#A Custom S3 host must be given via extras</text:p>
      <text:p text:style-name="Preformatted_20_Text"/>
      <text:p text:style-name="Preformatted_20_Text">By default, the S3 hook communicates with AWS S3 on http://s3.amazonaws.com. Since we’re running MinIO on a different address, we must provide this address in the connection details. This is unfortunately not a straightforward task, and sometimes such oddities result in having to read a hook’s implementation to understand its inner workings. In the case of the S3Hook, the hostname can be provided via a key “host” in the extras:</text:p>
      <text:p text:style-name="Preformatted_20_Text">Figure 14.4 A custom S3 hostname can be set, but not where you would expect it</text:p>
      <text:p text:style-name="Preformatted_20_Text"/>
      <text:p text:style-name="Preformatted_20_Text">Now that we have the connections set up, let’s transfer some data:</text:p>
      <text:p text:style-name="Preformatted_20_Text">Listing 14.8 Uploading a piece of data to MinIO using the S3Hook</text:p>
      <text:p text:style-name="Preformatted_20_Text"/>
      <text:p text:style-name="Preformatted_20_Text">s3_hook = S3Hook(aws_conn_id="s3")</text:p>
      <text:p text:style-name="Preformatted_20_Text">s3_hook.load_string(</text:p>
      <text:p text:style-name="Preformatted_20_Text"><text:s text:c="4"/>string_data=json.dumps(data), key=f"raw/citibike/{ts_nodash}.json", #A bucket_name="datalake"</text:p>
      <text:p text:style-name="Preformatted_20_Text"><text:s text:c="3"/>)</text:p>
      <text:p text:style-name="Preformatted_20_Text"/>
      <text:p text:style-name="Preformatted_20_Text">copy</text:p>
      <text:p text:style-name="Preformatted_20_Text"/>
      <text:p text:style-name="Preformatted_20_Text">#A Write to object with task timestamp templated in key name</text:p>
      <text:p text:style-name="Preformatted_20_Text"/>
      <text:p text:style-name="Preformatted_20_Text">If all succeeds, we can log in on the MinIO interface at http://localhost:9000 and view the first downloaded file:</text:p>
      <text:p text:style-name="Preformatted_20_Text">Figure 14.5 Screenshot of the MinIO interface showing a file written to /datalake/raw/citibike, and the filename templated with ts_nodash.</text:p>
      <text:p text:style-name="Preformatted_20_Text"/>
      <text:p text:style-name="Preformatted_20_Text">If you were to perform this HTTP-to-S3 operation more often with different parameters, you’d probably want to write an operator for this task to avoid code duplication.</text:p>
      <text:p text:style-name="Preformatted_20_Text">14.2.2 <text:s text:c="3"/>Downloading Yellow Taxi data</text:p>
      <text:p text:style-name="Preformatted_20_Text"/>
      <text:p text:style-name="Preformatted_20_Text">We also want to download taxi data on the MinIO object storage. This is also an HTTP-to-S3 operation, however it has a few different characteristics:</text:p>
      <text:p text:style-name="Preformatted_20_Text"/>
      <text:p text:style-name="Preformatted_20_Text"><text:s text:c="4"/>The file share serves files, whereas we had to create new files on MinIO for the Citi Bike data</text:p>
      <text:p text:style-name="Preformatted_20_Text"><text:s text:c="4"/>These are CSV files, while the Citi Bike API returns data in JSON format</text:p>
      <text:p text:style-name="Preformatted_20_Text"><text:s text:c="4"/>We don’t know the filenames upfront - we have to list the index to receive a file list</text:p>
      <text:p text:style-name="Preformatted_20_Text"/>
      <text:p text:style-name="Preformatted_20_Text">Any time you encounter such specific features, it mostly results in having to implement your own behavior instead of applying an Airflow built-in operator. Some Airflow operators are highly configurable, some are not, but for such specific features, you mostly have to resort to implementing your own functionality. With that said, let’s see a possible implementation:</text:p>
      <text:p text:style-name="Preformatted_20_Text">Listing 14.9 Downloading data from the Yellow Taxi file share onto MinIO storage</text:p>
      <text:p text:style-name="Preformatted_20_Text"/>
      <text:p text:style-name="Preformatted_20_Text">def _download_taxi_data():</text:p>
      <text:p text:style-name="Preformatted_20_Text"><text:s text:c="3"/>taxi_conn = BaseHook.get_connection(conn_id="taxi")</text:p>
      <text:p text:style-name="Preformatted_20_Text"><text:s text:c="3"/>s3_hook = S3Hook(aws_conn_id="s3")</text:p>
      <text:p text:style-name="Preformatted_20_Text"><text:s/></text:p>
      <text:p text:style-name="Preformatted_20_Text"><text:s text:c="3"/>url = f"http://{taxi_conn.host}"</text:p>
      <text:p text:style-name="Preformatted_20_Text"><text:s text:c="3"/>response = requests.get(url) #A</text:p>
      <text:p text:style-name="Preformatted_20_Text"><text:s text:c="3"/>files = response.json()</text:p>
      <text:p text:style-name="Preformatted_20_Text"><text:s/></text:p>
      <text:p text:style-name="Preformatted_20_Text"><text:s text:c="3"/>for filename in [f["name"] for f in files]:</text:p>
      <text:p text:style-name="Preformatted_20_Text"><text:s text:c="7"/>response = requests.get(f"{url}/{filename}") #B</text:p>
      <text:p text:style-name="Preformatted_20_Text"><text:s text:c="7"/>s3_key = f"raw/taxi/{filename}"</text:p>
      <text:p text:style-name="Preformatted_20_Text"><text:s text:c="7"/>s3_hook.load_string(string_data=response.text, key=s3_key, bucket_name="datalake") #C</text:p>
      <text:p text:style-name="Preformatted_20_Text"><text:soft-page-break/><text:s/></text:p>
      <text:p text:style-name="Preformatted_20_Text">download_taxi_data = PythonOperator(</text:p>
      <text:p text:style-name="Preformatted_20_Text"><text:s text:c="3"/>task_id="download_taxi_data", python_callable=_download_taxi_data, dag=dag</text:p>
      <text:p text:style-name="Preformatted_20_Text">)</text:p>
      <text:p text:style-name="Preformatted_20_Text"/>
      <text:p text:style-name="Preformatted_20_Text">copy</text:p>
      <text:p text:style-name="Preformatted_20_Text"/>
      <text:p text:style-name="Preformatted_20_Text">#A Get a list of files</text:p>
      <text:p text:style-name="Preformatted_20_Text"/>
      <text:p text:style-name="Preformatted_20_Text">#B Get one single file</text:p>
      <text:p text:style-name="Preformatted_20_Text"/>
      <text:p text:style-name="Preformatted_20_Text">#C Upload the file to MinIO</text:p>
      <text:p text:style-name="Preformatted_20_Text"/>
      <text:p text:style-name="Preformatted_20_Text">This code will download data from the file server, and upload it to MinIO. There is, however, a problem. Can you spot it?</text:p>
      <text:p text:style-name="Preformatted_20_Text"/>
      <text:p text:style-name="Preformatted_20_Text">s3_hook.load_string() is not an idempotent operation. It does not override files and will only upload a file (or string in this case) if it doesn’t exist yet. In case a file with the same name already exists, it fails:</text:p>
      <text:p text:style-name="Preformatted_20_Text"/>
      <text:p text:style-name="Preformatted_20_Text">[2020-06-28 15:24:03,053] {taskinstance.py:1145} ERROR - The key raw/taxi/06-28-2020-14-30-00.csv already exists.</text:p>
      <text:p text:style-name="Preformatted_20_Text">...</text:p>
      <text:p text:style-name="Preformatted_20_Text"><text:s text:c="4"/>raise ValueError("The key {key} already exists.".format(key=key))</text:p>
      <text:p text:style-name="Preformatted_20_Text">ValueError: The key raw/taxi/06-28-2020-14-30-00.csv already exists.</text:p>
      <text:p text:style-name="Preformatted_20_Text"/>
      <text:p text:style-name="Preformatted_20_Text">copy</text:p>
      <text:p text:style-name="Preformatted_20_Text"/>
      <text:p text:style-name="Preformatted_20_Text">To avoid failing on existing objects we could apply Python’s EAFP idiom (try first and catch exceptions, instead of checking every possible condition), to simply skip when encountering a ValueError:</text:p>
      <text:p text:style-name="Preformatted_20_Text">Listing 14.10 Downloading data from the Yellow Taxi file share onto MinIO storage</text:p>
      <text:p text:style-name="Preformatted_20_Text"/>
      <text:p text:style-name="Preformatted_20_Text">def _download_taxi_data():</text:p>
      <text:p text:style-name="Preformatted_20_Text"><text:s text:c="3"/>taxi_conn = BaseHook.get_connection(conn_id="taxi")</text:p>
      <text:p text:style-name="Preformatted_20_Text"><text:s text:c="3"/>s3_hook = S3Hook(aws_conn_id="s3")</text:p>
      <text:p text:style-name="Preformatted_20_Text"><text:s/></text:p>
      <text:p text:style-name="Preformatted_20_Text"><text:s text:c="3"/>url = f"http://{taxi_conn.host}"</text:p>
      <text:p text:style-name="Preformatted_20_Text"><text:s text:c="3"/>response = requests.get(url)</text:p>
      <text:p text:style-name="Preformatted_20_Text"><text:s text:c="3"/>files = response.json()</text:p>
      <text:p text:style-name="Preformatted_20_Text"><text:s/></text:p>
      <text:p text:style-name="Preformatted_20_Text"><text:s text:c="3"/>for filename in [f["name"] for f in files]:</text:p>
      <text:p text:style-name="Preformatted_20_Text"><text:s text:c="7"/>response = requests.get(f"{url}/{filename}")</text:p>
      <text:p text:style-name="Preformatted_20_Text"><text:s text:c="7"/>s3_key = f"raw/taxi/{filename}"</text:p>
      <text:p text:style-name="Preformatted_20_Text"><text:s text:c="7"/>try:</text:p>
      <text:p text:style-name="Preformatted_20_Text"><text:s text:c="11"/>s3_hook.load_string(string_data=response.text, key=s3_key, bucket_name="datalake")</text:p>
      <text:p text:style-name="Preformatted_20_Text"><text:s text:c="11"/>print(f"Uploaded {s3_key} to MinIO.")</text:p>
      <text:p text:style-name="Preformatted_20_Text"><text:s text:c="7"/>except ValueError: #A</text:p>
      <text:p text:style-name="Preformatted_20_Text"><text:s text:c="11"/>print(f"File {s3_key} already exists.")</text:p>
      <text:p text:style-name="Preformatted_20_Text"/>
      <text:p text:style-name="Preformatted_20_Text">copy</text:p>
      <text:p text:style-name="Preformatted_20_Text"/>
      <text:p text:style-name="Preformatted_20_Text">#A Catch ValueError exceptions raised when file already exists</text:p>
      <text:p text:style-name="Preformatted_20_Text"/>
      <text:p text:style-name="Preformatted_20_Text">Great, adding this check for existing files won’t make our pipeline fail anymore! We now have two “download” tasks, which both download data on the MinIO storage:</text:p>
      <text:p text:style-name="Preformatted_20_Text">Figure 14.6 First two tasks of the NYC transportation DAG downloading data</text:p>
      <text:p text:style-name="Preformatted_20_Text"/>
      <text:p text:style-name="Preformatted_20_Text">Data of both the Citi Bike API and Taxi file share are downloaded on the MinIO storage:</text:p>
      <text:p text:style-name="Preformatted_20_Text">Figure 14.7 Data exported to the MinIO storage. We have MinIO under our own <text:soft-page-break/>control and can always refer back to these files at a later point in time.</text:p>
      <text:p text:style-name="Preformatted_20_Text">14.3 <text:s text:c="3"/>Applying similar transformations to data</text:p>
      <text:p text:style-name="Preformatted_20_Text"/>
      <text:p text:style-name="Preformatted_20_Text">After we’ve downloaded the Citi Bike data and Taxi data, we will apply several transformations to map the Citi Bike station coordinates to Taxi zones, to start comparing apples with apples. Depending on the size of the data, there are various ways to do this.</text:p>
      <text:p text:style-name="Preformatted_20_Text"/>
      <text:p text:style-name="Preformatted_20_Text">In a big data scenario, you would probably apply Apache Spark to process the data using a cluster of machines. A Spark job can be triggered with the SparkSubmitOperator or another operator that could trigger a Spark job such as the SSHOperator. The Spark job would then read from S3, apply transformations to the data, and write back to S3.</text:p>
      <text:p text:style-name="Preformatted_20_Text"/>
      <text:p text:style-name="Preformatted_20_Text">On a smaller scale (i.e., data processable on one single machine), we can apply Pandas for this task. There is, however, no “PandasOperator” at the time of writing this book, so Pandas code is typically executed using the PythonOperator. Note that Python code is run on the same machine as Airflow is running on, whereas a Spark job is typically executed on other machines dedicated for that task, which will not impact the resources of the Airflow machine. In the latter case, Airflow is only responsible for starting and monitoring the Spark job. If a Pandas job is hitting the limits of the machine’s resources, it could in theory take down the machine, and Airflow with it.</text:p>
      <text:p text:style-name="Preformatted_20_Text"/>
      <text:p text:style-name="Preformatted_20_Text">Another way to avoid claiming resources of the Airflow machine could be to offload the job to Kubernetes using the KubernetesPodOperator, or a similar containerized system such as AWS Elastic Container Service (ECS) using the ECSOperator.</text:p>
      <text:p text:style-name="Preformatted_20_Text"/>
      <text:p text:style-name="Preformatted_20_Text">Let’s assume we will apply Pandas for processing small data. Instead of demonstrating how to use yet another PythonOperator, let’s look at how we can generalize some components for reusability and code deduplication. We have two datasets stored in /raw:</text:p>
      <text:p text:style-name="Preformatted_20_Text"/>
      <text:p text:style-name="Preformatted_20_Text"><text:s text:c="4"/>/raw/citibike/{ts_nodash}.json</text:p>
      <text:p text:style-name="Preformatted_20_Text"><text:s text:c="4"/>/raw/taxi/*.csv</text:p>
      <text:p text:style-name="Preformatted_20_Text"/>
      <text:p text:style-name="Preformatted_20_Text">Both datasets will be read using Pandas, few transformations will be applied, and eventually the result will be written to:</text:p>
      <text:p text:style-name="Preformatted_20_Text"/>
      <text:p text:style-name="Preformatted_20_Text"><text:s text:c="4"/>/processed/citibike/{ts_nodash}.parquet</text:p>
      <text:p text:style-name="Preformatted_20_Text"><text:s text:c="4"/>/processed/taxi/{ts_nodash}.parquet</text:p>
      <text:p text:style-name="Preformatted_20_Text"/>
      <text:p text:style-name="Preformatted_20_Text">While the input formats differ, the object type into which they’re loaded, and output formats do not. The abstraction to which operations are applied in Pandas is the Pandas DataFrame (similar to a Spark DataFrame). There are a few small differences between our transformations, input datasets, and output file locations, but the core abstraction is the same - a Pandas DataFrame. Hence, we could implement one single operator for dealing with both Pandas DataFrame transformations:</text:p>
      <text:p text:style-name="Preformatted_20_Text">Listing 14.11 A single operator for all Pandas DataFrame in, Pandas DataFrame out operations</text:p>
      <text:p text:style-name="Preformatted_20_Text"/>
      <text:p text:style-name="Preformatted_20_Text">41</text:p>
      <text:p text:style-name="Preformatted_20_Text">42</text:p>
      <text:p text:style-name="Preformatted_20_Text">43</text:p>
      <text:p text:style-name="Preformatted_20_Text">44</text:p>
      <text:p text:style-name="Preformatted_20_Text">45</text:p>
      <text:p text:style-name="Preformatted_20_Text">46</text:p>
      <text:p text:style-name="Preformatted_20_Text">47</text:p>
      <text:p text:style-name="Preformatted_20_Text">import logging</text:p>
      <text:p text:style-name="Preformatted_20_Text"><text:s/></text:p>
      <text:p text:style-name="Preformatted_20_Text">from airflow.models import BaseOperator</text:p>
      <text:p text:style-name="Preformatted_20_Text">from airflow.utils.decorators import apply_defaults</text:p>
      <text:p text:style-name="Preformatted_20_Text"><text:soft-page-break/><text:s/></text:p>
      <text:p text:style-name="Preformatted_20_Text"><text:s/></text:p>
      <text:p text:style-name="Preformatted_20_Text">class PandasOperator(BaseOperator):</text:p>
      <text:p text:style-name="Preformatted_20_Text"><text:s text:c="3"/>template_fields = (</text:p>
      <text:p text:style-name="Preformatted_20_Text"><text:s text:c="7"/>"_input_callable_kwargs",</text:p>
      <text:p text:style-name="Preformatted_20_Text"><text:s text:c="7"/>"_transform_callable_kwargs",</text:p>
      <text:p text:style-name="Preformatted_20_Text"><text:s text:c="7"/>"_output_callable_kwargs",</text:p>
      <text:p text:style-name="Preformatted_20_Text"><text:s text:c="3"/>)</text:p>
      <text:p text:style-name="Preformatted_20_Text"><text:s/></text:p>
      <text:p text:style-name="Preformatted_20_Text"><text:s text:c="3"/>@apply_defaults</text:p>
      <text:p text:style-name="Preformatted_20_Text"><text:s text:c="3"/>def __init__(</text:p>
      <text:p text:style-name="Preformatted_20_Text"><text:s text:c="7"/>self,</text:p>
      <text:p text:style-name="Preformatted_20_Text"><text:s text:c="7"/>input_callable,</text:p>
      <text:p text:style-name="Preformatted_20_Text"><text:s text:c="7"/>output_callable,</text:p>
      <text:p text:style-name="Preformatted_20_Text"><text:s text:c="7"/>transform_callable=None,</text:p>
      <text:p text:style-name="Preformatted_20_Text"><text:s text:c="7"/>input_callable_kwargs=None,</text:p>
      <text:p text:style-name="Preformatted_20_Text"><text:s text:c="7"/>transform_callable_kwargs=None,</text:p>
      <text:p text:style-name="Preformatted_20_Text"><text:s text:c="7"/>output_callable_kwargs=None,</text:p>
      <text:p text:style-name="Preformatted_20_Text"><text:s text:c="7"/>**kwargs,</text:p>
      <text:p text:style-name="Preformatted_20_Text"><text:s text:c="3"/>):</text:p>
      <text:p text:style-name="Preformatted_20_Text"><text:s text:c="7"/>super().__init__(**kwargs)</text:p>
      <text:p text:style-name="Preformatted_20_Text"><text:s/></text:p>
      <text:p text:style-name="Preformatted_20_Text"><text:s text:c="7"/># Attributes for reading data</text:p>
      <text:p text:style-name="Preformatted_20_Text"><text:s text:c="7"/>self._input_callable = input_callable</text:p>
      <text:p text:style-name="Preformatted_20_Text"><text:s text:c="7"/>self._input_callable_kwargs = input_callable_kwargs or {}</text:p>
      <text:p text:style-name="Preformatted_20_Text"><text:s/></text:p>
      <text:p text:style-name="Preformatted_20_Text"><text:s text:c="7"/># Attributes for transformations</text:p>
      <text:p text:style-name="Preformatted_20_Text"><text:s text:c="7"/>self._transform_callable = transform_callable</text:p>
      <text:p text:style-name="Preformatted_20_Text"><text:s text:c="7"/>self._transform_callable_kwargs = transform_callable_kwargs or {}</text:p>
      <text:p text:style-name="Preformatted_20_Text"><text:s/></text:p>
      <text:p text:style-name="Preformatted_20_Text"><text:s text:c="7"/># Attributes for writing data</text:p>
      <text:p text:style-name="Preformatted_20_Text"><text:s text:c="7"/>self._output_callable = output_callable</text:p>
      <text:p text:style-name="Preformatted_20_Text"><text:s text:c="7"/>self._output_callable_kwargs = output_callable_kwargs or {}</text:p>
      <text:p text:style-name="Preformatted_20_Text"><text:s/></text:p>
      <text:p text:style-name="Preformatted_20_Text"><text:s text:c="3"/>def execute(self, context):</text:p>
      <text:p text:style-name="Preformatted_20_Text"><text:s text:c="7"/>df = self._input_callable(**self._input_callable_kwargs)</text:p>
      <text:p text:style-name="Preformatted_20_Text"><text:s text:c="7"/>logging.info("Read DataFrame with shape: %s.", df.shape)</text:p>
      <text:p text:style-name="Preformatted_20_Text"><text:s/></text:p>
      <text:p text:style-name="Preformatted_20_Text"><text:s text:c="7"/>if self._transform_callable:</text:p>
      <text:p text:style-name="Preformatted_20_Text"><text:s text:c="11"/>df = self._transform_callable(df, **self._transform_callable_kwargs)</text:p>
      <text:p text:style-name="Preformatted_20_Text"><text:s text:c="11"/>logging.info("DataFrame shape after transform: %s.", df.shape)</text:p>
      <text:p text:style-name="Preformatted_20_Text"><text:s/></text:p>
      <text:p text:style-name="Preformatted_20_Text"><text:s text:c="7"/>self._output_callable(df, **self._output_callable_kwargs)</text:p>
      <text:p text:style-name="Preformatted_20_Text"/>
      <text:p text:style-name="Preformatted_20_Text">copy</text:p>
      <text:p text:style-name="Preformatted_20_Text"/>
      <text:p text:style-name="Preformatted_20_Text">#A All kwargs arguments can hold templated values</text:p>
      <text:p text:style-name="Preformatted_20_Text"/>
      <text:p text:style-name="Preformatted_20_Text">#B Call the input callable to return a Pandas DataFrame</text:p>
      <text:p text:style-name="Preformatted_20_Text"/>
      <text:p text:style-name="Preformatted_20_Text">#C Apply transformations on the DataFrame</text:p>
      <text:p text:style-name="Preformatted_20_Text"/>
      <text:p text:style-name="Preformatted_20_Text">#D Write DataFrame</text:p>
      <text:p text:style-name="Preformatted_20_Text"/>
      <text:p text:style-name="Preformatted_20_Text">Let’s break down how to use this PandasOperator. As mentioned before, the commonality between various transformations is the Pandas DataFrame. We use this commonality to compose operations on the DataFrame given three functions:</text:p>
      <text:p text:style-name="Preformatted_20_Text"/>
      <text:p text:style-name="Preformatted_20_Text"><text:s text:c="4"/>input_callable</text:p>
      <text:p text:style-name="Preformatted_20_Text"><text:s text:c="4"/>transform_callable (optional)</text:p>
      <text:p text:style-name="Preformatted_20_Text"><text:s text:c="4"/>output_callable</text:p>
      <text:p text:style-name="Preformatted_20_Text"/>
      <text:p text:style-name="Preformatted_20_Text">Where the input_callable reads data into a Pandas DataFrame, the transform_callable applies transformations to this DataFrame, and the <text:soft-page-break/>output_callable writes the DataFrame. As long as the input/output of all three functions is a Pandas DataFrame, we can mix and match callables to process the data using this PandasOperator. Let’s look at an example:</text:p>
      <text:p text:style-name="Preformatted_20_Text">Listing 14.12 Applying the PandasOperator from Listing 14.11</text:p>
      <text:p text:style-name="Preformatted_20_Text"/>
      <text:p text:style-name="Preformatted_20_Text">15</text:p>
      <text:p text:style-name="Preformatted_20_Text">16</text:p>
      <text:p text:style-name="Preformatted_20_Text">17</text:p>
      <text:p text:style-name="Preformatted_20_Text">18</text:p>
      <text:p text:style-name="Preformatted_20_Text">process_taxi_data = PandasOperator(</text:p>
      <text:p text:style-name="Preformatted_20_Text"><text:s text:c="3"/>task_id="process_taxi_data",</text:p>
      <text:p text:style-name="Preformatted_20_Text"><text:s text:c="3"/>input_callable=get_minio_object,</text:p>
      <text:p text:style-name="Preformatted_20_Text"><text:s text:c="3"/>input_callable_kwargs={</text:p>
      <text:p text:style-name="Preformatted_20_Text"><text:s text:c="7"/>"pandas_read_callable": pd.read_csv,</text:p>
      <text:p text:style-name="Preformatted_20_Text"><text:s text:c="7"/>"bucket": "datalake",</text:p>
      <text:p text:style-name="Preformatted_20_Text"><text:s text:c="7"/>"paths": "{{ ti.xcom_pull(task_ids='download_taxi_data') }}",</text:p>
      <text:p text:style-name="Preformatted_20_Text"><text:s text:c="3"/>},</text:p>
      <text:p text:style-name="Preformatted_20_Text"><text:s text:c="3"/>transform_callable=transform_taxi_data,</text:p>
      <text:p text:style-name="Preformatted_20_Text"><text:s text:c="3"/>output_callable=write_minio_object,</text:p>
      <text:p text:style-name="Preformatted_20_Text"><text:s text:c="3"/>output_callable_kwargs={</text:p>
      <text:p text:style-name="Preformatted_20_Text"><text:s text:c="7"/>"bucket": "datalake",</text:p>
      <text:p text:style-name="Preformatted_20_Text"><text:s text:c="7"/>"path": "processed/taxi/{{ ts_nodash }}.parquet",</text:p>
      <text:p text:style-name="Preformatted_20_Text"><text:s text:c="7"/>"pandas_write_callable": pd.DataFrame.to_parquet,</text:p>
      <text:p text:style-name="Preformatted_20_Text"><text:s text:c="7"/>"pandas_write_callable_kwargs": {"engine": "auto"},</text:p>
      <text:p text:style-name="Preformatted_20_Text"><text:s text:c="3"/>},</text:p>
      <text:p text:style-name="Preformatted_20_Text"><text:s text:c="3"/>dag=dag,</text:p>
      <text:p text:style-name="Preformatted_20_Text">)</text:p>
      <text:p text:style-name="Preformatted_20_Text"/>
      <text:p text:style-name="Preformatted_20_Text">copy</text:p>
      <text:p text:style-name="Preformatted_20_Text"/>
      <text:p text:style-name="Preformatted_20_Text">#A Read CSV from MinIO storage</text:p>
      <text:p text:style-name="Preformatted_20_Text"/>
      <text:p text:style-name="Preformatted_20_Text">#B Apply transformations on DataFrame</text:p>
      <text:p text:style-name="Preformatted_20_Text"/>
      <text:p text:style-name="Preformatted_20_Text">#C Write Parquet to MinIO storage</text:p>
      <text:p text:style-name="Preformatted_20_Text"/>
      <text:p text:style-name="Preformatted_20_Text">The goal of the PandasOperator is to provide one single operator that allows mixing and matching various input, transformation, and output functions. As a result, defining an Airflow task is glueing together these functions by pointing to them and providing their arguments. Starting with the input function, which returns a Pandas DataFrame:</text:p>
      <text:p text:style-name="Preformatted_20_Text">Listing 14.13 Example function reading MinIO objects and returning Pandas DataFrames</text:p>
      <text:p text:style-name="Preformatted_20_Text"/>
      <text:p text:style-name="Preformatted_20_Text">def get_minio_object(pandas_read_callable, bucket, paths, pandas_read_callable_kwargs=None):</text:p>
      <text:p text:style-name="Preformatted_20_Text"><text:s text:c="3"/>s3_conn = BaseHook.get_connection(conn_id="s3")</text:p>
      <text:p text:style-name="Preformatted_20_Text"><text:s text:c="3"/>minio_client = Minio( #A</text:p>
      <text:p text:style-name="Preformatted_20_Text"><text:s text:c="7"/>s3_conn.extra_dejson["host"].split("://")[1],</text:p>
      <text:p text:style-name="Preformatted_20_Text"><text:s text:c="7"/>access_key=s3_conn.extra_dejson["aws_access_key_id"],</text:p>
      <text:p text:style-name="Preformatted_20_Text"><text:s text:c="7"/>secret_key=s3_conn.extra_dejson["aws_secret_access_key"],</text:p>
      <text:p text:style-name="Preformatted_20_Text"><text:s text:c="7"/>secure=False,</text:p>
      <text:p text:style-name="Preformatted_20_Text"><text:s text:c="3"/>)</text:p>
      <text:p text:style-name="Preformatted_20_Text"><text:s/></text:p>
      <text:p text:style-name="Preformatted_20_Text"><text:s text:c="3"/>if isinstance(paths, str):</text:p>
      <text:p text:style-name="Preformatted_20_Text"><text:s text:c="7"/>paths = [paths]</text:p>
      <text:p text:style-name="Preformatted_20_Text"><text:s/></text:p>
      <text:p text:style-name="Preformatted_20_Text"><text:s text:c="3"/>if pandas_read_callable_kwargs is None:</text:p>
      <text:p text:style-name="Preformatted_20_Text"><text:s text:c="7"/>pandas_read_callable_kwargs = {}</text:p>
      <text:p text:style-name="Preformatted_20_Text"><text:s/></text:p>
      <text:p text:style-name="Preformatted_20_Text"><text:s text:c="3"/>dfs = []</text:p>
      <text:p text:style-name="Preformatted_20_Text"><text:s text:c="3"/>for path in paths:</text:p>
      <text:p text:style-name="Preformatted_20_Text"><text:s text:c="7"/>minio_object = minio_client.get_object(bucket_name=bucket, object_name=path)</text:p>
      <text:p text:style-name="Preformatted_20_Text"><text:soft-page-break/><text:s text:c="7"/>df = pandas_read_callable(minio_object, **pandas_read_callable_kwargs) #B</text:p>
      <text:p text:style-name="Preformatted_20_Text"><text:s text:c="7"/>dfs.append(df)</text:p>
      <text:p text:style-name="Preformatted_20_Text"><text:s text:c="3"/>return pd.concat(dfs) #C</text:p>
      <text:p text:style-name="Preformatted_20_Text"/>
      <text:p text:style-name="Preformatted_20_Text">copy</text:p>
      <text:p text:style-name="Preformatted_20_Text"/>
      <text:p text:style-name="Preformatted_20_Text">#A Initialize a MinIO client</text:p>
      <text:p text:style-name="Preformatted_20_Text"/>
      <text:p text:style-name="Preformatted_20_Text">#B Read file from MinIO</text:p>
      <text:p text:style-name="Preformatted_20_Text"/>
      <text:p text:style-name="Preformatted_20_Text">#C Return Pandas DataFrame</text:p>
      <text:p text:style-name="Preformatted_20_Text"/>
      <text:p text:style-name="Preformatted_20_Text">And the transformation function, which adheres to “DataFrame in, DataFrame out”:</text:p>
      <text:p text:style-name="Preformatted_20_Text">Listing 14.14 Example function transforming Taxi data, adhering to DataFrame in, DataFrame out</text:p>
      <text:p text:style-name="Preformatted_20_Text"/>
      <text:p text:style-name="Preformatted_20_Text">def transform_taxi_data(df): #A</text:p>
      <text:p text:style-name="Preformatted_20_Text"><text:s text:c="3"/>df[["pickup_datetime", "dropoff_datetime"]] = df[["pickup_datetime", "dropoff_datetime"]].apply(</text:p>
      <text:p text:style-name="Preformatted_20_Text"><text:s text:c="7"/>pd.to_datetime</text:p>
      <text:p text:style-name="Preformatted_20_Text"><text:s text:c="3"/>)</text:p>
      <text:p text:style-name="Preformatted_20_Text"><text:s text:c="3"/>df["tripduration"] = (df["dropoff_datetime"] - df["pickup_datetime"]).dt.total_seconds().astype(int)</text:p>
      <text:p text:style-name="Preformatted_20_Text"><text:s text:c="3"/>df = df.rename(</text:p>
      <text:p text:style-name="Preformatted_20_Text"><text:s text:c="7"/>columns={</text:p>
      <text:p text:style-name="Preformatted_20_Text"><text:s text:c="11"/>"pickup_datetime": "starttime",</text:p>
      <text:p text:style-name="Preformatted_20_Text"><text:s text:c="11"/>"pickup_locationid": "start_location_id",</text:p>
      <text:p text:style-name="Preformatted_20_Text"><text:s text:c="11"/>"dropoff_datetime": "stoptime",</text:p>
      <text:p text:style-name="Preformatted_20_Text"><text:s text:c="11"/>"dropoff_locationid": "end_location_id",</text:p>
      <text:p text:style-name="Preformatted_20_Text"><text:s text:c="7"/>}</text:p>
      <text:p text:style-name="Preformatted_20_Text"><text:s text:c="3"/>).drop(columns=["trip_distance"])</text:p>
      <text:p text:style-name="Preformatted_20_Text"><text:s text:c="3"/>return df #B</text:p>
      <text:p text:style-name="Preformatted_20_Text"/>
      <text:p text:style-name="Preformatted_20_Text">copy</text:p>
      <text:p text:style-name="Preformatted_20_Text"/>
      <text:p text:style-name="Preformatted_20_Text">#A DataFrame in</text:p>
      <text:p text:style-name="Preformatted_20_Text"/>
      <text:p text:style-name="Preformatted_20_Text">#B DataFrame out</text:p>
      <text:p text:style-name="Preformatted_20_Text"/>
      <text:p text:style-name="Preformatted_20_Text">And last, the output function, which takes a Pandas DataFrame:</text:p>
      <text:p text:style-name="Preformatted_20_Text">Listing 14.15 Example function writing transformed DataFrame back to MinIO storage</text:p>
      <text:p text:style-name="Preformatted_20_Text"/>
      <text:p text:style-name="Preformatted_20_Text">def write_minio_object(df, pandas_write_callable, bucket, path, pandas_write_callable_kwargs=None):</text:p>
      <text:p text:style-name="Preformatted_20_Text"><text:s text:c="3"/>s3_conn = BaseHook.get_connection(conn_id="s3")</text:p>
      <text:p text:style-name="Preformatted_20_Text"><text:s text:c="3"/>minio_client = Minio(</text:p>
      <text:p text:style-name="Preformatted_20_Text"><text:s text:c="7"/>s3_conn.extra_dejson["host"].split("://")[1],</text:p>
      <text:p text:style-name="Preformatted_20_Text"><text:s text:c="7"/>access_key=s3_conn.extra_dejson["aws_access_key_id"],</text:p>
      <text:p text:style-name="Preformatted_20_Text"><text:s text:c="7"/>secret_key=s3_conn.extra_dejson["aws_secret_access_key"],</text:p>
      <text:p text:style-name="Preformatted_20_Text"><text:s text:c="7"/>secure=False,</text:p>
      <text:p text:style-name="Preformatted_20_Text"><text:s text:c="3"/>)</text:p>
      <text:p text:style-name="Preformatted_20_Text"><text:s text:c="3"/>bytes_buffer = io.BytesIO()</text:p>
      <text:p text:style-name="Preformatted_20_Text"><text:s text:c="3"/>pandas_write_method = getattr(df, pandas_write_callable.__name__) #A</text:p>
      <text:p text:style-name="Preformatted_20_Text"><text:s text:c="3"/>pandas_write_method(bytes_buffer, **pandas_write_callable_kwargs) #B</text:p>
      <text:p text:style-name="Preformatted_20_Text"><text:s text:c="3"/>nbytes = bytes_buffer.tell()</text:p>
      <text:p text:style-name="Preformatted_20_Text"><text:s text:c="3"/>bytes_buffer.seek(0)</text:p>
      <text:p text:style-name="Preformatted_20_Text"><text:s text:c="3"/>minio_client.put_object(bucket_name=bucket, object_name=path, length=nbytes, data=bytes_buffer) #C</text:p>
      <text:p text:style-name="Preformatted_20_Text"/>
      <text:p text:style-name="Preformatted_20_Text">copy</text:p>
      <text:p text:style-name="Preformatted_20_Text"/>
      <text:p text:style-name="Preformatted_20_Text">#A Fetch reference to DataFrame writing method, e.g., pd.DataFrame.to_parquet</text:p>
      <text:p text:style-name="Preformatted_20_Text"/>
      <text:p text:style-name="Preformatted_20_Text"><text:soft-page-break/>#B Call DataFrame writing method to write the DataFrame to a bytes buffer, which can be stored in MinIO</text:p>
      <text:p text:style-name="Preformatted_20_Text"/>
      <text:p text:style-name="Preformatted_20_Text">#C Store bytes buffer in MinIO</text:p>
      <text:p text:style-name="Preformatted_20_Text"/>
      <text:p text:style-name="Preformatted_20_Text">Passing Pandas DataFrames between the input, transform, and output functions, now provides us the option to for example change the input format of a dataset, simply by changing the argument "pandas_read_callable": pd.read_csv to e.g. "pandas_read_callable": pd.read_parquet. As a result, we don’t have to re-implement logic with every change or every new dataset, resulting in no code duplication and more flexibility.</text:p>
      <text:p text:style-name="Preformatted_20_Text"/>
      <text:p text:style-name="Preformatted_20_Text">NOTE Whenever you find yourself repeating logic and wanting to develop one single piece of logic to cover multiple cases, think of something your operations have in common - this could for example be a Pandas DataFrame or a Python file-like object.</text:p>
      <text:p text:style-name="Preformatted_20_Text">14.4 <text:s text:c="3"/>Structuring a data pipeline</text:p>
      <text:p text:style-name="Preformatted_20_Text"/>
      <text:p text:style-name="Preformatted_20_Text">As you read in the previous section, we created folders Raw and Processed in a bucket named datalake. How did we get to those and why? In terms of efficiency, we could in principle write a single Python function that extracts data, transforms it, and writes the results to a database, all while keeping the data in memory and never touching the file system. This would be much faster, so why don’t we?</text:p>
      <text:p text:style-name="Preformatted_20_Text"/>
      <text:p text:style-name="Preformatted_20_Text">First, data is often used by more than one person or data pipeline. In order to distribute and reuse it, it’s stored in a location where other people and processes can read the data from.</text:p>
      <text:p text:style-name="Preformatted_20_Text"/>
      <text:p text:style-name="Preformatted_20_Text">But more importantly, we want to make our pipeline reproducible. And what does reproducibility imply in terms of a data pipeline? Data is never perfect and software is always in progress - this means we want to be able to go back to previous DAG runs and re-run a pipeline with the data that was processed back then. If we’re extracting data from a web service such as a REST API which only returns a result for the state at that given point in time, we cannot go back to the API and ask “please give me the same result you gave me two months ago.” In that situation, it’s best to keep an unedited copy of the result. For privacy reasons, sometimes certain parts of the data are redacted, which is inevitable, but the starting point of a reproducible data pipeline should be to store an--as little as possible edited--copy of the input data. This data is typically stored in a Raw folder:</text:p>
      <text:p text:style-name="Preformatted_20_Text">Figure 14.8 We cannot control the structure of data in external systems. In our own systems, it’s logical to store data according to the lifecycle of data. For example, unedited data is stored in Raw; derived and transformed data is stored in Processed; and datasets ready for to be transferred are stored in Export.</text:p>
      <text:p text:style-name="Preformatted_20_Text"/>
      <text:p text:style-name="Preformatted_20_Text">From this raw data, you (and others) can then alter, enrich, refine, transform, and mingle with that raw data as much as you like, which is then written back to a Processed folder. Transformations are often compute- and time-intensive, so we try to avoid re-running a task and saving the results, such that processed results can easily be read again.</text:p>
      <text:p text:style-name="Preformatted_20_Text"/>
      <text:p text:style-name="Preformatted_20_Text">In practice, many organizations apply more fine-grained separations between the stages of data. For example: Raw -&gt; Preprocessed -&gt; Enriched -&gt; Processed -&gt; Export. No one structure suits all; it is up to your project and the project’s requirements on how to best structure the movement of data.</text:p>
      <text:p text:style-name="Preformatted_20_Text">14.5 <text:s text:c="3"/>Developing idempotent data pipelines</text:p>
      <text:p text:style-name="Preformatted_20_Text"/>
      <text:p text:style-name="Preformatted_20_Text">Now that we have data in the Raw folder of our data lake, we will process it and insert the results in a Postgres database. Since this chapter isn’t about the best way to process data with for example Pandas or Spark, we will not discuss the details of this transformation job. Instead, let’s reiterate an important aspect of data pipelines in general, namely ensuring a data pipeline can be executed multiple times without having to manually reset state or introducing a <text:soft-page-break/>change in the results, known as idempotency.</text:p>
      <text:p text:style-name="Preformatted_20_Text"/>
      <text:p text:style-name="Preformatted_20_Text">There are two points in this data pipeline where we could introduce idempotency. The first is easy: when transforming the raw data into a processed state and storing it in a /processed folder, we should set a flag to overwrite destination files. This ensures re-running a task will not fail due to an already existing output path.</text:p>
      <text:p text:style-name="Preformatted_20_Text"/>
      <text:p text:style-name="Preformatted_20_Text">The second stage, where we write results into the database, is less evident to reason about. Re-running a task writing results to a database might not fail, but result in duplicate rows which could pollute the results. So how could we ensure results are being written to a database in idempotent fashion so that we can rerun pipelines without duplicating results?</text:p>
      <text:p text:style-name="Preformatted_20_Text"/>
      <text:p text:style-name="Preformatted_20_Text">One way to solve this is by adding a column to the table which can identify something unique about the job writing to the database, for example, the execution date of the Airflow job. Say we’re using Pandas to write a dataframe to a database:</text:p>
      <text:p text:style-name="Preformatted_20_Text">Listing 14.16 Writing a Pandas DataFrame to a SQL database</text:p>
      <text:p text:style-name="Preformatted_20_Text"/>
      <text:p text:style-name="Preformatted_20_Text">--CREATE TABLE citi_bike_rides( #A</text:p>
      <text:p text:style-name="Preformatted_20_Text">-- <text:s text:c="3"/>tripduration INTEGER,</text:p>
      <text:p text:style-name="Preformatted_20_Text">-- <text:s text:c="3"/>starttime TIMESTAMP,</text:p>
      <text:p text:style-name="Preformatted_20_Text">-- <text:s text:c="3"/>start_location_id INTEGER,</text:p>
      <text:p text:style-name="Preformatted_20_Text">-- <text:s text:c="3"/>stoptime TIMESTAMP,</text:p>
      <text:p text:style-name="Preformatted_20_Text">-- <text:s text:c="3"/>end_location_id INTEGER</text:p>
      <text:p text:style-name="Preformatted_20_Text">--);</text:p>
      <text:p text:style-name="Preformatted_20_Text">df = pd.read_csv(... citi bike data ...)</text:p>
      <text:p text:style-name="Preformatted_20_Text">engine = sqlalchemy.create_engine(BaseHook.get_connection(self._postgres_conn_id).get_uri())</text:p>
      <text:p text:style-name="Preformatted_20_Text">df.to_sql("citi_bike_rides", con=engine, index=False, if_exists="append") #A</text:p>
      <text:p text:style-name="Preformatted_20_Text"/>
      <text:p text:style-name="Preformatted_20_Text">copy</text:p>
      <text:p text:style-name="Preformatted_20_Text"/>
      <text:p text:style-name="Preformatted_20_Text">#A Pandas DataFrame and table structure must match</text:p>
      <text:p text:style-name="Preformatted_20_Text"/>
      <text:p text:style-name="Preformatted_20_Text">There is no way to tell when executing df.to_sql() if we’re going to insert already existing rows into the table or not. In this situation, we could alter the database table to add a column for Airflow’s execution date:</text:p>
      <text:p text:style-name="Preformatted_20_Text">Listing 14.17 Writing a Pandas DataFrame to a SQL database in one idempotent operation</text:p>
      <text:p text:style-name="Preformatted_20_Text"/>
      <text:p text:style-name="Preformatted_20_Text">--CREATE TABLE citi_bike_rides(</text:p>
      <text:p text:style-name="Preformatted_20_Text">-- <text:s text:c="3"/>tripduration INTEGER,</text:p>
      <text:p text:style-name="Preformatted_20_Text">-- <text:s text:c="3"/>starttime TIMESTAMP,</text:p>
      <text:p text:style-name="Preformatted_20_Text">-- <text:s text:c="3"/>start_location_id INTEGER,</text:p>
      <text:p text:style-name="Preformatted_20_Text">-- <text:s text:c="3"/>stoptime TIMESTAMP,</text:p>
      <text:p text:style-name="Preformatted_20_Text">-- <text:s text:c="3"/>end_location_id INTEGER,</text:p>
      <text:p text:style-name="Preformatted_20_Text">-- <text:s text:c="3"/>airflow_execution_date TIMESTAMP</text:p>
      <text:p text:style-name="Preformatted_20_Text">--);</text:p>
      <text:p text:style-name="Preformatted_20_Text"><text:s/></text:p>
      <text:p text:style-name="Preformatted_20_Text">df = pd.read_csv(... citi bike data ...)</text:p>
      <text:p text:style-name="Preformatted_20_Text">df["airflow_execution_date"] = pd.Timestamp(context["execution_date"].timestamp(), unit='s') #A</text:p>
      <text:p text:style-name="Preformatted_20_Text">engine = sqlalchemy.create_engine(BaseHook.get_connection(self._postgres_conn_id).get_uri())</text:p>
      <text:p text:style-name="Preformatted_20_Text">with engine.begin() as conn: #B</text:p>
      <text:p text:style-name="Preformatted_20_Text"><text:s text:c="3"/>conn.execute(</text:p>
      <text:p text:style-name="Preformatted_20_Text"><text:s text:c="7"/>"DELETE FROM citi_bike_rides"</text:p>
      <text:p text:style-name="Preformatted_20_Text"><text:s text:c="7"/>f"WHERE airflow_execution_date='{context['execution_date']}';"</text:p>
      <text:p text:style-name="Preformatted_20_Text"><text:s text:c="3"/>) #C</text:p>
      <text:p text:style-name="Preformatted_20_Text"><text:s text:c="3"/>df.to_sql("citi_bike_rides", con=conn, index=False, if_exists="append")</text:p>
      <text:p text:style-name="Preformatted_20_Text"><text:soft-page-break/></text:p>
      <text:p text:style-name="Preformatted_20_Text">copy</text:p>
      <text:p text:style-name="Preformatted_20_Text"/>
      <text:p text:style-name="Preformatted_20_Text">#A Add execution_date as a column to Pandas dataframe</text:p>
      <text:p text:style-name="Preformatted_20_Text"/>
      <text:p text:style-name="Preformatted_20_Text">#B Begin a transaction</text:p>
      <text:p text:style-name="Preformatted_20_Text"/>
      <text:p text:style-name="Preformatted_20_Text">#C First delete any existing records with current execution_date</text:p>
      <text:p text:style-name="Preformatted_20_Text"/>
      <text:p text:style-name="Preformatted_20_Text">In this example, we start a database transaction because the interaction with the database is twofold: first we delete any existing rows with a given execution date, next we insert the new rows. If there are no existing rows with a given execution date, nothing is deleted. The two SQL statements (df.to_sql() executes SQL under the hood) are wrapped in a transaction, which is an atomic operation. Meaning - either both queries complete successfully, or no queries complete successfully. This ensures no remainders are leftover in case of failure.</text:p>
      <text:p text:style-name="Preformatted_20_Text"/>
      <text:p text:style-name="Preformatted_20_Text">Once the data is processed and stored successfully in the database, we can start a web application on http://localhost:8083, which queries the results in the database:</text:p>
      <text:p text:style-name="Preformatted_20_Text">Figure 14.9 Web application displaying results stored in the PostgreSQL database, continuously updated by the Airflow DAG.</text:p>
      <text:p text:style-name="Preformatted_20_Text"/>
      <text:p text:style-name="Preformatted_20_Text">The results display which method of transportation is faster between two neighborhoods at a given time. For example (row 1), on Sunday between 8AM - 11AM traveling from Alphabet City to East Village is (on average) faster by taxi: 330 seconds (5.5 minutes) by taxi vs 1057.2 (17.62 minutes) by Citi Bike.</text:p>
      <text:p text:style-name="Preformatted_20_Text"/>
      <text:p text:style-name="Preformatted_20_Text">Airflow now triggers jobs downloading, transforming, and storing data in the Postgres database at 15-minute intervals. For a real user-facing application you probably want a better-looking and searchable front-end, but from the back-end perspective, we now have an automated data pipeline, automatically running at 15-minute intervals, showing whether a taxi or Citi Bike is faster between given neighborhoods at given times, visualized in a table in Figure 14.9.</text:p>
      <text:p text:style-name="Preformatted_20_Text"/>
      <text:p text:style-name="Preformatted_20_Text">To recap, as mentioned in Section 14.3, the pipeline applies one single operator able to run various transformation tasks, instead of resorting to re-implementing and re-applying the PythonOperator, which results in concise code and no duplication. In Section 14.4 we elaborated on how to structure a data pipeline -- by persisting intermediate results we create resumable pipelines. Lastly, in Section 14.5 we discussed a challenge in developing idempotent tasks and demonstrated how to solve it by example.</text:p>
      <text:p text:style-name="Preformatted_20_Text">14.6 <text:s/>Summary</text:p>
      <text:p text:style-name="Preformatted_20_Text"/>
      <text:p text:style-name="Preformatted_20_Text"><text:s text:c="4"/>Developing idempotent tasks can be different case-by-case.</text:p>
      <text:p text:style-name="Preformatted_20_Text"><text:s text:c="4"/>Storing intermediate data ensures we can resume (partial) pipelines.</text:p>
      <text:p text:style-name="Preformatted_20_Text"><text:s text:c="4"/>When an operator’s functionality does not fulfill, you must reside to calling a function with a PythonOperator or implement your own operator.</text:p>
      <text:p text:style-name="Preformatted_20_Text"/>
      <text:p text:style-name="Preformatted_20_Text"/>
      <text:p text:style-name="Preformatted_20_Text"/>
      <text:p text:style-name="Preformatted_20_Text"/>
      <text:p text:style-name="Preformatted_20_Text"/>
      <text:p text:style-name="Preformatted_20_Text">CHAPTER 15 Airflow in the cloudsmazon AWS (Chapter 16), Microsoft Azure (Chapter 17) and Google Cloud Platform (Chapter 18). After this breakdown, we’ll briefly introduce cloud-specific hooks/operators, which can be used to integrate with specific cloud services. Concrete examples will also be given in the cloud-specific chapters together with a short use case. Finally, we’ll close off with some managed alternatives for deploying Airflow and discuss several criteria that you should consider when weighing rolling your down deployment vs. using a vendor-managed solution.</text:p>
      <text:p text:style-name="Preformatted_20_Text">15.1 <text:s/>Designing (cloud) deployment strategies</text:p>
      <text:p text:style-name="Preformatted_20_Text"/>
      <text:p text:style-name="Preformatted_20_Text"><text:soft-page-break/>Before we start designing deployment strategies for Airflow in the different clouds (AWS, Azure and GCP), let’s start off by reviewing the different components of Airflow (e.g. web server, scheduler, workers) and what kind of (shared) resources these components will need access to (e.g. DAGs, log storage, etc.). This will help us further down the road when mapping these components to the appropriate cloud services in the different clouds.</text:p>
      <text:p text:style-name="Preformatted_20_Text"/>
      <text:p text:style-name="Preformatted_20_Text">To keep things simple, we’ll start with an Airflow deployment based on the LocalExecutor. In this type of setup, the Airflow workers are running on the same machine as the scheduler, meaning we only need to set up two compute resources for Airflow: one for the webserver and one for the scheduler (Figure 15.1).</text:p>
      <text:p text:style-name="Preformatted_20_Text">Figure 15.1 - Overview of the different compute and storage components involved in an Airflow deployment based on the LocalExecutor.</text:p>
      <text:p text:style-name="Preformatted_20_Text"/>
      <text:p text:style-name="Preformatted_20_Text">Both the webserver and scheduler components will need access to a shared database (the Airflow metastore) and (depending on the version and configuration of Airflow[109]) shared storage for DAGs and logs. Depending on how you manage your data, you’ll also typically want to have some external storage set up for storing any input and output datasets as well. </text:p>
      <text:p text:style-name="Preformatted_20_Text"/>
      <text:p text:style-name="Preformatted_20_Text">Besides these compute and storage resources, we also need to consider networking. Here we have two main concerns: (a) how we will connect the different services together and (b) how we organize our network set up to protect our internal services. As we will see, this typically involves setting up different network segments (public and private subnets) and connecting the different services to the appropriate subnets (Figure 15.2). Additionally, a complete setup should also include services that protect any publicly exposed services from unauthorized access.</text:p>
      <text:p text:style-name="Preformatted_20_Text">Figure 15.2 - Networking overview for a deployment based on the LocalExecutor. Separates components into two public/private subnets. Only publicly accessible services should be placed in the public subnet. Note that the storage services are drawn outside of both subnets, as many cloud storage services (e.g. AWS S3) are not necessarily bound to a given subnet. However, these storage accounts should of course be protected from public access nonetheless.</text:p>
      <text:p text:style-name="Preformatted_20_Text"/>
      <text:p text:style-name="Preformatted_20_Text">Altogether this gives us a fairly complete overview of the required components for a deployment based on the LocalExecutor.</text:p>
      <text:p text:style-name="Preformatted_20_Text"/>
      <text:p text:style-name="Preformatted_20_Text">Moving to the CeleryExecutor (which provides better scaling by running workers on separate machines) requires a little bit more effort, as Celery-based deployments require two extra resources: a pool of extra compute resources for the Airflow workers and a message broker that relays messages to the workers (Figure 15.3).</text:p>
      <text:p text:style-name="Preformatted_20_Text">Figure 15.3 - Overview of an architecture for an Airflow deployment based on the CeleryExecutor. Main additions include an extra pool of compute components for the Airflow workers and a message broker for relaying tasks. Note that the Celery-based setup no longer requires the Scheduler to have access to the data and log storages, as the worker compute resources will be responsible for actually performing the work (and will therefore actually be reading/writing data and generating log messages). </text:p>
      <text:p text:style-name="Preformatted_20_Text"/>
      <text:p text:style-name="Preformatted_20_Text">These architecture sketches should hopefully give you some idea of the resources needed to implement these Airflow deployments in a cloud setting. In the following chapters we’ll dive into implementing these architectures on the different clouds by mapping the sketched components to services provided by the respective cloud provider.</text:p>
      <text:p text:style-name="Preformatted_20_Text">15.2 <text:s/>Cloud-specific operators and hooks</text:p>
      <text:p text:style-name="Preformatted_20_Text"/>
      <text:p text:style-name="Preformatted_20_Text">Over the years, contributors of Airflow have developed a large number of operators and hooks that allow you to execute tasks involving different cloud services. For example, the S3Hook allows you to interact with AWS S3 storage service (e.g. for uploading/downloading files), whilst the BigQueryExecuteQueryOperator allows you to execute queries on Google’s BigQuery <text:soft-page-break/>service.</text:p>
      <text:p text:style-name="Preformatted_20_Text"/>
      <text:p text:style-name="Preformatted_20_Text">In Airflow 2, these cloud-specific hooks and operators can be used by installing the corresponding provider packages. In earlier versions of Airflow, you can use the same functionality by installing the equivalent backport packages from PyPi.</text:p>
      <text:p text:style-name="Preformatted_20_Text"/>
      <text:p text:style-name="Preformatted_20_Text">In the following AWS/Azure/GCP chapters, we’ll give a short high-level overview of several commonly used hooks and operators for each cloud to give you an idea of what’s available. Besides this, we’ll also dive into an example use case that demonstrates how to actually configure and use some of these components in a real-life application.</text:p>
      <text:p text:style-name="Preformatted_20_Text">15.3 <text:s/>Managed services</text:p>
      <text:p text:style-name="Preformatted_20_Text"/>
      <text:p text:style-name="Preformatted_20_Text">Although rolling your own Airflow deployment can give you ultimate flexibility in how you use Airflow, setting up and maintaining such a deployment can be a lot of work. One way to avoid this burden is to use a vendor-managed service, in which case you can offload most of the work to an external provider. This provider will then typically give you tools for easily creating and managing new Airflow deployments without all the hassle of rolling your own. Besides this, they generally also promise to maintain the underlying infrastructure, so that you don’t have to worry about keeping your operating system and/or Airflow installation up to date with the latest security patches, as well as monitoring the systems etc.</text:p>
      <text:p text:style-name="Preformatted_20_Text"/>
      <text:p text:style-name="Preformatted_20_Text">Two prominent managed Airflow services are Astronomer.io and Google Cloud Composer. In the following sections, we’ll provide a brief overview of these services and their key features.</text:p>
      <text:p text:style-name="Preformatted_20_Text">15.3.1 <text:s text:c="3"/>Astronomer.io</text:p>
      <text:p text:style-name="Preformatted_20_Text"/>
      <text:p text:style-name="Preformatted_20_Text">Astronomer.io is a Kubernetes-based solution for Airflow that can be used as a SaaS (Software as a Service) solution (Astronomer cloud) or can be deployed to your own kubernetes cluster (Astronomer Enterprise). Compared to vanilla Airflow, Astronomer also provides extra tooling that helps you easily deploy Airflow instances from the UI or from their custom-built CLI. Besides this, the CLI also allows you to run local instances of Airflow for development, which can ease DAG development (assuming you have Kubernetes available on your development machine).</text:p>
      <text:p text:style-name="Preformatted_20_Text"/>
      <text:p text:style-name="Preformatted_20_Text">Being built on Kubernetes, Astronomer.io should integrate well with any Kubernetes/Docker-based workflows that you may be used to. This makes it easy to (for example) run your tasks in containers using the KubernetesExecutor and KubernetesPodOperator. Other deployment modes using the LocalExecutor or CeleryExecutor are also supported, giving you a lot of flexibility in how you run your jobs. Astronomer also allows you to customize your Airflow deployments by specifying extra OS or Python dependencies that should be installed into the cluster. Alternatively, you can also build a custom Airflow base image should you need that extra flexibility.</text:p>
      <text:p text:style-name="Preformatted_20_Text"/>
      <text:p text:style-name="Preformatted_20_Text">Pricing for the SaaS solution is calculated using ‘Astronomer Units’ (AUs), with different configurations costing a different number of AUs. For an overview of these costs, see the astronomer website.</text:p>
      <text:p text:style-name="Preformatted_20_Text"/>
      <text:p text:style-name="Preformatted_20_Text">Besides their products, it’s also worth mentioning that Astronomer.io employs several key contributors to the Airflow project. As such, they also contribute strongly to the Airflow project and regularly drive the development of important improvements to the open source version of Airflow, making sure that everyone can benefit from these new features. Their helm charts for deploying Airflow on Kubernetes are also freely available online, should you want to try them outside of the Astronomer platform.</text:p>
      <text:p text:style-name="Preformatted_20_Text">15.3.2 <text:s text:c="3"/>Google Cloud Composer</text:p>
      <text:p text:style-name="Preformatted_20_Text"/>
      <text:p text:style-name="Preformatted_20_Text">Google Cloud Composer is a managed version of Airflow that runs on top of the Google Cloud Platform (GCP). As such, Cloud Composer provides an easy, almost ‘one-click’ solution for deploying Airflow into GCP that integrates well with <text:soft-page-break/>the different GCP services. Besides this, GCP will also take care of managing the underlying resources, whilst you only pay for the resources they use. You can interact with Cloud Composer using the GCP CLI and/or monitor the state of your cluster(s) from within the GCP web interface.</text:p>
      <text:p text:style-name="Preformatted_20_Text"/>
      <text:p text:style-name="Preformatted_20_Text">Similar to Astronomers solution, Cloud Composer is also based on Kubernetes and runs on the Google Kubernetes Engine (GKE). A nice feature of Cloud Composer is that it integrates well with different services within GCP (such as Google Cloud Storage, BigQuery, etc.), making it easy to access these different services from within your DAGs. Cloud Composer also provides a lot of flexibility in w.r.t. how you configure your Kubernetes cluster in terms of resources etc., so that you can tune the deployment to your specific needs. Similar to Astronomer, you can install Python dependencies into your Airflow cluster(s) using the web interface or the GCP CLI.</text:p>
      <text:p text:style-name="Preformatted_20_Text"/>
      <text:p text:style-name="Preformatted_20_Text">Pricing of Google Cloud composer consists of a fee for the Google Cloud composer environment itself (for the number of nodes, database storage, network egress etc.) in addition to costs for the underlying services (GKE, Google Cloud Storage[110] etc). For an up to date overview of these costs, see the GCP website. <text:s text:c="2"/></text:p>
      <text:p text:style-name="Preformatted_20_Text"/>
      <text:p text:style-name="Preformatted_20_Text">Being a strong proponent of open source software, Google also regularly contributes to the Airflow open source project. Beside contributions to the core project, Google has also helped develop an extensive suite of operators for it’s different services to enable their usage from within Airflow[111].</text:p>
      <text:p text:style-name="Preformatted_20_Text">15.3.3 <text:s text:c="3"/>Amazon Managed Workflows for Apache Airflow</text:p>
      <text:p text:style-name="Preformatted_20_Text"/>
      <text:p text:style-name="Preformatted_20_Text">Amazon Managed Workflows for Apache Airflow (MWAA) is an AWS service that allows you to easily create managed Airflow deployments in the AWS cloud, similar to Google’s Cloud Composer service. When using MWAA to run Airflow, the service will take care of managing the underlying infrastructure and scaling your deployment to meet the demands of your workflows. Additionally, Airflow deployments in MWAA are also promised to integrate nicely with AWS services such as S3, RedShift, Sagemaker, etc., as well as integrating with AWS CloudWatch for logging/alerting and AWS IAM for providing single sign-on for the web interface and securing access to your data.</text:p>
      <text:p text:style-name="Preformatted_20_Text"/>
      <text:p text:style-name="Preformatted_20_Text">Similar to the other managed solutions, MWAA uses the CeleryExecutor for scaling workers based on the current workload, with the underlying infrastructure being managed for you. DAGs can be added or edited by uploading the DAG files to a predefined S3 bucket, from where they will be deployed into your Airflow environment. Similar S3-based approaches can be used to install additional Airflow plugins or Python requirements into the cluster as needed. </text:p>
      <text:p text:style-name="Preformatted_20_Text"/>
      <text:p text:style-name="Preformatted_20_Text">Pricing of MWAA consists of a base fee for the Airflow environment itself and an additional fee for each of the Airflow worker instances. In both cases you have the option to choose between small/medium/large machines to tailor the deployment to your specific use case. The dynamic scaling of workers means that worker use should be relatively cost effective. Besides these compute costs, there is also an extra (monthly) storage cost for the Airflow metastore, as well as any storage required for your DAGs or data (see the AWS website for an up-to-date overview and more details). </text:p>
      <text:p text:style-name="Preformatted_20_Text">15.4 <text:s/>Choosing a deployment strategy</text:p>
      <text:p text:style-name="Preformatted_20_Text"/>
      <text:p text:style-name="Preformatted_20_Text">When picking a platform for running your Airflow workloads, we would recommend examining the detailed features of the different offerings (and their pricing!) to determine which service is best suited for your situation.</text:p>
      <text:p text:style-name="Preformatted_20_Text"/>
      <text:p text:style-name="Preformatted_20_Text">In general, rolling your own deployment in one of the clouds will give you the most flexibility in choosing which components to use for running Airflow and how to integrate these into any existing cloud or on-premise solutions you may already have. On the other hand, implementing your own cloud deployment requires some considerable work and expertise, especially if you want to keep a close eye on important factors such as security and cost management.</text:p>
      <text:p text:style-name="Preformatted_20_Text"><text:soft-page-break/></text:p>
      <text:p text:style-name="Preformatted_20_Text">On the other hand, using a managed solution allows you to push many of these responsibilities to a vendor, allowing you to focus on actually building your Airflow DAGs rather than on building and maintaining the required infrastructure. Managed solutions may however not always be flexible enough for your needs, if you have complicated requirements.</text:p>
      <text:p text:style-name="Preformatted_20_Text"/>
      <text:p text:style-name="Preformatted_20_Text">As an example, some important considerations may include:</text:p>
      <text:p text:style-name="Preformatted_20_Text"/>
      <text:p text:style-name="Preformatted_20_Text"><text:s text:c="4"/>Do you want to use a Kubernetes-based workflow? If so, Astronomer.io or Google Cloud Platform may provide an easy approach for doing so. Alternatively, you can roll your own Kubernetes cluster if you wish, for example using the Helm chart from Astronomer.io.</text:p>
      <text:p text:style-name="Preformatted_20_Text"><text:s text:c="4"/>Which services do you want to connect to from your DAGs? If you’re heavily invested in GCP technologies, using Google Cloud Composer might be a no-brainer due to the easy integration between Composer and other GCP services. However, if you’re looking to connect to on-premise services or services in other clouds, running Airflow in GCP may make less sense.</text:p>
      <text:p text:style-name="Preformatted_20_Text"><text:s text:c="4"/>How do you want to deploy your DAGs? Both Astronomer.io and Google Cloud Composer provide an easy way to deploy DAGs using the CLI (Astronomer.io) or a cloud bucket (Cloud Composer). However, you might want to consider how you wish to tie this functionality into your CI/CD pipelines for automated deployments of new DAG versions, etc.</text:p>
      <text:p text:style-name="Preformatted_20_Text"><text:s text:c="4"/>How much do you want to spend on your Airflow deployment? Kubernetes-based deployments can be expensive due to the costs of the underlying Kubernetes cluster. Other deployment strategies (using other compute solutions in the cloud) or SaaS solutions (like Astronomer.io) may provide cheaper options. If you already have a Kubernetes cluster in house, you may also want to consider running Airflow on your own Kubernetes infrastructure.</text:p>
      <text:p text:style-name="Preformatted_20_Text"><text:s text:c="4"/>Do you need more fine-grained control or flexibility than provided by the managed services? In this case, you may want to roll your own deployment strategy, giving you control over all the fine details and costs (at the cost of more effort in setting up + maintaining the deployment, of course).</text:p>
      <text:p text:style-name="Preformatted_20_Text"/>
      <text:p text:style-name="Preformatted_20_Text">As this short list already demonstrates, there are quite some factors to consider when choosing a solution for deploying your Airflow cluster. Whilst we cannot make this decision for you, we hope this already provides you with some pointers to consider when choosing a solution.</text:p>
      <text:p text:style-name="Preformatted_20_Text">15.5 <text:s/>Summary</text:p>
      <text:p text:style-name="Preformatted_20_Text"/>
      <text:p text:style-name="Preformatted_20_Text"><text:s text:c="4"/>Airflow consists of several components (e.g. webserver, scheduler, metastore, storage) that need to be implemented using cloud services for cloud deployments.</text:p>
      <text:p text:style-name="Preformatted_20_Text"><text:s text:c="4"/>Airflow deployments with different Executors (e.g. Local/CeleryExecutors) require different components, which need to be accounted for in the deployment strategy.</text:p>
      <text:p text:style-name="Preformatted_20_Text"><text:s text:c="4"/>For integrating with cloud-specific services, Airflow provides cloud-specific hooks and operators that allow you to interact with the corresponding service.</text:p>
      <text:p text:style-name="Preformatted_20_Text"><text:s text:c="4"/>Vendor-managed services (e.g. Astronomer.io, Google Cloud Composer) provide an easy alternative to rolling your own deployment by managing many details for you.</text:p>
      <text:p text:style-name="Preformatted_20_Text"><text:s text:c="4"/>Choosing between vendor-managed services or rolling your own cloud deployment will depend on many factors, with managed solutions providing greater ease of deployment and management at the expense of less flexibility and (possibly) higher running costs.</text:p>
      <text:p text:style-name="Preformatted_20_Text"/>
      <text:p text:style-name="Preformatted_20_Text"/>
      <text:p text:style-name="Preformatted_20_Text"/>
      <text:p text:style-name="Preformatted_20_Text"/>
      <text:p text:style-name="Preformatted_20_Text"/>
      <text:p text:style-name="Preformatted_20_Text">CHAPTER 16 Airflow on AWS</text:p>
      <text:p text:style-name="Preformatted_20_Text">This chapter covers:</text:p>
      <text:p text:style-name="Preformatted_20_Text"/>
      <text:p text:style-name="Preformatted_20_Text"><text:soft-page-break/><text:s text:c="4"/>Designing a deployment strategy for AWS using ECS, S3, EFS and RDS services.</text:p>
      <text:p text:style-name="Preformatted_20_Text"><text:s text:c="4"/>An overview of several AWS-specific hooks and operators that allow you to integrate with commonly used AWS services.</text:p>
      <text:p text:style-name="Preformatted_20_Text"><text:s text:c="4"/>Demonstrating how to use AWS-specific hooks and operators to build a simple serverless recommender system.</text:p>
      <text:p text:style-name="Preformatted_20_Text"/>
      <text:p text:style-name="Preformatted_20_Text">After our brief introduction in the previous chapter, this chapter will dive further into how to deploy and integrate Airflow with cloud services in Amazon AWS. First, we’ll start by designing an Airflow deployment by mapping the different components of Airflow to AWS services. Afterwards, we’ll explore some of the hooks and operators that Airflow provides for integrating with several key AWS services. Finally, we’ll show how to actually use these AWS-specific operators and hooks to implement an actual use case for generating movie recommendations.</text:p>
      <text:p text:style-name="Preformatted_20_Text">16.1 <text:s/>Deploying Airflow in AWS</text:p>
      <text:p text:style-name="Preformatted_20_Text"/>
      <text:p text:style-name="Preformatted_20_Text">In the previous chapter, we described the different components comprising an Airflow deployment. In this section, we’ll design a few deployment patterns for AWS by mapping these different components to specific AWS cloud services. This should hopefully give you a good idea of the process involved in designing an Airflow deployment for AWS and provide a good starting point for actually implementing one.</text:p>
      <text:p text:style-name="Preformatted_20_Text">16.1.1 <text:s text:c="3"/>Picking cloud services</text:p>
      <text:p text:style-name="Preformatted_20_Text"/>
      <text:p text:style-name="Preformatted_20_Text">Starting with the Airflow webserver and scheduler components, one of the easiest approaches for running these components is probably Fargate, AWS’s serverless compute engine for containers. One of the main advantages of Fargate (compared to other AWS services like ECS[112] or EKS[113]) is that it allows us to easily run containers in AWS without having to worry about provisioning and managing the underlying compute resources. This means we can simply provide Fargate with a definition of our web server + scheduler container tasks and Fargate will take care of deploying, running, and monitoring the tasks for us.</text:p>
      <text:p text:style-name="Preformatted_20_Text"/>
      <text:p text:style-name="Preformatted_20_Text">For the Airflow metastore, we would recommend looking towards AWS’s hosted RDS solutions (e.g., Amazon RDS[114]), which helps with setting up relational databases in the cloud by taking care of time-consuming administration tasks such as hardware provisioning, database setup, patching, and backups. Amazon RDS provides several types of RDS engine that you can choose from, including MySQL, Postgres, and Aurora (which is Amazon’s proprietary database engine). In general, Airflow supports using all of these backends for its metastore, so your choice may depend on other requirements such as cost, or features such as high availability.</text:p>
      <text:p text:style-name="Preformatted_20_Text"/>
      <text:p text:style-name="Preformatted_20_Text">Regarding storage, AWS provides several options for shared storage. The most prominent of these is S3, a scalable object storage system. S3 is generally great for storing large amounts of data with high durability and availability for a relatively low cost. As such, it is ideal for storing large datasets (which we may be processing in our DAGs) or storing temporary files such as the Airflow worker logs (which Airflow can write to S3 natively). A drawback of S3 is that it cannot be mounted as a local filesystem into the web server or scheduler machines, making it less ideal for storing files such as DAGs, which Airflow requires local access to.</text:p>
      <text:p text:style-name="Preformatted_20_Text"/>
      <text:p text:style-name="Preformatted_20_Text">In contrast, AWS’s EFS storage system is compatible with NFS and can therefore be mounted directly into the Airflow containers, making it suitable for storing DAGs. EFS is however quite a bit more expensive than S3, making it less ideal for storing data or our log files. Another drawback of EFS is that it is more difficult to upload files into EFS than S3, as AWS does not provide an easy web-based or CLI interface for copying files to EFS. For these reasons, it may still make sense to look to other storage options such as S3 (or alternatively git) for storing DAGs and then use an automated process to sync the DAGs to EFS (as we will see later in this chapter).</text:p>
      <text:p text:style-name="Preformatted_20_Text"/>
      <text:p text:style-name="Preformatted_20_Text">Overall this gives us with the following setup (Figure 16.1):</text:p>
      <text:p text:style-name="Preformatted_20_Text"><text:soft-page-break/></text:p>
      <text:p text:style-name="Preformatted_20_Text"><text:s text:c="4"/>Fargate for the compute components (Airflow web server and scheduler).</text:p>
      <text:p text:style-name="Preformatted_20_Text"><text:s text:c="4"/>Amazon RDS (e.g. Aurora) for the Airflow metastore.</text:p>
      <text:p text:style-name="Preformatted_20_Text"><text:s text:c="4"/>S3 for storage of logs (and optionally also for data)</text:p>
      <text:p text:style-name="Preformatted_20_Text"><text:s text:c="4"/>EFS for storage of DAGs</text:p>
      <text:p text:style-name="Preformatted_20_Text"/>
      <text:p text:style-name="Preformatted_20_Text">Figure 16.1 - Mapping the Airflow components from Figure 15.1 to AWS services. Fargate is used for the compute components (web server, scheduler + workers) as Fargate provides an easy and flexible container-based compute service. Amazon RDS is used as a managed database service for the metastore, whilst EFS and S3 are used for storage. Arrows indicate dependencies between the services.</text:p>
      <text:p text:style-name="Preformatted_20_Text">16.1.2 <text:s text:c="3"/>Designing the network</text:p>
      <text:p text:style-name="Preformatted_20_Text"/>
      <text:p text:style-name="Preformatted_20_Text">Besides picking the different cloud services, we also need to consider how these services will be connected together and how we can manage internet access to Airflow. A typical AWS networking setup is to create a VPC (Virtual Private Cloud) containing both public and private subnets. In this type of setup, the private subnets inside the VPC can be used to services that should not be exposed directly to the internet, whilst the public subnets can be used to provide external access to services and to provide outgoing connectivity to the internet.</text:p>
      <text:p text:style-name="Preformatted_20_Text"/>
      <text:p text:style-name="Preformatted_20_Text">Thinking about our Airflow deployment, we have a couple of services that need to be connected by network. For example, both the web server and scheduler containers need to have access to the Airflow metastore RDS and to EFS for retrieving their DAGs. We can arrange this access by connecting both containers, the RDS and our EFS instance to our private subnet, which will also ensure that these services are not directly accessible from the internet (Figure 16.2). To also provide access to S3 for our containers, we can also place a private S3 endpoint within the private subnet, which will ensure that any S3 bound traffic doesn’t leave our VPC.</text:p>
      <text:p text:style-name="Preformatted_20_Text"/>
      <text:p text:style-name="Preformatted_20_Text">Besides connectivity between services, we would probably also like to expose our Airflow webserver to the internet (with the proper access controls of course!), so that we can access the web server from our workspace. A typical approach for exposing services to the internet is to place them behind an Application Load Balancer (ALB) which is publicly accessible in the public subnet via an internet gateway. This ALB will handle any incoming connections and forward them to our web server container if appropriate. To make sure that our web server can also send a response to our requests, we also need to place a NAT gateway in the public subnet which will take care of passing outgoing traffic through to the internet gateway.</text:p>
      <text:p text:style-name="Preformatted_20_Text">Figure 16.2 - Projecting our components onto a network layout with public/private subnets. The public subnet provides access to the web server over the internet via an application load balancer, coupled with an internet gateway and NAT gateway for routing traffic from/to the internet. The private subnet ensures our compute/storage components can reach each other without being exposed online unintentionally. Arrows indicate the direction of information flowing between the services. <text:s/></text:p>
      <text:p text:style-name="Preformatted_20_Text">16.1.3 <text:s text:c="3"/>Adding DAG syncing</text:p>
      <text:p text:style-name="Preformatted_20_Text"/>
      <text:p text:style-name="Preformatted_20_Text">As mentioned before, a drawback of using EFS for storing DAGs is that EFS is not very easy to access using web-based interfaces or command line tools. As such, you may want to look towards setting up a process for automatically syncing DAGs from another storage backend, such as S3 or a git repository.</text:p>
      <text:p text:style-name="Preformatted_20_Text"/>
      <text:p text:style-name="Preformatted_20_Text">One possible solution is to create a Lambda function that takes care of syncing DAGs from git or S3 to EFS (Figure 16.3). This Lambda can be triggered (either by S3 events, or a build pipeline in the case of git) to sync any changed DAGs to EFS, making the changes available to Airflow.</text:p>
      <text:p text:style-name="Preformatted_20_Text">Figure 16.3 - Adding automated DAG syncing to our architecture. This allows us to store and edit DAGs in S3, which is generally easier to access and interact with than EFS. A lambda service takes care of automatically syncing new DAGs from S3 to EFS.</text:p>
      <text:p text:style-name="Preformatted_20_Text"><text:soft-page-break/>16.1.4 <text:s text:c="3"/>Scaling with the CeleryExecutor</text:p>
      <text:p text:style-name="Preformatted_20_Text"/>
      <text:p text:style-name="Preformatted_20_Text">Although the above setup should be robust enough to handle many workloads, we can improve the scalability of our Airflow deployment by switching to the CeleryExecutor. The main advantage of this switch is that the CeleryExecutor allows you to run each Airflow worker in its own container instance, thus substantially increasing the resources available to each worker.</text:p>
      <text:p text:style-name="Preformatted_20_Text"/>
      <text:p text:style-name="Preformatted_20_Text">To use the CeleryExecutor, we have to make a number of changes to our design (Figure 16.4). First, we need to set up a separate pool of Fargate tasks for the Airflow workers, which run in separate processes in the Celery-based setup. Note that these tasks also need to have access to the Airflow metastore and the logs bucket, to be able to store their logs and results. Second, we need to add a message broker that relays jobs from the scheduler to the workers. Although we could choose to host our own message broker (e.g. RabbitMq or possibly Redis) in Fargate or similar, it is arguably easier to use AWS’s SQS service, which provides a simple serverless message broker that requires little effort to maintain.</text:p>
      <text:p text:style-name="Preformatted_20_Text">Figure 16.4 - An alternative deployment based on the CeleryExecutor. The CeleryExecutor runs workers in separate compute processes, which are run as individual container instances on Fargate. Amazon’s SQS service is used as a message broker to pass tasks to the workers after they have been scheduled by the scheduler process. <text:s/></text:p>
      <text:p text:style-name="Preformatted_20_Text"/>
      <text:p text:style-name="Preformatted_20_Text">Of course, a drawback of using the CeleryExecutor is that the setup is a bit more complex than the LocalExecutor one and therefore requires more effort to setup and maintain. Besides this, the added components (most notably the extra worker tasks) may add some considerable costs for the extra compute resources that are required for each worker.</text:p>
      <text:p text:style-name="Preformatted_20_Text">16.1.5 <text:s text:c="3"/>Further steps</text:p>
      <text:p text:style-name="Preformatted_20_Text"/>
      <text:p text:style-name="Preformatted_20_Text">Although we have sketched some basic deployment strategies for Airflow in AWS, we should be careful to note that these setups should not yet be considered ‘production-ready’. For any deployment to be considered production-ready, we still need to consider a number of factors.</text:p>
      <text:p text:style-name="Preformatted_20_Text"/>
      <text:p text:style-name="Preformatted_20_Text">First and foremost, security is an important consideration for production deployments. Although we have put some effort into shielding our different components from the public internet, there are still many things to consider, including further restricting access to components using security groups and network ACLs, limiting access to AWS resources using the appropriate IAM[115] roles and policies, etc. At the Airflow level, you should also consider how you would like to secure Airflow (using, for example Airflow’s RBAC mechanism, etc.).</text:p>
      <text:p text:style-name="Preformatted_20_Text"/>
      <text:p text:style-name="Preformatted_20_Text">Besides security, we would also expect production deployments to have a robust approach for logging, auditing, tracking of metrics and for raising alerts if any issues are encountered with any of the deployed services. For this, we would recommend looking at the corresponding services provided by AWS, including CloudTrail, CloudWatch, etc.</text:p>
      <text:p text:style-name="Preformatted_20_Text">16.2 <text:s/>AWS-specific hooks and operators</text:p>
      <text:p text:style-name="Preformatted_20_Text"/>
      <text:p text:style-name="Preformatted_20_Text">Airflow provides a considerable number of built-in hooks/operators that allow you to interact with a great number of the AWS services. These allow you to (for example) coordinate processes involving moving and transforming data across the different services, as well as the deployment of any required resources. For an overview of all the available hooks and operators, see the Amazon/Aws provider package[116].</text:p>
      <text:p text:style-name="Preformatted_20_Text"/>
      <text:p text:style-name="Preformatted_20_Text">Due to their large number, we won’t go into any details of the AWS-specific hooks and operators but would rather refer you to their documentation. However, tables 16.1 and 16.2 provide a brief overview of several hooks and operators, together with the AWS services they tie into and their respective applications. A demonstration of some of these hooks and operators is also provided in the <text:soft-page-break/>next section.</text:p>
      <text:p text:style-name="Preformatted_20_Text">Table 16.1 - An excerpt of some of the AWS-specific hooks.</text:p>
      <text:p text:style-name="Preformatted_20_Text"/>
      <text:p text:style-name="Preformatted_20_Text">Service</text:p>
      <text:p text:style-name="Preformatted_20_Text"><text:tab/></text:p>
      <text:p text:style-name="Preformatted_20_Text"/>
      <text:p text:style-name="Preformatted_20_Text">Description</text:p>
      <text:p text:style-name="Preformatted_20_Text"><text:tab/></text:p>
      <text:p text:style-name="Preformatted_20_Text"/>
      <text:p text:style-name="Preformatted_20_Text">Hook</text:p>
      <text:p text:style-name="Preformatted_20_Text"><text:tab/></text:p>
      <text:p text:style-name="Preformatted_20_Text"/>
      <text:p text:style-name="Preformatted_20_Text">Application(s)</text:p>
      <text:p text:style-name="Preformatted_20_Text"/>
      <text:p text:style-name="Preformatted_20_Text">Athena</text:p>
      <text:p text:style-name="Preformatted_20_Text"><text:tab/></text:p>
      <text:p text:style-name="Preformatted_20_Text"/>
      <text:p text:style-name="Preformatted_20_Text">Serverless big data queries.</text:p>
      <text:p text:style-name="Preformatted_20_Text"><text:tab/></text:p>
      <text:p text:style-name="Preformatted_20_Text"/>
      <text:p text:style-name="Preformatted_20_Text">AWSAthenaHook</text:p>
      <text:p text:style-name="Preformatted_20_Text"><text:tab/></text:p>
      <text:p text:style-name="Preformatted_20_Text"/>
      <text:p text:style-name="Preformatted_20_Text">Execute queries, poll query status, retrieve results.</text:p>
      <text:p text:style-name="Preformatted_20_Text"/>
      <text:p text:style-name="Preformatted_20_Text">CloudFormation</text:p>
      <text:p text:style-name="Preformatted_20_Text"><text:tab/></text:p>
      <text:p text:style-name="Preformatted_20_Text"/>
      <text:p text:style-name="Preformatted_20_Text">Manage infrastructure resources (stacks).</text:p>
      <text:p text:style-name="Preformatted_20_Text"><text:tab/></text:p>
      <text:p text:style-name="Preformatted_20_Text"/>
      <text:p text:style-name="Preformatted_20_Text">AWSCloudFormationHook</text:p>
      <text:p text:style-name="Preformatted_20_Text"><text:tab/></text:p>
      <text:p text:style-name="Preformatted_20_Text"/>
      <text:p text:style-name="Preformatted_20_Text">Create and delete CloudFormation stacks.</text:p>
      <text:p text:style-name="Preformatted_20_Text"/>
      <text:p text:style-name="Preformatted_20_Text">EC2</text:p>
      <text:p text:style-name="Preformatted_20_Text"><text:tab/></text:p>
      <text:p text:style-name="Preformatted_20_Text"/>
      <text:p text:style-name="Preformatted_20_Text">VM’s.</text:p>
      <text:p text:style-name="Preformatted_20_Text"><text:tab/></text:p>
      <text:p text:style-name="Preformatted_20_Text"/>
      <text:p text:style-name="Preformatted_20_Text">EC2Hook</text:p>
      <text:p text:style-name="Preformatted_20_Text"><text:tab/></text:p>
      <text:p text:style-name="Preformatted_20_Text"/>
      <text:p text:style-name="Preformatted_20_Text">Retrieve details of VMs, wait for state changes.</text:p>
      <text:p text:style-name="Preformatted_20_Text"/>
      <text:p text:style-name="Preformatted_20_Text">Glue</text:p>
      <text:p text:style-name="Preformatted_20_Text"><text:tab/></text:p>
      <text:p text:style-name="Preformatted_20_Text"/>
      <text:p text:style-name="Preformatted_20_Text">Managed ETL service.</text:p>
      <text:p text:style-name="Preformatted_20_Text"><text:tab/></text:p>
      <text:p text:style-name="Preformatted_20_Text"/>
      <text:p text:style-name="Preformatted_20_Text">AwsGlueJobHook</text:p>
      <text:p text:style-name="Preformatted_20_Text"><text:tab/></text:p>
      <text:p text:style-name="Preformatted_20_Text"/>
      <text:p text:style-name="Preformatted_20_Text">Create glue jobs and check their status.</text:p>
      <text:p text:style-name="Preformatted_20_Text"/>
      <text:p text:style-name="Preformatted_20_Text">Lambda</text:p>
      <text:p text:style-name="Preformatted_20_Text"><text:tab/></text:p>
      <text:p text:style-name="Preformatted_20_Text"/>
      <text:p text:style-name="Preformatted_20_Text">Serverless functions.</text:p>
      <text:p text:style-name="Preformatted_20_Text"><text:tab/></text:p>
      <text:p text:style-name="Preformatted_20_Text"/>
      <text:p text:style-name="Preformatted_20_Text"><text:soft-page-break/>AwsLambdaHook</text:p>
      <text:p text:style-name="Preformatted_20_Text"><text:tab/></text:p>
      <text:p text:style-name="Preformatted_20_Text"/>
      <text:p text:style-name="Preformatted_20_Text">Invoke lambda functions.</text:p>
      <text:p text:style-name="Preformatted_20_Text"/>
      <text:p text:style-name="Preformatted_20_Text">S3</text:p>
      <text:p text:style-name="Preformatted_20_Text"><text:tab/></text:p>
      <text:p text:style-name="Preformatted_20_Text"/>
      <text:p text:style-name="Preformatted_20_Text">Simple storage service.</text:p>
      <text:p text:style-name="Preformatted_20_Text"><text:tab/></text:p>
      <text:p text:style-name="Preformatted_20_Text"/>
      <text:p text:style-name="Preformatted_20_Text">S3Hook</text:p>
      <text:p text:style-name="Preformatted_20_Text"><text:tab/></text:p>
      <text:p text:style-name="Preformatted_20_Text"/>
      <text:p text:style-name="Preformatted_20_Text">List and upload/download files.</text:p>
      <text:p text:style-name="Preformatted_20_Text"/>
      <text:p text:style-name="Preformatted_20_Text">Sagemaker</text:p>
      <text:p text:style-name="Preformatted_20_Text"><text:tab/></text:p>
      <text:p text:style-name="Preformatted_20_Text"/>
      <text:p text:style-name="Preformatted_20_Text">Managed machine learning service.</text:p>
      <text:p text:style-name="Preformatted_20_Text"><text:tab/></text:p>
      <text:p text:style-name="Preformatted_20_Text"/>
      <text:p text:style-name="Preformatted_20_Text">SageMakerHook</text:p>
      <text:p text:style-name="Preformatted_20_Text"><text:tab/></text:p>
      <text:p text:style-name="Preformatted_20_Text"/>
      <text:p text:style-name="Preformatted_20_Text">Create and manage machine learning jobs, endpoints etc.</text:p>
      <text:p text:style-name="Preformatted_20_Text">Table 16.2 - An excerpt of some of the AWS-specific operators.</text:p>
      <text:p text:style-name="Preformatted_20_Text"/>
      <text:p text:style-name="Preformatted_20_Text">Operator</text:p>
      <text:p text:style-name="Preformatted_20_Text"><text:tab/></text:p>
      <text:p text:style-name="Preformatted_20_Text"/>
      <text:p text:style-name="Preformatted_20_Text">Service</text:p>
      <text:p text:style-name="Preformatted_20_Text"><text:tab/></text:p>
      <text:p text:style-name="Preformatted_20_Text"/>
      <text:p text:style-name="Preformatted_20_Text">Description</text:p>
      <text:p text:style-name="Preformatted_20_Text"/>
      <text:p text:style-name="Preformatted_20_Text">AWSAthenaOperator</text:p>
      <text:p text:style-name="Preformatted_20_Text"><text:tab/></text:p>
      <text:p text:style-name="Preformatted_20_Text"/>
      <text:p text:style-name="Preformatted_20_Text">Athena</text:p>
      <text:p text:style-name="Preformatted_20_Text"><text:tab/></text:p>
      <text:p text:style-name="Preformatted_20_Text"/>
      <text:p text:style-name="Preformatted_20_Text">Executes a query on Athena</text:p>
      <text:p text:style-name="Preformatted_20_Text"/>
      <text:p text:style-name="Preformatted_20_Text">CloudFormationCreateStackOperator</text:p>
      <text:p text:style-name="Preformatted_20_Text"><text:tab/></text:p>
      <text:p text:style-name="Preformatted_20_Text"/>
      <text:p text:style-name="Preformatted_20_Text">CloudFormation</text:p>
      <text:p text:style-name="Preformatted_20_Text"><text:tab/></text:p>
      <text:p text:style-name="Preformatted_20_Text"/>
      <text:p text:style-name="Preformatted_20_Text">Creates a CloudFormation stack.</text:p>
      <text:p text:style-name="Preformatted_20_Text"/>
      <text:p text:style-name="Preformatted_20_Text">CloudFormationDeleteStackOperator</text:p>
      <text:p text:style-name="Preformatted_20_Text"><text:tab/></text:p>
      <text:p text:style-name="Preformatted_20_Text"/>
      <text:p text:style-name="Preformatted_20_Text">CloudFormation</text:p>
      <text:p text:style-name="Preformatted_20_Text"><text:tab/></text:p>
      <text:p text:style-name="Preformatted_20_Text"/>
      <text:p text:style-name="Preformatted_20_Text">Deletes a CloudFormation stack.</text:p>
      <text:p text:style-name="Preformatted_20_Text"/>
      <text:p text:style-name="Preformatted_20_Text">S3CopyObjectOperator</text:p>
      <text:p text:style-name="Preformatted_20_Text"><text:tab/></text:p>
      <text:p text:style-name="Preformatted_20_Text"/>
      <text:p text:style-name="Preformatted_20_Text">S3</text:p>
      <text:p text:style-name="Preformatted_20_Text"><text:soft-page-break/><text:tab/></text:p>
      <text:p text:style-name="Preformatted_20_Text"/>
      <text:p text:style-name="Preformatted_20_Text">Copies objects in S3.</text:p>
      <text:p text:style-name="Preformatted_20_Text"/>
      <text:p text:style-name="Preformatted_20_Text">SageMakerTrainingOperator</text:p>
      <text:p text:style-name="Preformatted_20_Text"><text:tab/></text:p>
      <text:p text:style-name="Preformatted_20_Text"/>
      <text:p text:style-name="Preformatted_20_Text">Sagemaker</text:p>
      <text:p text:style-name="Preformatted_20_Text"><text:tab/></text:p>
      <text:p text:style-name="Preformatted_20_Text"/>
      <text:p text:style-name="Preformatted_20_Text">Creates a Sagemaker training job.</text:p>
      <text:p text:style-name="Preformatted_20_Text"/>
      <text:p text:style-name="Preformatted_20_Text">One hook that deserves special mention is the AwsBaseHook, which provides a generic interface to AWS services using AWS’s boto3 library. To use the AwsBaseHook, instantiate it with a reference to an Airflow connection that contains the appropriate AWS credentials:</text:p>
      <text:p text:style-name="Preformatted_20_Text"/>
      <text:p text:style-name="Preformatted_20_Text">1</text:p>
      <text:p text:style-name="Preformatted_20_Text">2</text:p>
      <text:p text:style-name="Preformatted_20_Text">3</text:p>
      <text:p text:style-name="Preformatted_20_Text">from airflow.providers.amazon.aws.hooks.base_aws import AwsBaseHook</text:p>
      <text:p text:style-name="Preformatted_20_Text"><text:s/></text:p>
      <text:p text:style-name="Preformatted_20_Text">hook = AwsBaseHook("my_aws_conn")</text:p>
      <text:p text:style-name="Preformatted_20_Text"/>
      <text:p text:style-name="Preformatted_20_Text">copy</text:p>
      <text:p text:style-name="Preformatted_20_Text"/>
      <text:p text:style-name="Preformatted_20_Text">The required connection can be created in Airflow using the web UI (Figure 16.5) or other configuration approaches (e.g. environment variables). The connection essentially requires two details: an access key and secret that point to an IAM user in AWS[117].</text:p>
      <text:p text:style-name="Preformatted_20_Text">Figure 16.5 - Creating a connection for the AWS hook in Airflow. Note that the access key and secret should be entered as a JSON construct in the extra field, rather than in the login/password fields (contrary to what you might expect).</text:p>
      <text:p text:style-name="Preformatted_20_Text"/>
      <text:p text:style-name="Preformatted_20_Text">Once we have instantiated the hook, we can use it to create boto3 clients for the different services using the get_client_type method. For example, you can create a client for the AWS Glue service as follows:</text:p>
      <text:p text:style-name="Preformatted_20_Text"/>
      <text:p text:style-name="Preformatted_20_Text">glue_client = hook.get_client_type("glue")</text:p>
      <text:p text:style-name="Preformatted_20_Text"/>
      <text:p text:style-name="Preformatted_20_Text">copy</text:p>
      <text:p text:style-name="Preformatted_20_Text"/>
      <text:p text:style-name="Preformatted_20_Text">With this client, we can perform all kinds of operations on the Glue service in AWS. For more details on the different types of clients and the supported operations, you can reference the boto3 documentation[118]. To be able to perform any of these operations, the IAM user used by the hook should have the appropriate permissions in AWS. As such, make sure to assign the appropriate permissions to the respective user using IAM policies.</text:p>
      <text:p text:style-name="Preformatted_20_Text"/>
      <text:p text:style-name="Preformatted_20_Text">In the next section, we’ll show an example of building a custom operator based on the AwsBaseHook, which demonstrates how this all ties together.</text:p>
      <text:p text:style-name="Preformatted_20_Text">16.3 <text:s/>Use case: serverless movie ranking with AWS Athena</text:p>
      <text:p text:style-name="Preformatted_20_Text"/>
      <text:p text:style-name="Preformatted_20_Text">To explore some of these AWS-specific features, let’s turn to a small example.</text:p>
      <text:p text:style-name="Preformatted_20_Text">16.3.1 <text:s text:c="3"/>Overview</text:p>
      <text:p text:style-name="Preformatted_20_Text"/>
      <text:p text:style-name="Preformatted_20_Text">In this example case, we’re interested in using some of the serverless services in AWS (S3, Glue, Athena) to analyse the movie data we encountered in previous chapters. Our goal is to find the most popular movies by ranking them by their average rating (using all the ratings up to that point in time). One of the advantages of using serverless services for this task is that we don’t have to worry about running and maintaining any servers ourselves. This makes the overall setup relatively cheap (we only pay for things while they’re running) and it requires relatively low maintenance.</text:p>
      <text:p text:style-name="Preformatted_20_Text"><text:soft-page-break/></text:p>
      <text:p text:style-name="Preformatted_20_Text">To build this serverless movie ranking process, we need to implement a couple of steps:</text:p>
      <text:p text:style-name="Preformatted_20_Text"/>
      <text:p text:style-name="Preformatted_20_Text"><text:s text:c="4"/>First, we fetch the movie ratings from our API and load them into S3 to make them available in AWS. We plan to load the data on a monthly basis so that we can calculate the ratings for each month as new data comes in.</text:p>
      <text:p text:style-name="Preformatted_20_Text"><text:s text:c="4"/>Second, we use AWS Glue (a serverless ETL service) to ‘crawl’ the ratings data on S3. By doing so, Glue essentially creates a table view of the data stored in S3, which we can subsequently query to calculate our rankings.</text:p>
      <text:p text:style-name="Preformatted_20_Text"><text:s text:c="4"/>Finally, we use AWS Athena (a serverless SQL query engine) to execute a SQL query on the ratings table to calculate our movie rankings. The output of this query is written to S3, so that we can use the rankings in any applications downstream.</text:p>
      <text:p text:style-name="Preformatted_20_Text"/>
      <text:p text:style-name="Preformatted_20_Text">Altogether (Figure 16.6) this provides us with a relatively straightforward approach for ranking movies, which should scale easily to large datasets (as S3 and Glue/Athena are highly scalable technologies). Moreover, the serverless aspect means that we don’t have to pay for any servers to run this one-in-a-month process, keeping down costs. Nice, right?</text:p>
      <text:p text:style-name="Preformatted_20_Text">Figure 16.6 - Overview of the data process involved in the serverless movie ranking use case. Arrows indicate data transformations performed in Airflow, marked by the corresponding AWS service used for performing the data transformation (where applicable).</text:p>
      <text:p text:style-name="Preformatted_20_Text">16.3.2 <text:s text:c="3"/>Setting up resources</text:p>
      <text:p text:style-name="Preformatted_20_Text"/>
      <text:p text:style-name="Preformatted_20_Text">Before implementing the DAG, let’s start off by creating the required resources in AWS. Altogether, our DAG will require the following cloud resources:</text:p>
      <text:p text:style-name="Preformatted_20_Text"/>
      <text:p text:style-name="Preformatted_20_Text"><text:s text:c="4"/>An S3 bucket that will contain our ratings data.</text:p>
      <text:p text:style-name="Preformatted_20_Text"><text:s text:c="4"/>A second S3 bucket that will store the ranking results.</text:p>
      <text:p text:style-name="Preformatted_20_Text"><text:s text:c="4"/>A Glue crawler that will create a table from our ratings data.</text:p>
      <text:p text:style-name="Preformatted_20_Text"><text:s text:c="4"/>An IAM user that will allow us to access the S3 buckets and call services such as Glue and Athena.</text:p>
      <text:p text:style-name="Preformatted_20_Text"/>
      <text:p text:style-name="Preformatted_20_Text">One way to configure these resources is to open the AWS Console[119] and create the required resources manually in the respective sections of the console. However, for sake of reproducibility, we would recommend defining and managing your resources using an Infrastructure-as-code solution such as CloudFormation (AWS templating solution for defining cloud resources in code). For this example, we have provided a CloudFormation template that creates all of the required resources in your account. For brevity, we will not dive into the details of the template here, but happily refer you to the readme and template available online.</text:p>
      <text:p text:style-name="Preformatted_20_Text">Figure 16.7 - Creating a CloudFormation stack in the AWS console.</text:p>
      <text:p text:style-name="Preformatted_20_Text"/>
      <text:p text:style-name="Preformatted_20_Text">To create the required resources with our template, open the AWS Console and head over to the CloudFormation section and click on ‘Create Stack’ (Figure 16.7). On the following page, upload the provided template and click ‘Next’. On the Stack details page, enter a name for your stack (= this set of resources) and fill in a unique prefix for your S3 bucket names (which is required to make them globally unique). Now click ‘Next’ a few more times (making sure to select ‘I acknowledge that AWS CloudFormation might create IAM resources with custom names’ on the review page) and CloudFormation should start creating your resources.</text:p>
      <text:p text:style-name="Preformatted_20_Text">Figure 16.8 - Overview of the created CloudFormation Stack in the AWS console. This page shows the overall status of the stack and provides you with controls for updating or deleting the stack, if needed.</text:p>
      <text:p text:style-name="Preformatted_20_Text"/>
      <text:p text:style-name="Preformatted_20_Text">Once complete, you should be able to see the status of the created stack in the CloudFormation stack overview page (Figure 16.8). Besides this, you can also see which resources CloudFormation created for you under the ‘Resources’ tab (Figure 16.9). This should include an IAM user and a bunch of access policies, the two S3 buckets and our glue crawler. Note that you can navigate to the different <text:soft-page-break/>resources by clicking on the ‘Physical ID’ link of each resource, which will navigate to the respective resource in the corresponding section of the AWS console.</text:p>
      <text:p text:style-name="Preformatted_20_Text"/>
      <text:p text:style-name="Preformatted_20_Text">If something went wrong during the creation of the stack, you can try identifying the issue using the events in the ‘Events’ tab. This can happen if, for example, your bucket names happened to conflict with someone else's pre-existing buckets (as bucket names are required to be globally unique).</text:p>
      <text:p text:style-name="Preformatted_20_Text">Figure 16.9 - Overview of the resources created by the CloudFormation stack. You can use this view to navigate to the different resources created by the stack.</text:p>
      <text:p text:style-name="Preformatted_20_Text"/>
      <text:p text:style-name="Preformatted_20_Text">Once we have our required set of resources, we have one thing left to do. To be able to use the IAM user created by the stack in our DAG, we need to create an access key and secret for the user that can be shared with Airflow. To create this access key and secret, scroll down until you find the AWS:IAM:USER resource created by the stack and click on the it’s Physical ID link. This should bring you to the user overview in AWS’ IAM console. Next, navigate to the ‘Security credentials’ tab and click on ‘Create access key’ (Figure 16.10). Write the generated access key and secret down in a secure place, as we’ll need this later in Airflow.</text:p>
      <text:p text:style-name="Preformatted_20_Text">Figure 16.10 - Creating an access key and secret for the generated user.</text:p>
      <text:p text:style-name="Preformatted_20_Text">16.3.3 <text:s text:c="3"/>Building the DAG</text:p>
      <text:p text:style-name="Preformatted_20_Text"/>
      <text:p text:style-name="Preformatted_20_Text">Now we have all the required resources, let’s start implementing our DAG by looking for the appropriate hooks and operators.</text:p>
      <text:p text:style-name="Preformatted_20_Text"/>
      <text:p text:style-name="Preformatted_20_Text">STEP 1. For the first step, we need an operator that fetches data from our movie ratings API and uploads them to S3. Although Airflow provides a number of built-in S3 operators, none of them allows to fetch ratings from our API and upload them directly to S3. Fortunately, we can also implement this step by combining the PythonOperator and the S3Hook. Together, these classes allow us to fetch the ratings using our own Python function(s) and then upload the results to S3:</text:p>
      <text:p text:style-name="Preformatted_20_Text">Listing 16.1 - Uploading ratings using the S3Hook (dags/01_aws_usecase.py).</text:p>
      <text:p text:style-name="Preformatted_20_Text"/>
      <text:p text:style-name="Preformatted_20_Text">31</text:p>
      <text:p text:style-name="Preformatted_20_Text">32</text:p>
      <text:p text:style-name="Preformatted_20_Text">33</text:p>
      <text:p text:style-name="Preformatted_20_Text">34</text:p>
      <text:p text:style-name="Preformatted_20_Text">35</text:p>
      <text:p text:style-name="Preformatted_20_Text">36</text:p>
      <text:p text:style-name="Preformatted_20_Text">37</text:p>
      <text:p text:style-name="Preformatted_20_Text">38</text:p>
      <text:p text:style-name="Preformatted_20_Text">from airflow.operators.python import PythonOperator</text:p>
      <text:p text:style-name="Preformatted_20_Text">from airflow.providers.amazon.aws.hooks.s3 import S3Hook</text:p>
      <text:p text:style-name="Preformatted_20_Text"><text:s/></text:p>
      <text:p text:style-name="Preformatted_20_Text">from custom.hooks import MovielensHook</text:p>
      <text:p text:style-name="Preformatted_20_Text"><text:s/></text:p>
      <text:p text:style-name="Preformatted_20_Text">def _fetch_ratings(api_conn_id, s3_conn_id, s3_bucket, **context):</text:p>
      <text:p text:style-name="Preformatted_20_Text"><text:s text:c="4"/>year = context["execution_date"].year</text:p>
      <text:p text:style-name="Preformatted_20_Text"><text:s text:c="4"/>month = context["execution_date"].month</text:p>
      <text:p text:style-name="Preformatted_20_Text"><text:s text:c="4"/># Fetch ratings from our API.</text:p>
      <text:p text:style-name="Preformatted_20_Text"><text:s text:c="4"/>logging.info(f"Fetching ratings for {year}/{month:02d}")</text:p>
      <text:p text:style-name="Preformatted_20_Text"><text:s text:c="4"/>api_hook = MovielensHook(conn_id=api_conn_id)</text:p>
      <text:p text:style-name="Preformatted_20_Text"><text:s text:c="4"/>ratings = pd.DataFrame.from_records(</text:p>
      <text:p text:style-name="Preformatted_20_Text"><text:s text:c="8"/>api_hook.get_ratings_for_month(year=year, month=month),</text:p>
      <text:p text:style-name="Preformatted_20_Text"><text:s text:c="8"/>columns=["userId", "movieId", "rating", "timestamp"],</text:p>
      <text:p text:style-name="Preformatted_20_Text"><text:s text:c="4"/>)</text:p>
      <text:p text:style-name="Preformatted_20_Text"><text:s text:c="4"/>logging.info(f"Fetched {ratings.shape[0]} rows")</text:p>
      <text:p text:style-name="Preformatted_20_Text"><text:s text:c="4"/># Write ratings to temp file.</text:p>
      <text:p text:style-name="Preformatted_20_Text"><text:s text:c="4"/>with tempfile.TemporaryDirectory() as tmp_dir:</text:p>
      <text:p text:style-name="Preformatted_20_Text"><text:s text:c="8"/>tmp_path = path.join(tmp_dir, "ratings.csv")</text:p>
      <text:p text:style-name="Preformatted_20_Text"><text:s text:c="8"/>ratings.to_csv(tmp_path, index=False)</text:p>
      <text:p text:style-name="Preformatted_20_Text"><text:s text:c="8"/># Upload file to S3.</text:p>
      <text:p text:style-name="Preformatted_20_Text"><text:s text:c="8"/>logging.info(f"Writing results to ratings/{year}/{month:02d}.csv")</text:p>
      <text:p text:style-name="Preformatted_20_Text"><text:soft-page-break/><text:s text:c="8"/>s3_hook = S3Hook(s3_conn_id)</text:p>
      <text:p text:style-name="Preformatted_20_Text"><text:s text:c="8"/>s3_hook.load_file(</text:p>
      <text:p text:style-name="Preformatted_20_Text"><text:s text:c="12"/>tmp_path,</text:p>
      <text:p text:style-name="Preformatted_20_Text"><text:s text:c="12"/>key=f"ratings/{year}/{month:02d}.csv",</text:p>
      <text:p text:style-name="Preformatted_20_Text"><text:s text:c="12"/>bucket_name=s3_bucket,</text:p>
      <text:p text:style-name="Preformatted_20_Text"><text:s text:c="12"/>replace=True,</text:p>
      <text:p text:style-name="Preformatted_20_Text"><text:s text:c="8"/>)</text:p>
      <text:p text:style-name="Preformatted_20_Text">fetch_ratings = PythonOperator(</text:p>
      <text:p text:style-name="Preformatted_20_Text"><text:s text:c="4"/>task_id="fetch_ratings",</text:p>
      <text:p text:style-name="Preformatted_20_Text"><text:s text:c="4"/>python_callable=_fetch_ratings,</text:p>
      <text:p text:style-name="Preformatted_20_Text"><text:s text:c="4"/>op_kwargs={</text:p>
      <text:p text:style-name="Preformatted_20_Text"><text:s text:c="8"/>"api_conn_id": "movielens",</text:p>
      <text:p text:style-name="Preformatted_20_Text"><text:s text:c="8"/>"s3_conn_id": "my_aws_conn",</text:p>
      <text:p text:style-name="Preformatted_20_Text"><text:s text:c="8"/>"s3_bucket": "my_ratings_bucket",</text:p>
      <text:p text:style-name="Preformatted_20_Text"><text:s text:c="5"/>},</text:p>
      <text:p text:style-name="Preformatted_20_Text">)</text:p>
      <text:p text:style-name="Preformatted_20_Text"/>
      <text:p text:style-name="Preformatted_20_Text">copy</text:p>
      <text:p text:style-name="Preformatted_20_Text"/>
      <text:p text:style-name="Preformatted_20_Text">#A Fetch ratings from the API using the MovielensHook from Chapter 8 (code for the hook is available in dags/custom/hooks.py).</text:p>
      <text:p text:style-name="Preformatted_20_Text"/>
      <text:p text:style-name="Preformatted_20_Text">#B Write ratings to a temporary directory.</text:p>
      <text:p text:style-name="Preformatted_20_Text"/>
      <text:p text:style-name="Preformatted_20_Text">#C Upload the written ratings to S3 using the S3Hook.</text:p>
      <text:p text:style-name="Preformatted_20_Text"/>
      <text:p text:style-name="Preformatted_20_Text">Note that the S3Hook requires a connection id that specifies which connection (e.g. which credentials) to use for connecting to S3. As such, we need to make sure that Airflow is configured with a connection that has an access key and secret for a user with sufficient permissions to access S3. Fortunately, we already created such a user in the previous section (using our CloudFormation stack) and can now use the credentials we generated to create our Airflow connection (Figure 16.5). After creating the connection, make sure to substitute the name of your created connection and the name of your S3 bucket in the above example (under the op_kwargs argument to the PythonOperator).</text:p>
      <text:p text:style-name="Preformatted_20_Text"/>
      <text:p text:style-name="Preformatted_20_Text">STEP 2. For the second step, we need an operator that is able to connect to AWS to trigger our Glue crawler (which was also created by the CloudFormation stack). Unfortunately, Airflow does not provide an operator for this operation, meaning that we have to build our own. We can however use the built-in AwsBaseHook as a base for our operator, which provides us with easy access to the different AWS services using boto3.</text:p>
      <text:p text:style-name="Preformatted_20_Text"/>
      <text:p text:style-name="Preformatted_20_Text">Using this AwsBaseHook, we can create our own operator[120] (the GlueTriggerCrawlerOperator) that essentially retrieves a Glue client using the AwsBaseHook and uses this client to start our crawler using the Glue client’s start_crawler method. After checking if the crawler started successfully, we can check the status of the crawler using the clients get_crawler method, which (among other things) returns the status of the crawler. Once the crawler reaches the ready state, we can be fairly[121] confident that the crawler has finished running, meaning we can continue with any downstream tasks. Altogether, an implementation of this operator could look something like the following:</text:p>
      <text:p text:style-name="Preformatted_20_Text">Listing 16.2 - Building an operator for triggering crawlers in AWS Glue (dags/custom/operators.py).</text:p>
      <text:p text:style-name="Preformatted_20_Text"/>
      <text:p text:style-name="Preformatted_20_Text">51</text:p>
      <text:p text:style-name="Preformatted_20_Text">52</text:p>
      <text:p text:style-name="Preformatted_20_Text">53</text:p>
      <text:p text:style-name="Preformatted_20_Text">54</text:p>
      <text:p text:style-name="Preformatted_20_Text">55</text:p>
      <text:p text:style-name="Preformatted_20_Text">56</text:p>
      <text:p text:style-name="Preformatted_20_Text">57</text:p>
      <text:p text:style-name="Preformatted_20_Text">import time</text:p>
      <text:p text:style-name="Preformatted_20_Text">from airflow.models import BaseOperator</text:p>
      <text:p text:style-name="Preformatted_20_Text"><text:soft-page-break/>from airflow.providers.amazon.aws.hooks.base_aws import AwsBaseHook</text:p>
      <text:p text:style-name="Preformatted_20_Text">from airflow.utils.decorators import apply_defaults</text:p>
      <text:p text:style-name="Preformatted_20_Text"><text:s/></text:p>
      <text:p text:style-name="Preformatted_20_Text">class GlueTriggerCrawlerOperator(BaseOperator):</text:p>
      <text:p text:style-name="Preformatted_20_Text"><text:s text:c="3"/>"""</text:p>
      <text:p text:style-name="Preformatted_20_Text"><text:s text:c="3"/>Operator that triggers a crawler run in AWS Glue.</text:p>
      <text:p text:style-name="Preformatted_20_Text"><text:s/></text:p>
      <text:p text:style-name="Preformatted_20_Text"><text:s text:c="3"/>Parameters</text:p>
      <text:p text:style-name="Preformatted_20_Text"><text:s text:c="3"/>----------</text:p>
      <text:p text:style-name="Preformatted_20_Text"><text:s text:c="3"/>aws_conn_id</text:p>
      <text:p text:style-name="Preformatted_20_Text"><text:s text:c="7"/>Connection to use for connecting to AWS. Should have the appropriate</text:p>
      <text:p text:style-name="Preformatted_20_Text"><text:s text:c="7"/>permissions (Glue:StartCrawler and Glue:GetCrawler) in AWS.</text:p>
      <text:p text:style-name="Preformatted_20_Text"><text:s text:c="3"/>crawler_name</text:p>
      <text:p text:style-name="Preformatted_20_Text"><text:s text:c="7"/>Name of the crawler to trigger.</text:p>
      <text:p text:style-name="Preformatted_20_Text"><text:s text:c="3"/>region_name</text:p>
      <text:p text:style-name="Preformatted_20_Text"><text:s text:c="7"/>Name of the AWS region in which the crawler is located.</text:p>
      <text:p text:style-name="Preformatted_20_Text"><text:s text:c="3"/>kwargs</text:p>
      <text:p text:style-name="Preformatted_20_Text"><text:s text:c="7"/>Any kwargs are passed to the BaseOperator.</text:p>
      <text:p text:style-name="Preformatted_20_Text"><text:s text:c="3"/>"""</text:p>
      <text:p text:style-name="Preformatted_20_Text"><text:s text:c="3"/>@apply_defaults</text:p>
      <text:p text:style-name="Preformatted_20_Text"><text:s text:c="3"/>def __init__(</text:p>
      <text:p text:style-name="Preformatted_20_Text"><text:s text:c="7"/>self,</text:p>
      <text:p text:style-name="Preformatted_20_Text"><text:s text:c="7"/>aws_conn_id: str,</text:p>
      <text:p text:style-name="Preformatted_20_Text"><text:s text:c="7"/>crawler_name: str,</text:p>
      <text:p text:style-name="Preformatted_20_Text"><text:s text:c="7"/>region_name: str = None,</text:p>
      <text:p text:style-name="Preformatted_20_Text"><text:s text:c="7"/>**kwargs</text:p>
      <text:p text:style-name="Preformatted_20_Text"><text:s text:c="3"/>):</text:p>
      <text:p text:style-name="Preformatted_20_Text"><text:s text:c="7"/>super().__init__(**kwargs)</text:p>
      <text:p text:style-name="Preformatted_20_Text"><text:s text:c="7"/>self._aws_conn_id = aws_conn_id</text:p>
      <text:p text:style-name="Preformatted_20_Text"><text:s text:c="7"/>self._crawler_name = crawler_name</text:p>
      <text:p text:style-name="Preformatted_20_Text"><text:s text:c="7"/>self._region_name = region_name</text:p>
      <text:p text:style-name="Preformatted_20_Text"><text:s/></text:p>
      <text:p text:style-name="Preformatted_20_Text"><text:s text:c="3"/>def execute(self, context):</text:p>
      <text:p text:style-name="Preformatted_20_Text"><text:s text:c="9"/>hook = AwsBaseHook(</text:p>
      <text:p text:style-name="Preformatted_20_Text"><text:s text:c="11"/>self._aws_conn_id, client_type="glue", region_name=self._region_name</text:p>
      <text:p text:style-name="Preformatted_20_Text"><text:s text:c="7"/>)</text:p>
      <text:p text:style-name="Preformatted_20_Text"><text:s text:c="7"/>glue_client = hook.get_conn()</text:p>
      <text:p text:style-name="Preformatted_20_Text"><text:s/></text:p>
      <text:p text:style-name="Preformatted_20_Text"><text:s text:c="7"/>self.log.info("Triggering crawler")</text:p>
      <text:p text:style-name="Preformatted_20_Text"><text:s text:c="7"/>response = glue_client.start_crawler(Name=self._crawler_name)</text:p>
      <text:p text:style-name="Preformatted_20_Text"><text:s/></text:p>
      <text:p text:style-name="Preformatted_20_Text"><text:s text:c="7"/>if response["ResponseMetadata"]["HTTPStatusCode"] != 200:</text:p>
      <text:p text:style-name="Preformatted_20_Text"><text:s text:c="11"/>raise RuntimeError(</text:p>
      <text:p text:style-name="Preformatted_20_Text"><text:s text:c="15"/>"An error occurred while triggering the crawler: %r" % response</text:p>
      <text:p text:style-name="Preformatted_20_Text"><text:s text:c="11"/>)</text:p>
      <text:p text:style-name="Preformatted_20_Text"><text:s/></text:p>
      <text:p text:style-name="Preformatted_20_Text"><text:s text:c="7"/>self.log.info("Waiting for crawler to finish")</text:p>
      <text:p text:style-name="Preformatted_20_Text"><text:s text:c="7"/>while True:</text:p>
      <text:p text:style-name="Preformatted_20_Text"><text:s text:c="11"/>time.sleep(1)</text:p>
      <text:p text:style-name="Preformatted_20_Text"><text:s text:c="11"/>crawler = glue_client.get_crawler(Name=self._crawler_name)</text:p>
      <text:p text:style-name="Preformatted_20_Text"><text:s text:c="11"/>crawler_state = crawler["Crawler"]["State"]</text:p>
      <text:p text:style-name="Preformatted_20_Text"><text:s/></text:p>
      <text:p text:style-name="Preformatted_20_Text"><text:s text:c="11"/>if crawler_state == "READY":</text:p>
      <text:p text:style-name="Preformatted_20_Text"><text:s text:c="15"/>self.log.info("Crawler finished running")</text:p>
      <text:p text:style-name="Preformatted_20_Text"><text:s text:c="15"/>break</text:p>
      <text:p text:style-name="Preformatted_20_Text"/>
      <text:p text:style-name="Preformatted_20_Text">copy</text:p>
      <text:p text:style-name="Preformatted_20_Text"/>
      <text:p text:style-name="Preformatted_20_Text">#A Create an AwsBaseHook instance and retrieve a client for AWS Glue.</text:p>
      <text:p text:style-name="Preformatted_20_Text"/>
      <text:p text:style-name="Preformatted_20_Text">#B Use the glue client to start the crawler.</text:p>
      <text:p text:style-name="Preformatted_20_Text"/>
      <text:p text:style-name="Preformatted_20_Text">#C Check if starting the crawler was successful.</text:p>
      <text:p text:style-name="Preformatted_20_Text"/>
      <text:p text:style-name="Preformatted_20_Text"><text:soft-page-break/>#D Loop to check the crawler state.</text:p>
      <text:p text:style-name="Preformatted_20_Text"/>
      <text:p text:style-name="Preformatted_20_Text">#E Stop once the crawler has finished running (indicated by the ‘READY’ state).</text:p>
      <text:p text:style-name="Preformatted_20_Text"/>
      <text:p text:style-name="Preformatted_20_Text">We can use GlueTriggerCrawlerOperator as follows:</text:p>
      <text:p text:style-name="Preformatted_20_Text">Listing 16.3 - Using the GlueTriggerCrawlerOperator (dags/01_aws_usecase.py).</text:p>
      <text:p text:style-name="Preformatted_20_Text"/>
      <text:p text:style-name="Preformatted_20_Text">from custom.operators import GlueTriggerCrawlerOperator</text:p>
      <text:p text:style-name="Preformatted_20_Text">trigger_crawler = GlueTriggerCrawlerOperator(</text:p>
      <text:p text:style-name="Preformatted_20_Text"><text:s text:c="3"/>aws_conn_id="my_aws_conn",</text:p>
      <text:p text:style-name="Preformatted_20_Text"><text:s text:c="3"/>task_id="trigger_crawler",</text:p>
      <text:p text:style-name="Preformatted_20_Text"><text:s text:c="3"/>crawler_name="ratings-crawler",</text:p>
      <text:p text:style-name="Preformatted_20_Text">)</text:p>
      <text:p text:style-name="Preformatted_20_Text"/>
      <text:p text:style-name="Preformatted_20_Text">copy</text:p>
      <text:p text:style-name="Preformatted_20_Text"/>
      <text:p text:style-name="Preformatted_20_Text">STEP 3. Finally, for the third step, we need an operator that allows us to execute a query in Athena. This time we’re in luck, as Airflow provides an operator for doing so: the AwsAthenaOperator. This operator requires a number of arguments: the connection to use for connecting to Athena, the database to use (which should have been created by the Glue Crawler), the query to execute and the output location in S3 to write the results of the query to. Together with a query for calculating the average movie rating for all ratings seen up to now, our usage of the operator would look something like this:</text:p>
      <text:p text:style-name="Preformatted_20_Text">Listing 16.4 - Ranking movies in AWS Athena using the built-in operator. (dags/01_aws_usecase.py).</text:p>
      <text:p text:style-name="Preformatted_20_Text"/>
      <text:p text:style-name="Preformatted_20_Text">from airflow.providers.amazon.aws.operators.athena import AWSAthenaOperator</text:p>
      <text:p text:style-name="Preformatted_20_Text"><text:s/></text:p>
      <text:p text:style-name="Preformatted_20_Text">rank_movies = AWSAthenaOperator(</text:p>
      <text:p text:style-name="Preformatted_20_Text"><text:s text:c="7"/>task_id="rank_movies",</text:p>
      <text:p text:style-name="Preformatted_20_Text"><text:s text:c="7"/>aws_conn_id="my_aws_conn",</text:p>
      <text:p text:style-name="Preformatted_20_Text"><text:s text:c="7"/>database="airflow",</text:p>
      <text:p text:style-name="Preformatted_20_Text"><text:s text:c="7"/>query="""</text:p>
      <text:p text:style-name="Preformatted_20_Text"><text:s text:c="11"/>SELECT movieid, AVG(rating) as avg_rating, COUNT(*) as num_ratings</text:p>
      <text:p text:style-name="Preformatted_20_Text"><text:s text:c="11"/>FROM (</text:p>
      <text:p text:style-name="Preformatted_20_Text"><text:s text:c="15"/>SELECT movieid, rating, CAST(from_unixtime(timestamp) AS DATE) AS date</text:p>
      <text:p text:style-name="Preformatted_20_Text"><text:s text:c="15"/>FROM ratings #A</text:p>
      <text:p text:style-name="Preformatted_20_Text"><text:s text:c="11"/>)</text:p>
      <text:p text:style-name="Preformatted_20_Text"><text:s text:c="11"/>WHERE date &lt;= DATE('{{ ds }}') #B</text:p>
      <text:p text:style-name="Preformatted_20_Text"><text:s text:c="11"/>GROUP BY movieid #C</text:p>
      <text:p text:style-name="Preformatted_20_Text"><text:s text:c="11"/>ORDER BY avg_rating DESC</text:p>
      <text:p text:style-name="Preformatted_20_Text"><text:s text:c="7"/>""",</text:p>
      <text:p text:style-name="Preformatted_20_Text"><text:s text:c="7"/>output_location=f"s3://my_rankings_bucket/{{ds}}",</text:p>
      <text:p text:style-name="Preformatted_20_Text"><text:s text:c="3"/>)</text:p>
      <text:p text:style-name="Preformatted_20_Text"/>
      <text:p text:style-name="Preformatted_20_Text">copy</text:p>
      <text:p text:style-name="Preformatted_20_Text"/>
      <text:p text:style-name="Preformatted_20_Text">#A Retrieve the movie ID, rating value and date of each rating.</text:p>
      <text:p text:style-name="Preformatted_20_Text"/>
      <text:p text:style-name="Preformatted_20_Text">#B Select all ratings up until the execution date.</text:p>
      <text:p text:style-name="Preformatted_20_Text"/>
      <text:p text:style-name="Preformatted_20_Text">#C Group by movie ID to calculate the average rating per movie.</text:p>
      <text:p text:style-name="Preformatted_20_Text"/>
      <text:p text:style-name="Preformatted_20_Text">Now we have created all the required tasks, we can start tying everything together in the overall DAG:</text:p>
      <text:p text:style-name="Preformatted_20_Text">Listing 16.5 - Building the overall recommender DAG (dags/01_aws_usecase.py).</text:p>
      <text:p text:style-name="Preformatted_20_Text"/>
      <text:p text:style-name="Preformatted_20_Text">import datetime as dt</text:p>
      <text:p text:style-name="Preformatted_20_Text">import logging</text:p>
      <text:p text:style-name="Preformatted_20_Text">import os</text:p>
      <text:p text:style-name="Preformatted_20_Text">from os import path</text:p>
      <text:p text:style-name="Preformatted_20_Text">import tempfile</text:p>
      <text:p text:style-name="Preformatted_20_Text"><text:soft-page-break/><text:s/></text:p>
      <text:p text:style-name="Preformatted_20_Text">import pandas as pd</text:p>
      <text:p text:style-name="Preformatted_20_Text"><text:s/></text:p>
      <text:p text:style-name="Preformatted_20_Text">from airflow import DAG</text:p>
      <text:p text:style-name="Preformatted_20_Text">from airflow.providers.amazon.aws.hooks.s3 import S3Hook</text:p>
      <text:p text:style-name="Preformatted_20_Text">from airflow.providers.amazon.aws.operators.athena import AWSAthenaOperator</text:p>
      <text:p text:style-name="Preformatted_20_Text">from airflow.operators.dummy import DummyOperator</text:p>
      <text:p text:style-name="Preformatted_20_Text">from airflow.operators.python import PythonOperator</text:p>
      <text:p text:style-name="Preformatted_20_Text"><text:s/></text:p>
      <text:p text:style-name="Preformatted_20_Text">from custom.operators import GlueTriggerCrawlerOperator</text:p>
      <text:p text:style-name="Preformatted_20_Text">from custom.ratings import fetch_ratings</text:p>
      <text:p text:style-name="Preformatted_20_Text"><text:s/></text:p>
      <text:p text:style-name="Preformatted_20_Text">with DAG(</text:p>
      <text:p text:style-name="Preformatted_20_Text"><text:s text:c="3"/>dag_id="01_aws_usecase",</text:p>
      <text:p text:style-name="Preformatted_20_Text"><text:s text:c="3"/>description="DAG demonstrating some AWS-specific hooks and operators.",</text:p>
      <text:p text:style-name="Preformatted_20_Text"><text:s text:c="3"/>start_date=dt.datetime(year=2019, month=1, day=1), #A</text:p>
      <text:p text:style-name="Preformatted_20_Text"><text:s text:c="3"/>end_date=dt.datetime(year=2019, month=3, day=1),</text:p>
      <text:p text:style-name="Preformatted_20_Text"><text:s text:c="3"/>schedule_interval="@monthly",</text:p>
      <text:p text:style-name="Preformatted_20_Text"><text:s text:c="3"/>default_args={</text:p>
      <text:p text:style-name="Preformatted_20_Text"><text:s text:c="7"/>"depends_on_past": True #B</text:p>
      <text:p text:style-name="Preformatted_20_Text"><text:s text:c="3"/>}</text:p>
      <text:p text:style-name="Preformatted_20_Text">) as dag:</text:p>
      <text:p text:style-name="Preformatted_20_Text"><text:s text:c="3"/>fetch_ratings = PythonOperator(...)</text:p>
      <text:p text:style-name="Preformatted_20_Text"><text:s text:c="3"/>trigger_crawler = GlueTriggerCrawlerOperator(...)</text:p>
      <text:p text:style-name="Preformatted_20_Text"><text:s text:c="3"/>rank_movies = AWSAthenaOperator(...)</text:p>
      <text:p text:style-name="Preformatted_20_Text"><text:s text:c="3"/>fetch_ratings &gt;&gt; trigger_crawler &gt;&gt; rank_movies</text:p>
      <text:p text:style-name="Preformatted_20_Text"/>
      <text:p text:style-name="Preformatted_20_Text">copy</text:p>
      <text:p text:style-name="Preformatted_20_Text"/>
      <text:p text:style-name="Preformatted_20_Text">#A Set start/end dates to fit the ratings dataset (which runs up to March 2015).</text:p>
      <text:p text:style-name="Preformatted_20_Text"/>
      <text:p text:style-name="Preformatted_20_Text">#B Use depends_on_past to avoid running queries before past data has been loaded (which would give incomplete results).</text:p>
      <text:p text:style-name="Preformatted_20_Text"/>
      <text:p text:style-name="Preformatted_20_Text">With everything in place, we should now be able to run our DAG within Airflow (Figure 16.11). Assuming everything is configured correctly, your DAG runs should run successfully and you should see some CSV outputs from Athena appearing in your ratings output bucket (Figure 16.12). If you run into issues, make sure that the AWS resources were set up correctly and that your access key and secret were configured correctly.</text:p>
      <text:p text:style-name="Preformatted_20_Text">Figure 16.11 - The resulting movie-ranking DAG in Airflow. Illustrates the three different tasks and their corresponding operators involved in each task.</text:p>
      <text:p text:style-name="Preformatted_20_Text">Figure 16.12 - The results of the Athena query in the rankings bucket.</text:p>
      <text:p text:style-name="Preformatted_20_Text">16.3.4 <text:s text:c="3"/>Cleaning up</text:p>
      <text:p text:style-name="Preformatted_20_Text"/>
      <text:p text:style-name="Preformatted_20_Text">After finishing with this example, make sure to clean up any resources you created in AWS to avoid incurring any unnecessary costs. If you used our CloudFormation template for creating the resources, you can delete most resources by deleting the stack. Note that some resources, like the S3 buckets, will have to be removed manually even if you are using the template, as CloudFormation will not let you delete non-empty buckets automatically.</text:p>
      <text:p text:style-name="Preformatted_20_Text"/>
      <text:p text:style-name="Preformatted_20_Text">Make sure to check if all created resources were deleted successfully. Pay extra attention to check any resources you may have created manually, as these won’t be removed by CloudFormation.</text:p>
      <text:p text:style-name="Preformatted_20_Text">16.4 <text:s/>Summary</text:p>
      <text:p text:style-name="Preformatted_20_Text"/>
      <text:p text:style-name="Preformatted_20_Text"><text:s text:c="4"/>Airflow can be deployed in AWS using services such as ECS/Fargate for running the scheduler and web server processes, EFS/S3 for storage and Amazon RDS for the Airflow metastore.</text:p>
      <text:p text:style-name="Preformatted_20_Text"><text:s text:c="4"/>Airflow provides many AWS-specific hooks and operators that allow you to integrate with different services with the AWS cloud platform.</text:p>
      <text:p text:style-name="Preformatted_20_Text"><text:s text:c="4"/>The AwsBaseHook class provides low-level access to all services in AWS using the boto3 library, allowing you to implement your own high-level hooks and <text:soft-page-break/>operators if these do not yet exist.</text:p>
      <text:p text:style-name="Preformatted_20_Text"><text:s text:c="4"/>Using AWS-specific hooks and operators generally also requires you to configure the required resources and access permissions in AWS and Airflow, so that Airflow is allowed to perform the required operations.</text:p>
      <text:p text:style-name="Preformatted_20_Text"/>
      <text:p text:style-name="Preformatted_20_Text"/>
      <text:p text:style-name="Preformatted_20_Text"/>
      <text:p text:style-name="Preformatted_20_Text"/>
      <text:p text:style-name="Preformatted_20_Text"/>
      <text:p text:style-name="Preformatted_20_Text">CHAPTER 17 Airflow on Azure</text:p>
      <text:p text:style-name="Preformatted_20_Text">This chapter covers:</text:p>
      <text:p text:style-name="Preformatted_20_Text"/>
      <text:p text:style-name="Preformatted_20_Text"><text:s text:c="4"/>Designing a deployment strategy for Azure using the Azure App Service, Azure Container Instances, Azure File/Blob storage and Azure SQL services.</text:p>
      <text:p text:style-name="Preformatted_20_Text"><text:s text:c="4"/>An overview of several Azure-specific hooks and operators that allow you to integrate with commonly used Azure services.</text:p>
      <text:p text:style-name="Preformatted_20_Text"><text:s text:c="4"/>Demonstrating how to use Azure-specific hooks and operators to build a simple serverless recommender system.</text:p>
      <text:p text:style-name="Preformatted_20_Text"/>
      <text:p text:style-name="Preformatted_20_Text">After our brief cloud introduction in Chapter 15, this chapter will dive further into how to deploy and integrate Airflow with cloud services in the Microsoft Azure cloud. First, we’ll start by designing an Airflow deployment by mapping the different components of Airflow to Azure services. Afterwards, we’ll explore some of the hooks and operators that Airflow provides for integrating with several key Azure services. Finally, we’ll show how to actually use these Azure-specific operators and hooks to implement an actual use case for generating movie recommendations.</text:p>
      <text:p text:style-name="Preformatted_20_Text">17.1 <text:s/>Deploying Airflow in Azure</text:p>
      <text:p text:style-name="Preformatted_20_Text"/>
      <text:p text:style-name="Preformatted_20_Text">In Chapter 15, we described the different components comprising an Airflow deployment. In this section, we’ll design a few deployment patterns for Azure by mapping these different components to specific Azure cloud services. This should hopefully give you a good idea of the process involved in designing an Airflow deployment for Azure and provide a good starting point for actually implementing one.</text:p>
      <text:p text:style-name="Preformatted_20_Text">17.1.1 <text:s text:c="3"/>Picking services</text:p>
      <text:p text:style-name="Preformatted_20_Text"/>
      <text:p text:style-name="Preformatted_20_Text">Looking at which Azure services we can use for running Airflow, let’s start with the Airflow webserver and scheduler components. One of the easiest approaches for running these components is to use Azure’s managed container services, such as Azure Container Instances (ACI) or alternatively Azure Kubernetes Service (AKS). However, for the webserver, we also have another option: the Azure App service.</text:p>
      <text:p text:style-name="Preformatted_20_Text"/>
      <text:p text:style-name="Preformatted_20_Text">Azure App service is, as Microsoft puts it, ‘a fully managed platform for building, deploying and scaling your web apps’. In practice, it provides a convenient approach for deploying web services onto a managed platform that includes features such as authentication and monitoring. Importantly, App service supports deploying applications in containers, which means that we can use the service to deploy the Airflow web server, whilst App service takes care of authentication etc. for us. Of course, the scheduler doesn’t need any of the web-related functionality provided by App service. As such, it still makes sense to deploy the scheduler to ACI, which provides a more basic container runtime.</text:p>
      <text:p text:style-name="Preformatted_20_Text"/>
      <text:p text:style-name="Preformatted_20_Text">For the Airflow metastore, it makes a lot of sense to look towards Azure’s managed database services, such as Azure SQL Database. This service effectively provides us with a convenient solution for a relational database based on SQL Server, without having to worry about any of the maintenance of the underlying system.</text:p>
      <text:p text:style-name="Preformatted_20_Text"/>
      <text:p text:style-name="Preformatted_20_Text">Regarding storage, Azure provides a number of different storage solutions, including: File storage, Blob storage and Data lake storage. Azure File storage is the most convenient solution for hosting our DAGs, as File storage volumes can be mounted directly into the containers running in App service and ACI. <text:soft-page-break/>Moreover, File storage is easy to access using supporting user applications such as the Azure Storage Explorer, making it relatively straightforward to add or update any DAGs. For data storage it makes more sense to look towards Azure Blob or Data lake storage, as these solutions are better suited towards data workloads than File storage.</text:p>
      <text:p text:style-name="Preformatted_20_Text"/>
      <text:p text:style-name="Preformatted_20_Text">Altogether, this gives us the following setup (also shown in Figure 17.1):</text:p>
      <text:p text:style-name="Preformatted_20_Text"/>
      <text:p text:style-name="Preformatted_20_Text"><text:s text:c="4"/>App service for the Airflow web server</text:p>
      <text:p text:style-name="Preformatted_20_Text"><text:s text:c="4"/>ACI for the Airflow scheduler</text:p>
      <text:p text:style-name="Preformatted_20_Text"><text:s text:c="4"/>Azure SQL database for the Airflow metastore</text:p>
      <text:p text:style-name="Preformatted_20_Text"><text:s text:c="4"/>Azure File Storage for storing DAGs</text:p>
      <text:p text:style-name="Preformatted_20_Text"><text:s text:c="4"/>Azure Blob storage for data + logs</text:p>
      <text:p text:style-name="Preformatted_20_Text"/>
      <text:p text:style-name="Preformatted_20_Text">Figure 17.1 - Mapping the Airflow components from Figure 15.1 to Azure services. App service and CI are used for the compute components (web server, scheduler + workers, respectively) as these provide convenient container-based compute services. App Service is used for the web server instead of ACI, as it provides extra functionality for authenticating access to the web server, etc. Azure SQL Database is used as a managed database service for the metastore, whilst Azure File Storage and Azure Blob Storage services are used for storing DAGs, logs and data. Arrows indicate dependencies between the services.</text:p>
      <text:p text:style-name="Preformatted_20_Text">17.1.2 <text:s text:c="3"/>Designing the network</text:p>
      <text:p text:style-name="Preformatted_20_Text"/>
      <text:p text:style-name="Preformatted_20_Text">Now we have picked services for each component, we can start designing the networking connectivity between them. In this case, we would like to expose the Airflow webserver to the internet so that we can access it remotely. However, we would like to keep other components, such as the Airflow metastore and the Airflow scheduler, within a private network to avoid exposing them online.</text:p>
      <text:p text:style-name="Preformatted_20_Text"/>
      <text:p text:style-name="Preformatted_20_Text">Fortunately, the Azure App service that we use for the web server makes it easy to expose the web server as a web application - that is exactly what the service is designed for. As such, we can let the App service take care of exposing the web server and connecting it to the internet. Besides this, we can also use the builtin functionally of the App service to add a firewall or an authentication layer (which can be integrated with Azure AD etc.) in front of the webservice, preventing unauthorized users from accessing the web server.</text:p>
      <text:p text:style-name="Preformatted_20_Text"/>
      <text:p text:style-name="Preformatted_20_Text">For the scheduler and metastore, we can create a virtual net (vnet) with a private subnet and place these more private components inside the private network (Figure 17.2). This will provide us with connectivity between the metastore and the scheduler. To allow the web server to access the metastore, we need to enable vnet integration for the App service with our private vnet. This will effectively create a private endpoint for our app service inside the private vnet, allowing the web service to access our private resources.</text:p>
      <text:p text:style-name="Preformatted_20_Text"/>
      <text:p text:style-name="Preformatted_20_Text">Regarding storage, both Azure File storage and Azure Blob storage can be integrated with the App Service and ACI. By default, both these storage services are accessible via the internet, meaning that they don’t need to be integrated into our vnet. However, we would also recommend looking into using private endpoints for connecting storage accounts to your private resources, which provides more security by ensuring that data traffic does not traverse the public internet.</text:p>
      <text:p text:style-name="Preformatted_20_Text">Figure 17.2 - Projecting our components onto a network layout with a private virtual network (vnet). The private vnet sequesters our internal resources (e.g. the metastore and scheduler service) from the public internet, protecting them from external access. The web server is exposed to the internet via Azure App Service, so that it can be accessed remotely. Integration with the vnet is arranged using a private end point, so that the web server can reach the metastore. Arrows indicate the direction of information flowing between the services. The storage services are not sequestered to the vnet[122]. <text:s/></text:p>
      <text:p text:style-name="Preformatted_20_Text">17.1.3 <text:s text:c="3"/>Scaling with the Celery executor</text:p>
      <text:p text:style-name="Preformatted_20_Text"/>
      <text:p text:style-name="Preformatted_20_Text">Similar to the AWS solution, we can improve the scalability of our Azure <text:soft-page-break/>deployment by switching from the LocalExecutor to the CeleryExecutor. Here in Azure, switching executors also requires us to create a pool of Airflow workers that can be used by the CeleryExecutor. As we are already running our scheduler in ACI, it makes sense to create the extra Airflow workers as additional container services running in ACI (Figure 17.3).</text:p>
      <text:p text:style-name="Preformatted_20_Text"/>
      <text:p text:style-name="Preformatted_20_Text">Besides creating the additional workers, we also need to implement a message broker for relaying jobs between the scheduler and the workers. Unfortunately, there are no managed solutions in Azure that integrate well with Airflow for this purpose. As such, the easiest approach is to run an open source service in ACI that can function as a message broker for Airflow. For example, open source tools such as RabbitMQ and Redis can be used for this purpose.</text:p>
      <text:p text:style-name="Preformatted_20_Text">Figure 17.3 - An alternative deployment based on the CeleryExecutor. The CeleryExecutor runs workers in separate compute processes, which are run as individual container instances on ACI. Additionally, a Redis or RabbitMQ instance is run in ACI to function as message broker for passing tasks to the workers after they have been scheduled by the scheduler process. <text:s/></text:p>
      <text:p text:style-name="Preformatted_20_Text">17.1.4 <text:s text:c="3"/>Further steps</text:p>
      <text:p text:style-name="Preformatted_20_Text"/>
      <text:p text:style-name="Preformatted_20_Text">Although this illustrates some basic deployment strategies for Airflow in Azure, we should be careful to note that these are not yet ‘production-ready’. Similar to the AWS designs, any production ready setup will still need to take extra steps such as setting up proper firewalls and access controls into account. At the Airflow level, you should also consider how you would like to secure Airflow (using, for example Airflow’s RBAC mechanism, etc.).</text:p>
      <text:p text:style-name="Preformatted_20_Text"/>
      <text:p text:style-name="Preformatted_20_Text">Besides security, we would also expect production deployments to have a robust approach for logging, auditing, tracking of metrics and for raising alerts if any issues are encountered with any of the deployed services. For this, we would recommend looking at the corresponding services provided by Azure, including Azure Log Analytics, App Insights, etc.</text:p>
      <text:p text:style-name="Preformatted_20_Text">17.2 <text:s/>Azure-specific hooks/operators</text:p>
      <text:p text:style-name="Preformatted_20_Text"/>
      <text:p text:style-name="Preformatted_20_Text">At the time of writing this book, Airflow has relatively few built-in hooks and operators that are specific for Azure cloud services. This probably reflects a bias of the Airflow community, however it should be pretty straight-forward to implement (and contribute!) your own Azure hooks and operators using the Azure Python SDK. Additionally, several services can also be accessed using more generic interfaces (e.g. ODBC, as we will see in the example use case), meaning that Airflow can still interact well with Azure cloud services.</text:p>
      <text:p text:style-name="Preformatted_20_Text"/>
      <text:p text:style-name="Preformatted_20_Text">Airflow’s Azure-specific hooks and operators (Tables 17.1 and 17.2) are provided by the Microsoft/Azure provider package[123]. Several of these hooks and operators can be used to interact with the different storage services provided in Azure (e.g., Blob, Fileshare, and Data lake storage), with additional hooks providing access to specialized databases (e.g., CosmosDB) and container runtimes (e.g., Azure Container Service).</text:p>
      <text:p text:style-name="Preformatted_20_Text">Table 17.1 - An excerpt of some of the Azure-specific hooks.</text:p>
      <text:p text:style-name="Preformatted_20_Text"/>
      <text:p text:style-name="Preformatted_20_Text">Service</text:p>
      <text:p text:style-name="Preformatted_20_Text"><text:tab/></text:p>
      <text:p text:style-name="Preformatted_20_Text"/>
      <text:p text:style-name="Preformatted_20_Text">Description</text:p>
      <text:p text:style-name="Preformatted_20_Text"><text:tab/></text:p>
      <text:p text:style-name="Preformatted_20_Text"/>
      <text:p text:style-name="Preformatted_20_Text">Hook</text:p>
      <text:p text:style-name="Preformatted_20_Text"><text:tab/></text:p>
      <text:p text:style-name="Preformatted_20_Text"/>
      <text:p text:style-name="Preformatted_20_Text">Applications</text:p>
      <text:p text:style-name="Preformatted_20_Text"/>
      <text:p text:style-name="Preformatted_20_Text">Azure Blob storage</text:p>
      <text:p text:style-name="Preformatted_20_Text"><text:tab/></text:p>
      <text:p text:style-name="Preformatted_20_Text"/>
      <text:p text:style-name="Preformatted_20_Text">Blob storage service.</text:p>
      <text:p text:style-name="Preformatted_20_Text"><text:soft-page-break/><text:tab/></text:p>
      <text:p text:style-name="Preformatted_20_Text"/>
      <text:p text:style-name="Preformatted_20_Text">WasbHook[124]</text:p>
      <text:p text:style-name="Preformatted_20_Text"><text:tab/></text:p>
      <text:p text:style-name="Preformatted_20_Text"/>
      <text:p text:style-name="Preformatted_20_Text">Uploading/downloading files.</text:p>
      <text:p text:style-name="Preformatted_20_Text"/>
      <text:p text:style-name="Preformatted_20_Text">Azure Container Instances</text:p>
      <text:p text:style-name="Preformatted_20_Text"><text:tab/></text:p>
      <text:p text:style-name="Preformatted_20_Text"/>
      <text:p text:style-name="Preformatted_20_Text">Managed service for running containers.</text:p>
      <text:p text:style-name="Preformatted_20_Text"><text:tab/></text:p>
      <text:p text:style-name="Preformatted_20_Text"/>
      <text:p text:style-name="Preformatted_20_Text">AzureContainerInstanceHook</text:p>
      <text:p text:style-name="Preformatted_20_Text"><text:tab/></text:p>
      <text:p text:style-name="Preformatted_20_Text"/>
      <text:p text:style-name="Preformatted_20_Text">Running + monitoring containerized jobs.</text:p>
      <text:p text:style-name="Preformatted_20_Text"/>
      <text:p text:style-name="Preformatted_20_Text">Azure Cosmos DB</text:p>
      <text:p text:style-name="Preformatted_20_Text"><text:tab/></text:p>
      <text:p text:style-name="Preformatted_20_Text"/>
      <text:p text:style-name="Preformatted_20_Text">Multi-modal database service.</text:p>
      <text:p text:style-name="Preformatted_20_Text"><text:tab/></text:p>
      <text:p text:style-name="Preformatted_20_Text"/>
      <text:p text:style-name="Preformatted_20_Text">AzureCosmosDBHook</text:p>
      <text:p text:style-name="Preformatted_20_Text"><text:tab/></text:p>
      <text:p text:style-name="Preformatted_20_Text"/>
      <text:p text:style-name="Preformatted_20_Text">Inserting + retrieving database documents.</text:p>
      <text:p text:style-name="Preformatted_20_Text"/>
      <text:p text:style-name="Preformatted_20_Text">Azure Data Lake Storage</text:p>
      <text:p text:style-name="Preformatted_20_Text"><text:tab/></text:p>
      <text:p text:style-name="Preformatted_20_Text"/>
      <text:p text:style-name="Preformatted_20_Text">Data lake storage for big data analytics.</text:p>
      <text:p text:style-name="Preformatted_20_Text"><text:tab/></text:p>
      <text:p text:style-name="Preformatted_20_Text"/>
      <text:p text:style-name="Preformatted_20_Text">AzureDataLakeHook</text:p>
      <text:p text:style-name="Preformatted_20_Text"><text:tab/></text:p>
      <text:p text:style-name="Preformatted_20_Text"/>
      <text:p text:style-name="Preformatted_20_Text">Uploading/downloading files to/from Azure Data Lake storage.</text:p>
      <text:p text:style-name="Preformatted_20_Text"/>
      <text:p text:style-name="Preformatted_20_Text">Azure File Storage</text:p>
      <text:p text:style-name="Preformatted_20_Text"><text:tab/></text:p>
      <text:p text:style-name="Preformatted_20_Text"/>
      <text:p text:style-name="Preformatted_20_Text">NFS-compatible file storage service.</text:p>
      <text:p text:style-name="Preformatted_20_Text"><text:tab/></text:p>
      <text:p text:style-name="Preformatted_20_Text"/>
      <text:p text:style-name="Preformatted_20_Text">AzureFileShareHook</text:p>
      <text:p text:style-name="Preformatted_20_Text"><text:tab/></text:p>
      <text:p text:style-name="Preformatted_20_Text"/>
      <text:p text:style-name="Preformatted_20_Text">Uploading/downloading files.</text:p>
      <text:p text:style-name="Preformatted_20_Text">Table 17.2 - An excerpt of some of the Azure-specific operators.</text:p>
      <text:p text:style-name="Preformatted_20_Text"/>
      <text:p text:style-name="Preformatted_20_Text">Operator</text:p>
      <text:p text:style-name="Preformatted_20_Text"><text:tab/></text:p>
      <text:p text:style-name="Preformatted_20_Text"/>
      <text:p text:style-name="Preformatted_20_Text">Service</text:p>
      <text:p text:style-name="Preformatted_20_Text"><text:tab/></text:p>
      <text:p text:style-name="Preformatted_20_Text"/>
      <text:p text:style-name="Preformatted_20_Text">Description</text:p>
      <text:p text:style-name="Preformatted_20_Text"/>
      <text:p text:style-name="Preformatted_20_Text">AzureDataLakeStorageListOperator</text:p>
      <text:p text:style-name="Preformatted_20_Text"><text:tab/></text:p>
      <text:p text:style-name="Preformatted_20_Text"/>
      <text:p text:style-name="Preformatted_20_Text">Azure Data Lake Storage</text:p>
      <text:p text:style-name="Preformatted_20_Text"><text:soft-page-break/><text:tab/></text:p>
      <text:p text:style-name="Preformatted_20_Text"/>
      <text:p text:style-name="Preformatted_20_Text">Lists files under a specific file path.</text:p>
      <text:p text:style-name="Preformatted_20_Text"/>
      <text:p text:style-name="Preformatted_20_Text">AzureContainerInstancesOperator</text:p>
      <text:p text:style-name="Preformatted_20_Text"><text:tab/></text:p>
      <text:p text:style-name="Preformatted_20_Text"/>
      <text:p text:style-name="Preformatted_20_Text">Azure Container Instances</text:p>
      <text:p text:style-name="Preformatted_20_Text"><text:tab/></text:p>
      <text:p text:style-name="Preformatted_20_Text"/>
      <text:p text:style-name="Preformatted_20_Text">Runs a containerized task.</text:p>
      <text:p text:style-name="Preformatted_20_Text"/>
      <text:p text:style-name="Preformatted_20_Text">AzureCosmosInsertDocumentOperator</text:p>
      <text:p text:style-name="Preformatted_20_Text"><text:tab/></text:p>
      <text:p text:style-name="Preformatted_20_Text"/>
      <text:p text:style-name="Preformatted_20_Text">Azure Cosmos DB</text:p>
      <text:p text:style-name="Preformatted_20_Text"><text:tab/></text:p>
      <text:p text:style-name="Preformatted_20_Text"/>
      <text:p text:style-name="Preformatted_20_Text">Inserts a document into a database instance.</text:p>
      <text:p text:style-name="Preformatted_20_Text"/>
      <text:p text:style-name="Preformatted_20_Text">WasbDeleteBlobOperator</text:p>
      <text:p text:style-name="Preformatted_20_Text"><text:tab/></text:p>
      <text:p text:style-name="Preformatted_20_Text"/>
      <text:p text:style-name="Preformatted_20_Text">Azure Blob Storage</text:p>
      <text:p text:style-name="Preformatted_20_Text"><text:tab/></text:p>
      <text:p text:style-name="Preformatted_20_Text"/>
      <text:p text:style-name="Preformatted_20_Text">Deletes a specific blob..</text:p>
      <text:p text:style-name="Preformatted_20_Text">17.3 <text:s/>Example: serverless movie ranking with Azure Synapse</text:p>
      <text:p text:style-name="Preformatted_20_Text"/>
      <text:p text:style-name="Preformatted_20_Text">To get familiar with using some Azure services from within Airflow, we’ll implement a small movie recommender using several serverless services in Azure (similar to the AWS use case, but now applied to Azure). In this use case, we’re interested in identifying popular movies by ranking them based on their user average rating. By using serverless technologies for this task, we hope to keep our setup relatively simple and cost-effective by not having to worry about running and maintaining any servers but letting Azure take care of this for us.</text:p>
      <text:p text:style-name="Preformatted_20_Text">17.3.1 <text:s text:c="3"/>Overview</text:p>
      <text:p text:style-name="Preformatted_20_Text"/>
      <text:p text:style-name="Preformatted_20_Text">Although there are probably many different ways to perform this kind of analysis in Azure, we will focus on using the Azure Synapse service for performing our movie ranking, as Azure Synapse allows us to perform serverless SQL queries using its SQL on Demand capability. This means we only have to pay for the amount of data we process in Azure Synapse and don’t have to worry about running costs and maintenance of the compute resources used by Synapse.</text:p>
      <text:p text:style-name="Preformatted_20_Text"/>
      <text:p text:style-name="Preformatted_20_Text">To implement our use case using Synapse, we need to perform the following steps:</text:p>
      <text:p text:style-name="Preformatted_20_Text"/>
      <text:p text:style-name="Preformatted_20_Text"><text:s text:c="4"/>First, we will fetch ratings for a given month from our ratings API and upload the ratings into Azure Blob storage for further analysis.</text:p>
      <text:p text:style-name="Preformatted_20_Text"><text:s text:c="4"/>Second, we will use Azure Synapse to execute a SQL query that ranks our movies based. The resulting list of ranked movies will be written back to Azure Blob storage for further downstream consumption.</text:p>
      <text:p text:style-name="Preformatted_20_Text"/>
      <text:p text:style-name="Preformatted_20_Text">Altogether, this gives us the data process shown in Figure 17.4. The astute reader will notice that we have one less step than we did for the AWS example using Glue + Athena. This is because our Azure example will directly reference files on the Blob storage when performing the query (as we will see), instead of indexing them into a catalogue first (at the cost of having to manually specify a schema in the query).</text:p>
      <text:p text:style-name="Preformatted_20_Text">Figure 17.4 - Overview of the data process involved in the serverless movie ranking use case. Arrows indicate data transformations performed in Airflow, marked by the corresponding Azure service used for performing the data transformation (where applicable).</text:p>
      <text:p text:style-name="Preformatted_20_Text">17.3.2 <text:s text:c="3"/>Setting up resources</text:p>
      <text:p text:style-name="Preformatted_20_Text"><text:soft-page-break/></text:p>
      <text:p text:style-name="Preformatted_20_Text">Before building our DAG, we first need to create the required resources. We’ll do so from within the Azure Portal[125], which you should be able to access with a proper Azure subscription.</text:p>
      <text:p text:style-name="Preformatted_20_Text"/>
      <text:p text:style-name="Preformatted_20_Text">In the portal, we’ll start off by creating a resource group (Figure 17.5), which represents the virtual ‘container’ that will contain all of our resources for this use case. Here we’ve named the resource group ‘airflow-azure’, but in principle this can be anything you want.</text:p>
      <text:p text:style-name="Preformatted_20_Text">Figure 17.5 - Creating an Azure Resource Group to hold our resources.</text:p>
      <text:p text:style-name="Preformatted_20_Text"/>
      <text:p text:style-name="Preformatted_20_Text">After setting up the resource group, we can start creating an Azure Synapse workspace, which is currently named ‘Azure Synapse Analytics (workspaces preview) in the Azure Portal. To create a Synapse workspace, open the page of the service in the portal and click ‘Create Synapse workspace’. On the first page of the creation wizard (Figure 17.6), select the previously created resource group and enter a name for your Synapse workspace. Under the storage options, make sure to create a new storage account and file system (choose any names you like), so that we will have a storage account attached to our workspace.</text:p>
      <text:p text:style-name="Preformatted_20_Text">Figure 17.6 - First page of the wizard for creating a Synapse workspace. Make sure to specify the correct resource group and a name for your workspace. To set up the storage, click ‘Create new’ and for both the Account and File system options under storage and enter a name for the storage account and file system.</text:p>
      <text:p text:style-name="Preformatted_20_Text"/>
      <text:p text:style-name="Preformatted_20_Text">On the next page of the wizard (Figure 17.7), we have the option to specify a username and password for the SQL administrator account within our workspace. Enter whatever you like, but remember what you filled in (we’ll need these details when building our DAG).</text:p>
      <text:p text:style-name="Preformatted_20_Text">Figure 17.7 - Specifying security options for the Synapse workspace.</text:p>
      <text:p text:style-name="Preformatted_20_Text"/>
      <text:p text:style-name="Preformatted_20_Text">On the third page (Figure 17.8), you also have the option of restricting network access by deselecting ‘Allow connections from all IP addresses’, but don’t forget to add your personal IP address to the firewall exemptions if you deselect this option. Click on ‘Review + create’ to actually start creating the workspace.</text:p>
      <text:p text:style-name="Preformatted_20_Text">Figure 17.8 - Specifying networking options for the Synapse workspace.</text:p>
      <text:p text:style-name="Preformatted_20_Text"/>
      <text:p text:style-name="Preformatted_20_Text">Now, we have our Synapse workspace and corresponding storage account, we can start creating the containers (a kind of ‘sub-folder’) that will hold our ratings and rankings data in the Blob storage. To do so, open the Storage account (if you lost it, you should be able to find it back in your resource group), go to the ‘Overview’ page and click on ‘Containers’. On the Containers page (Figure 17.9), create two new containers, ratings and rankings, by clicking on ‘+ Container’ and entering the corresponding container name.</text:p>
      <text:p text:style-name="Preformatted_20_Text">Figure 17.9 - Creating Blob containers for holding our ratings and rankings data in the storage account.</text:p>
      <text:p text:style-name="Preformatted_20_Text"/>
      <text:p text:style-name="Preformatted_20_Text">Finally, to ensure we can access our Storage account from Airflow, we need to obtain an access key and secret for the storage account. To get these credentials, click on “Access keys” in the left panel of the Storage account page (Figure 17.10). Write down the storage account name and one of the two keys, which we’ll pass as connection details to Airflow when implementing our DAG.</text:p>
      <text:p text:style-name="Preformatted_20_Text">Figure 17.10 - Obtaining the account name and key for accessing the (blob) storage account from Airflow.</text:p>
      <text:p text:style-name="Preformatted_20_Text">17.3.3 <text:s text:c="3"/>Building the DAG</text:p>
      <text:p text:style-name="Preformatted_20_Text"/>
      <text:p text:style-name="Preformatted_20_Text">Now we have all of the required resources, we can start building our DAG.</text:p>
      <text:p text:style-name="Preformatted_20_Text"/>
      <text:p text:style-name="Preformatted_20_Text">For the first of the two steps, we need to implement an operation that fetches data from our ratings API and uploads them to Azure Blob storage. The easiest way to implement this is to combine the PythonOperator with the WasbHook from the Microsoft/Azure provider package. This combination allows us to fetch the <text:soft-page-break/>ratings using our own fetch_ratings function and then upload the results to Blob storage using the hook:</text:p>
      <text:p text:style-name="Preformatted_20_Text">Listing 17.1 - Uploading ratings using the WasbHook (dags/01_azure_usecase.py).</text:p>
      <text:p text:style-name="Preformatted_20_Text"/>
      <text:p text:style-name="Preformatted_20_Text">import logging</text:p>
      <text:p text:style-name="Preformatted_20_Text">from os import path</text:p>
      <text:p text:style-name="Preformatted_20_Text">import tempfile</text:p>
      <text:p text:style-name="Preformatted_20_Text"><text:s/></text:p>
      <text:p text:style-name="Preformatted_20_Text">from airflow.operators.python import PythonOperator</text:p>
      <text:p text:style-name="Preformatted_20_Text">from airflow.providers.microsoft.azure.hooks.wasb import WasbHook</text:p>
      <text:p text:style-name="Preformatted_20_Text"><text:s/></text:p>
      <text:p text:style-name="Preformatted_20_Text">from custom.hooks import MovielensHook</text:p>
      <text:p text:style-name="Preformatted_20_Text"><text:s/></text:p>
      <text:p text:style-name="Preformatted_20_Text">def _fetch_ratings(api_conn_id, wasb_conn_id, container, **context):</text:p>
      <text:p text:style-name="Preformatted_20_Text"><text:s text:c="3"/>year = context["execution_date"].year</text:p>
      <text:p text:style-name="Preformatted_20_Text"><text:s text:c="3"/>month = context["execution_date"].month</text:p>
      <text:p text:style-name="Preformatted_20_Text"><text:s/></text:p>
      <text:p text:style-name="Preformatted_20_Text"><text:s text:c="3"/>logging.info(f"Fetching ratings for {year}/{month:02d}")</text:p>
      <text:p text:style-name="Preformatted_20_Text"><text:s text:c="3"/>api_hook = MovielensHook(conn_id=api_conn_id)</text:p>
      <text:p text:style-name="Preformatted_20_Text"><text:s text:c="3"/>ratings = pd.DataFrame.from_records(</text:p>
      <text:p text:style-name="Preformatted_20_Text"><text:s text:c="7"/>api_hook.get_ratings_for_month(year=year, month=month),</text:p>
      <text:p text:style-name="Preformatted_20_Text"><text:s text:c="7"/>columns=["userId", "movieId", "rating", "timestamp"],</text:p>
      <text:p text:style-name="Preformatted_20_Text"><text:s text:c="3"/>)</text:p>
      <text:p text:style-name="Preformatted_20_Text"><text:s text:c="3"/>logging.info(f"Fetched {ratings.shape[0]} rows")</text:p>
      <text:p text:style-name="Preformatted_20_Text"><text:s/></text:p>
      <text:p text:style-name="Preformatted_20_Text"><text:s text:c="3"/>with tempfile.TemporaryDirectory() as tmp_dir:</text:p>
      <text:p text:style-name="Preformatted_20_Text"><text:s text:c="7"/>tmp_path = path.join(tmp_dir, "ratings.csv")</text:p>
      <text:p text:style-name="Preformatted_20_Text"><text:s text:c="7"/>ratings.to_csv(tmp_path, index=False)</text:p>
      <text:p text:style-name="Preformatted_20_Text"><text:s/></text:p>
      <text:p text:style-name="Preformatted_20_Text"><text:s text:c="7"/>logging.info(f"Writing results to {container}/{year}/{month:02d}.csv")</text:p>
      <text:p text:style-name="Preformatted_20_Text"><text:s text:c="7"/>hook = WasbHook(wasb_conn_id)</text:p>
      <text:p text:style-name="Preformatted_20_Text"><text:s text:c="7"/>hook.load_file(</text:p>
      <text:p text:style-name="Preformatted_20_Text"><text:s text:c="11"/>tmp_path,</text:p>
      <text:p text:style-name="Preformatted_20_Text"><text:s text:c="11"/>container_name=container,</text:p>
      <text:p text:style-name="Preformatted_20_Text"><text:s text:c="11"/>blob_name=f"{year}/{month:02d}.csv",</text:p>
      <text:p text:style-name="Preformatted_20_Text"><text:s text:c="7"/>)</text:p>
      <text:p text:style-name="Preformatted_20_Text">fetch_ratings = PythonOperator(</text:p>
      <text:p text:style-name="Preformatted_20_Text"><text:s text:c="3"/>task_id="upload_ratings",</text:p>
      <text:p text:style-name="Preformatted_20_Text"><text:s text:c="3"/>python_callable=_upload_ratings,</text:p>
      <text:p text:style-name="Preformatted_20_Text"><text:s text:c="3"/>op_kwargs={</text:p>
      <text:p text:style-name="Preformatted_20_Text"><text:s text:c="7"/>"wasb_conn_id": "my_wasb_conn",</text:p>
      <text:p text:style-name="Preformatted_20_Text"><text:s text:c="7"/>"container": "ratings"</text:p>
      <text:p text:style-name="Preformatted_20_Text"><text:s text:c="3"/>},</text:p>
      <text:p text:style-name="Preformatted_20_Text">)</text:p>
      <text:p text:style-name="Preformatted_20_Text"/>
      <text:p text:style-name="Preformatted_20_Text">copy</text:p>
      <text:p text:style-name="Preformatted_20_Text"/>
      <text:p text:style-name="Preformatted_20_Text">#A Fetch ratings from the API using the MovielensHook from Chapter 8 (code for the hook is available in dags/custom/hooks.py).</text:p>
      <text:p text:style-name="Preformatted_20_Text"/>
      <text:p text:style-name="Preformatted_20_Text">#B Write ratings to a temporary directory.</text:p>
      <text:p text:style-name="Preformatted_20_Text"/>
      <text:p text:style-name="Preformatted_20_Text">#C Upload the written ratings to Azure Blob using the WasbHook.</text:p>
      <text:p text:style-name="Preformatted_20_Text"/>
      <text:p text:style-name="Preformatted_20_Text">The WasbHook requires a connection ID that specifies which connection to use for connecting to the Storage account. This connection can be created in Airflow using the credentials we obtained in the previous section, using the account name as login and the account key as password (Figure 17.11). Otherwise the code is pretty straight forward: we fetch the ratings, write them to a temporary file and upload the temporary file to the ratings container using the WasbHook.</text:p>
      <text:p text:style-name="Preformatted_20_Text">Figure 17.11 - Creating an Airflow connection for the Blob Storage account, using the Storage account name and key obtained from the Azure Portal.</text:p>
      <text:p text:style-name="Preformatted_20_Text"/>
      <text:p text:style-name="Preformatted_20_Text">For the second step, we need an operator that can connect to Azure Synapse, <text:soft-page-break/>execute a query that generates our rankings and writes the results to the rankings container in our storage account. Although no Airflow hook or operator provides this kind of functionality, we can use the OdbcHook (from the Odbc provider package[126]) to connect to Synapse over an ODBC connection. This hook then allows us to perform the query and retrieve the results, which we can then write to the Blob storage using the WasbHook.</text:p>
      <text:p text:style-name="Preformatted_20_Text"/>
      <text:p text:style-name="Preformatted_20_Text">The actual ranking will be performed by the following Synapse SQL query:</text:p>
      <text:p text:style-name="Preformatted_20_Text">Listing 17.2 - Synapse SQL query for ranking movies (dags/01_azure_usecase.py).</text:p>
      <text:p text:style-name="Preformatted_20_Text"/>
      <text:p text:style-name="Preformatted_20_Text">RANK_QUERY = """</text:p>
      <text:p text:style-name="Preformatted_20_Text">SELECT movieId, AVG(rating) as avg_rating, COUNT(*) as num_ratings #A</text:p>
      <text:p text:style-name="Preformatted_20_Text">FROM OPENROWSET( #B</text:p>
      <text:p text:style-name="Preformatted_20_Text"><text:s text:c="3"/>BULK</text:p>
      <text:p text:style-name="Preformatted_20_Text">'https://{blob_account_name}.blob.core.windows.net/{blob_container}/*/*.csv',</text:p>
      <text:p text:style-name="Preformatted_20_Text"><text:s text:c="3"/>FORMAT = 'CSV',</text:p>
      <text:p text:style-name="Preformatted_20_Text"><text:s text:c="3"/>PARSER_VERSION = '2.0',</text:p>
      <text:p text:style-name="Preformatted_20_Text"><text:s text:c="3"/>HEADER_ROW = TRUE,</text:p>
      <text:p text:style-name="Preformatted_20_Text"><text:s text:c="3"/>FIELDTERMINATOR =',',</text:p>
      <text:p text:style-name="Preformatted_20_Text"><text:s text:c="3"/>ROWTERMINATOR = '\n',</text:p>
      <text:p text:style-name="Preformatted_20_Text">)</text:p>
      <text:p text:style-name="Preformatted_20_Text">WITH (</text:p>
      <text:p text:style-name="Preformatted_20_Text"><text:s text:c="3"/>[userId] bigint, #C</text:p>
      <text:p text:style-name="Preformatted_20_Text"><text:s text:c="3"/>[movieId] bigint,</text:p>
      <text:p text:style-name="Preformatted_20_Text"><text:s text:c="3"/>[rating] float,</text:p>
      <text:p text:style-name="Preformatted_20_Text"><text:s text:c="3"/>[timestamp] bigint</text:p>
      <text:p text:style-name="Preformatted_20_Text">) AS [r]</text:p>
      <text:p text:style-name="Preformatted_20_Text">WHERE ( #D</text:p>
      <text:p text:style-name="Preformatted_20_Text"><text:s text:c="3"/>(r.filepath(1) &lt; '{year}') OR</text:p>
      <text:p text:style-name="Preformatted_20_Text"><text:s text:c="3"/>(r.filepath(1) = '{year}' AND r.filepath(2) &lt;= '{month:02d}')</text:p>
      <text:p text:style-name="Preformatted_20_Text">)</text:p>
      <text:p text:style-name="Preformatted_20_Text">GROUP BY movieId #E</text:p>
      <text:p text:style-name="Preformatted_20_Text">ORDER BY avg_rating DESC</text:p>
      <text:p text:style-name="Preformatted_20_Text">"""</text:p>
      <text:p text:style-name="Preformatted_20_Text"/>
      <text:p text:style-name="Preformatted_20_Text">copy</text:p>
      <text:p text:style-name="Preformatted_20_Text"/>
      <text:p text:style-name="Preformatted_20_Text">#A Retrieve the movie ID, rating value and date of each rating.</text:p>
      <text:p text:style-name="Preformatted_20_Text"/>
      <text:p text:style-name="Preformatted_20_Text">#B Tell Synapse to look for our CSV dataset in our Blob storage account.</text:p>
      <text:p text:style-name="Preformatted_20_Text"/>
      <text:p text:style-name="Preformatted_20_Text">#C Define the schema to use when reading the CSV data.</text:p>
      <text:p text:style-name="Preformatted_20_Text"/>
      <text:p text:style-name="Preformatted_20_Text">#D Select all ratings up until the execution date based on partition file names.</text:p>
      <text:p text:style-name="Preformatted_20_Text"/>
      <text:p text:style-name="Preformatted_20_Text">#E Group by movie ID to calculate the average rating per movie.</text:p>
      <text:p text:style-name="Preformatted_20_Text"/>
      <text:p text:style-name="Preformatted_20_Text">In this SQL query, the OPENROWSET statement tells Synapse to load the required dataset from our storage account (referenced by the URL) and that the data files are in a CSV file format. Following OPENROWSET, the WITH statement tells Synapse what schema to use for data read from the external dataset, so that we can ensure the data columns have the correct types. Finally, the WHERE statement uses the different parts of the file paths to ensure we only read data upto the current month, whilst the rest of the statement performs our actual ranking (using the SELECT AVG, GROUP BY and ORDER BY statements).</text:p>
      <text:p text:style-name="Preformatted_20_Text"/>
      <text:p text:style-name="Preformatted_20_Text">Note Accessing storage accounts In this case, Synapse has access to the storage account because we placed our files in the storage account that is coupled to the Synapse workspace. If you were to place the files in another storage account (not directly coupled to the workspace), you need to make sure to either grant your Synapse workspace’s identity access to the corresponding storage account or to register the storage account with the proper access credentials as an external datastore in the workspace. <text:s/></text:p>
      <text:p text:style-name="Preformatted_20_Text"/>
      <text:p text:style-name="Preformatted_20_Text"><text:soft-page-break/>We can execute this query using the following function, which executes the query using the OdbcHook[127], converts the rows in the result to a pandas DataFrame and then uploads the contents of that data frame to the blob storage using the WasbHook:</text:p>
      <text:p text:style-name="Preformatted_20_Text">Listing 17.3 - Executing the ranking query on Synapse using ODBC (dags/01_azure_usecase.py).</text:p>
      <text:p text:style-name="Preformatted_20_Text"/>
      <text:p text:style-name="Preformatted_20_Text">def _rank_movies(</text:p>
      <text:p text:style-name="Preformatted_20_Text"><text:s text:c="3"/>odbc_conn_id, wasb_conn_id, ratings_container, rankings_container, **context</text:p>
      <text:p text:style-name="Preformatted_20_Text">):</text:p>
      <text:p text:style-name="Preformatted_20_Text"><text:s text:c="3"/>year = context["execution_date"].year</text:p>
      <text:p text:style-name="Preformatted_20_Text"><text:s text:c="3"/>month = context["execution_date"].month</text:p>
      <text:p text:style-name="Preformatted_20_Text"><text:s/></text:p>
      <text:p text:style-name="Preformatted_20_Text"><text:s text:c="3"/>blob_account_name = WasbHook.get_connection(wasb_conn_id).login #A</text:p>
      <text:p text:style-name="Preformatted_20_Text"><text:s/></text:p>
      <text:p text:style-name="Preformatted_20_Text"><text:s text:c="3"/>query = RANK_QUERY.format( #B</text:p>
      <text:p text:style-name="Preformatted_20_Text"><text:s text:c="7"/>year=year,</text:p>
      <text:p text:style-name="Preformatted_20_Text"><text:s text:c="7"/>month=month,</text:p>
      <text:p text:style-name="Preformatted_20_Text"><text:s text:c="7"/>blob_account_name=blob_account_name,</text:p>
      <text:p text:style-name="Preformatted_20_Text"><text:s text:c="7"/>blob_container=ratings_container,</text:p>
      <text:p text:style-name="Preformatted_20_Text"><text:s text:c="3"/>)</text:p>
      <text:p text:style-name="Preformatted_20_Text"><text:s text:c="3"/>logging.info(f"Executing query: {query}")</text:p>
      <text:p text:style-name="Preformatted_20_Text"><text:s/></text:p>
      <text:p text:style-name="Preformatted_20_Text"><text:s text:c="3"/>odbc_hook = OdbcHook(</text:p>
      <text:p text:style-name="Preformatted_20_Text"><text:s text:c="7"/>odbc_conn_id,</text:p>
      <text:p text:style-name="Preformatted_20_Text"><text:s text:c="7"/>driver="ODBC Driver 17 for SQL Server",</text:p>
      <text:p text:style-name="Preformatted_20_Text"><text:s text:c="3"/>) #C</text:p>
      <text:p text:style-name="Preformatted_20_Text"><text:s/></text:p>
      <text:p text:style-name="Preformatted_20_Text"><text:s text:c="3"/>with odbc_hook.get_conn() as conn:</text:p>
      <text:p text:style-name="Preformatted_20_Text"><text:s text:c="7"/>with conn.cursor() as cursor:</text:p>
      <text:p text:style-name="Preformatted_20_Text"><text:s text:c="11"/>cursor.execute(query) #D</text:p>
      <text:p text:style-name="Preformatted_20_Text"><text:s/></text:p>
      <text:p text:style-name="Preformatted_20_Text"><text:s text:c="11"/>rows = cursor.fetchall()</text:p>
      <text:p text:style-name="Preformatted_20_Text"><text:s text:c="11"/>colnames = [field[0] for field in cursor.description]</text:p>
      <text:p text:style-name="Preformatted_20_Text"><text:s/></text:p>
      <text:p text:style-name="Preformatted_20_Text"><text:s text:c="3"/>ranking = pd.DataFrame.from_records(rows, columns=colnames) #E</text:p>
      <text:p text:style-name="Preformatted_20_Text"><text:s text:c="3"/>logging.info(f"Retrieved {ranking.shape[0]} rows")</text:p>
      <text:p text:style-name="Preformatted_20_Text"><text:s/></text:p>
      <text:p text:style-name="Preformatted_20_Text"><text:s text:c="3"/># Write ranking to temp file.</text:p>
      <text:p text:style-name="Preformatted_20_Text"><text:s text:c="3"/>logging.info(f"Writing results to {rankings_container}/{year}/{month:02d}.csv")</text:p>
      <text:p text:style-name="Preformatted_20_Text"><text:s text:c="3"/>with tempfile.TemporaryDirectory() as tmp_dir:</text:p>
      <text:p text:style-name="Preformatted_20_Text"><text:s text:c="7"/>tmp_path = path.join(tmp_dir, "ranking.csv")</text:p>
      <text:p text:style-name="Preformatted_20_Text"><text:s text:c="7"/>ranking.to_csv(tmp_path, index=False) #F</text:p>
      <text:p text:style-name="Preformatted_20_Text"><text:s/></text:p>
      <text:p text:style-name="Preformatted_20_Text"><text:s text:c="7"/># Upload file to Azure Blob.</text:p>
      <text:p text:style-name="Preformatted_20_Text"><text:s text:c="7"/>wasb_hook = WasbHook(wasb_conn_id) #G</text:p>
      <text:p text:style-name="Preformatted_20_Text"><text:s text:c="7"/>wasb_hook.load_file(</text:p>
      <text:p text:style-name="Preformatted_20_Text"><text:s text:c="11"/>tmp_path,</text:p>
      <text:p text:style-name="Preformatted_20_Text"><text:s text:c="11"/>container_name=rankings_container,</text:p>
      <text:p text:style-name="Preformatted_20_Text"><text:s text:c="11"/>blob_name=f"{year}/{month:02d}.csv",</text:p>
      <text:p text:style-name="Preformatted_20_Text"><text:s text:c="7"/>)</text:p>
      <text:p text:style-name="Preformatted_20_Text"/>
      <text:p text:style-name="Preformatted_20_Text">copy</text:p>
      <text:p text:style-name="Preformatted_20_Text"/>
      <text:p text:style-name="Preformatted_20_Text">#A Retrieve the name of our Blob storage account (same as the login name for the storage account).</text:p>
      <text:p text:style-name="Preformatted_20_Text"/>
      <text:p text:style-name="Preformatted_20_Text">#B Inject run parameters into the SQL query.</text:p>
      <text:p text:style-name="Preformatted_20_Text"/>
      <text:p text:style-name="Preformatted_20_Text">#C Connect to Synapse using the ODBC hook.</text:p>
      <text:p text:style-name="Preformatted_20_Text"/>
      <text:p text:style-name="Preformatted_20_Text">#D Execute the query and retrieve the resulting rows.</text:p>
      <text:p text:style-name="Preformatted_20_Text"/>
      <text:p text:style-name="Preformatted_20_Text"><text:soft-page-break/>#E Convert the resulting rows into a pandas DataFrame.</text:p>
      <text:p text:style-name="Preformatted_20_Text"/>
      <text:p text:style-name="Preformatted_20_Text">#F Write the result to a temporary CSV file.</text:p>
      <text:p text:style-name="Preformatted_20_Text"/>
      <text:p text:style-name="Preformatted_20_Text">#G Upload the CSV file containing rankings to Blob storage.</text:p>
      <text:p text:style-name="Preformatted_20_Text"/>
      <text:p text:style-name="Preformatted_20_Text">Similar to the previous step, we can execute this function using the PythonOperator, passing in the required connection references and container paths as arguments to the operator:</text:p>
      <text:p text:style-name="Preformatted_20_Text">Listing 17.4 - Calling the movie ranking function (dags/01_azure_usecase.py).</text:p>
      <text:p text:style-name="Preformatted_20_Text"/>
      <text:p text:style-name="Preformatted_20_Text">rank_movies = PythonOperator(</text:p>
      <text:p text:style-name="Preformatted_20_Text"><text:s text:c="3"/>task_id="rank_movies",</text:p>
      <text:p text:style-name="Preformatted_20_Text"><text:s text:c="3"/>python_callable=_rank_movies,</text:p>
      <text:p text:style-name="Preformatted_20_Text"><text:s text:c="3"/>op_kwargs={</text:p>
      <text:p text:style-name="Preformatted_20_Text"><text:s text:c="7"/>"odbc_conn_id": "my_odbc_conn",</text:p>
      <text:p text:style-name="Preformatted_20_Text"><text:s text:c="7"/>"wasb_conn_id": "my_wasb_conn",</text:p>
      <text:p text:style-name="Preformatted_20_Text"><text:s text:c="7"/>"ratings_container": "ratings",</text:p>
      <text:p text:style-name="Preformatted_20_Text"><text:s text:c="7"/>"rankings_container": "rankings",</text:p>
      <text:p text:style-name="Preformatted_20_Text"><text:s text:c="3"/>},</text:p>
      <text:p text:style-name="Preformatted_20_Text">)</text:p>
      <text:p text:style-name="Preformatted_20_Text"/>
      <text:p text:style-name="Preformatted_20_Text">copy</text:p>
      <text:p text:style-name="Preformatted_20_Text"/>
      <text:p text:style-name="Preformatted_20_Text">Of course, we still need to provide the details for the ODBC connection to Airflow (Figure 17.12). You can find the host URL for your Synapse instance in the overview page of the Synapse workspace in the Azure Portal, under ‘SQL on-demand endpoint’ (on-demand = serverless SQL). For the database schema, we’ll simply use the default database (master). Finally, for the user login/password, we can simply use the username and password that we provided for our admin user when we created the workspace. Of course, we only use the admin account here for the purpose of this demonstration. In a more realistic setting, we would recommend creating a separate SQL user with the required permissions and using that user to connect to Synapse.</text:p>
      <text:p text:style-name="Preformatted_20_Text">Figure 17.12 - Creating an Airflow connection for the ODBC connection to Synapse. The corresponding user details should have been set when creating the Synapse workspace.</text:p>
      <text:p text:style-name="Preformatted_20_Text"/>
      <text:p text:style-name="Preformatted_20_Text">All that remains it to combine these two operators into a DAG, which we’ll run on a monthly schedule interval to generate monthly movie rankings:</text:p>
      <text:p text:style-name="Preformatted_20_Text">Listing 17.5 - Building the overall recommender DAG (dags/01_azure_usecase.py).</text:p>
      <text:p text:style-name="Preformatted_20_Text"/>
      <text:p text:style-name="Preformatted_20_Text">31</text:p>
      <text:p text:style-name="Preformatted_20_Text">32</text:p>
      <text:p text:style-name="Preformatted_20_Text">import datetime as dt</text:p>
      <text:p text:style-name="Preformatted_20_Text">import logging</text:p>
      <text:p text:style-name="Preformatted_20_Text">from os import path</text:p>
      <text:p text:style-name="Preformatted_20_Text">import tempfile</text:p>
      <text:p text:style-name="Preformatted_20_Text"><text:s/></text:p>
      <text:p text:style-name="Preformatted_20_Text">import pandas as pd</text:p>
      <text:p text:style-name="Preformatted_20_Text"><text:s/></text:p>
      <text:p text:style-name="Preformatted_20_Text">from airflow import DAG</text:p>
      <text:p text:style-name="Preformatted_20_Text"><text:s/></text:p>
      <text:p text:style-name="Preformatted_20_Text">from airflow.providers.microsoft.azure.hooks.wasb import WasbHook</text:p>
      <text:p text:style-name="Preformatted_20_Text">from airflow.providers.odbc.hooks.odbc import OdbcHook</text:p>
      <text:p text:style-name="Preformatted_20_Text">from airflow.operators.python import PythonOperator</text:p>
      <text:p text:style-name="Preformatted_20_Text"><text:s/></text:p>
      <text:p text:style-name="Preformatted_20_Text">from custom.hooks import MovielensHook</text:p>
      <text:p text:style-name="Preformatted_20_Text"><text:s/></text:p>
      <text:p text:style-name="Preformatted_20_Text">RANK_QUERY = ...</text:p>
      <text:p text:style-name="Preformatted_20_Text">def _fetch_ratings(api_conn_id, wasb_conn_id, container, **context):</text:p>
      <text:p text:style-name="Preformatted_20_Text"><text:s text:c="4"/>...</text:p>
      <text:p text:style-name="Preformatted_20_Text"><text:s/></text:p>
      <text:p text:style-name="Preformatted_20_Text">def _rank_movies(odbc_conn_id, wasb_conn_id, ratings_container, <text:soft-page-break/>rankings_container, **context):</text:p>
      <text:p text:style-name="Preformatted_20_Text"><text:s text:c="6"/>...</text:p>
      <text:p text:style-name="Preformatted_20_Text">with DAG(</text:p>
      <text:p text:style-name="Preformatted_20_Text"><text:s text:c="3"/>dag_id="01_azure_usecase",</text:p>
      <text:p text:style-name="Preformatted_20_Text"><text:s text:c="3"/>description="DAG demonstrating some Azure hooks and operators.",</text:p>
      <text:p text:style-name="Preformatted_20_Text"><text:s text:c="3"/>start_date=dt.datetime(year=2019, month=1, day=1),</text:p>
      <text:p text:style-name="Preformatted_20_Text"><text:s text:c="3"/>end_date=dt.datetime(year=2019, month=3, day=1),</text:p>
      <text:p text:style-name="Preformatted_20_Text"><text:s text:c="3"/>schedule_interval="@monthly",</text:p>
      <text:p text:style-name="Preformatted_20_Text"><text:s text:c="3"/>default_args={"depends_on_past": True},</text:p>
      <text:p text:style-name="Preformatted_20_Text">) as dag:</text:p>
      <text:p text:style-name="Preformatted_20_Text"><text:s text:c="3"/>fetch_ratings = PythonOperator(...)</text:p>
      <text:p text:style-name="Preformatted_20_Text"><text:s text:c="3"/>rank_movies = PythonOperator(...)</text:p>
      <text:p text:style-name="Preformatted_20_Text"><text:s text:c="3"/>upload_ratings &gt;&gt; rank_movies</text:p>
      <text:p text:style-name="Preformatted_20_Text"/>
      <text:p text:style-name="Preformatted_20_Text">copy</text:p>
      <text:p text:style-name="Preformatted_20_Text"/>
      <text:p text:style-name="Preformatted_20_Text">#A Set start/end dates to fit the ratings dataset.</text:p>
      <text:p text:style-name="Preformatted_20_Text"/>
      <text:p text:style-name="Preformatted_20_Text">#B Use depends_on_past to avoid running queries before past data has been loaded (which would give incomplete results).</text:p>
      <text:p text:style-name="Preformatted_20_Text"/>
      <text:p text:style-name="Preformatted_20_Text">With everything complete, we should finally be able to run our DAG within Airflow. If all goes well, we should see our tasks loading data from the ratings API and processing them in Synapse (Figure 17.13). If you run into any problems, make sure that the paths to the data and the access credentials for the Blob storage and Synapse are correct.</text:p>
      <text:p text:style-name="Preformatted_20_Text">Figure 17.13 - Successfully generating movie rankings using Azure Synapse in the movie ranking DAG.</text:p>
      <text:p text:style-name="Preformatted_20_Text">17.3.4 <text:s text:c="3"/>Cleaning up</text:p>
      <text:p text:style-name="Preformatted_20_Text"/>
      <text:p text:style-name="Preformatted_20_Text">After you’re done with playing around with this example in Azure Synapse, you can delete all the created resources by deleting the resource group that we created in the beginning of the use case (as this should contain all those resources). To do so, open the Overview page of the resource group in the Azure Portal and click ‘Delete resource group’ (Figure 17.14). Confirm the deletion to start deleting all the underlying resources. </text:p>
      <text:p text:style-name="Preformatted_20_Text">Figure 17.14 - Cleaning up the created resources by deleting the corresponding resource group.</text:p>
      <text:p text:style-name="Preformatted_20_Text">17.4 <text:s/>Summary</text:p>
      <text:p text:style-name="Preformatted_20_Text"/>
      <text:p text:style-name="Preformatted_20_Text"><text:s text:c="4"/>Airflow can be deployed in Azure using services such as ACI and App Service for running the scheduler and web server processes, Azure File/Blob storages for storing files and Azure SQL Database for the Airflow metastore.</text:p>
      <text:p text:style-name="Preformatted_20_Text"><text:s text:c="4"/>Airflow provides several Azure-specific hooks and operators that allow you to integrate with different services with the Azure cloud platform.</text:p>
      <text:p text:style-name="Preformatted_20_Text"><text:s text:c="4"/>Some Azure services can be accessed using generalized hooks such as the ODBC hook, if they conform to these standardized protocols.</text:p>
      <text:p text:style-name="Preformatted_20_Text"><text:s text:c="4"/>Using Azure-specific hooks and operators generally also requires you to configure the required resources and access permissions in Azure and Airflow, so that Airflow is allowed to perform the required operation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CHAPTER 18 Airflow in GCP</text:p>
      <text:p text:style-name="Preformatted_20_Text">This chapter covers:</text:p>
      <text:p text:style-name="Preformatted_20_Text"/>
      <text:p text:style-name="Preformatted_20_Text"><text:s text:c="4"/>Designing a deployment strategy for GCP using GKE, Cloud Storage, and Google BigQuery.</text:p>
      <text:p text:style-name="Preformatted_20_Text"><text:s text:c="4"/>An overview of several GCP-specific hooks and operators that allow you to integrate with commonly used GCP services.</text:p>
      <text:p text:style-name="Preformatted_20_Text"><text:soft-page-break/><text:s text:c="4"/>Demonstrating how to use GCP-specific hooks and operators to build a simple serverless recommender system.</text:p>
      <text:p text:style-name="Preformatted_20_Text"/>
      <text:p text:style-name="Preformatted_20_Text">The last major cloud provider, Google Cloud Platform (GCP), is actually the best-supported cloud platform in terms of the number of hooks and operators. Almost all Google services can be controlled with Airflow. In this chapter, we’ll dive into setting up Airflow on GCP (18.1), operators and hooks for GCP services (18.2), and the same use case as demonstrated on AWS and Azure, applied to GCP (18.3).</text:p>
      <text:p text:style-name="Preformatted_20_Text"/>
      <text:p text:style-name="Preformatted_20_Text">We must also note that GCP features a managed Airflow service named “Cloud Composer”, which is mentioned in more detail in Section 15.3.2. This chapter covers a DIY Airflow setup on GCP, not Cloud Composer.</text:p>
      <text:p text:style-name="Preformatted_20_Text">18.1 <text:s/>Deploying Airflow in GCP</text:p>
      <text:p text:style-name="Preformatted_20_Text"/>
      <text:p text:style-name="Preformatted_20_Text">GCP provides various services for running software. There is no one-size-fits-all, which is why Google (and all other cloud vendors) provide different services for running software.</text:p>
      <text:p text:style-name="Preformatted_20_Text">18.1.1 <text:s text:c="3"/>Picking services</text:p>
      <text:p text:style-name="Preformatted_20_Text"/>
      <text:p text:style-name="Preformatted_20_Text">These services can be mapped on a scale, ranging from fully self-managed and the most flexibility, to managed completely by GCP and no maintenance required:</text:p>
      <text:p text:style-name="Preformatted_20_Text">Figure 18.1 Overview of the different compute services available in the Google Cloud Platform.</text:p>
      <text:p text:style-name="Preformatted_20_Text"/>
      <text:p text:style-name="Preformatted_20_Text">On the left-hand side, we have Compute Engine, which gives you a virtual machine to run any piece of software you desire. Compute Engine provides you complete freedom and control, which can be positive, but it also requires you to manage and configure the virtual machine yourself. For example; if traffic to a service you’re running on Compute Engine increases, it is up to yourself to scale vertically by creating a new VM with a larger instance type or scale horizontally by configuring an autoscaling policy to create more of the same instances.</text:p>
      <text:p text:style-name="Preformatted_20_Text"/>
      <text:p text:style-name="Preformatted_20_Text">On the right-hand side, we have Cloud Functions to which you can provide a function in one of the supported languages (Node.js, Python, Go, and Java at the time of writing). For example, a Python function which returns the current time in a given timezone. So if I call the function with an argument “CEST”, the function will return the time for the CEST timezone. Functions handle small workloads and operate event-based. Google manages your function - i.e. if no traffic is sent to your function, Google will scale down the number of deployed functions automatically. If a high load is requested from your function, Google will automatically scale up. Logging, monitoring, and such are all handled by Google, you only have to provide a function. If your use case fits the characteristics of a function, it can greatly improve your productivity.</text:p>
      <text:p text:style-name="Preformatted_20_Text"/>
      <text:p text:style-name="Preformatted_20_Text">Airflow is not trivial to set up because of the shared storage it requires for storing and sharing DAG files (mostly applies when running CeleryExecutor or KubernetesExecutor). This limits our options in GCP:</text:p>
      <text:p text:style-name="Preformatted_20_Text"/>
      <text:p text:style-name="Preformatted_20_Text"><text:s text:c="4"/>Cloud Functions serve stateless, event-based functions, which Airflow is not, and therefore it cannot be deployed on Cloud Functions.</text:p>
      <text:p text:style-name="Preformatted_20_Text"><text:s text:c="4"/>Running Airflow on App Engine might be technically possible but with a few remarks: App Engine expects a single Docker container, while the minimum Airflow installation is already split between a webserver and a scheduler process. This poses a challenge; typically applications that expose something (e.g. a front-end or REST API) are run on App Engine, which scales automatically based on the load. Airflow does not fit this model - it’s a distributed application by default. The webserver could be a good candidate though to run on GAE.</text:p>
      <text:p text:style-name="Preformatted_20_Text"><text:s text:c="4"/>The Airflow scheduler does not fit the App Engine model, this leaves us with two options: GCE and GKE. Kubernetes is already discussed in detail in Chapter 10.</text:p>
      <text:p text:style-name="Preformatted_20_Text"><text:s text:c="4"/>The Kubernetes Engine is a good fit for Airflow. Helm charts for deploying Airflow on Kubernetes are available, plus it provides abstractions for mounting <text:soft-page-break/>filesystems shared by multiple pods.</text:p>
      <text:p text:style-name="Preformatted_20_Text"><text:s text:c="4"/>The Compute Engine gives you complete freedom to run and configure your instance. We can distinguish two flavors of the Compute Engine: a Linux based VM, and a Container Optimized OS (COS) VM. A COS system is ideal for running Docker containers, and therefore seems attractive from a deployment perspective but unfortunately poses an issue in combination with Airflow. Airflow requires a filesystem for DAG storage (potentially shared between multiple machines), for which storage accessible via NFS is a common solution. However, COS does not come with NFS libraries. While it might be technically possible to install these, this is a non-trivial task and therefore it’s easier to switch to a Linux-based VM which gives complete control over the VM.</text:p>
      <text:p text:style-name="Preformatted_20_Text"/>
      <text:p text:style-name="Preformatted_20_Text">For a shared file system, two (out of the many) options on GCP are:</text:p>
      <text:p text:style-name="Preformatted_20_Text"/>
      <text:p text:style-name="Preformatted_20_Text"><text:s text:c="4"/>Google Cloud Filestore (a GCP managed NAS service)</text:p>
      <text:p text:style-name="Preformatted_20_Text"><text:s text:c="4"/>GCS mounted with FUSE</text:p>
      <text:p text:style-name="Preformatted_20_Text"/>
      <text:p text:style-name="Preformatted_20_Text">Shared file systems have been a challenge for long, and each comes with its pros and cons. If possible, we prefer to avoid FUSE filesystems as they apply a file system-like interface over something that was never intended to be a file system (e.g. GCS is an object store), which comes with poor performance and consistency challenges, especially when used by multiple clients.</text:p>
      <text:p text:style-name="Preformatted_20_Text"/>
      <text:p text:style-name="Preformatted_20_Text">For other Airflow components, the number of options is less and thus easier. For the metastore, GCP provides Cloud SQL which can run both MySQL and PostgreSQL. For the storage of logs, we’ll apply Google Cloud Storage (GCS), which is Google’s object storage service.</text:p>
      <text:p text:style-name="Preformatted_20_Text"/>
      <text:p text:style-name="Preformatted_20_Text">When running on GCP, deploying on Google Kubernetes Engine (GKE) is probably the easiest approach (Figure 18.2). GKE is Google’s managed Kubernetes service which provides an easy way to deploy and manage containerized software. The other obvious option on GCP - running everything on Linux-based Compute Engine VMs - takes more work and time to get up and running as you have to configure everything yourself. Google already provides a managed Airflow service named Composer, but we will demonstrate how Airflow is deployed on GKE and can integrate with other GCP services.</text:p>
      <text:p text:style-name="Preformatted_20_Text">Figure 18.2 Mapping Airflow components to GCP in a Kubernetes-based deployment of Airflow</text:p>
      <text:p text:style-name="Preformatted_20_Text">18.1.2 <text:s text:c="3"/>Deploying on GKE with Helm</text:p>
      <text:p text:style-name="Preformatted_20_Text"/>
      <text:p text:style-name="Preformatted_20_Text">Let’s start with getting GKE up and running. Throughout this section we aim to provide the basic commands for getting Airflow up and running - this means we skip various details that are often required in a production setup, such as not exposing services on public IPs. The following command will create a GKE cluster, with a public endpoint:</text:p>
      <text:p text:style-name="Preformatted_20_Text"/>
      <text:p text:style-name="Preformatted_20_Text">NOTE To tell Google to use a specific project, you can either configure a default with:</text:p>
      <text:p text:style-name="Preformatted_20_Text"/>
      <text:p text:style-name="Preformatted_20_Text">gcloud config set project [my-project-id]</text:p>
      <text:p text:style-name="Preformatted_20_Text"/>
      <text:p text:style-name="Preformatted_20_Text">copy</text:p>
      <text:p text:style-name="Preformatted_20_Text"/>
      <text:p text:style-name="Preformatted_20_Text">Or add a flag to every command, for example:</text:p>
      <text:p text:style-name="Preformatted_20_Text"/>
      <text:p text:style-name="Preformatted_20_Text">gcloud compute instances list --project [my-project-id]</text:p>
      <text:p text:style-name="Preformatted_20_Text"/>
      <text:p text:style-name="Preformatted_20_Text">copy</text:p>
      <text:p text:style-name="Preformatted_20_Text"/>
      <text:p text:style-name="Preformatted_20_Text">For the gcloud commands shown below, we do not display the --project flag and assume you set a default or add the --project flag to the command.</text:p>
      <text:p text:style-name="Preformatted_20_Text">Listing 18.1 gcloud command to create a GKE cluster</text:p>
      <text:p text:style-name="Preformatted_20_Text"/>
      <text:p text:style-name="Preformatted_20_Text">gcloud container clusters create my-airflow-cluster \</text:p>
      <text:p text:style-name="Preformatted_20_Text"><text:soft-page-break/>--machine-type n1-standard-4 \</text:p>
      <text:p text:style-name="Preformatted_20_Text">--num-nodes 1 \</text:p>
      <text:p text:style-name="Preformatted_20_Text">--region "europe-west4"</text:p>
      <text:p text:style-name="Preformatted_20_Text"/>
      <text:p text:style-name="Preformatted_20_Text">copy</text:p>
      <text:p text:style-name="Preformatted_20_Text"/>
      <text:p text:style-name="Preformatted_20_Text">And to connect your kubectl client with the cluster:</text:p>
      <text:p text:style-name="Preformatted_20_Text">Listing 18.2 gcloud command to configure a kubectl config entry</text:p>
      <text:p text:style-name="Preformatted_20_Text"/>
      <text:p text:style-name="Preformatted_20_Text">gcloud container clusters get-credentials my-airflow-cluster --region europe-west4</text:p>
      <text:p text:style-name="Preformatted_20_Text"/>
      <text:p text:style-name="Preformatted_20_Text">copy</text:p>
      <text:p text:style-name="Preformatted_20_Text"/>
      <text:p text:style-name="Preformatted_20_Text">On this cluster, we will deploy a fully-operational Airflow installation using Helm, a package manager for Kubernetes. At the time of writing, a Helm chart is included in the Airflow repository on GitHub, but not yet released via an official channel. We must therefore download it to install:</text:p>
      <text:p text:style-name="Preformatted_20_Text">Listing 18.3 Downloading and installing the Airflow Helm chart</text:p>
      <text:p text:style-name="Preformatted_20_Text"/>
      <text:p text:style-name="Preformatted_20_Text">$ curl -OL https://github.com/apache/airflow/archive/master.zip</text:p>
      <text:p text:style-name="Preformatted_20_Text">$ unzip master.zip</text:p>
      <text:p text:style-name="Preformatted_20_Text">$ kubectl create namespace airflow</text:p>
      <text:p text:style-name="Preformatted_20_Text">$ helm dep update ./airflow-master/chart</text:p>
      <text:p text:style-name="Preformatted_20_Text">$ helm install airflow ./airflow-master/chart --namespace airflow</text:p>
      <text:p text:style-name="Preformatted_20_Text"><text:s/></text:p>
      <text:p text:style-name="Preformatted_20_Text">NAME: airflow</text:p>
      <text:p text:style-name="Preformatted_20_Text">LAST DEPLOYED: Wed Jul 22 20:40:44 2020</text:p>
      <text:p text:style-name="Preformatted_20_Text">NAMESPACE: airflow</text:p>
      <text:p text:style-name="Preformatted_20_Text">STATUS: deployed</text:p>
      <text:p text:style-name="Preformatted_20_Text">REVISION: 1</text:p>
      <text:p text:style-name="Preformatted_20_Text">TEST SUITE: None</text:p>
      <text:p text:style-name="Preformatted_20_Text">NOTES:</text:p>
      <text:p text:style-name="Preformatted_20_Text">Thank you for installing Airflow!</text:p>
      <text:p text:style-name="Preformatted_20_Text"><text:s/></text:p>
      <text:p text:style-name="Preformatted_20_Text">Your release is named airflow.</text:p>
      <text:p text:style-name="Preformatted_20_Text"><text:s/></text:p>
      <text:p text:style-name="Preformatted_20_Text">You can now access your dashboard(s) by executing the following command(s) and visiting the corresponding port at localhost in your browser:</text:p>
      <text:p text:style-name="Preformatted_20_Text"><text:s/></text:p>
      <text:p text:style-name="Preformatted_20_Text">Airflow dashboard: <text:s text:c="7"/>kubectl port-forward svc/airflow-webserver 8080:8080 --namespace airflow</text:p>
      <text:p text:style-name="Preformatted_20_Text"/>
      <text:p text:style-name="Preformatted_20_Text">copy</text:p>
      <text:p text:style-name="Preformatted_20_Text"/>
      <text:p text:style-name="Preformatted_20_Text">#1 Download Airflow source code</text:p>
      <text:p text:style-name="Preformatted_20_Text"/>
      <text:p text:style-name="Preformatted_20_Text">#2 Create a Kubernetes namespace for Airflow</text:p>
      <text:p text:style-name="Preformatted_20_Text"/>
      <text:p text:style-name="Preformatted_20_Text">#3 Download specified versions of dependant Helm charts</text:p>
      <text:p text:style-name="Preformatted_20_Text"/>
      <text:p text:style-name="Preformatted_20_Text">#4 Install the Airflow Helm chart, will take some time</text:p>
      <text:p text:style-name="Preformatted_20_Text"/>
      <text:p text:style-name="Preformatted_20_Text">At the time of writing this book, an “official” Helm chart was added to Airflow, but not yet released to official channels. Hence, we must download the Helm chart from the Airflow master branch. Check the Airflow documentation for the most recent details.</text:p>
      <text:p text:style-name="Preformatted_20_Text"/>
      <text:p text:style-name="Preformatted_20_Text">The Helm chart in Listing 18.3 installs a complete Airflow installation running in Kubernetes. That means everything runs inside Kubernetes. Many parts are configurable, but by default, it runs the KubernetesExecutor with a Postgres metastore, DAGs baked into the Docker images, RBAC enabled, and username/password “admin”/”admin” (which you likely want to change). The webserver runs as a Kubernetes ClusterIP service, which gives you a service <text:soft-page-break/>inside your cluster that other applications can access, but is not accessible externally. To access it we can port forward to the pod:</text:p>
      <text:p text:style-name="Preformatted_20_Text">Listing 18.4 Port forwarding to the Airflow webserver</text:p>
      <text:p text:style-name="Preformatted_20_Text"/>
      <text:p text:style-name="Preformatted_20_Text">1</text:p>
      <text:p text:style-name="Preformatted_20_Text">kubectl port-forward svc/airflow-webserver 8080:8080 --namespace airflow</text:p>
      <text:p text:style-name="Preformatted_20_Text"/>
      <text:p text:style-name="Preformatted_20_Text">copy</text:p>
      <text:p text:style-name="Preformatted_20_Text"/>
      <text:p text:style-name="Preformatted_20_Text">This makes the webserver to accessible on http://localhost:8080.</text:p>
      <text:p text:style-name="Preformatted_20_Text"/>
      <text:p text:style-name="Preformatted_20_Text">DAGs can be added via two methods:</text:p>
      <text:p text:style-name="Preformatted_20_Text"/>
      <text:p text:style-name="Preformatted_20_Text"><text:s text:c="4"/>The default deployment method with the Helm chart is to build DAGs together with the Airflow Docker image. To build a new image and update the Docker image, run:</text:p>
      <text:p text:style-name="Preformatted_20_Text"/>
      <text:p text:style-name="Preformatted_20_Text">Listing 18.5 Updating the deployed Airflow image with Helm</text:p>
      <text:p text:style-name="Preformatted_20_Text"/>
      <text:p text:style-name="Preformatted_20_Text">1</text:p>
      <text:p text:style-name="Preformatted_20_Text">2</text:p>
      <text:p text:style-name="Preformatted_20_Text">3</text:p>
      <text:p text:style-name="Preformatted_20_Text">helm upgrade airflow ./airflow-master/chart \</text:p>
      <text:p text:style-name="Preformatted_20_Text"><text:s text:c="2"/>--set images.airflow.repository=yourcompany/airflow \</text:p>
      <text:p text:style-name="Preformatted_20_Text"><text:s text:c="2"/>--set images.airflow.tag=1234abc</text:p>
      <text:p text:style-name="Preformatted_20_Text"/>
      <text:p text:style-name="Preformatted_20_Text">copy</text:p>
      <text:p text:style-name="Preformatted_20_Text"/>
      <text:p text:style-name="Preformatted_20_Text"><text:s text:c="4"/>Or, you can point to a Git repository and configure a git-sync[128] sidecar container which pulls in code from the Git repository every X (default 60) number of seconds:</text:p>
      <text:p text:style-name="Preformatted_20_Text"/>
      <text:p text:style-name="Preformatted_20_Text">Listing 18.6 Configuring a git-sync sidecar with the Airflow Helm chart</text:p>
      <text:p text:style-name="Preformatted_20_Text"/>
      <text:p text:style-name="Preformatted_20_Text">helm upgrade airflow ./airflow-master/chart \</text:p>
      <text:p text:style-name="Preformatted_20_Text"><text:s text:c="2"/>--set dags.persistence.enabled=false \</text:p>
      <text:p text:style-name="Preformatted_20_Text"><text:s text:c="2"/>--set dags.gitSync.enabled=true</text:p>
      <text:p text:style-name="Preformatted_20_Text"/>
      <text:p text:style-name="Preformatted_20_Text">copy</text:p>
      <text:p text:style-name="Preformatted_20_Text"/>
      <text:p text:style-name="Preformatted_20_Text">For all details and configuration options, refer to the Airflow documentation.</text:p>
      <text:p text:style-name="Preformatted_20_Text">18.1.3 <text:s text:c="3"/>Integrating with Google services</text:p>
      <text:p text:style-name="Preformatted_20_Text"/>
      <text:p text:style-name="Preformatted_20_Text">After first running Airflow on GKE, let’s view how we can make more use of Google’s managed services, so we don’t have to manage applications on Kubernetes ourselves. We will demonstrate how to create a GCP LoadBalancer to expose the webserver externally. To do so, we must change the service type of the webserver, which is a “ClusterIP” service by default.</text:p>
      <text:p text:style-name="Preformatted_20_Text">Figure 18.3 Different access patterns for services running in Kubernetes</text:p>
      <text:p text:style-name="Preformatted_20_Text"/>
      <text:p text:style-name="Preformatted_20_Text">A ClusterIP type service can route requests to the correct pod but provides no external endpoint to connect to, requiring a user to set up a proxy to connect to a service (Figure 18.3, left). This is not user-friendly and therefore we want a different mechanism to which the user can connect directly without having to configure anything. There are various options for doing so, one of them is to create a service of type LoadBalancer (Figure 18.3, right). The service type is applied in chart/values.yaml, in section “webserver”. Change the service type from ClusterIP to LoadBalancer, and apply the changed Helm chart:</text:p>
      <text:p text:style-name="Preformatted_20_Text">Listing 18.7 Installing a new version of a Helm chart</text:p>
      <text:p text:style-name="Preformatted_20_Text"/>
      <text:p text:style-name="Preformatted_20_Text">helm upgrade --install airflow ./airflow-master/chart --namespace airflow</text:p>
      <text:p text:style-name="Preformatted_20_Text"/>
      <text:p text:style-name="Preformatted_20_Text">copy</text:p>
      <text:p text:style-name="Preformatted_20_Text"/>
      <text:p text:style-name="Preformatted_20_Text"><text:soft-page-break/>GKE receives the request to apply changes on the GKE cluster and notices the change from ClusterIP to LoadBalancer service. GKE integrates with various GCP services, and one of them is a load balancer. When creating a Kubernetes service of type LoadBalancer in GKE, GCP will create a load balancer under the network services menu, serving traffic to your GKE cluster:</text:p>
      <text:p text:style-name="Preformatted_20_Text">Figure 18.4 Creating a load balancer in the GCP console</text:p>
      <text:p text:style-name="Preformatted_20_Text"/>
      <text:p text:style-name="Preformatted_20_Text">Selecting the newly created load balancer will show the address which is now accessible externally:</text:p>
      <text:p text:style-name="Preformatted_20_Text">Figure 18.5 Identifying the external address of the load balancer in the GCP console</text:p>
      <text:p text:style-name="Preformatted_20_Text"/>
      <text:p text:style-name="Preformatted_20_Text">In this screenshot, the Airflow webserver is now accessible on http://34.90.59.14:8080.</text:p>
      <text:p text:style-name="Preformatted_20_Text"/>
      <text:p text:style-name="Preformatted_20_Text">Other components of the Airflow Helm installation can also be “outsourced” to GCP services, however, the required work is more involved:</text:p>
      <text:p text:style-name="Preformatted_20_Text"/>
      <text:p text:style-name="Preformatted_20_Text"><text:s text:c="4"/>The Postgres database can run on Cloud SQL</text:p>
      <text:p text:style-name="Preformatted_20_Text"><text:s text:c="4"/>We can run our own images from Google Cloud Repository (GCR)</text:p>
      <text:p text:style-name="Preformatted_20_Text"><text:s text:c="4"/>We can set up remote logging to GCS (described in Section 12.3.4)</text:p>
      <text:p text:style-name="Preformatted_20_Text"/>
      <text:p text:style-name="Preformatted_20_Text">18.1.4 <text:s text:c="3"/>Designing the network</text:p>
      <text:p text:style-name="Preformatted_20_Text"/>
      <text:p text:style-name="Preformatted_20_Text">The network layout is a “personal” choice, and the number of options is limitless. For example; is it okay to have traffic going over the public internet and use external IPs, or does security require us to route all traffic internally within GCP and only use internal IPs? We aim to provide a getting-started network layout, which does not (and cannot) fit everybody, but can serve as a starting point.</text:p>
      <text:p text:style-name="Preformatted_20_Text"/>
      <text:p text:style-name="Preformatted_20_Text">Using the components mentioned above gives the following result:</text:p>
      <text:p text:style-name="Preformatted_20_Text">Figure 18.6 Example GCP network layout with Airflow running on GKE, Cloud SQL for the metastore, and the Airflow webserver exposed via a Load Balancer.</text:p>
      <text:p text:style-name="Preformatted_20_Text"/>
      <text:p text:style-name="Preformatted_20_Text">As mentioned before, Airflow is installed on GKE. The webserver can be exposed to the outside world via a Load Balancer. Cloud Storage is a globally available service, not restricted to a VPC. However, GCP does provide a service named VPC Service Controls (VPC SC) to limit communications to selected services (including Cloud Storage) to be accessed only from within your VPC. The Cloud SQL database, serving the Airflow metastore, cannot run in the same subnet as your own services. Google creates a fully managed database for you in its own perimeter. Thus, a connection to the database must be created either via the public internet or by peering your own and Google’s VPC networks.</text:p>
      <text:p text:style-name="Preformatted_20_Text">18.1.5 <text:s text:c="3"/>Scaling with the CeleryExecutor</text:p>
      <text:p text:style-name="Preformatted_20_Text"/>
      <text:p text:style-name="Preformatted_20_Text">Celery relies on a message broker to distribute tasks to workers. GCP offers a messaging service named Pub/Sub, however, this is not supported by Celery. Thus, you are limited to using the open-source tools supported by Celery: RabbitMQ or Redis. From an architectural perspective, this won’t change Figure 18.6 - since these services can run alongside the Airflow containers in GKE.</text:p>
      <text:p text:style-name="Preformatted_20_Text"/>
      <text:p text:style-name="Preformatted_20_Text">By default, the Airflow Helm starts with the Kubernetes executor. Luckily, it’s very easy to configure the Celery executor. Required components (i.e., Redis) are automatically installed with one command:</text:p>
      <text:p text:style-name="Preformatted_20_Text">Listing 18.8 Configuring the Celery executor</text:p>
      <text:p text:style-name="Preformatted_20_Text"/>
      <text:p text:style-name="Preformatted_20_Text">$ helm upgrade airflow ./airflow-master/chart --set executor=CeleryExecutor</text:p>
      <text:p text:style-name="Preformatted_20_Text"><text:s/></text:p>
      <text:p text:style-name="Preformatted_20_Text">Release "airflow" has been upgraded. Happy Helming!</text:p>
      <text:p text:style-name="Preformatted_20_Text">...</text:p>
      <text:p text:style-name="Preformatted_20_Text"><text:s/></text:p>
      <text:p text:style-name="Preformatted_20_Text">You can now access your dashboard(s) by executing the following command(s) and visiting the corresponding port at localhost in your browser:</text:p>
      <text:p text:style-name="Preformatted_20_Text"><text:soft-page-break/><text:s/></text:p>
      <text:p text:style-name="Preformatted_20_Text">Airflow dashboard: <text:s text:c="7"/>kubectl port-forward svc/airflow-webserver 8080:8080 --namespace airflow</text:p>
      <text:p text:style-name="Preformatted_20_Text">Flower dashboard: <text:s text:c="8"/>kubectl port-forward svc/airflow-flower 5555:5555 --namespace airflow</text:p>
      <text:p text:style-name="Preformatted_20_Text"/>
      <text:p text:style-name="Preformatted_20_Text">copy</text:p>
      <text:p text:style-name="Preformatted_20_Text"/>
      <text:p text:style-name="Preformatted_20_Text">#A The Celery Flower dashboard is installed for monitoring</text:p>
      <text:p text:style-name="Preformatted_20_Text"/>
      <text:p text:style-name="Preformatted_20_Text">The number of Celery workers can be controlled manually with the Helm property workers.replicas, which is set to 1 by default. It does not scale automatically. However, there is a solution to do so, namely “Kubernetes Event-Driven Autoscaling”, better known as KEDA[129]. Based on a certain given condition, KEDA will automatically scale the number of containers up or down (known as HPA, or Horizontal Pod Autoscaling, in Kubernetes). For example; the workload on your Airflow setup. The Airflow Helm chart provides settings to enable KEDA autoscaling and defines the load on Airflow, and corresponding workers, as the following query on the Airflow metastore:</text:p>
      <text:p text:style-name="Preformatted_20_Text"/>
      <text:p text:style-name="Preformatted_20_Text">1</text:p>
      <text:p text:style-name="Preformatted_20_Text">CEIL((RUNNING + QUEUED tasks) / 16)</text:p>
      <text:p text:style-name="Preformatted_20_Text"/>
      <text:p text:style-name="Preformatted_20_Text">copy</text:p>
      <text:p text:style-name="Preformatted_20_Text"/>
      <text:p text:style-name="Preformatted_20_Text">For example, say we have 26 running tasks and 11 queued tasks: CEIL((26 + 11)/16) = 3 workers. By default, KEDA queries the database every 30 seconds, and changes the number of workers if it differs from the current number of workers, enabling autoscaling of Celery workers:</text:p>
      <text:p text:style-name="Preformatted_20_Text">Figure 18.7 Airflow running the Celery executor, with KEDA automatically scaling the number of Celery workers up and down depending on the workload. This setup only works when installed on Kubernetes.</text:p>
      <text:p text:style-name="Preformatted_20_Text"/>
      <text:p text:style-name="Preformatted_20_Text">To enable the KEDA autoscaling using the Airflow Helm chart:</text:p>
      <text:p text:style-name="Preformatted_20_Text">Listing 18.9 Configuring the Celery executor + autoscaling</text:p>
      <text:p text:style-name="Preformatted_20_Text"/>
      <text:p text:style-name="Preformatted_20_Text">helm repo add kedacore https://kedacore.github.io/charts</text:p>
      <text:p text:style-name="Preformatted_20_Text"><text:s/></text:p>
      <text:p text:style-name="Preformatted_20_Text">helm repo update</text:p>
      <text:p text:style-name="Preformatted_20_Text"><text:s/></text:p>
      <text:p text:style-name="Preformatted_20_Text">kubectl create namespace keda</text:p>
      <text:p text:style-name="Preformatted_20_Text"><text:s/></text:p>
      <text:p text:style-name="Preformatted_20_Text">helm install \</text:p>
      <text:p text:style-name="Preformatted_20_Text"><text:s text:c="2"/>--set image.keda=docker.io/kedacore/keda:1.2.0 \</text:p>
      <text:p text:style-name="Preformatted_20_Text"><text:s text:c="2"/>--set image.metricsAdapter=docker.io/kedacore/keda-metrics-adapter:1.2.0 \</text:p>
      <text:p text:style-name="Preformatted_20_Text"><text:s text:c="2"/>--namespace keda \</text:p>
      <text:p text:style-name="Preformatted_20_Text"><text:s text:c="2"/>keda kedacore/keda</text:p>
      <text:p text:style-name="Preformatted_20_Text"><text:s/></text:p>
      <text:p text:style-name="Preformatted_20_Text">helm upgrade airflow ./airflow-master/chart \</text:p>
      <text:p text:style-name="Preformatted_20_Text"><text:s text:c="2"/>--set executor=CeleryExecutor \</text:p>
      <text:p text:style-name="Preformatted_20_Text"><text:s text:c="2"/>--set workers.keda.enabled=true \</text:p>
      <text:p text:style-name="Preformatted_20_Text"><text:s text:c="2"/>--set workers.persistence.enabled=false #A</text:p>
      <text:p text:style-name="Preformatted_20_Text"/>
      <text:p text:style-name="Preformatted_20_Text">copy</text:p>
      <text:p text:style-name="Preformatted_20_Text"/>
      <text:p text:style-name="Preformatted_20_Text">#A KEDA does not support Kubernetes StatefulSets, so must be turned off</text:p>
      <text:p text:style-name="Preformatted_20_Text"/>
      <text:p text:style-name="Preformatted_20_Text">So why would you prefer the Celery + KEDA setup over the Kubernetes executor? While both can scale out horizontally, the Celery + KEDA setup is more desirable from a performance perspective since it keeps a certain number of Celery workers up and running, which immediately process new tasks arriving on the queue. The Kubernetes executor however must create a new Airflow pod to run a given task, resulting in a startup overhead for every task.</text:p>
      <text:p text:style-name="Preformatted_20_Text"/>
      <text:p text:style-name="Preformatted_20_Text"><text:soft-page-break/>All settings mentioned above are configurable, refer to the documentation for all details. The KEDA setup is considered experimental while writing this book, refer to the Airflow documentation for the latest information.</text:p>
      <text:p text:style-name="Preformatted_20_Text">18.2 <text:s/>GCP-specific hooks and operators</text:p>
      <text:p text:style-name="Preformatted_20_Text"/>
      <text:p text:style-name="Preformatted_20_Text">Many GCP services are covered by GCP-specific Airflow operators, hooks, sensors, etc., providing much greater coverage than for AWS and Azure. Due to their sheer number, we’d like to refer you to the Google/Cloud provider package apache-airflow-providers-google for a full overview of the available hooks and operators.</text:p>
      <text:p text:style-name="Preformatted_20_Text"/>
      <text:p text:style-name="Preformatted_20_Text">The Google-related hooks don’t inherit from the airflow.hooks.BaseHook, but from the airflow.providers.google.common.hooks.base_google.GoogleBaseHook class. This base class provides the same authentication mechanism to the Google REST API so that all derived hooks and operators using it don’t have to implement authentication. Three methods of authentication are supported:</text:p>
      <text:p text:style-name="Preformatted_20_Text"/>
      <text:p text:style-name="Preformatted_20_Text"><text:s text:c="4"/>The Google SDK will search for credentials set in an environment variable GOOGLE_APPLICATION_CREDENTIALS (outside of Airflow) containing a path to a JSON keyfile.</text:p>
      <text:p text:style-name="Preformatted_20_Text"><text:s text:c="4"/>In an Airflow connection of type “Google Cloud Platform”, by setting fields “Project id” and “Keyfile Path”.</text:p>
      <text:p text:style-name="Preformatted_20_Text"><text:s text:c="4"/>Or, by providing the contents of a JSON keyfile to an Airflow connection of type “Google Cloud Platform” in the field “Keyfile JSON”.</text:p>
      <text:p text:style-name="Preformatted_20_Text"/>
      <text:p text:style-name="Preformatted_20_Text">Upon execution of any GCP-related operator, a request will be sent to GCP which requires authentication. This authentication can be represented by a service account in GCP; an account that can be used by an application (such as Airflow), instead of a human. Airflow requires one of the three options above to be set to authenticate to GCP with the given service account. For example, say we want to allow Airflow to run BigQuery jobs. Let’s create a service account that grants these permissions.</text:p>
      <text:p text:style-name="Preformatted_20_Text"/>
      <text:p text:style-name="Preformatted_20_Text">First, in the GCP console, browse to Service Accounts:</text:p>
      <text:p text:style-name="Preformatted_20_Text">Figure 18.8 Creating a service account in the GCP console</text:p>
      <text:p text:style-name="Preformatted_20_Text"/>
      <text:p text:style-name="Preformatted_20_Text">Click on the button “CREATE SERVICE ACCOUNT”, and provide a name for your service account, for example “run-bigquery-jobs”. Next, provide the “BigQuery Job User” role which holds permissions to run BigQuery jobs:</text:p>
      <text:p text:style-name="Preformatted_20_Text">Figure 18.9 Adding the appropriate BigQuery permissions to your service account.</text:p>
      <text:p text:style-name="Preformatted_20_Text"/>
      <text:p text:style-name="Preformatted_20_Text">After adding the role, click CONTINUE (Figure 18.9) to advance to the next screen, where we can create a key. Click on CREATE KEY and you will be given two options to download a key file. JSON is the recommended method so select it and click CREATE (Figure 18.10) to download a JSON file holding the key:</text:p>
      <text:p text:style-name="Preformatted_20_Text">Figure 18.10 Creating and downloading the access key.</text:p>
      <text:p text:style-name="Preformatted_20_Text"/>
      <text:p text:style-name="Preformatted_20_Text">The just downloaded JSON file holds a few values which can be used to authenticate with GCP:</text:p>
      <text:p text:style-name="Preformatted_20_Text">Listing 18.10 Contents of a service account JSON key</text:p>
      <text:p text:style-name="Preformatted_20_Text"/>
      <text:p text:style-name="Preformatted_20_Text">11</text:p>
      <text:p text:style-name="Preformatted_20_Text">12</text:p>
      <text:p text:style-name="Preformatted_20_Text">13</text:p>
      <text:p text:style-name="Preformatted_20_Text">$ cat airflow-pipelines-4aa1b2353bca.json</text:p>
      <text:p text:style-name="Preformatted_20_Text">{</text:p>
      <text:p text:style-name="Preformatted_20_Text"><text:s text:c="2"/>"type": "service_account",</text:p>
      <text:p text:style-name="Preformatted_20_Text"><text:s text:c="2"/>"project_id": "airflow-pipelines",</text:p>
      <text:p text:style-name="Preformatted_20_Text"><text:s text:c="2"/>"private_key_id": "4aa1b2353bca412363bfa85f95de6ad488e6f4c7",</text:p>
      <text:p text:style-name="Preformatted_20_Text"><text:s text:c="2"/>"private_key": "-----BEGIN PRIVATE KEY-----\nMIIz...LaY=\n-----END PRIVATE KEY-----\n",</text:p>
      <text:p text:style-name="Preformatted_20_Text"><text:s text:c="2"/>"client_email": "run-bigquery-jobs@airflow-pipelines.iam.gserviceaccount.com",</text:p>
      <text:p text:style-name="Preformatted_20_Text"><text:s text:c="2"/>"client_id": "936502912366591303469",</text:p>
      <text:p text:style-name="Preformatted_20_Text"><text:s text:c="2"/>"auth_uri": "https://accounts.google.com/o/oauth2/auth",</text:p>
      <text:p text:style-name="Preformatted_20_Text"><text:soft-page-break/><text:s text:c="2"/>"token_uri": "https://oauth2.googleapis.com/token",</text:p>
      <text:p text:style-name="Preformatted_20_Text"><text:s text:c="2"/>"auth_provider_x509_cert_url": "https://www.googleapis.com/oauth2/v1/certs",</text:p>
      <text:p text:style-name="Preformatted_20_Text"><text:s text:c="2"/>"client_x509_cert_url": "https://www.googleapis.com/robot/v1/metadata/x509/run-bigquery-jobs%40airflow-pipelines.iam.gserviceaccount.com"</text:p>
      <text:p text:style-name="Preformatted_20_Text">}</text:p>
      <text:p text:style-name="Preformatted_20_Text"/>
      <text:p text:style-name="Preformatted_20_Text">copy</text:p>
      <text:p text:style-name="Preformatted_20_Text"/>
      <text:p text:style-name="Preformatted_20_Text">Keep this file safe and secure! Anybody with access to this file can authenticate to GCP and use the granted permissions. Let’s provide it to Airflow so that we can run a BigQuery job. Given the three options above, we can provide the key in three ways:</text:p>
      <text:p text:style-name="Preformatted_20_Text"/>
      <text:p text:style-name="Preformatted_20_Text"><text:s text:c="4"/>By setting an environment variable GOOGLE_APPLICATION_CREDENTIALS:</text:p>
      <text:p text:style-name="Preformatted_20_Text"/>
      <text:p text:style-name="Preformatted_20_Text">Listing 18.11 Setting Google credentials using an environment variable</text:p>
      <text:p text:style-name="Preformatted_20_Text"/>
      <text:p text:style-name="Preformatted_20_Text">1</text:p>
      <text:p text:style-name="Preformatted_20_Text">2</text:p>
      <text:p text:style-name="Preformatted_20_Text">export GOOGLE_APPLICATION_CREDENTIALS=/path/to/key.json</text:p>
      <text:p text:style-name="Preformatted_20_Text">Note this sets the credentials globally, all applications authenticating with Google will read this JSON key.</text:p>
      <text:p text:style-name="Preformatted_20_Text"/>
      <text:p text:style-name="Preformatted_20_Text">copy</text:p>
      <text:p text:style-name="Preformatted_20_Text"/>
      <text:p text:style-name="Preformatted_20_Text"><text:s text:c="4"/>Or by configuring an Airflow connection:</text:p>
      <text:p text:style-name="Preformatted_20_Text"/>
      <text:p text:style-name="Preformatted_20_Text">Figure 18.11 Creating an Airflow connection using the access key file</text:p>
      <text:p text:style-name="Preformatted_20_Text"/>
      <text:p text:style-name="Preformatted_20_Text"><text:s text:c="4"/>Or by providing the contents of the JSON file to an Airflow connection:</text:p>
      <text:p text:style-name="Preformatted_20_Text"/>
      <text:p text:style-name="Preformatted_20_Text">Figure 18.12 Creating an Airflow connection using the access key JSON</text:p>
      <text:p text:style-name="Preformatted_20_Text"/>
      <text:p text:style-name="Preformatted_20_Text">All three options will do the job of authentication. Note that the JSON key is specific to a single project. Using option #1 will set the key globally on your system - all applications connecting with Google will authenticate using this key and use the same permissions. Option #2 also points to the file location of the JSON key, but from an Airflow connection. This way you can provide different connection ids to different tasks, thus using different sets of permissions between tasks, and possibly also connecting to different GCP projects. The difference between option #2 and #3 is that with #3 your JSON key is stored only in Airflow, and not as a file on your filesystem - this could be desirable, but if there are other applications on your system sharing the same key, go for option #2.</text:p>
      <text:p text:style-name="Preformatted_20_Text">18.3 <text:s/>Use case: serverless movie ranking on GCP</text:p>
      <text:p text:style-name="Preformatted_20_Text"/>
      <text:p text:style-name="Preformatted_20_Text">Let’s look back at the use case previously applied to AWS and Azure. How would it work on GCP? Many of the cloud services can be mapped against each other:</text:p>
      <text:p text:style-name="Preformatted_20_Text"/>
      <text:p text:style-name="Preformatted_20_Text">AWS</text:p>
      <text:p text:style-name="Preformatted_20_Text"><text:tab/></text:p>
      <text:p text:style-name="Preformatted_20_Text"/>
      <text:p text:style-name="Preformatted_20_Text">Azure</text:p>
      <text:p text:style-name="Preformatted_20_Text"><text:tab/></text:p>
      <text:p text:style-name="Preformatted_20_Text"/>
      <text:p text:style-name="Preformatted_20_Text">GCP</text:p>
      <text:p text:style-name="Preformatted_20_Text"/>
      <text:p text:style-name="Preformatted_20_Text">S3</text:p>
      <text:p text:style-name="Preformatted_20_Text"><text:tab/></text:p>
      <text:p text:style-name="Preformatted_20_Text"/>
      <text:p text:style-name="Preformatted_20_Text">Blob Storage</text:p>
      <text:p text:style-name="Preformatted_20_Text"><text:tab/></text:p>
      <text:p text:style-name="Preformatted_20_Text"/>
      <text:p text:style-name="Preformatted_20_Text"><text:soft-page-break/>GCS</text:p>
      <text:p text:style-name="Preformatted_20_Text"/>
      <text:p text:style-name="Preformatted_20_Text">Glue</text:p>
      <text:p text:style-name="Preformatted_20_Text"><text:tab/></text:p>
      <text:p text:style-name="Preformatted_20_Text"/>
      <text:p text:style-name="Preformatted_20_Text">Synapse</text:p>
      <text:p text:style-name="Preformatted_20_Text"><text:tab/></text:p>
      <text:p text:style-name="Preformatted_20_Text"/>
      <text:p text:style-name="Preformatted_20_Text">Dataflow</text:p>
      <text:p text:style-name="Preformatted_20_Text"/>
      <text:p text:style-name="Preformatted_20_Text">Athena</text:p>
      <text:p text:style-name="Preformatted_20_Text"><text:tab/></text:p>
      <text:p text:style-name="Preformatted_20_Text"/>
      <text:p text:style-name="Preformatted_20_Text">Synapse</text:p>
      <text:p text:style-name="Preformatted_20_Text"><text:tab/></text:p>
      <text:p text:style-name="Preformatted_20_Text"/>
      <text:p text:style-name="Preformatted_20_Text">BigQuery</text:p>
      <text:p text:style-name="Preformatted_20_Text"/>
      <text:p text:style-name="Preformatted_20_Text">Table 18.1 - Comparing similar services on AWS, Azure, and GCP</text:p>
      <text:p text:style-name="Preformatted_20_Text"/>
      <text:p text:style-name="Preformatted_20_Text">The services mentioned here provide comparable functionality, but are not identical! They can be used for similar purposes but differ in various features and details. For example, AWS Glue is a managed Apache Spark service plus metadata store. GCP Dataflow is a managed Apache Beam service. Both Spark and Beam are aimed at processing big data, however do so in different ways. For our use case, they will both do the job.</text:p>
      <text:p text:style-name="Preformatted_20_Text">18.3.1 <text:s text:c="3"/>Uploading to GCS</text:p>
      <text:p text:style-name="Preformatted_20_Text"/>
      <text:p text:style-name="Preformatted_20_Text">Similar to Chapters 16 and 17, the first part of the workflow fetches ratings from our ratings API and uploads these to GCS, Google’s object storage service. Although most GCP services can be managed by an Airflow operator, there is obviously no operator for communicating with our custom API. While we could technically split up the work by first extracting ratings data and writing these to a local file, and then upload the file to GCS in a second step using the LocalFilesystemToGCSOperator, for conciseness we will perform this action in one task. The only component from Airflow we can apply here is the GCSHook, for performing actions on GCS:</text:p>
      <text:p text:style-name="Preformatted_20_Text">Listing 18.12 DAG fetching ratings and uploading to GCS</text:p>
      <text:p text:style-name="Preformatted_20_Text"/>
      <text:p text:style-name="Preformatted_20_Text">import datetime</text:p>
      <text:p text:style-name="Preformatted_20_Text">import logging</text:p>
      <text:p text:style-name="Preformatted_20_Text">import os</text:p>
      <text:p text:style-name="Preformatted_20_Text">import tempfile</text:p>
      <text:p text:style-name="Preformatted_20_Text">from os import path</text:p>
      <text:p text:style-name="Preformatted_20_Text"><text:s/></text:p>
      <text:p text:style-name="Preformatted_20_Text">import pandas as pd</text:p>
      <text:p text:style-name="Preformatted_20_Text">from airflow.models import DAG</text:p>
      <text:p text:style-name="Preformatted_20_Text">from airflow.operators.python import PythonOperator</text:p>
      <text:p text:style-name="Preformatted_20_Text">from airflow.providers.google.cloud.hooks.gcs import GCSHook</text:p>
      <text:p text:style-name="Preformatted_20_Text"><text:s/></text:p>
      <text:p text:style-name="Preformatted_20_Text">from custom.hooks import MovielensHook</text:p>
      <text:p text:style-name="Preformatted_20_Text"><text:s/></text:p>
      <text:p text:style-name="Preformatted_20_Text">dag = DAG(</text:p>
      <text:p text:style-name="Preformatted_20_Text"><text:s text:c="3"/>"gcp_movie_ranking",</text:p>
      <text:p text:style-name="Preformatted_20_Text"><text:s text:c="3"/>start_date=datetime.datetime(year=2019, month=1, day=1),</text:p>
      <text:p text:style-name="Preformatted_20_Text"><text:s text:c="3"/>end_date=datetime.datetime(year=2019, month=3, day=1),</text:p>
      <text:p text:style-name="Preformatted_20_Text"><text:s text:c="3"/>schedule_interval="@monthly",</text:p>
      <text:p text:style-name="Preformatted_20_Text"><text:s text:c="3"/>default_args={"depends_on_past": True},</text:p>
      <text:p text:style-name="Preformatted_20_Text">)</text:p>
      <text:p text:style-name="Preformatted_20_Text"><text:s/></text:p>
      <text:p text:style-name="Preformatted_20_Text"><text:s/></text:p>
      <text:p text:style-name="Preformatted_20_Text">def _fetch_ratings(api_conn_id, gcp_conn_id, gcs_bucket, **context):</text:p>
      <text:p text:style-name="Preformatted_20_Text"><text:s text:c="3"/>year = context["execution_date"].year</text:p>
      <text:p text:style-name="Preformatted_20_Text"><text:s text:c="3"/>month = context["execution_date"].month</text:p>
      <text:p text:style-name="Preformatted_20_Text"><text:soft-page-break/><text:s/></text:p>
      <text:p text:style-name="Preformatted_20_Text"><text:s text:c="3"/># Fetch ratings from our API.</text:p>
      <text:p text:style-name="Preformatted_20_Text"><text:s text:c="3"/>logging.info(f"Fetching ratings for {year}/{month:02d}")</text:p>
      <text:p text:style-name="Preformatted_20_Text"><text:s/></text:p>
      <text:p text:style-name="Preformatted_20_Text"><text:s text:c="3"/>api_hook = MovielensHook(conn_id=api_conn_id)</text:p>
      <text:p text:style-name="Preformatted_20_Text"><text:s text:c="3"/>ratings = pd.DataFrame.from_records(</text:p>
      <text:p text:style-name="Preformatted_20_Text"><text:s text:c="7"/>api_hook.get_ratings_for_month(year=year, month=month),</text:p>
      <text:p text:style-name="Preformatted_20_Text"><text:s text:c="7"/>columns=["userId", "movieId", "rating", "timestamp"],</text:p>
      <text:p text:style-name="Preformatted_20_Text"><text:s text:c="3"/>)</text:p>
      <text:p text:style-name="Preformatted_20_Text"><text:s/></text:p>
      <text:p text:style-name="Preformatted_20_Text"><text:s text:c="3"/>logging.info(f"Fetched {ratings.shape[0]} rows")</text:p>
      <text:p text:style-name="Preformatted_20_Text"><text:s/></text:p>
      <text:p text:style-name="Preformatted_20_Text"><text:s text:c="3"/># Write ratings to temp file.</text:p>
      <text:p text:style-name="Preformatted_20_Text"><text:s text:c="3"/>with tempfile.TemporaryDirectory() as tmp_dir:</text:p>
      <text:p text:style-name="Preformatted_20_Text"><text:s text:c="7"/>tmp_path = path.join(tmp_dir, "ratings.csv")</text:p>
      <text:p text:style-name="Preformatted_20_Text"><text:s text:c="7"/>ratings.to_csv(tmp_path, index=False)</text:p>
      <text:p text:style-name="Preformatted_20_Text"><text:s/></text:p>
      <text:p text:style-name="Preformatted_20_Text"><text:s text:c="7"/># Upload file to GCS.</text:p>
      <text:p text:style-name="Preformatted_20_Text"><text:s text:c="7"/>logging.info(f"Writing results to ratings/{year}/{month:02d}.csv")</text:p>
      <text:p text:style-name="Preformatted_20_Text"><text:s text:c="7"/>gcs_hook = GCSHook(gcp_conn_id)</text:p>
      <text:p text:style-name="Preformatted_20_Text"><text:s text:c="7"/>gcs_hook.upload(</text:p>
      <text:p text:style-name="Preformatted_20_Text"><text:s text:c="11"/>bucket_name=gcs_bucket,</text:p>
      <text:p text:style-name="Preformatted_20_Text"><text:s text:c="11"/>object_name=f"ratings/{year}/{month:02d}.csv",</text:p>
      <text:p text:style-name="Preformatted_20_Text"><text:s text:c="11"/>filename=tmp_path,</text:p>
      <text:p text:style-name="Preformatted_20_Text"><text:s text:c="7"/>)</text:p>
      <text:p text:style-name="Preformatted_20_Text"><text:s/></text:p>
      <text:p text:style-name="Preformatted_20_Text"><text:s/></text:p>
      <text:p text:style-name="Preformatted_20_Text">fetch_ratings = PythonOperator(</text:p>
      <text:p text:style-name="Preformatted_20_Text"><text:s text:c="3"/>task_id="fetch_ratings",</text:p>
      <text:p text:style-name="Preformatted_20_Text"><text:s text:c="3"/>python_callable=_fetch_ratings,</text:p>
      <text:p text:style-name="Preformatted_20_Text"><text:s text:c="3"/>op_kwargs={</text:p>
      <text:p text:style-name="Preformatted_20_Text"><text:s text:c="7"/>"api_conn_id": "movielens",</text:p>
      <text:p text:style-name="Preformatted_20_Text"><text:s text:c="7"/>"gcp_conn_id": "gcp",</text:p>
      <text:p text:style-name="Preformatted_20_Text"><text:s text:c="7"/>"gcs_bucket": os.environ["RATINGS_BUCKET"],</text:p>
      <text:p text:style-name="Preformatted_20_Text"><text:s text:c="3"/>},</text:p>
      <text:p text:style-name="Preformatted_20_Text"><text:s text:c="3"/>dag=dag,</text:p>
      <text:p text:style-name="Preformatted_20_Text">)</text:p>
      <text:p text:style-name="Preformatted_20_Text"/>
      <text:p text:style-name="Preformatted_20_Text">copy</text:p>
      <text:p text:style-name="Preformatted_20_Text"/>
      <text:p text:style-name="Preformatted_20_Text">#A First extract and write results to a local file</text:p>
      <text:p text:style-name="Preformatted_20_Text"/>
      <text:p text:style-name="Preformatted_20_Text">#B Initialize a connection to GCS</text:p>
      <text:p text:style-name="Preformatted_20_Text"/>
      <text:p text:style-name="Preformatted_20_Text">#C Upload local file to GCS</text:p>
      <text:p text:style-name="Preformatted_20_Text"/>
      <text:p text:style-name="Preformatted_20_Text">#D The GCS bucket to which the file will be uploaded</text:p>
      <text:p text:style-name="Preformatted_20_Text"/>
      <text:p text:style-name="Preformatted_20_Text">#E The GCS key to which the data will be written</text:p>
      <text:p text:style-name="Preformatted_20_Text"/>
      <text:p text:style-name="Preformatted_20_Text">If all succeeds, we now have data in a GCS bucket:</text:p>
      <text:p text:style-name="Preformatted_20_Text">Figure 18.13 Showing the results in Google Cloud Storage of a successful run of the initial DAG, with ratings being uploaded into the bucket</text:p>
      <text:p text:style-name="Preformatted_20_Text">18.3.2 <text:s text:c="3"/>Getting data into BigQuery</text:p>
      <text:p text:style-name="Preformatted_20_Text"/>
      <text:p text:style-name="Preformatted_20_Text">After uploading the data to GCS, we will load the data into BigQuery so that we can query it. While BigQuery can deal with external data, it is somewhat restricted in options when the data is partitioned, especially when creating external tables. Best is to load the data into BigQuery internally. There are several Airflow operators related to operations on BigQuery - the GCSToBigQueryOperator specifically for loading data stored on GCS into BigQuery:</text:p>
      <text:p text:style-name="Preformatted_20_Text">Listing 18.13 Importing partitioned data from GCS into BigQuery</text:p>
      <text:p text:style-name="Preformatted_20_Text"/>
      <text:p text:style-name="Preformatted_20_Text">15</text:p>
      <text:p text:style-name="Preformatted_20_Text"><text:soft-page-break/>16</text:p>
      <text:p text:style-name="Preformatted_20_Text">17</text:p>
      <text:p text:style-name="Preformatted_20_Text">from airflow.providers.google.cloud.transfers.gcs_to_bigquery import GCSToBigQueryOperator</text:p>
      <text:p text:style-name="Preformatted_20_Text"><text:s/></text:p>
      <text:p text:style-name="Preformatted_20_Text"><text:s/></text:p>
      <text:p text:style-name="Preformatted_20_Text">import_in_bigquery = GCSToBigQueryOperator(</text:p>
      <text:p text:style-name="Preformatted_20_Text"><text:s text:c="3"/>task_id="import_in_bigquery",</text:p>
      <text:p text:style-name="Preformatted_20_Text"><text:s text:c="3"/>bucket="airflow_movie_ratings",</text:p>
      <text:p text:style-name="Preformatted_20_Text"><text:s text:c="3"/>source_objects=["ratings/{{ execution_date.year }}/{{ execution_date.month }}.csv"],</text:p>
      <text:p text:style-name="Preformatted_20_Text"><text:s text:c="3"/>source_format="CSV",</text:p>
      <text:p text:style-name="Preformatted_20_Text"><text:s text:c="3"/>create_disposition="CREATE_IF_NEEDED",</text:p>
      <text:p text:style-name="Preformatted_20_Text"><text:s text:c="3"/>write_disposition="WRITE_TRUNCATE",</text:p>
      <text:p text:style-name="Preformatted_20_Text"><text:s text:c="3"/>bigquery_conn_id="gcp",</text:p>
      <text:p text:style-name="Preformatted_20_Text"><text:s text:c="3"/>autodetect=True,</text:p>
      <text:p text:style-name="Preformatted_20_Text"><text:s text:c="3"/>destination_project_dataset_table="airflow-pipelines:airflow.ratings${{ ds_nodash }}",</text:p>
      <text:p text:style-name="Preformatted_20_Text"><text:s text:c="3"/>dag=dag,</text:p>
      <text:p text:style-name="Preformatted_20_Text">)</text:p>
      <text:p text:style-name="Preformatted_20_Text"><text:s/></text:p>
      <text:p text:style-name="Preformatted_20_Text">fetch_ratings &gt;&gt; import_in_bigquery</text:p>
      <text:p text:style-name="Preformatted_20_Text"/>
      <text:p text:style-name="Preformatted_20_Text">copy</text:p>
      <text:p text:style-name="Preformatted_20_Text"/>
      <text:p text:style-name="Preformatted_20_Text">#A Creates the table if it doesn’t exist</text:p>
      <text:p text:style-name="Preformatted_20_Text"/>
      <text:p text:style-name="Preformatted_20_Text">#B Overwrite partition data if it already exists</text:p>
      <text:p text:style-name="Preformatted_20_Text"/>
      <text:p text:style-name="Preformatted_20_Text">#C Attempt to autodetect the schema</text:p>
      <text:p text:style-name="Preformatted_20_Text"/>
      <text:p text:style-name="Preformatted_20_Text">#D Value after the $-symbol defines the partition to write to, called “partition decorator”</text:p>
      <text:p text:style-name="Preformatted_20_Text"/>
      <text:p text:style-name="Preformatted_20_Text">Which produces the second part of this DAG:</text:p>
      <text:p text:style-name="Preformatted_20_Text">Figure 18.14 DAG uploading and importing data in GCP BigQuery</text:p>
      <text:p text:style-name="Preformatted_20_Text"/>
      <text:p text:style-name="Preformatted_20_Text">As you can see, we define a source (file in GCS bucket), and target (BigQuery table partition), but there are more configurations. For example, the create and write dispositions define the behavior in case respectively no table exists yet, and if the partition already exists. Their values (CREATE_IF_NEEDED and WRITE_TRUNCATE) might seem to come out of the blue. The GCP-related Airflow operators, bluntly said, provide “convenience” wrappers around the underlying request to Google. They provide you, as a developer, an interface to call the underlying system whilst using Airflow’s features such as templatable variables. But, specific arguments such as create_disposition are specific to GCP and propagated directly to the request. As such, the only way to know their expected values is to very carefully read the Airflow documentation, GCP documentation, or inspect the source code as a last resort.</text:p>
      <text:p text:style-name="Preformatted_20_Text"/>
      <text:p text:style-name="Preformatted_20_Text">After running this workflow, we can inspect the data in BigQuery:</text:p>
      <text:p text:style-name="Preformatted_20_Text">Figure 18.15 Inspecting imported data in BigQuery</text:p>
      <text:p text:style-name="Preformatted_20_Text"/>
      <text:p text:style-name="Preformatted_20_Text">As you can see on the right side, the data was loaded successfully. However, as we can see on the left side, the schema autodetection (which we set to True), did not manage to automatically infer the schema, as we can see by the column names “string_field_0”, “string_field_1”, etc. While the schema autodetection does the job most of the time, there are no guarantees about the schema inference working correctly. In this situation, we know the structure of the data will not change. So, it is safe to provide the schema with the request:</text:p>
      <text:p text:style-name="Preformatted_20_Text">Listing 18.14 Importing data from GCS into BigQuery with schema</text:p>
      <text:p text:style-name="Preformatted_20_Text"/>
      <text:p text:style-name="Preformatted_20_Text">from airflow.providers.google.cloud.transfers.gcs_to_bigquery import GCSToBigQueryOperator</text:p>
      <text:p text:style-name="Preformatted_20_Text"><text:soft-page-break/><text:s/></text:p>
      <text:p text:style-name="Preformatted_20_Text">import_in_bigquery = GCSToBigQueryOperator(</text:p>
      <text:p text:style-name="Preformatted_20_Text"><text:s text:c="3"/>task_id="import_in_bigquery",</text:p>
      <text:p text:style-name="Preformatted_20_Text"><text:s text:c="3"/>bucket="airflow_movie_ratings",</text:p>
      <text:p text:style-name="Preformatted_20_Text"><text:s text:c="3"/>source_objects=["ratings/{{ execution_date.year }}/{{ execution_date.month }}.csv"],</text:p>
      <text:p text:style-name="Preformatted_20_Text"><text:s text:c="3"/>source_format="CSV",</text:p>
      <text:p text:style-name="Preformatted_20_Text"><text:s text:c="3"/>create_disposition="CREATE_IF_NEEDED",</text:p>
      <text:p text:style-name="Preformatted_20_Text"><text:s text:c="3"/>write_disposition="WRITE_TRUNCATE",</text:p>
      <text:p text:style-name="Preformatted_20_Text"><text:s text:c="3"/>bigquery_conn_id="gcp",</text:p>
      <text:p text:style-name="Preformatted_20_Text"><text:s text:c="3"/>skip_leading_rows=1, #A</text:p>
      <text:p text:style-name="Preformatted_20_Text"><text:s text:c="3"/>schema_fields=[ #B</text:p>
      <text:p text:style-name="Preformatted_20_Text"><text:s text:c="7"/>{"name": "userId", "type": "INTEGER"},</text:p>
      <text:p text:style-name="Preformatted_20_Text"><text:s text:c="7"/>{"name": "movieId", "type": "INTEGER"},</text:p>
      <text:p text:style-name="Preformatted_20_Text"><text:s text:c="7"/>{"name": "rating", "type": "FLOAT"},</text:p>
      <text:p text:style-name="Preformatted_20_Text"><text:s text:c="7"/>{"name": "timestamp", "type": "TIMESTAMP"},</text:p>
      <text:p text:style-name="Preformatted_20_Text"><text:s text:c="3"/>],</text:p>
      <text:p text:style-name="Preformatted_20_Text"><text:s text:c="3"/>destination_project_dataset_table="airflow-pipelines:airflow.ratings${{ ds_nodash }}",</text:p>
      <text:p text:style-name="Preformatted_20_Text"><text:s text:c="3"/>dag=dag,</text:p>
      <text:p text:style-name="Preformatted_20_Text">)</text:p>
      <text:p text:style-name="Preformatted_20_Text"/>
      <text:p text:style-name="Preformatted_20_Text">copy</text:p>
      <text:p text:style-name="Preformatted_20_Text"/>
      <text:p text:style-name="Preformatted_20_Text">#A Skip the header row</text:p>
      <text:p text:style-name="Preformatted_20_Text"/>
      <text:p text:style-name="Preformatted_20_Text">#B Manually define the schema</text:p>
      <text:p text:style-name="Preformatted_20_Text"/>
      <text:p text:style-name="Preformatted_20_Text">Now inspecting the BigQuery schema not only shows us the correct schema but also displays a nicely formatted timestamp. Much better:</text:p>
      <text:p text:style-name="Preformatted_20_Text">Figure 18.16 Inspecting imported data in BigQuery with a predefined schema</text:p>
      <text:p text:style-name="Preformatted_20_Text">18.3.3 <text:s text:c="3"/>Extracting top ratings</text:p>
      <text:p text:style-name="Preformatted_20_Text"/>
      <text:p text:style-name="Preformatted_20_Text">Lastly, we want to compute the top ratings in BigQuery and store the results. BigQuery nor Airflow does not provide an out-of-the-box solution for this. While we can run queries, and export complete tables, we cannot export a query result directly. Therefore the workaround is to first store a query result in a new table, second export the table, and lastly delete the intermediate table to clean up:</text:p>
      <text:p text:style-name="Preformatted_20_Text">Listing 18.15 Exporting BigQuery query results via an intermediate table</text:p>
      <text:p text:style-name="Preformatted_20_Text"/>
      <text:p text:style-name="Preformatted_20_Text">from airflow.providers.google.cloud.operators.bigquery import</text:p>
      <text:p text:style-name="Preformatted_20_Text">BigQueryExecuteQueryOperator, BigQueryDeleteTableOperator</text:p>
      <text:p text:style-name="Preformatted_20_Text">from airflow.providers.google.cloud.transfers.bigquery_to_gcs import BigQueryToGCSOperator</text:p>
      <text:p text:style-name="Preformatted_20_Text"><text:s/></text:p>
      <text:p text:style-name="Preformatted_20_Text">query_top_ratings = BigQueryExecuteQueryOperator(</text:p>
      <text:p text:style-name="Preformatted_20_Text"><text:s text:c="3"/>task_id="query_top_ratings",</text:p>
      <text:p text:style-name="Preformatted_20_Text"><text:s text:c="3"/>destination_dataset_table="airflow-pipelines:airflow.ratings_{{ ds_nodash }}", #A</text:p>
      <text:p text:style-name="Preformatted_20_Text"><text:s text:c="3"/>sql="""SELECT movieid, AVG(rating) as avg_rating, COUNT(*) as num_ratings</text:p>
      <text:p text:style-name="Preformatted_20_Text">FROM airflow.ratings</text:p>
      <text:p text:style-name="Preformatted_20_Text">WHERE DATE(timestamp) &lt;= DATE("{{ ds }}")</text:p>
      <text:p text:style-name="Preformatted_20_Text">GROUP BY movieid</text:p>
      <text:p text:style-name="Preformatted_20_Text">ORDER BY avg_rating DESC</text:p>
      <text:p text:style-name="Preformatted_20_Text">""", #B</text:p>
      <text:p text:style-name="Preformatted_20_Text"><text:s text:c="3"/>write_disposition="WRITE_TRUNCATE",</text:p>
      <text:p text:style-name="Preformatted_20_Text"><text:s text:c="3"/>create_disposition="CREATE_IF_NEEDED",</text:p>
      <text:p text:style-name="Preformatted_20_Text"><text:s text:c="3"/>bigquery_conn_id="gcp",</text:p>
      <text:p text:style-name="Preformatted_20_Text"><text:s text:c="3"/>dag=dag,</text:p>
      <text:p text:style-name="Preformatted_20_Text">)</text:p>
      <text:p text:style-name="Preformatted_20_Text"><text:s/></text:p>
      <text:p text:style-name="Preformatted_20_Text">extract_top_ratings = BigQueryToGCSOperator(</text:p>
      <text:p text:style-name="Preformatted_20_Text"><text:s text:c="3"/>task_id="extract_top_ratings",</text:p>
      <text:p text:style-name="Preformatted_20_Text"><text:soft-page-break/><text:s text:c="3"/>source_project_dataset_table="airflow-pipelines:airflow.ratings_{{ ds_nodash }}", #C</text:p>
      <text:p text:style-name="Preformatted_20_Text"><text:s text:c="3"/>destination_cloud_storage_uris="gs://airflow_movie_results/{{ ds_nodash }}.csv", #D</text:p>
      <text:p text:style-name="Preformatted_20_Text"><text:s text:c="3"/>export_format="CSV",</text:p>
      <text:p text:style-name="Preformatted_20_Text"><text:s text:c="3"/>bigquery_conn_id="gcp",</text:p>
      <text:p text:style-name="Preformatted_20_Text"><text:s text:c="3"/>dag=dag,</text:p>
      <text:p text:style-name="Preformatted_20_Text">)</text:p>
      <text:p text:style-name="Preformatted_20_Text"><text:s/></text:p>
      <text:p text:style-name="Preformatted_20_Text">delete_result_table = BigQueryTableDeleteOperator(</text:p>
      <text:p text:style-name="Preformatted_20_Text"><text:s text:c="3"/>task_id="delete_result_table",</text:p>
      <text:p text:style-name="Preformatted_20_Text"><text:s text:c="3"/>deletion_dataset_table="airflow-pipelines:airflow.ratings_{{ ds_nodash }}", #E</text:p>
      <text:p text:style-name="Preformatted_20_Text"><text:s text:c="3"/>bigquery_conn_id="gcp",</text:p>
      <text:p text:style-name="Preformatted_20_Text"><text:s text:c="3"/>dag=dag,</text:p>
      <text:p text:style-name="Preformatted_20_Text">)</text:p>
      <text:p text:style-name="Preformatted_20_Text"><text:s/></text:p>
      <text:p text:style-name="Preformatted_20_Text">fetch_ratings &gt;&gt; import_in_bigquery &gt;&gt; query_top_ratings &gt;&gt; extract_top_ratings &gt;&gt; delete_result_table</text:p>
      <text:p text:style-name="Preformatted_20_Text"/>
      <text:p text:style-name="Preformatted_20_Text">copy</text:p>
      <text:p text:style-name="Preformatted_20_Text"/>
      <text:p text:style-name="Preformatted_20_Text">#A BigQuery query result destination table</text:p>
      <text:p text:style-name="Preformatted_20_Text"/>
      <text:p text:style-name="Preformatted_20_Text">#B SQL query to execute</text:p>
      <text:p text:style-name="Preformatted_20_Text"/>
      <text:p text:style-name="Preformatted_20_Text">#C BigQuery table to extract</text:p>
      <text:p text:style-name="Preformatted_20_Text"/>
      <text:p text:style-name="Preformatted_20_Text">#D Extract destination path</text:p>
      <text:p text:style-name="Preformatted_20_Text"/>
      <text:p text:style-name="Preformatted_20_Text">#E BigQuery table to delete</text:p>
      <text:p text:style-name="Preformatted_20_Text"/>
      <text:p text:style-name="Preformatted_20_Text">In the Airflow webserver, the result looks as follows:</text:p>
      <text:p text:style-name="Preformatted_20_Text">Figure 18.17 The complete DAG for downloading ratings, and uploading and processing using GCP BigQuery</text:p>
      <text:p text:style-name="Preformatted_20_Text"/>
      <text:p text:style-name="Preformatted_20_Text">Using the ds_nodash context variable, we managed to string together a series of tasks performing various actions on BigQuery. Within each DAG run, the value of ds_nodash remains the same, and can thus be used to connect task results, whilst avoiding overriding results by the same task at different intervals. The result is a bucket filled with CSVs:</text:p>
      <text:p text:style-name="Preformatted_20_Text">Figure 18.18 Results are exported and stored as CSVs named with the corresponding datetime on GCS</text:p>
      <text:p text:style-name="Preformatted_20_Text"/>
      <text:p text:style-name="Preformatted_20_Text">On the BigQuery side, if we run multiple DAG runs simultaneously, multiple intermediate tables will be created. These are conveniently grouped by BigQuery:</text:p>
      <text:p text:style-name="Preformatted_20_Text">Figure 18.19 BigQuery groups tables with equal suffixes. When running multiple DAG runs simultaneously, this could result in multiple intermediate tables.</text:p>
      <text:p text:style-name="Preformatted_20_Text"/>
      <text:p text:style-name="Preformatted_20_Text">The last task in this DAG cleans up the intermediate result table. Note the operation of querying BigQuery, extracting results, and deleting the intermediate table is now split over three tasks. No operation exists to perform this in one task, not in BigQuery, and not in Airflow. Now say extract_top_ratings would fail for whatever reason, then we’d be left with a remainder in the form of a BigQuery table. BigQuery pricing is composed of multiple elements, including the storage of data. So beware when “leaving” remainders, as this could induce costs (as on any cloud). Once you’ve finished everything, remember to delete all resources. In Google Cloud, this is simply done by deleting the corresponding project (assuming all resources live under the same project). Under the menu “IAM &amp; Admin” → “Manage Resources”, select your project, and click “Delete”.</text:p>
      <text:p text:style-name="Preformatted_20_Text"/>
      <text:p text:style-name="Preformatted_20_Text">After clicking “SHUT DOWN”, your project is removed. After approximately 30 <text:soft-page-break/>days, Google removes all resources, although no guarantees are given, and some resources might be deleted (much) sooner than others.</text:p>
      <text:p text:style-name="Preformatted_20_Text">18.4 <text:s/>Summary</text:p>
      <text:p text:style-name="Preformatted_20_Text"/>
      <text:p text:style-name="Preformatted_20_Text"><text:s text:c="4"/>The easiest way to install and run Airflow in GCP is on GKE, using the Airflow Helm chart as a starting point.</text:p>
      <text:p text:style-name="Preformatted_20_Text"><text:s text:c="4"/>Airflow provides many GCP-specific hooks and operators that allow you to integrate with different services with the Google Cloud Platform, installed with the apache-airflow-providers-google package.</text:p>
      <text:p text:style-name="Preformatted_20_Text"><text:s text:c="4"/>The GoogleBaseHook class provides authentication to GCP, allowing you to focus on the service details when implementing your own GCP hooks and operators.</text:p>
      <text:p text:style-name="Preformatted_20_Text"><text:s text:c="4"/>Using GCP-specific hooks and operators generally also requires you to configure the required resources and access permissions in GCP and Airflow, so that Airflow is allowed to perform the required operations.</text:p>
      <text:p text:style-name="Preformatted_20_Text"/>
      <text:p text:style-name="Preformatted_20_Text"/>
      <text:p text:style-name="Preformatted_20_Text"/>
      <text:p text:style-name="Preformatted_20_Text"/>
      <text:p text:style-name="Preformatted_20_Text"/>
      <text:p text:style-name="Preformatted_20_Text">CHAPTER 19 Appendix A Running code samples</text:p>
      <text:p text:style-name="Preformatted_20_Text"/>
      <text:p text:style-name="Preformatted_20_Text">This book comes with an accompanying code repository on GitHub. The repository holds the same code as demonstrated in this book, together with easily executable Docker environments so that you can run all examples yourself. This appendix explains how the code is organized and how to run the examples.</text:p>
      <text:p text:style-name="Preformatted_20_Text">A.1 <text:s text:c="9"/>Code structure</text:p>
      <text:p text:style-name="Preformatted_20_Text"/>
      <text:p text:style-name="Preformatted_20_Text">The code is organized per chapter, and each chapter is structured the same. The top-level of the repository consists of several chapter directories (numbered 01-18), which contain self-contained code examples for the corresponding chapters. Each chapter directory contains at least the following files/directories:</text:p>
      <text:p text:style-name="Preformatted_20_Text"/>
      <text:p text:style-name="Preformatted_20_Text"><text:s text:c="4"/>dags - Directory containing the DAG files demonstrated in the chapter.</text:p>
      <text:p text:style-name="Preformatted_20_Text"><text:s text:c="4"/>docker-compose.yml - File describing the Airflow setup needed for running the DAGs.</text:p>
      <text:p text:style-name="Preformatted_20_Text"><text:s text:c="4"/>README.md - Readme introducing the chapter examples and explaining any chapter-specific details on how to run the examples.</text:p>
      <text:p text:style-name="Preformatted_20_Text"/>
      <text:p text:style-name="Preformatted_20_Text">Where possible, code listings in the book will refer to the corresponding file in the chapter directory. For some chapters, code listings shown in the chapters will correspond to individual DAGs. In other cases (particularly for more complex examples), several code listings will be combined into one single DAG, resulting in a single DAG file.</text:p>
      <text:p text:style-name="Preformatted_20_Text"/>
      <text:p text:style-name="Preformatted_20_Text">Besides DAG files and Python code, some examples later in the book (especially the cloud chapters 16, 17, and 18) require extra supporting resources or configuration to run the examples. The extra steps required to run these examples will be described in the corresponding chapter and the chapter’s README file.</text:p>
      <text:p text:style-name="Preformatted_20_Text">A.2 <text:s text:c="9"/>Running the examples</text:p>
      <text:p text:style-name="Preformatted_20_Text"/>
      <text:p text:style-name="Preformatted_20_Text">Each chapter comes with a Docker environment that can be used for running the corresponding code examples.</text:p>
      <text:p text:style-name="Preformatted_20_Text">A.2.1 <text:s text:c="6"/>Starting the Docker environment</text:p>
      <text:p text:style-name="Preformatted_20_Text"/>
      <text:p text:style-name="Preformatted_20_Text">To get started with running the chapter examples, run inside the chapter directory:</text:p>
      <text:p text:style-name="Preformatted_20_Text"/>
      <text:p text:style-name="Preformatted_20_Text">1</text:p>
      <text:p text:style-name="Preformatted_20_Text">$ docker-compose up --build</text:p>
      <text:p text:style-name="Preformatted_20_Text"/>
      <text:p text:style-name="Preformatted_20_Text">copy</text:p>
      <text:p text:style-name="Preformatted_20_Text"/>
      <text:p text:style-name="Preformatted_20_Text"><text:soft-page-break/>This command starts a Docker environment that contains several containers required for running Airflow, including the following containers:</text:p>
      <text:p text:style-name="Preformatted_20_Text"/>
      <text:p text:style-name="Preformatted_20_Text"><text:s text:c="4"/>Airflow webserver</text:p>
      <text:p text:style-name="Preformatted_20_Text"><text:s text:c="4"/>Airflow scheduler</text:p>
      <text:p text:style-name="Preformatted_20_Text"><text:s text:c="4"/>Postgres database for the Airflow metastore</text:p>
      <text:p text:style-name="Preformatted_20_Text"/>
      <text:p text:style-name="Preformatted_20_Text">To avoid seeing the output of all three containers in your terminal, you can also start the Docker environment in the background using:</text:p>
      <text:p text:style-name="Preformatted_20_Text"/>
      <text:p text:style-name="Preformatted_20_Text">1</text:p>
      <text:p text:style-name="Preformatted_20_Text">$ docker-compose up --build -d</text:p>
      <text:p text:style-name="Preformatted_20_Text"/>
      <text:p text:style-name="Preformatted_20_Text">copy</text:p>
      <text:p text:style-name="Preformatted_20_Text"/>
      <text:p text:style-name="Preformatted_20_Text">Some chapters create additional containers besides these three containers, which provide other services or APIs needed for the examples. For example, Chapter 12 demonstrates the following monitoring services which are also created in Docker to make the examples to be as ‘realistic’ as possible:</text:p>
      <text:p text:style-name="Preformatted_20_Text"/>
      <text:p text:style-name="Preformatted_20_Text"><text:s text:c="4"/>Grafana</text:p>
      <text:p text:style-name="Preformatted_20_Text"><text:s text:c="4"/>Prometheus</text:p>
      <text:p text:style-name="Preformatted_20_Text"><text:s text:c="4"/>Flower</text:p>
      <text:p text:style-name="Preformatted_20_Text"><text:s text:c="4"/>Redis</text:p>
      <text:p text:style-name="Preformatted_20_Text"/>
      <text:p text:style-name="Preformatted_20_Text">Fortunately running all these services will be taken care of for you by the details in the docker-compose file. Of course, don’t hesitate to dive into the details of this file if you’re interested.</text:p>
      <text:p text:style-name="Preformatted_20_Text">A.2.2 <text:s text:c="6"/>Inspecting running services</text:p>
      <text:p text:style-name="Preformatted_20_Text"/>
      <text:p text:style-name="Preformatted_20_Text">Once an example is running, you can check out which containers are running using the docker ps command:</text:p>
      <text:p text:style-name="Preformatted_20_Text"/>
      <text:p text:style-name="Preformatted_20_Text">$ docker ps</text:p>
      <text:p text:style-name="Preformatted_20_Text">CONTAINER ID <text:s text:c="7"/>IMAGE <text:s text:c="29"/>... <text:s text:c="2"/>NAMES</text:p>
      <text:p text:style-name="Preformatted_20_Text">d7c68a1b9937 <text:s text:c="7"/>apache/airflow:2.0.0-python3.8 <text:s text:c="2"/>... <text:s text:c="4"/>chapter02_scheduler_1</text:p>
      <text:p text:style-name="Preformatted_20_Text">557e97741309 <text:s text:c="7"/>apache/airflow:2.0.0-python3.8 <text:s text:c="2"/>... <text:s text:c="4"/>chapter02_webserver_1</text:p>
      <text:p text:style-name="Preformatted_20_Text">742194dd2ef5 <text:s text:c="7"/>postgres:12-alpine <text:s text:c="16"/>... <text:s text:c="2"/>chapter02_postgres_1</text:p>
      <text:p text:style-name="Preformatted_20_Text"/>
      <text:p text:style-name="Preformatted_20_Text">copy</text:p>
      <text:p text:style-name="Preformatted_20_Text"/>
      <text:p text:style-name="Preformatted_20_Text">By default, docker-compose prefixes running containers with the name of the containing folder, meaning that containers belonging to each chapter should be recognizable by their container names.</text:p>
      <text:p text:style-name="Preformatted_20_Text"/>
      <text:p text:style-name="Preformatted_20_Text">You can also inspect the logs of the individual containers using docker logs:</text:p>
      <text:p text:style-name="Preformatted_20_Text"/>
      <text:p text:style-name="Preformatted_20_Text">$ docker logs -f chapter02_scheduler_1</text:p>
      <text:p text:style-name="Preformatted_20_Text">[2020-11-30 20:17:36,532] {scheduler_job.py:1249} INFO - Starting the scheduler</text:p>
      <text:p text:style-name="Preformatted_20_Text">[2020-11-30 20:17:36,533] {scheduler_job.py:1254} INFO - Processing each file at most -1 times</text:p>
      <text:p text:style-name="Preformatted_20_Text">[2020-11-30 20:17:36,984] {dag_processing.py:250} INFO - Launched DagFileProcessorManager with pid: 131</text:p>
      <text:p text:style-name="Preformatted_20_Text"/>
      <text:p text:style-name="Preformatted_20_Text">copy</text:p>
      <text:p text:style-name="Preformatted_20_Text"/>
      <text:p text:style-name="Preformatted_20_Text">These logs should hopefully be able to provide you with valuable feedback if things go awry.</text:p>
      <text:p text:style-name="Preformatted_20_Text">A.2.3 <text:s text:c="6"/>Tearing down the environment</text:p>
      <text:p text:style-name="Preformatted_20_Text"/>
      <text:p text:style-name="Preformatted_20_Text">Once you’re done running an example, you can exit docker-compose using CTRL+C. <text:soft-page-break/>(Note that this isn’t needed if you’re running docker-compose in the background. To fully teardown the Docker environment, you can then run the following command from the chapter directory:</text:p>
      <text:p text:style-name="Preformatted_20_Text"/>
      <text:p text:style-name="Preformatted_20_Text">$ docker-compose down -v</text:p>
      <text:p text:style-name="Preformatted_20_Text"/>
      <text:p text:style-name="Preformatted_20_Text">copy</text:p>
      <text:p text:style-name="Preformatted_20_Text"/>
      <text:p text:style-name="Preformatted_20_Text">Besides stopping the various containers, this should also take care of removing any Docker networks and volumes used in the example.</text:p>
      <text:p text:style-name="Preformatted_20_Text"/>
      <text:p text:style-name="Preformatted_20_Text">To check if all containers have indeed been fully removed, you can use the following command to see any containers that have been stopped but not yet deleted:</text:p>
      <text:p text:style-name="Preformatted_20_Text"/>
      <text:p text:style-name="Preformatted_20_Text">$ docker ps -a</text:p>
      <text:p text:style-name="Preformatted_20_Text"/>
      <text:p text:style-name="Preformatted_20_Text">copy</text:p>
      <text:p text:style-name="Preformatted_20_Text"/>
      <text:p text:style-name="Preformatted_20_Text">If you’re anything like us, this might still show a list of containers that you’ll want to remove. You can remove containers one-by-one using the following command:</text:p>
      <text:p text:style-name="Preformatted_20_Text"/>
      <text:p text:style-name="Preformatted_20_Text">$ docker rm &lt;container_id&gt;</text:p>
      <text:p text:style-name="Preformatted_20_Text"/>
      <text:p text:style-name="Preformatted_20_Text">copy</text:p>
      <text:p text:style-name="Preformatted_20_Text"/>
      <text:p text:style-name="Preformatted_20_Text">where the container_id is obtained from the list of containers shown by the ps command. Alternatively, you can use the following shorthand to remove all containers:</text:p>
      <text:p text:style-name="Preformatted_20_Text"/>
      <text:p text:style-name="Preformatted_20_Text">$ docker rm $(docker ps -aq)</text:p>
      <text:p text:style-name="Preformatted_20_Text"/>
      <text:p text:style-name="Preformatted_20_Text">copy</text:p>
      <text:p text:style-name="Preformatted_20_Text"/>
      <text:p text:style-name="Preformatted_20_Text">Finally, you can also remove any unused volumes previously used by these containers using:</text:p>
      <text:p text:style-name="Preformatted_20_Text"/>
      <text:p text:style-name="Preformatted_20_Text">1</text:p>
      <text:p text:style-name="Preformatted_20_Text">$ docker volume prune</text:p>
      <text:p text:style-name="Preformatted_20_Text"/>
      <text:p text:style-name="Preformatted_20_Text">copy</text:p>
      <text:p text:style-name="Preformatted_20_Text"/>
      <text:p text:style-name="Preformatted_20_Text">However, we urge you to use caution when using this command, as it may result in inadvertent data loss if you end up discarding the wrong Docker volume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CHAPTER 20 Appendix B Package structures Airflow 1 and 2</text:p>
      <text:p text:style-name="Preformatted_20_Text"/>
      <text:p text:style-name="Preformatted_20_Text">Most of this book was based on Airflow 1. Just before the release of this book, Airflow 2 was released, and we decided to update all code for Airflow 2.</text:p>
      <text:p text:style-name="Preformatted_20_Text"/>
      <text:p text:style-name="Preformatted_20_Text">One of the most involving breaking changes are the new providers packages in Airflow 2. Many modules were removed from the core Airflow, and are now installed via a separate “providers” package in order to shrink the core Airflow package. In this appendix, we list all Airflow imports used in the book and their paths in both Airflow 1 and Airflow 2.</text:p>
      <text:p text:style-name="Preformatted_20_Text">B.1 <text:s text:c="2"/>Airflow 1 package structure</text:p>
      <text:p text:style-name="Preformatted_20_Text"/>
      <text:p text:style-name="Preformatted_20_Text"><text:soft-page-break/>In Airflow 1, a split was made between “core” components (operators/hooks/sensors/etc.) and “contrib” components. For example: airflow.operators.python_operator.PythonOperator and airflow.contrib.sensors.python_sensor.PythonSensor.</text:p>
      <text:p text:style-name="Preformatted_20_Text"/>
      <text:p text:style-name="Preformatted_20_Text">This was a historic artifact from the time Airflow was developed at Airbnb, where the organization of components in “core” and “contrib” made sense within Airbnb. When the Airflow project gained traction as an open-source project, the split between core and contrib became a grey area and a frequent point of discussion in the community. Throughout the development of Airflow 1, modules that originated in the contrib package, were kept in contrib to avoid breaking changes.</text:p>
      <text:p text:style-name="Preformatted_20_Text">B.2 <text:s text:c="2"/>Airflow 2 package structure</text:p>
      <text:p text:style-name="Preformatted_20_Text"/>
      <text:p text:style-name="Preformatted_20_Text">With Airflow 2, the community finally reached a point where it could allow breaking changes, and thus decided to restructure the Airflow package to create a structure which suited the global scale of the project it now operates in. One other common source of annoyance was the large number of dependencies Airflow requires to install.</text:p>
      <text:p text:style-name="Preformatted_20_Text"/>
      <text:p text:style-name="Preformatted_20_Text">Therefore, the community decided to strip the Airflow project into separate projects:</text:p>
      <text:p text:style-name="Preformatted_20_Text"/>
      <text:p text:style-name="Preformatted_20_Text"><text:s text:c="4"/>A “core” project, containing only a few generic operators, hooks, and such.</text:p>
      <text:p text:style-name="Preformatted_20_Text"><text:s text:c="4"/>Other components can be installed via separate packages, allowing developers to choose which components are installed whilst maintaining a manageable set of dependencies. These additional packages are named “providers”. Each providers package is named apache-airflow-providers-[name], for example apache-airflow-providers-postgres.</text:p>
      <text:p text:style-name="Preformatted_20_Text"/>
      <text:p text:style-name="Preformatted_20_Text">All components now contained in a providers package are removed from the core of Airflow. For example, the Airflow 1 class airflow.hooks.postgres_hook.PostgresHook is not contained anymore in Airflow 2. To add it, install:</text:p>
      <text:p text:style-name="Preformatted_20_Text"/>
      <text:p text:style-name="Preformatted_20_Text">1</text:p>
      <text:p text:style-name="Preformatted_20_Text">pip install apache-airflow-providers-postgres</text:p>
      <text:p text:style-name="Preformatted_20_Text"/>
      <text:p text:style-name="Preformatted_20_Text">copy</text:p>
      <text:p text:style-name="Preformatted_20_Text"/>
      <text:p text:style-name="Preformatted_20_Text">And import airflow.providers.postgres.operators.postgres.PostgresOperator.</text:p>
      <text:p text:style-name="Preformatted_20_Text"/>
      <text:p text:style-name="Preformatted_20_Text">NOTE If you wish to prepare your DAGs for a smooth transition from Airflow 1 to Airflow 2, each providers package also exists in a “backports” form. These packages hold the Airflow 2 structure, but all components are compatible with Airflow 1. For example, to use the new postgres providers structure in Airflow 1:</text:p>
      <text:p text:style-name="Preformatted_20_Text"/>
      <text:p text:style-name="Preformatted_20_Text">1</text:p>
      <text:p text:style-name="Preformatted_20_Text">pip install apache-airflow-backport-providers-postgres</text:p>
      <text:p text:style-name="Preformatted_20_Text"/>
      <text:p text:style-name="Preformatted_20_Text">copy</text:p>
      <text:p text:style-name="Preformatted_20_Text"/>
      <text:p text:style-name="Preformatted_20_Text">The table below lists all Airflow imports made throughout code examples in this book, showing the paths in both Airflow 1 and 2. And if applicable, the additional providers package to install in Airflow 2.</text:p>
      <text:p text:style-name="Preformatted_20_Text"/>
      <text:p text:style-name="Preformatted_20_Text">Airflow 2 import path</text:p>
      <text:p text:style-name="Preformatted_20_Text"><text:tab/></text:p>
      <text:p text:style-name="Preformatted_20_Text"/>
      <text:p text:style-name="Preformatted_20_Text">Airflow 2 additional package</text:p>
      <text:p text:style-name="Preformatted_20_Text"><text:tab/></text:p>
      <text:p text:style-name="Preformatted_20_Text"/>
      <text:p text:style-name="Preformatted_20_Text">Airflow 1 import path</text:p>
      <text:p text:style-name="Preformatted_20_Text"><text:soft-page-break/></text:p>
      <text:p text:style-name="Preformatted_20_Text">airflow.providers.amazon.aws.hooks.base_aws.AwsBaseHook</text:p>
      <text:p text:style-name="Preformatted_20_Text"><text:tab/></text:p>
      <text:p text:style-name="Preformatted_20_Text"/>
      <text:p text:style-name="Preformatted_20_Text">apache-airflow-providers-amazon</text:p>
      <text:p text:style-name="Preformatted_20_Text"><text:tab/></text:p>
      <text:p text:style-name="Preformatted_20_Text"/>
      <text:p text:style-name="Preformatted_20_Text">airflow.contrib.hooks.aws_hook.AwsHook</text:p>
      <text:p text:style-name="Preformatted_20_Text"/>
      <text:p text:style-name="Preformatted_20_Text">airflow.providers.microsoft.azure.hooks.wasb.WasbHook</text:p>
      <text:p text:style-name="Preformatted_20_Text"><text:tab/></text:p>
      <text:p text:style-name="Preformatted_20_Text"/>
      <text:p text:style-name="Preformatted_20_Text">apache-airflow-providers-microsoft-azure</text:p>
      <text:p text:style-name="Preformatted_20_Text"><text:tab/></text:p>
      <text:p text:style-name="Preformatted_20_Text"/>
      <text:p text:style-name="Preformatted_20_Text">airflow.contrib.hooks.wasb_hook.WasbHook</text:p>
      <text:p text:style-name="Preformatted_20_Text"/>
      <text:p text:style-name="Preformatted_20_Text">kubernetes.client.models.V1Volume</text:p>
      <text:p text:style-name="Preformatted_20_Text"><text:tab/></text:p>
      <text:p text:style-name="Preformatted_20_Text"/>
      <text:p text:style-name="Preformatted_20_Text">kubernetes</text:p>
      <text:p text:style-name="Preformatted_20_Text"><text:tab/></text:p>
      <text:p text:style-name="Preformatted_20_Text"/>
      <text:p text:style-name="Preformatted_20_Text">airflow.contrib.kubernetes.volume.Volume</text:p>
      <text:p text:style-name="Preformatted_20_Text"/>
      <text:p text:style-name="Preformatted_20_Text">kubernetes.client.models.V1VolumeMount</text:p>
      <text:p text:style-name="Preformatted_20_Text"><text:tab/></text:p>
      <text:p text:style-name="Preformatted_20_Text"/>
      <text:p text:style-name="Preformatted_20_Text">kubernetes</text:p>
      <text:p text:style-name="Preformatted_20_Text"><text:tab/></text:p>
      <text:p text:style-name="Preformatted_20_Text"/>
      <text:p text:style-name="Preformatted_20_Text">airflow.contrib.kubernetes.volume_mount.VolumeMount</text:p>
      <text:p text:style-name="Preformatted_20_Text"/>
      <text:p text:style-name="Preformatted_20_Text">airflow.providers.amazon.aws.operators.athena.AWSAthenaOperator</text:p>
      <text:p text:style-name="Preformatted_20_Text"><text:tab/></text:p>
      <text:p text:style-name="Preformatted_20_Text"/>
      <text:p text:style-name="Preformatted_20_Text">apache-airflow-providers-amazon</text:p>
      <text:p text:style-name="Preformatted_20_Text"><text:tab/></text:p>
      <text:p text:style-name="Preformatted_20_Text"/>
      <text:p text:style-name="Preformatted_20_Text">airflow.contrib.operators.aws_athena_operator.AWSAthenaOperator</text:p>
      <text:p text:style-name="Preformatted_20_Text"/>
      <text:p text:style-name="Preformatted_20_Text">airflow.providers.google.cloud.operators.bigquery.BigQueryExecuteQueryOperator</text:p>
      <text:p text:style-name="Preformatted_20_Text"><text:tab/></text:p>
      <text:p text:style-name="Preformatted_20_Text"/>
      <text:p text:style-name="Preformatted_20_Text">apache-airflow-providers-google</text:p>
      <text:p text:style-name="Preformatted_20_Text"><text:tab/></text:p>
      <text:p text:style-name="Preformatted_20_Text"/>
      <text:p text:style-name="Preformatted_20_Text">airflow.contrib.operators.bigquery_operator.BigQueryOperator</text:p>
      <text:p text:style-name="Preformatted_20_Text"/>
      <text:p text:style-name="Preformatted_20_Text">airflow.providers.google.cloud.operators.bigquery.BigQueryDeleteTableOperator</text:p>
      <text:p text:style-name="Preformatted_20_Text"><text:tab/></text:p>
      <text:p text:style-name="Preformatted_20_Text"/>
      <text:p text:style-name="Preformatted_20_Text">apache-airflow-providers-google</text:p>
      <text:p text:style-name="Preformatted_20_Text"><text:tab/></text:p>
      <text:p text:style-name="Preformatted_20_Text"/>
      <text:p text:style-name="Preformatted_20_Text">airflow.contrib.operators.bigquery_table_delete_operator.BigQueryTableDeleteOperator</text:p>
      <text:p text:style-name="Preformatted_20_Text"/>
      <text:p text:style-name="Preformatted_20_Text">airflow.providers.google.cloud.transfers.bigquery_to_gcs.BigQueryToGCSOperator</text:p>
      <text:p text:style-name="Preformatted_20_Text"><text:tab/></text:p>
      <text:p text:style-name="Preformatted_20_Text"/>
      <text:p text:style-name="Preformatted_20_Text">apache-airflow-providers-google</text:p>
      <text:p text:style-name="Preformatted_20_Text"><text:tab/></text:p>
      <text:p text:style-name="Preformatted_20_Text"/>
      <text:p text:style-name="Preformatted_20_Text"><text:soft-page-break/>airflow.contrib.operators.bigquery_to_gcs.BigQueryToCloudStorageOperator</text:p>
      <text:p text:style-name="Preformatted_20_Text"/>
      <text:p text:style-name="Preformatted_20_Text">airflow.providers.google.cloud.transfers.local_to_gcs.LocalFilesystemToGCSOperator</text:p>
      <text:p text:style-name="Preformatted_20_Text"><text:tab/></text:p>
      <text:p text:style-name="Preformatted_20_Text"/>
      <text:p text:style-name="Preformatted_20_Text">apache-airflow-providers-google</text:p>
      <text:p text:style-name="Preformatted_20_Text"><text:tab/></text:p>
      <text:p text:style-name="Preformatted_20_Text"/>
      <text:p text:style-name="Preformatted_20_Text">airflow.contrib.operators.file_to_gcs.FileToGoogleCloudStorageOperator</text:p>
      <text:p text:style-name="Preformatted_20_Text"/>
      <text:p text:style-name="Preformatted_20_Text">airflow.providers.google.cloud.transfers.gcs_to_bigquery.GCSToBigQueryOperator</text:p>
      <text:p text:style-name="Preformatted_20_Text"><text:tab/></text:p>
      <text:p text:style-name="Preformatted_20_Text"/>
      <text:p text:style-name="Preformatted_20_Text">apache-airflow-providers-google</text:p>
      <text:p text:style-name="Preformatted_20_Text"><text:tab/></text:p>
      <text:p text:style-name="Preformatted_20_Text"/>
      <text:p text:style-name="Preformatted_20_Text">airflow.contrib.operators.gcs_to_bq.GoogleCloudStorageToBigQueryOperator</text:p>
      <text:p text:style-name="Preformatted_20_Text"/>
      <text:p text:style-name="Preformatted_20_Text">airflow.providers.cncf.kubernetes.operators.kubernetes_pod.KubernetesPodOperator</text:p>
      <text:p text:style-name="Preformatted_20_Text"><text:tab/></text:p>
      <text:p text:style-name="Preformatted_20_Text"/>
      <text:p text:style-name="Preformatted_20_Text">apache-airflow-providers-cncf-kubernetes</text:p>
      <text:p text:style-name="Preformatted_20_Text"><text:tab/></text:p>
      <text:p text:style-name="Preformatted_20_Text"/>
      <text:p text:style-name="Preformatted_20_Text">airflow.contrib.operators.kubernetes_pod_operator.KubernetesPodOperator</text:p>
      <text:p text:style-name="Preformatted_20_Text"/>
      <text:p text:style-name="Preformatted_20_Text">airflow.providers.amazon.aws.operators.s3_copy_object.S3CopyObjectOperator</text:p>
      <text:p text:style-name="Preformatted_20_Text"><text:tab/></text:p>
      <text:p text:style-name="Preformatted_20_Text"/>
      <text:p text:style-name="Preformatted_20_Text">apache-airflow-providers-amazon</text:p>
      <text:p text:style-name="Preformatted_20_Text"><text:tab/></text:p>
      <text:p text:style-name="Preformatted_20_Text"/>
      <text:p text:style-name="Preformatted_20_Text">airflow.contrib.operators.s3_copy_object_operator.S3CopyObjectOperator</text:p>
      <text:p text:style-name="Preformatted_20_Text"/>
      <text:p text:style-name="Preformatted_20_Text">airflow.providers.amazon.aws.operators.sagemaker_endpoint.SageMakerEndpointOperator</text:p>
      <text:p text:style-name="Preformatted_20_Text"><text:tab/></text:p>
      <text:p text:style-name="Preformatted_20_Text"/>
      <text:p text:style-name="Preformatted_20_Text">apache-airflow-providers-amazon</text:p>
      <text:p text:style-name="Preformatted_20_Text"><text:tab/></text:p>
      <text:p text:style-name="Preformatted_20_Text"/>
      <text:p text:style-name="Preformatted_20_Text">airflow.contrib.operators.sagemaker_endpoint_operator.SageMakerEndpointOperator</text:p>
      <text:p text:style-name="Preformatted_20_Text"/>
      <text:p text:style-name="Preformatted_20_Text">airflow.providers.amazon.aws.operators.sagemaker_training.SageMakerTrainingOperator</text:p>
      <text:p text:style-name="Preformatted_20_Text"><text:tab/></text:p>
      <text:p text:style-name="Preformatted_20_Text"/>
      <text:p text:style-name="Preformatted_20_Text">apache-airflow-providers-amazon</text:p>
      <text:p text:style-name="Preformatted_20_Text"><text:tab/></text:p>
      <text:p text:style-name="Preformatted_20_Text"/>
      <text:p text:style-name="Preformatted_20_Text">airflow.contrib.operators.sagemaker_training_operator.SageMakerTrainingOperator</text:p>
      <text:p text:style-name="Preformatted_20_Text"/>
      <text:p text:style-name="Preformatted_20_Text">airflow.sensors.filesystem.FileSensor</text:p>
      <text:p text:style-name="Preformatted_20_Text"><text:tab/></text:p>
      <text:p text:style-name="Preformatted_20_Text"/>
      <text:p text:style-name="Preformatted_20_Text"><text:s/></text:p>
      <text:p text:style-name="Preformatted_20_Text"><text:tab/></text:p>
      <text:p text:style-name="Preformatted_20_Text"/>
      <text:p text:style-name="Preformatted_20_Text">airflow.contrib.sensors.file_sensor.FileSensor</text:p>
      <text:p text:style-name="Preformatted_20_Text"/>
      <text:p text:style-name="Preformatted_20_Text">airflow.sensors.python.PythonSensor</text:p>
      <text:p text:style-name="Preformatted_20_Text"><text:tab/></text:p>
      <text:p text:style-name="Preformatted_20_Text"/>
      <text:p text:style-name="Preformatted_20_Text"><text:soft-page-break/><text:s/></text:p>
      <text:p text:style-name="Preformatted_20_Text"><text:tab/></text:p>
      <text:p text:style-name="Preformatted_20_Text"/>
      <text:p text:style-name="Preformatted_20_Text">airflow.contrib.sensors.python_sensor.PythonSensor</text:p>
      <text:p text:style-name="Preformatted_20_Text"/>
      <text:p text:style-name="Preformatted_20_Text">airflow.DAG</text:p>
      <text:p text:style-name="Preformatted_20_Text"><text:tab/></text:p>
      <text:p text:style-name="Preformatted_20_Text"/>
      <text:p text:style-name="Preformatted_20_Text"><text:s/></text:p>
      <text:p text:style-name="Preformatted_20_Text"><text:tab/></text:p>
      <text:p text:style-name="Preformatted_20_Text"/>
      <text:p text:style-name="Preformatted_20_Text">airflow.DAG</text:p>
      <text:p text:style-name="Preformatted_20_Text"/>
      <text:p text:style-name="Preformatted_20_Text">airflow.exceptions.AirflowSkipException</text:p>
      <text:p text:style-name="Preformatted_20_Text"><text:tab/></text:p>
      <text:p text:style-name="Preformatted_20_Text"/>
      <text:p text:style-name="Preformatted_20_Text"><text:s/></text:p>
      <text:p text:style-name="Preformatted_20_Text"><text:tab/></text:p>
      <text:p text:style-name="Preformatted_20_Text"/>
      <text:p text:style-name="Preformatted_20_Text">airflow.exceptions.AirflowSkipException</text:p>
      <text:p text:style-name="Preformatted_20_Text"/>
      <text:p text:style-name="Preformatted_20_Text">airflow.hooks.base_hook.BaseHook</text:p>
      <text:p text:style-name="Preformatted_20_Text"><text:tab/></text:p>
      <text:p text:style-name="Preformatted_20_Text"/>
      <text:p text:style-name="Preformatted_20_Text"><text:s/></text:p>
      <text:p text:style-name="Preformatted_20_Text"><text:tab/></text:p>
      <text:p text:style-name="Preformatted_20_Text"/>
      <text:p text:style-name="Preformatted_20_Text">airflow.hooks.base_hook.BaseHook</text:p>
      <text:p text:style-name="Preformatted_20_Text"/>
      <text:p text:style-name="Preformatted_20_Text">airflow.providers.postgres.hooks.postgres.PostgresHook</text:p>
      <text:p text:style-name="Preformatted_20_Text"><text:tab/></text:p>
      <text:p text:style-name="Preformatted_20_Text"/>
      <text:p text:style-name="Preformatted_20_Text">apache-airflow-providers-postgres</text:p>
      <text:p text:style-name="Preformatted_20_Text"><text:tab/></text:p>
      <text:p text:style-name="Preformatted_20_Text"/>
      <text:p text:style-name="Preformatted_20_Text">airflow.hooks.postgres_hook.PostgresHook</text:p>
      <text:p text:style-name="Preformatted_20_Text"/>
      <text:p text:style-name="Preformatted_20_Text">airflow.providers.amazon.aws.hooks.s3.S3Hook</text:p>
      <text:p text:style-name="Preformatted_20_Text"><text:tab/></text:p>
      <text:p text:style-name="Preformatted_20_Text"/>
      <text:p text:style-name="Preformatted_20_Text">apache-airflow-providers-amazon</text:p>
      <text:p text:style-name="Preformatted_20_Text"><text:tab/></text:p>
      <text:p text:style-name="Preformatted_20_Text"/>
      <text:p text:style-name="Preformatted_20_Text">airflow.hooks.S3_hook.S3Hook</text:p>
      <text:p text:style-name="Preformatted_20_Text"/>
      <text:p text:style-name="Preformatted_20_Text">airflow.models.BaseOperator</text:p>
      <text:p text:style-name="Preformatted_20_Text"><text:tab/></text:p>
      <text:p text:style-name="Preformatted_20_Text"/>
      <text:p text:style-name="Preformatted_20_Text"><text:s/></text:p>
      <text:p text:style-name="Preformatted_20_Text"><text:tab/></text:p>
      <text:p text:style-name="Preformatted_20_Text"/>
      <text:p text:style-name="Preformatted_20_Text">airflow.models.BaseOperator</text:p>
      <text:p text:style-name="Preformatted_20_Text"/>
      <text:p text:style-name="Preformatted_20_Text">airflow.models.Connection</text:p>
      <text:p text:style-name="Preformatted_20_Text"><text:tab/></text:p>
      <text:p text:style-name="Preformatted_20_Text"/>
      <text:p text:style-name="Preformatted_20_Text"><text:s/></text:p>
      <text:p text:style-name="Preformatted_20_Text"><text:tab/></text:p>
      <text:p text:style-name="Preformatted_20_Text"/>
      <text:p text:style-name="Preformatted_20_Text">airflow.models.Connection</text:p>
      <text:p text:style-name="Preformatted_20_Text"/>
      <text:p text:style-name="Preformatted_20_Text">airflow.models.DAG</text:p>
      <text:p text:style-name="Preformatted_20_Text"><text:tab/></text:p>
      <text:p text:style-name="Preformatted_20_Text"/>
      <text:p text:style-name="Preformatted_20_Text"><text:soft-page-break/><text:s/></text:p>
      <text:p text:style-name="Preformatted_20_Text"><text:tab/></text:p>
      <text:p text:style-name="Preformatted_20_Text"/>
      <text:p text:style-name="Preformatted_20_Text">airflow.models.DAG</text:p>
      <text:p text:style-name="Preformatted_20_Text"/>
      <text:p text:style-name="Preformatted_20_Text">airflow.models.Variable</text:p>
      <text:p text:style-name="Preformatted_20_Text"><text:tab/></text:p>
      <text:p text:style-name="Preformatted_20_Text"/>
      <text:p text:style-name="Preformatted_20_Text"><text:s/></text:p>
      <text:p text:style-name="Preformatted_20_Text"><text:tab/></text:p>
      <text:p text:style-name="Preformatted_20_Text"/>
      <text:p text:style-name="Preformatted_20_Text">airflow.models.Variable</text:p>
      <text:p text:style-name="Preformatted_20_Text"/>
      <text:p text:style-name="Preformatted_20_Text">airflow.operators.bash.BashOperator</text:p>
      <text:p text:style-name="Preformatted_20_Text"><text:tab/></text:p>
      <text:p text:style-name="Preformatted_20_Text"/>
      <text:p text:style-name="Preformatted_20_Text"><text:s/></text:p>
      <text:p text:style-name="Preformatted_20_Text"><text:tab/></text:p>
      <text:p text:style-name="Preformatted_20_Text"/>
      <text:p text:style-name="Preformatted_20_Text">airflow.operators.bash_operator.BashOperator</text:p>
      <text:p text:style-name="Preformatted_20_Text"/>
      <text:p text:style-name="Preformatted_20_Text">airflow.operators.dagrun_operator.TriggerDagRunOperator</text:p>
      <text:p text:style-name="Preformatted_20_Text"><text:tab/></text:p>
      <text:p text:style-name="Preformatted_20_Text"/>
      <text:p text:style-name="Preformatted_20_Text"><text:s/></text:p>
      <text:p text:style-name="Preformatted_20_Text"><text:tab/></text:p>
      <text:p text:style-name="Preformatted_20_Text"/>
      <text:p text:style-name="Preformatted_20_Text">airflow.operators.dagrun_operator.TriggerDagRunOperator</text:p>
      <text:p text:style-name="Preformatted_20_Text"/>
      <text:p text:style-name="Preformatted_20_Text">airflow.providers.docker.operators.docker.DockerOperator</text:p>
      <text:p text:style-name="Preformatted_20_Text"><text:tab/></text:p>
      <text:p text:style-name="Preformatted_20_Text"/>
      <text:p text:style-name="Preformatted_20_Text">apache-airflow-providers-docker</text:p>
      <text:p text:style-name="Preformatted_20_Text"><text:tab/></text:p>
      <text:p text:style-name="Preformatted_20_Text"/>
      <text:p text:style-name="Preformatted_20_Text">airflow.operators.docker_operator.DockerOperator</text:p>
      <text:p text:style-name="Preformatted_20_Text"/>
      <text:p text:style-name="Preformatted_20_Text">airflow.operators.dummy_operator.DummyOperator</text:p>
      <text:p text:style-name="Preformatted_20_Text"><text:tab/></text:p>
      <text:p text:style-name="Preformatted_20_Text"/>
      <text:p text:style-name="Preformatted_20_Text"><text:s/></text:p>
      <text:p text:style-name="Preformatted_20_Text"><text:tab/></text:p>
      <text:p text:style-name="Preformatted_20_Text"/>
      <text:p text:style-name="Preformatted_20_Text">airflow.operators.dummy_operator.DummyOperator</text:p>
      <text:p text:style-name="Preformatted_20_Text"/>
      <text:p text:style-name="Preformatted_20_Text">airflow.providers.http.operators.http.SimpleHttpOperator</text:p>
      <text:p text:style-name="Preformatted_20_Text"><text:tab/></text:p>
      <text:p text:style-name="Preformatted_20_Text"/>
      <text:p text:style-name="Preformatted_20_Text">apache-airflow-providers-http</text:p>
      <text:p text:style-name="Preformatted_20_Text"><text:tab/></text:p>
      <text:p text:style-name="Preformatted_20_Text"/>
      <text:p text:style-name="Preformatted_20_Text">airflow.operators.http_operator.SimpleHttpOperator</text:p>
      <text:p text:style-name="Preformatted_20_Text"/>
      <text:p text:style-name="Preformatted_20_Text">airflow.operators.latest_only.LatestOnlyOperator</text:p>
      <text:p text:style-name="Preformatted_20_Text"><text:tab/></text:p>
      <text:p text:style-name="Preformatted_20_Text"/>
      <text:p text:style-name="Preformatted_20_Text"><text:s/></text:p>
      <text:p text:style-name="Preformatted_20_Text"><text:tab/></text:p>
      <text:p text:style-name="Preformatted_20_Text"/>
      <text:p text:style-name="Preformatted_20_Text">airflow.operators.latest_only_operator.LatestOnlyOperator</text:p>
      <text:p text:style-name="Preformatted_20_Text"/>
      <text:p text:style-name="Preformatted_20_Text">airflow.providers.postgres.operators.postgres.PostgresOperator</text:p>
      <text:p text:style-name="Preformatted_20_Text"><text:tab/></text:p>
      <text:p text:style-name="Preformatted_20_Text"/>
      <text:p text:style-name="Preformatted_20_Text"><text:soft-page-break/>apache-airflow-providers-postgres</text:p>
      <text:p text:style-name="Preformatted_20_Text"><text:tab/></text:p>
      <text:p text:style-name="Preformatted_20_Text"/>
      <text:p text:style-name="Preformatted_20_Text">airflow.operators.postgres_operator.PostgresOperator</text:p>
      <text:p text:style-name="Preformatted_20_Text"/>
      <text:p text:style-name="Preformatted_20_Text">airflow.operators.python.PythonOperator</text:p>
      <text:p text:style-name="Preformatted_20_Text"><text:tab/></text:p>
      <text:p text:style-name="Preformatted_20_Text"/>
      <text:p text:style-name="Preformatted_20_Text"><text:s/></text:p>
      <text:p text:style-name="Preformatted_20_Text"><text:tab/></text:p>
      <text:p text:style-name="Preformatted_20_Text"/>
      <text:p text:style-name="Preformatted_20_Text">airflow.operators.python_operator.PythonOperator</text:p>
      <text:p text:style-name="Preformatted_20_Text"/>
      <text:p text:style-name="Preformatted_20_Text">airflow.utils</text:p>
      <text:p text:style-name="Preformatted_20_Text"><text:tab/></text:p>
      <text:p text:style-name="Preformatted_20_Text"/>
      <text:p text:style-name="Preformatted_20_Text"><text:s/></text:p>
      <text:p text:style-name="Preformatted_20_Text"><text:tab/></text:p>
      <text:p text:style-name="Preformatted_20_Text"/>
      <text:p text:style-name="Preformatted_20_Text">airflow.utils</text:p>
      <text:p text:style-name="Preformatted_20_Text"/>
      <text:p text:style-name="Preformatted_20_Text">airflow.utils.decorators.apply_defaults</text:p>
      <text:p text:style-name="Preformatted_20_Text"><text:tab/></text:p>
      <text:p text:style-name="Preformatted_20_Text"/>
      <text:p text:style-name="Preformatted_20_Text"><text:s/></text:p>
      <text:p text:style-name="Preformatted_20_Text"><text:tab/></text:p>
      <text:p text:style-name="Preformatted_20_Text"/>
      <text:p text:style-name="Preformatted_20_Text">airflow.utils.apply_defaults</text:p>
      <text:p text:style-name="Preformatted_20_Text"/>
      <text:p text:style-name="Preformatted_20_Text">airflow.utils.dates</text:p>
      <text:p text:style-name="Preformatted_20_Text"><text:tab/></text:p>
      <text:p text:style-name="Preformatted_20_Text"/>
      <text:p text:style-name="Preformatted_20_Text"><text:s/></text:p>
      <text:p text:style-name="Preformatted_20_Text"><text:tab/></text:p>
      <text:p text:style-name="Preformatted_20_Text"/>
      <text:p text:style-name="Preformatted_20_Text">airflow.utils.dates</text:p>
      <text:p text:style-name="Preformatted_20_Text"/>
      <text:p text:style-name="Preformatted_20_Text">airflow.utils.decorators.apply_defaults</text:p>
      <text:p text:style-name="Preformatted_20_Text"><text:tab/></text:p>
      <text:p text:style-name="Preformatted_20_Text"/>
      <text:p text:style-name="Preformatted_20_Text"><text:s/></text:p>
      <text:p text:style-name="Preformatted_20_Text"><text:tab/></text:p>
      <text:p text:style-name="Preformatted_20_Text"/>
      <text:p text:style-name="Preformatted_20_Text">airflow.utils.decorators.apply_default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CHAPTER 21 Appendix C Prometheus metric mapping</text:p>
      <text:p text:style-name="Preformatted_20_Text"/>
      <text:p text:style-name="Preformatted_20_Text">This appendix holds a mapping for metrics from StatsD format to Prometheus format, as explained in Chapter 12. It is also contained in the accompanying GitHub repository, where it is demonstrated using the Prometheus StatsD exporter. The StatsD exporter takes StatsD metrics (provided by Airflow) and exposes these in a format that Prometheus can read. However, some conversions <text:soft-page-break/>are not efficient or according to Prometheus’ naming conventions. Therefore, this mapping explicitly maps Airflow’s StatsD metrics to Prometheus metrics. Due to the nature of Airflow being an open-source project, this mapping can be subject to change.</text:p>
      <text:p text:style-name="Preformatted_20_Text">Prometheus StatsD exporter mapping for Airflow metrics</text:p>
      <text:p text:style-name="Preformatted_20_Text"/>
      <text:p text:style-name="Preformatted_20_Text">63</text:p>
      <text:p text:style-name="Preformatted_20_Text">64</text:p>
      <text:p text:style-name="Preformatted_20_Text">65</text:p>
      <text:p text:style-name="Preformatted_20_Text">66</text:p>
      <text:p text:style-name="Preformatted_20_Text">67</text:p>
      <text:p text:style-name="Preformatted_20_Text">mappings:</text:p>
      <text:p text:style-name="Preformatted_20_Text"><text:s/></text:p>
      <text:p text:style-name="Preformatted_20_Text">- match: "airflow.dag_processing.total_parse_time"</text:p>
      <text:p text:style-name="Preformatted_20_Text"><text:s/>help: Number of seconds taken to process all DAG files</text:p>
      <text:p text:style-name="Preformatted_20_Text"><text:s/>name: "airflow_dag_processing_time"</text:p>
      <text:p text:style-name="Preformatted_20_Text"><text:s/></text:p>
      <text:p text:style-name="Preformatted_20_Text">- match: "airflow.dag.*.*.duration"</text:p>
      <text:p text:style-name="Preformatted_20_Text"><text:s/>name: "airflow_task_duration"</text:p>
      <text:p text:style-name="Preformatted_20_Text"><text:s/>labels:</text:p>
      <text:p text:style-name="Preformatted_20_Text"><text:s text:c="3"/>dag_id: "$1"</text:p>
      <text:p text:style-name="Preformatted_20_Text"><text:s text:c="3"/>task_id: "$2"</text:p>
      <text:p text:style-name="Preformatted_20_Text"><text:s/></text:p>
      <text:p text:style-name="Preformatted_20_Text">- match: "airflow.dagbag_size"</text:p>
      <text:p text:style-name="Preformatted_20_Text"><text:s/>help: Number of DAGs</text:p>
      <text:p text:style-name="Preformatted_20_Text"><text:s/>name: "airflow_dag_count"</text:p>
      <text:p text:style-name="Preformatted_20_Text"><text:s/></text:p>
      <text:p text:style-name="Preformatted_20_Text">- match: "airflow.dag_processing.import_errors"</text:p>
      <text:p text:style-name="Preformatted_20_Text"><text:s/>help: The number of errors encountered when processing DAGs</text:p>
      <text:p text:style-name="Preformatted_20_Text"><text:s/>name: "airflow_dag_errors"</text:p>
      <text:p text:style-name="Preformatted_20_Text"><text:s/></text:p>
      <text:p text:style-name="Preformatted_20_Text">- match: "airflow.dag.loading-duration.*"</text:p>
      <text:p text:style-name="Preformatted_20_Text"><text:s/>help: Loading duration of DAGs grouped by file. If multiple DAGs are found in one file, DAG ids are concatenated by an underscore in the label.</text:p>
      <text:p text:style-name="Preformatted_20_Text"><text:s/>name: "airflow_dag_loading_duration"</text:p>
      <text:p text:style-name="Preformatted_20_Text"><text:s/>labels:</text:p>
      <text:p text:style-name="Preformatted_20_Text"><text:s text:c="3"/>dag_ids: "$1"</text:p>
      <text:p text:style-name="Preformatted_20_Text"><text:s/></text:p>
      <text:p text:style-name="Preformatted_20_Text">- match: "airflow.dag_processing.last_duration.*"</text:p>
      <text:p text:style-name="Preformatted_20_Text"><text:s/>name: "airflow_dag_processing_last_duration"</text:p>
      <text:p text:style-name="Preformatted_20_Text"><text:s/>labels:</text:p>
      <text:p text:style-name="Preformatted_20_Text"><text:s text:c="3"/>filename: "$1"</text:p>
      <text:p text:style-name="Preformatted_20_Text"><text:s/></text:p>
      <text:p text:style-name="Preformatted_20_Text">- match: "airflow.dag_processing.last_run.seconds_ago.*"</text:p>
      <text:p text:style-name="Preformatted_20_Text"><text:s/>name: "airflow_dag_processing_last_run_seconds_ago"</text:p>
      <text:p text:style-name="Preformatted_20_Text"><text:s/>labels:</text:p>
      <text:p text:style-name="Preformatted_20_Text"><text:s text:c="3"/>filename: "$1"</text:p>
      <text:p text:style-name="Preformatted_20_Text"><text:s/></text:p>
      <text:p text:style-name="Preformatted_20_Text">- match: "airflow.dag_processing.last_runtime.*"</text:p>
      <text:p text:style-name="Preformatted_20_Text"><text:s/>name: "airflow_dag_processing_last_runtime"</text:p>
      <text:p text:style-name="Preformatted_20_Text"><text:s/>labels:</text:p>
      <text:p text:style-name="Preformatted_20_Text"><text:s text:c="3"/>filename: "$1"</text:p>
      <text:p text:style-name="Preformatted_20_Text"><text:s/></text:p>
      <text:p text:style-name="Preformatted_20_Text">- match: "airflow.dagrun.dependency-check.*"</text:p>
      <text:p text:style-name="Preformatted_20_Text"><text:s/>name: "airflow_dag_processing_last_runtime"</text:p>
      <text:p text:style-name="Preformatted_20_Text"><text:s/>labels:</text:p>
      <text:p text:style-name="Preformatted_20_Text"><text:s text:c="3"/>dag_id: "$1"</text:p>
      <text:p text:style-name="Preformatted_20_Text"><text:s/></text:p>
      <text:p text:style-name="Preformatted_20_Text">- match: "airflow.dagrun.duration.success.*"</text:p>
      <text:p text:style-name="Preformatted_20_Text"><text:s/>name: "airflow_dagrun_success_duration"</text:p>
      <text:p text:style-name="Preformatted_20_Text"><text:s/>labels:</text:p>
      <text:p text:style-name="Preformatted_20_Text"><text:s text:c="3"/>dag_id: "$1"</text:p>
      <text:p text:style-name="Preformatted_20_Text"><text:s/></text:p>
      <text:p text:style-name="Preformatted_20_Text">- match: "airflow.dagrun.schedule_delay.*"</text:p>
      <text:p text:style-name="Preformatted_20_Text"><text:soft-page-break/><text:s/>name: "airflow_dagrun_schedule_delay"</text:p>
      <text:p text:style-name="Preformatted_20_Text"><text:s/>labels:</text:p>
      <text:p text:style-name="Preformatted_20_Text"><text:s text:c="3"/>dag_id: "$1"</text:p>
      <text:p text:style-name="Preformatted_20_Text"><text:s/></text:p>
      <text:p text:style-name="Preformatted_20_Text">- match: "airflow.executor.open_slots"</text:p>
      <text:p text:style-name="Preformatted_20_Text"><text:s/>help: The number of open executor slots</text:p>
      <text:p text:style-name="Preformatted_20_Text"><text:s/>name: "airflow_executor_open_slots"</text:p>
      <text:p text:style-name="Preformatted_20_Text"><text:s/></text:p>
      <text:p text:style-name="Preformatted_20_Text">- match: "airflow.executor.queued_tasks"</text:p>
      <text:p text:style-name="Preformatted_20_Text"><text:s/>help: The number of queued tasks</text:p>
      <text:p text:style-name="Preformatted_20_Text"><text:s/>name: "airflow_executor_queued_tasks"</text:p>
      <text:p text:style-name="Preformatted_20_Text"><text:s/></text:p>
      <text:p text:style-name="Preformatted_20_Text">- match: "airflow.executor.running_tasks"</text:p>
      <text:p text:style-name="Preformatted_20_Text"><text:s/>help: The number of running tasks</text:p>
      <text:p text:style-name="Preformatted_20_Text"><text:s/>name: "airflow_executor_running_tasks"</text:p>
      <text:p text:style-name="Preformatted_20_Text"/>
      <text:p text:style-name="Preformatted_20_Text">copy</text:p>
      <text:p text:style-name="Preformatted_20_Text"/>
      <text:p text:style-name="Preformatted_20_Text">[1] Some tools were originally created by (ex-)employees of a company, however all tools are open sourced and not represented by one single company.</text:p>
      <text:p text:style-name="Preformatted_20_Text"/>
      <text:p text:style-name="Preformatted_20_Text">[2] The quality and features of user interfaces vary widely.</text:p>
      <text:p text:style-name="Preformatted_20_Text"/>
      <text:p text:style-name="Preformatted_20_Text">[3] https://github.com/bitphy/argo-cron</text:p>
      <text:p text:style-name="Preformatted_20_Text"/>
      <text:p text:style-name="Preformatted_20_Text">[4] If this sounds a bit abstract to you now, don’t worry, as we provide more detail on these concepts later in the book.</text:p>
      <text:p text:style-name="Preformatted_20_Text"/>
      <text:p text:style-name="Preformatted_20_Text">[5] API documentation: https://thespacedevs.com/llapi</text:p>
      <text:p text:style-name="Preformatted_20_Text"/>
      <text:p text:style-name="Preformatted_20_Text">[6] Subject to rate limits</text:p>
      <text:p text:style-name="Preformatted_20_Text"/>
      <text:p text:style-name="Preformatted_20_Text">[7] https://crontab.guru translates cron expressions to human-readable language</text:p>
      <text:p text:style-name="Preformatted_20_Text"/>
      <text:p text:style-name="Preformatted_20_Text">[8] http://jinja.pocoo.org</text:p>
      <text:p text:style-name="Preformatted_20_Text"/>
      <text:p text:style-name="Preformatted_20_Text">[9] See https://airflow.readthedocs.io/en/stable/macros-ref.html for an overview of all available shorthands.</text:p>
      <text:p text:style-name="Preformatted_20_Text"/>
      <text:p text:style-name="Preformatted_20_Text">[10] For Airflow 1.10.x, you’ll need to pass the extra argument provide_context=True to the PythonOperator, otherwise the _calculate_stats function won’t receive the context values.</text:p>
      <text:p text:style-name="Preformatted_20_Text"/>
      <text:p text:style-name="Preformatted_20_Text">[11] https://dumps.wikimedia.org/other/pageviews</text:p>
      <text:p text:style-name="Preformatted_20_Text"/>
      <text:p text:style-name="Preformatted_20_Text">[12] The structure and technical details of Wikipedia pageviews data is documented here:</text:p>
      <text:p text:style-name="Preformatted_20_Text"/>
      <text:p text:style-name="Preformatted_20_Text">https://meta.wikimedia.org/wiki/Research:Page_view and <text:s/>https://wikitech.wikimedia.org/wiki/Analytics/Data_Lake/Traffic/Pageviews</text:p>
      <text:p text:style-name="Preformatted_20_Text"/>
      <text:p text:style-name="Preformatted_20_Text">[13] https://pendulum.eustace.io</text:p>
      <text:p text:style-name="Preformatted_20_Text"/>
      <text:p text:style-name="Preformatted_20_Text">[14] In Python, any object implementing __call__() is considered a “callable” (e.g. functions/methods)</text:p>
      <text:p text:style-name="Preformatted_20_Text"/>
      <text:p text:style-name="Preformatted_20_Text">[15] XCom is an abbreviation of “cross-communication”.</text:p>
      <text:p text:style-name="Preformatted_20_Text"/>
      <text:p text:style-name="Preformatted_20_Text">[16] You can specify other values to fetch values from other DAGs or other execution dates, but we would strongly recommend against this unless you have an extremely good reason to do so. </text:p>
      <text:p text:style-name="Preformatted_20_Text"/>
      <text:p text:style-name="Preformatted_20_Text">[17] See https://www.polidea.com/blog/airflow-2-0-dag-authoring-redesigned/ for an example of a custom XCom backend for GCS.</text:p>
      <text:p text:style-name="Preformatted_20_Text"><text:soft-page-break/></text:p>
      <text:p text:style-name="Preformatted_20_Text">[18] Configurable with the poke_interval argument</text:p>
      <text:p text:style-name="Preformatted_20_Text"/>
      <text:p text:style-name="Preformatted_20_Text">[19] https://en.wikipedia.org/wiki/Glob_(programming)</text:p>
      <text:p text:style-name="Preformatted_20_Text"/>
      <text:p text:style-name="Preformatted_20_Text">[20] This Airflow plugin visualizes inter-DAG dependencies by scanning all your DAGs for usage of the TriggerDagRunOperator and ExternalTaskSensor: https://github.com/ms32035/airflow-dag-dependencies</text:p>
      <text:p text:style-name="Preformatted_20_Text"/>
      <text:p text:style-name="Preformatted_20_Text">[21] Operators are always under development. This chapter was written beginning 2020, please note at time of reading there might be new operators which suit your use case, which were not described in this chapter.</text:p>
      <text:p text:style-name="Preformatted_20_Text"/>
      <text:p text:style-name="Preformatted_20_Text">[22] https://github.com/boto/boto3</text:p>
      <text:p text:style-name="Preformatted_20_Text"/>
      <text:p text:style-name="Preformatted_20_Text">[23] https://cloud.google.com/sdk</text:p>
      <text:p text:style-name="Preformatted_20_Text"/>
      <text:p text:style-name="Preformatted_20_Text">[24] https://docs.microsoft.com/azure/python</text:p>
      <text:p text:style-name="Preformatted_20_Text"/>
      <text:p text:style-name="Preformatted_20_Text">[25] https://airflow.apache.org/docs</text:p>
      <text:p text:style-name="Preformatted_20_Text"/>
      <text:p text:style-name="Preformatted_20_Text">[26] If you check the implementation of the operator; internally it calls copy_object() on boto3.</text:p>
      <text:p text:style-name="Preformatted_20_Text"/>
      <text:p text:style-name="Preformatted_20_Text">[27] http://yann.lecun.com/exdb/mnist</text:p>
      <text:p text:style-name="Preformatted_20_Text"/>
      <text:p text:style-name="Preformatted_20_Text">[28] The database will be generated in a file name airflow.db in the directory set by AIRFLOW_HOME. You can open and inspect it with e.g. DBeaver.</text:p>
      <text:p text:style-name="Preformatted_20_Text"/>
      <text:p text:style-name="Preformatted_20_Text">[29] Mime type “application/x-recordio-protobuf”, documentation: https://docs.aws.amazon.com/sagemaker/latest/dg/cdf-inference.html</text:p>
      <text:p text:style-name="Preformatted_20_Text"/>
      <text:p text:style-name="Preformatted_20_Text">[30] https://aws.amazon.com/lambda</text:p>
      <text:p text:style-name="Preformatted_20_Text"/>
      <text:p text:style-name="Preformatted_20_Text">[31] https://aws.amazon.com/api-gateway</text:p>
      <text:p text:style-name="Preformatted_20_Text"/>
      <text:p text:style-name="Preformatted_20_Text">[32] Chalice (https://github.com/aws/chalice) is a Python framework similar to Flask for developing an API and automatically generating the underlying API Gateway and Lambda resources in AWS.</text:p>
      <text:p text:style-name="Preformatted_20_Text"/>
      <text:p text:style-name="Preformatted_20_Text">[33] As specified in PEP 249 - the Python Database API Specification</text:p>
      <text:p text:style-name="Preformatted_20_Text"/>
      <text:p text:style-name="Preformatted_20_Text">[34] In memory objects with file-operation methods for reading/writing</text:p>
      <text:p text:style-name="Preformatted_20_Text"/>
      <text:p text:style-name="Preformatted_20_Text">[35]Using the SparkSubmitOperator - this requires a spark-submit binary and YARN client config on the Airflow machine, in order to find the Spark instance.</text:p>
      <text:p text:style-name="Preformatted_20_Text"/>
      <text:p text:style-name="Preformatted_20_Text">Using the SSHOperator - this requires SSH access to a Spark instance, but does not require Spark client config on the Airflow instance.</text:p>
      <text:p text:style-name="Preformatted_20_Text"/>
      <text:p text:style-name="Preformatted_20_Text">Using the SimpleHTTPOperator - this requires to run Livy, a REST API for Apache Spark, in order to access Spark.</text:p>
      <text:p text:style-name="Preformatted_20_Text"/>
      <text:p text:style-name="Preformatted_20_Text">[36] https://grouplens.org/datasets/movielens/</text:p>
      <text:p text:style-name="Preformatted_20_Text"/>
      <text:p text:style-name="Preformatted_20_Text">[37] The code for the API is available in the code repository accompanying this book.</text:p>
      <text:p text:style-name="Preformatted_20_Text"/>
      <text:p text:style-name="Preformatted_20_Text">[38] The API only goes back 30 days, so make sure to update the start/end date parameters to more recent dates than this example to get results.</text:p>
      <text:p text:style-name="Preformatted_20_Text"/>
      <text:p text:style-name="Preformatted_20_Text">[39] https://requests.readthedocs.io/en/master/</text:p>
      <text:p text:style-name="Preformatted_20_Text"/>
      <text:p text:style-name="Preformatted_20_Text">[40] An additional advantage of this implementation is that it is lazy - it will <text:soft-page-break/>only fetch a new page when the records from the current page have been exhausted.</text:p>
      <text:p text:style-name="Preformatted_20_Text"/>
      <text:p text:style-name="Preformatted_20_Text">[41] In Airflow 1, the constructor of the BaseHook class requires a source argument to be passed. Typically you can just pass source=None, as you won’t be using it anywhere.</text:p>
      <text:p text:style-name="Preformatted_20_Text"/>
      <text:p text:style-name="Preformatted_20_Text">[42] We’ll show another package-based approach later in this chapter.</text:p>
      <text:p text:style-name="Preformatted_20_Text"/>
      <text:p text:style-name="Preformatted_20_Text">[43] More in-depth discussions of Python packaging and different packaging approaches are outside the scope of this book and explained more elaborately in many Python books and/or online articles.</text:p>
      <text:p text:style-name="Preformatted_20_Text"/>
      <text:p text:style-name="Preformatted_20_Text">[44] Technically the __init__.py file is no longer necessary with PEP420, but personally we like to be explicit.</text:p>
      <text:p text:style-name="Preformatted_20_Text"/>
      <text:p text:style-name="Preformatted_20_Text">[45] See this blog for more details on src- vs non-src-based layouts: https://blog.ionelmc.ro/2014/05/25/python-packaging/#the-structure.</text:p>
      <text:p text:style-name="Preformatted_20_Text"/>
      <text:p text:style-name="Preformatted_20_Text">[46] For a full reference of parameters that you can pass to setuptools.setup, please reference the setuptools documentation.</text:p>
      <text:p text:style-name="Preformatted_20_Text"/>
      <text:p text:style-name="Preformatted_20_Text">[47] For example: https://github.com/audreyr/cookiecutter-pypackage.</text:p>
      <text:p text:style-name="Preformatted_20_Text"/>
      <text:p text:style-name="Preformatted_20_Text">[48] https://pytest.org</text:p>
      <text:p text:style-name="Preformatted_20_Text"/>
      <text:p text:style-name="Preformatted_20_Text">[49] https://github.com/features/actions</text:p>
      <text:p text:style-name="Preformatted_20_Text"/>
      <text:p text:style-name="Preformatted_20_Text">[50] https://medium.com/wbaa/datas-inferno-7-circles-of-data-testing-hell-with-airflow-cef4adff58d8</text:p>
      <text:p text:style-name="Preformatted_20_Text"/>
      <text:p text:style-name="Preformatted_20_Text">[51] Pytest calls this structure “Tests outside application code”. The other supported structure by pytest is to store test files directly next to your application code, which it calls “tests as part of your application code”.</text:p>
      <text:p text:style-name="Preformatted_20_Text"/>
      <text:p text:style-name="Preformatted_20_Text">[52] Test discovery settings are configurable in pytest if you want to support e.g. test files named check_*.</text:p>
      <text:p text:style-name="Preformatted_20_Text"/>
      <text:p text:style-name="Preformatted_20_Text">[53] http://flake8.pycqa.org</text:p>
      <text:p text:style-name="Preformatted_20_Text"/>
      <text:p text:style-name="Preformatted_20_Text">[54] https://www.pylint.org</text:p>
      <text:p text:style-name="Preformatted_20_Text"/>
      <text:p text:style-name="Preformatted_20_Text">[55] https://github.com/psf/black</text:p>
      <text:p text:style-name="Preformatted_20_Text"/>
      <text:p text:style-name="Preformatted_20_Text">[56] https://github.com/features/actions</text:p>
      <text:p text:style-name="Preformatted_20_Text"/>
      <text:p text:style-name="Preformatted_20_Text">[57] The xcom_push=True argument returns stdout in the bash_command as string, which we use in this test to fetch and validate the bash_command. In a live Airflow setup, any object returned by an operator is automatically pushed to XCom.</text:p>
      <text:p text:style-name="Preformatted_20_Text"/>
      <text:p text:style-name="Preformatted_20_Text">[58] If you want to type your arguments, mocker is of type pytest_mock.MockFixture</text:p>
      <text:p text:style-name="Preformatted_20_Text"/>
      <text:p text:style-name="Preformatted_20_Text">[59] A convenience method exists for these two asserts named assert_called_once_with().</text:p>
      <text:p text:style-name="Preformatted_20_Text"/>
      <text:p text:style-name="Preformatted_20_Text">[60] This is explained in the Python documentation: https://docs.python.org/3/library/unittest.mock.html#where-to-patch. Also demonstrated in http://alexmarandon.com/articles/python_mock_gotchas.</text:p>
      <text:p text:style-name="Preformatted_20_Text"/>
      <text:p text:style-name="Preformatted_20_Text">[61] https://docs.pytest.org/en/stable/fixture.html</text:p>
      <text:p text:style-name="Preformatted_20_Text"/>
      <text:p text:style-name="Preformatted_20_Text">[62] Look up “pytest scope” if you’re interested in learning how to share <text:soft-page-break/>fixtures across tests.</text:p>
      <text:p text:style-name="Preformatted_20_Text"/>
      <text:p text:style-name="Preformatted_20_Text">[63] In TaskInstance._run_raw_task()</text:p>
      <text:p text:style-name="Preformatted_20_Text"/>
      <text:p text:style-name="Preformatted_20_Text">[64] To ensure your tests run isolated from anything else, a Docker container with an empty initialized Airflow database can be convenient.</text:p>
      <text:p text:style-name="Preformatted_20_Text"/>
      <text:p text:style-name="Preformatted_20_Text">[65] DBeaver is a free SQLite database browser</text:p>
      <text:p text:style-name="Preformatted_20_Text"/>
      <text:p text:style-name="Preformatted_20_Text">[66] https://github.com/Jc2k/pytest-docker-tools</text:p>
      <text:p text:style-name="Preformatted_20_Text"/>
      <text:p text:style-name="Preformatted_20_Text">[67] With Python 3.7 and PEP553, a new way to set breakpoints was introduced, simply by calling breakpoint().</text:p>
      <text:p text:style-name="Preformatted_20_Text"/>
      <text:p text:style-name="Preformatted_20_Text">[68] https://github.com/godatadriven/whirl</text:p>
      <text:p text:style-name="Preformatted_20_Text"/>
      <text:p text:style-name="Preformatted_20_Text">[69] This is unfortunately not unheard of, especially for more esoteric and less frequently used Airflow operators.</text:p>
      <text:p text:style-name="Preformatted_20_Text"/>
      <text:p text:style-name="Preformatted_20_Text">[70] Just look at Airflow’s setup.py file, for an idea of the sheer number of dependencies involved in supporting all of Airflow’s operators.</text:p>
      <text:p text:style-name="Preformatted_20_Text"/>
      <text:p text:style-name="Preformatted_20_Text">[71] For a full introduction, we happily refer you to the many, many books written about container-based virtualization and related technologies such as Docker/Kubernetes.</text:p>
      <text:p text:style-name="Preformatted_20_Text"/>
      <text:p text:style-name="Preformatted_20_Text">[72] Available at http://wttr.in.</text:p>
      <text:p text:style-name="Preformatted_20_Text"/>
      <text:p text:style-name="Preformatted_20_Text">[73] For Airflow 1.10.x, you can install the DockerOperator using the apache-airflow-backport-providers-docker backport package.</text:p>
      <text:p text:style-name="Preformatted_20_Text"/>
      <text:p text:style-name="Preformatted_20_Text">[74] You can of course also use the built-in argparse library, but we personally quite like the brevity of the click’s API for building CLI applications.</text:p>
      <text:p text:style-name="Preformatted_20_Text"/>
      <text:p text:style-name="Preformatted_20_Text">[75] Code is adapted from the PythonOperator-based example that we started with in Chapter 8.</text:p>
      <text:p text:style-name="Preformatted_20_Text"/>
      <text:p text:style-name="Preformatted_20_Text">[76] The _get_ratings function is omitted here for brevity, but is available in the source code accompanying this book.</text:p>
      <text:p text:style-name="Preformatted_20_Text"/>
      <text:p text:style-name="Preformatted_20_Text">[77] So that we can run the script using the fetch-ratings command, instead of having to specify the full path to the script.</text:p>
      <text:p text:style-name="Preformatted_20_Text"/>
      <text:p text:style-name="Preformatted_20_Text">[78] We won’t go any deeper into Docker networking here as it’s a bit of an implementation detail, you wouldn’t need to configure networking if you were accessing an API on the internet. If you’re interested, check out Docker networking in a good Docker book or the online documentation.</text:p>
      <text:p text:style-name="Preformatted_20_Text"/>
      <text:p text:style-name="Preformatted_20_Text">[79] We’ll leave the third task of loading recommendations into a database as an exercise for the reader.</text:p>
      <text:p text:style-name="Preformatted_20_Text"/>
      <text:p text:style-name="Preformatted_20_Text">[80] For a full overview of Kubernetes, we recommend you read a comprehensive book on the subject, such as Manning’s ‘Kubernetes in Action’ book.</text:p>
      <text:p text:style-name="Preformatted_20_Text"/>
      <text:p text:style-name="Preformatted_20_Text">[81] For Airflow 1.10.x, you can install the KubernetesPodOperator using the apache-airflow-backport-providers-cncf-kubernetes backport package.</text:p>
      <text:p text:style-name="Preformatted_20_Text"/>
      <text:p text:style-name="Preformatted_20_Text">[82] https://www.python.org/dev/peps/pep-0008/</text:p>
      <text:p text:style-name="Preformatted_20_Text"/>
      <text:p text:style-name="Preformatted_20_Text">[83] https://google.github.io/styleguide/pyguide.html</text:p>
      <text:p text:style-name="Preformatted_20_Text"/>
      <text:p text:style-name="Preformatted_20_Text">[84] https://www.pylint.org/</text:p>
      <text:p text:style-name="Preformatted_20_Text"/>
      <text:p text:style-name="Preformatted_20_Text">[85] https://pypi.org/project/flake8/</text:p>
      <text:p text:style-name="Preformatted_20_Text"><text:soft-page-break/></text:p>
      <text:p text:style-name="Preformatted_20_Text">[86] This can be considered to be a strength or weakness of pylint, depending on your preferences, as some people consider pylint to be overly pedantic.</text:p>
      <text:p text:style-name="Preformatted_20_Text"/>
      <text:p text:style-name="Preformatted_20_Text">[87] https://github.com/google/yapf</text:p>
      <text:p text:style-name="Preformatted_20_Text"/>
      <text:p text:style-name="Preformatted_20_Text">[88] https://github.com/psf/black</text:p>
      <text:p text:style-name="Preformatted_20_Text"/>
      <text:p text:style-name="Preformatted_20_Text">[89] Assuming Airflow has been configured securely. See Chapters 12 and 13 for more information on configuring Airflow deployments and security in Airflow. </text:p>
      <text:p text:style-name="Preformatted_20_Text"/>
      <text:p text:style-name="Preformatted_20_Text">[90] https://airflow.apache.org/docs/stable/concepts.html#variables</text:p>
      <text:p text:style-name="Preformatted_20_Text"/>
      <text:p text:style-name="Preformatted_20_Text">[91] Note that you should be careful to not store any sensitive secrets in such configuration files, as these are typically stored in plain text. If you do store sensitive secrets in configuration files, make sure that only the correct people have permissions to access the file. Otherwise, consider storing secrets in more secure locations such as the Airflow metastore.</text:p>
      <text:p text:style-name="Preformatted_20_Text"/>
      <text:p text:style-name="Preformatted_20_Text">[92] Note that fetching Variables like this in the global scope of your DAG is generally bad for the performance of your DAG. Read the next subsection to find out why.</text:p>
      <text:p text:style-name="Preformatted_20_Text"/>
      <text:p text:style-name="Preformatted_20_Text">[93] https://medium.com/@maximebeauchemin/functional-data-engineering-a-modern-paradigm-for-batch-data-processing-2327ec32c42a</text:p>
      <text:p text:style-name="Preformatted_20_Text"/>
      <text:p text:style-name="Preformatted_20_Text">[94] http://www.celeryproject.org</text:p>
      <text:p text:style-name="Preformatted_20_Text"/>
      <text:p text:style-name="Preformatted_20_Text">[95] https://kubernetes.io</text:p>
      <text:p text:style-name="Preformatted_20_Text"/>
      <text:p text:style-name="Preformatted_20_Text">[96] While there are ongoing discussions in the Airflow community to make the DAG parsing event-based by listening for file changes on DAG files and explicitly configuring DAGs for re-processing if required, which could alleviate the CPU usage of the scheduler, this does not exist at the time of writing.</text:p>
      <text:p text:style-name="Preformatted_20_Text"/>
      <text:p text:style-name="Preformatted_20_Text">[97] http://www.celeryproject.org</text:p>
      <text:p text:style-name="Preformatted_20_Text"/>
      <text:p text:style-name="Preformatted_20_Text">[98] Both Dockerfiles are meant for demonstration purposes</text:p>
      <text:p text:style-name="Preformatted_20_Text"/>
      <text:p text:style-name="Preformatted_20_Text">[99] https://github.com/statsd/statsd</text:p>
      <text:p text:style-name="Preformatted_20_Text"/>
      <text:p text:style-name="Preformatted_20_Text">[100] At the time of writing, this metric contains a bug. The value is expected in milliseconds, while the actual value is given in seconds.</text:p>
      <text:p text:style-name="Preformatted_20_Text"/>
      <text:p text:style-name="Preformatted_20_Text">[101] In any cloud, it’s easy to expose a service to the world wide internet. Simple measures to avoid this are to not use an external IP address, and/or block all traffic and whitelist only your IP range.</text:p>
      <text:p text:style-name="Preformatted_20_Text"/>
      <text:p text:style-name="Preformatted_20_Text">[102] There is no clear definition of “too often”.</text:p>
      <text:p text:style-name="Preformatted_20_Text"/>
      <text:p text:style-name="Preformatted_20_Text">[103] The standards are defined in RFC 4510-4519.</text:p>
      <text:p text:style-name="Preformatted_20_Text"/>
      <text:p text:style-name="Preformatted_20_Text">[104] ldapsearch requires installation of the ldap-utils package</text:p>
      <text:p text:style-name="Preformatted_20_Text"/>
      <text:p text:style-name="Preformatted_20_Text">[105] It is possible to manually edit table ab_user_role in the metastore to assign a different role (after the first login).</text:p>
      <text:p text:style-name="Preformatted_20_Text"/>
      <text:p text:style-name="Preformatted_20_Text">[106] Various technical details are omitted for clarity. Storing billions of trusted certificates for all websites is impractical. Instead, few certificates high up in the “chain” are stored on your computer. Certificates are issued by certain trusted authorities. Reading a certificate should enable your browser to find the certificate’s issuing authority, and their respective issuing authority, and again, until one of the certificates in the chain is found on your computer.</text:p>
      <text:p text:style-name="Preformatted_20_Text"><text:soft-page-break/></text:p>
      <text:p text:style-name="Preformatted_20_Text">[107] Some of the ideas in this chapter were based on a blog post by Todd Schneider: https://toddwschneider.com/posts/taxi-vs-citi-bike-nyc, where he analyzes the fastest transportation method by applying Monte Carlo simulation.</text:p>
      <text:p text:style-name="Preformatted_20_Text"/>
      <text:p text:style-name="Preformatted_20_Text">[108] By setting xcom_push=True, you can store the output in XCom.</text:p>
      <text:p text:style-name="Preformatted_20_Text"/>
      <text:p text:style-name="Preformatted_20_Text">[109] In Airflow 1, both the Airflow webserver and scheduler require access to the DAG storage by default. Starting with Airflow 1.10.10, an option was added for the webserver to store DAGs in the metastore so that the webserver no longer requires access to the DAG storage if this option was enabled. In Airflow 2, this option is always enabled, so the webserver never needs access to the DAG storage.</text:p>
      <text:p text:style-name="Preformatted_20_Text"/>
      <text:p text:style-name="Preformatted_20_Text">[110] Used by Cloud Composer for storing DAGs and logs.</text:p>
      <text:p text:style-name="Preformatted_20_Text"/>
      <text:p text:style-name="Preformatted_20_Text">[111] Note that you don’t necessarily need to use Google Composer to use these operators, as they also function perfectly fine from within vanilla Airflow (assuming permissions are set up correctly).</text:p>
      <text:p text:style-name="Preformatted_20_Text"/>
      <text:p text:style-name="Preformatted_20_Text">[112] Elastic Compute Service, similar to Fargate but requires you to manage the underlying machines yourself.</text:p>
      <text:p text:style-name="Preformatted_20_Text"/>
      <text:p text:style-name="Preformatted_20_Text">[113] Elastic Kubernetes Service, AWS’s managed solution for deploying and running Kubernetes.</text:p>
      <text:p text:style-name="Preformatted_20_Text"/>
      <text:p text:style-name="Preformatted_20_Text">[114] Amazon RDS includes several database types such as PostgreSQL, MySQL and Aurora.</text:p>
      <text:p text:style-name="Preformatted_20_Text"/>
      <text:p text:style-name="Preformatted_20_Text">[115] IAM: Identity and Access Management.</text:p>
      <text:p text:style-name="Preformatted_20_Text"/>
      <text:p text:style-name="Preformatted_20_Text">[116] Can be installed in Airflow 2 using the apache-airflow-providers-amazon providers package, or in Airflow 1.10 using the backport package apache-airflow-backport-providers-amazon.</text:p>
      <text:p text:style-name="Preformatted_20_Text"/>
      <text:p text:style-name="Preformatted_20_Text">[117] We’ll provide an example of how to obtain these details in the next section.</text:p>
      <text:p text:style-name="Preformatted_20_Text"/>
      <text:p text:style-name="Preformatted_20_Text">[118] https://boto3.amazonaws.com/</text:p>
      <text:p text:style-name="Preformatted_20_Text"/>
      <text:p text:style-name="Preformatted_20_Text">[119] http://console.aws.amazon.com</text:p>
      <text:p text:style-name="Preformatted_20_Text"/>
      <text:p text:style-name="Preformatted_20_Text">[120] <text:s/>See Chapter 8 for more details on creating custom operators.</text:p>
      <text:p text:style-name="Preformatted_20_Text"/>
      <text:p text:style-name="Preformatted_20_Text">[121] This example could arguably be made more robust by adding more checks for unexpected responses, statuses, etc. </text:p>
      <text:p text:style-name="Preformatted_20_Text"/>
      <text:p text:style-name="Preformatted_20_Text">[122] The availability of the storage services can be limited to the vnet using a combination of private endpoints + firewall rules to provide an extra layer of security.</text:p>
      <text:p text:style-name="Preformatted_20_Text"/>
      <text:p text:style-name="Preformatted_20_Text">[123] Can be installed in Airflow 2 using the apache-airflow-providers-microsoft-azure providers package, or in Airflow 1.10 using the backport package apache-airflow-backport-providers-microsoft-azure.</text:p>
      <text:p text:style-name="Preformatted_20_Text"/>
      <text:p text:style-name="Preformatted_20_Text">[124] WASB stands for ‘Windows Azure Storage Blob’.</text:p>
      <text:p text:style-name="Preformatted_20_Text"/>
      <text:p text:style-name="Preformatted_20_Text">[125] https://portal.azure.com</text:p>
      <text:p text:style-name="Preformatted_20_Text"/>
      <text:p text:style-name="Preformatted_20_Text">[126] Can be installed in Airflow 2 using the apache-airflow-providers-odbc provider package, or in Airflow 1.10 using the backport package apache-airflow-backport-providers-odbc.</text:p>
      <text:p text:style-name="Preformatted_20_Text"/>
      <text:p text:style-name="Preformatted_20_Text">[127] Note that this requires the proper ODBC drivers to be installed. This <text:soft-page-break/>driver should already be installed in our docker image. If you’re not using our image, more details on how to install the drivers yourself are available on the Microsoft website. Make sure to use the proper version for your operating system.</text:p>
      <text:p text:style-name="Preformatted_20_Text"/>
      <text:p text:style-name="Preformatted_20_Text">[128] https://github.com/kubernetes/git-sync</text:p>
      <text:p text:style-name="Preformatted_20_Text"/>
      <text:p text:style-name="Preformatted_20_Text">[129] The Celery + KEDA setup was first introduced by this blog post: https://www.astronomer.io/blog/the-keda-autoscaler</text:p>
      <text:p text:style-name="Preformatted_20_Text"/>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5-07T01:06:02.036110913</dc:date>
    <meta:editing-duration>PT1M47S</meta:editing-duration>
    <meta:editing-cycles>1</meta:editing-cycles>
    <meta:document-statistic meta:table-count="0" meta:image-count="0" meta:object-count="0" meta:page-count="300" meta:paragraph-count="9129" meta:word-count="113507" meta:character-count="775365" meta:non-whitespace-character-count="651086"/>
    <meta:generator>LibreOffice/6.0.7.3$Linux_X86_64 LibreOffice_project/00m0$Build-3</meta:generator>
  </office:meta>
</office:document-meta>
</file>